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20213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31541.0957913322" calcext:value-type="float">
            <text:p>31541.095791332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30611.0991560667" calcext:value-type="float">
            <text:p>30611.0991560667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9624.4765611119" calcext:value-type="float">
            <text:p>29624.4765611119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8774.7007510218" calcext:value-type="float">
            <text:p>28774.7007510218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7833.7044884497" calcext:value-type="float">
            <text:p>27833.704488449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7075.4910533927" calcext:value-type="float">
            <text:p>27075.491053392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6442.3250547963" calcext:value-type="float">
            <text:p>26442.325054796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5907.3345086807" calcext:value-type="float">
            <text:p>25907.3345086807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5529.6679444862" calcext:value-type="float">
            <text:p>25529.667944486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5443.9847826792" calcext:value-type="float">
            <text:p>25443.984782679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5368.1138505172" calcext:value-type="float">
            <text:p>25368.1138505172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4833.9543384243" calcext:value-type="float">
            <text:p>24833.954338424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5511.6572741409" calcext:value-type="float">
            <text:p>25511.6572741409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666.518657349" calcext:value-type="float">
            <text:p>25666.518657349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5822.0942590215" calcext:value-type="float">
            <text:p>25822.094259021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5967.3541894403" calcext:value-type="float">
            <text:p>25967.354189440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6011.4885742604" calcext:value-type="float">
            <text:p>26011.4885742604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5990.449191143" calcext:value-type="float">
            <text:p>25990.44919114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6140.5066004847" calcext:value-type="float">
            <text:p>26140.506600484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6230.4338460254" calcext:value-type="float">
            <text:p>26230.4338460254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6401.0122901619" calcext:value-type="float">
            <text:p>26401.0122901619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6416.617355517" calcext:value-type="float">
            <text:p>26416.61735551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6541.1345141178" calcext:value-type="float">
            <text:p>26541.1345141178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6698.4276137547" calcext:value-type="float">
            <text:p>26698.427613754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6944.7712557876" calcext:value-type="float">
            <text:p>26944.771255787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7346.8913422651" calcext:value-type="float">
            <text:p>27346.8913422651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7824.1401631689" calcext:value-type="float">
            <text:p>27824.140163168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8256.1479754176" calcext:value-type="float">
            <text:p>28256.1479754176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8631.5576469407" calcext:value-type="float">
            <text:p>28631.557646940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9100.4644013389" calcext:value-type="float">
            <text:p>29100.464401338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9534.9443052609" calcext:value-type="float">
            <text:p>29534.9443052609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9769.9354469272" calcext:value-type="float">
            <text:p>29769.9354469272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9907.9790717175" calcext:value-type="float">
            <text:p>29907.979071717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9934.4117235632" calcext:value-type="float">
            <text:p>29934.411723563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30143.3741620986" calcext:value-type="float">
            <text:p>30143.374162098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30101.0166541459" calcext:value-type="float">
            <text:p>30101.0166541459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9984.514162188" calcext:value-type="float">
            <text:p>29984.514162188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9559.9300251307" calcext:value-type="float">
            <text:p>29559.9300251307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8872.9228738059" calcext:value-type="float">
            <text:p>28872.92287380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8274.209195934" calcext:value-type="float">
            <text:p>28274.209195934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7621.8597020824" calcext:value-type="float">
            <text:p>27621.859702082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6870.8474928195" calcext:value-type="float">
            <text:p>26870.8474928195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6337.1148098989" calcext:value-type="float">
            <text:p>26337.1148098989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5614.3732043295" calcext:value-type="float">
            <text:p>25614.3732043295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4941.0447909292" calcext:value-type="float">
            <text:p>24941.044790929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4420.6885133256" calcext:value-type="float">
            <text:p>24420.6885133256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4159.9369840469" calcext:value-type="float">
            <text:p>24159.9369840469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23994.6193664137" calcext:value-type="float">
            <text:p>23994.619366413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3896.600409898" calcext:value-type="float">
            <text:p>23896.600409898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4065.2199237347" calcext:value-type="float">
            <text:p>24065.2199237347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4357.7641519101" calcext:value-type="float">
            <text:p>24357.764151910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4683.9148286531" calcext:value-type="float">
            <text:p>24683.9148286531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5025.700812966" calcext:value-type="float">
            <text:p>25025.700812966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5376.0513451744" calcext:value-type="float">
            <text:p>25376.0513451744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5817.5373609251" calcext:value-type="float">
            <text:p>25817.5373609251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6320.314213184" calcext:value-type="float">
            <text:p>26320.314213184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6794.7331967324" calcext:value-type="float">
            <text:p>26794.7331967324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7164.7041078362" calcext:value-type="float">
            <text:p>27164.7041078362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7565.5379675661" calcext:value-type="float">
            <text:p>27565.5379675661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8065.805432276" calcext:value-type="float">
            <text:p>28065.805432276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8502.4357250106" calcext:value-type="float">
            <text:p>28502.435725010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56.4381434686" calcext:value-type="float">
            <text:p>29156.4381434686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0145.9215661517" calcext:value-type="float">
            <text:p>30145.921566151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1373.8342824188" calcext:value-type="float">
            <text:p>31373.834282418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2753.9893875547" calcext:value-type="float">
            <text:p>32753.989387554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34513.1683203829" calcext:value-type="float">
            <text:p>34513.168320382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36640.6248054377" calcext:value-type="float">
            <text:p>36640.6248054377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9054.5703917926" calcext:value-type="float">
            <text:p>39054.570391792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41936.2806371026" calcext:value-type="float">
            <text:p>41936.2806371026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45138.9770980909" calcext:value-type="float">
            <text:p>45138.9770980909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8957.2446759506" calcext:value-type="float">
            <text:p>48957.244675950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53055.5502541769" calcext:value-type="float">
            <text:p>53055.550254176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7772.3154040154" calcext:value-type="float">
            <text:p>57772.315404015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62417.9631579986" calcext:value-type="float">
            <text:p>62417.9631579986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7417.0208036408" calcext:value-type="float">
            <text:p>67417.0208036408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3067.4575723365" calcext:value-type="float">
            <text:p>73067.4575723365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8881.459470983" calcext:value-type="float">
            <text:p>78881.45947098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5366.1130471816" calcext:value-type="float">
            <text:p>85366.1130471816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1807.5063651982" calcext:value-type="float">
            <text:p>91807.5063651982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99262.9711706573" calcext:value-type="float">
            <text:p>99262.9711706573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07125.682610869" calcext:value-type="float">
            <text:p>107125.682610869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15468.167919598" calcext:value-type="float">
            <text:p>115468.16791959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24908.685224128" calcext:value-type="float">
            <text:p>124908.68522412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34890.75119045" calcext:value-type="float">
            <text:p>134890.75119045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5258.961666534" calcext:value-type="float">
            <text:p>145258.961666534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55593.924238403" calcext:value-type="float">
            <text:p>155593.924238403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66415.300252563" calcext:value-type="float">
            <text:p>166415.300252563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77397.006071548" calcext:value-type="float">
            <text:p>177397.00607154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8180.110643235" calcext:value-type="float">
            <text:p>188180.110643235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99157.920061999" calcext:value-type="float">
            <text:p>199157.92006199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9876.165282406" calcext:value-type="float">
            <text:p>209876.165282406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0214.281170669" calcext:value-type="float">
            <text:p>220214.281170669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30532.321342976" calcext:value-type="float">
            <text:p>230532.321342976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0607.58027854" calcext:value-type="float">
            <text:p>240607.5802785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1326.159022201" calcext:value-type="float">
            <text:p>251326.159022201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2370.315721813" calcext:value-type="float">
            <text:p>262370.315721813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3736.252024788" calcext:value-type="float">
            <text:p>273736.252024788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85534.035255311" calcext:value-type="float">
            <text:p>285534.0352553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98304.910551234" calcext:value-type="float">
            <text:p>298304.91055123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291.259792592" calcext:value-type="float">
            <text:p>311291.25979259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581.345819941" calcext:value-type="float">
            <text:p>324581.34581994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8352.010725624" calcext:value-type="float">
            <text:p>338352.010725624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52461.665477891" calcext:value-type="float">
            <text:p>352461.665477891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66965.835899253" calcext:value-type="float">
            <text:p>366965.835899253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81163.472394694" calcext:value-type="float">
            <text:p>381163.47239469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95521.928444493" calcext:value-type="float">
            <text:p>395521.92844449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09468.78700819" calcext:value-type="float">
            <text:p>409468.78700819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422507.877850354" calcext:value-type="float">
            <text:p>422507.877850354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434047.006813798" calcext:value-type="float">
            <text:p>434047.00681379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445297.38493522" calcext:value-type="float">
            <text:p>445297.38493522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56160.110385639" calcext:value-type="float">
            <text:p>456160.11038563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67429.575859738" calcext:value-type="float">
            <text:p>467429.57585973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78262.092129978" calcext:value-type="float">
            <text:p>478262.09212997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89345.659092972" calcext:value-type="float">
            <text:p>489345.65909297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99984.43277418" calcext:value-type="float">
            <text:p>499984.4327741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510839.49859446" calcext:value-type="float">
            <text:p>510839.49859446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522390.388984991" calcext:value-type="float">
            <text:p>522390.38898499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34013.276862927" calcext:value-type="float">
            <text:p>534013.27686292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44729.26340049" calcext:value-type="float">
            <text:p>544729.26340049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553652.45395899" calcext:value-type="float">
            <text:p>553652.45395899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561642.080662058" calcext:value-type="float">
            <text:p>561642.080662058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569792.525088687" calcext:value-type="float">
            <text:p>569792.525088687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577065.48818544" calcext:value-type="float">
            <text:p>577065.4881854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83760.72968142" calcext:value-type="float">
            <text:p>583760.72968142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590512.997231826" calcext:value-type="float">
            <text:p>590512.997231826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595029.126486433" calcext:value-type="float">
            <text:p>595029.126486433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598035.777766839" calcext:value-type="float">
            <text:p>598035.77776683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599205.006652954" calcext:value-type="float">
            <text:p>599205.00665295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600092.287339343" calcext:value-type="float">
            <text:p>600092.287339343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599485.369001121" calcext:value-type="float">
            <text:p>599485.36900112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598993.142970475" calcext:value-type="float">
            <text:p>598993.142970475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598762.097945971" calcext:value-type="float">
            <text:p>598762.09794597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598536.05609976" calcext:value-type="float">
            <text:p>598536.0560997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598398.941607345" calcext:value-type="float">
            <text:p>598398.94160734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598388.798699939" calcext:value-type="float">
            <text:p>598388.798699939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597761.175398953" calcext:value-type="float">
            <text:p>597761.17539895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598504.939441837" calcext:value-type="float">
            <text:p>598504.939441837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599094.988090032" calcext:value-type="float">
            <text:p>599094.98809003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600216.235786781" calcext:value-type="float">
            <text:p>600216.23578678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601915.151287882" calcext:value-type="float">
            <text:p>601915.15128788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602544.870113239" calcext:value-type="float">
            <text:p>602544.870113239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602901.176203476" calcext:value-type="float">
            <text:p>602901.17620347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601941.123298173" calcext:value-type="float">
            <text:p>601941.123298173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600247.051073963" calcext:value-type="float">
            <text:p>600247.051073963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597497.900644517" calcext:value-type="float">
            <text:p>597497.90064451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593419.85022337" calcext:value-type="float">
            <text:p>593419.8502233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586648.678739511" calcext:value-type="float">
            <text:p>586648.678739511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578156.235720089" calcext:value-type="float">
            <text:p>578156.23572008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567939.408555542" calcext:value-type="float">
            <text:p>567939.408555542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556788.899998688" calcext:value-type="float">
            <text:p>556788.899998688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545170.943820495" calcext:value-type="float">
            <text:p>545170.943820495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533973.872509286" calcext:value-type="float">
            <text:p>533973.872509286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522873.10476756" calcext:value-type="float">
            <text:p>522873.1047675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511983.707466996" calcext:value-type="float">
            <text:p>511983.707466996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501401.113264584" calcext:value-type="float">
            <text:p>501401.113264584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491658.802552257" calcext:value-type="float">
            <text:p>491658.80255225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484033.82605831" calcext:value-type="float">
            <text:p>484033.82605831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476636.363631689" calcext:value-type="float">
            <text:p>476636.363631689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470940.289272088" calcext:value-type="float">
            <text:p>470940.289272088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467784.166815723" calcext:value-type="float">
            <text:p>467784.166815723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466060.082793897" calcext:value-type="float">
            <text:p>466060.08279389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466294.000575268" calcext:value-type="float">
            <text:p>466294.00057526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467511.588039702" calcext:value-type="float">
            <text:p>467511.58803970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470503.960512009" calcext:value-type="float">
            <text:p>470503.96051200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475458.16579274" calcext:value-type="float">
            <text:p>475458.1657927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82014.63096425" calcext:value-type="float">
            <text:p>482014.63096425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90583.097550121" calcext:value-type="float">
            <text:p>490583.09755012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500951.434487588" calcext:value-type="float">
            <text:p>500951.434487588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513595.290820053" calcext:value-type="float">
            <text:p>513595.29082005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29013.680357622" calcext:value-type="float">
            <text:p>529013.680357622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46245.940353252" calcext:value-type="float">
            <text:p>546245.94035325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64693.287909384" calcext:value-type="float">
            <text:p>564693.287909384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5482.935248952" calcext:value-type="float">
            <text:p>585482.935248952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8637.984391721" calcext:value-type="float">
            <text:p>608637.984391721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32378.544939122" calcext:value-type="float">
            <text:p>632378.54493912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59854.337718436" calcext:value-type="float">
            <text:p>659854.33771843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87058.256922777" calcext:value-type="float">
            <text:p>687058.25692277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714878.11074911" calcext:value-type="float">
            <text:p>714878.11074911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41961.141875128" calcext:value-type="float">
            <text:p>741961.141875128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70612.992066042" calcext:value-type="float">
            <text:p>770612.992066042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99836.92302726" calcext:value-type="float">
            <text:p>799836.92302726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829909.507217988" calcext:value-type="float">
            <text:p>829909.507217988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60627.102056173" calcext:value-type="float">
            <text:p>860627.102056173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90748.155548784" calcext:value-type="float">
            <text:p>890748.155548784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920444.319607223" calcext:value-type="float">
            <text:p>920444.31960722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948704.795378302" calcext:value-type="float">
            <text:p>948704.79537830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974514.331101639" calcext:value-type="float">
            <text:p>974514.331101639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998069.229899779" calcext:value-type="float">
            <text:p>998069.229899779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018907.03880971" calcext:value-type="float">
            <text:p>1018907.03880971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035910.0775744" calcext:value-type="float">
            <text:p>1035910.0775744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048228.56480409" calcext:value-type="float">
            <text:p>1048228.5648040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056304.15552332" calcext:value-type="float">
            <text:p>1056304.15552332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061360.43376047" calcext:value-type="float">
            <text:p>1061360.4337604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062102.97331298" calcext:value-type="float">
            <text:p>1062102.9733129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057738.89003529" calcext:value-type="float">
            <text:p>1057738.8900352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048625.90598119" calcext:value-type="float">
            <text:p>1048625.90598119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034175.48017516" calcext:value-type="float">
            <text:p>1034175.4801751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015135.7855963" calcext:value-type="float">
            <text:p>1015135.785596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994216.662466459" calcext:value-type="float">
            <text:p>994216.66246645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971488.23610707" calcext:value-type="float">
            <text:p>971488.2361070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947277.239043345" calcext:value-type="float">
            <text:p>947277.239043345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922294.753790586" calcext:value-type="float">
            <text:p>922294.753790586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896551.330103519" calcext:value-type="float">
            <text:p>896551.330103519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870061.886934041" calcext:value-type="float">
            <text:p>870061.88693404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842942.008014754" calcext:value-type="float">
            <text:p>842942.008014754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815943.943427267" calcext:value-type="float">
            <text:p>815943.9434272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790405.81138105" calcext:value-type="float">
            <text:p>790405.81138105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765704.593896366" calcext:value-type="float">
            <text:p>765704.59389636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742076.351067241" calcext:value-type="float">
            <text:p>742076.351067241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717988.147553516" calcext:value-type="float">
            <text:p>717988.147553516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694087.730582344" calcext:value-type="float">
            <text:p>694087.730582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671200.01514819" calcext:value-type="float">
            <text:p>671200.01514819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648361.291953459" calcext:value-type="float">
            <text:p>648361.291953459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625482.561690728" calcext:value-type="float">
            <text:p>625482.561690728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602412.458120049" calcext:value-type="float">
            <text:p>602412.458120049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579131.847343823" calcext:value-type="float">
            <text:p>579131.84734382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556526.630308729" calcext:value-type="float">
            <text:p>556526.630308729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534295.661548359" calcext:value-type="float">
            <text:p>534295.66154835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512450.777826542" calcext:value-type="float">
            <text:p>512450.777826542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491540.189235017" calcext:value-type="float">
            <text:p>491540.189235017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471312.846827673" calcext:value-type="float">
            <text:p>471312.846827673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452888.817328608" calcext:value-type="float">
            <text:p>452888.817328608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436690.144220711" calcext:value-type="float">
            <text:p>436690.144220711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421786.223942864" calcext:value-type="float">
            <text:p>421786.223942864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407084.110708373" calcext:value-type="float">
            <text:p>407084.110708373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393205.329422698" calcext:value-type="float">
            <text:p>393205.329422698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380148.384033954" calcext:value-type="float">
            <text:p>380148.384033954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367691.002877686" calcext:value-type="float">
            <text:p>367691.002877686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356330.314533923" calcext:value-type="float">
            <text:p>356330.314533923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346078.558117229" calcext:value-type="float">
            <text:p>346078.558117229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336496.210734356" calcext:value-type="float">
            <text:p>336496.210734356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327708.950578966" calcext:value-type="float">
            <text:p>327708.950578966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319208.506276574" calcext:value-type="float">
            <text:p>319208.506276574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310788.281494854" calcext:value-type="float">
            <text:p>310788.281494854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303034.768764063" calcext:value-type="float">
            <text:p>303034.768764063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296363.618805468" calcext:value-type="float">
            <text:p>296363.618805468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289442.215810298" calcext:value-type="float">
            <text:p>289442.215810298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282487.315540949" calcext:value-type="float">
            <text:p>282487.315540949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275852.692820247" calcext:value-type="float">
            <text:p>275852.692820247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69483.358174785" calcext:value-type="float">
            <text:p>269483.358174785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63186.766763956" calcext:value-type="float">
            <text:p>263186.766763956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256768.279805082" calcext:value-type="float">
            <text:p>256768.279805082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50346.87018991" calcext:value-type="float">
            <text:p>250346.87018991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243798.621287184" calcext:value-type="float">
            <text:p>243798.621287184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237017.923222042" calcext:value-type="float">
            <text:p>237017.923222042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230432.744733039" calcext:value-type="float">
            <text:p>230432.744733039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223506.439962458" calcext:value-type="float">
            <text:p>223506.439962458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216123.174167308" calcext:value-type="float">
            <text:p>216123.174167308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208287.925519086" calcext:value-type="float">
            <text:p>208287.925519086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200223.967279823" calcext:value-type="float">
            <text:p>200223.967279823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92026.878475841" calcext:value-type="float">
            <text:p>192026.878475841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183510.245943698" calcext:value-type="float">
            <text:p>183510.245943698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174537.963689496" calcext:value-type="float">
            <text:p>174537.963689496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165878.807343851" calcext:value-type="float">
            <text:p>165878.807343851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157397.835430217" calcext:value-type="float">
            <text:p>157397.835430217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149318.570391127" calcext:value-type="float">
            <text:p>149318.570391127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141667.622585234" calcext:value-type="float">
            <text:p>141667.622585234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134392.993197438" calcext:value-type="float">
            <text:p>134392.993197438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127729.460016168" calcext:value-type="float">
            <text:p>127729.460016168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121959.774600316" calcext:value-type="float">
            <text:p>121959.774600316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117097.491722525" calcext:value-type="float">
            <text:p>117097.491722525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112882.532975628" calcext:value-type="float">
            <text:p>112882.532975628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109355.360126092" calcext:value-type="float">
            <text:p>109355.360126092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106489.902598601" calcext:value-type="float">
            <text:p>106489.902598601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104109.348383469" calcext:value-type="float">
            <text:p>104109.348383469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101974.973744008" calcext:value-type="float">
            <text:p>101974.973744008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100009.21201919" calcext:value-type="float">
            <text:p>100009.21201919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98020.0696648114" calcext:value-type="float">
            <text:p>98020.0696648114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96405.8814609865" calcext:value-type="float">
            <text:p>96405.8814609865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94962.1884242578" calcext:value-type="float">
            <text:p>94962.1884242578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93653.4395138849" calcext:value-type="float">
            <text:p>93653.4395138849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92380.7993276105" calcext:value-type="float">
            <text:p>92380.7993276105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91012.4556274113" calcext:value-type="float">
            <text:p>91012.4556274113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89480.3266918967" calcext:value-type="float">
            <text:p>89480.3266918967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87806.2568587025" calcext:value-type="float">
            <text:p>87806.2568587025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85975.4741367972" calcext:value-type="float">
            <text:p>85975.4741367972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84281.336194287" calcext:value-type="float">
            <text:p>84281.336194287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82843.8077204712" calcext:value-type="float">
            <text:p>82843.8077204712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81741.8637275073" calcext:value-type="float">
            <text:p>81741.8637275073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80822.8422625355" calcext:value-type="float">
            <text:p>80822.8422625355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80087.2832670115" calcext:value-type="float">
            <text:p>80087.2832670115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79716.0348049323" calcext:value-type="float">
            <text:p>79716.0348049323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79541.052576781" calcext:value-type="float">
            <text:p>79541.052576781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79361.4153174148" calcext:value-type="float">
            <text:p>79361.4153174148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78716.1654419403" calcext:value-type="float">
            <text:p>78716.1654419403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77702.0390718836" calcext:value-type="float">
            <text:p>77702.0390718836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76121.4622847516" calcext:value-type="float">
            <text:p>76121.4622847516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74146.2534765437" calcext:value-type="float">
            <text:p>74146.2534765437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71493.5106213252" calcext:value-type="float">
            <text:p>71493.5106213252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68249.064294541" calcext:value-type="float">
            <text:p>68249.064294541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64807.5788871799" calcext:value-type="float">
            <text:p>64807.5788871799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61324.6571529883" calcext:value-type="float">
            <text:p>61324.6571529883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57877.8246064364" calcext:value-type="float">
            <text:p>57877.8246064364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54773.8079976847" calcext:value-type="float">
            <text:p>54773.8079976847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51807.7468422763" calcext:value-type="float">
            <text:p>51807.7468422763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49112.735191893" calcext:value-type="float">
            <text:p>49112.735191893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46715.7765516307" calcext:value-type="float">
            <text:p>46715.7765516307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44644.8523115408" calcext:value-type="float">
            <text:p>44644.8523115408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42702.0804153356" calcext:value-type="float">
            <text:p>42702.0804153356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40924.3186228289" calcext:value-type="float">
            <text:p>40924.3186228289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37684.6632456179" calcext:value-type="float">
            <text:p>37684.6632456179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36225.2566793611" calcext:value-type="float">
            <text:p>36225.2566793611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36176.5268486999" calcext:value-type="float">
            <text:p>36176.5268486999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34710.0219505697" calcext:value-type="float">
            <text:p>34710.0219505697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33394.8049224484" calcext:value-type="float">
            <text:p>33394.8049224484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32134.3080731793" calcext:value-type="float">
            <text:p>32134.308073179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31024.1840530296" calcext:value-type="float">
            <text:p>31024.1840530296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29894.3425256535" calcext:value-type="float">
            <text:p>29894.3425256535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28757.1564897332" calcext:value-type="float">
            <text:p>28757.1564897332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27701.27585262" calcext:value-type="float">
            <text:p>27701.27585262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26743.0076735217" calcext:value-type="float">
            <text:p>26743.0076735217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26000.2452440109" calcext:value-type="float">
            <text:p>26000.2452440109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25501.7862374521" calcext:value-type="float">
            <text:p>25501.7862374521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5271.9341104069" calcext:value-type="float">
            <text:p>25271.9341104069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5379.6987673286" calcext:value-type="float">
            <text:p>25379.6987673286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5625.2188563586" calcext:value-type="float">
            <text:p>25625.2188563586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6104.6497057712" calcext:value-type="float">
            <text:p>26104.6497057712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833.0825992769" calcext:value-type="float">
            <text:p>26833.0825992769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712.7761742815" calcext:value-type="float">
            <text:p>27712.7761742815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703.6887525744" calcext:value-type="float">
            <text:p>28703.6887525744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801.4205297053" calcext:value-type="float">
            <text:p>29801.4205297053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0997.1448204286" calcext:value-type="float">
            <text:p>30997.1448204286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2156.6118327035" calcext:value-type="float">
            <text:p>32156.6118327035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3260.6329884578" calcext:value-type="float">
            <text:p>33260.6329884578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4403.3744907656" calcext:value-type="float">
            <text:p>34403.3744907656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5419.7727686754" calcext:value-type="float">
            <text:p>35419.7727686754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36356.1214077919" calcext:value-type="float">
            <text:p>36356.1214077919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37081.6558258803" calcext:value-type="float">
            <text:p>37081.6558258803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37642.9539600562" calcext:value-type="float">
            <text:p>37642.9539600562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38173.5289826351" calcext:value-type="float">
            <text:p>38173.5289826351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38595.443018423" calcext:value-type="float">
            <text:p>38595.443018423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8882.6319817682" calcext:value-type="float">
            <text:p>38882.6319817682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9311.498409387" calcext:value-type="float">
            <text:p>39311.498409387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9955.2662051861" calcext:value-type="float">
            <text:p>39955.2662051861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0802.9961855284" calcext:value-type="float">
            <text:p>40802.9961855284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2178.0299682964" calcext:value-type="float">
            <text:p>42178.0299682964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43170.8187337576" calcext:value-type="float">
            <text:p>43170.8187337576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47076.3767006704" calcext:value-type="float">
            <text:p>47076.3767006704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50580.5286209578" calcext:value-type="float">
            <text:p>50580.5286209578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53652.7564655448" calcext:value-type="float">
            <text:p>53652.7564655448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58341.6365839585" calcext:value-type="float">
            <text:p>58341.6365839585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64395.3235413684" calcext:value-type="float">
            <text:p>64395.3235413684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69992.664711915" calcext:value-type="float">
            <text:p>69992.664711915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75921.4010355438" calcext:value-type="float">
            <text:p>75921.4010355438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81956.1113137031" calcext:value-type="float">
            <text:p>81956.1113137031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88251.8799214622" calcext:value-type="float">
            <text:p>88251.8799214622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94885.4406009478" calcext:value-type="float">
            <text:p>94885.4406009478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01752.77804551" calcext:value-type="float">
            <text:p>101752.77804551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08771.331845698" calcext:value-type="float">
            <text:p>108771.331845698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15960.361446591" calcext:value-type="float">
            <text:p>115960.361446591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23150.638715323" calcext:value-type="float">
            <text:p>123150.638715323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0540.131880925" calcext:value-type="float">
            <text:p>130540.131880925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37687.576292156" calcext:value-type="float">
            <text:p>137687.576292156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529.996509524" calcext:value-type="float">
            <text:p>144529.996509524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1203.609210254" calcext:value-type="float">
            <text:p>151203.609210254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932.817953063" calcext:value-type="float">
            <text:p>157932.817953063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4687.948398148" calcext:value-type="float">
            <text:p>164687.948398148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2015.523244818" calcext:value-type="float">
            <text:p>172015.523244818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79895.137752665" calcext:value-type="float">
            <text:p>179895.137752665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88557.096557214" calcext:value-type="float">
            <text:p>188557.096557214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198167.376824405" calcext:value-type="float">
            <text:p>198167.376824405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09209.402968173" calcext:value-type="float">
            <text:p>209209.402968173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21864.595639847" calcext:value-type="float">
            <text:p>221864.595639847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35913.454332416" calcext:value-type="float">
            <text:p>235913.454332416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251385.755404527" calcext:value-type="float">
            <text:p>251385.755404527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268467.129471956" calcext:value-type="float">
            <text:p>268467.129471956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286829.738217145" calcext:value-type="float">
            <text:p>286829.738217145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06620.486895173" calcext:value-type="float">
            <text:p>306620.486895173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28323.460884924" calcext:value-type="float">
            <text:p>328323.460884924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350917.549205859" calcext:value-type="float">
            <text:p>350917.549205859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374683.518265635" calcext:value-type="float">
            <text:p>374683.518265635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398732.554104588" calcext:value-type="float">
            <text:p>398732.554104588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23485.289248701" calcext:value-type="float">
            <text:p>423485.289248701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48021.633806735" calcext:value-type="float">
            <text:p>448021.633806735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72528.277352711" calcext:value-type="float">
            <text:p>472528.277352711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497129.423778708" calcext:value-type="float">
            <text:p>497129.423778708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21817.824994767" calcext:value-type="float">
            <text:p>521817.824994767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46955.680535616" calcext:value-type="float">
            <text:p>546955.680535616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72569.141323207" calcext:value-type="float">
            <text:p>572569.141323207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599050.001493618" calcext:value-type="float">
            <text:p>599050.001493618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26805.183866601" calcext:value-type="float">
            <text:p>626805.183866601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55554.900022279" calcext:value-type="float">
            <text:p>655554.900022279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84302.908994349" calcext:value-type="float">
            <text:p>684302.908994349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712829.256299941" calcext:value-type="float">
            <text:p>712829.256299941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740439.663550889" calcext:value-type="float">
            <text:p>740439.663550889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766060.464631384" calcext:value-type="float">
            <text:p>766060.464631384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789765.381824322" calcext:value-type="float">
            <text:p>789765.381824322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810945.397214536" calcext:value-type="float">
            <text:p>810945.397214536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829527.959527558" calcext:value-type="float">
            <text:p>829527.959527558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845196.57932659" calcext:value-type="float">
            <text:p>845196.57932659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856986.120500594" calcext:value-type="float">
            <text:p>856986.120500594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865106.576513729" calcext:value-type="float">
            <text:p>865106.576513729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869283.307700609" calcext:value-type="float">
            <text:p>869283.307700609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869181.275080605" calcext:value-type="float">
            <text:p>869181.275080605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864668.700124946" calcext:value-type="float">
            <text:p>864668.700124946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855973.424775364" calcext:value-type="float">
            <text:p>855973.424775364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844535.267470099" calcext:value-type="float">
            <text:p>844535.267470099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830677.04689294" calcext:value-type="float">
            <text:p>830677.04689294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815649.775688868" calcext:value-type="float">
            <text:p>815649.775688868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799615.968010021" calcext:value-type="float">
            <text:p>799615.968010021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783947.875995839" calcext:value-type="float">
            <text:p>783947.875995839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769284.691129742" calcext:value-type="float">
            <text:p>769284.691129742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755513.605428135" calcext:value-type="float">
            <text:p>755513.60542813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743568.134829427" calcext:value-type="float">
            <text:p>743568.134829427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733377.504504457" calcext:value-type="float">
            <text:p>733377.504504457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725002.423507698" calcext:value-type="float">
            <text:p>725002.423507698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718170.851485249" calcext:value-type="float">
            <text:p>718170.851485249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712776.640067489" calcext:value-type="float">
            <text:p>712776.640067489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709256.738334417" calcext:value-type="float">
            <text:p>709256.738334417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707382.095167188" calcext:value-type="float">
            <text:p>707382.095167188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707087.190290371" calcext:value-type="float">
            <text:p>707087.190290371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707794.699867347" calcext:value-type="float">
            <text:p>707794.699867347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710024.560361422" calcext:value-type="float">
            <text:p>710024.560361422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713352.10779009" calcext:value-type="float">
            <text:p>713352.10779009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716700.643772581" calcext:value-type="float">
            <text:p>716700.643772581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720837.98353941" calcext:value-type="float">
            <text:p>720837.98353941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725419.287487289" calcext:value-type="float">
            <text:p>725419.287487289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730159.975261145" calcext:value-type="float">
            <text:p>730159.975261145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735164.230362114" calcext:value-type="float">
            <text:p>735164.230362114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740423.477711119" calcext:value-type="float">
            <text:p>740423.477711119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745762.23557271" calcext:value-type="float">
            <text:p>745762.23557271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750933.493883814" calcext:value-type="float">
            <text:p>750933.493883814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756214.305039614" calcext:value-type="float">
            <text:p>756214.305039614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761103.786408004" calcext:value-type="float">
            <text:p>761103.786408004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765821.946558547" calcext:value-type="float">
            <text:p>765821.946558547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770055.20751831" calcext:value-type="float">
            <text:p>770055.20751831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773019.24524602" calcext:value-type="float">
            <text:p>773019.24524602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774908.323108147" calcext:value-type="float">
            <text:p>774908.323108147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776466.894008032" calcext:value-type="float">
            <text:p>776466.894008032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777331.7112449" calcext:value-type="float">
            <text:p>777331.7112449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777925.195690309" calcext:value-type="float">
            <text:p>777925.195690309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778634.345679302" calcext:value-type="float">
            <text:p>778634.345679302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779074.694099122" calcext:value-type="float">
            <text:p>779074.694099122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778981.021540306" calcext:value-type="float">
            <text:p>778981.021540306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778603.138816829" calcext:value-type="float">
            <text:p>778603.138816829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777407.049180694" calcext:value-type="float">
            <text:p>777407.049180694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775973.669331244" calcext:value-type="float">
            <text:p>775973.669331244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774282.601518705" calcext:value-type="float">
            <text:p>774282.601518705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772345.32837483" calcext:value-type="float">
            <text:p>772345.32837483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770607.294656071" calcext:value-type="float">
            <text:p>770607.294656071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767581.17183355" calcext:value-type="float">
            <text:p>767581.17183355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764636.632437881" calcext:value-type="float">
            <text:p>764636.632437881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760900.095849846" calcext:value-type="float">
            <text:p>760900.095849846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757016.552767273" calcext:value-type="float">
            <text:p>757016.552767273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753076.555077407" calcext:value-type="float">
            <text:p>753076.555077407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749736.203115304" calcext:value-type="float">
            <text:p>749736.203115304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747355.508700596" calcext:value-type="float">
            <text:p>747355.508700596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746542.167109168" calcext:value-type="float">
            <text:p>746542.167109168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748003.794841501" calcext:value-type="float">
            <text:p>748003.794841501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750835.198130578" calcext:value-type="float">
            <text:p>750835.198130578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756779.479977676" calcext:value-type="float">
            <text:p>756779.479977676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765501.067128395" calcext:value-type="float">
            <text:p>765501.067128395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776542.664860421" calcext:value-type="float">
            <text:p>776542.664860421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790190.293183699" calcext:value-type="float">
            <text:p>790190.293183699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805116.857275477" calcext:value-type="float">
            <text:p>805116.857275477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820793.147099758" calcext:value-type="float">
            <text:p>820793.147099758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837047.40278065" calcext:value-type="float">
            <text:p>837047.40278065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853576.356822419" calcext:value-type="float">
            <text:p>853576.356822419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869837.421082666" calcext:value-type="float">
            <text:p>869837.421082666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885395.196351493" calcext:value-type="float">
            <text:p>885395.196351493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900875.666529626" calcext:value-type="float">
            <text:p>900875.666529626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914324.7516219" calcext:value-type="float">
            <text:p>914324.7516219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925502.078794001" calcext:value-type="float">
            <text:p>925502.078794001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935665.989304235" calcext:value-type="float">
            <text:p>935665.989304235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944547.259515847" calcext:value-type="float">
            <text:p>944547.259515847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952160.59524708" calcext:value-type="float">
            <text:p>952160.59524708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958503.187784626" calcext:value-type="float">
            <text:p>958503.187784626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964422.037567864" calcext:value-type="float">
            <text:p>964422.037567864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971087.439122721" calcext:value-type="float">
            <text:p>971087.439122721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978735.616766256" calcext:value-type="float">
            <text:p>978735.616766256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987210.642319201" calcext:value-type="float">
            <text:p>987210.642319201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997152.18177721" calcext:value-type="float">
            <text:p>997152.18177721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008964.90377103" calcext:value-type="float">
            <text:p>1008964.90377103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023396.12157836" calcext:value-type="float">
            <text:p>1023396.12157836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038820.98188039" calcext:value-type="float">
            <text:p>1038820.98188039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055856.16766348" calcext:value-type="float">
            <text:p>1055856.16766348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074150.83853356" calcext:value-type="float">
            <text:p>1074150.83853356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093946.91088306" calcext:value-type="float">
            <text:p>1093946.91088306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114709.86404329" calcext:value-type="float">
            <text:p>1114709.86404329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135314.85464654" calcext:value-type="float">
            <text:p>1135314.85464654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154474.4328886" calcext:value-type="float">
            <text:p>1154474.4328886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172472.72838075" calcext:value-type="float">
            <text:p>1172472.72838075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187898.47247026" calcext:value-type="float">
            <text:p>1187898.47247026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201165.30780286" calcext:value-type="float">
            <text:p>1201165.30780286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211869.28001755" calcext:value-type="float">
            <text:p>1211869.28001755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219347.47694165" calcext:value-type="float">
            <text:p>1219347.47694165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223902.70822738" calcext:value-type="float">
            <text:p>1223902.70822738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1226684.12875924" calcext:value-type="float">
            <text:p>1226684.12875924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226168.3541001" calcext:value-type="float">
            <text:p>1226168.3541001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222070.09641827" calcext:value-type="float">
            <text:p>1222070.09641827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14420.08458389" calcext:value-type="float">
            <text:p>1214420.08458389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03055.54757222" calcext:value-type="float">
            <text:p>1203055.54757222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189287.82526471" calcext:value-type="float">
            <text:p>1189287.82526471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173511.38406275" calcext:value-type="float">
            <text:p>1173511.38406275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155587.88100311" calcext:value-type="float">
            <text:p>1155587.88100311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35240.96509772" calcext:value-type="float">
            <text:p>1135240.9650977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13484.61259675" calcext:value-type="float">
            <text:p>1113484.6125967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092114.98096169" calcext:value-type="float">
            <text:p>1092114.98096169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071361.84832" calcext:value-type="float">
            <text:p>1071361.84832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51217.00780937" calcext:value-type="float">
            <text:p>1051217.00780937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33091.55816735" calcext:value-type="float">
            <text:p>1033091.55816735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16906.29206944" calcext:value-type="float">
            <text:p>1016906.29206944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03738.91412219" calcext:value-type="float">
            <text:p>1003738.91412219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94067.674605984" calcext:value-type="float">
            <text:p>994067.674605984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987834.611909456" calcext:value-type="float">
            <text:p>987834.611909456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985201.27289811" calcext:value-type="float">
            <text:p>985201.27289811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86230.87861449" calcext:value-type="float">
            <text:p>986230.87861449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990744.753867267" calcext:value-type="float">
            <text:p>990744.753867267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97145.127986816" calcext:value-type="float">
            <text:p>997145.127986816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06391.05572954" calcext:value-type="float">
            <text:p>1006391.05572954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016518.48168846" calcext:value-type="float">
            <text:p>1016518.48168846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026921.26166668" calcext:value-type="float">
            <text:p>1026921.26166668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36674.98793407" calcext:value-type="float">
            <text:p>1036674.98793407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046089.9486639" calcext:value-type="float">
            <text:p>1046089.9486639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054514.97142462" calcext:value-type="float">
            <text:p>1054514.97142462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062183.45401868" calcext:value-type="float">
            <text:p>1062183.45401868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068447.5381959" calcext:value-type="float">
            <text:p>1068447.5381959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073795.05007627" calcext:value-type="float">
            <text:p>1073795.05007627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078465.13868168" calcext:value-type="float">
            <text:p>1078465.13868168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083323.05618299" calcext:value-type="float">
            <text:p>1083323.05618299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088081.94604957" calcext:value-type="float">
            <text:p>1088081.94604957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092882.00187505" calcext:value-type="float">
            <text:p>1092882.00187505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098178.30160576" calcext:value-type="float">
            <text:p>1098178.30160576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102743.07252334" calcext:value-type="float">
            <text:p>1102743.07252334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106748.10654111" calcext:value-type="float">
            <text:p>1106748.10654111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111426.77433683" calcext:value-type="float">
            <text:p>1111426.77433683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117264.76763014" calcext:value-type="float">
            <text:p>1117264.76763014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124214.66445782" calcext:value-type="float">
            <text:p>1124214.66445782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132372.50378001" calcext:value-type="float">
            <text:p>1132372.50378001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42455.35004729" calcext:value-type="float">
            <text:p>1142455.35004729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154962.99819069" calcext:value-type="float">
            <text:p>1154962.9981906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171628.98587384" calcext:value-type="float">
            <text:p>1171628.98587384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96466.2017817" calcext:value-type="float">
            <text:p>1196466.2017817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29246.52645211" calcext:value-type="float">
            <text:p>1229246.52645211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69085.26958966" calcext:value-type="float">
            <text:p>1269085.26958966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16033.56644854" calcext:value-type="float">
            <text:p>1316033.56644854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370986.60195682" calcext:value-type="float">
            <text:p>1370986.60195682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432931.81947406" calcext:value-type="float">
            <text:p>1432931.81947406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501999.67295598" calcext:value-type="float">
            <text:p>1501999.67295598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577198.96628126" calcext:value-type="float">
            <text:p>1577198.96628126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658613.77620949" calcext:value-type="float">
            <text:p>1658613.77620949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745169.38207361" calcext:value-type="float">
            <text:p>1745169.38207361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833680.5439594" calcext:value-type="float">
            <text:p>1833680.5439594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22812.14388911" calcext:value-type="float">
            <text:p>1922812.14388911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2011325.73344317" calcext:value-type="float">
            <text:p>2011325.73344317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98102.51135271" calcext:value-type="float">
            <text:p>2098102.51135271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181601.82188409" calcext:value-type="float">
            <text:p>2181601.82188409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262759.56636589" calcext:value-type="float">
            <text:p>2262759.56636589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340666.35478659" calcext:value-type="float">
            <text:p>2340666.35478659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414341.95087553" calcext:value-type="float">
            <text:p>2414341.95087553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481866.24681346" calcext:value-type="float">
            <text:p>2481866.24681346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543483.4769244" calcext:value-type="float">
            <text:p>2543483.4769244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598509.53644776" calcext:value-type="float">
            <text:p>2598509.53644776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645653.8940447" calcext:value-type="float">
            <text:p>2645653.8940447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684128.04645033" calcext:value-type="float">
            <text:p>2684128.04645033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713809.1004122" calcext:value-type="float">
            <text:p>2713809.1004122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735110.16647583" calcext:value-type="float">
            <text:p>2735110.16647583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747792.57723232" calcext:value-type="float">
            <text:p>2747792.57723232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751245.35683272" calcext:value-type="float">
            <text:p>2751245.35683272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744205.39731184" calcext:value-type="float">
            <text:p>2744205.39731184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726373.35595857" calcext:value-type="float">
            <text:p>2726373.35595857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698141.34128123" calcext:value-type="float">
            <text:p>2698141.34128123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661332.9799926" calcext:value-type="float">
            <text:p>2661332.9799926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617785.17196097" calcext:value-type="float">
            <text:p>2617785.17196097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569573.68927221" calcext:value-type="float">
            <text:p>2569573.68927221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517923.57964282" calcext:value-type="float">
            <text:p>2517923.57964282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463069.52282397" calcext:value-type="float">
            <text:p>2463069.5228239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408328.51861428" calcext:value-type="float">
            <text:p>2408328.51861428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356446.50733983" calcext:value-type="float">
            <text:p>2356446.50733983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309730.15757132" calcext:value-type="float">
            <text:p>2309730.15757132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2269084.31090015" calcext:value-type="float">
            <text:p>2269084.31090015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2236063.77568779" calcext:value-type="float">
            <text:p>2236063.77568779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2211766.40439261" calcext:value-type="float">
            <text:p>2211766.40439261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2196527.27051945" calcext:value-type="float">
            <text:p>2196527.27051945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2190738.41317453" calcext:value-type="float">
            <text:p>2190738.41317453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2194710.55054625" calcext:value-type="float">
            <text:p>2194710.5505462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2207540.74500296" calcext:value-type="float">
            <text:p>2207540.74500296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2228789.80184404" calcext:value-type="float">
            <text:p>2228789.8018440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2257258.514219" calcext:value-type="float">
            <text:p>2257258.514219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2291053.34325517" calcext:value-type="float">
            <text:p>2291053.34325517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329066.99828909" calcext:value-type="float">
            <text:p>2329066.99828909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370846.35758654" calcext:value-type="float">
            <text:p>2370846.35758654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415246.29229317" calcext:value-type="float">
            <text:p>2415246.29229317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460012.3671514" calcext:value-type="float">
            <text:p>2460012.3671514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504207.81387188" calcext:value-type="float">
            <text:p>2504207.81387188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545919.32386064" calcext:value-type="float">
            <text:p>2545919.32386064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583484.04664441" calcext:value-type="float">
            <text:p>2583484.04664441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615999.53781251" calcext:value-type="float">
            <text:p>2615999.53781251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642529.33696339" calcext:value-type="float">
            <text:p>2642529.33696339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663242.62820571" calcext:value-type="float">
            <text:p>2663242.62820571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678811.73767282" calcext:value-type="float">
            <text:p>2678811.73767282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688724.08043231" calcext:value-type="float">
            <text:p>2688724.08043231</text:p>
          </table:table-cell>
        </table:table-row>
      </table:table>
      <table:table table:name="p_from_i_UK" table:style-name="ta1">
        <table:table-column table:style-name="co1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972.27059389029" calcext:value-type="float">
            <text:p>2972.27059389029</text:p>
          </table:table-cell>
          <table:table-cell office:value-type="float" office:value="53333.8519635942" calcext:value-type="float">
            <text:p>53333.8519635942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753.73659850911" calcext:value-type="float">
            <text:p>2753.73659850911</text:p>
          </table:table-cell>
          <table:table-cell office:value-type="float" office:value="50692.9659504892" calcext:value-type="float">
            <text:p>50692.9659504892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563.95916221239" calcext:value-type="float">
            <text:p>2563.95916221239</text:p>
          </table:table-cell>
          <table:table-cell office:value-type="float" office:value="48101.5762821927" calcext:value-type="float">
            <text:p>48101.5762821927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594.59872455094" calcext:value-type="float">
            <text:p>2594.59872455094</text:p>
          </table:table-cell>
          <table:table-cell office:value-type="float" office:value="45783.3890804665" calcext:value-type="float">
            <text:p>45783.389080466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614.16771631204" calcext:value-type="float">
            <text:p>2614.16771631204</text:p>
          </table:table-cell>
          <table:table-cell office:value-type="float" office:value="43734.4612020373" calcext:value-type="float">
            <text:p>43734.4612020373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592.38338034676" calcext:value-type="float">
            <text:p>2592.38338034676</text:p>
          </table:table-cell>
          <table:table-cell office:value-type="float" office:value="41870.8772605595" calcext:value-type="float">
            <text:p>41870.8772605595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646.49463373145" calcext:value-type="float">
            <text:p>2646.49463373145</text:p>
          </table:table-cell>
          <table:table-cell office:value-type="float" office:value="40259.5308973679" calcext:value-type="float">
            <text:p>40259.530897367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723.5291337994" calcext:value-type="float">
            <text:p>2723.5291337994</text:p>
          </table:table-cell>
          <table:table-cell office:value-type="float" office:value="38908.7289541838" calcext:value-type="float">
            <text:p>38908.7289541838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694.02340021531" calcext:value-type="float">
            <text:p>2694.02340021531</text:p>
          </table:table-cell>
          <table:table-cell office:value-type="float" office:value="37706.0227083892" calcext:value-type="float">
            <text:p>37706.0227083892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585.57685793056" calcext:value-type="float">
            <text:p>2585.57685793056</text:p>
          </table:table-cell>
          <table:table-cell office:value-type="float" office:value="36554.3860040033" calcext:value-type="float">
            <text:p>36554.3860040033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547.38835957266" calcext:value-type="float">
            <text:p>2547.38835957266</text:p>
          </table:table-cell>
          <table:table-cell office:value-type="float" office:value="35509.2118717992" calcext:value-type="float">
            <text:p>35509.2118717992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335.35227841397" calcext:value-type="float">
            <text:p>2335.35227841397</text:p>
          </table:table-cell>
          <table:table-cell office:value-type="float" office:value="34377.8885329244" calcext:value-type="float">
            <text:p>34377.8885329244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183.16843772527" calcext:value-type="float">
            <text:p>2183.16843772527</text:p>
          </table:table-cell>
          <table:table-cell office:value-type="float" office:value="33206.4961632499" calcext:value-type="float">
            <text:p>33206.4961632499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73.10354302492" calcext:value-type="float">
            <text:p>2073.10354302492</text:p>
          </table:table-cell>
          <table:table-cell office:value-type="float" office:value="32032.7539674108" calcext:value-type="float">
            <text:p>32032.7539674108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895.12439487398" calcext:value-type="float">
            <text:p>1895.12439487398</text:p>
          </table:table-cell>
          <table:table-cell office:value-type="float" office:value="30792.6800387956" calcext:value-type="float">
            <text:p>30792.6800387956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896.21408398775" calcext:value-type="float">
            <text:p>1896.21408398775</text:p>
          </table:table-cell>
          <table:table-cell office:value-type="float" office:value="29661.0092564516" calcext:value-type="float">
            <text:p>29661.0092564516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915.52113442507" calcext:value-type="float">
            <text:p>1915.52113442507</text:p>
          </table:table-cell>
          <table:table-cell office:value-type="float" office:value="28657.165128881" calcext:value-type="float">
            <text:p>28657.165128881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904.52322862688" calcext:value-type="float">
            <text:p>1904.52322862688</text:p>
          </table:table-cell>
          <table:table-cell office:value-type="float" office:value="27743.6564436233" calcext:value-type="float">
            <text:p>27743.6564436233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020.27548369133" calcext:value-type="float">
            <text:p>2020.27548369133</text:p>
          </table:table-cell>
          <table:table-cell office:value-type="float" office:value="27045.0406378116" calcext:value-type="float">
            <text:p>27045.0406378116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824.46134746825" calcext:value-type="float">
            <text:p>1824.46134746825</text:p>
          </table:table-cell>
          <table:table-cell office:value-type="float" office:value="26231.9755470256" calcext:value-type="float">
            <text:p>26231.9755470256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971.64522792722" calcext:value-type="float">
            <text:p>1971.64522792722</text:p>
          </table:table-cell>
          <table:table-cell office:value-type="float" office:value="25653.0747132432" calcext:value-type="float">
            <text:p>25653.0747132432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721.87662526627" calcext:value-type="float">
            <text:p>1721.87662526627</text:p>
          </table:table-cell>
          <table:table-cell office:value-type="float" office:value="24907.7617002619" calcext:value-type="float">
            <text:p>24907.7617002619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558.17705761143" calcext:value-type="float">
            <text:p>1558.17705761143</text:p>
          </table:table-cell>
          <table:table-cell office:value-type="float" office:value="24081.117069456" calcext:value-type="float">
            <text:p>24081.117069456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25.52433605032" calcext:value-type="float">
            <text:p>1625.52433605032</text:p>
          </table:table-cell>
          <table:table-cell office:value-type="float" office:value="23384.2728952525" calcext:value-type="float">
            <text:p>23384.2728952525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56.99416930483" calcext:value-type="float">
            <text:p>1456.99416930483</text:p>
          </table:table-cell>
          <table:table-cell office:value-type="float" office:value="22587.4710894737" calcext:value-type="float">
            <text:p>22587.4710894737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568.6378308649" calcext:value-type="float">
            <text:p>1568.6378308649</text:p>
          </table:table-cell>
          <table:table-cell office:value-type="float" office:value="21977.8681147213" calcext:value-type="float">
            <text:p>21977.8681147213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08.91663337716" calcext:value-type="float">
            <text:p>1608.91663337716</text:p>
          </table:table-cell>
          <table:table-cell office:value-type="float" office:value="21481.0113712271" calcext:value-type="float">
            <text:p>21481.0113712271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68.77845148044" calcext:value-type="float">
            <text:p>1668.77845148044</text:p>
          </table:table-cell>
          <table:table-cell office:value-type="float" office:value="21099.9951906456" calcext:value-type="float">
            <text:p>21099.9951906456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67.71086815349" calcext:value-type="float">
            <text:p>1767.71086815349</text:p>
          </table:table-cell>
          <table:table-cell office:value-type="float" office:value="20871.2523954259" calcext:value-type="float">
            <text:p>20871.2523954259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75.68681726139" calcext:value-type="float">
            <text:p>1975.68681726139</text:p>
          </table:table-cell>
          <table:table-cell office:value-type="float" office:value="20900.6932022146" calcext:value-type="float">
            <text:p>20900.693202214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28.47547534401" calcext:value-type="float">
            <text:p>1928.47547534401</text:p>
          </table:table-cell>
          <table:table-cell office:value-type="float" office:value="20924.3865081705" calcext:value-type="float">
            <text:p>20924.3865081705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49.36253156716" calcext:value-type="float">
            <text:p>1949.36253156716</text:p>
          </table:table-cell>
          <table:table-cell office:value-type="float" office:value="20998.318129679" calcext:value-type="float">
            <text:p>20998.31812967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00.16658748635" calcext:value-type="float">
            <text:p>2000.16658748635</text:p>
          </table:table-cell>
          <table:table-cell office:value-type="float" office:value="21142.9471526697" calcext:value-type="float">
            <text:p>21142.9471526697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99.23946580508" calcext:value-type="float">
            <text:p>1999.23946580508</text:p>
          </table:table-cell>
          <table:table-cell office:value-type="float" office:value="21293.9899323949" calcext:value-type="float">
            <text:p>21293.9899323949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69.99192869133" calcext:value-type="float">
            <text:p>1969.99192869133</text:p>
          </table:table-cell>
          <table:table-cell office:value-type="float" office:value="21417.4321691231" calcext:value-type="float">
            <text:p>21417.4321691231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52.7011161197" calcext:value-type="float">
            <text:p>1952.7011161197</text:p>
          </table:table-cell>
          <table:table-cell office:value-type="float" office:value="21521.8046171982" calcext:value-type="float">
            <text:p>21521.804617198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61.95268669867" calcext:value-type="float">
            <text:p>1861.95268669867</text:p>
          </table:table-cell>
          <table:table-cell office:value-type="float" office:value="21529.2126823847" calcext:value-type="float">
            <text:p>21529.2126823847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06.09104537331" calcext:value-type="float">
            <text:p>1806.09104537331</text:p>
          </table:table-cell>
          <table:table-cell office:value-type="float" office:value="21473.6509425759" calcext:value-type="float">
            <text:p>21473.6509425759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79.36930340412" calcext:value-type="float">
            <text:p>1979.36930340412</text:p>
          </table:table-cell>
          <table:table-cell office:value-type="float" office:value="21587.9695308574" calcext:value-type="float">
            <text:p>21587.9695308574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34.21223974984" calcext:value-type="float">
            <text:p>1934.21223974984</text:p>
          </table:table-cell>
          <table:table-cell office:value-type="float" office:value="21655.1313356027" calcext:value-type="float">
            <text:p>21655.131335602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028.87191950028" calcext:value-type="float">
            <text:p>2028.87191950028</text:p>
          </table:table-cell>
          <table:table-cell office:value-type="float" office:value="21812.6400340703" calcext:value-type="float">
            <text:p>21812.640034070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80.17772588141" calcext:value-type="float">
            <text:p>1880.17772588141</text:p>
          </table:table-cell>
          <table:table-cell office:value-type="float" office:value="21819.4008401036" calcext:value-type="float">
            <text:p>21819.400840103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94.03163483322" calcext:value-type="float">
            <text:p>1994.03163483322</text:p>
          </table:table-cell>
          <table:table-cell office:value-type="float" office:value="21936.1582305302" calcext:value-type="float">
            <text:p>21936.1582305302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026.02358652895" calcext:value-type="float">
            <text:p>2026.02358652895</text:p>
          </table:table-cell>
          <table:table-cell office:value-type="float" office:value="22079.6244252034" calcext:value-type="float">
            <text:p>22079.6244252034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08.23929775923" calcext:value-type="float">
            <text:p>2108.23929775923</text:p>
          </table:table-cell>
          <table:table-cell office:value-type="float" office:value="22300.3798835119" calcext:value-type="float">
            <text:p>22300.3798835119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285.58840003998" calcext:value-type="float">
            <text:p>2285.58840003998</text:p>
          </table:table-cell>
          <table:table-cell office:value-type="float" office:value="22687.5348744254" calcext:value-type="float">
            <text:p>22687.534874425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365.27186855848" calcext:value-type="float">
            <text:p>2365.27186855848</text:p>
          </table:table-cell>
          <table:table-cell office:value-type="float" office:value="23139.274881502" calcext:value-type="float">
            <text:p>23139.27488150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332.32455345594" calcext:value-type="float">
            <text:p>2332.32455345594</text:p>
          </table:table-cell>
          <table:table-cell office:value-type="float" office:value="23538.5459266724" calcext:value-type="float">
            <text:p>23538.5459266724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279.07412865263" calcext:value-type="float">
            <text:p>2279.07412865263</text:p>
          </table:table-cell>
          <table:table-cell office:value-type="float" office:value="23858.032871865" calcext:value-type="float">
            <text:p>23858.032871865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375.05337714769" calcext:value-type="float">
            <text:p>2375.05337714769</text:p>
          </table:table-cell>
          <table:table-cell office:value-type="float" office:value="24251.6040154686" calcext:value-type="float">
            <text:p>24251.6040154686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368.26621723424" calcext:value-type="float">
            <text:p>2368.26621723424</text:p>
          </table:table-cell>
          <table:table-cell office:value-type="float" office:value="24606.7189410349" calcext:value-type="float">
            <text:p>24606.718941034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71.41127581575" calcext:value-type="float">
            <text:p>2171.41127581575</text:p>
          </table:table-cell>
          <table:table-cell office:value-type="float" office:value="24740.9929132877" calcext:value-type="float">
            <text:p>24740.992913287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106.78763038569" calcext:value-type="float">
            <text:p>2106.78763038569</text:p>
          </table:table-cell>
          <table:table-cell office:value-type="float" office:value="24785.9168033045" calcext:value-type="float">
            <text:p>24785.9168033045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034.75858954065" calcext:value-type="float">
            <text:p>2034.75858954065</text:p>
          </table:table-cell>
          <table:table-cell office:value-type="float" office:value="24733.1937277227" calcext:value-type="float">
            <text:p>24733.1937277227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249.2423415142" calcext:value-type="float">
            <text:p>2249.2423415142</text:p>
          </table:table-cell>
          <table:table-cell office:value-type="float" office:value="24880.5340654026" calcext:value-type="float">
            <text:p>24880.5340654026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032.87499116391" calcext:value-type="float">
            <text:p>2032.87499116391</text:p>
          </table:table-cell>
          <table:table-cell office:value-type="float" office:value="24794.1483979797" calcext:value-type="float">
            <text:p>24794.1483979797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999.09663681233" calcext:value-type="float">
            <text:p>1999.09663681233</text:p>
          </table:table-cell>
          <table:table-cell office:value-type="float" office:value="24662.78977993" calcext:value-type="float">
            <text:p>24662.78977993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726.25119060971" calcext:value-type="float">
            <text:p>1726.25119060971</text:p>
          </table:table-cell>
          <table:table-cell office:value-type="float" office:value="24252.1204243121" calcext:value-type="float">
            <text:p>24252.120424312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69.929384821" calcext:value-type="float">
            <text:p>1469.929384821</text:p>
          </table:table-cell>
          <table:table-cell office:value-type="float" office:value="23585.7139664657" calcext:value-type="float">
            <text:p>23585.7139664657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565.53730267538" calcext:value-type="float">
            <text:p>1565.53730267538</text:p>
          </table:table-cell>
          <table:table-cell office:value-type="float" office:value="23024.5525881297" calcext:value-type="float">
            <text:p>23024.5525881297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503.21551498189" calcext:value-type="float">
            <text:p>1503.21551498189</text:p>
          </table:table-cell>
          <table:table-cell office:value-type="float" office:value="22426.4882471157" calcext:value-type="float">
            <text:p>22426.4882471157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423.23097336841" calcext:value-type="float">
            <text:p>1423.23097336841</text:p>
          </table:table-cell>
          <table:table-cell office:value-type="float" office:value="21779.9658324123" calcext:value-type="float">
            <text:p>21779.965832412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627.94368620288" calcext:value-type="float">
            <text:p>1627.94368620288</text:p>
          </table:table-cell>
          <table:table-cell office:value-type="float" office:value="21375.6764883602" calcext:value-type="float">
            <text:p>21375.676488360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15.88842230757" calcext:value-type="float">
            <text:p>1415.88842230757</text:p>
          </table:table-cell>
          <table:table-cell office:value-type="float" office:value="20800.5111190236" calcext:value-type="float">
            <text:p>20800.5111190236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25.63370967617" calcext:value-type="float">
            <text:p>1425.63370967617</text:p>
          </table:table-cell>
          <table:table-cell office:value-type="float" office:value="20278.6629320997" calcext:value-type="float">
            <text:p>20278.6629320997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516.04680905212" calcext:value-type="float">
            <text:p>1516.04680905212</text:p>
          </table:table-cell>
          <table:table-cell office:value-type="float" office:value="19891.6930770556" calcext:value-type="float">
            <text:p>19891.693077055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729.64490866889" calcext:value-type="float">
            <text:p>1729.64490866889</text:p>
          </table:table-cell>
          <table:table-cell office:value-type="float" office:value="19763.3406164852" calcext:value-type="float">
            <text:p>19763.3406164852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64.29437040888" calcext:value-type="float">
            <text:p>1764.29437040888</text:p>
          </table:table-cell>
          <table:table-cell office:value-type="float" office:value="19708.7669133902" calcext:value-type="float">
            <text:p>19708.7669133902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67.12715587733" calcext:value-type="float">
            <text:p>1767.12715587733</text:p>
          </table:table-cell>
          <table:table-cell office:value-type="float" office:value="19684.2476751733" calcext:value-type="float">
            <text:p>19684.2476751733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001.87513766572" calcext:value-type="float">
            <text:p>2001.87513766572</text:p>
          </table:table-cell>
          <table:table-cell office:value-type="float" office:value="19919.83908349" calcext:value-type="float">
            <text:p>19919.83908349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076.94605210223" calcext:value-type="float">
            <text:p>2076.94605210223</text:p>
          </table:table-cell>
          <table:table-cell office:value-type="float" office:value="20243.644689161" calcext:value-type="float">
            <text:p>20243.64468916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063.90923570349" calcext:value-type="float">
            <text:p>2063.90923570349</text:p>
          </table:table-cell>
          <table:table-cell office:value-type="float" office:value="20562.8885931527" calcext:value-type="float">
            <text:p>20562.8885931527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056.78408550769" calcext:value-type="float">
            <text:p>2056.78408550769</text:p>
          </table:table-cell>
          <table:table-cell office:value-type="float" office:value="20868.5115178487" calcext:value-type="float">
            <text:p>20868.5115178487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055.64500304167" calcext:value-type="float">
            <text:p>2055.64500304167</text:p>
          </table:table-cell>
          <table:table-cell office:value-type="float" office:value="21161.7426012178" calcext:value-type="float">
            <text:p>21161.7426012178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145.96906134928" calcext:value-type="float">
            <text:p>2145.96906134928</text:p>
          </table:table-cell>
          <table:table-cell office:value-type="float" office:value="21528.1314447083" calcext:value-type="float">
            <text:p>21528.1314447083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206.48883482374" calcext:value-type="float">
            <text:p>2206.48883482374</text:p>
          </table:table-cell>
          <table:table-cell office:value-type="float" office:value="21931.8364075074" calcext:value-type="float">
            <text:p>21931.8364075074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208.36849175524" calcext:value-type="float">
            <text:p>2208.36849175524</text:p>
          </table:table-cell>
          <table:table-cell office:value-type="float" office:value="22312.7806112806" calcext:value-type="float">
            <text:p>22312.7806112806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139.87870579305" calcext:value-type="float">
            <text:p>2139.87870579305</text:p>
          </table:table-cell>
          <table:table-cell office:value-type="float" office:value="22599.9903454606" calcext:value-type="float">
            <text:p>22599.9903454606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197.19099273328" calcext:value-type="float">
            <text:p>2197.19099273328</text:p>
          </table:table-cell>
          <table:table-cell office:value-type="float" office:value="22918.3316189852" calcext:value-type="float">
            <text:p>22918.3316189852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331.11205994171" calcext:value-type="float">
            <text:p>2331.11205994171</text:p>
          </table:table-cell>
          <table:table-cell office:value-type="float" office:value="23340.6981560432" calcext:value-type="float">
            <text:p>23340.6981560432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289.71046758318" calcext:value-type="float">
            <text:p>2289.71046758318</text:p>
          </table:table-cell>
          <table:table-cell office:value-type="float" office:value="23692.9156890418" calcext:value-type="float">
            <text:p>23692.915689041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543.60163970626" calcext:value-type="float">
            <text:p>2543.60163970626</text:p>
          </table:table-cell>
          <table:table-cell office:value-type="float" office:value="24273.2899011966" calcext:value-type="float">
            <text:p>24273.289901196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2.16834891954" calcext:value-type="float">
            <text:p>2912.16834891954</text:p>
          </table:table-cell>
          <table:table-cell office:value-type="float" office:value="25190.0843312857" calcext:value-type="float">
            <text:p>25190.084331285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180.14829301533" calcext:value-type="float">
            <text:p>3180.14829301533</text:p>
          </table:table-cell>
          <table:table-cell office:value-type="float" office:value="26335.0681835745" calcext:value-type="float">
            <text:p>26335.0681835745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362.29086848764" calcext:value-type="float">
            <text:p>3362.29086848764</text:p>
          </table:table-cell>
          <table:table-cell office:value-type="float" office:value="27604.7224804759" calcext:value-type="float">
            <text:p>27604.7224804759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766.23603383419" calcext:value-type="float">
            <text:p>3766.23603383419</text:p>
          </table:table-cell>
          <table:table-cell office:value-type="float" office:value="29217.7112689716" calcext:value-type="float">
            <text:p>29217.711268971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4179.22446551711" calcext:value-type="float">
            <text:p>4179.22446551711</text:p>
          </table:table-cell>
          <table:table-cell office:value-type="float" office:value="31162.8208311223" calcext:value-type="float">
            <text:p>31162.8208311223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4484.37261362377" calcext:value-type="float">
            <text:p>4484.37261362377</text:p>
          </table:table-cell>
          <table:table-cell office:value-type="float" office:value="33318.4039172712" calcext:value-type="float">
            <text:p>33318.4039172712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4991.56771926449" calcext:value-type="float">
            <text:p>4991.56771926449</text:p>
          </table:table-cell>
          <table:table-cell office:value-type="float" office:value="35865.2771505716" calcext:value-type="float">
            <text:p>35865.277150571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5406.24878266528" calcext:value-type="float">
            <text:p>5406.24878266528</text:p>
          </table:table-cell>
          <table:table-cell office:value-type="float" office:value="38680.7047061153" calcext:value-type="float">
            <text:p>38680.704706115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6121.56887041976" calcext:value-type="float">
            <text:p>6121.56887041976</text:p>
          </table:table-cell>
          <table:table-cell office:value-type="float" office:value="42045.7742448428" calcext:value-type="float">
            <text:p>42045.774244842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6515.79986624305" calcext:value-type="float">
            <text:p>6515.79986624305</text:p>
          </table:table-cell>
          <table:table-cell office:value-type="float" office:value="45612.6439230592" calcext:value-type="float">
            <text:p>45612.6439230592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7287.35140793096" calcext:value-type="float">
            <text:p>7287.35140793096</text:p>
          </table:table-cell>
          <table:table-cell office:value-type="float" office:value="49724.8217689126" calcext:value-type="float">
            <text:p>49724.821768912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7390.87797362451" calcext:value-type="float">
            <text:p>7390.87797362451</text:p>
          </table:table-cell>
          <table:table-cell office:value-type="float" office:value="53693.7195693302" calcext:value-type="float">
            <text:p>53693.7195693302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7940.14490696729" calcext:value-type="float">
            <text:p>7940.14490696729</text:p>
          </table:table-cell>
          <table:table-cell office:value-type="float" office:value="57933.7646019345" calcext:value-type="float">
            <text:p>57933.7646019345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8823.15754466969" calcext:value-type="float">
            <text:p>8823.15754466969</text:p>
          </table:table-cell>
          <table:table-cell office:value-type="float" office:value="62754.3267235484" calcext:value-type="float">
            <text:p>62754.326723548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244.44460826018" calcext:value-type="float">
            <text:p>9244.44460826018</text:p>
          </table:table-cell>
          <table:table-cell office:value-type="float" office:value="67665.9193108694" calcext:value-type="float">
            <text:p>67665.919310869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0220.0062705714" calcext:value-type="float">
            <text:p>10220.0062705714</text:p>
          </table:table-cell>
          <table:table-cell office:value-type="float" office:value="73202.3523925156" calcext:value-type="float">
            <text:p>73202.3523925156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0498.9448443005" calcext:value-type="float">
            <text:p>10498.9448443005</text:p>
          </table:table-cell>
          <table:table-cell office:value-type="float" office:value="78639.7631703872" calcext:value-type="float">
            <text:p>78639.7631703872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886.7523907258" calcext:value-type="float">
            <text:p>11886.7523907258</text:p>
          </table:table-cell>
          <table:table-cell office:value-type="float" office:value="85057.0437090598" calcext:value-type="float">
            <text:p>85057.0437090598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2645.7230302649" calcext:value-type="float">
            <text:p>12645.7230302649</text:p>
          </table:table-cell>
          <table:table-cell office:value-type="float" office:value="91798.66651294" calcext:value-type="float">
            <text:p>91798.66651294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494.3036269713" calcext:value-type="float">
            <text:p>13494.3036269713</text:p>
          </table:table-cell>
          <table:table-cell office:value-type="float" office:value="98921.8620909968" calcext:value-type="float">
            <text:p>98921.862090996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38.0703635913" calcext:value-type="float">
            <text:p>15038.0703635913</text:p>
          </table:table-cell>
          <table:table-cell office:value-type="float" office:value="107086.560560992" calcext:value-type="float">
            <text:p>107086.56056099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6000.8617172753" calcext:value-type="float">
            <text:p>16000.8617172753</text:p>
          </table:table-cell>
          <table:table-cell office:value-type="float" office:value="115669.088683229" calcext:value-type="float">
            <text:p>115669.088683229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6876.9200797783" calcext:value-type="float">
            <text:p>16876.9200797783</text:p>
          </table:table-cell>
          <table:table-cell office:value-type="float" office:value="124534.935754459" calcext:value-type="float">
            <text:p>124534.93575445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313.7912108562" calcext:value-type="float">
            <text:p>17313.7912108562</text:p>
          </table:table-cell>
          <table:table-cell office:value-type="float" office:value="133202.146716302" calcext:value-type="float">
            <text:p>133202.14671630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372.9100928503" calcext:value-type="float">
            <text:p>18372.9100928503</text:p>
          </table:table-cell>
          <table:table-cell office:value-type="float" office:value="142260.001362434" calcext:value-type="float">
            <text:p>142260.001362434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145.6478030462" calcext:value-type="float">
            <text:p>19145.6478030462</text:p>
          </table:table-cell>
          <table:table-cell office:value-type="float" office:value="151394.102482536" calcext:value-type="float">
            <text:p>151394.102482536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552.9234567065" calcext:value-type="float">
            <text:p>19552.9234567065</text:p>
          </table:table-cell>
          <table:table-cell office:value-type="float" office:value="160211.113003674" calcext:value-type="float">
            <text:p>160211.113003674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0488.7437447867" calcext:value-type="float">
            <text:p>20488.7437447867</text:p>
          </table:table-cell>
          <table:table-cell office:value-type="float" office:value="169222.447547366" calcext:value-type="float">
            <text:p>169222.447547366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970.7728230495" calcext:value-type="float">
            <text:p>20970.7728230495</text:p>
          </table:table-cell>
          <table:table-cell office:value-type="float" office:value="177967.180330047" calcext:value-type="float">
            <text:p>177967.180330047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1377.1398050439" calcext:value-type="float">
            <text:p>21377.1398050439</text:p>
          </table:table-cell>
          <table:table-cell office:value-type="float" office:value="186357.855398967" calcext:value-type="float">
            <text:p>186357.85539896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120.2367190982" calcext:value-type="float">
            <text:p>22120.2367190982</text:p>
          </table:table-cell>
          <table:table-cell office:value-type="float" office:value="194732.091118687" calcext:value-type="float">
            <text:p>194732.091118687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673.6473688168" calcext:value-type="float">
            <text:p>22673.6473688168</text:p>
          </table:table-cell>
          <table:table-cell office:value-type="float" office:value="202909.281970043" calcext:value-type="float">
            <text:p>202909.28197004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130.0886272096" calcext:value-type="float">
            <text:p>24130.0886272096</text:p>
          </table:table-cell>
          <table:table-cell office:value-type="float" office:value="211803.189105088" calcext:value-type="float">
            <text:p>211803.189105088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211.0151497727" calcext:value-type="float">
            <text:p>25211.0151497727</text:p>
          </table:table-cell>
          <table:table-cell office:value-type="float" office:value="221034.114276585" calcext:value-type="float">
            <text:p>221034.114276585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318.8536881636" calcext:value-type="float">
            <text:p>26318.8536881636</text:p>
          </table:table-cell>
          <table:table-cell office:value-type="float" office:value="230621.212394877" calcext:value-type="float">
            <text:p>230621.212394877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501.3067515864" calcext:value-type="float">
            <text:p>27501.3067515864</text:p>
          </table:table-cell>
          <table:table-cell office:value-type="float" office:value="240627.199383251" calcext:value-type="float">
            <text:p>240627.199383251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201.3368417154" calcext:value-type="float">
            <text:p>29201.3368417154</text:p>
          </table:table-cell>
          <table:table-cell office:value-type="float" office:value="251545.136344318" calcext:value-type="float">
            <text:p>251545.136344318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0154.3312881233" calcext:value-type="float">
            <text:p>30154.3312881233</text:p>
          </table:table-cell>
          <table:table-cell office:value-type="float" office:value="262599.99886538" calcext:value-type="float">
            <text:p>262599.99886538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61.7808192474" calcext:value-type="float">
            <text:p>31161.7808192474</text:p>
          </table:table-cell>
          <table:table-cell office:value-type="float" office:value="273806.840635075" calcext:value-type="float">
            <text:p>273806.840635075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14.6527224746" calcext:value-type="float">
            <text:p>32414.6527224746</text:p>
          </table:table-cell>
          <table:table-cell office:value-type="float" office:value="285388.147875833" calcext:value-type="float">
            <text:p>285388.14787583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567.5942537586" calcext:value-type="float">
            <text:p>33567.5942537586</text:p>
          </table:table-cell>
          <table:table-cell office:value-type="float" office:value="297206.126788992" calcext:value-type="float">
            <text:p>297206.126788992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4756.1299533815" calcext:value-type="float">
            <text:p>34756.1299533815</text:p>
          </table:table-cell>
          <table:table-cell office:value-type="float" office:value="309283.088251542" calcext:value-type="float">
            <text:p>309283.088251542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5333.8512731465" calcext:value-type="float">
            <text:p>35333.8512731465</text:p>
          </table:table-cell>
          <table:table-cell office:value-type="float" office:value="320970.731511332" calcext:value-type="float">
            <text:p>320970.731511332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6464.7750195818" calcext:value-type="float">
            <text:p>36464.7750195818</text:p>
          </table:table-cell>
          <table:table-cell office:value-type="float" office:value="332797.567011376" calcext:value-type="float">
            <text:p>332797.567011376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7026.5641289257" calcext:value-type="float">
            <text:p>37026.5641289257</text:p>
          </table:table-cell>
          <table:table-cell office:value-type="float" office:value="344192.972146599" calcext:value-type="float">
            <text:p>344192.97214659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7096.8515454862" calcext:value-type="float">
            <text:p>37096.8515454862</text:p>
          </table:table-cell>
          <table:table-cell office:value-type="float" office:value="354649.223217131" calcext:value-type="float">
            <text:p>354649.223217131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600.0978870799" calcext:value-type="float">
            <text:p>36600.0978870799</text:p>
          </table:table-cell>
          <table:table-cell office:value-type="float" office:value="363626.873051282" calcext:value-type="float">
            <text:p>363626.873051282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377.5808870234" calcext:value-type="float">
            <text:p>37377.5808870234</text:p>
          </table:table-cell>
          <table:table-cell office:value-type="float" office:value="372410.367160475" calcext:value-type="float">
            <text:p>372410.367160475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050.4186759752" calcext:value-type="float">
            <text:p>38050.4186759752</text:p>
          </table:table-cell>
          <table:table-cell office:value-type="float" office:value="380954.112016033" calcext:value-type="float">
            <text:p>380954.112016033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9473.009503499" calcext:value-type="float">
            <text:p>39473.009503499</text:p>
          </table:table-cell>
          <table:table-cell office:value-type="float" office:value="390048.171314027" calcext:value-type="float">
            <text:p>390048.17131402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0085.0813826106" calcext:value-type="float">
            <text:p>40085.0813826106</text:p>
          </table:table-cell>
          <table:table-cell office:value-type="float" office:value="398897.281282107" calcext:value-type="float">
            <text:p>398897.28128210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1345.1914493703" calcext:value-type="float">
            <text:p>41345.1914493703</text:p>
          </table:table-cell>
          <table:table-cell office:value-type="float" office:value="408185.841686205" calcext:value-type="float">
            <text:p>408185.841686205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790.2568002352" calcext:value-type="float">
            <text:p>41790.2568002352</text:p>
          </table:table-cell>
          <table:table-cell office:value-type="float" office:value="417111.949126379" calcext:value-type="float">
            <text:p>417111.949126379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744.6456234194" calcext:value-type="float">
            <text:p>42744.6456234194</text:p>
          </table:table-cell>
          <table:table-cell office:value-type="float" office:value="426202.466577563" calcext:value-type="float">
            <text:p>426202.466577563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4196.0552713504" calcext:value-type="float">
            <text:p>44196.0552713504</text:p>
          </table:table-cell>
          <table:table-cell office:value-type="float" office:value="435945.17916713" calcext:value-type="float">
            <text:p>435945.1791671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5011.0217874362" calcext:value-type="float">
            <text:p>45011.0217874362</text:p>
          </table:table-cell>
          <table:table-cell office:value-type="float" office:value="445705.701344645" calcext:value-type="float">
            <text:p>445705.70134464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4856.4751715014" calcext:value-type="float">
            <text:p>44856.4751715014</text:p>
          </table:table-cell>
          <table:table-cell office:value-type="float" office:value="454512.360961898" calcext:value-type="float">
            <text:p>454512.360961898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3813.2438860311" calcext:value-type="float">
            <text:p>43813.2438860311</text:p>
          </table:table-cell>
          <table:table-cell office:value-type="float" office:value="461465.368695527" calcext:value-type="float">
            <text:p>461465.368695527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3644.7541232494" calcext:value-type="float">
            <text:p>43644.7541232494</text:p>
          </table:table-cell>
          <table:table-cell office:value-type="float" office:value="467478.369952146" calcext:value-type="float">
            <text:p>467478.369952146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4590.491471639" calcext:value-type="float">
            <text:p>44590.491471639</text:p>
          </table:table-cell>
          <table:table-cell office:value-type="float" office:value="473715.384970185" calcext:value-type="float">
            <text:p>473715.38497018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505.4110137636" calcext:value-type="float">
            <text:p>44505.4110137636</text:p>
          </table:table-cell>
          <table:table-cell office:value-type="float" office:value="479185.427440925" calcext:value-type="float">
            <text:p>479185.427440925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4790.7595132033" calcext:value-type="float">
            <text:p>44790.7595132033</text:p>
          </table:table-cell>
          <table:table-cell office:value-type="float" office:value="484311.115443899" calcext:value-type="float">
            <text:p>484311.11544389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687.1095593129" calcext:value-type="float">
            <text:p>45687.1095593129</text:p>
          </table:table-cell>
          <table:table-cell office:value-type="float" office:value="489730.697635808" calcext:value-type="float">
            <text:p>489730.69763580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4184.8517758529" calcext:value-type="float">
            <text:p>44184.8517758529</text:p>
          </table:table-cell>
          <table:table-cell office:value-type="float" office:value="493092.013599614" calcext:value-type="float">
            <text:p>493092.013599614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3254.4654401884" calcext:value-type="float">
            <text:p>43254.4654401884</text:p>
          </table:table-cell>
          <table:table-cell office:value-type="float" office:value="495016.285813317" calcext:value-type="float">
            <text:p>495016.285813317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1952.0484075635" calcext:value-type="float">
            <text:p>41952.0484075635</text:p>
          </table:table-cell>
          <table:table-cell office:value-type="float" office:value="495198.592197849" calcext:value-type="float">
            <text:p>495198.59219784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285.7166307072" calcext:value-type="float">
            <text:p>42285.7166307072</text:p>
          </table:table-cell>
          <table:table-cell office:value-type="float" office:value="495351.625886254" calcext:value-type="float">
            <text:p>495351.62588625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1225.2348238675" calcext:value-type="float">
            <text:p>41225.2348238675</text:p>
          </table:table-cell>
          <table:table-cell office:value-type="float" office:value="494183.140105391" calcext:value-type="float">
            <text:p>494183.14010539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1738.1942442441" calcext:value-type="float">
            <text:p>41738.1942442441</text:p>
          </table:table-cell>
          <table:table-cell office:value-type="float" office:value="493349.046577262" calcext:value-type="float">
            <text:p>493349.046577262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465.2587569311" calcext:value-type="float">
            <text:p>42465.2587569311</text:p>
          </table:table-cell>
          <table:table-cell office:value-type="float" office:value="493128.764776676" calcext:value-type="float">
            <text:p>493128.764776676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2749.1808262577" calcext:value-type="float">
            <text:p>42749.1808262577</text:p>
          </table:table-cell>
          <table:table-cell office:value-type="float" office:value="493128.080773977" calcext:value-type="float">
            <text:p>493128.080773977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988.1864249907" calcext:value-type="float">
            <text:p>42988.1864249907</text:p>
          </table:table-cell>
          <table:table-cell office:value-type="float" office:value="493327.613840463" calcext:value-type="float">
            <text:p>493327.613840463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3099.7795878666" calcext:value-type="float">
            <text:p>43099.7795878666</text:p>
          </table:table-cell>
          <table:table-cell office:value-type="float" office:value="493625.053674956" calcext:value-type="float">
            <text:p>493625.053674956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2461.4435638997" calcext:value-type="float">
            <text:p>42461.4435638997</text:p>
          </table:table-cell>
          <table:table-cell office:value-type="float" office:value="493260.394739908" calcext:value-type="float">
            <text:p>493260.39473990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3698.6065851953" calcext:value-type="float">
            <text:p>43698.6065851953</text:p>
          </table:table-cell>
          <table:table-cell office:value-type="float" office:value="494128.346117499" calcext:value-type="float">
            <text:p>494128.34611749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3374.9420590082" calcext:value-type="float">
            <text:p>43374.9420590082</text:p>
          </table:table-cell>
          <table:table-cell office:value-type="float" office:value="494671.390862302" calcext:value-type="float">
            <text:p>494671.390862302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3864.8438645208" calcext:value-type="float">
            <text:p>43864.8438645208</text:p>
          </table:table-cell>
          <table:table-cell office:value-type="float" office:value="495703.340730217" calcext:value-type="float">
            <text:p>495703.34073021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4429.6721512889" calcext:value-type="float">
            <text:p>44429.6721512889</text:p>
          </table:table-cell>
          <table:table-cell office:value-type="float" office:value="497255.548007687" calcext:value-type="float">
            <text:p>497255.548007687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3424.5917373453" calcext:value-type="float">
            <text:p>43424.5917373453</text:p>
          </table:table-cell>
          <table:table-cell office:value-type="float" office:value="497741.652317393" calcext:value-type="float">
            <text:p>497741.65231739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3213.4456360905" calcext:value-type="float">
            <text:p>43213.4456360905</text:p>
          </table:table-cell>
          <table:table-cell office:value-type="float" office:value="497932.313446898" calcext:value-type="float">
            <text:p>497932.313446898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1857.578860046" calcext:value-type="float">
            <text:p>41857.578860046</text:p>
          </table:table-cell>
          <table:table-cell office:value-type="float" office:value="496706.322245568" calcext:value-type="float">
            <text:p>496706.322245568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1260.1820053993" calcext:value-type="float">
            <text:p>41260.1820053993</text:p>
          </table:table-cell>
          <table:table-cell office:value-type="float" office:value="494831.862623142" calcext:value-type="float">
            <text:p>494831.862623142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0233.2996883992" calcext:value-type="float">
            <text:p>40233.2996883992</text:p>
          </table:table-cell>
          <table:table-cell office:value-type="float" office:value="491936.518680856" calcext:value-type="float">
            <text:p>491936.518680856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8983.9798362993" calcext:value-type="float">
            <text:p>38983.9798362993</text:p>
          </table:table-cell>
          <table:table-cell office:value-type="float" office:value="487836.122914711" calcext:value-type="float">
            <text:p>487836.122914711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6482.9507009875" calcext:value-type="float">
            <text:p>36482.9507009875</text:p>
          </table:table-cell>
          <table:table-cell office:value-type="float" office:value="481332.153098407" calcext:value-type="float">
            <text:p>481332.15309840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4803.111977925" calcext:value-type="float">
            <text:p>34803.111977925</text:p>
          </table:table-cell>
          <table:table-cell office:value-type="float" office:value="473349.222769486" calcext:value-type="float">
            <text:p>473349.222769486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3108.5917334143" calcext:value-type="float">
            <text:p>33108.5917334143</text:p>
          </table:table-cell>
          <table:table-cell office:value-type="float" office:value="463998.414444508" calcext:value-type="float">
            <text:p>463998.414444508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2030.5238751369" calcext:value-type="float">
            <text:p>32030.5238751369</text:p>
          </table:table-cell>
          <table:table-cell office:value-type="float" office:value="454025.596012093" calcext:value-type="float">
            <text:p>454025.596012093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1357.3760162263" calcext:value-type="float">
            <text:p>31357.3760162263</text:p>
          </table:table-cell>
          <table:table-cell office:value-type="float" office:value="443921.381240483" calcext:value-type="float">
            <text:p>443921.38124048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1564.2056547372" calcext:value-type="float">
            <text:p>31564.2056547372</text:p>
          </table:table-cell>
          <table:table-cell office:value-type="float" office:value="434634.349452829" calcext:value-type="float">
            <text:p>434634.349452829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1215.7042064642" calcext:value-type="float">
            <text:p>31215.7042064642</text:p>
          </table:table-cell>
          <table:table-cell office:value-type="float" office:value="425696.993655568" calcext:value-type="float">
            <text:p>425696.993655568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0837.0720257493" calcext:value-type="float">
            <text:p>30837.0720257493</text:p>
          </table:table-cell>
          <table:table-cell office:value-type="float" office:value="417106.757966988" calcext:value-type="float">
            <text:p>417106.757966988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0416.1245188312" calcext:value-type="float">
            <text:p>30416.1245188312</text:p>
          </table:table-cell>
          <table:table-cell office:value-type="float" office:value="408825.1835043" calcext:value-type="float">
            <text:p>408825.183504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0399.6508667247" calcext:value-type="float">
            <text:p>30399.6508667247</text:p>
          </table:table-cell>
          <table:table-cell office:value-type="float" office:value="401311.261721355" calcext:value-type="float">
            <text:p>401311.26172135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1573.0682123137" calcext:value-type="float">
            <text:p>31573.0682123137</text:p>
          </table:table-cell>
          <table:table-cell office:value-type="float" office:value="395723.642062807" calcext:value-type="float">
            <text:p>395723.64206280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856.2151948776" calcext:value-type="float">
            <text:p>30856.2151948776</text:p>
          </table:table-cell>
          <table:table-cell office:value-type="float" office:value="390136.368525777" calcext:value-type="float">
            <text:p>390136.368525777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1733.0804072938" calcext:value-type="float">
            <text:p>31733.0804072938</text:p>
          </table:table-cell>
          <table:table-cell office:value-type="float" office:value="386056.568549594" calcext:value-type="float">
            <text:p>386056.568549594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3452.4002544147" calcext:value-type="float">
            <text:p>33452.4002544147</text:p>
          </table:table-cell>
          <table:table-cell office:value-type="float" office:value="384297.913069149" calcext:value-type="float">
            <text:p>384297.913069149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4159.5233620767" calcext:value-type="float">
            <text:p>34159.5233620767</text:p>
          </table:table-cell>
          <table:table-cell office:value-type="float" office:value="383726.593916294" calcext:value-type="float">
            <text:p>383726.593916294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5453.1196922293" calcext:value-type="float">
            <text:p>35453.1196922293</text:p>
          </table:table-cell>
          <table:table-cell office:value-type="float" office:value="384826.90246193" calcext:value-type="float">
            <text:p>384826.9024619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5809.2951955968" calcext:value-type="float">
            <text:p>35809.2951955968</text:p>
          </table:table-cell>
          <table:table-cell office:value-type="float" office:value="386562.171994428" calcext:value-type="float">
            <text:p>386562.17199442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7165.3756269164" calcext:value-type="float">
            <text:p>37165.3756269164</text:p>
          </table:table-cell>
          <table:table-cell office:value-type="float" office:value="389824.887730271" calcext:value-type="float">
            <text:p>389824.887730271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8638.2470679552" calcext:value-type="float">
            <text:p>38638.2470679552</text:p>
          </table:table-cell>
          <table:table-cell office:value-type="float" office:value="394625.237174247" calcext:value-type="float">
            <text:p>394625.23717424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9868.7569386495" calcext:value-type="float">
            <text:p>39868.7569386495</text:p>
          </table:table-cell>
          <table:table-cell office:value-type="float" office:value="400622.477573101" calcext:value-type="float">
            <text:p>400622.47757310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1878.1398088465" calcext:value-type="float">
            <text:p>41878.1398088465</text:p>
          </table:table-cell>
          <table:table-cell office:value-type="float" office:value="408439.021353097" calcext:value-type="float">
            <text:p>408439.02135309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3654.7913031551" calcext:value-type="float">
            <text:p>43654.7913031551</text:p>
          </table:table-cell>
          <table:table-cell office:value-type="float" office:value="417758.997660819" calcext:value-type="float">
            <text:p>417758.997660819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136.9418254522" calcext:value-type="float">
            <text:p>46136.9418254522</text:p>
          </table:table-cell>
          <table:table-cell office:value-type="float" office:value="429144.53178274" calcext:value-type="float">
            <text:p>429144.53178274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49110.8209410236" calcext:value-type="float">
            <text:p>49110.8209410236</text:p>
          </table:table-cell>
          <table:table-cell office:value-type="float" office:value="442953.793813727" calcext:value-type="float">
            <text:p>442953.793813727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1245.349698065" calcext:value-type="float">
            <text:p>51245.349698065</text:p>
          </table:table-cell>
          <table:table-cell office:value-type="float" office:value="458233.77087898" calcext:value-type="float">
            <text:p>458233.7708789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2970.1756567225" calcext:value-type="float">
            <text:p>52970.1756567225</text:p>
          </table:table-cell>
          <table:table-cell office:value-type="float" office:value="474402.055343924" calcext:value-type="float">
            <text:p>474402.055343924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5826.1103834747" calcext:value-type="float">
            <text:p>55826.1103834747</text:p>
          </table:table-cell>
          <table:table-cell office:value-type="float" office:value="492470.874583794" calcext:value-type="float">
            <text:p>492470.874583794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899.4197962462" calcext:value-type="float">
            <text:p>58899.4197962462</text:p>
          </table:table-cell>
          <table:table-cell office:value-type="float" office:value="512497.774827063" calcext:value-type="float">
            <text:p>512497.77482706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315.8545770636" calcext:value-type="float">
            <text:p>60315.8545770636</text:p>
          </table:table-cell>
          <table:table-cell office:value-type="float" office:value="532690.462747364" calcext:value-type="float">
            <text:p>532690.462747364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5090.0638316937" calcext:value-type="float">
            <text:p>65090.0638316937</text:p>
          </table:table-cell>
          <table:table-cell office:value-type="float" office:value="556281.080215307" calcext:value-type="float">
            <text:p>556281.080215307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6051.3527470319" calcext:value-type="float">
            <text:p>66051.3527470319</text:p>
          </table:table-cell>
          <table:table-cell office:value-type="float" office:value="579339.86313423" calcext:value-type="float">
            <text:p>579339.8631342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7997.0505828385" calcext:value-type="float">
            <text:p>67997.0505828385</text:p>
          </table:table-cell>
          <table:table-cell office:value-type="float" office:value="602702.660385061" calcext:value-type="float">
            <text:p>602702.660385061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68664.9332685492" calcext:value-type="float">
            <text:p>68664.9332685492</text:p>
          </table:table-cell>
          <table:table-cell office:value-type="float" office:value="624989.654664419" calcext:value-type="float">
            <text:p>624989.65466441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1856.0520805357" calcext:value-type="float">
            <text:p>71856.0520805357</text:p>
          </table:table-cell>
          <table:table-cell office:value-type="float" office:value="648645.530333407" calcext:value-type="float">
            <text:p>648645.53033340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4251.2702394269" calcext:value-type="float">
            <text:p>74251.2702394269</text:p>
          </table:table-cell>
          <table:table-cell office:value-type="float" office:value="672813.23589754" calcext:value-type="float">
            <text:p>672813.23589754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6894.3290627198" calcext:value-type="float">
            <text:p>76894.3290627198</text:p>
          </table:table-cell>
          <table:table-cell office:value-type="float" office:value="697673.231233493" calcext:value-type="float">
            <text:p>697673.231233493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79634.6973331608" calcext:value-type="float">
            <text:p>79634.6973331608</text:p>
          </table:table-cell>
          <table:table-cell office:value-type="float" office:value="723288.564502257" calcext:value-type="float">
            <text:p>723288.564502257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1058.7887731313" calcext:value-type="float">
            <text:p>81058.7887731313</text:p>
          </table:table-cell>
          <table:table-cell office:value-type="float" office:value="748292.959930745" calcext:value-type="float">
            <text:p>748292.959930745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2634.3693095153" calcext:value-type="float">
            <text:p>82634.3693095153</text:p>
          </table:table-cell>
          <table:table-cell office:value-type="float" office:value="772800.678966676" calcext:value-type="float">
            <text:p>772800.678966676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83197.3187268154" calcext:value-type="float">
            <text:p>83197.3187268154</text:p>
          </table:table-cell>
          <table:table-cell office:value-type="float" office:value="795770.61483913" calcext:value-type="float">
            <text:p>795770.6148391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82842.0085600315" calcext:value-type="float">
            <text:p>82842.0085600315</text:p>
          </table:table-cell>
          <table:table-cell office:value-type="float" office:value="816269.256490128" calcext:value-type="float">
            <text:p>816269.256490128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82697.2158798306" calcext:value-type="float">
            <text:p>82697.2158798306</text:p>
          </table:table-cell>
          <table:table-cell office:value-type="float" office:value="834601.097767262" calcext:value-type="float">
            <text:p>834601.09776726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82100.5278127274" calcext:value-type="float">
            <text:p>82100.5278127274</text:p>
          </table:table-cell>
          <table:table-cell office:value-type="float" office:value="850365.574773465" calcext:value-type="float">
            <text:p>850365.574773465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80517.6923994261" calcext:value-type="float">
            <text:p>80517.6923994261</text:p>
          </table:table-cell>
          <table:table-cell office:value-type="float" office:value="862683.278352182" calcext:value-type="float">
            <text:p>862683.278352182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7974.1437074434" calcext:value-type="float">
            <text:p>77974.1437074434</text:p>
          </table:table-cell>
          <table:table-cell office:value-type="float" office:value="870779.723799013" calcext:value-type="float">
            <text:p>870779.72379901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5890.2738910804" calcext:value-type="float">
            <text:p>75890.2738910804</text:p>
          </table:table-cell>
          <table:table-cell office:value-type="float" office:value="875307.95547774" calcext:value-type="float">
            <text:p>875307.9554777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4840.4432966775" calcext:value-type="float">
            <text:p>74840.4432966775</text:p>
          </table:table-cell>
          <table:table-cell office:value-type="float" office:value="877563.587487484" calcext:value-type="float">
            <text:p>877563.587487484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2224.8995739954" calcext:value-type="float">
            <text:p>72224.8995739954</text:p>
          </table:table-cell>
          <table:table-cell office:value-type="float" office:value="876206.65981545" calcext:value-type="float">
            <text:p>876206.65981545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8665.5609404251" calcext:value-type="float">
            <text:p>68665.5609404251</text:p>
          </table:table-cell>
          <table:table-cell office:value-type="float" office:value="870551.156805522" calcext:value-type="float">
            <text:p>870551.156805522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186.8611253947" calcext:value-type="float">
            <text:p>65186.8611253947</text:p>
          </table:table-cell>
          <table:table-cell office:value-type="float" office:value="860963.702522406" calcext:value-type="float">
            <text:p>860963.702522406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0855.7256710634" calcext:value-type="float">
            <text:p>60855.7256710634</text:p>
          </table:table-cell>
          <table:table-cell office:value-type="float" office:value="846873.31828922" calcext:value-type="float">
            <text:p>846873.31828922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56843.6776113506" calcext:value-type="float">
            <text:p>56843.6776113506</text:p>
          </table:table-cell>
          <table:table-cell office:value-type="float" office:value="828923.662330076" calcext:value-type="float">
            <text:p>828923.66233007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55299.3942603247" calcext:value-type="float">
            <text:p>55299.3942603247</text:p>
          </table:table-cell>
          <table:table-cell office:value-type="float" office:value="809897.171435684" calcext:value-type="float">
            <text:p>809897.171435684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53658.1872148464" calcext:value-type="float">
            <text:p>53658.1872148464</text:p>
          </table:table-cell>
          <table:table-cell office:value-type="float" office:value="789990.587540518" calcext:value-type="float">
            <text:p>789990.587540518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51975.8383188595" calcext:value-type="float">
            <text:p>51975.8383188595</text:p>
          </table:table-cell>
          <table:table-cell office:value-type="float" office:value="769438.973189201" calcext:value-type="float">
            <text:p>769438.973189201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50499.5083753534" calcext:value-type="float">
            <text:p>50499.5083753534</text:p>
          </table:table-cell>
          <table:table-cell office:value-type="float" office:value="748664.181156277" calcext:value-type="float">
            <text:p>748664.181156277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48813.1936609852" calcext:value-type="float">
            <text:p>48813.1936609852</text:p>
          </table:table-cell>
          <table:table-cell office:value-type="float" office:value="727591.98349477" calcext:value-type="float">
            <text:p>727591.98349477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46723.9525110988" calcext:value-type="float">
            <text:p>46723.9525110988</text:p>
          </table:table-cell>
          <table:table-cell office:value-type="float" office:value="705939.387432431" calcext:value-type="float">
            <text:p>705939.387432431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44427.3546392776" calcext:value-type="float">
            <text:p>44427.3546392776</text:p>
          </table:table-cell>
          <table:table-cell office:value-type="float" office:value="683631.80210746" calcext:value-type="float">
            <text:p>683631.80210746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2895.9361777594" calcext:value-type="float">
            <text:p>42895.9361777594</text:p>
          </table:table-cell>
          <table:table-cell office:value-type="float" office:value="661439.545116329" calcext:value-type="float">
            <text:p>661439.545116329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42488.3422835925" calcext:value-type="float">
            <text:p>42488.3422835925</text:p>
          </table:table-cell>
          <table:table-cell office:value-type="float" office:value="640634.707588465" calcext:value-type="float">
            <text:p>640634.707588465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1435.2064709162" calcext:value-type="float">
            <text:p>41435.2064709162</text:p>
          </table:table-cell>
          <table:table-cell office:value-type="float" office:value="620571.89635894" calcext:value-type="float">
            <text:p>620571.8963589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0631.0250876283" calcext:value-type="float">
            <text:p>40631.0250876283</text:p>
          </table:table-cell>
          <table:table-cell office:value-type="float" office:value="601523.647564708" calcext:value-type="float">
            <text:p>601523.647564708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8398.5134058772" calcext:value-type="float">
            <text:p>38398.5134058772</text:p>
          </table:table-cell>
          <table:table-cell office:value-type="float" office:value="581978.509129224" calcext:value-type="float">
            <text:p>581978.509129224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6751.8044292471" calcext:value-type="float">
            <text:p>36751.8044292471</text:p>
          </table:table-cell>
          <table:table-cell office:value-type="float" office:value="562516.766969135" calcext:value-type="float">
            <text:p>562516.766969135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5870.972585563" calcext:value-type="float">
            <text:p>35870.972585563</text:p>
          </table:table-cell>
          <table:table-cell office:value-type="float" office:value="543877.409002923" calcext:value-type="float">
            <text:p>543877.409002923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039.7980504039" calcext:value-type="float">
            <text:p>34039.7980504039</text:p>
          </table:table-cell>
          <table:table-cell office:value-type="float" office:value="525081.724516297" calcext:value-type="float">
            <text:p>525081.72451629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2228.0725551539" calcext:value-type="float">
            <text:p>32228.0725551539</text:p>
          </table:table-cell>
          <table:table-cell office:value-type="float" office:value="506152.442345942" calcext:value-type="float">
            <text:p>506152.442345942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0335.6274922109" calcext:value-type="float">
            <text:p>30335.6274922109</text:p>
          </table:table-cell>
          <table:table-cell office:value-type="float" office:value="486983.797024036" calcext:value-type="float">
            <text:p>486983.797024036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8486.4394640761" calcext:value-type="float">
            <text:p>28486.4394640761</text:p>
          </table:table-cell>
          <table:table-cell office:value-type="float" office:value="467628.154045441" calcext:value-type="float">
            <text:p>467628.15404544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27469.7842910411" calcext:value-type="float">
            <text:p>27469.7842910411</text:p>
          </table:table-cell>
          <table:table-cell office:value-type="float" office:value="448929.876126963" calcext:value-type="float">
            <text:p>448929.87612696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6216.2126295551" calcext:value-type="float">
            <text:p>26216.2126295551</text:p>
          </table:table-cell>
          <table:table-cell office:value-type="float" office:value="430634.534425088" calcext:value-type="float">
            <text:p>430634.53442508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5084.5389147155" calcext:value-type="float">
            <text:p>25084.5389147155</text:p>
          </table:table-cell>
          <table:table-cell office:value-type="float" office:value="412856.168417699" calcext:value-type="float">
            <text:p>412856.16841769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4376.7785375715" calcext:value-type="float">
            <text:p>24376.7785375715</text:p>
          </table:table-cell>
          <table:table-cell office:value-type="float" office:value="396014.954633137" calcext:value-type="float">
            <text:p>396014.954633137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3337.1306399603" calcext:value-type="float">
            <text:p>23337.1306399603</text:p>
          </table:table-cell>
          <table:table-cell office:value-type="float" office:value="379761.724921176" calcext:value-type="float">
            <text:p>379761.724921176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3436.1208288004" calcext:value-type="float">
            <text:p>23436.1208288004</text:p>
          </table:table-cell>
          <table:table-cell office:value-type="float" office:value="365178.723545855" calcext:value-type="float">
            <text:p>365178.723545855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4013.6377100341" calcext:value-type="float">
            <text:p>24013.6377100341</text:p>
          </table:table-cell>
          <table:table-cell office:value-type="float" office:value="352662.649318242" calcext:value-type="float">
            <text:p>352662.649318242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3712.6399167989" calcext:value-type="float">
            <text:p>23712.6399167989</text:p>
          </table:table-cell>
          <table:table-cell office:value-type="float" office:value="341287.198018827" calcext:value-type="float">
            <text:p>341287.198018827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2276.2046265849" calcext:value-type="float">
            <text:p>22276.2046265849</text:p>
          </table:table-cell>
          <table:table-cell office:value-type="float" office:value="329837.223187805" calcext:value-type="float">
            <text:p>329837.223187805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1506.6551828454" calcext:value-type="float">
            <text:p>21506.6551828454</text:p>
          </table:table-cell>
          <table:table-cell office:value-type="float" office:value="318885.338060028" calcext:value-type="float">
            <text:p>318885.338060028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0809.3813626522" calcext:value-type="float">
            <text:p>20809.3813626522</text:p>
          </table:table-cell>
          <table:table-cell office:value-type="float" office:value="308442.715413481" calcext:value-type="float">
            <text:p>308442.715413481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9969.6260355751" calcext:value-type="float">
            <text:p>19969.6260355751</text:p>
          </table:table-cell>
          <table:table-cell office:value-type="float" office:value="298288.460082134" calcext:value-type="float">
            <text:p>298288.460082134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9874.350794571" calcext:value-type="float">
            <text:p>19874.350794571</text:p>
          </table:table-cell>
          <table:table-cell office:value-type="float" office:value="289055.383499893" calcext:value-type="float">
            <text:p>289055.383499893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9964.2527913147" calcext:value-type="float">
            <text:p>19964.2527913147</text:p>
          </table:table-cell>
          <table:table-cell office:value-type="float" office:value="280880.931605185" calcext:value-type="float">
            <text:p>280880.931605185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9666.1625057291" calcext:value-type="float">
            <text:p>19666.1625057291</text:p>
          </table:table-cell>
          <table:table-cell office:value-type="float" office:value="273321.502671878" calcext:value-type="float">
            <text:p>273321.502671878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9489.5826875448" calcext:value-type="float">
            <text:p>19489.5826875448</text:p>
          </table:table-cell>
          <table:table-cell office:value-type="float" office:value="266435.054667326" calcext:value-type="float">
            <text:p>266435.054667326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8864.2493154959" calcext:value-type="float">
            <text:p>18864.2493154959</text:p>
          </table:table-cell>
          <table:table-cell office:value-type="float" office:value="259718.308966288" calcext:value-type="float">
            <text:p>259718.308966288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8093.1680309342" calcext:value-type="float">
            <text:p>18093.1680309342</text:p>
          </table:table-cell>
          <table:table-cell office:value-type="float" office:value="252980.076319817" calcext:value-type="float">
            <text:p>252980.076319817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7869.4900554529" calcext:value-type="float">
            <text:p>17869.4900554529</text:p>
          </table:table-cell>
          <table:table-cell office:value-type="float" office:value="246727.684742462" calcext:value-type="float">
            <text:p>246727.684742462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18169.5236677665" calcext:value-type="float">
            <text:p>18169.5236677665</text:p>
          </table:table-cell>
          <table:table-cell office:value-type="float" office:value="241429.297340872" calcext:value-type="float">
            <text:p>241429.297340872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7254.3307194896" calcext:value-type="float">
            <text:p>17254.3307194896</text:p>
          </table:table-cell>
          <table:table-cell office:value-type="float" office:value="235805.208433472" calcext:value-type="float">
            <text:p>235805.208433472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6599.8764761876" calcext:value-type="float">
            <text:p>16599.8764761876</text:p>
          </table:table-cell>
          <table:table-cell office:value-type="float" office:value="230098.795473422" calcext:value-type="float">
            <text:p>230098.795473422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6388.9458579783" calcext:value-type="float">
            <text:p>16388.9458579783</text:p>
          </table:table-cell>
          <table:table-cell office:value-type="float" office:value="224724.51241276" calcext:value-type="float">
            <text:p>224724.51241276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6055.0704637791" calcext:value-type="float">
            <text:p>16055.0704637791</text:p>
          </table:table-cell>
          <table:table-cell office:value-type="float" office:value="219569.880715825" calcext:value-type="float">
            <text:p>219569.880715825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538.2039825628" calcext:value-type="float">
            <text:p>15538.2039825628</text:p>
          </table:table-cell>
          <table:table-cell office:value-type="float" office:value="214416.506023334" calcext:value-type="float">
            <text:p>214416.506023334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905.74114758" calcext:value-type="float">
            <text:p>14905.74114758</text:p>
          </table:table-cell>
          <table:table-cell office:value-type="float" office:value="209115.582898161" calcext:value-type="float">
            <text:p>209115.582898161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14433.8395448719" calcext:value-type="float">
            <text:p>14433.8395448719</text:p>
          </table:table-cell>
          <table:table-cell office:value-type="float" office:value="203838.782089311" calcext:value-type="float">
            <text:p>203838.782089311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3774.4414638261" calcext:value-type="float">
            <text:p>13774.4414638261</text:p>
          </table:table-cell>
          <table:table-cell office:value-type="float" office:value="198389.771469447" calcext:value-type="float">
            <text:p>198389.771469447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2998.5175039991" calcext:value-type="float">
            <text:p>12998.5175039991</text:p>
          </table:table-cell>
          <table:table-cell office:value-type="float" office:value="192650.135641409" calcext:value-type="float">
            <text:p>192650.135641409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2730.7424361286" calcext:value-type="float">
            <text:p>12730.7424361286</text:p>
          </table:table-cell>
          <table:table-cell office:value-type="float" office:value="187129.424584112" calcext:value-type="float">
            <text:p>187129.424584112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1982.274732141" calcext:value-type="float">
            <text:p>11982.274732141</text:p>
          </table:table-cell>
          <table:table-cell office:value-type="float" office:value="181332.020608537" calcext:value-type="float">
            <text:p>181332.020608537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1087.456738521" calcext:value-type="float">
            <text:p>11087.456738521</text:p>
          </table:table-cell>
          <table:table-cell office:value-type="float" office:value="175123.896116078" calcext:value-type="float">
            <text:p>175123.896116078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0157.4955390691" calcext:value-type="float">
            <text:p>10157.4955390691</text:p>
          </table:table-cell>
          <table:table-cell office:value-type="float" office:value="168478.883091297" calcext:value-type="float">
            <text:p>168478.883091297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9465.43861456007" calcext:value-type="float">
            <text:p>9465.43861456007</text:p>
          </table:table-cell>
          <table:table-cell office:value-type="float" office:value="161643.910353839" calcext:value-type="float">
            <text:p>161643.910353839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863.09105024377" calcext:value-type="float">
            <text:p>8863.09105024377</text:p>
          </table:table-cell>
          <table:table-cell office:value-type="float" office:value="154737.363727697" calcext:value-type="float">
            <text:p>154737.363727697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8069.06705055897" calcext:value-type="float">
            <text:p>8069.06705055897</text:p>
          </table:table-cell>
          <table:table-cell office:value-type="float" office:value="147562.791139483" calcext:value-type="float">
            <text:p>147562.791139483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7172.74853119224" calcext:value-type="float">
            <text:p>7172.74853119224</text:p>
          </table:table-cell>
          <table:table-cell office:value-type="float" office:value="140030.334998232" calcext:value-type="float">
            <text:p>140030.334998232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6969.90362514138" calcext:value-type="float">
            <text:p>6969.90362514138</text:p>
          </table:table-cell>
          <table:table-cell office:value-type="float" office:value="132876.68255375" calcext:value-type="float">
            <text:p>132876.68255375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6559.99493625778" calcext:value-type="float">
            <text:p>6559.99493625778</text:p>
          </table:table-cell>
          <table:table-cell office:value-type="float" office:value="125933.266249939" calcext:value-type="float">
            <text:p>125933.266249939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6372.56416732763" calcext:value-type="float">
            <text:p>6372.56416732763</text:p>
          </table:table-cell>
          <table:table-cell office:value-type="float" office:value="119411.404248166" calcext:value-type="float">
            <text:p>119411.404248166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6195.88561761086" calcext:value-type="float">
            <text:p>6195.88561761086</text:p>
          </table:table-cell>
          <table:table-cell office:value-type="float" office:value="113317.036729141" calcext:value-type="float">
            <text:p>113317.036729141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5956.1422853737" calcext:value-type="float">
            <text:p>5956.1422853737</text:p>
          </table:table-cell>
          <table:table-cell office:value-type="float" office:value="107578.412214385" calcext:value-type="float">
            <text:p>107578.412214385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5943.97815162697" calcext:value-type="float">
            <text:p>5943.97815162697</text:p>
          </table:table-cell>
          <table:table-cell office:value-type="float" office:value="102388.994349621" calcext:value-type="float">
            <text:p>102388.994349621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6184.68321470635" calcext:value-type="float">
            <text:p>6184.68321470635</text:p>
          </table:table-cell>
          <table:table-cell office:value-type="float" office:value="97975.1814961679" calcext:value-type="float">
            <text:p>97975.1814961679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6485.17122069388" calcext:value-type="float">
            <text:p>6485.17122069388</text:p>
          </table:table-cell>
          <table:table-cell office:value-type="float" office:value="94373.6414909454" calcext:value-type="float">
            <text:p>94373.6414909454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6544.70198011184" calcext:value-type="float">
            <text:p>6544.70198011184</text:p>
          </table:table-cell>
          <table:table-cell office:value-type="float" office:value="91298.7470791942" calcext:value-type="float">
            <text:p>91298.7470791942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6661.09754645354" calcext:value-type="float">
            <text:p>6661.09754645354</text:p>
          </table:table-cell>
          <table:table-cell office:value-type="float" office:value="88770.4753182766" calcext:value-type="float">
            <text:p>88770.4753182766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6779.20910307171" calcext:value-type="float">
            <text:p>6779.20910307171</text:p>
          </table:table-cell>
          <table:table-cell office:value-type="float" office:value="86744.1354341448" calcext:value-type="float">
            <text:p>86744.1354341448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6774.64935978863" calcext:value-type="float">
            <text:p>6774.64935978863</text:p>
          </table:table-cell>
          <table:table-cell office:value-type="float" office:value="85035.9370123799" calcext:value-type="float">
            <text:p>85035.9370123799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618.67976236069" calcext:value-type="float">
            <text:p>6618.67976236069</text:p>
          </table:table-cell>
          <table:table-cell office:value-type="float" office:value="83438.8044736079" calcext:value-type="float">
            <text:p>83438.8044736079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6410.86608504271" calcext:value-type="float">
            <text:p>6410.86608504271</text:p>
          </table:table-cell>
          <table:table-cell office:value-type="float" office:value="81889.5258696983" calcext:value-type="float">
            <text:p>81889.5258696983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6084.73989563262" calcext:value-type="float">
            <text:p>6084.73989563262</text:p>
          </table:table-cell>
          <table:table-cell office:value-type="float" office:value="80230.7547124851" calcext:value-type="float">
            <text:p>80230.7547124851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6212.67896987012" calcext:value-type="float">
            <text:p>6212.67896987012</text:p>
          </table:table-cell>
          <table:table-cell office:value-type="float" office:value="78883.9972881532" calcext:value-type="float">
            <text:p>78883.9972881532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6184.62300586823" calcext:value-type="float">
            <text:p>6184.62300586823</text:p>
          </table:table-cell>
          <table:table-cell office:value-type="float" office:value="77677.7927480845" calcext:value-type="float">
            <text:p>77677.7927480845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6175.73600905704" calcext:value-type="float">
            <text:p>6175.73600905704</text:p>
          </table:table-cell>
          <table:table-cell office:value-type="float" office:value="76618.4107676547" calcext:value-type="float">
            <text:p>76618.4107676547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6079.83918177901" calcext:value-type="float">
            <text:p>6079.83918177901</text:p>
          </table:table-cell>
          <table:table-cell office:value-type="float" office:value="75605.4404561566" calcext:value-type="float">
            <text:p>75605.4404561566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865.33957975206" calcext:value-type="float">
            <text:p>5865.33957975206</text:p>
          </table:table-cell>
          <table:table-cell office:value-type="float" office:value="74503.0365812181" calcext:value-type="float">
            <text:p>74503.0365812181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5563.2358291307" calcext:value-type="float">
            <text:p>5563.2358291307</text:p>
          </table:table-cell>
          <table:table-cell office:value-type="float" office:value="73218.2581853545" calcext:value-type="float">
            <text:p>73218.2581853545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5276.96823079029" calcext:value-type="float">
            <text:p>5276.96823079029</text:p>
          </table:table-cell>
          <table:table-cell office:value-type="float" office:value="71764.794392152" calcext:value-type="float">
            <text:p>71764.794392152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5029.19462834023" calcext:value-type="float">
            <text:p>5029.19462834023</text:p>
          </table:table-cell>
          <table:table-cell office:value-type="float" office:value="70170.603134053" calcext:value-type="float">
            <text:p>70170.603134053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5063.42095277339" calcext:value-type="float">
            <text:p>5063.42095277339</text:p>
          </table:table-cell>
          <table:table-cell office:value-type="float" office:value="68733.3899841801" calcext:value-type="float">
            <text:p>68733.3899841801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207.63783437496" calcext:value-type="float">
            <text:p>5207.63783437496</text:p>
          </table:table-cell>
          <table:table-cell office:value-type="float" office:value="67569.2089864292" calcext:value-type="float">
            <text:p>67569.2089864292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5443.84712168149" calcext:value-type="float">
            <text:p>5443.84712168149</text:p>
          </table:table-cell>
          <table:table-cell office:value-type="float" office:value="66769.0734292166" calcext:value-type="float">
            <text:p>66769.0734292166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5522.99570614396" calcext:value-type="float">
            <text:p>5522.99570614396</text:p>
          </table:table-cell>
          <table:table-cell office:value-type="float" office:value="66163.1358430956" calcext:value-type="float">
            <text:p>66163.1358430956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5599.369350539" calcext:value-type="float">
            <text:p>5599.369350539</text:p>
          </table:table-cell>
          <table:table-cell office:value-type="float" office:value="65735.7639697707" calcext:value-type="float">
            <text:p>65735.7639697707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5819.84284503351" calcext:value-type="float">
            <text:p>5819.84284503351</text:p>
          </table:table-cell>
          <table:table-cell office:value-type="float" office:value="65622.2229628211" calcext:value-type="float">
            <text:p>65622.2229628211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5852.98882702575" calcext:value-type="float">
            <text:p>5852.98882702575</text:p>
          </table:table-cell>
          <table:table-cell office:value-type="float" office:value="65621.0690316623" calcext:value-type="float">
            <text:p>65621.0690316623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5727.58573348525" calcext:value-type="float">
            <text:p>5727.58573348525</text:p>
          </table:table-cell>
          <table:table-cell office:value-type="float" office:value="65542.1642219737" calcext:value-type="float">
            <text:p>65542.1642219737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5159.3553096018" calcext:value-type="float">
            <text:p>5159.3553096018</text:p>
          </table:table-cell>
          <table:table-cell office:value-type="float" office:value="64935.4635097487" calcext:value-type="float">
            <text:p>64935.4635097487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4728.76068114841" calcext:value-type="float">
            <text:p>4728.76068114841</text:p>
          </table:table-cell>
          <table:table-cell office:value-type="float" office:value="63930.7600641337" calcext:value-type="float">
            <text:p>63930.7600641337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4113.20694334938" calcext:value-type="float">
            <text:p>4113.20694334938</text:p>
          </table:table-cell>
          <table:table-cell office:value-type="float" office:value="62350.1067342725" calcext:value-type="float">
            <text:p>62350.1067342725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3687.09855093313" calcext:value-type="float">
            <text:p>3687.09855093313</text:p>
          </table:table-cell>
          <table:table-cell office:value-type="float" office:value="60401.240745147" calcext:value-type="float">
            <text:p>60401.240745147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3020.00513821817" calcext:value-type="float">
            <text:p>3020.00513821817</text:p>
          </table:table-cell>
          <table:table-cell office:value-type="float" office:value="57861.5832673386" calcext:value-type="float">
            <text:p>57861.5832673386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2449.2485665798" calcext:value-type="float">
            <text:p>2449.2485665798</text:p>
          </table:table-cell>
          <table:table-cell office:value-type="float" office:value="54852.2981072785" calcext:value-type="float">
            <text:p>54852.2981072785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2252.10421017758" calcext:value-type="float">
            <text:p>2252.10421017758</text:p>
          </table:table-cell>
          <table:table-cell office:value-type="float" office:value="51780.9382899744" calcext:value-type="float">
            <text:p>51780.9382899744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2146.59251129772" calcext:value-type="float">
            <text:p>2146.59251129772</text:p>
          </table:table-cell>
          <table:table-cell office:value-type="float" office:value="48777.2174549398" calcext:value-type="float">
            <text:p>48777.2174549398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2090.44464494914" calcext:value-type="float">
            <text:p>2090.44464494914</text:p>
          </table:table-cell>
          <table:table-cell office:value-type="float" office:value="45914.7263097566" calcext:value-type="float">
            <text:p>45914.7263097566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2304.1510705692" calcext:value-type="float">
            <text:p>2304.1510705692</text:p>
          </table:table-cell>
          <table:table-cell office:value-type="float" office:value="43480.7123239548" calcext:value-type="float">
            <text:p>43480.7123239548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2263.13317538854" calcext:value-type="float">
            <text:p>2263.13317538854</text:p>
          </table:table-cell>
          <table:table-cell office:value-type="float" office:value="41229.4963777396" calcext:value-type="float">
            <text:p>41229.4963777396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2297.04724600618" calcext:value-type="float">
            <text:p>2297.04724600618</text:p>
          </table:table-cell>
          <table:table-cell office:value-type="float" office:value="39237.1064205986" calcext:value-type="float">
            <text:p>39237.1064205986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2304.04847556316" calcext:value-type="float">
            <text:p>2304.04847556316</text:p>
          </table:table-cell>
          <table:table-cell office:value-type="float" office:value="37469.2539311681" calcext:value-type="float">
            <text:p>37469.2539311681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2356.13894803186" calcext:value-type="float">
            <text:p>2356.13894803186</text:p>
          </table:table-cell>
          <table:table-cell office:value-type="float" office:value="35960.8722022184" calcext:value-type="float">
            <text:p>35960.8722022184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2229.59477298266" calcext:value-type="float">
            <text:p>2229.59477298266</text:p>
          </table:table-cell>
          <table:table-cell office:value-type="float" office:value="34507.806196765" calcext:value-type="float">
            <text:p>34507.806196765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2139.59429152072" calcext:value-type="float">
            <text:p>2139.59429152072</text:p>
          </table:table-cell>
          <table:table-cell office:value-type="float" office:value="33135.5255447398" calcext:value-type="float">
            <text:p>33135.5255447398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2035.47307067276" calcext:value-type="float">
            <text:p>2035.47307067276</text:p>
          </table:table-cell>
          <table:table-cell office:value-type="float" office:value="31815.8358675868" calcext:value-type="float">
            <text:p>31815.8358675868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951.73019275006" calcext:value-type="float">
            <text:p>1951.73019275006</text:p>
          </table:table-cell>
          <table:table-cell office:value-type="float" office:value="30559.1269608022" calcext:value-type="float">
            <text:p>30559.1269608022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792.78638497959" calcext:value-type="float">
            <text:p>1792.78638497959</text:p>
          </table:table-cell>
          <table:table-cell office:value-type="float" office:value="29282.2630594417" calcext:value-type="float">
            <text:p>29282.2630594417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707.58021796997" calcext:value-type="float">
            <text:p>1707.58021796997</text:p>
          </table:table-cell>
          <table:table-cell office:value-type="float" office:value="28052.3907553548" calcext:value-type="float">
            <text:p>28052.3907553548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724.73378053812" calcext:value-type="float">
            <text:p>1724.73378053812</text:p>
          </table:table-cell>
          <table:table-cell office:value-type="float" office:value="26964.6122778291" calcext:value-type="float">
            <text:p>26964.6122778291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652.97919846678" calcext:value-type="float">
            <text:p>1652.97919846678</text:p>
          </table:table-cell>
          <table:table-cell office:value-type="float" office:value="25922.3636908669" calcext:value-type="float">
            <text:p>25922.3636908669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696.01841765339" calcext:value-type="float">
            <text:p>1696.01841765339</text:p>
          </table:table-cell>
          <table:table-cell office:value-type="float" office:value="25028.0376039173" calcext:value-type="float">
            <text:p>25028.037603917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582.39669479968" calcext:value-type="float">
            <text:p>1582.39669479968</text:p>
          </table:table-cell>
          <table:table-cell office:value-type="float" office:value="24116.4461814676" calcext:value-type="float">
            <text:p>24116.4461814676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90.97791600781" calcext:value-type="float">
            <text:p>1490.97791600781</text:p>
          </table:table-cell>
          <table:table-cell office:value-type="float" office:value="23202.4970611803" calcext:value-type="float">
            <text:p>23202.4970611803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73.89512107909" calcext:value-type="float">
            <text:p>1473.89512107909</text:p>
          </table:table-cell>
          <table:table-cell office:value-type="float" office:value="22359.8845196702" calcext:value-type="float">
            <text:p>22359.8845196702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7.29724886882" calcext:value-type="float">
            <text:p>1477.29724886882</text:p>
          </table:table-cell>
          <table:table-cell office:value-type="float" office:value="21604.892585051" calcext:value-type="float">
            <text:p>21604.892585051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612.71986365333" calcext:value-type="float">
            <text:p>1612.71986365333</text:p>
          </table:table-cell>
          <table:table-cell office:value-type="float" office:value="21061.8486351645" calcext:value-type="float">
            <text:p>21061.8486351645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775.11244185368" calcext:value-type="float">
            <text:p>1775.11244185368</text:p>
          </table:table-cell>
          <table:table-cell office:value-type="float" office:value="20755.4220317807" calcext:value-type="float">
            <text:p>20755.4220317807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961.96051483659" calcext:value-type="float">
            <text:p>1961.96051483659</text:p>
          </table:table-cell>
          <table:table-cell office:value-type="float" office:value="20703.5646540713" calcext:value-type="float">
            <text:p>20703.5646540713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203.03157075951" calcext:value-type="float">
            <text:p>2203.03157075951</text:p>
          </table:table-cell>
          <table:table-cell office:value-type="float" office:value="20956.5608498202" calcext:value-type="float">
            <text:p>20956.5608498202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246.82019190218" calcext:value-type="float">
            <text:p>2246.82019190218</text:p>
          </table:table-cell>
          <table:table-cell office:value-type="float" office:value="21296.6433081747" calcext:value-type="float">
            <text:p>21296.6433081747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398.66060693093" calcext:value-type="float">
            <text:p>2398.66060693093</text:p>
          </table:table-cell>
          <table:table-cell office:value-type="float" office:value="21818.7557359813" calcext:value-type="float">
            <text:p>21818.7557359813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576.37126710463" calcext:value-type="float">
            <text:p>2576.37126710463</text:p>
          </table:table-cell>
          <table:table-cell office:value-type="float" office:value="22527.7188666563" calcext:value-type="float">
            <text:p>22527.7188666563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71.16187292463" calcext:value-type="float">
            <text:p>2671.16187292463</text:p>
          </table:table-cell>
          <table:table-cell office:value-type="float" office:value="23329.5427089094" calcext:value-type="float">
            <text:p>23329.5427089094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47.52356789633" calcext:value-type="float">
            <text:p>2747.52356789633</text:p>
          </table:table-cell>
          <table:table-cell office:value-type="float" office:value="24188.0250367032" calcext:value-type="float">
            <text:p>24188.0250367032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59.93020865803" calcext:value-type="float">
            <text:p>2859.93020865803</text:p>
          </table:table-cell>
          <table:table-cell office:value-type="float" office:value="25118.0967770975" calcext:value-type="float">
            <text:p>25118.0967770975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93.78779726693" calcext:value-type="float">
            <text:p>2993.78779726693</text:p>
          </table:table-cell>
          <table:table-cell office:value-type="float" office:value="26129.1247943409" calcext:value-type="float">
            <text:p>26129.1247943409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2999.77025732388" calcext:value-type="float">
            <text:p>2999.77025732388</text:p>
          </table:table-cell>
          <table:table-cell office:value-type="float" office:value="27083.4279067904" calcext:value-type="float">
            <text:p>27083.4279067904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008.99190532237" calcext:value-type="float">
            <text:p>3008.99190532237</text:p>
          </table:table-cell>
          <table:table-cell office:value-type="float" office:value="27972.207571508" calcext:value-type="float">
            <text:p>27972.207571508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121.14477754263" calcext:value-type="float">
            <text:p>3121.14477754263</text:p>
          </table:table-cell>
          <table:table-cell office:value-type="float" office:value="28900.9741996063" calcext:value-type="float">
            <text:p>28900.9741996063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069.72831356641" calcext:value-type="float">
            <text:p>3069.72831356641</text:p>
          </table:table-cell>
          <table:table-cell office:value-type="float" office:value="29702.0528445893" calcext:value-type="float">
            <text:p>29702.0528445893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067.63460635496" calcext:value-type="float">
            <text:p>3067.63460635496</text:p>
          </table:table-cell>
          <table:table-cell office:value-type="float" office:value="30425.2499047624" calcext:value-type="float">
            <text:p>30425.2499047624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2940.94436519223" calcext:value-type="float">
            <text:p>2940.94436519223</text:p>
          </table:table-cell>
          <table:table-cell office:value-type="float" office:value="30946.9127351176" calcext:value-type="float">
            <text:p>30946.9127351176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2865.57376588519" calcext:value-type="float">
            <text:p>2865.57376588519</text:p>
          </table:table-cell>
          <table:table-cell office:value-type="float" office:value="31327.0739960506" calcext:value-type="float">
            <text:p>31327.0739960506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2918.8437520871" calcext:value-type="float">
            <text:p>2918.8437520871</text:p>
          </table:table-cell>
          <table:table-cell office:value-type="float" office:value="31700.3984380348" calcext:value-type="float">
            <text:p>31700.3984380348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2884.6918081285" calcext:value-type="float">
            <text:p>2884.6918081285</text:p>
          </table:table-cell>
          <table:table-cell office:value-type="float" office:value="31986.898539572" calcext:value-type="float">
            <text:p>31986.898539572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2832.69096197738" calcext:value-type="float">
            <text:p>2832.69096197738</text:p>
          </table:table-cell>
          <table:table-cell office:value-type="float" office:value="32175.3189274626" calcext:value-type="float">
            <text:p>32175.3189274626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036.75459043116" calcext:value-type="float">
            <text:p>3036.75459043116</text:p>
          </table:table-cell>
          <table:table-cell office:value-type="float" office:value="32530.6354981417" calcext:value-type="float">
            <text:p>32530.6354981417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311.03528920021" calcext:value-type="float">
            <text:p>3311.03528920021</text:p>
          </table:table-cell>
          <table:table-cell office:value-type="float" office:value="33125.8516409406" calcext:value-type="float">
            <text:p>33125.8516409406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556.00115103031" calcext:value-type="float">
            <text:p>3556.00115103031</text:p>
          </table:table-cell>
          <table:table-cell office:value-type="float" office:value="33929.1961156817" calcext:value-type="float">
            <text:p>33929.1961156817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107.84984916811" calcext:value-type="float">
            <text:p>4107.84984916811</text:p>
          </table:table-cell>
          <table:table-cell office:value-type="float" office:value="35244.7720445479" calcext:value-type="float">
            <text:p>35244.7720445479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840.95630721366" calcext:value-type="float">
            <text:p>4840.95630721366</text:p>
          </table:table-cell>
          <table:table-cell office:value-type="float" office:value="37239.1935629761" calcext:value-type="float">
            <text:p>37239.1935629761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5611.50089103978" calcext:value-type="float">
            <text:p>5611.50089103978</text:p>
          </table:table-cell>
          <table:table-cell office:value-type="float" office:value="39931.5865357636" calcext:value-type="float">
            <text:p>39931.5865357636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6295.14919264864" calcext:value-type="float">
            <text:p>6295.14919264864</text:p>
          </table:table-cell>
          <table:table-cell office:value-type="float" office:value="43202.7780123463" calcext:value-type="float">
            <text:p>43202.7780123463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6927.93152701357" calcext:value-type="float">
            <text:p>6927.93152701357</text:p>
          </table:table-cell>
          <table:table-cell office:value-type="float" office:value="46961.9635502364" calcext:value-type="float">
            <text:p>46961.9635502364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7560.04102004884" calcext:value-type="float">
            <text:p>7560.04102004884</text:p>
          </table:table-cell>
          <table:table-cell office:value-type="float" office:value="51166.6818615583" calcext:value-type="float">
            <text:p>51166.6818615583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7979.13324103847" calcext:value-type="float">
            <text:p>7979.13324103847</text:p>
          </table:table-cell>
          <table:table-cell office:value-type="float" office:value="55558.9832253201" calcext:value-type="float">
            <text:p>55558.9832253201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675.53875913889" calcext:value-type="float">
            <text:p>8675.53875913889</text:p>
          </table:table-cell>
          <table:table-cell office:value-type="float" office:value="60377.0402359652" calcext:value-type="float">
            <text:p>60377.0402359652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197.77212192385" calcext:value-type="float">
            <text:p>9197.77212192385</text:p>
          </table:table-cell>
          <table:table-cell office:value-type="float" office:value="65409.6466405744" calcext:value-type="float">
            <text:p>65409.6466405744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557.28343301431" calcext:value-type="float">
            <text:p>9557.28343301431</text:p>
          </table:table-cell>
          <table:table-cell office:value-type="float" office:value="70459.4652584762" calcext:value-type="float">
            <text:p>70459.4652584762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0115.2067114419" calcext:value-type="float">
            <text:p>10115.2067114419</text:p>
          </table:table-cell>
          <table:table-cell office:value-type="float" office:value="75701.5468649349" calcext:value-type="float">
            <text:p>75701.5468649349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0793.5385874951" calcext:value-type="float">
            <text:p>10793.5385874951</text:p>
          </table:table-cell>
          <table:table-cell office:value-type="float" office:value="81230.19338588" calcext:value-type="float">
            <text:p>81230.19338588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1413.8152658398" calcext:value-type="float">
            <text:p>11413.8152658398</text:p>
          </table:table-cell>
          <table:table-cell office:value-type="float" office:value="86964.949625641" calcext:value-type="float">
            <text:p>86964.949625641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1963.1467360372" calcext:value-type="float">
            <text:p>11963.1467360372</text:p>
          </table:table-cell>
          <table:table-cell office:value-type="float" office:value="92815.88910078" calcext:value-type="float">
            <text:p>92815.88910078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2569.5992671071" calcext:value-type="float">
            <text:p>12569.5992671071</text:p>
          </table:table-cell>
          <table:table-cell office:value-type="float" office:value="98821.5029629131" calcext:value-type="float">
            <text:p>98821.5029629131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3020.5556744134" calcext:value-type="float">
            <text:p>13020.5556744134</text:p>
          </table:table-cell>
          <table:table-cell office:value-type="float" office:value="104808.263616959" calcext:value-type="float">
            <text:p>104808.263616959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3662.151568772" calcext:value-type="float">
            <text:p>13662.151568772</text:p>
          </table:table-cell>
          <table:table-cell office:value-type="float" office:value="110952.483884843" calcext:value-type="float">
            <text:p>110952.483884843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885.3251816161" calcext:value-type="float">
            <text:p>13885.3251816161</text:p>
          </table:table-cell>
          <table:table-cell office:value-type="float" office:value="116826.328739057" calcext:value-type="float">
            <text:p>116826.328739057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4073.5502922362" calcext:value-type="float">
            <text:p>14073.5502922362</text:p>
          </table:table-cell>
          <table:table-cell office:value-type="float" office:value="122387.518468962" calcext:value-type="float">
            <text:p>122387.518468962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14.5373884794" calcext:value-type="float">
            <text:p>14414.5373884794</text:p>
          </table:table-cell>
          <table:table-cell office:value-type="float" office:value="127786.874922236" calcext:value-type="float">
            <text:p>127786.874922236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4974.635520539" calcext:value-type="float">
            <text:p>14974.635520539</text:p>
          </table:table-cell>
          <table:table-cell office:value-type="float" office:value="133252.727266301" calcext:value-type="float">
            <text:p>133252.727266301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517.8798539349" calcext:value-type="float">
            <text:p>15517.8798539349</text:p>
          </table:table-cell>
          <table:table-cell office:value-type="float" office:value="138772.96991783" calcext:value-type="float">
            <text:p>138772.96991783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603.7487781437" calcext:value-type="float">
            <text:p>16603.7487781437</text:p>
          </table:table-cell>
          <table:table-cell office:value-type="float" office:value="144897.321205043" calcext:value-type="float">
            <text:p>144897.321205043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686.8568778976" calcext:value-type="float">
            <text:p>17686.8568778976</text:p>
          </table:table-cell>
          <table:table-cell office:value-type="float" office:value="151617.80914837" calcext:value-type="float">
            <text:p>151617.80914837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8971.0440866455" calcext:value-type="float">
            <text:p>18971.0440866455</text:p>
          </table:table-cell>
          <table:table-cell office:value-type="float" office:value="159118.233864766" calcext:value-type="float">
            <text:p>159118.233864766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20378.5143249376" calcext:value-type="float">
            <text:p>20378.5143249376</text:p>
          </table:table-cell>
          <table:table-cell office:value-type="float" office:value="167497.794781338" calcext:value-type="float">
            <text:p>167497.794781338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22271.2809440053" calcext:value-type="float">
            <text:p>22271.2809440053</text:p>
          </table:table-cell>
          <table:table-cell office:value-type="float" office:value="177203.898675204" calcext:value-type="float">
            <text:p>177203.898675204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4362.226745484" calcext:value-type="float">
            <text:p>24362.226745484</text:p>
          </table:table-cell>
          <table:table-cell office:value-type="float" office:value="188375.520211467" calcext:value-type="float">
            <text:p>188375.520211467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6237.5108720653" calcext:value-type="float">
            <text:p>26237.5108720653</text:p>
          </table:table-cell>
          <table:table-cell office:value-type="float" office:value="200725.461899314" calcext:value-type="float">
            <text:p>200725.461899314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8192.0613102468" calcext:value-type="float">
            <text:p>28192.0613102468</text:p>
          </table:table-cell>
          <table:table-cell office:value-type="float" office:value="214251.763891364" calcext:value-type="float">
            <text:p>214251.763891364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30400.042593494" calcext:value-type="float">
            <text:p>30400.042593494</text:p>
          </table:table-cell>
          <table:table-cell office:value-type="float" office:value="229112.01203713" calcext:value-type="float">
            <text:p>229112.01203713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32355.8932142854" calcext:value-type="float">
            <text:p>32355.8932142854</text:p>
          </table:table-cell>
          <table:table-cell office:value-type="float" office:value="244955.283873665" calcext:value-type="float">
            <text:p>244955.283873665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34548.2744087513" calcext:value-type="float">
            <text:p>34548.2744087513</text:p>
          </table:table-cell>
          <table:table-cell office:value-type="float" office:value="261921.103235485" calcext:value-type="float">
            <text:p>261921.103235485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7334.7060806518" calcext:value-type="float">
            <text:p>37334.7060806518</text:p>
          </table:table-cell>
          <table:table-cell office:value-type="float" office:value="280508.802107769" calcext:value-type="float">
            <text:p>280508.802107769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9233.5051909088" calcext:value-type="float">
            <text:p>39233.5051909088</text:p>
          </table:table-cell>
          <table:table-cell office:value-type="float" office:value="299728.933084449" calcext:value-type="float">
            <text:p>299728.933084449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1503.3360440223" calcext:value-type="float">
            <text:p>41503.3360440223</text:p>
          </table:table-cell>
          <table:table-cell office:value-type="float" office:value="319852.613116577" calcext:value-type="float">
            <text:p>319852.613116577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42982.2771154663" calcext:value-type="float">
            <text:p>42982.2771154663</text:p>
          </table:table-cell>
          <table:table-cell office:value-type="float" office:value="339999.140225659" calcext:value-type="float">
            <text:p>339999.140225659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45026.3911484107" calcext:value-type="float">
            <text:p>45026.3911484107</text:p>
          </table:table-cell>
          <table:table-cell office:value-type="float" office:value="360647.494025041" calcext:value-type="float">
            <text:p>360647.494025041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6226.8630896479" calcext:value-type="float">
            <text:p>46226.8630896479</text:p>
          </table:table-cell>
          <table:table-cell office:value-type="float" office:value="380890.843679292" calcext:value-type="float">
            <text:p>380890.843679292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7708.6840922237" calcext:value-type="float">
            <text:p>47708.6840922237</text:p>
          </table:table-cell>
          <table:table-cell office:value-type="float" office:value="400965.017655325" calcext:value-type="float">
            <text:p>400965.017655325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9467.2073008248" calcext:value-type="float">
            <text:p>49467.2073008248</text:p>
          </table:table-cell>
          <table:table-cell office:value-type="float" office:value="421110.906437195" calcext:value-type="float">
            <text:p>421110.906437195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51258.787393943" calcext:value-type="float">
            <text:p>51258.787393943</text:p>
          </table:table-cell>
          <table:table-cell office:value-type="float" office:value="441339.093166085" calcext:value-type="float">
            <text:p>441339.093166085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3485.455120066" calcext:value-type="float">
            <text:p>53485.455120066</text:p>
          </table:table-cell>
          <table:table-cell office:value-type="float" office:value="462072.410798745" calcext:value-type="float">
            <text:p>462072.410798745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5741.4535370499" calcext:value-type="float">
            <text:p>55741.4535370499</text:p>
          </table:table-cell>
          <table:table-cell office:value-type="float" office:value="483326.55873191" calcext:value-type="float">
            <text:p>483326.55873191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8420.7257760249" calcext:value-type="float">
            <text:p>58420.7257760249</text:p>
          </table:table-cell>
          <table:table-cell office:value-type="float" office:value="505503.0846255" calcext:value-type="float">
            <text:p>505503.0846255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61470.531619824" calcext:value-type="float">
            <text:p>61470.531619824</text:p>
          </table:table-cell>
          <table:table-cell office:value-type="float" office:value="528945.269203519" calcext:value-type="float">
            <text:p>528945.269203519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4188.4173930222" calcext:value-type="float">
            <text:p>64188.4173930222</text:p>
          </table:table-cell>
          <table:table-cell office:value-type="float" office:value="553270.705272295" calcext:value-type="float">
            <text:p>553270.705272295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5929.9255969037" calcext:value-type="float">
            <text:p>65929.9255969037</text:p>
          </table:table-cell>
          <table:table-cell office:value-type="float" office:value="577454.743254418" calcext:value-type="float">
            <text:p>577454.743254418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7432.6358752635" calcext:value-type="float">
            <text:p>67432.6358752635</text:p>
          </table:table-cell>
          <table:table-cell office:value-type="float" office:value="601205.701885429" calcext:value-type="float">
            <text:p>601205.701885429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68312.60329604" calcext:value-type="float">
            <text:p>68312.60329604</text:p>
          </table:table-cell>
          <table:table-cell office:value-type="float" office:value="623859.834074769" calcext:value-type="float">
            <text:p>623859.834074769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68159.0297213292" calcext:value-type="float">
            <text:p>68159.0297213292</text:p>
          </table:table-cell>
          <table:table-cell office:value-type="float" office:value="644366.937763749" calcext:value-type="float">
            <text:p>644366.937763749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68162.2601638037" calcext:value-type="float">
            <text:p>68162.2601638037</text:p>
          </table:table-cell>
          <table:table-cell office:value-type="float" office:value="662911.03142712" calcext:value-type="float">
            <text:p>662911.03142712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67708.7597178698" calcext:value-type="float">
            <text:p>67708.7597178698</text:p>
          </table:table-cell>
          <table:table-cell office:value-type="float" office:value="679087.957204292" calcext:value-type="float">
            <text:p>679087.957204292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67232.8895717431" calcext:value-type="float">
            <text:p>67232.8895717431</text:p>
          </table:table-cell>
          <table:table-cell office:value-type="float" office:value="692975.87433974" calcext:value-type="float">
            <text:p>692975.87433974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66415.7527148629" calcext:value-type="float">
            <text:p>66415.7527148629</text:p>
          </table:table-cell>
          <table:table-cell office:value-type="float" office:value="704358.103283412" calcext:value-type="float">
            <text:p>704358.103283412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64586.6157937436" calcext:value-type="float">
            <text:p>64586.6157937436</text:p>
          </table:table-cell>
          <table:table-cell office:value-type="float" office:value="712373.365223512" calcext:value-type="float">
            <text:p>712373.365223512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62901.4825648825" calcext:value-type="float">
            <text:p>62901.4825648825</text:p>
          </table:table-cell>
          <table:table-cell office:value-type="float" office:value="717337.954013124" calcext:value-type="float">
            <text:p>717337.954013124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60726.1474073352" calcext:value-type="float">
            <text:p>60726.1474073352</text:p>
          </table:table-cell>
          <table:table-cell office:value-type="float" office:value="718965.943850557" calcext:value-type="float">
            <text:p>718965.943850557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58032.1419506262" calcext:value-type="float">
            <text:p>58032.1419506262</text:p>
          </table:table-cell>
          <table:table-cell office:value-type="float" office:value="716972.91689345" calcext:value-type="float">
            <text:p>716972.91689345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54975.9635072575" calcext:value-type="float">
            <text:p>54975.9635072575</text:p>
          </table:table-cell>
          <table:table-cell office:value-type="float" office:value="711244.263620414" calcext:value-type="float">
            <text:p>711244.263620414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51958.785643276" calcext:value-type="float">
            <text:p>51958.785643276</text:p>
          </table:table-cell>
          <table:table-cell office:value-type="float" office:value="702082.093951477" calcext:value-type="float">
            <text:p>702082.093951477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50144.7518958396" calcext:value-type="float">
            <text:p>50144.7518958396</text:p>
          </table:table-cell>
          <table:table-cell office:value-type="float" office:value="690976.121978223" calcext:value-type="float">
            <text:p>690976.121978223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48343.8113431055" calcext:value-type="float">
            <text:p>48343.8113431055</text:p>
          </table:table-cell>
          <table:table-cell office:value-type="float" office:value="678204.485523404" calcext:value-type="float">
            <text:p>678204.485523404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47544.4911560004" calcext:value-type="float">
            <text:p>47544.4911560004</text:p>
          </table:table-cell>
          <table:table-cell office:value-type="float" office:value="665003.513407147" calcext:value-type="float">
            <text:p>665003.513407147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46593.8670717665" calcext:value-type="float">
            <text:p>46593.8670717665</text:p>
          </table:table-cell>
          <table:table-cell office:value-type="float" office:value="651450.437411897" calcext:value-type="float">
            <text:p>651450.437411897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46675.8541064901" calcext:value-type="float">
            <text:p>46675.8541064901</text:p>
          </table:table-cell>
          <table:table-cell office:value-type="float" office:value="638734.021403022" calcext:value-type="float">
            <text:p>638734.021403022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47035.9426264086" calcext:value-type="float">
            <text:p>47035.9426264086</text:p>
          </table:table-cell>
          <table:table-cell office:value-type="float" office:value="627263.802174493" calcext:value-type="float">
            <text:p>627263.802174493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46999.1248954692" calcext:value-type="float">
            <text:p>46999.1248954692</text:p>
          </table:table-cell>
          <table:table-cell office:value-type="float" office:value="616689.919177787" calcext:value-type="float">
            <text:p>616689.919177787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47745.9188357597" calcext:value-type="float">
            <text:p>47745.9188357597</text:p>
          </table:table-cell>
          <table:table-cell office:value-type="float" office:value="607832.45303885" calcext:value-type="float">
            <text:p>607832.4530388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48305.3676568644" calcext:value-type="float">
            <text:p>48305.3676568644</text:p>
          </table:table-cell>
          <table:table-cell office:value-type="float" office:value="600473.926933738" calcext:value-type="float">
            <text:p>600473.926933738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48906.7566445196" calcext:value-type="float">
            <text:p>48906.7566445196</text:p>
          </table:table-cell>
          <table:table-cell office:value-type="float" office:value="594594.829789165" calcext:value-type="float">
            <text:p>594594.829789165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49231.9190004626" calcext:value-type="float">
            <text:p>49231.9190004626</text:p>
          </table:table-cell>
          <table:table-cell office:value-type="float" office:value="589839.858320376" calcext:value-type="float">
            <text:p>589839.858320376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49570.5649006749" calcext:value-type="float">
            <text:p>49570.5649006749</text:p>
          </table:table-cell>
          <table:table-cell office:value-type="float" office:value="586122.256477443" calcext:value-type="float">
            <text:p>586122.256477443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50515.2566461243" calcext:value-type="float">
            <text:p>50515.2566461243</text:p>
          </table:table-cell>
          <table:table-cell office:value-type="float" office:value="583952.85669381" calcext:value-type="float">
            <text:p>583952.85669381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51288.3604541435" calcext:value-type="float">
            <text:p>51288.3604541435</text:p>
          </table:table-cell>
          <table:table-cell office:value-type="float" office:value="583049.405098946" calcext:value-type="float">
            <text:p>583049.405098946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52183.3483165121" calcext:value-type="float">
            <text:p>52183.3483165121</text:p>
          </table:table-cell>
          <table:table-cell office:value-type="float" office:value="583420.68575905" calcext:value-type="float">
            <text:p>583420.68575905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52631.4566672726" calcext:value-type="float">
            <text:p>52631.4566672726</text:p>
          </table:table-cell>
          <table:table-cell office:value-type="float" office:value="584520.013403804" calcext:value-type="float">
            <text:p>584520.013403804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53703.7375025574" calcext:value-type="float">
            <text:p>53703.7375025574</text:p>
          </table:table-cell>
          <table:table-cell office:value-type="float" office:value="586888.827535746" calcext:value-type="float">
            <text:p>586888.827535746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54471.3594966467" calcext:value-type="float">
            <text:p>54471.3594966467</text:p>
          </table:table-cell>
          <table:table-cell office:value-type="float" office:value="590123.284433605" calcext:value-type="float">
            <text:p>590123.284433605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54217.7009333819" calcext:value-type="float">
            <text:p>54217.7009333819</text:p>
          </table:table-cell>
          <table:table-cell office:value-type="float" office:value="593114.854000742" calcext:value-type="float">
            <text:p>593114.854000742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54879.0838512151" calcext:value-type="float">
            <text:p>54879.0838512151</text:p>
          </table:table-cell>
          <table:table-cell office:value-type="float" office:value="596716.741216372" calcext:value-type="float">
            <text:p>596716.741216372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55316.120746189" calcext:value-type="float">
            <text:p>55316.120746189</text:p>
          </table:table-cell>
          <table:table-cell office:value-type="float" office:value="600628.747995317" calcext:value-type="float">
            <text:p>600628.747995317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55557.7959984409" calcext:value-type="float">
            <text:p>55557.7959984409</text:p>
          </table:table-cell>
          <table:table-cell office:value-type="float" office:value="604604.831319656" calcext:value-type="float">
            <text:p>604604.831319656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55959.3888792289" calcext:value-type="float">
            <text:p>55959.3888792289</text:p>
          </table:table-cell>
          <table:table-cell office:value-type="float" office:value="608756.327890734" calcext:value-type="float">
            <text:p>608756.327890734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56460.7917976131" calcext:value-type="float">
            <text:p>56460.7917976131</text:p>
          </table:table-cell>
          <table:table-cell office:value-type="float" office:value="613151.723342698" calcext:value-type="float">
            <text:p>613151.723342698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56842.4680255455" calcext:value-type="float">
            <text:p>56842.4680255455</text:p>
          </table:table-cell>
          <table:table-cell office:value-type="float" office:value="617659.867820057" calcext:value-type="float">
            <text:p>617659.867820057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56917.4947638624" calcext:value-type="float">
            <text:p>56917.4947638624</text:p>
          </table:table-cell>
          <table:table-cell office:value-type="float" office:value="621941.335685463" calcext:value-type="float">
            <text:p>621941.335685463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57315.4901037531" calcext:value-type="float">
            <text:p>57315.4901037531</text:p>
          </table:table-cell>
          <table:table-cell office:value-type="float" office:value="626309.930656475" calcext:value-type="float">
            <text:p>626309.930656475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57235.5145595459" calcext:value-type="float">
            <text:p>57235.5145595459</text:p>
          </table:table-cell>
          <table:table-cell office:value-type="float" office:value="630283.93685432" calcext:value-type="float">
            <text:p>630283.93685432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57343.9669659558" calcext:value-type="float">
            <text:p>57343.9669659558</text:p>
          </table:table-cell>
          <table:table-cell office:value-type="float" office:value="634052.224357684" calcext:value-type="float">
            <text:p>634052.224357684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57178.1520480536" calcext:value-type="float">
            <text:p>57178.1520480536</text:p>
          </table:table-cell>
          <table:table-cell office:value-type="float" office:value="637339.561715709" calcext:value-type="float">
            <text:p>637339.561715709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56265.4533407051" calcext:value-type="float">
            <text:p>56265.4533407051</text:p>
          </table:table-cell>
          <table:table-cell office:value-type="float" office:value="639382.868956921" calcext:value-type="float">
            <text:p>639382.868956921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55574.1766462981" calcext:value-type="float">
            <text:p>55574.1766462981</text:p>
          </table:table-cell>
          <table:table-cell office:value-type="float" office:value="640433.541092264" calcext:value-type="float">
            <text:p>640433.541092264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55633.967859789" calcext:value-type="float">
            <text:p>55633.967859789</text:p>
          </table:table-cell>
          <table:table-cell office:value-type="float" office:value="641267.495061187" calcext:value-type="float">
            <text:p>641267.495061187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55317.7667066704" calcext:value-type="float">
            <text:p>55317.7667066704</text:p>
          </table:table-cell>
          <table:table-cell office:value-type="float" office:value="641563.932114894" calcext:value-type="float">
            <text:p>641563.932114894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55410.0834023553" calcext:value-type="float">
            <text:p>55410.0834023553</text:p>
          </table:table-cell>
          <table:table-cell office:value-type="float" office:value="641760.189603389" calcext:value-type="float">
            <text:p>641760.189603389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55859.107032471" calcext:value-type="float">
            <text:p>55859.107032471</text:p>
          </table:table-cell>
          <table:table-cell office:value-type="float" office:value="642255.188100743" calcext:value-type="float">
            <text:p>642255.188100743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55867.8752594585" calcext:value-type="float">
            <text:p>55867.8752594585</text:p>
          </table:table-cell>
          <table:table-cell office:value-type="float" office:value="642652.605117678" calcext:value-type="float">
            <text:p>642652.605117678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55493.8720259477" calcext:value-type="float">
            <text:p>55493.8720259477</text:p>
          </table:table-cell>
          <table:table-cell office:value-type="float" office:value="642577.347300444" calcext:value-type="float">
            <text:p>642577.347300444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55286.6101792699" calcext:value-type="float">
            <text:p>55286.6101792699</text:p>
          </table:table-cell>
          <table:table-cell office:value-type="float" office:value="642225.079520414" calcext:value-type="float">
            <text:p>642225.079520414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54549.7660871509" calcext:value-type="float">
            <text:p>54549.7660871509</text:p>
          </table:table-cell>
          <table:table-cell office:value-type="float" office:value="641089.177905539" calcext:value-type="float">
            <text:p>641089.177905539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54314.0656440623" calcext:value-type="float">
            <text:p>54314.0656440623</text:p>
          </table:table-cell>
          <table:table-cell office:value-type="float" office:value="639706.015337822" calcext:value-type="float">
            <text:p>639706.015337822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54046.6382046973" calcext:value-type="float">
            <text:p>54046.6382046973</text:p>
          </table:table-cell>
          <table:table-cell office:value-type="float" office:value="638074.109365749" calcext:value-type="float">
            <text:p>638074.109365749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53846.0593007758" calcext:value-type="float">
            <text:p>53846.0593007758</text:p>
          </table:table-cell>
          <table:table-cell office:value-type="float" office:value="636277.234332853" calcext:value-type="float">
            <text:p>636277.234332853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54074.0924624943" calcext:value-type="float">
            <text:p>54074.0924624943</text:p>
          </table:table-cell>
          <table:table-cell office:value-type="float" office:value="634776.586201189" calcext:value-type="float">
            <text:p>634776.586201189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52789.4638592369" calcext:value-type="float">
            <text:p>52789.4638592369</text:p>
          </table:table-cell>
          <table:table-cell office:value-type="float" office:value="632076.596476608" calcext:value-type="float">
            <text:p>632076.596476608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52829.6470857531" calcext:value-type="float">
            <text:p>52829.6470857531</text:p>
          </table:table-cell>
          <table:table-cell office:value-type="float" office:value="629538.175829614" calcext:value-type="float">
            <text:p>629538.175829614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51943.4014615414" calcext:value-type="float">
            <text:p>51943.4014615414</text:p>
          </table:table-cell>
          <table:table-cell office:value-type="float" office:value="626246.584398005" calcext:value-type="float">
            <text:p>626246.584398005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51671.6574531698" calcext:value-type="float">
            <text:p>51671.6574531698</text:p>
          </table:table-cell>
          <table:table-cell office:value-type="float" office:value="622853.13819562" calcext:value-type="float">
            <text:p>622853.13819562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51439.2993905347" calcext:value-type="float">
            <text:p>51439.2993905347</text:p>
          </table:table-cell>
          <table:table-cell office:value-type="float" office:value="619447.629328413" calcext:value-type="float">
            <text:p>619447.629328413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51871.9832432763" calcext:value-type="float">
            <text:p>51871.9832432763</text:p>
          </table:table-cell>
          <table:table-cell office:value-type="float" office:value="616697.029383715" calcext:value-type="float">
            <text:p>616697.029383715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52706.45547118" calcext:value-type="float">
            <text:p>52706.45547118</text:p>
          </table:table-cell>
          <table:table-cell office:value-type="float" office:value="615019.706457552" calcext:value-type="float">
            <text:p>615019.706457552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54019.1089901501" calcext:value-type="float">
            <text:p>54019.1089901501</text:p>
          </table:table-cell>
          <table:table-cell office:value-type="float" office:value="614888.538472787" calcext:value-type="float">
            <text:p>614888.538472787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6083.9737410548" calcext:value-type="float">
            <text:p>56083.9737410548</text:p>
          </table:table-cell>
          <table:table-cell office:value-type="float" office:value="617016.250481345" calcext:value-type="float">
            <text:p>617016.250481345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57200.3530604012" calcext:value-type="float">
            <text:p>57200.3530604012</text:p>
          </table:table-cell>
          <table:table-cell office:value-type="float" office:value="620383.463721535" calcext:value-type="float">
            <text:p>620383.463721535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60001.1645560885" calcext:value-type="float">
            <text:p>60001.1645560885</text:p>
          </table:table-cell>
          <table:table-cell office:value-type="float" office:value="626587.93885892" calcext:value-type="float">
            <text:p>626587.93885892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62485.8576062287" calcext:value-type="float">
            <text:p>62485.8576062287</text:p>
          </table:table-cell>
          <table:table-cell office:value-type="float" office:value="635202.028049349" calcext:value-type="float">
            <text:p>635202.028049349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64549.4363461584" calcext:value-type="float">
            <text:p>64549.4363461584</text:p>
          </table:table-cell>
          <table:table-cell office:value-type="float" office:value="645652.585303686" calcext:value-type="float">
            <text:p>645652.585303686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67028.7876092003" calcext:value-type="float">
            <text:p>67028.7876092003</text:p>
          </table:table-cell>
          <table:table-cell office:value-type="float" office:value="658208.449804312" calcext:value-type="float">
            <text:p>658208.449804312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68317.4240069865" calcext:value-type="float">
            <text:p>68317.4240069865</text:p>
          </table:table-cell>
          <table:table-cell office:value-type="float" office:value="671508.446062371" calcext:value-type="float">
            <text:p>671508.446062371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69297.1338054571" calcext:value-type="float">
            <text:p>69297.1338054571</text:p>
          </table:table-cell>
          <table:table-cell office:value-type="float" office:value="685093.616328152" calcext:value-type="float">
            <text:p>685093.616328152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70168.2023744323" calcext:value-type="float">
            <text:p>70168.2023744323</text:p>
          </table:table-cell>
          <table:table-cell office:value-type="float" office:value="698738.100032386" calcext:value-type="float">
            <text:p>698738.100032386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1026.690927659" calcext:value-type="float">
            <text:p>71026.690927659</text:p>
          </table:table-cell>
          <table:table-cell office:value-type="float" office:value="712317.867354466" calcext:value-type="float">
            <text:p>712317.867354466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71611.1742850037" calcext:value-type="float">
            <text:p>71611.1742850037</text:p>
          </table:table-cell>
          <table:table-cell office:value-type="float" office:value="725465.197441903" calcext:value-type="float">
            <text:p>725465.197441903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71844.2784093818" calcext:value-type="float">
            <text:p>71844.2784093818</text:p>
          </table:table-cell>
          <table:table-cell office:value-type="float" office:value="737788.792618109" calcext:value-type="float">
            <text:p>737788.792618109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72941.5996184565" calcext:value-type="float">
            <text:p>72941.5996184565</text:p>
          </table:table-cell>
          <table:table-cell office:value-type="float" office:value="750123.446934938" calcext:value-type="float">
            <text:p>750123.446934938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72121.6781621181" calcext:value-type="float">
            <text:p>72121.6781621181</text:p>
          </table:table-cell>
          <table:table-cell office:value-type="float" office:value="760540.586004732" calcext:value-type="float">
            <text:p>760540.586004732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71084.4667177028" calcext:value-type="float">
            <text:p>71084.4667177028</text:p>
          </table:table-cell>
          <table:table-cell office:value-type="float" office:value="768857.52549353" calcext:value-type="float">
            <text:p>768857.52549353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71305.4622048624" calcext:value-type="float">
            <text:p>71305.4622048624</text:p>
          </table:table-cell>
          <table:table-cell office:value-type="float" office:value="776399.877766451" calcext:value-type="float">
            <text:p>776399.877766451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71229.2455677078" calcext:value-type="float">
            <text:p>71229.2455677078</text:p>
          </table:table-cell>
          <table:table-cell office:value-type="float" office:value="782942.349069476" calcext:value-type="float">
            <text:p>782942.349069476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71088.472279822" calcext:value-type="float">
            <text:p>71088.472279822</text:p>
          </table:table-cell>
          <table:table-cell office:value-type="float" office:value="788514.755971195" calcext:value-type="float">
            <text:p>788514.755971195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0876.1650155945" calcext:value-type="float">
            <text:p>70876.1650155945</text:p>
          </table:table-cell>
          <table:table-cell office:value-type="float" office:value="793119.80998227" calcext:value-type="float">
            <text:p>793119.80998227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71513.8808433509" calcext:value-type="float">
            <text:p>71513.8808433509</text:p>
          </table:table-cell>
          <table:table-cell office:value-type="float" office:value="797695.918836798" calcext:value-type="float">
            <text:p>797695.918836798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73138.471237372" calcext:value-type="float">
            <text:p>73138.471237372</text:p>
          </table:table-cell>
          <table:table-cell office:value-type="float" office:value="803305.21690175" calcext:value-type="float">
            <text:p>803305.21690175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74783.670212467" calcext:value-type="float">
            <text:p>74783.670212467</text:p>
          </table:table-cell>
          <table:table-cell office:value-type="float" office:value="810008.02882075" calcext:value-type="float">
            <text:p>810008.02882075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76210.2107231977" calcext:value-type="float">
            <text:p>76210.2107231977</text:p>
          </table:table-cell>
          <table:table-cell office:value-type="float" office:value="817634.473847353" calcext:value-type="float">
            <text:p>817634.473847353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78197.8577982479" calcext:value-type="float">
            <text:p>78197.8577982479</text:p>
          </table:table-cell>
          <table:table-cell office:value-type="float" office:value="826702.30486732" calcext:value-type="float">
            <text:p>826702.30486732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0453.5359732608" calcext:value-type="float">
            <text:p>80453.5359732608</text:p>
          </table:table-cell>
          <table:table-cell office:value-type="float" office:value="837461.928488409" calcext:value-type="float">
            <text:p>837461.928488409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3378.6227749444" calcext:value-type="float">
            <text:p>83378.6227749444</text:p>
          </table:table-cell>
          <table:table-cell office:value-type="float" office:value="850502.961549488" calcext:value-type="float">
            <text:p>850502.961549488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84696.3933260815" calcext:value-type="float">
            <text:p>84696.3933260815</text:p>
          </table:table-cell>
          <table:table-cell office:value-type="float" office:value="864123.274069441" calcext:value-type="float">
            <text:p>864123.274069441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6830.0542786857" calcext:value-type="float">
            <text:p>86830.0542786857</text:p>
          </table:table-cell>
          <table:table-cell office:value-type="float" office:value="879022.993148627" calcext:value-type="float">
            <text:p>879022.993148627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88688.2388572219" calcext:value-type="float">
            <text:p>88688.2388572219</text:p>
          </table:table-cell>
          <table:table-cell office:value-type="float" office:value="894816.232091155" calcext:value-type="float">
            <text:p>894816.232091155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90863.009531308" calcext:value-type="float">
            <text:p>90863.009531308</text:p>
          </table:table-cell>
          <table:table-cell office:value-type="float" office:value="911710.262336012" calcext:value-type="float">
            <text:p>911710.262336012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92662.6297831641" calcext:value-type="float">
            <text:p>92662.6297831641</text:p>
          </table:table-cell>
          <table:table-cell office:value-type="float" office:value="929217.879834957" calcext:value-type="float">
            <text:p>929217.879834957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93493.1060049565" calcext:value-type="float">
            <text:p>93493.1060049565</text:p>
          </table:table-cell>
          <table:table-cell office:value-type="float" office:value="946301.966237895" calcext:value-type="float">
            <text:p>946301.966237895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93316.0522939667" calcext:value-type="float">
            <text:p>93316.0522939667</text:p>
          </table:table-cell>
          <table:table-cell office:value-type="float" office:value="961848.253143273" calcext:value-type="float">
            <text:p>961848.253143273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3394.3635338609" calcext:value-type="float">
            <text:p>93394.3635338609</text:p>
          </table:table-cell>
          <table:table-cell office:value-type="float" office:value="976090.301363164" calcext:value-type="float">
            <text:p>976090.301363164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2151.0633750115" calcext:value-type="float">
            <text:p>92151.0633750115</text:p>
          </table:table-cell>
          <table:table-cell office:value-type="float" office:value="987722.186839884" calcext:value-type="float">
            <text:p>987722.186839884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1470.4692640747" calcext:value-type="float">
            <text:p>91470.4692640747</text:p>
          </table:table-cell>
          <table:table-cell office:value-type="float" office:value="997348.288295579" calcext:value-type="float">
            <text:p>997348.288295579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90432.5542401236" calcext:value-type="float">
            <text:p>90432.5542401236</text:p>
          </table:table-cell>
          <table:table-cell office:value-type="float" office:value="1004725.86279859" calcext:value-type="float">
            <text:p>1004725.86279859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88782.6063424843" calcext:value-type="float">
            <text:p>88782.6063424843</text:p>
          </table:table-cell>
          <table:table-cell office:value-type="float" office:value="1009364.75455934" calcext:value-type="float">
            <text:p>1009364.75455934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7310.1504688434" calcext:value-type="float">
            <text:p>87310.1504688434</text:p>
          </table:table-cell>
          <table:table-cell office:value-type="float" office:value="1011588.79607852" calcext:value-type="float">
            <text:p>1011588.79607852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86874.1538007845" calcext:value-type="float">
            <text:p>86874.1538007845</text:p>
          </table:table-cell>
          <table:table-cell office:value-type="float" office:value="1012600.70262056" calcext:value-type="float">
            <text:p>1012600.70262056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84821.4281008626" calcext:value-type="float">
            <text:p>84821.4281008626</text:p>
          </table:table-cell>
          <table:table-cell office:value-type="float" office:value="1010956.63476051" calcext:value-type="float">
            <text:p>1010956.63476051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2217.1325704917" calcext:value-type="float">
            <text:p>82217.1325704917</text:p>
          </table:table-cell>
          <table:table-cell office:value-type="float" office:value="1006285.5931545" calcext:value-type="float">
            <text:p>1006285.5931545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79467.9708709862" calcext:value-type="float">
            <text:p>79467.9708709862</text:p>
          </table:table-cell>
          <table:table-cell office:value-type="float" office:value="998613.207301449" calcext:value-type="float">
            <text:p>998613.207301449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76263.9051290775" calcext:value-type="float">
            <text:p>76263.9051290775</text:p>
          </table:table-cell>
          <table:table-cell office:value-type="float" office:value="987733.665880831" calcext:value-type="float">
            <text:p>987733.665880831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74110.3894155811" calcext:value-type="float">
            <text:p>74110.3894155811</text:p>
          </table:table-cell>
          <table:table-cell office:value-type="float" office:value="974921.178553453" calcext:value-type="float">
            <text:p>974921.178553453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72217.8111449766" calcext:value-type="float">
            <text:p>72217.8111449766</text:p>
          </table:table-cell>
          <table:table-cell office:value-type="float" office:value="960629.845309959" calcext:value-type="float">
            <text:p>960629.845309959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70092.938852486" calcext:value-type="float">
            <text:p>70092.938852486</text:p>
          </table:table-cell>
          <table:table-cell office:value-type="float" office:value="944843.66363664" calcext:value-type="float">
            <text:p>944843.66363664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67412.1635544346" calcext:value-type="float">
            <text:p>67412.1635544346</text:p>
          </table:table-cell>
          <table:table-cell office:value-type="float" office:value="927198.990912965" calcext:value-type="float">
            <text:p>927198.990912965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65452.7797571812" calcext:value-type="float">
            <text:p>65452.7797571812</text:p>
          </table:table-cell>
          <table:table-cell office:value-type="float" office:value="908597.335929021" calcext:value-type="float">
            <text:p>908597.335929021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65079.6020796835" calcext:value-type="float">
            <text:p>65079.6020796835</text:p>
          </table:table-cell>
          <table:table-cell office:value-type="float" office:value="890767.882206019" calcext:value-type="float">
            <text:p>890767.882206019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64698.6364622593" calcext:value-type="float">
            <text:p>64698.6364622593</text:p>
          </table:table-cell>
          <table:table-cell office:value-type="float" office:value="873806.497400979" calcext:value-type="float">
            <text:p>873806.497400979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64145.4482646465" calcext:value-type="float">
            <text:p>64145.4482646465</text:p>
          </table:table-cell>
          <table:table-cell office:value-type="float" office:value="857621.388964933" calcext:value-type="float">
            <text:p>857621.388964933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64866.2261611083" calcext:value-type="float">
            <text:p>64866.2261611083</text:p>
          </table:table-cell>
          <table:table-cell office:value-type="float" office:value="843531.050851363" calcext:value-type="float">
            <text:p>843531.050851363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5343.5352782892" calcext:value-type="float">
            <text:p>65343.5352782892</text:p>
          </table:table-cell>
          <table:table-cell office:value-type="float" office:value="831272.29556611" calcext:value-type="float">
            <text:p>831272.29556611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66799.9259311517" calcext:value-type="float">
            <text:p>66799.9259311517</text:p>
          </table:table-cell>
          <table:table-cell office:value-type="float" office:value="821770.105259856" calcext:value-type="float">
            <text:p>821770.105259856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68704.9537733893" calcext:value-type="float">
            <text:p>68704.9537733893</text:p>
          </table:table-cell>
          <table:table-cell office:value-type="float" office:value="815367.694814142" calcext:value-type="float">
            <text:p>815367.694814142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636.7501929275" calcext:value-type="float">
            <text:p>70636.7501929275</text:p>
          </table:table-cell>
          <table:table-cell office:value-type="float" office:value="811992.453890189" calcext:value-type="float">
            <text:p>811992.453890189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72796.9124944803" calcext:value-type="float">
            <text:p>72796.9124944803</text:p>
          </table:table-cell>
          <table:table-cell office:value-type="float" office:value="811680.341143982" calcext:value-type="float">
            <text:p>811680.341143982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75049.9066803625" calcext:value-type="float">
            <text:p>75049.9066803625</text:p>
          </table:table-cell>
          <table:table-cell office:value-type="float" office:value="814329.994540121" calcext:value-type="float">
            <text:p>814329.994540121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77353.1323453236" calcext:value-type="float">
            <text:p>77353.1323453236</text:p>
          </table:table-cell>
          <table:table-cell office:value-type="float" office:value="819764.56407392" calcext:value-type="float">
            <text:p>819764.56407392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78268.6601474429" calcext:value-type="float">
            <text:p>78268.6601474429</text:p>
          </table:table-cell>
          <table:table-cell office:value-type="float" office:value="826373.942198312" calcext:value-type="float">
            <text:p>826373.942198312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0375.8325703574" calcext:value-type="float">
            <text:p>80375.8325703574</text:p>
          </table:table-cell>
          <table:table-cell office:value-type="float" office:value="835151.27763329" calcext:value-type="float">
            <text:p>835151.27763329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0780.1602958887" calcext:value-type="float">
            <text:p>80780.1602958887</text:p>
          </table:table-cell>
          <table:table-cell office:value-type="float" office:value="844205.294605374" calcext:value-type="float">
            <text:p>844205.294605374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0820.7612295955" calcext:value-type="float">
            <text:p>80820.7612295955</text:p>
          </table:table-cell>
          <table:table-cell office:value-type="float" office:value="852983.603012876" calcext:value-type="float">
            <text:p>852983.603012876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0214.0405987002" calcext:value-type="float">
            <text:p>80214.0405987002</text:p>
          </table:table-cell>
          <table:table-cell office:value-type="float" office:value="860727.534554031" calcext:value-type="float">
            <text:p>860727.534554031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0216.3387376597" calcext:value-type="float">
            <text:p>80216.3387376597</text:p>
          </table:table-cell>
          <table:table-cell office:value-type="float" office:value="867941.41920565" calcext:value-type="float">
            <text:p>867941.41920565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79813.0445531927" calcext:value-type="float">
            <text:p>79813.0445531927</text:p>
          </table:table-cell>
          <table:table-cell office:value-type="float" office:value="874178.30617832" calcext:value-type="float">
            <text:p>874178.30617832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79682.5170847267" calcext:value-type="float">
            <text:p>79682.5170847267</text:p>
          </table:table-cell>
          <table:table-cell office:value-type="float" office:value="879709.181263144" calcext:value-type="float">
            <text:p>879709.18126314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79117.1782084934" calcext:value-type="float">
            <text:p>79117.1782084934</text:p>
          </table:table-cell>
          <table:table-cell office:value-type="float" office:value="884105.094503799" calcext:value-type="float">
            <text:p>884105.094503799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79101.5299766363" calcext:value-type="float">
            <text:p>79101.5299766363</text:p>
          </table:table-cell>
          <table:table-cell office:value-type="float" office:value="887927.206664466" calcext:value-type="float">
            <text:p>887927.20666446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79178.8370982918" calcext:value-type="float">
            <text:p>79178.8370982918</text:p>
          </table:table-cell>
          <table:table-cell office:value-type="float" office:value="891351.651021716" calcext:value-type="float">
            <text:p>891351.651021716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0033.8751758273" calcext:value-type="float">
            <text:p>80033.8751758273</text:p>
          </table:table-cell>
          <table:table-cell office:value-type="float" office:value="895214.297582655" calcext:value-type="float">
            <text:p>895214.297582655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80507.5416948047" calcext:value-type="float">
            <text:p>80507.5416948047</text:p>
          </table:table-cell>
          <table:table-cell office:value-type="float" office:value="899171.798397441" calcext:value-type="float">
            <text:p>899171.798397441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81045.3121031191" calcext:value-type="float">
            <text:p>81045.3121031191</text:p>
          </table:table-cell>
          <table:table-cell office:value-type="float" office:value="903321.312950366" calcext:value-type="float">
            <text:p>903321.312950366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1969.8456511514" calcext:value-type="float">
            <text:p>81969.8456511514</text:p>
          </table:table-cell>
          <table:table-cell office:value-type="float" office:value="908039.879895613" calcext:value-type="float">
            <text:p>908039.879895613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1561.6079957016" calcext:value-type="float">
            <text:p>81561.6079957016</text:p>
          </table:table-cell>
          <table:table-cell office:value-type="float" office:value="911992.62342523" calcext:value-type="float">
            <text:p>911992.62342523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1265.2869559747" calcext:value-type="float">
            <text:p>81265.2869559747</text:p>
          </table:table-cell>
          <table:table-cell office:value-type="float" office:value="915302.564406508" calcext:value-type="float">
            <text:p>915302.564406508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82171.1319640043" calcext:value-type="float">
            <text:p>82171.1319640043</text:p>
          </table:table-cell>
          <table:table-cell office:value-type="float" office:value="919198.207239819" calcext:value-type="float">
            <text:p>919198.207239819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3613.9650522251" calcext:value-type="float">
            <text:p>83613.9650522251</text:p>
          </table:table-cell>
          <table:table-cell office:value-type="float" office:value="924209.856150337" calcext:value-type="float">
            <text:p>924209.856150337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85051.3559808901" calcext:value-type="float">
            <text:p>85051.3559808901</text:p>
          </table:table-cell>
          <table:table-cell office:value-type="float" office:value="930292.124605963" calcext:value-type="float">
            <text:p>930292.124605963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86573.8481149812" calcext:value-type="float">
            <text:p>86573.8481149812</text:p>
          </table:table-cell>
          <table:table-cell office:value-type="float" office:value="937508.329867412" calcext:value-type="float">
            <text:p>937508.329867412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8890.3121002165" calcext:value-type="float">
            <text:p>88890.3121002165</text:p>
          </table:table-cell>
          <table:table-cell office:value-type="float" office:value="946614.392400652" calcext:value-type="float">
            <text:p>946614.392400652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1671.0601921473" calcext:value-type="float">
            <text:p>91671.0601921473</text:p>
          </table:table-cell>
          <table:table-cell office:value-type="float" office:value="957980.834332387" calcext:value-type="float">
            <text:p>957980.834332387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6101.5191939824" calcext:value-type="float">
            <text:p>96101.5191939824</text:p>
          </table:table-cell>
          <table:table-cell office:value-type="float" office:value="973170.671577672" calcext:value-type="float">
            <text:p>973170.671577672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04678.026659746" calcext:value-type="float">
            <text:p>104678.026659746</text:p>
          </table:table-cell>
          <table:table-cell office:value-type="float" office:value="996171.433776659" calcext:value-type="float">
            <text:p>996171.433776659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3112.23332923" calcext:value-type="float">
            <text:p>113112.23332923</text:p>
          </table:table-cell>
          <table:table-cell office:value-type="float" office:value="1026603.31479799" calcext:value-type="float">
            <text:p>1026603.31479799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0768.273175534" calcext:value-type="float">
            <text:p>120768.273175534</text:p>
          </table:table-cell>
          <table:table-cell office:value-type="float" office:value="1063358.98142709" calcext:value-type="float">
            <text:p>1063358.98142709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8536.147951821" calcext:value-type="float">
            <text:p>128536.147951821</text:p>
          </table:table-cell>
          <table:table-cell office:value-type="float" office:value="1106143.23524098" calcext:value-type="float">
            <text:p>1106143.23524098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7426.650707135" calcext:value-type="float">
            <text:p>137426.650707135</text:p>
          </table:table-cell>
          <table:table-cell office:value-type="float" office:value="1155629.16329483" calcext:value-type="float">
            <text:p>1155629.16329483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45521.20612985" calcext:value-type="float">
            <text:p>145521.20612985</text:p>
          </table:table-cell>
          <table:table-cell office:value-type="float" office:value="1210535.84545813" calcext:value-type="float">
            <text:p>1210535.84545813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54068.350769775" calcext:value-type="float">
            <text:p>154068.350769775</text:p>
          </table:table-cell>
          <table:table-cell office:value-type="float" office:value="1270846.77639108" calcext:value-type="float">
            <text:p>1270846.77639108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62391.150978855" calcext:value-type="float">
            <text:p>162391.150978855</text:p>
          </table:table-cell>
          <table:table-cell office:value-type="float" office:value="1335809.80732143" calcext:value-type="float">
            <text:p>1335809.80732143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71365.831483052" calcext:value-type="float">
            <text:p>171365.831483052</text:p>
          </table:table-cell>
          <table:table-cell office:value-type="float" office:value="1405628.0077377" calcext:value-type="float">
            <text:p>1405628.0077377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79759.967030311" calcext:value-type="float">
            <text:p>179759.967030311</text:p>
          </table:table-cell>
          <table:table-cell office:value-type="float" office:value="1479254.39032882" calcext:value-type="float">
            <text:p>1479254.39032882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85564.615322165" calcext:value-type="float">
            <text:p>185564.615322165</text:p>
          </table:table-cell>
          <table:table-cell office:value-type="float" office:value="1553664.85163471" calcext:value-type="float">
            <text:p>1553664.85163471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90709.109944027" calcext:value-type="float">
            <text:p>190709.109944027</text:p>
          </table:table-cell>
          <table:table-cell office:value-type="float" office:value="1627800.37921738" calcext:value-type="float">
            <text:p>1627800.37921738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5100.328612552" calcext:value-type="float">
            <text:p>195100.328612552</text:p>
          </table:table-cell>
          <table:table-cell office:value-type="float" office:value="1700619.51744506" calcext:value-type="float">
            <text:p>1700619.51744506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98766.090298783" calcext:value-type="float">
            <text:p>198766.090298783</text:p>
          </table:table-cell>
          <table:table-cell office:value-type="float" office:value="1771187.87924042" calcext:value-type="float">
            <text:p>1771187.87924042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1245.436818186" calcext:value-type="float">
            <text:p>201245.436818186</text:p>
          </table:table-cell>
          <table:table-cell office:value-type="float" office:value="1838222.06096799" calcext:value-type="float">
            <text:p>1838222.06096799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05114.887013239" calcext:value-type="float">
            <text:p>205114.887013239</text:p>
          </table:table-cell>
          <table:table-cell office:value-type="float" office:value="1903091.25192666" calcext:value-type="float">
            <text:p>1903091.25192666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8448.072289951" calcext:value-type="float">
            <text:p>208448.072289951</text:p>
          </table:table-cell>
          <table:table-cell office:value-type="float" office:value="1965320.70906955" calcext:value-type="float">
            <text:p>1965320.70906955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10805.794304364" calcext:value-type="float">
            <text:p>210805.794304364</text:p>
          </table:table-cell>
          <table:table-cell office:value-type="float" office:value="2024033.34459874" calcext:value-type="float">
            <text:p>2024033.34459874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1150.524396753" calcext:value-type="float">
            <text:p>211150.524396753</text:p>
          </table:table-cell>
          <table:table-cell office:value-type="float" office:value="2077388.9715249" calcext:value-type="float">
            <text:p>2077388.9715249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11626.485493776" calcext:value-type="float">
            <text:p>211626.485493776</text:p>
          </table:table-cell>
          <table:table-cell office:value-type="float" office:value="2125742.33037261" calcext:value-type="float">
            <text:p>2125742.33037261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11173.095385336" calcext:value-type="float">
            <text:p>211173.095385336</text:p>
          </table:table-cell>
          <table:table-cell office:value-type="float" office:value="2168438.16432393" calcext:value-type="float">
            <text:p>2168438.16432393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08985.844248735" calcext:value-type="float">
            <text:p>208985.844248735</text:p>
          </table:table-cell>
          <table:table-cell office:value-type="float" office:value="2204106.17004944" calcext:value-type="float">
            <text:p>2204106.17004944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05755.006985809" calcext:value-type="float">
            <text:p>205755.006985809</text:p>
          </table:table-cell>
          <table:table-cell office:value-type="float" office:value="2232091.16964694" calcext:value-type="float">
            <text:p>2232091.16964694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02218.948199001" calcext:value-type="float">
            <text:p>202218.948199001</text:p>
          </table:table-cell>
          <table:table-cell office:value-type="float" office:value="2252518.38955144" calcext:value-type="float">
            <text:p>2252518.38955144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198766.182190801" calcext:value-type="float">
            <text:p>198766.182190801</text:p>
          </table:table-cell>
          <table:table-cell office:value-type="float" office:value="2265974.64059172" calcext:value-type="float">
            <text:p>2265974.64059172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194598.566752065" calcext:value-type="float">
            <text:p>194598.566752065</text:p>
          </table:table-cell>
          <table:table-cell office:value-type="float" office:value="2272296.6129898" calcext:value-type="float">
            <text:p>2272296.6129898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189345.013294259" calcext:value-type="float">
            <text:p>189345.013294259</text:p>
          </table:table-cell>
          <table:table-cell office:value-type="float" office:value="2270970.43064402" calcext:value-type="float">
            <text:p>2270970.43064402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182390.842353711" calcext:value-type="float">
            <text:p>182390.842353711</text:p>
          </table:table-cell>
          <table:table-cell office:value-type="float" office:value="2260873.98776573" calcext:value-type="float">
            <text:p>2260873.98776573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174435.463987277" calcext:value-type="float">
            <text:p>174435.463987277</text:p>
          </table:table-cell>
          <table:table-cell office:value-type="float" office:value="2241625.13048956" calcext:value-type="float">
            <text:p>2241625.13048956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166210.453157722" calcext:value-type="float">
            <text:p>166210.453157722</text:p>
          </table:table-cell>
          <table:table-cell office:value-type="float" office:value="2213585.93408993" calcext:value-type="float">
            <text:p>2213585.93408993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159267.600690603" calcext:value-type="float">
            <text:p>159267.600690603</text:p>
          </table:table-cell>
          <table:table-cell office:value-type="float" office:value="2178651.33917319" calcext:value-type="float">
            <text:p>2178651.33917319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153582.654614849" calcext:value-type="float">
            <text:p>153582.654614849</text:p>
          </table:table-cell>
          <table:table-cell office:value-type="float" office:value="2138792.12065479" calcext:value-type="float">
            <text:p>2138792.1206547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149312.513578842" calcext:value-type="float">
            <text:p>149312.513578842</text:p>
          </table:table-cell>
          <table:table-cell office:value-type="float" office:value="2096104.77298204" calcext:value-type="float">
            <text:p>2096104.77298204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145553.178045737" calcext:value-type="float">
            <text:p>145553.178045737</text:p>
          </table:table-cell>
          <table:table-cell office:value-type="float" office:value="2051681.85568259" calcext:value-type="float">
            <text:p>2051681.85568259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141280.219471941" calcext:value-type="float">
            <text:p>141280.219471941</text:p>
          </table:table-cell>
          <table:table-cell office:value-type="float" office:value="2005475.05639615" calcext:value-type="float">
            <text:p>2005475.05639615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139504.72596227" calcext:value-type="float">
            <text:p>139504.72596227</text:p>
          </table:table-cell>
          <table:table-cell office:value-type="float" office:value="1960402.41107844" calcext:value-type="float">
            <text:p>1960402.41107844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139774.974345433" calcext:value-type="float">
            <text:p>139774.974345433</text:p>
          </table:table-cell>
          <table:table-cell office:value-type="float" office:value="1918795.32918197" calcext:value-type="float">
            <text:p>1918795.32918197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141734.922386819" calcext:value-type="float">
            <text:p>141734.922386819</text:p>
          </table:table-cell>
          <table:table-cell office:value-type="float" office:value="1882515.53820613" calcext:value-type="float">
            <text:p>1882515.53820613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144214.119474198" calcext:value-type="float">
            <text:p>144214.119474198</text:p>
          </table:table-cell>
          <table:table-cell office:value-type="float" office:value="1852091.24408698" calcext:value-type="float">
            <text:p>1852091.24408698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47988.078446318" calcext:value-type="float">
            <text:p>147988.078446318</text:p>
          </table:table-cell>
          <table:table-cell office:value-type="float" office:value="1828717.93053551" calcext:value-type="float">
            <text:p>1828717.93053551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52704.978994751" calcext:value-type="float">
            <text:p>152704.978994751</text:p>
          </table:table-cell>
          <table:table-cell office:value-type="float" office:value="1813152.69986078" calcext:value-type="float">
            <text:p>1813152.69986078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57632.170172065" calcext:value-type="float">
            <text:p>157632.170172065</text:p>
          </table:table-cell>
          <table:table-cell office:value-type="float" office:value="1805256.80838708" calcext:value-type="float">
            <text:p>1805256.80838708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63173.364928535" calcext:value-type="float">
            <text:p>163173.364928535</text:p>
          </table:table-cell>
          <table:table-cell office:value-type="float" office:value="1805205.29661242" calcext:value-type="float">
            <text:p>1805205.29661242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69396.322026973" calcext:value-type="float">
            <text:p>169396.322026973</text:p>
          </table:table-cell>
          <table:table-cell office:value-type="float" office:value="1813169.78278368" calcext:value-type="float">
            <text:p>1813169.78278368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75169.07662125" calcext:value-type="float">
            <text:p>175169.07662125</text:p>
          </table:table-cell>
          <table:table-cell office:value-type="float" office:value="1828145.72536775" calcext:value-type="float">
            <text:p>1828145.7253677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81081.792887984" calcext:value-type="float">
            <text:p>181081.792887984</text:p>
          </table:table-cell>
          <table:table-cell office:value-type="float" office:value="1849635.21373393" calcext:value-type="float">
            <text:p>1849635.21373393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86446.908154265" calcext:value-type="float">
            <text:p>186446.908154265</text:p>
          </table:table-cell>
          <table:table-cell office:value-type="float" office:value="1876494.70395661" calcext:value-type="float">
            <text:p>1876494.70395661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0699.575841329" calcext:value-type="float">
            <text:p>190699.575841329</text:p>
          </table:table-cell>
          <table:table-cell office:value-type="float" office:value="1907041.75018419" calcext:value-type="float">
            <text:p>1907041.75018419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4508.012059032" calcext:value-type="float">
            <text:p>194508.012059032</text:p>
          </table:table-cell>
          <table:table-cell office:value-type="float" office:value="1940327.250442" calcext:value-type="float">
            <text:p>1940327.250442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198588.943674175" calcext:value-type="float">
            <text:p>198588.943674175</text:p>
          </table:table-cell>
          <table:table-cell office:value-type="float" office:value="1976132.29257954" calcext:value-type="float">
            <text:p>1976132.29257954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2196.385082812" calcext:value-type="float">
            <text:p>202196.385082812</text:p>
          </table:table-cell>
          <table:table-cell office:value-type="float" office:value="2013581.76822404" calcext:value-type="float">
            <text:p>2013581.76822404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04106.430924659" calcext:value-type="float">
            <text:p>204106.430924659</text:p>
          </table:table-cell>
          <table:table-cell office:value-type="float" office:value="2050657.68329118" calcext:value-type="float">
            <text:p>2050657.68329118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05635.210405713" calcext:value-type="float">
            <text:p>205635.210405713</text:p>
          </table:table-cell>
          <table:table-cell office:value-type="float" office:value="2086721.03369134" calcext:value-type="float">
            <text:p>2086721.03369134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05702.335958558" calcext:value-type="float">
            <text:p>205702.335958558</text:p>
          </table:table-cell>
          <table:table-cell office:value-type="float" office:value="2120122.46645427" calcext:value-type="float">
            <text:p>2120122.46645427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04390.48407615" calcext:value-type="float">
            <text:p>204390.48407615</text:p>
          </table:table-cell>
          <table:table-cell office:value-type="float" office:value="2149383.18041665" calcext:value-type="float">
            <text:p>2149383.18041665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02382.641195901" calcext:value-type="float">
            <text:p>202382.641195901</text:p>
          </table:table-cell>
          <table:table-cell office:value-type="float" office:value="2173829.97316949" calcext:value-type="float">
            <text:p>2173829.97316949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199614.855674681" calcext:value-type="float">
            <text:p>199614.855674681</text:p>
          </table:table-cell>
          <table:table-cell office:value-type="float" office:value="2192833.9463575" calcext:value-type="float">
            <text:p>2192833.9463575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197058.452324661" calcext:value-type="float">
            <text:p>197058.452324661</text:p>
          </table:table-cell>
          <table:table-cell office:value-type="float" office:value="2206841.46191967" calcext:value-type="float">
            <text:p>2206841.46191967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195020.644897197" calcext:value-type="float">
            <text:p>195020.644897197</text:p>
          </table:table-cell>
          <table:table-cell office:value-type="float" office:value="2216659.55921725" calcext:value-type="float">
            <text:p>2216659.55921725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192326.874654195" calcext:value-type="float">
            <text:p>192326.874654195</text:p>
          </table:table-cell>
          <table:table-cell office:value-type="float" office:value="2221946.92444792" calcext:value-type="float">
            <text:p>2221946.92444792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1.18cm" svg:y="0.504cm">
            <draw:object draw:notify-on-update-of-ranges="Sheet3.A2:Sheet3.A1000 Sheet3.B1:Sheet3.B1 Sheet3.B2:Sheet3.B1000 Sheet3.C1:Sheet3.C1 Sheet3.C2:Sheet3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1.071cm" svg:y="10.465cm">
            <draw:object draw:notify-on-update-of-ranges="Sheet3.A2:Sheet3.A1000 Sheet3.B1:Sheet3.B1 Sheet3.B2:Sheet3.B1000 Sheet3.C1:Sheet3.C1 Sheet3.C2:Sheet3.C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132cm" svg:y="21.4cm">
            <draw:object draw:notify-on-update-of-ranges="Sheet3.A2:Sheet3.A593 Sheet3.D2:Sheet3.D5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formula="of:=[$prevalence_history_20220213.A1]" office:value-type="string" office:string-value="date" calcext:value-type="string">
            <text:p>date</text:p>
          </table:table-cell>
          <table:table-cell table:formula="of:=[$prevalence_history_20220213.B1]" office:value-type="string" office:string-value="active_cases" calcext:value-type="string">
            <text:p>active_cases</text:p>
          </table:table-cell>
          <table:table-cell table:number-columns-repeated="2"/>
        </table:table-row>
        <table:table-row table:style-name="ro1">
          <table:table-cell table:formula="of:=VALUE([$prevalence_history_20220213.A2])" office:value-type="date" office:date-value="2020-07-01" calcext:value-type="date">
            <text:p>01/07/20</text:p>
          </table:table-cell>
          <table:table-cell table:formula="of:=[$prevalence_history_20220213.B2]" office:value-type="float" office:value="31541.0957913322" calcext:value-type="float">
            <text:p>31541.0957913322</text:p>
          </table:table-cell>
          <table:table-cell table:formula="of:=[$p_from_i_UK.C21]" office:value-type="float" office:value="25653.0747132432" calcext:value-type="float">
            <text:p>25653.0747132432</text:p>
          </table:table-cell>
          <table:table-cell table:formula="of:=[.C2]/[.B2]" office:value-type="float" office:value="0.81332224102033" calcext:value-type="float">
            <text:p>0.81332224102033</text:p>
          </table:table-cell>
        </table:table-row>
        <table:table-row table:style-name="ro1">
          <table:table-cell table:formula="of:=VALUE([$prevalence_history_20220213.A3])" office:value-type="date" office:date-value="2020-07-02" calcext:value-type="date">
            <text:p>02/07/20</text:p>
          </table:table-cell>
          <table:table-cell table:formula="of:=[$prevalence_history_20220213.B3]" office:value-type="float" office:value="30611.0991560667" calcext:value-type="float">
            <text:p>30611.0991560667</text:p>
          </table:table-cell>
          <table:table-cell table:formula="of:=[$p_from_i_UK.C22]" office:value-type="float" office:value="24907.7617002619" calcext:value-type="float">
            <text:p>24907.7617002619</text:p>
          </table:table-cell>
          <table:table-cell table:formula="of:=[.C3]/[.B3]" office:value-type="float" office:value="0.813684003088975" calcext:value-type="float">
            <text:p>0.813684003088975</text:p>
          </table:table-cell>
        </table:table-row>
        <table:table-row table:style-name="ro1">
          <table:table-cell table:formula="of:=VALUE([$prevalence_history_20220213.A4])" office:value-type="date" office:date-value="2020-07-03" calcext:value-type="date">
            <text:p>03/07/20</text:p>
          </table:table-cell>
          <table:table-cell table:formula="of:=[$prevalence_history_20220213.B4]" office:value-type="float" office:value="29624.4765611119" calcext:value-type="float">
            <text:p>29624.4765611119</text:p>
          </table:table-cell>
          <table:table-cell table:formula="of:=[$p_from_i_UK.C23]" office:value-type="float" office:value="24081.117069456" calcext:value-type="float">
            <text:p>24081.117069456</text:p>
          </table:table-cell>
          <table:table-cell table:formula="of:=[.C4]/[.B4]" office:value-type="float" office:value="0.812879073821926" calcext:value-type="float">
            <text:p>0.812879073821926</text:p>
          </table:table-cell>
        </table:table-row>
        <table:table-row table:style-name="ro1">
          <table:table-cell table:formula="of:=VALUE([$prevalence_history_20220213.A5])" office:value-type="date" office:date-value="2020-07-04" calcext:value-type="date">
            <text:p>04/07/20</text:p>
          </table:table-cell>
          <table:table-cell table:formula="of:=[$prevalence_history_20220213.B5]" office:value-type="float" office:value="28774.7007510218" calcext:value-type="float">
            <text:p>28774.7007510218</text:p>
          </table:table-cell>
          <table:table-cell table:formula="of:=[$p_from_i_UK.C24]" office:value-type="float" office:value="23384.2728952525" calcext:value-type="float">
            <text:p>23384.2728952525</text:p>
          </table:table-cell>
          <table:table-cell table:formula="of:=[.C5]/[.B5]" office:value-type="float" office:value="0.812667804874465" calcext:value-type="float">
            <text:p>0.812667804874465</text:p>
          </table:table-cell>
        </table:table-row>
        <table:table-row table:style-name="ro1">
          <table:table-cell table:formula="of:=VALUE([$prevalence_history_20220213.A6])" office:value-type="date" office:date-value="2020-07-05" calcext:value-type="date">
            <text:p>05/07/20</text:p>
          </table:table-cell>
          <table:table-cell table:formula="of:=[$prevalence_history_20220213.B6]" office:value-type="float" office:value="27833.7044884497" calcext:value-type="float">
            <text:p>27833.7044884497</text:p>
          </table:table-cell>
          <table:table-cell table:formula="of:=[$p_from_i_UK.C25]" office:value-type="float" office:value="22587.4710894737" calcext:value-type="float">
            <text:p>22587.4710894737</text:p>
          </table:table-cell>
          <table:table-cell table:formula="of:=[.C6]/[.B6]" office:value-type="float" office:value="0.811515085922068" calcext:value-type="float">
            <text:p>0.811515085922068</text:p>
          </table:table-cell>
        </table:table-row>
        <table:table-row table:style-name="ro1">
          <table:table-cell table:formula="of:=VALUE([$prevalence_history_20220213.A7])" office:value-type="date" office:date-value="2020-07-06" calcext:value-type="date">
            <text:p>06/07/20</text:p>
          </table:table-cell>
          <table:table-cell table:formula="of:=[$prevalence_history_20220213.B7]" office:value-type="float" office:value="27075.4910533927" calcext:value-type="float">
            <text:p>27075.4910533927</text:p>
          </table:table-cell>
          <table:table-cell table:formula="of:=[$p_from_i_UK.C26]" office:value-type="float" office:value="21977.8681147213" calcext:value-type="float">
            <text:p>21977.8681147213</text:p>
          </table:table-cell>
          <table:table-cell table:formula="of:=[.C7]/[.B7]" office:value-type="float" office:value="0.811725559155366" calcext:value-type="float">
            <text:p>0.811725559155366</text:p>
          </table:table-cell>
        </table:table-row>
        <table:table-row table:style-name="ro1">
          <table:table-cell table:formula="of:=VALUE([$prevalence_history_20220213.A8])" office:value-type="date" office:date-value="2020-07-07" calcext:value-type="date">
            <text:p>07/07/20</text:p>
          </table:table-cell>
          <table:table-cell table:formula="of:=[$prevalence_history_20220213.B8]" office:value-type="float" office:value="26442.3250547963" calcext:value-type="float">
            <text:p>26442.3250547963</text:p>
          </table:table-cell>
          <table:table-cell table:formula="of:=[$p_from_i_UK.C27]" office:value-type="float" office:value="21481.0113712271" calcext:value-type="float">
            <text:p>21481.0113712271</text:p>
          </table:table-cell>
          <table:table-cell table:formula="of:=[.C8]/[.B8]" office:value-type="float" office:value="0.812372260257451" calcext:value-type="float">
            <text:p>0.812372260257451</text:p>
          </table:table-cell>
        </table:table-row>
        <table:table-row table:style-name="ro1">
          <table:table-cell table:formula="of:=VALUE([$prevalence_history_20220213.A9])" office:value-type="date" office:date-value="2020-07-08" calcext:value-type="date">
            <text:p>08/07/20</text:p>
          </table:table-cell>
          <table:table-cell table:formula="of:=[$prevalence_history_20220213.B9]" office:value-type="float" office:value="25907.3345086807" calcext:value-type="float">
            <text:p>25907.3345086807</text:p>
          </table:table-cell>
          <table:table-cell table:formula="of:=[$p_from_i_UK.C28]" office:value-type="float" office:value="21099.9951906456" calcext:value-type="float">
            <text:p>21099.9951906456</text:p>
          </table:table-cell>
          <table:table-cell table:formula="of:=[.C9]/[.B9]" office:value-type="float" office:value="0.81444099097017" calcext:value-type="float">
            <text:p>0.81444099097017</text:p>
          </table:table-cell>
        </table:table-row>
        <table:table-row table:style-name="ro1">
          <table:table-cell table:formula="of:=VALUE([$prevalence_history_20220213.A10])" office:value-type="date" office:date-value="2020-07-09" calcext:value-type="date">
            <text:p>09/07/20</text:p>
          </table:table-cell>
          <table:table-cell table:formula="of:=[$prevalence_history_20220213.B10]" office:value-type="float" office:value="25529.6679444862" calcext:value-type="float">
            <text:p>25529.6679444862</text:p>
          </table:table-cell>
          <table:table-cell table:formula="of:=[$p_from_i_UK.C29]" office:value-type="float" office:value="20871.2523954259" calcext:value-type="float">
            <text:p>20871.2523954259</text:p>
          </table:table-cell>
          <table:table-cell table:formula="of:=[.C10]/[.B10]" office:value-type="float" office:value="0.817529332571425" calcext:value-type="float">
            <text:p>0.817529332571425</text:p>
          </table:table-cell>
        </table:table-row>
        <table:table-row table:style-name="ro1">
          <table:table-cell table:formula="of:=VALUE([$prevalence_history_20220213.A11])" office:value-type="date" office:date-value="2020-07-10" calcext:value-type="date">
            <text:p>10/07/20</text:p>
          </table:table-cell>
          <table:table-cell table:formula="of:=[$prevalence_history_20220213.B11]" office:value-type="float" office:value="25443.9847826792" calcext:value-type="float">
            <text:p>25443.9847826792</text:p>
          </table:table-cell>
          <table:table-cell table:formula="of:=[$p_from_i_UK.C30]" office:value-type="float" office:value="20900.6932022146" calcext:value-type="float">
            <text:p>20900.6932022146</text:p>
          </table:table-cell>
          <table:table-cell table:formula="of:=[.C11]/[.B11]" office:value-type="float" office:value="0.821439463226003" calcext:value-type="float">
            <text:p>0.821439463226003</text:p>
          </table:table-cell>
        </table:table-row>
        <table:table-row table:style-name="ro1">
          <table:table-cell table:formula="of:=VALUE([$prevalence_history_20220213.A12])" office:value-type="date" office:date-value="2020-07-11" calcext:value-type="date">
            <text:p>11/07/20</text:p>
          </table:table-cell>
          <table:table-cell table:formula="of:=[$prevalence_history_20220213.B12]" office:value-type="float" office:value="25368.1138505172" calcext:value-type="float">
            <text:p>25368.1138505172</text:p>
          </table:table-cell>
          <table:table-cell table:formula="of:=[$p_from_i_UK.C31]" office:value-type="float" office:value="20924.3865081705" calcext:value-type="float">
            <text:p>20924.3865081705</text:p>
          </table:table-cell>
          <table:table-cell table:formula="of:=[.C12]/[.B12]" office:value-type="float" office:value="0.824830203438396" calcext:value-type="float">
            <text:p>0.824830203438396</text:p>
          </table:table-cell>
        </table:table-row>
        <table:table-row table:style-name="ro1">
          <table:table-cell table:formula="of:=VALUE([$prevalence_history_20220213.A13])" office:value-type="date" office:date-value="2020-07-12" calcext:value-type="date">
            <text:p>12/07/20</text:p>
          </table:table-cell>
          <table:table-cell table:formula="of:=[$prevalence_history_20220213.B13]" office:value-type="float" office:value="24833.9543384243" calcext:value-type="float">
            <text:p>24833.9543384243</text:p>
          </table:table-cell>
          <table:table-cell table:formula="of:=[$p_from_i_UK.C32]" office:value-type="float" office:value="20998.318129679" calcext:value-type="float">
            <text:p>20998.318129679</text:p>
          </table:table-cell>
          <table:table-cell table:formula="of:=[.C13]/[.B13]" office:value-type="float" office:value="0.845548713004976" calcext:value-type="float">
            <text:p>0.845548713004976</text:p>
          </table:table-cell>
        </table:table-row>
        <table:table-row table:style-name="ro1">
          <table:table-cell table:formula="of:=VALUE([$prevalence_history_20220213.A14])" office:value-type="date" office:date-value="2020-07-13" calcext:value-type="date">
            <text:p>13/07/20</text:p>
          </table:table-cell>
          <table:table-cell table:formula="of:=[$prevalence_history_20220213.B14]" office:value-type="float" office:value="25511.6572741409" calcext:value-type="float">
            <text:p>25511.6572741409</text:p>
          </table:table-cell>
          <table:table-cell table:formula="of:=[$p_from_i_UK.C33]" office:value-type="float" office:value="21142.9471526697" calcext:value-type="float">
            <text:p>21142.9471526697</text:p>
          </table:table-cell>
          <table:table-cell table:formula="of:=[.C14]/[.B14]" office:value-type="float" office:value="0.828756318159722" calcext:value-type="float">
            <text:p>0.828756318159722</text:p>
          </table:table-cell>
        </table:table-row>
        <table:table-row table:style-name="ro1">
          <table:table-cell table:formula="of:=VALUE([$prevalence_history_20220213.A15])" office:value-type="date" office:date-value="2020-07-14" calcext:value-type="date">
            <text:p>14/07/20</text:p>
          </table:table-cell>
          <table:table-cell table:formula="of:=[$prevalence_history_20220213.B15]" office:value-type="float" office:value="25666.518657349" calcext:value-type="float">
            <text:p>25666.518657349</text:p>
          </table:table-cell>
          <table:table-cell table:formula="of:=[$p_from_i_UK.C34]" office:value-type="float" office:value="21293.9899323949" calcext:value-type="float">
            <text:p>21293.9899323949</text:p>
          </table:table-cell>
          <table:table-cell table:formula="of:=[.C15]/[.B15]" office:value-type="float" office:value="0.829640755595729" calcext:value-type="float">
            <text:p>0.829640755595729</text:p>
          </table:table-cell>
        </table:table-row>
        <table:table-row table:style-name="ro1">
          <table:table-cell table:formula="of:=VALUE([$prevalence_history_20220213.A16])" office:value-type="date" office:date-value="2020-07-15" calcext:value-type="date">
            <text:p>15/07/20</text:p>
          </table:table-cell>
          <table:table-cell table:formula="of:=[$prevalence_history_20220213.B16]" office:value-type="float" office:value="25822.0942590215" calcext:value-type="float">
            <text:p>25822.0942590215</text:p>
          </table:table-cell>
          <table:table-cell table:formula="of:=[$p_from_i_UK.C35]" office:value-type="float" office:value="21417.4321691231" calcext:value-type="float">
            <text:p>21417.4321691231</text:p>
          </table:table-cell>
          <table:table-cell table:formula="of:=[.C16]/[.B16]" office:value-type="float" office:value="0.829422739855442" calcext:value-type="float">
            <text:p>0.829422739855442</text:p>
          </table:table-cell>
        </table:table-row>
        <table:table-row table:style-name="ro1">
          <table:table-cell table:formula="of:=VALUE([$prevalence_history_20220213.A17])" office:value-type="date" office:date-value="2020-07-16" calcext:value-type="date">
            <text:p>16/07/20</text:p>
          </table:table-cell>
          <table:table-cell table:formula="of:=[$prevalence_history_20220213.B17]" office:value-type="float" office:value="25967.3541894403" calcext:value-type="float">
            <text:p>25967.3541894403</text:p>
          </table:table-cell>
          <table:table-cell table:formula="of:=[$p_from_i_UK.C36]" office:value-type="float" office:value="21521.8046171982" calcext:value-type="float">
            <text:p>21521.8046171982</text:p>
          </table:table-cell>
          <table:table-cell table:formula="of:=[.C17]/[.B17]" office:value-type="float" office:value="0.828802367010117" calcext:value-type="float">
            <text:p>0.828802367010117</text:p>
          </table:table-cell>
        </table:table-row>
        <table:table-row table:style-name="ro1">
          <table:table-cell table:formula="of:=VALUE([$prevalence_history_20220213.A18])" office:value-type="date" office:date-value="2020-07-17" calcext:value-type="date">
            <text:p>17/07/20</text:p>
          </table:table-cell>
          <table:table-cell table:formula="of:=[$prevalence_history_20220213.B18]" office:value-type="float" office:value="26011.4885742604" calcext:value-type="float">
            <text:p>26011.4885742604</text:p>
          </table:table-cell>
          <table:table-cell table:formula="of:=[$p_from_i_UK.C37]" office:value-type="float" office:value="21529.2126823847" calcext:value-type="float">
            <text:p>21529.2126823847</text:p>
          </table:table-cell>
          <table:table-cell table:formula="of:=[.C18]/[.B18]" office:value-type="float" office:value="0.827680915720021" calcext:value-type="float">
            <text:p>0.827680915720021</text:p>
          </table:table-cell>
        </table:table-row>
        <table:table-row table:style-name="ro1">
          <table:table-cell table:formula="of:=VALUE([$prevalence_history_20220213.A19])" office:value-type="date" office:date-value="2020-07-18" calcext:value-type="date">
            <text:p>18/07/20</text:p>
          </table:table-cell>
          <table:table-cell table:formula="of:=[$prevalence_history_20220213.B19]" office:value-type="float" office:value="25990.449191143" calcext:value-type="float">
            <text:p>25990.449191143</text:p>
          </table:table-cell>
          <table:table-cell table:formula="of:=[$p_from_i_UK.C38]" office:value-type="float" office:value="21473.6509425759" calcext:value-type="float">
            <text:p>21473.6509425759</text:p>
          </table:table-cell>
          <table:table-cell table:formula="of:=[.C19]/[.B19]" office:value-type="float" office:value="0.826213151787067" calcext:value-type="float">
            <text:p>0.826213151787067</text:p>
          </table:table-cell>
        </table:table-row>
        <table:table-row table:style-name="ro1">
          <table:table-cell table:formula="of:=VALUE([$prevalence_history_20220213.A20])" office:value-type="date" office:date-value="2020-07-19" calcext:value-type="date">
            <text:p>19/07/20</text:p>
          </table:table-cell>
          <table:table-cell table:formula="of:=[$prevalence_history_20220213.B20]" office:value-type="float" office:value="26140.5066004847" calcext:value-type="float">
            <text:p>26140.5066004847</text:p>
          </table:table-cell>
          <table:table-cell table:formula="of:=[$p_from_i_UK.C39]" office:value-type="float" office:value="21587.9695308574" calcext:value-type="float">
            <text:p>21587.9695308574</text:p>
          </table:table-cell>
          <table:table-cell table:formula="of:=[.C20]/[.B20]" office:value-type="float" office:value="0.825843579116294" calcext:value-type="float">
            <text:p>0.825843579116294</text:p>
          </table:table-cell>
        </table:table-row>
        <table:table-row table:style-name="ro1">
          <table:table-cell table:formula="of:=VALUE([$prevalence_history_20220213.A21])" office:value-type="date" office:date-value="2020-07-20" calcext:value-type="date">
            <text:p>20/07/20</text:p>
          </table:table-cell>
          <table:table-cell table:formula="of:=[$prevalence_history_20220213.B21]" office:value-type="float" office:value="26230.4338460254" calcext:value-type="float">
            <text:p>26230.4338460254</text:p>
          </table:table-cell>
          <table:table-cell table:formula="of:=[$p_from_i_UK.C40]" office:value-type="float" office:value="21655.1313356027" calcext:value-type="float">
            <text:p>21655.1313356027</text:p>
          </table:table-cell>
          <table:table-cell table:formula="of:=[.C21]/[.B21]" office:value-type="float" office:value="0.825572747394112" calcext:value-type="float">
            <text:p>0.825572747394112</text:p>
          </table:table-cell>
        </table:table-row>
        <table:table-row table:style-name="ro1">
          <table:table-cell table:formula="of:=VALUE([$prevalence_history_20220213.A22])" office:value-type="date" office:date-value="2020-07-21" calcext:value-type="date">
            <text:p>21/07/20</text:p>
          </table:table-cell>
          <table:table-cell table:formula="of:=[$prevalence_history_20220213.B22]" office:value-type="float" office:value="26401.0122901619" calcext:value-type="float">
            <text:p>26401.0122901619</text:p>
          </table:table-cell>
          <table:table-cell table:formula="of:=[$p_from_i_UK.C41]" office:value-type="float" office:value="21812.6400340703" calcext:value-type="float">
            <text:p>21812.6400340703</text:p>
          </table:table-cell>
          <table:table-cell table:formula="of:=[.C22]/[.B22]" office:value-type="float" office:value="0.826204684666526" calcext:value-type="float">
            <text:p>0.826204684666526</text:p>
          </table:table-cell>
        </table:table-row>
        <table:table-row table:style-name="ro1">
          <table:table-cell table:formula="of:=VALUE([$prevalence_history_20220213.A23])" office:value-type="date" office:date-value="2020-07-22" calcext:value-type="date">
            <text:p>22/07/20</text:p>
          </table:table-cell>
          <table:table-cell table:formula="of:=[$prevalence_history_20220213.B23]" office:value-type="float" office:value="26416.617355517" calcext:value-type="float">
            <text:p>26416.617355517</text:p>
          </table:table-cell>
          <table:table-cell table:formula="of:=[$p_from_i_UK.C42]" office:value-type="float" office:value="21819.4008401036" calcext:value-type="float">
            <text:p>21819.4008401036</text:p>
          </table:table-cell>
          <table:table-cell table:formula="of:=[.C23]/[.B23]" office:value-type="float" office:value="0.825972551536645" calcext:value-type="float">
            <text:p>0.825972551536645</text:p>
          </table:table-cell>
        </table:table-row>
        <table:table-row table:style-name="ro1">
          <table:table-cell table:formula="of:=VALUE([$prevalence_history_20220213.A24])" office:value-type="date" office:date-value="2020-07-23" calcext:value-type="date">
            <text:p>23/07/20</text:p>
          </table:table-cell>
          <table:table-cell table:formula="of:=[$prevalence_history_20220213.B24]" office:value-type="float" office:value="26541.1345141178" calcext:value-type="float">
            <text:p>26541.1345141178</text:p>
          </table:table-cell>
          <table:table-cell table:formula="of:=[$p_from_i_UK.C43]" office:value-type="float" office:value="21936.1582305302" calcext:value-type="float">
            <text:p>21936.1582305302</text:p>
          </table:table-cell>
          <table:table-cell table:formula="of:=[.C24]/[.B24]" office:value-type="float" office:value="0.826496629933505" calcext:value-type="float">
            <text:p>0.826496629933505</text:p>
          </table:table-cell>
        </table:table-row>
        <table:table-row table:style-name="ro1">
          <table:table-cell table:formula="of:=VALUE([$prevalence_history_20220213.A25])" office:value-type="date" office:date-value="2020-07-24" calcext:value-type="date">
            <text:p>24/07/20</text:p>
          </table:table-cell>
          <table:table-cell table:formula="of:=[$prevalence_history_20220213.B25]" office:value-type="float" office:value="26698.4276137547" calcext:value-type="float">
            <text:p>26698.4276137547</text:p>
          </table:table-cell>
          <table:table-cell table:formula="of:=[$p_from_i_UK.C44]" office:value-type="float" office:value="22079.6244252034" calcext:value-type="float">
            <text:p>22079.6244252034</text:p>
          </table:table-cell>
          <table:table-cell table:formula="of:=[.C25]/[.B25]" office:value-type="float" office:value="0.827000928467722" calcext:value-type="float">
            <text:p>0.827000928467722</text:p>
          </table:table-cell>
        </table:table-row>
        <table:table-row table:style-name="ro1">
          <table:table-cell table:formula="of:=VALUE([$prevalence_history_20220213.A26])" office:value-type="date" office:date-value="2020-07-25" calcext:value-type="date">
            <text:p>25/07/20</text:p>
          </table:table-cell>
          <table:table-cell table:formula="of:=[$prevalence_history_20220213.B26]" office:value-type="float" office:value="26944.7712557876" calcext:value-type="float">
            <text:p>26944.7712557876</text:p>
          </table:table-cell>
          <table:table-cell table:formula="of:=[$p_from_i_UK.C45]" office:value-type="float" office:value="22300.3798835119" calcext:value-type="float">
            <text:p>22300.3798835119</text:p>
          </table:table-cell>
          <table:table-cell table:formula="of:=[.C26]/[.B26]" office:value-type="float" office:value="0.827632926322278" calcext:value-type="float">
            <text:p>0.827632926322278</text:p>
          </table:table-cell>
        </table:table-row>
        <table:table-row table:style-name="ro1">
          <table:table-cell table:formula="of:=VALUE([$prevalence_history_20220213.A27])" office:value-type="date" office:date-value="2020-07-26" calcext:value-type="date">
            <text:p>26/07/20</text:p>
          </table:table-cell>
          <table:table-cell table:formula="of:=[$prevalence_history_20220213.B27]" office:value-type="float" office:value="27346.8913422651" calcext:value-type="float">
            <text:p>27346.8913422651</text:p>
          </table:table-cell>
          <table:table-cell table:formula="of:=[$p_from_i_UK.C46]" office:value-type="float" office:value="22687.5348744254" calcext:value-type="float">
            <text:p>22687.5348744254</text:p>
          </table:table-cell>
          <table:table-cell table:formula="of:=[.C27]/[.B27]" office:value-type="float" office:value="0.829620251547986" calcext:value-type="float">
            <text:p>0.829620251547986</text:p>
          </table:table-cell>
        </table:table-row>
        <table:table-row table:style-name="ro1">
          <table:table-cell table:formula="of:=VALUE([$prevalence_history_20220213.A28])" office:value-type="date" office:date-value="2020-07-27" calcext:value-type="date">
            <text:p>27/07/20</text:p>
          </table:table-cell>
          <table:table-cell table:formula="of:=[$prevalence_history_20220213.B28]" office:value-type="float" office:value="27824.1401631689" calcext:value-type="float">
            <text:p>27824.1401631689</text:p>
          </table:table-cell>
          <table:table-cell table:formula="of:=[$p_from_i_UK.C47]" office:value-type="float" office:value="23139.274881502" calcext:value-type="float">
            <text:p>23139.274881502</text:p>
          </table:table-cell>
          <table:table-cell table:formula="of:=[.C28]/[.B28]" office:value-type="float" office:value="0.831625874000293" calcext:value-type="float">
            <text:p>0.831625874000293</text:p>
          </table:table-cell>
        </table:table-row>
        <table:table-row table:style-name="ro1">
          <table:table-cell table:formula="of:=VALUE([$prevalence_history_20220213.A29])" office:value-type="date" office:date-value="2020-07-28" calcext:value-type="date">
            <text:p>28/07/20</text:p>
          </table:table-cell>
          <table:table-cell table:formula="of:=[$prevalence_history_20220213.B29]" office:value-type="float" office:value="28256.1479754176" calcext:value-type="float">
            <text:p>28256.1479754176</text:p>
          </table:table-cell>
          <table:table-cell table:formula="of:=[$p_from_i_UK.C48]" office:value-type="float" office:value="23538.5459266724" calcext:value-type="float">
            <text:p>23538.5459266724</text:p>
          </table:table-cell>
          <table:table-cell table:formula="of:=[.C29]/[.B29]" office:value-type="float" office:value="0.833041571949246" calcext:value-type="float">
            <text:p>0.833041571949246</text:p>
          </table:table-cell>
        </table:table-row>
        <table:table-row table:style-name="ro1">
          <table:table-cell table:formula="of:=VALUE([$prevalence_history_20220213.A30])" office:value-type="date" office:date-value="2020-07-29" calcext:value-type="date">
            <text:p>29/07/20</text:p>
          </table:table-cell>
          <table:table-cell table:formula="of:=[$prevalence_history_20220213.B30]" office:value-type="float" office:value="28631.5576469407" calcext:value-type="float">
            <text:p>28631.5576469407</text:p>
          </table:table-cell>
          <table:table-cell table:formula="of:=[$p_from_i_UK.C49]" office:value-type="float" office:value="23858.032871865" calcext:value-type="float">
            <text:p>23858.032871865</text:p>
          </table:table-cell>
          <table:table-cell table:formula="of:=[.C30]/[.B30]" office:value-type="float" office:value="0.833277503308111" calcext:value-type="float">
            <text:p>0.833277503308111</text:p>
          </table:table-cell>
        </table:table-row>
        <table:table-row table:style-name="ro1">
          <table:table-cell table:formula="of:=VALUE([$prevalence_history_20220213.A31])" office:value-type="date" office:date-value="2020-07-30" calcext:value-type="date">
            <text:p>30/07/20</text:p>
          </table:table-cell>
          <table:table-cell table:formula="of:=[$prevalence_history_20220213.B31]" office:value-type="float" office:value="29100.4644013389" calcext:value-type="float">
            <text:p>29100.4644013389</text:p>
          </table:table-cell>
          <table:table-cell table:formula="of:=[$p_from_i_UK.C50]" office:value-type="float" office:value="24251.6040154686" calcext:value-type="float">
            <text:p>24251.6040154686</text:p>
          </table:table-cell>
          <table:table-cell table:formula="of:=[.C31]/[.B31]" office:value-type="float" office:value="0.833375154464985" calcext:value-type="float">
            <text:p>0.833375154464985</text:p>
          </table:table-cell>
        </table:table-row>
        <table:table-row table:style-name="ro1">
          <table:table-cell table:formula="of:=VALUE([$prevalence_history_20220213.A32])" office:value-type="date" office:date-value="2020-07-31" calcext:value-type="date">
            <text:p>31/07/20</text:p>
          </table:table-cell>
          <table:table-cell table:formula="of:=[$prevalence_history_20220213.B32]" office:value-type="float" office:value="29534.9443052609" calcext:value-type="float">
            <text:p>29534.9443052609</text:p>
          </table:table-cell>
          <table:table-cell table:formula="of:=[$p_from_i_UK.C51]" office:value-type="float" office:value="24606.7189410349" calcext:value-type="float">
            <text:p>24606.7189410349</text:p>
          </table:table-cell>
          <table:table-cell table:formula="of:=[.C32]/[.B32]" office:value-type="float" office:value="0.833139168528983" calcext:value-type="float">
            <text:p>0.833139168528983</text:p>
          </table:table-cell>
        </table:table-row>
        <table:table-row table:style-name="ro1">
          <table:table-cell table:formula="of:=VALUE([$prevalence_history_20220213.A33])" office:value-type="date" office:date-value="2020-08-01" calcext:value-type="date">
            <text:p>01/08/20</text:p>
          </table:table-cell>
          <table:table-cell table:formula="of:=[$prevalence_history_20220213.B33]" office:value-type="float" office:value="29769.9354469272" calcext:value-type="float">
            <text:p>29769.9354469272</text:p>
          </table:table-cell>
          <table:table-cell table:formula="of:=[$p_from_i_UK.C52]" office:value-type="float" office:value="24740.9929132877" calcext:value-type="float">
            <text:p>24740.9929132877</text:p>
          </table:table-cell>
          <table:table-cell table:formula="of:=[.C33]/[.B33]" office:value-type="float" office:value="0.831073112583501" calcext:value-type="float">
            <text:p>0.831073112583501</text:p>
          </table:table-cell>
        </table:table-row>
        <table:table-row table:style-name="ro1">
          <table:table-cell table:formula="of:=VALUE([$prevalence_history_20220213.A34])" office:value-type="date" office:date-value="2020-08-02" calcext:value-type="date">
            <text:p>02/08/20</text:p>
          </table:table-cell>
          <table:table-cell table:formula="of:=[$prevalence_history_20220213.B34]" office:value-type="float" office:value="29907.9790717175" calcext:value-type="float">
            <text:p>29907.9790717175</text:p>
          </table:table-cell>
          <table:table-cell table:formula="of:=[$p_from_i_UK.C53]" office:value-type="float" office:value="24785.9168033045" calcext:value-type="float">
            <text:p>24785.9168033045</text:p>
          </table:table-cell>
          <table:table-cell table:formula="of:=[.C34]/[.B34]" office:value-type="float" office:value="0.82873927201398" calcext:value-type="float">
            <text:p>0.82873927201398</text:p>
          </table:table-cell>
        </table:table-row>
        <table:table-row table:style-name="ro1">
          <table:table-cell table:formula="of:=VALUE([$prevalence_history_20220213.A35])" office:value-type="date" office:date-value="2020-08-03" calcext:value-type="date">
            <text:p>03/08/20</text:p>
          </table:table-cell>
          <table:table-cell table:formula="of:=[$prevalence_history_20220213.B35]" office:value-type="float" office:value="29934.4117235632" calcext:value-type="float">
            <text:p>29934.4117235632</text:p>
          </table:table-cell>
          <table:table-cell table:formula="of:=[$p_from_i_UK.C54]" office:value-type="float" office:value="24733.1937277227" calcext:value-type="float">
            <text:p>24733.1937277227</text:p>
          </table:table-cell>
          <table:table-cell table:formula="of:=[.C35]/[.B35]" office:value-type="float" office:value="0.826246193047906" calcext:value-type="float">
            <text:p>0.826246193047906</text:p>
          </table:table-cell>
        </table:table-row>
        <table:table-row table:style-name="ro1">
          <table:table-cell table:formula="of:=VALUE([$prevalence_history_20220213.A36])" office:value-type="date" office:date-value="2020-08-04" calcext:value-type="date">
            <text:p>04/08/20</text:p>
          </table:table-cell>
          <table:table-cell table:formula="of:=[$prevalence_history_20220213.B36]" office:value-type="float" office:value="30143.3741620986" calcext:value-type="float">
            <text:p>30143.3741620986</text:p>
          </table:table-cell>
          <table:table-cell table:formula="of:=[$p_from_i_UK.C55]" office:value-type="float" office:value="24880.5340654026" calcext:value-type="float">
            <text:p>24880.5340654026</text:p>
          </table:table-cell>
          <table:table-cell table:formula="of:=[.C36]/[.B36]" office:value-type="float" office:value="0.825406403795586" calcext:value-type="float">
            <text:p>0.825406403795586</text:p>
          </table:table-cell>
        </table:table-row>
        <table:table-row table:style-name="ro1">
          <table:table-cell table:formula="of:=VALUE([$prevalence_history_20220213.A37])" office:value-type="date" office:date-value="2020-08-05" calcext:value-type="date">
            <text:p>05/08/20</text:p>
          </table:table-cell>
          <table:table-cell table:formula="of:=[$prevalence_history_20220213.B37]" office:value-type="float" office:value="30101.0166541459" calcext:value-type="float">
            <text:p>30101.0166541459</text:p>
          </table:table-cell>
          <table:table-cell table:formula="of:=[$p_from_i_UK.C56]" office:value-type="float" office:value="24794.1483979797" calcext:value-type="float">
            <text:p>24794.1483979797</text:p>
          </table:table-cell>
          <table:table-cell table:formula="of:=[.C37]/[.B37]" office:value-type="float" office:value="0.823698039267545" calcext:value-type="float">
            <text:p>0.823698039267545</text:p>
          </table:table-cell>
        </table:table-row>
        <table:table-row table:style-name="ro1">
          <table:table-cell table:formula="of:=VALUE([$prevalence_history_20220213.A38])" office:value-type="date" office:date-value="2020-08-06" calcext:value-type="date">
            <text:p>06/08/20</text:p>
          </table:table-cell>
          <table:table-cell table:formula="of:=[$prevalence_history_20220213.B38]" office:value-type="float" office:value="29984.514162188" calcext:value-type="float">
            <text:p>29984.514162188</text:p>
          </table:table-cell>
          <table:table-cell table:formula="of:=[$p_from_i_UK.C57]" office:value-type="float" office:value="24662.78977993" calcext:value-type="float">
            <text:p>24662.78977993</text:p>
          </table:table-cell>
          <table:table-cell table:formula="of:=[.C38]/[.B38]" office:value-type="float" office:value="0.822517571788141" calcext:value-type="float">
            <text:p>0.822517571788141</text:p>
          </table:table-cell>
        </table:table-row>
        <table:table-row table:style-name="ro1">
          <table:table-cell table:formula="of:=VALUE([$prevalence_history_20220213.A39])" office:value-type="date" office:date-value="2020-08-07" calcext:value-type="date">
            <text:p>07/08/20</text:p>
          </table:table-cell>
          <table:table-cell table:formula="of:=[$prevalence_history_20220213.B39]" office:value-type="float" office:value="29559.9300251307" calcext:value-type="float">
            <text:p>29559.9300251307</text:p>
          </table:table-cell>
          <table:table-cell table:formula="of:=[$p_from_i_UK.C58]" office:value-type="float" office:value="24252.1204243121" calcext:value-type="float">
            <text:p>24252.1204243121</text:p>
          </table:table-cell>
          <table:table-cell table:formula="of:=[.C39]/[.B39]" office:value-type="float" office:value="0.820439033640942" calcext:value-type="float">
            <text:p>0.820439033640942</text:p>
          </table:table-cell>
        </table:table-row>
        <table:table-row table:style-name="ro1">
          <table:table-cell table:formula="of:=VALUE([$prevalence_history_20220213.A40])" office:value-type="date" office:date-value="2020-08-08" calcext:value-type="date">
            <text:p>08/08/20</text:p>
          </table:table-cell>
          <table:table-cell table:formula="of:=[$prevalence_history_20220213.B40]" office:value-type="float" office:value="28872.9228738059" calcext:value-type="float">
            <text:p>28872.9228738059</text:p>
          </table:table-cell>
          <table:table-cell table:formula="of:=[$p_from_i_UK.C59]" office:value-type="float" office:value="23585.7139664657" calcext:value-type="float">
            <text:p>23585.7139664657</text:p>
          </table:table-cell>
          <table:table-cell table:formula="of:=[.C40]/[.B40]" office:value-type="float" office:value="0.816880025259346" calcext:value-type="float">
            <text:p>0.816880025259346</text:p>
          </table:table-cell>
        </table:table-row>
        <table:table-row table:style-name="ro1">
          <table:table-cell table:formula="of:=VALUE([$prevalence_history_20220213.A41])" office:value-type="date" office:date-value="2020-08-09" calcext:value-type="date">
            <text:p>09/08/20</text:p>
          </table:table-cell>
          <table:table-cell table:formula="of:=[$prevalence_history_20220213.B41]" office:value-type="float" office:value="28274.209195934" calcext:value-type="float">
            <text:p>28274.209195934</text:p>
          </table:table-cell>
          <table:table-cell table:formula="of:=[$p_from_i_UK.C60]" office:value-type="float" office:value="23024.5525881297" calcext:value-type="float">
            <text:p>23024.5525881297</text:p>
          </table:table-cell>
          <table:table-cell table:formula="of:=[.C41]/[.B41]" office:value-type="float" office:value="0.814330559294326" calcext:value-type="float">
            <text:p>0.814330559294326</text:p>
          </table:table-cell>
        </table:table-row>
        <table:table-row table:style-name="ro1">
          <table:table-cell table:formula="of:=VALUE([$prevalence_history_20220213.A42])" office:value-type="date" office:date-value="2020-08-10" calcext:value-type="date">
            <text:p>10/08/20</text:p>
          </table:table-cell>
          <table:table-cell table:formula="of:=[$prevalence_history_20220213.B42]" office:value-type="float" office:value="27621.8597020824" calcext:value-type="float">
            <text:p>27621.8597020824</text:p>
          </table:table-cell>
          <table:table-cell table:formula="of:=[$p_from_i_UK.C61]" office:value-type="float" office:value="22426.4882471157" calcext:value-type="float">
            <text:p>22426.4882471157</text:p>
          </table:table-cell>
          <table:table-cell table:formula="of:=[.C42]/[.B42]" office:value-type="float" office:value="0.811910873815096" calcext:value-type="float">
            <text:p>0.811910873815096</text:p>
          </table:table-cell>
        </table:table-row>
        <table:table-row table:style-name="ro1">
          <table:table-cell table:formula="of:=VALUE([$prevalence_history_20220213.A43])" office:value-type="date" office:date-value="2020-08-11" calcext:value-type="date">
            <text:p>11/08/20</text:p>
          </table:table-cell>
          <table:table-cell table:formula="of:=[$prevalence_history_20220213.B43]" office:value-type="float" office:value="26870.8474928195" calcext:value-type="float">
            <text:p>26870.8474928195</text:p>
          </table:table-cell>
          <table:table-cell table:formula="of:=[$p_from_i_UK.C62]" office:value-type="float" office:value="21779.9658324123" calcext:value-type="float">
            <text:p>21779.9658324123</text:p>
          </table:table-cell>
          <table:table-cell table:formula="of:=[.C43]/[.B43]" office:value-type="float" office:value="0.810542571767876" calcext:value-type="float">
            <text:p>0.810542571767876</text:p>
          </table:table-cell>
        </table:table-row>
        <table:table-row table:style-name="ro1">
          <table:table-cell table:formula="of:=VALUE([$prevalence_history_20220213.A44])" office:value-type="date" office:date-value="2020-08-12" calcext:value-type="date">
            <text:p>12/08/20</text:p>
          </table:table-cell>
          <table:table-cell table:formula="of:=[$prevalence_history_20220213.B44]" office:value-type="float" office:value="26337.1148098989" calcext:value-type="float">
            <text:p>26337.1148098989</text:p>
          </table:table-cell>
          <table:table-cell table:formula="of:=[$p_from_i_UK.C63]" office:value-type="float" office:value="21375.6764883602" calcext:value-type="float">
            <text:p>21375.6764883602</text:p>
          </table:table-cell>
          <table:table-cell table:formula="of:=[.C44]/[.B44]" office:value-type="float" office:value="0.811618001540779" calcext:value-type="float">
            <text:p>0.811618001540779</text:p>
          </table:table-cell>
        </table:table-row>
        <table:table-row table:style-name="ro1">
          <table:table-cell table:formula="of:=VALUE([$prevalence_history_20220213.A45])" office:value-type="date" office:date-value="2020-08-13" calcext:value-type="date">
            <text:p>13/08/20</text:p>
          </table:table-cell>
          <table:table-cell table:formula="of:=[$prevalence_history_20220213.B45]" office:value-type="float" office:value="25614.3732043295" calcext:value-type="float">
            <text:p>25614.3732043295</text:p>
          </table:table-cell>
          <table:table-cell table:formula="of:=[$p_from_i_UK.C64]" office:value-type="float" office:value="20800.5111190236" calcext:value-type="float">
            <text:p>20800.5111190236</text:p>
          </table:table-cell>
          <table:table-cell table:formula="of:=[.C45]/[.B45]" office:value-type="float" office:value="0.812064029562424" calcext:value-type="float">
            <text:p>0.812064029562424</text:p>
          </table:table-cell>
        </table:table-row>
        <table:table-row table:style-name="ro1">
          <table:table-cell table:formula="of:=VALUE([$prevalence_history_20220213.A46])" office:value-type="date" office:date-value="2020-08-14" calcext:value-type="date">
            <text:p>14/08/20</text:p>
          </table:table-cell>
          <table:table-cell table:formula="of:=[$prevalence_history_20220213.B46]" office:value-type="float" office:value="24941.0447909292" calcext:value-type="float">
            <text:p>24941.0447909292</text:p>
          </table:table-cell>
          <table:table-cell table:formula="of:=[$p_from_i_UK.C65]" office:value-type="float" office:value="20278.6629320997" calcext:value-type="float">
            <text:p>20278.6629320997</text:p>
          </table:table-cell>
          <table:table-cell table:formula="of:=[.C46]/[.B46]" office:value-type="float" office:value="0.813063891352091" calcext:value-type="float">
            <text:p>0.813063891352091</text:p>
          </table:table-cell>
        </table:table-row>
        <table:table-row table:style-name="ro1">
          <table:table-cell table:formula="of:=VALUE([$prevalence_history_20220213.A47])" office:value-type="date" office:date-value="2020-08-15" calcext:value-type="date">
            <text:p>15/08/20</text:p>
          </table:table-cell>
          <table:table-cell table:formula="of:=[$prevalence_history_20220213.B47]" office:value-type="float" office:value="24420.6885133256" calcext:value-type="float">
            <text:p>24420.6885133256</text:p>
          </table:table-cell>
          <table:table-cell table:formula="of:=[$p_from_i_UK.C66]" office:value-type="float" office:value="19891.6930770556" calcext:value-type="float">
            <text:p>19891.6930770556</text:p>
          </table:table-cell>
          <table:table-cell table:formula="of:=[.C47]/[.B47]" office:value-type="float" office:value="0.814542680326205" calcext:value-type="float">
            <text:p>0.814542680326205</text:p>
          </table:table-cell>
        </table:table-row>
        <table:table-row table:style-name="ro1">
          <table:table-cell table:formula="of:=VALUE([$prevalence_history_20220213.A48])" office:value-type="date" office:date-value="2020-08-16" calcext:value-type="date">
            <text:p>16/08/20</text:p>
          </table:table-cell>
          <table:table-cell table:formula="of:=[$prevalence_history_20220213.B48]" office:value-type="float" office:value="24159.9369840469" calcext:value-type="float">
            <text:p>24159.9369840469</text:p>
          </table:table-cell>
          <table:table-cell table:formula="of:=[$p_from_i_UK.C67]" office:value-type="float" office:value="19763.3406164852" calcext:value-type="float">
            <text:p>19763.3406164852</text:p>
          </table:table-cell>
          <table:table-cell table:formula="of:=[.C48]/[.B48]" office:value-type="float" office:value="0.818021198877099" calcext:value-type="float">
            <text:p>0.818021198877099</text:p>
          </table:table-cell>
        </table:table-row>
        <table:table-row table:style-name="ro1">
          <table:table-cell table:formula="of:=VALUE([$prevalence_history_20220213.A49])" office:value-type="date" office:date-value="2020-08-17" calcext:value-type="date">
            <text:p>17/08/20</text:p>
          </table:table-cell>
          <table:table-cell table:formula="of:=[$prevalence_history_20220213.B49]" office:value-type="float" office:value="23994.6193664137" calcext:value-type="float">
            <text:p>23994.6193664137</text:p>
          </table:table-cell>
          <table:table-cell table:formula="of:=[$p_from_i_UK.C68]" office:value-type="float" office:value="19708.7669133902" calcext:value-type="float">
            <text:p>19708.7669133902</text:p>
          </table:table-cell>
          <table:table-cell table:formula="of:=[.C49]/[.B49]" office:value-type="float" office:value="0.821382769712839" calcext:value-type="float">
            <text:p>0.821382769712839</text:p>
          </table:table-cell>
        </table:table-row>
        <table:table-row table:style-name="ro1">
          <table:table-cell table:formula="of:=VALUE([$prevalence_history_20220213.A50])" office:value-type="date" office:date-value="2020-08-18" calcext:value-type="date">
            <text:p>18/08/20</text:p>
          </table:table-cell>
          <table:table-cell table:formula="of:=[$prevalence_history_20220213.B50]" office:value-type="float" office:value="23896.600409898" calcext:value-type="float">
            <text:p>23896.600409898</text:p>
          </table:table-cell>
          <table:table-cell table:formula="of:=[$p_from_i_UK.C69]" office:value-type="float" office:value="19684.2476751733" calcext:value-type="float">
            <text:p>19684.2476751733</text:p>
          </table:table-cell>
          <table:table-cell table:formula="of:=[.C50]/[.B50]" office:value-type="float" office:value="0.823725857968486" calcext:value-type="float">
            <text:p>0.823725857968486</text:p>
          </table:table-cell>
        </table:table-row>
        <table:table-row table:style-name="ro1">
          <table:table-cell table:formula="of:=VALUE([$prevalence_history_20220213.A51])" office:value-type="date" office:date-value="2020-08-19" calcext:value-type="date">
            <text:p>19/08/20</text:p>
          </table:table-cell>
          <table:table-cell table:formula="of:=[$prevalence_history_20220213.B51]" office:value-type="float" office:value="24065.2199237347" calcext:value-type="float">
            <text:p>24065.2199237347</text:p>
          </table:table-cell>
          <table:table-cell table:formula="of:=[$p_from_i_UK.C70]" office:value-type="float" office:value="19919.83908349" calcext:value-type="float">
            <text:p>19919.83908349</text:p>
          </table:table-cell>
          <table:table-cell table:formula="of:=[.C51]/[.B51]" office:value-type="float" office:value="0.827743903717404" calcext:value-type="float">
            <text:p>0.827743903717404</text:p>
          </table:table-cell>
        </table:table-row>
        <table:table-row table:style-name="ro1">
          <table:table-cell table:formula="of:=VALUE([$prevalence_history_20220213.A52])" office:value-type="date" office:date-value="2020-08-20" calcext:value-type="date">
            <text:p>20/08/20</text:p>
          </table:table-cell>
          <table:table-cell table:formula="of:=[$prevalence_history_20220213.B52]" office:value-type="float" office:value="24357.7641519101" calcext:value-type="float">
            <text:p>24357.7641519101</text:p>
          </table:table-cell>
          <table:table-cell table:formula="of:=[$p_from_i_UK.C71]" office:value-type="float" office:value="20243.644689161" calcext:value-type="float">
            <text:p>20243.644689161</text:p>
          </table:table-cell>
          <table:table-cell table:formula="of:=[.C52]/[.B52]" office:value-type="float" office:value="0.831096177913091" calcext:value-type="float">
            <text:p>0.831096177913091</text:p>
          </table:table-cell>
        </table:table-row>
        <table:table-row table:style-name="ro1">
          <table:table-cell table:formula="of:=VALUE([$prevalence_history_20220213.A53])" office:value-type="date" office:date-value="2020-08-21" calcext:value-type="date">
            <text:p>21/08/20</text:p>
          </table:table-cell>
          <table:table-cell table:formula="of:=[$prevalence_history_20220213.B53]" office:value-type="float" office:value="24683.9148286531" calcext:value-type="float">
            <text:p>24683.9148286531</text:p>
          </table:table-cell>
          <table:table-cell table:formula="of:=[$p_from_i_UK.C72]" office:value-type="float" office:value="20562.8885931527" calcext:value-type="float">
            <text:p>20562.8885931527</text:p>
          </table:table-cell>
          <table:table-cell table:formula="of:=[.C53]/[.B53]" office:value-type="float" office:value="0.833048109908534" calcext:value-type="float">
            <text:p>0.833048109908534</text:p>
          </table:table-cell>
        </table:table-row>
        <table:table-row table:style-name="ro1">
          <table:table-cell table:formula="of:=VALUE([$prevalence_history_20220213.A54])" office:value-type="date" office:date-value="2020-08-22" calcext:value-type="date">
            <text:p>22/08/20</text:p>
          </table:table-cell>
          <table:table-cell table:formula="of:=[$prevalence_history_20220213.B54]" office:value-type="float" office:value="25025.700812966" calcext:value-type="float">
            <text:p>25025.700812966</text:p>
          </table:table-cell>
          <table:table-cell table:formula="of:=[$p_from_i_UK.C73]" office:value-type="float" office:value="20868.5115178487" calcext:value-type="float">
            <text:p>20868.5115178487</text:p>
          </table:table-cell>
          <table:table-cell table:formula="of:=[.C54]/[.B54]" office:value-type="float" office:value="0.833883201665888" calcext:value-type="float">
            <text:p>0.833883201665888</text:p>
          </table:table-cell>
        </table:table-row>
        <table:table-row table:style-name="ro1">
          <table:table-cell table:formula="of:=VALUE([$prevalence_history_20220213.A55])" office:value-type="date" office:date-value="2020-08-23" calcext:value-type="date">
            <text:p>23/08/20</text:p>
          </table:table-cell>
          <table:table-cell table:formula="of:=[$prevalence_history_20220213.B55]" office:value-type="float" office:value="25376.0513451744" calcext:value-type="float">
            <text:p>25376.0513451744</text:p>
          </table:table-cell>
          <table:table-cell table:formula="of:=[$p_from_i_UK.C74]" office:value-type="float" office:value="21161.7426012178" calcext:value-type="float">
            <text:p>21161.7426012178</text:p>
          </table:table-cell>
          <table:table-cell table:formula="of:=[.C55]/[.B55]" office:value-type="float" office:value="0.833925748075143" calcext:value-type="float">
            <text:p>0.833925748075143</text:p>
          </table:table-cell>
        </table:table-row>
        <table:table-row table:style-name="ro1">
          <table:table-cell table:formula="of:=VALUE([$prevalence_history_20220213.A56])" office:value-type="date" office:date-value="2020-08-24" calcext:value-type="date">
            <text:p>24/08/20</text:p>
          </table:table-cell>
          <table:table-cell table:formula="of:=[$prevalence_history_20220213.B56]" office:value-type="float" office:value="25817.5373609251" calcext:value-type="float">
            <text:p>25817.5373609251</text:p>
          </table:table-cell>
          <table:table-cell table:formula="of:=[$p_from_i_UK.C75]" office:value-type="float" office:value="21528.1314447083" calcext:value-type="float">
            <text:p>21528.1314447083</text:p>
          </table:table-cell>
          <table:table-cell table:formula="of:=[.C56]/[.B56]" office:value-type="float" office:value="0.833856891296347" calcext:value-type="float">
            <text:p>0.833856891296347</text:p>
          </table:table-cell>
        </table:table-row>
        <table:table-row table:style-name="ro1">
          <table:table-cell table:formula="of:=VALUE([$prevalence_history_20220213.A57])" office:value-type="date" office:date-value="2020-08-25" calcext:value-type="date">
            <text:p>25/08/20</text:p>
          </table:table-cell>
          <table:table-cell table:formula="of:=[$prevalence_history_20220213.B57]" office:value-type="float" office:value="26320.314213184" calcext:value-type="float">
            <text:p>26320.314213184</text:p>
          </table:table-cell>
          <table:table-cell table:formula="of:=[$p_from_i_UK.C76]" office:value-type="float" office:value="21931.8364075074" calcext:value-type="float">
            <text:p>21931.8364075074</text:p>
          </table:table-cell>
          <table:table-cell table:formula="of:=[.C57]/[.B57]" office:value-type="float" office:value="0.833266511557131" calcext:value-type="float">
            <text:p>0.833266511557131</text:p>
          </table:table-cell>
        </table:table-row>
        <table:table-row table:style-name="ro1">
          <table:table-cell table:formula="of:=VALUE([$prevalence_history_20220213.A58])" office:value-type="date" office:date-value="2020-08-26" calcext:value-type="date">
            <text:p>26/08/20</text:p>
          </table:table-cell>
          <table:table-cell table:formula="of:=[$prevalence_history_20220213.B58]" office:value-type="float" office:value="26794.7331967324" calcext:value-type="float">
            <text:p>26794.7331967324</text:p>
          </table:table-cell>
          <table:table-cell table:formula="of:=[$p_from_i_UK.C77]" office:value-type="float" office:value="22312.7806112806" calcext:value-type="float">
            <text:p>22312.7806112806</text:p>
          </table:table-cell>
          <table:table-cell table:formula="of:=[.C58]/[.B58]" office:value-type="float" office:value="0.832730090927034" calcext:value-type="float">
            <text:p>0.832730090927034</text:p>
          </table:table-cell>
        </table:table-row>
        <table:table-row table:style-name="ro1">
          <table:table-cell table:formula="of:=VALUE([$prevalence_history_20220213.A59])" office:value-type="date" office:date-value="2020-08-27" calcext:value-type="date">
            <text:p>27/08/20</text:p>
          </table:table-cell>
          <table:table-cell table:formula="of:=[$prevalence_history_20220213.B59]" office:value-type="float" office:value="27164.7041078362" calcext:value-type="float">
            <text:p>27164.7041078362</text:p>
          </table:table-cell>
          <table:table-cell table:formula="of:=[$p_from_i_UK.C78]" office:value-type="float" office:value="22599.9903454606" calcext:value-type="float">
            <text:p>22599.9903454606</text:p>
          </table:table-cell>
          <table:table-cell table:formula="of:=[.C59]/[.B59]" office:value-type="float" office:value="0.831961587203197" calcext:value-type="float">
            <text:p>0.831961587203197</text:p>
          </table:table-cell>
        </table:table-row>
        <table:table-row table:style-name="ro1">
          <table:table-cell table:formula="of:=VALUE([$prevalence_history_20220213.A60])" office:value-type="date" office:date-value="2020-08-28" calcext:value-type="date">
            <text:p>28/08/20</text:p>
          </table:table-cell>
          <table:table-cell table:formula="of:=[$prevalence_history_20220213.B60]" office:value-type="float" office:value="27565.5379675661" calcext:value-type="float">
            <text:p>27565.5379675661</text:p>
          </table:table-cell>
          <table:table-cell table:formula="of:=[$p_from_i_UK.C79]" office:value-type="float" office:value="22918.3316189852" calcext:value-type="float">
            <text:p>22918.3316189852</text:p>
          </table:table-cell>
          <table:table-cell table:formula="of:=[.C60]/[.B60]" office:value-type="float" office:value="0.831412455869759" calcext:value-type="float">
            <text:p>0.831412455869759</text:p>
          </table:table-cell>
        </table:table-row>
        <table:table-row table:style-name="ro1">
          <table:table-cell table:formula="of:=VALUE([$prevalence_history_20220213.A61])" office:value-type="date" office:date-value="2020-08-29" calcext:value-type="date">
            <text:p>29/08/20</text:p>
          </table:table-cell>
          <table:table-cell table:formula="of:=[$prevalence_history_20220213.B61]" office:value-type="float" office:value="28065.805432276" calcext:value-type="float">
            <text:p>28065.805432276</text:p>
          </table:table-cell>
          <table:table-cell table:formula="of:=[$p_from_i_UK.C80]" office:value-type="float" office:value="23340.6981560432" calcext:value-type="float">
            <text:p>23340.6981560432</text:p>
          </table:table-cell>
          <table:table-cell table:formula="of:=[.C61]/[.B61]" office:value-type="float" office:value="0.831641843037974" calcext:value-type="float">
            <text:p>0.831641843037974</text:p>
          </table:table-cell>
        </table:table-row>
        <table:table-row table:style-name="ro1">
          <table:table-cell table:formula="of:=VALUE([$prevalence_history_20220213.A62])" office:value-type="date" office:date-value="2020-08-30" calcext:value-type="date">
            <text:p>30/08/20</text:p>
          </table:table-cell>
          <table:table-cell table:formula="of:=[$prevalence_history_20220213.B62]" office:value-type="float" office:value="28502.4357250106" calcext:value-type="float">
            <text:p>28502.4357250106</text:p>
          </table:table-cell>
          <table:table-cell table:formula="of:=[$p_from_i_UK.C81]" office:value-type="float" office:value="23692.9156890418" calcext:value-type="float">
            <text:p>23692.9156890418</text:p>
          </table:table-cell>
          <table:table-cell table:formula="of:=[.C62]/[.B62]" office:value-type="float" office:value="0.831259332277048" calcext:value-type="float">
            <text:p>0.831259332277048</text:p>
          </table:table-cell>
        </table:table-row>
        <table:table-row table:style-name="ro1">
          <table:table-cell table:formula="of:=VALUE([$prevalence_history_20220213.A63])" office:value-type="date" office:date-value="2020-08-31" calcext:value-type="date">
            <text:p>31/08/20</text:p>
          </table:table-cell>
          <table:table-cell table:formula="of:=[$prevalence_history_20220213.B63]" office:value-type="float" office:value="29156.4381434686" calcext:value-type="float">
            <text:p>29156.4381434686</text:p>
          </table:table-cell>
          <table:table-cell table:formula="of:=[$p_from_i_UK.C82]" office:value-type="float" office:value="24273.2899011966" calcext:value-type="float">
            <text:p>24273.2899011966</text:p>
          </table:table-cell>
          <table:table-cell table:formula="of:=[.C63]/[.B63]" office:value-type="float" office:value="0.832519040280444" calcext:value-type="float">
            <text:p>0.832519040280444</text:p>
          </table:table-cell>
        </table:table-row>
        <table:table-row table:style-name="ro1">
          <table:table-cell table:formula="of:=VALUE([$prevalence_history_20220213.A64])" office:value-type="date" office:date-value="2020-09-01" calcext:value-type="date">
            <text:p>01/09/20</text:p>
          </table:table-cell>
          <table:table-cell table:formula="of:=[$prevalence_history_20220213.B64]" office:value-type="float" office:value="30145.9215661517" calcext:value-type="float">
            <text:p>30145.9215661517</text:p>
          </table:table-cell>
          <table:table-cell table:formula="of:=[$p_from_i_UK.C83]" office:value-type="float" office:value="25190.0843312857" calcext:value-type="float">
            <text:p>25190.0843312857</text:p>
          </table:table-cell>
          <table:table-cell table:formula="of:=[.C64]/[.B64]" office:value-type="float" office:value="0.835605051118076" calcext:value-type="float">
            <text:p>0.835605051118076</text:p>
          </table:table-cell>
        </table:table-row>
        <table:table-row table:style-name="ro1">
          <table:table-cell table:formula="of:=VALUE([$prevalence_history_20220213.A65])" office:value-type="date" office:date-value="2020-09-02" calcext:value-type="date">
            <text:p>02/09/20</text:p>
          </table:table-cell>
          <table:table-cell table:formula="of:=[$prevalence_history_20220213.B65]" office:value-type="float" office:value="31373.8342824188" calcext:value-type="float">
            <text:p>31373.8342824188</text:p>
          </table:table-cell>
          <table:table-cell table:formula="of:=[$p_from_i_UK.C84]" office:value-type="float" office:value="26335.0681835745" calcext:value-type="float">
            <text:p>26335.0681835745</text:p>
          </table:table-cell>
          <table:table-cell table:formula="of:=[.C65]/[.B65]" office:value-type="float" office:value="0.839395910187876" calcext:value-type="float">
            <text:p>0.839395910187876</text:p>
          </table:table-cell>
        </table:table-row>
        <table:table-row table:style-name="ro1">
          <table:table-cell table:formula="of:=VALUE([$prevalence_history_20220213.A66])" office:value-type="date" office:date-value="2020-09-03" calcext:value-type="date">
            <text:p>03/09/20</text:p>
          </table:table-cell>
          <table:table-cell table:formula="of:=[$prevalence_history_20220213.B66]" office:value-type="float" office:value="32753.9893875547" calcext:value-type="float">
            <text:p>32753.9893875547</text:p>
          </table:table-cell>
          <table:table-cell table:formula="of:=[$p_from_i_UK.C85]" office:value-type="float" office:value="27604.7224804759" calcext:value-type="float">
            <text:p>27604.7224804759</text:p>
          </table:table-cell>
          <table:table-cell table:formula="of:=[.C66]/[.B66]" office:value-type="float" office:value="0.842789626443632" calcext:value-type="float">
            <text:p>0.842789626443632</text:p>
          </table:table-cell>
        </table:table-row>
        <table:table-row table:style-name="ro1">
          <table:table-cell table:formula="of:=VALUE([$prevalence_history_20220213.A67])" office:value-type="date" office:date-value="2020-09-04" calcext:value-type="date">
            <text:p>04/09/20</text:p>
          </table:table-cell>
          <table:table-cell table:formula="of:=[$prevalence_history_20220213.B67]" office:value-type="float" office:value="34513.1683203829" calcext:value-type="float">
            <text:p>34513.1683203829</text:p>
          </table:table-cell>
          <table:table-cell table:formula="of:=[$p_from_i_UK.C86]" office:value-type="float" office:value="29217.7112689716" calcext:value-type="float">
            <text:p>29217.7112689716</text:p>
          </table:table-cell>
          <table:table-cell table:formula="of:=[.C67]/[.B67]" office:value-type="float" office:value="0.846567055152572" calcext:value-type="float">
            <text:p>0.846567055152572</text:p>
          </table:table-cell>
        </table:table-row>
        <table:table-row table:style-name="ro1">
          <table:table-cell table:formula="of:=VALUE([$prevalence_history_20220213.A68])" office:value-type="date" office:date-value="2020-09-05" calcext:value-type="date">
            <text:p>05/09/20</text:p>
          </table:table-cell>
          <table:table-cell table:formula="of:=[$prevalence_history_20220213.B68]" office:value-type="float" office:value="36640.6248054377" calcext:value-type="float">
            <text:p>36640.6248054377</text:p>
          </table:table-cell>
          <table:table-cell table:formula="of:=[$p_from_i_UK.C87]" office:value-type="float" office:value="31162.8208311223" calcext:value-type="float">
            <text:p>31162.8208311223</text:p>
          </table:table-cell>
          <table:table-cell table:formula="of:=[.C68]/[.B68]" office:value-type="float" office:value="0.850499165791997" calcext:value-type="float">
            <text:p>0.850499165791997</text:p>
          </table:table-cell>
        </table:table-row>
        <table:table-row table:style-name="ro1">
          <table:table-cell table:formula="of:=VALUE([$prevalence_history_20220213.A69])" office:value-type="date" office:date-value="2020-09-06" calcext:value-type="date">
            <text:p>06/09/20</text:p>
          </table:table-cell>
          <table:table-cell table:formula="of:=[$prevalence_history_20220213.B69]" office:value-type="float" office:value="39054.5703917926" calcext:value-type="float">
            <text:p>39054.5703917926</text:p>
          </table:table-cell>
          <table:table-cell table:formula="of:=[$p_from_i_UK.C88]" office:value-type="float" office:value="33318.4039172712" calcext:value-type="float">
            <text:p>33318.4039172712</text:p>
          </table:table-cell>
          <table:table-cell table:formula="of:=[.C69]/[.B69]" office:value-type="float" office:value="0.85312432278792" calcext:value-type="float">
            <text:p>0.85312432278792</text:p>
          </table:table-cell>
        </table:table-row>
        <table:table-row table:style-name="ro1">
          <table:table-cell table:formula="of:=VALUE([$prevalence_history_20220213.A70])" office:value-type="date" office:date-value="2020-09-07" calcext:value-type="date">
            <text:p>07/09/20</text:p>
          </table:table-cell>
          <table:table-cell table:formula="of:=[$prevalence_history_20220213.B70]" office:value-type="float" office:value="41936.2806371026" calcext:value-type="float">
            <text:p>41936.2806371026</text:p>
          </table:table-cell>
          <table:table-cell table:formula="of:=[$p_from_i_UK.C89]" office:value-type="float" office:value="35865.2771505716" calcext:value-type="float">
            <text:p>35865.2771505716</text:p>
          </table:table-cell>
          <table:table-cell table:formula="of:=[.C70]/[.B70]" office:value-type="float" office:value="0.855232667411145" calcext:value-type="float">
            <text:p>0.855232667411145</text:p>
          </table:table-cell>
        </table:table-row>
        <table:table-row table:style-name="ro1">
          <table:table-cell table:formula="of:=VALUE([$prevalence_history_20220213.A71])" office:value-type="date" office:date-value="2020-09-08" calcext:value-type="date">
            <text:p>08/09/20</text:p>
          </table:table-cell>
          <table:table-cell table:formula="of:=[$prevalence_history_20220213.B71]" office:value-type="float" office:value="45138.9770980909" calcext:value-type="float">
            <text:p>45138.9770980909</text:p>
          </table:table-cell>
          <table:table-cell table:formula="of:=[$p_from_i_UK.C90]" office:value-type="float" office:value="38680.7047061153" calcext:value-type="float">
            <text:p>38680.7047061153</text:p>
          </table:table-cell>
          <table:table-cell table:formula="of:=[.C71]/[.B71]" office:value-type="float" office:value="0.856924706602429" calcext:value-type="float">
            <text:p>0.856924706602429</text:p>
          </table:table-cell>
        </table:table-row>
        <table:table-row table:style-name="ro1">
          <table:table-cell table:formula="of:=VALUE([$prevalence_history_20220213.A72])" office:value-type="date" office:date-value="2020-09-09" calcext:value-type="date">
            <text:p>09/09/20</text:p>
          </table:table-cell>
          <table:table-cell table:formula="of:=[$prevalence_history_20220213.B72]" office:value-type="float" office:value="48957.2446759506" calcext:value-type="float">
            <text:p>48957.2446759506</text:p>
          </table:table-cell>
          <table:table-cell table:formula="of:=[$p_from_i_UK.C91]" office:value-type="float" office:value="42045.7742448428" calcext:value-type="float">
            <text:p>42045.7742448428</text:p>
          </table:table-cell>
          <table:table-cell table:formula="of:=[.C72]/[.B72]" office:value-type="float" office:value="0.858826400937083" calcext:value-type="float">
            <text:p>0.858826400937083</text:p>
          </table:table-cell>
        </table:table-row>
        <table:table-row table:style-name="ro1">
          <table:table-cell table:formula="of:=VALUE([$prevalence_history_20220213.A73])" office:value-type="date" office:date-value="2020-09-10" calcext:value-type="date">
            <text:p>10/09/20</text:p>
          </table:table-cell>
          <table:table-cell table:formula="of:=[$prevalence_history_20220213.B73]" office:value-type="float" office:value="53055.5502541769" calcext:value-type="float">
            <text:p>53055.5502541769</text:p>
          </table:table-cell>
          <table:table-cell table:formula="of:=[$p_from_i_UK.C92]" office:value-type="float" office:value="45612.6439230592" calcext:value-type="float">
            <text:p>45612.6439230592</text:p>
          </table:table-cell>
          <table:table-cell table:formula="of:=[.C73]/[.B73]" office:value-type="float" office:value="0.859714840474551" calcext:value-type="float">
            <text:p>0.859714840474551</text:p>
          </table:table-cell>
        </table:table-row>
        <table:table-row table:style-name="ro1">
          <table:table-cell table:formula="of:=VALUE([$prevalence_history_20220213.A74])" office:value-type="date" office:date-value="2020-09-11" calcext:value-type="date">
            <text:p>11/09/20</text:p>
          </table:table-cell>
          <table:table-cell table:formula="of:=[$prevalence_history_20220213.B74]" office:value-type="float" office:value="57772.3154040154" calcext:value-type="float">
            <text:p>57772.3154040154</text:p>
          </table:table-cell>
          <table:table-cell table:formula="of:=[$p_from_i_UK.C93]" office:value-type="float" office:value="49724.8217689126" calcext:value-type="float">
            <text:p>49724.8217689126</text:p>
          </table:table-cell>
          <table:table-cell table:formula="of:=[.C74]/[.B74]" office:value-type="float" office:value="0.86070328705324" calcext:value-type="float">
            <text:p>0.86070328705324</text:p>
          </table:table-cell>
        </table:table-row>
        <table:table-row table:style-name="ro1">
          <table:table-cell table:formula="of:=VALUE([$prevalence_history_20220213.A75])" office:value-type="date" office:date-value="2020-09-12" calcext:value-type="date">
            <text:p>12/09/20</text:p>
          </table:table-cell>
          <table:table-cell table:formula="of:=[$prevalence_history_20220213.B75]" office:value-type="float" office:value="62417.9631579986" calcext:value-type="float">
            <text:p>62417.9631579986</text:p>
          </table:table-cell>
          <table:table-cell table:formula="of:=[$p_from_i_UK.C94]" office:value-type="float" office:value="53693.7195693302" calcext:value-type="float">
            <text:p>53693.7195693302</text:p>
          </table:table-cell>
          <table:table-cell table:formula="of:=[.C75]/[.B75]" office:value-type="float" office:value="0.860228640165897" calcext:value-type="float">
            <text:p>0.860228640165897</text:p>
          </table:table-cell>
        </table:table-row>
        <table:table-row table:style-name="ro1">
          <table:table-cell table:formula="of:=VALUE([$prevalence_history_20220213.A76])" office:value-type="date" office:date-value="2020-09-13" calcext:value-type="date">
            <text:p>13/09/20</text:p>
          </table:table-cell>
          <table:table-cell table:formula="of:=[$prevalence_history_20220213.B76]" office:value-type="float" office:value="67417.0208036408" calcext:value-type="float">
            <text:p>67417.0208036408</text:p>
          </table:table-cell>
          <table:table-cell table:formula="of:=[$p_from_i_UK.C95]" office:value-type="float" office:value="57933.7646019345" calcext:value-type="float">
            <text:p>57933.7646019345</text:p>
          </table:table-cell>
          <table:table-cell table:formula="of:=[.C76]/[.B76]" office:value-type="float" office:value="0.859334392284594" calcext:value-type="float">
            <text:p>0.859334392284594</text:p>
          </table:table-cell>
        </table:table-row>
        <table:table-row table:style-name="ro1">
          <table:table-cell table:formula="of:=VALUE([$prevalence_history_20220213.A77])" office:value-type="date" office:date-value="2020-09-14" calcext:value-type="date">
            <text:p>14/09/20</text:p>
          </table:table-cell>
          <table:table-cell table:formula="of:=[$prevalence_history_20220213.B77]" office:value-type="float" office:value="73067.4575723365" calcext:value-type="float">
            <text:p>73067.4575723365</text:p>
          </table:table-cell>
          <table:table-cell table:formula="of:=[$p_from_i_UK.C96]" office:value-type="float" office:value="62754.3267235484" calcext:value-type="float">
            <text:p>62754.3267235484</text:p>
          </table:table-cell>
          <table:table-cell table:formula="of:=[.C77]/[.B77]" office:value-type="float" office:value="0.858854664012661" calcext:value-type="float">
            <text:p>0.858854664012661</text:p>
          </table:table-cell>
        </table:table-row>
        <table:table-row table:style-name="ro1">
          <table:table-cell table:formula="of:=VALUE([$prevalence_history_20220213.A78])" office:value-type="date" office:date-value="2020-09-15" calcext:value-type="date">
            <text:p>15/09/20</text:p>
          </table:table-cell>
          <table:table-cell table:formula="of:=[$prevalence_history_20220213.B78]" office:value-type="float" office:value="78881.459470983" calcext:value-type="float">
            <text:p>78881.459470983</text:p>
          </table:table-cell>
          <table:table-cell table:formula="of:=[$p_from_i_UK.C97]" office:value-type="float" office:value="67665.9193108694" calcext:value-type="float">
            <text:p>67665.9193108694</text:p>
          </table:table-cell>
          <table:table-cell table:formula="of:=[.C78]/[.B78]" office:value-type="float" office:value="0.857817790957084" calcext:value-type="float">
            <text:p>0.857817790957084</text:p>
          </table:table-cell>
        </table:table-row>
        <table:table-row table:style-name="ro1">
          <table:table-cell table:formula="of:=VALUE([$prevalence_history_20220213.A79])" office:value-type="date" office:date-value="2020-09-16" calcext:value-type="date">
            <text:p>16/09/20</text:p>
          </table:table-cell>
          <table:table-cell table:formula="of:=[$prevalence_history_20220213.B79]" office:value-type="float" office:value="85366.1130471816" calcext:value-type="float">
            <text:p>85366.1130471816</text:p>
          </table:table-cell>
          <table:table-cell table:formula="of:=[$p_from_i_UK.C98]" office:value-type="float" office:value="73202.3523925156" calcext:value-type="float">
            <text:p>73202.3523925156</text:p>
          </table:table-cell>
          <table:table-cell table:formula="of:=[.C79]/[.B79]" office:value-type="float" office:value="0.857510665292408" calcext:value-type="float">
            <text:p>0.857510665292408</text:p>
          </table:table-cell>
        </table:table-row>
        <table:table-row table:style-name="ro1">
          <table:table-cell table:formula="of:=VALUE([$prevalence_history_20220213.A80])" office:value-type="date" office:date-value="2020-09-17" calcext:value-type="date">
            <text:p>17/09/20</text:p>
          </table:table-cell>
          <table:table-cell table:formula="of:=[$prevalence_history_20220213.B80]" office:value-type="float" office:value="91807.5063651982" calcext:value-type="float">
            <text:p>91807.5063651982</text:p>
          </table:table-cell>
          <table:table-cell table:formula="of:=[$p_from_i_UK.C99]" office:value-type="float" office:value="78639.7631703872" calcext:value-type="float">
            <text:p>78639.7631703872</text:p>
          </table:table-cell>
          <table:table-cell table:formula="of:=[.C80]/[.B80]" office:value-type="float" office:value="0.856572259544536" calcext:value-type="float">
            <text:p>0.856572259544536</text:p>
          </table:table-cell>
        </table:table-row>
        <table:table-row table:style-name="ro1">
          <table:table-cell table:formula="of:=VALUE([$prevalence_history_20220213.A81])" office:value-type="date" office:date-value="2020-09-18" calcext:value-type="date">
            <text:p>18/09/20</text:p>
          </table:table-cell>
          <table:table-cell table:formula="of:=[$prevalence_history_20220213.B81]" office:value-type="float" office:value="99262.9711706573" calcext:value-type="float">
            <text:p>99262.9711706573</text:p>
          </table:table-cell>
          <table:table-cell table:formula="of:=[$p_from_i_UK.C100]" office:value-type="float" office:value="85057.0437090598" calcext:value-type="float">
            <text:p>85057.0437090598</text:p>
          </table:table-cell>
          <table:table-cell table:formula="of:=[.C81]/[.B81]" office:value-type="float" office:value="0.856885933454742" calcext:value-type="float">
            <text:p>0.856885933454742</text:p>
          </table:table-cell>
        </table:table-row>
        <table:table-row table:style-name="ro1">
          <table:table-cell table:formula="of:=VALUE([$prevalence_history_20220213.A82])" office:value-type="date" office:date-value="2020-09-19" calcext:value-type="date">
            <text:p>19/09/20</text:p>
          </table:table-cell>
          <table:table-cell table:formula="of:=[$prevalence_history_20220213.B82]" office:value-type="float" office:value="107125.682610869" calcext:value-type="float">
            <text:p>107125.682610869</text:p>
          </table:table-cell>
          <table:table-cell table:formula="of:=[$p_from_i_UK.C101]" office:value-type="float" office:value="91798.66651294" calcext:value-type="float">
            <text:p>91798.66651294</text:p>
          </table:table-cell>
          <table:table-cell table:formula="of:=[.C82]/[.B82]" office:value-type="float" office:value="0.856924915441576" calcext:value-type="float">
            <text:p>0.856924915441576</text:p>
          </table:table-cell>
        </table:table-row>
        <table:table-row table:style-name="ro1">
          <table:table-cell table:formula="of:=VALUE([$prevalence_history_20220213.A83])" office:value-type="date" office:date-value="2020-09-20" calcext:value-type="date">
            <text:p>20/09/20</text:p>
          </table:table-cell>
          <table:table-cell table:formula="of:=[$prevalence_history_20220213.B83]" office:value-type="float" office:value="115468.167919598" calcext:value-type="float">
            <text:p>115468.167919598</text:p>
          </table:table-cell>
          <table:table-cell table:formula="of:=[$p_from_i_UK.C102]" office:value-type="float" office:value="98921.8620909968" calcext:value-type="float">
            <text:p>98921.8620909968</text:p>
          </table:table-cell>
          <table:table-cell table:formula="of:=[.C83]/[.B83]" office:value-type="float" office:value="0.856702447724618" calcext:value-type="float">
            <text:p>0.856702447724618</text:p>
          </table:table-cell>
        </table:table-row>
        <table:table-row table:style-name="ro1">
          <table:table-cell table:formula="of:=VALUE([$prevalence_history_20220213.A84])" office:value-type="date" office:date-value="2020-09-21" calcext:value-type="date">
            <text:p>21/09/20</text:p>
          </table:table-cell>
          <table:table-cell table:formula="of:=[$prevalence_history_20220213.B84]" office:value-type="float" office:value="124908.685224128" calcext:value-type="float">
            <text:p>124908.685224128</text:p>
          </table:table-cell>
          <table:table-cell table:formula="of:=[$p_from_i_UK.C103]" office:value-type="float" office:value="107086.560560992" calcext:value-type="float">
            <text:p>107086.560560992</text:p>
          </table:table-cell>
          <table:table-cell table:formula="of:=[.C84]/[.B84]" office:value-type="float" office:value="0.85731877145967" calcext:value-type="float">
            <text:p>0.85731877145967</text:p>
          </table:table-cell>
        </table:table-row>
        <table:table-row table:style-name="ro1">
          <table:table-cell table:formula="of:=VALUE([$prevalence_history_20220213.A85])" office:value-type="date" office:date-value="2020-09-22" calcext:value-type="date">
            <text:p>22/09/20</text:p>
          </table:table-cell>
          <table:table-cell table:formula="of:=[$prevalence_history_20220213.B85]" office:value-type="float" office:value="134890.75119045" calcext:value-type="float">
            <text:p>134890.75119045</text:p>
          </table:table-cell>
          <table:table-cell table:formula="of:=[$p_from_i_UK.C104]" office:value-type="float" office:value="115669.088683229" calcext:value-type="float">
            <text:p>115669.088683229</text:p>
          </table:table-cell>
          <table:table-cell table:formula="of:=[.C85]/[.B85]" office:value-type="float" office:value="0.857501998190504" calcext:value-type="float">
            <text:p>0.857501998190504</text:p>
          </table:table-cell>
        </table:table-row>
        <table:table-row table:style-name="ro1">
          <table:table-cell table:formula="of:=VALUE([$prevalence_history_20220213.A86])" office:value-type="date" office:date-value="2020-09-23" calcext:value-type="date">
            <text:p>23/09/20</text:p>
          </table:table-cell>
          <table:table-cell table:formula="of:=[$prevalence_history_20220213.B86]" office:value-type="float" office:value="145258.961666534" calcext:value-type="float">
            <text:p>145258.961666534</text:p>
          </table:table-cell>
          <table:table-cell table:formula="of:=[$p_from_i_UK.C105]" office:value-type="float" office:value="124534.935754459" calcext:value-type="float">
            <text:p>124534.935754459</text:p>
          </table:table-cell>
          <table:table-cell table:formula="of:=[.C86]/[.B86]" office:value-type="float" office:value="0.857330482922971" calcext:value-type="float">
            <text:p>0.857330482922971</text:p>
          </table:table-cell>
        </table:table-row>
        <table:table-row table:style-name="ro1">
          <table:table-cell table:formula="of:=VALUE([$prevalence_history_20220213.A87])" office:value-type="date" office:date-value="2020-09-24" calcext:value-type="date">
            <text:p>24/09/20</text:p>
          </table:table-cell>
          <table:table-cell table:formula="of:=[$prevalence_history_20220213.B87]" office:value-type="float" office:value="155593.924238403" calcext:value-type="float">
            <text:p>155593.924238403</text:p>
          </table:table-cell>
          <table:table-cell table:formula="of:=[$p_from_i_UK.C106]" office:value-type="float" office:value="133202.146716302" calcext:value-type="float">
            <text:p>133202.146716302</text:p>
          </table:table-cell>
          <table:table-cell table:formula="of:=[.C87]/[.B87]" office:value-type="float" office:value="0.856088355430948" calcext:value-type="float">
            <text:p>0.856088355430948</text:p>
          </table:table-cell>
        </table:table-row>
        <table:table-row table:style-name="ro1">
          <table:table-cell table:formula="of:=VALUE([$prevalence_history_20220213.A88])" office:value-type="date" office:date-value="2020-09-25" calcext:value-type="date">
            <text:p>25/09/20</text:p>
          </table:table-cell>
          <table:table-cell table:formula="of:=[$prevalence_history_20220213.B88]" office:value-type="float" office:value="166415.300252563" calcext:value-type="float">
            <text:p>166415.300252563</text:p>
          </table:table-cell>
          <table:table-cell table:formula="of:=[$p_from_i_UK.C107]" office:value-type="float" office:value="142260.001362434" calcext:value-type="float">
            <text:p>142260.001362434</text:p>
          </table:table-cell>
          <table:table-cell table:formula="of:=[.C88]/[.B88]" office:value-type="float" office:value="0.854849290579236" calcext:value-type="float">
            <text:p>0.854849290579236</text:p>
          </table:table-cell>
        </table:table-row>
        <table:table-row table:style-name="ro1">
          <table:table-cell table:formula="of:=VALUE([$prevalence_history_20220213.A89])" office:value-type="date" office:date-value="2020-09-26" calcext:value-type="date">
            <text:p>26/09/20</text:p>
          </table:table-cell>
          <table:table-cell table:formula="of:=[$prevalence_history_20220213.B89]" office:value-type="float" office:value="177397.006071548" calcext:value-type="float">
            <text:p>177397.006071548</text:p>
          </table:table-cell>
          <table:table-cell table:formula="of:=[$p_from_i_UK.C108]" office:value-type="float" office:value="151394.102482536" calcext:value-type="float">
            <text:p>151394.102482536</text:p>
          </table:table-cell>
          <table:table-cell table:formula="of:=[.C89]/[.B89]" office:value-type="float" office:value="0.853419715671388" calcext:value-type="float">
            <text:p>0.853419715671388</text:p>
          </table:table-cell>
        </table:table-row>
        <table:table-row table:style-name="ro1">
          <table:table-cell table:formula="of:=VALUE([$prevalence_history_20220213.A90])" office:value-type="date" office:date-value="2020-09-27" calcext:value-type="date">
            <text:p>27/09/20</text:p>
          </table:table-cell>
          <table:table-cell table:formula="of:=[$prevalence_history_20220213.B90]" office:value-type="float" office:value="188180.110643235" calcext:value-type="float">
            <text:p>188180.110643235</text:p>
          </table:table-cell>
          <table:table-cell table:formula="of:=[$p_from_i_UK.C109]" office:value-type="float" office:value="160211.113003674" calcext:value-type="float">
            <text:p>160211.113003674</text:p>
          </table:table-cell>
          <table:table-cell table:formula="of:=[.C90]/[.B90]" office:value-type="float" office:value="0.851371127671475" calcext:value-type="float">
            <text:p>0.851371127671475</text:p>
          </table:table-cell>
        </table:table-row>
        <table:table-row table:style-name="ro1">
          <table:table-cell table:formula="of:=VALUE([$prevalence_history_20220213.A91])" office:value-type="date" office:date-value="2020-09-28" calcext:value-type="date">
            <text:p>28/09/20</text:p>
          </table:table-cell>
          <table:table-cell table:formula="of:=[$prevalence_history_20220213.B91]" office:value-type="float" office:value="199157.920061999" calcext:value-type="float">
            <text:p>199157.920061999</text:p>
          </table:table-cell>
          <table:table-cell table:formula="of:=[$p_from_i_UK.C110]" office:value-type="float" office:value="169222.447547366" calcext:value-type="float">
            <text:p>169222.447547366</text:p>
          </table:table-cell>
          <table:table-cell table:formula="of:=[.C91]/[.B91]" office:value-type="float" office:value="0.849689771286455" calcext:value-type="float">
            <text:p>0.849689771286455</text:p>
          </table:table-cell>
        </table:table-row>
        <table:table-row table:style-name="ro1">
          <table:table-cell table:formula="of:=VALUE([$prevalence_history_20220213.A92])" office:value-type="date" office:date-value="2020-09-29" calcext:value-type="date">
            <text:p>29/09/20</text:p>
          </table:table-cell>
          <table:table-cell table:formula="of:=[$prevalence_history_20220213.B92]" office:value-type="float" office:value="209876.165282406" calcext:value-type="float">
            <text:p>209876.165282406</text:p>
          </table:table-cell>
          <table:table-cell table:formula="of:=[$p_from_i_UK.C111]" office:value-type="float" office:value="177967.180330047" calcext:value-type="float">
            <text:p>177967.180330047</text:p>
          </table:table-cell>
          <table:table-cell table:formula="of:=[.C92]/[.B92]" office:value-type="float" office:value="0.847962797922181" calcext:value-type="float">
            <text:p>0.847962797922181</text:p>
          </table:table-cell>
        </table:table-row>
        <table:table-row table:style-name="ro1">
          <table:table-cell table:formula="of:=VALUE([$prevalence_history_20220213.A93])" office:value-type="date" office:date-value="2020-09-30" calcext:value-type="date">
            <text:p>30/09/20</text:p>
          </table:table-cell>
          <table:table-cell table:formula="of:=[$prevalence_history_20220213.B93]" office:value-type="float" office:value="220214.281170669" calcext:value-type="float">
            <text:p>220214.281170669</text:p>
          </table:table-cell>
          <table:table-cell table:formula="of:=[$p_from_i_UK.C112]" office:value-type="float" office:value="186357.855398967" calcext:value-type="float">
            <text:p>186357.855398967</text:p>
          </table:table-cell>
          <table:table-cell table:formula="of:=[.C93]/[.B93]" office:value-type="float" office:value="0.846256902178552" calcext:value-type="float">
            <text:p>0.846256902178552</text:p>
          </table:table-cell>
        </table:table-row>
        <table:table-row table:style-name="ro1">
          <table:table-cell table:formula="of:=VALUE([$prevalence_history_20220213.A94])" office:value-type="date" office:date-value="2020-10-01" calcext:value-type="date">
            <text:p>01/10/20</text:p>
          </table:table-cell>
          <table:table-cell table:formula="of:=[$prevalence_history_20220213.B94]" office:value-type="float" office:value="230532.321342976" calcext:value-type="float">
            <text:p>230532.321342976</text:p>
          </table:table-cell>
          <table:table-cell table:formula="of:=[$p_from_i_UK.C113]" office:value-type="float" office:value="194732.091118687" calcext:value-type="float">
            <text:p>194732.091118687</text:p>
          </table:table-cell>
          <table:table-cell table:formula="of:=[.C94]/[.B94]" office:value-type="float" office:value="0.844706243290601" calcext:value-type="float">
            <text:p>0.844706243290601</text:p>
          </table:table-cell>
        </table:table-row>
        <table:table-row table:style-name="ro1">
          <table:table-cell table:formula="of:=VALUE([$prevalence_history_20220213.A95])" office:value-type="date" office:date-value="2020-10-02" calcext:value-type="date">
            <text:p>02/10/20</text:p>
          </table:table-cell>
          <table:table-cell table:formula="of:=[$prevalence_history_20220213.B95]" office:value-type="float" office:value="240607.58027854" calcext:value-type="float">
            <text:p>240607.58027854</text:p>
          </table:table-cell>
          <table:table-cell table:formula="of:=[$p_from_i_UK.C114]" office:value-type="float" office:value="202909.281970043" calcext:value-type="float">
            <text:p>202909.281970043</text:p>
          </table:table-cell>
          <table:table-cell table:formula="of:=[.C95]/[.B95]" office:value-type="float" office:value="0.843320404681949" calcext:value-type="float">
            <text:p>0.843320404681949</text:p>
          </table:table-cell>
        </table:table-row>
        <table:table-row table:style-name="ro1">
          <table:table-cell table:formula="of:=VALUE([$prevalence_history_20220213.A96])" office:value-type="date" office:date-value="2020-10-03" calcext:value-type="date">
            <text:p>03/10/20</text:p>
          </table:table-cell>
          <table:table-cell table:formula="of:=[$prevalence_history_20220213.B96]" office:value-type="float" office:value="251326.159022201" calcext:value-type="float">
            <text:p>251326.159022201</text:p>
          </table:table-cell>
          <table:table-cell table:formula="of:=[$p_from_i_UK.C115]" office:value-type="float" office:value="211803.189105088" calcext:value-type="float">
            <text:p>211803.189105088</text:p>
          </table:table-cell>
          <table:table-cell table:formula="of:=[.C96]/[.B96]" office:value-type="float" office:value="0.842742315121994" calcext:value-type="float">
            <text:p>0.842742315121994</text:p>
          </table:table-cell>
        </table:table-row>
        <table:table-row table:style-name="ro1">
          <table:table-cell table:formula="of:=VALUE([$prevalence_history_20220213.A97])" office:value-type="date" office:date-value="2020-10-04" calcext:value-type="date">
            <text:p>04/10/20</text:p>
          </table:table-cell>
          <table:table-cell table:formula="of:=[$prevalence_history_20220213.B97]" office:value-type="float" office:value="262370.315721813" calcext:value-type="float">
            <text:p>262370.315721813</text:p>
          </table:table-cell>
          <table:table-cell table:formula="of:=[$p_from_i_UK.C116]" office:value-type="float" office:value="221034.114276585" calcext:value-type="float">
            <text:p>221034.114276585</text:p>
          </table:table-cell>
          <table:table-cell table:formula="of:=[.C97]/[.B97]" office:value-type="float" office:value="0.842450921585748" calcext:value-type="float">
            <text:p>0.842450921585748</text:p>
          </table:table-cell>
        </table:table-row>
        <table:table-row table:style-name="ro1">
          <table:table-cell table:formula="of:=VALUE([$prevalence_history_20220213.A98])" office:value-type="date" office:date-value="2020-10-05" calcext:value-type="date">
            <text:p>05/10/20</text:p>
          </table:table-cell>
          <table:table-cell table:formula="of:=[$prevalence_history_20220213.B98]" office:value-type="float" office:value="273736.252024788" calcext:value-type="float">
            <text:p>273736.252024788</text:p>
          </table:table-cell>
          <table:table-cell table:formula="of:=[$p_from_i_UK.C117]" office:value-type="float" office:value="230621.212394877" calcext:value-type="float">
            <text:p>230621.212394877</text:p>
          </table:table-cell>
          <table:table-cell table:formula="of:=[.C98]/[.B98]" office:value-type="float" office:value="0.842494228254405" calcext:value-type="float">
            <text:p>0.842494228254405</text:p>
          </table:table-cell>
        </table:table-row>
        <table:table-row table:style-name="ro1">
          <table:table-cell table:formula="of:=VALUE([$prevalence_history_20220213.A99])" office:value-type="date" office:date-value="2020-10-06" calcext:value-type="date">
            <text:p>06/10/20</text:p>
          </table:table-cell>
          <table:table-cell table:formula="of:=[$prevalence_history_20220213.B99]" office:value-type="float" office:value="285534.035255311" calcext:value-type="float">
            <text:p>285534.035255311</text:p>
          </table:table-cell>
          <table:table-cell table:formula="of:=[$p_from_i_UK.C118]" office:value-type="float" office:value="240627.199383251" calcext:value-type="float">
            <text:p>240627.199383251</text:p>
          </table:table-cell>
          <table:table-cell table:formula="of:=[.C99]/[.B99]" office:value-type="float" office:value="0.842726854499477" calcext:value-type="float">
            <text:p>0.842726854499477</text:p>
          </table:table-cell>
        </table:table-row>
        <table:table-row table:style-name="ro1">
          <table:table-cell table:formula="of:=VALUE([$prevalence_history_20220213.A100])" office:value-type="date" office:date-value="2020-10-07" calcext:value-type="date">
            <text:p>07/10/20</text:p>
          </table:table-cell>
          <table:table-cell table:formula="of:=[$prevalence_history_20220213.B100]" office:value-type="float" office:value="298304.910551234" calcext:value-type="float">
            <text:p>298304.910551234</text:p>
          </table:table-cell>
          <table:table-cell table:formula="of:=[$p_from_i_UK.C119]" office:value-type="float" office:value="251545.136344318" calcext:value-type="float">
            <text:p>251545.136344318</text:p>
          </table:table-cell>
          <table:table-cell table:formula="of:=[.C100]/[.B100]" office:value-type="float" office:value="0.843248392658005" calcext:value-type="float">
            <text:p>0.843248392658005</text:p>
          </table:table-cell>
        </table:table-row>
        <table:table-row table:style-name="ro1">
          <table:table-cell table:formula="of:=VALUE([$prevalence_history_20220213.A101])" office:value-type="date" office:date-value="2020-10-08" calcext:value-type="date">
            <text:p>08/10/20</text:p>
          </table:table-cell>
          <table:table-cell table:formula="of:=[$prevalence_history_20220213.B101]" office:value-type="float" office:value="311291.259792592" calcext:value-type="float">
            <text:p>311291.259792592</text:p>
          </table:table-cell>
          <table:table-cell table:formula="of:=[$p_from_i_UK.C120]" office:value-type="float" office:value="262599.99886538" calcext:value-type="float">
            <text:p>262599.99886538</text:p>
          </table:table-cell>
          <table:table-cell table:formula="of:=[.C101]/[.B101]" office:value-type="float" office:value="0.843582948780335" calcext:value-type="float">
            <text:p>0.843582948780335</text:p>
          </table:table-cell>
        </table:table-row>
        <table:table-row table:style-name="ro1">
          <table:table-cell table:formula="of:=VALUE([$prevalence_history_20220213.A102])" office:value-type="date" office:date-value="2020-10-09" calcext:value-type="date">
            <text:p>09/10/20</text:p>
          </table:table-cell>
          <table:table-cell table:formula="of:=[$prevalence_history_20220213.B102]" office:value-type="float" office:value="324581.345819941" calcext:value-type="float">
            <text:p>324581.345819941</text:p>
          </table:table-cell>
          <table:table-cell table:formula="of:=[$p_from_i_UK.C121]" office:value-type="float" office:value="273806.840635075" calcext:value-type="float">
            <text:p>273806.840635075</text:p>
          </table:table-cell>
          <table:table-cell table:formula="of:=[.C102]/[.B102]" office:value-type="float" office:value="0.843569244385866" calcext:value-type="float">
            <text:p>0.843569244385866</text:p>
          </table:table-cell>
        </table:table-row>
        <table:table-row table:style-name="ro1">
          <table:table-cell table:formula="of:=VALUE([$prevalence_history_20220213.A103])" office:value-type="date" office:date-value="2020-10-10" calcext:value-type="date">
            <text:p>10/10/20</text:p>
          </table:table-cell>
          <table:table-cell table:formula="of:=[$prevalence_history_20220213.B103]" office:value-type="float" office:value="338352.010725624" calcext:value-type="float">
            <text:p>338352.010725624</text:p>
          </table:table-cell>
          <table:table-cell table:formula="of:=[$p_from_i_UK.C122]" office:value-type="float" office:value="285388.147875833" calcext:value-type="float">
            <text:p>285388.147875833</text:p>
          </table:table-cell>
          <table:table-cell table:formula="of:=[.C103]/[.B103]" office:value-type="float" office:value="0.843465204370426" calcext:value-type="float">
            <text:p>0.843465204370426</text:p>
          </table:table-cell>
        </table:table-row>
        <table:table-row table:style-name="ro1">
          <table:table-cell table:formula="of:=VALUE([$prevalence_history_20220213.A104])" office:value-type="date" office:date-value="2020-10-11" calcext:value-type="date">
            <text:p>11/10/20</text:p>
          </table:table-cell>
          <table:table-cell table:formula="of:=[$prevalence_history_20220213.B104]" office:value-type="float" office:value="352461.665477891" calcext:value-type="float">
            <text:p>352461.665477891</text:p>
          </table:table-cell>
          <table:table-cell table:formula="of:=[$p_from_i_UK.C123]" office:value-type="float" office:value="297206.126788992" calcext:value-type="float">
            <text:p>297206.126788992</text:p>
          </table:table-cell>
          <table:table-cell table:formula="of:=[.C104]/[.B104]" office:value-type="float" office:value="0.8432296499139" calcext:value-type="float">
            <text:p>0.8432296499139</text:p>
          </table:table-cell>
        </table:table-row>
        <table:table-row table:style-name="ro1">
          <table:table-cell table:formula="of:=VALUE([$prevalence_history_20220213.A105])" office:value-type="date" office:date-value="2020-10-12" calcext:value-type="date">
            <text:p>12/10/20</text:p>
          </table:table-cell>
          <table:table-cell table:formula="of:=[$prevalence_history_20220213.B105]" office:value-type="float" office:value="366965.835899253" calcext:value-type="float">
            <text:p>366965.835899253</text:p>
          </table:table-cell>
          <table:table-cell table:formula="of:=[$p_from_i_UK.C124]" office:value-type="float" office:value="309283.088251542" calcext:value-type="float">
            <text:p>309283.088251542</text:p>
          </table:table-cell>
          <table:table-cell table:formula="of:=[.C105]/[.B105]" office:value-type="float" office:value="0.842811667995308" calcext:value-type="float">
            <text:p>0.842811667995308</text:p>
          </table:table-cell>
        </table:table-row>
        <table:table-row table:style-name="ro1">
          <table:table-cell table:formula="of:=VALUE([$prevalence_history_20220213.A106])" office:value-type="date" office:date-value="2020-10-13" calcext:value-type="date">
            <text:p>13/10/20</text:p>
          </table:table-cell>
          <table:table-cell table:formula="of:=[$prevalence_history_20220213.B106]" office:value-type="float" office:value="381163.472394694" calcext:value-type="float">
            <text:p>381163.472394694</text:p>
          </table:table-cell>
          <table:table-cell table:formula="of:=[$p_from_i_UK.C125]" office:value-type="float" office:value="320970.731511332" calcext:value-type="float">
            <text:p>320970.731511332</text:p>
          </table:table-cell>
          <table:table-cell table:formula="of:=[.C106]/[.B106]" office:value-type="float" office:value="0.842081560163161" calcext:value-type="float">
            <text:p>0.842081560163161</text:p>
          </table:table-cell>
        </table:table-row>
        <table:table-row table:style-name="ro1">
          <table:table-cell table:formula="of:=VALUE([$prevalence_history_20220213.A107])" office:value-type="date" office:date-value="2020-10-14" calcext:value-type="date">
            <text:p>14/10/20</text:p>
          </table:table-cell>
          <table:table-cell table:formula="of:=[$prevalence_history_20220213.B107]" office:value-type="float" office:value="395521.928444493" calcext:value-type="float">
            <text:p>395521.928444493</text:p>
          </table:table-cell>
          <table:table-cell table:formula="of:=[$p_from_i_UK.C126]" office:value-type="float" office:value="332797.567011376" calcext:value-type="float">
            <text:p>332797.567011376</text:p>
          </table:table-cell>
          <table:table-cell table:formula="of:=[.C107]/[.B107]" office:value-type="float" office:value="0.841413694356217" calcext:value-type="float">
            <text:p>0.841413694356217</text:p>
          </table:table-cell>
        </table:table-row>
        <table:table-row table:style-name="ro1">
          <table:table-cell table:formula="of:=VALUE([$prevalence_history_20220213.A108])" office:value-type="date" office:date-value="2020-10-15" calcext:value-type="date">
            <text:p>15/10/20</text:p>
          </table:table-cell>
          <table:table-cell table:formula="of:=[$prevalence_history_20220213.B108]" office:value-type="float" office:value="409468.78700819" calcext:value-type="float">
            <text:p>409468.78700819</text:p>
          </table:table-cell>
          <table:table-cell table:formula="of:=[$p_from_i_UK.C127]" office:value-type="float" office:value="344192.972146599" calcext:value-type="float">
            <text:p>344192.972146599</text:p>
          </table:table-cell>
          <table:table-cell table:formula="of:=[.C108]/[.B108]" office:value-type="float" office:value="0.840584149677115" calcext:value-type="float">
            <text:p>0.840584149677115</text:p>
          </table:table-cell>
        </table:table-row>
        <table:table-row table:style-name="ro1">
          <table:table-cell table:formula="of:=VALUE([$prevalence_history_20220213.A109])" office:value-type="date" office:date-value="2020-10-16" calcext:value-type="date">
            <text:p>16/10/20</text:p>
          </table:table-cell>
          <table:table-cell table:formula="of:=[$prevalence_history_20220213.B109]" office:value-type="float" office:value="422507.877850354" calcext:value-type="float">
            <text:p>422507.877850354</text:p>
          </table:table-cell>
          <table:table-cell table:formula="of:=[$p_from_i_UK.C128]" office:value-type="float" office:value="354649.223217131" calcext:value-type="float">
            <text:p>354649.223217131</text:p>
          </table:table-cell>
          <table:table-cell table:formula="of:=[.C109]/[.B109]" office:value-type="float" office:value="0.83939079437175" calcext:value-type="float">
            <text:p>0.83939079437175</text:p>
          </table:table-cell>
        </table:table-row>
        <table:table-row table:style-name="ro1">
          <table:table-cell table:formula="of:=VALUE([$prevalence_history_20220213.A110])" office:value-type="date" office:date-value="2020-10-17" calcext:value-type="date">
            <text:p>17/10/20</text:p>
          </table:table-cell>
          <table:table-cell table:formula="of:=[$prevalence_history_20220213.B110]" office:value-type="float" office:value="434047.006813798" calcext:value-type="float">
            <text:p>434047.006813798</text:p>
          </table:table-cell>
          <table:table-cell table:formula="of:=[$p_from_i_UK.C129]" office:value-type="float" office:value="363626.873051282" calcext:value-type="float">
            <text:p>363626.873051282</text:p>
          </table:table-cell>
          <table:table-cell table:formula="of:=[.C110]/[.B110]" office:value-type="float" office:value="0.837759199678745" calcext:value-type="float">
            <text:p>0.837759199678745</text:p>
          </table:table-cell>
        </table:table-row>
        <table:table-row table:style-name="ro1">
          <table:table-cell table:formula="of:=VALUE([$prevalence_history_20220213.A111])" office:value-type="date" office:date-value="2020-10-18" calcext:value-type="date">
            <text:p>18/10/20</text:p>
          </table:table-cell>
          <table:table-cell table:formula="of:=[$prevalence_history_20220213.B111]" office:value-type="float" office:value="445297.38493522" calcext:value-type="float">
            <text:p>445297.38493522</text:p>
          </table:table-cell>
          <table:table-cell table:formula="of:=[$p_from_i_UK.C130]" office:value-type="float" office:value="372410.367160475" calcext:value-type="float">
            <text:p>372410.367160475</text:p>
          </table:table-cell>
          <table:table-cell table:formula="of:=[.C111]/[.B111]" office:value-type="float" office:value="0.836318334127769" calcext:value-type="float">
            <text:p>0.836318334127769</text:p>
          </table:table-cell>
        </table:table-row>
        <table:table-row table:style-name="ro1">
          <table:table-cell table:formula="of:=VALUE([$prevalence_history_20220213.A112])" office:value-type="date" office:date-value="2020-10-19" calcext:value-type="date">
            <text:p>19/10/20</text:p>
          </table:table-cell>
          <table:table-cell table:formula="of:=[$prevalence_history_20220213.B112]" office:value-type="float" office:value="456160.110385639" calcext:value-type="float">
            <text:p>456160.110385639</text:p>
          </table:table-cell>
          <table:table-cell table:formula="of:=[$p_from_i_UK.C131]" office:value-type="float" office:value="380954.112016033" calcext:value-type="float">
            <text:p>380954.112016033</text:p>
          </table:table-cell>
          <table:table-cell table:formula="of:=[.C112]/[.B112]" office:value-type="float" office:value="0.835132453151095" calcext:value-type="float">
            <text:p>0.835132453151095</text:p>
          </table:table-cell>
        </table:table-row>
        <table:table-row table:style-name="ro1">
          <table:table-cell table:formula="of:=VALUE([$prevalence_history_20220213.A113])" office:value-type="date" office:date-value="2020-10-20" calcext:value-type="date">
            <text:p>20/10/20</text:p>
          </table:table-cell>
          <table:table-cell table:formula="of:=[$prevalence_history_20220213.B113]" office:value-type="float" office:value="467429.575859738" calcext:value-type="float">
            <text:p>467429.575859738</text:p>
          </table:table-cell>
          <table:table-cell table:formula="of:=[$p_from_i_UK.C132]" office:value-type="float" office:value="390048.171314027" calcext:value-type="float">
            <text:p>390048.171314027</text:p>
          </table:table-cell>
          <table:table-cell table:formula="of:=[.C113]/[.B113]" office:value-type="float" office:value="0.834453341119067" calcext:value-type="float">
            <text:p>0.834453341119067</text:p>
          </table:table-cell>
        </table:table-row>
        <table:table-row table:style-name="ro1">
          <table:table-cell table:formula="of:=VALUE([$prevalence_history_20220213.A114])" office:value-type="date" office:date-value="2020-10-21" calcext:value-type="date">
            <text:p>21/10/20</text:p>
          </table:table-cell>
          <table:table-cell table:formula="of:=[$prevalence_history_20220213.B114]" office:value-type="float" office:value="478262.092129978" calcext:value-type="float">
            <text:p>478262.092129978</text:p>
          </table:table-cell>
          <table:table-cell table:formula="of:=[$p_from_i_UK.C133]" office:value-type="float" office:value="398897.281282107" calcext:value-type="float">
            <text:p>398897.281282107</text:p>
          </table:table-cell>
          <table:table-cell table:formula="of:=[.C114]/[.B114]" office:value-type="float" office:value="0.83405581969833" calcext:value-type="float">
            <text:p>0.83405581969833</text:p>
          </table:table-cell>
        </table:table-row>
        <table:table-row table:style-name="ro1">
          <table:table-cell table:formula="of:=VALUE([$prevalence_history_20220213.A115])" office:value-type="date" office:date-value="2020-10-22" calcext:value-type="date">
            <text:p>22/10/20</text:p>
          </table:table-cell>
          <table:table-cell table:formula="of:=[$prevalence_history_20220213.B115]" office:value-type="float" office:value="489345.659092972" calcext:value-type="float">
            <text:p>489345.659092972</text:p>
          </table:table-cell>
          <table:table-cell table:formula="of:=[$p_from_i_UK.C134]" office:value-type="float" office:value="408185.841686205" calcext:value-type="float">
            <text:p>408185.841686205</text:p>
          </table:table-cell>
          <table:table-cell table:formula="of:=[.C115]/[.B115]" office:value-type="float" office:value="0.834146240191032" calcext:value-type="float">
            <text:p>0.834146240191032</text:p>
          </table:table-cell>
        </table:table-row>
        <table:table-row table:style-name="ro1">
          <table:table-cell table:formula="of:=VALUE([$prevalence_history_20220213.A116])" office:value-type="date" office:date-value="2020-10-23" calcext:value-type="date">
            <text:p>23/10/20</text:p>
          </table:table-cell>
          <table:table-cell table:formula="of:=[$prevalence_history_20220213.B116]" office:value-type="float" office:value="499984.43277418" calcext:value-type="float">
            <text:p>499984.43277418</text:p>
          </table:table-cell>
          <table:table-cell table:formula="of:=[$p_from_i_UK.C135]" office:value-type="float" office:value="417111.949126379" calcext:value-type="float">
            <text:p>417111.949126379</text:p>
          </table:table-cell>
          <table:table-cell table:formula="of:=[.C116]/[.B116]" office:value-type="float" office:value="0.834249872165059" calcext:value-type="float">
            <text:p>0.834249872165059</text:p>
          </table:table-cell>
        </table:table-row>
        <table:table-row table:style-name="ro1">
          <table:table-cell table:formula="of:=VALUE([$prevalence_history_20220213.A117])" office:value-type="date" office:date-value="2020-10-24" calcext:value-type="date">
            <text:p>24/10/20</text:p>
          </table:table-cell>
          <table:table-cell table:formula="of:=[$prevalence_history_20220213.B117]" office:value-type="float" office:value="510839.49859446" calcext:value-type="float">
            <text:p>510839.49859446</text:p>
          </table:table-cell>
          <table:table-cell table:formula="of:=[$p_from_i_UK.C136]" office:value-type="float" office:value="426202.466577563" calcext:value-type="float">
            <text:p>426202.466577563</text:p>
          </table:table-cell>
          <table:table-cell table:formula="of:=[.C117]/[.B117]" office:value-type="float" office:value="0.834317760764839" calcext:value-type="float">
            <text:p>0.834317760764839</text:p>
          </table:table-cell>
        </table:table-row>
        <table:table-row table:style-name="ro1">
          <table:table-cell table:formula="of:=VALUE([$prevalence_history_20220213.A118])" office:value-type="date" office:date-value="2020-10-25" calcext:value-type="date">
            <text:p>25/10/20</text:p>
          </table:table-cell>
          <table:table-cell table:formula="of:=[$prevalence_history_20220213.B118]" office:value-type="float" office:value="522390.388984991" calcext:value-type="float">
            <text:p>522390.388984991</text:p>
          </table:table-cell>
          <table:table-cell table:formula="of:=[$p_from_i_UK.C137]" office:value-type="float" office:value="435945.17916713" calcext:value-type="float">
            <text:p>435945.17916713</text:p>
          </table:table-cell>
          <table:table-cell table:formula="of:=[.C118]/[.B118]" office:value-type="float" office:value="0.834519907638759" calcext:value-type="float">
            <text:p>0.834519907638759</text:p>
          </table:table-cell>
        </table:table-row>
        <table:table-row table:style-name="ro1">
          <table:table-cell table:formula="of:=VALUE([$prevalence_history_20220213.A119])" office:value-type="date" office:date-value="2020-10-26" calcext:value-type="date">
            <text:p>26/10/20</text:p>
          </table:table-cell>
          <table:table-cell table:formula="of:=[$prevalence_history_20220213.B119]" office:value-type="float" office:value="534013.276862927" calcext:value-type="float">
            <text:p>534013.276862927</text:p>
          </table:table-cell>
          <table:table-cell table:formula="of:=[$p_from_i_UK.C138]" office:value-type="float" office:value="445705.701344645" calcext:value-type="float">
            <text:p>445705.701344645</text:p>
          </table:table-cell>
          <table:table-cell table:formula="of:=[.C119]/[.B119]" office:value-type="float" office:value="0.834634119891088" calcext:value-type="float">
            <text:p>0.834634119891088</text:p>
          </table:table-cell>
        </table:table-row>
        <table:table-row table:style-name="ro1">
          <table:table-cell table:formula="of:=VALUE([$prevalence_history_20220213.A120])" office:value-type="date" office:date-value="2020-10-27" calcext:value-type="date">
            <text:p>27/10/20</text:p>
          </table:table-cell>
          <table:table-cell table:formula="of:=[$prevalence_history_20220213.B120]" office:value-type="float" office:value="544729.26340049" calcext:value-type="float">
            <text:p>544729.26340049</text:p>
          </table:table-cell>
          <table:table-cell table:formula="of:=[$p_from_i_UK.C139]" office:value-type="float" office:value="454512.360961898" calcext:value-type="float">
            <text:p>454512.360961898</text:p>
          </table:table-cell>
          <table:table-cell table:formula="of:=[.C120]/[.B120]" office:value-type="float" office:value="0.834382126131043" calcext:value-type="float">
            <text:p>0.834382126131043</text:p>
          </table:table-cell>
        </table:table-row>
        <table:table-row table:style-name="ro1">
          <table:table-cell table:formula="of:=VALUE([$prevalence_history_20220213.A121])" office:value-type="date" office:date-value="2020-10-28" calcext:value-type="date">
            <text:p>28/10/20</text:p>
          </table:table-cell>
          <table:table-cell table:formula="of:=[$prevalence_history_20220213.B121]" office:value-type="float" office:value="553652.45395899" calcext:value-type="float">
            <text:p>553652.45395899</text:p>
          </table:table-cell>
          <table:table-cell table:formula="of:=[$p_from_i_UK.C140]" office:value-type="float" office:value="461465.368695527" calcext:value-type="float">
            <text:p>461465.368695527</text:p>
          </table:table-cell>
          <table:table-cell table:formula="of:=[.C121]/[.B121]" office:value-type="float" office:value="0.833492862527272" calcext:value-type="float">
            <text:p>0.833492862527272</text:p>
          </table:table-cell>
        </table:table-row>
        <table:table-row table:style-name="ro1">
          <table:table-cell table:formula="of:=VALUE([$prevalence_history_20220213.A122])" office:value-type="date" office:date-value="2020-10-29" calcext:value-type="date">
            <text:p>29/10/20</text:p>
          </table:table-cell>
          <table:table-cell table:formula="of:=[$prevalence_history_20220213.B122]" office:value-type="float" office:value="561642.080662058" calcext:value-type="float">
            <text:p>561642.080662058</text:p>
          </table:table-cell>
          <table:table-cell table:formula="of:=[$p_from_i_UK.C141]" office:value-type="float" office:value="467478.369952146" calcext:value-type="float">
            <text:p>467478.369952146</text:p>
          </table:table-cell>
          <table:table-cell table:formula="of:=[.C122]/[.B122]" office:value-type="float" office:value="0.832342137542627" calcext:value-type="float">
            <text:p>0.832342137542627</text:p>
          </table:table-cell>
        </table:table-row>
        <table:table-row table:style-name="ro1">
          <table:table-cell table:formula="of:=VALUE([$prevalence_history_20220213.A123])" office:value-type="date" office:date-value="2020-10-30" calcext:value-type="date">
            <text:p>30/10/20</text:p>
          </table:table-cell>
          <table:table-cell table:formula="of:=[$prevalence_history_20220213.B123]" office:value-type="float" office:value="569792.525088687" calcext:value-type="float">
            <text:p>569792.525088687</text:p>
          </table:table-cell>
          <table:table-cell table:formula="of:=[$p_from_i_UK.C142]" office:value-type="float" office:value="473715.384970185" calcext:value-type="float">
            <text:p>473715.384970185</text:p>
          </table:table-cell>
          <table:table-cell table:formula="of:=[.C123]/[.B123]" office:value-type="float" office:value="0.83138223846733" calcext:value-type="float">
            <text:p>0.83138223846733</text:p>
          </table:table-cell>
        </table:table-row>
        <table:table-row table:style-name="ro1">
          <table:table-cell table:formula="of:=VALUE([$prevalence_history_20220213.A124])" office:value-type="date" office:date-value="2020-10-31" calcext:value-type="date">
            <text:p>31/10/20</text:p>
          </table:table-cell>
          <table:table-cell table:formula="of:=[$prevalence_history_20220213.B124]" office:value-type="float" office:value="577065.48818544" calcext:value-type="float">
            <text:p>577065.48818544</text:p>
          </table:table-cell>
          <table:table-cell table:formula="of:=[$p_from_i_UK.C143]" office:value-type="float" office:value="479185.427440925" calcext:value-type="float">
            <text:p>479185.427440925</text:p>
          </table:table-cell>
          <table:table-cell table:formula="of:=[.C124]/[.B124]" office:value-type="float" office:value="0.830383097328702" calcext:value-type="float">
            <text:p>0.830383097328702</text:p>
          </table:table-cell>
        </table:table-row>
        <table:table-row table:style-name="ro1">
          <table:table-cell table:formula="of:=VALUE([$prevalence_history_20220213.A125])" office:value-type="date" office:date-value="2020-11-01" calcext:value-type="date">
            <text:p>01/11/20</text:p>
          </table:table-cell>
          <table:table-cell table:formula="of:=[$prevalence_history_20220213.B125]" office:value-type="float" office:value="583760.72968142" calcext:value-type="float">
            <text:p>583760.72968142</text:p>
          </table:table-cell>
          <table:table-cell table:formula="of:=[$p_from_i_UK.C144]" office:value-type="float" office:value="484311.115443899" calcext:value-type="float">
            <text:p>484311.115443899</text:p>
          </table:table-cell>
          <table:table-cell table:formula="of:=[.C125]/[.B125]" office:value-type="float" office:value="0.829639766464259" calcext:value-type="float">
            <text:p>0.829639766464259</text:p>
          </table:table-cell>
        </table:table-row>
        <table:table-row table:style-name="ro1">
          <table:table-cell table:formula="of:=VALUE([$prevalence_history_20220213.A126])" office:value-type="date" office:date-value="2020-11-02" calcext:value-type="date">
            <text:p>02/11/20</text:p>
          </table:table-cell>
          <table:table-cell table:formula="of:=[$prevalence_history_20220213.B126]" office:value-type="float" office:value="590512.997231826" calcext:value-type="float">
            <text:p>590512.997231826</text:p>
          </table:table-cell>
          <table:table-cell table:formula="of:=[$p_from_i_UK.C145]" office:value-type="float" office:value="489730.697635808" calcext:value-type="float">
            <text:p>489730.697635808</text:p>
          </table:table-cell>
          <table:table-cell table:formula="of:=[.C126]/[.B126]" office:value-type="float" office:value="0.829330937560292" calcext:value-type="float">
            <text:p>0.829330937560292</text:p>
          </table:table-cell>
        </table:table-row>
        <table:table-row table:style-name="ro1">
          <table:table-cell table:formula="of:=VALUE([$prevalence_history_20220213.A127])" office:value-type="date" office:date-value="2020-11-03" calcext:value-type="date">
            <text:p>03/11/20</text:p>
          </table:table-cell>
          <table:table-cell table:formula="of:=[$prevalence_history_20220213.B127]" office:value-type="float" office:value="595029.126486433" calcext:value-type="float">
            <text:p>595029.126486433</text:p>
          </table:table-cell>
          <table:table-cell table:formula="of:=[$p_from_i_UK.C146]" office:value-type="float" office:value="493092.013599614" calcext:value-type="float">
            <text:p>493092.013599614</text:p>
          </table:table-cell>
          <table:table-cell table:formula="of:=[.C127]/[.B127]" office:value-type="float" office:value="0.828685507399034" calcext:value-type="float">
            <text:p>0.828685507399034</text:p>
          </table:table-cell>
        </table:table-row>
        <table:table-row table:style-name="ro1">
          <table:table-cell table:formula="of:=VALUE([$prevalence_history_20220213.A128])" office:value-type="date" office:date-value="2020-11-04" calcext:value-type="date">
            <text:p>04/11/20</text:p>
          </table:table-cell>
          <table:table-cell table:formula="of:=[$prevalence_history_20220213.B128]" office:value-type="float" office:value="598035.777766839" calcext:value-type="float">
            <text:p>598035.777766839</text:p>
          </table:table-cell>
          <table:table-cell table:formula="of:=[$p_from_i_UK.C147]" office:value-type="float" office:value="495016.285813317" calcext:value-type="float">
            <text:p>495016.285813317</text:p>
          </table:table-cell>
          <table:table-cell table:formula="of:=[.C128]/[.B128]" office:value-type="float" office:value="0.827736908420073" calcext:value-type="float">
            <text:p>0.827736908420073</text:p>
          </table:table-cell>
        </table:table-row>
        <table:table-row table:style-name="ro1">
          <table:table-cell table:formula="of:=VALUE([$prevalence_history_20220213.A129])" office:value-type="date" office:date-value="2020-11-05" calcext:value-type="date">
            <text:p>05/11/20</text:p>
          </table:table-cell>
          <table:table-cell table:formula="of:=[$prevalence_history_20220213.B129]" office:value-type="float" office:value="599205.006652954" calcext:value-type="float">
            <text:p>599205.006652954</text:p>
          </table:table-cell>
          <table:table-cell table:formula="of:=[$p_from_i_UK.C148]" office:value-type="float" office:value="495198.592197849" calcext:value-type="float">
            <text:p>495198.592197849</text:p>
          </table:table-cell>
          <table:table-cell table:formula="of:=[.C129]/[.B129]" office:value-type="float" office:value="0.826425992272553" calcext:value-type="float">
            <text:p>0.826425992272553</text:p>
          </table:table-cell>
        </table:table-row>
        <table:table-row table:style-name="ro1">
          <table:table-cell table:formula="of:=VALUE([$prevalence_history_20220213.A130])" office:value-type="date" office:date-value="2020-11-06" calcext:value-type="date">
            <text:p>06/11/20</text:p>
          </table:table-cell>
          <table:table-cell table:formula="of:=[$prevalence_history_20220213.B130]" office:value-type="float" office:value="600092.287339343" calcext:value-type="float">
            <text:p>600092.287339343</text:p>
          </table:table-cell>
          <table:table-cell table:formula="of:=[$p_from_i_UK.C149]" office:value-type="float" office:value="495351.625886254" calcext:value-type="float">
            <text:p>495351.625886254</text:p>
          </table:table-cell>
          <table:table-cell table:formula="of:=[.C130]/[.B130]" office:value-type="float" office:value="0.825459077440434" calcext:value-type="float">
            <text:p>0.825459077440434</text:p>
          </table:table-cell>
        </table:table-row>
        <table:table-row table:style-name="ro1">
          <table:table-cell table:formula="of:=VALUE([$prevalence_history_20220213.A131])" office:value-type="date" office:date-value="2020-11-07" calcext:value-type="date">
            <text:p>07/11/20</text:p>
          </table:table-cell>
          <table:table-cell table:formula="of:=[$prevalence_history_20220213.B131]" office:value-type="float" office:value="599485.369001121" calcext:value-type="float">
            <text:p>599485.369001121</text:p>
          </table:table-cell>
          <table:table-cell table:formula="of:=[$p_from_i_UK.C150]" office:value-type="float" office:value="494183.140105391" calcext:value-type="float">
            <text:p>494183.140105391</text:p>
          </table:table-cell>
          <table:table-cell table:formula="of:=[.C131]/[.B131]" office:value-type="float" office:value="0.824345623194795" calcext:value-type="float">
            <text:p>0.824345623194795</text:p>
          </table:table-cell>
        </table:table-row>
        <table:table-row table:style-name="ro1">
          <table:table-cell table:formula="of:=VALUE([$prevalence_history_20220213.A132])" office:value-type="date" office:date-value="2020-11-08" calcext:value-type="date">
            <text:p>08/11/20</text:p>
          </table:table-cell>
          <table:table-cell table:formula="of:=[$prevalence_history_20220213.B132]" office:value-type="float" office:value="598993.142970475" calcext:value-type="float">
            <text:p>598993.142970475</text:p>
          </table:table-cell>
          <table:table-cell table:formula="of:=[$p_from_i_UK.C151]" office:value-type="float" office:value="493349.046577262" calcext:value-type="float">
            <text:p>493349.046577262</text:p>
          </table:table-cell>
          <table:table-cell table:formula="of:=[.C132]/[.B132]" office:value-type="float" office:value="0.823630541295829" calcext:value-type="float">
            <text:p>0.823630541295829</text:p>
          </table:table-cell>
        </table:table-row>
        <table:table-row table:style-name="ro1">
          <table:table-cell table:formula="of:=VALUE([$prevalence_history_20220213.A133])" office:value-type="date" office:date-value="2020-11-09" calcext:value-type="date">
            <text:p>09/11/20</text:p>
          </table:table-cell>
          <table:table-cell table:formula="of:=[$prevalence_history_20220213.B133]" office:value-type="float" office:value="598762.097945971" calcext:value-type="float">
            <text:p>598762.097945971</text:p>
          </table:table-cell>
          <table:table-cell table:formula="of:=[$p_from_i_UK.C152]" office:value-type="float" office:value="493128.764776676" calcext:value-type="float">
            <text:p>493128.764776676</text:p>
          </table:table-cell>
          <table:table-cell table:formula="of:=[.C133]/[.B133]" office:value-type="float" office:value="0.823580461202094" calcext:value-type="float">
            <text:p>0.823580461202094</text:p>
          </table:table-cell>
        </table:table-row>
        <table:table-row table:style-name="ro1">
          <table:table-cell table:formula="of:=VALUE([$prevalence_history_20220213.A134])" office:value-type="date" office:date-value="2020-11-10" calcext:value-type="date">
            <text:p>10/11/20</text:p>
          </table:table-cell>
          <table:table-cell table:formula="of:=[$prevalence_history_20220213.B134]" office:value-type="float" office:value="598536.05609976" calcext:value-type="float">
            <text:p>598536.05609976</text:p>
          </table:table-cell>
          <table:table-cell table:formula="of:=[$p_from_i_UK.C153]" office:value-type="float" office:value="493128.080773977" calcext:value-type="float">
            <text:p>493128.080773977</text:p>
          </table:table-cell>
          <table:table-cell table:formula="of:=[.C134]/[.B134]" office:value-type="float" office:value="0.823890350043984" calcext:value-type="float">
            <text:p>0.823890350043984</text:p>
          </table:table-cell>
        </table:table-row>
        <table:table-row table:style-name="ro1">
          <table:table-cell table:formula="of:=VALUE([$prevalence_history_20220213.A135])" office:value-type="date" office:date-value="2020-11-11" calcext:value-type="date">
            <text:p>11/11/20</text:p>
          </table:table-cell>
          <table:table-cell table:formula="of:=[$prevalence_history_20220213.B135]" office:value-type="float" office:value="598398.941607345" calcext:value-type="float">
            <text:p>598398.941607345</text:p>
          </table:table-cell>
          <table:table-cell table:formula="of:=[$p_from_i_UK.C154]" office:value-type="float" office:value="493327.613840463" calcext:value-type="float">
            <text:p>493327.613840463</text:p>
          </table:table-cell>
          <table:table-cell table:formula="of:=[.C135]/[.B135]" office:value-type="float" office:value="0.824412577527874" calcext:value-type="float">
            <text:p>0.824412577527874</text:p>
          </table:table-cell>
        </table:table-row>
        <table:table-row table:style-name="ro1">
          <table:table-cell table:formula="of:=VALUE([$prevalence_history_20220213.A136])" office:value-type="date" office:date-value="2020-11-12" calcext:value-type="date">
            <text:p>12/11/20</text:p>
          </table:table-cell>
          <table:table-cell table:formula="of:=[$prevalence_history_20220213.B136]" office:value-type="float" office:value="598388.798699939" calcext:value-type="float">
            <text:p>598388.798699939</text:p>
          </table:table-cell>
          <table:table-cell table:formula="of:=[$p_from_i_UK.C155]" office:value-type="float" office:value="493625.053674956" calcext:value-type="float">
            <text:p>493625.053674956</text:p>
          </table:table-cell>
          <table:table-cell table:formula="of:=[.C136]/[.B136]" office:value-type="float" office:value="0.824923619471833" calcext:value-type="float">
            <text:p>0.824923619471833</text:p>
          </table:table-cell>
        </table:table-row>
        <table:table-row table:style-name="ro1">
          <table:table-cell table:formula="of:=VALUE([$prevalence_history_20220213.A137])" office:value-type="date" office:date-value="2020-11-13" calcext:value-type="date">
            <text:p>13/11/20</text:p>
          </table:table-cell>
          <table:table-cell table:formula="of:=[$prevalence_history_20220213.B137]" office:value-type="float" office:value="597761.175398953" calcext:value-type="float">
            <text:p>597761.175398953</text:p>
          </table:table-cell>
          <table:table-cell table:formula="of:=[$p_from_i_UK.C156]" office:value-type="float" office:value="493260.394739908" calcext:value-type="float">
            <text:p>493260.394739908</text:p>
          </table:table-cell>
          <table:table-cell table:formula="of:=[.C137]/[.B137]" office:value-type="float" office:value="0.825179712300151" calcext:value-type="float">
            <text:p>0.825179712300151</text:p>
          </table:table-cell>
        </table:table-row>
        <table:table-row table:style-name="ro1">
          <table:table-cell table:formula="of:=VALUE([$prevalence_history_20220213.A138])" office:value-type="date" office:date-value="2020-11-14" calcext:value-type="date">
            <text:p>14/11/20</text:p>
          </table:table-cell>
          <table:table-cell table:formula="of:=[$prevalence_history_20220213.B138]" office:value-type="float" office:value="598504.939441837" calcext:value-type="float">
            <text:p>598504.939441837</text:p>
          </table:table-cell>
          <table:table-cell table:formula="of:=[$p_from_i_UK.C157]" office:value-type="float" office:value="494128.346117499" calcext:value-type="float">
            <text:p>494128.346117499</text:p>
          </table:table-cell>
          <table:table-cell table:formula="of:=[.C138]/[.B138]" office:value-type="float" office:value="0.825604457965411" calcext:value-type="float">
            <text:p>0.825604457965411</text:p>
          </table:table-cell>
        </table:table-row>
        <table:table-row table:style-name="ro1">
          <table:table-cell table:formula="of:=VALUE([$prevalence_history_20220213.A139])" office:value-type="date" office:date-value="2020-11-15" calcext:value-type="date">
            <text:p>15/11/20</text:p>
          </table:table-cell>
          <table:table-cell table:formula="of:=[$prevalence_history_20220213.B139]" office:value-type="float" office:value="599094.988090032" calcext:value-type="float">
            <text:p>599094.988090032</text:p>
          </table:table-cell>
          <table:table-cell table:formula="of:=[$p_from_i_UK.C158]" office:value-type="float" office:value="494671.390862302" calcext:value-type="float">
            <text:p>494671.390862302</text:p>
          </table:table-cell>
          <table:table-cell table:formula="of:=[.C139]/[.B139]" office:value-type="float" office:value="0.825697761951503" calcext:value-type="float">
            <text:p>0.825697761951503</text:p>
          </table:table-cell>
        </table:table-row>
        <table:table-row table:style-name="ro1">
          <table:table-cell table:formula="of:=VALUE([$prevalence_history_20220213.A140])" office:value-type="date" office:date-value="2020-11-16" calcext:value-type="date">
            <text:p>16/11/20</text:p>
          </table:table-cell>
          <table:table-cell table:formula="of:=[$prevalence_history_20220213.B140]" office:value-type="float" office:value="600216.235786781" calcext:value-type="float">
            <text:p>600216.235786781</text:p>
          </table:table-cell>
          <table:table-cell table:formula="of:=[$p_from_i_UK.C159]" office:value-type="float" office:value="495703.340730217" calcext:value-type="float">
            <text:p>495703.340730217</text:p>
          </table:table-cell>
          <table:table-cell table:formula="of:=[.C140]/[.B140]" office:value-type="float" office:value="0.825874595145589" calcext:value-type="float">
            <text:p>0.825874595145589</text:p>
          </table:table-cell>
        </table:table-row>
        <table:table-row table:style-name="ro1">
          <table:table-cell table:formula="of:=VALUE([$prevalence_history_20220213.A141])" office:value-type="date" office:date-value="2020-11-17" calcext:value-type="date">
            <text:p>17/11/20</text:p>
          </table:table-cell>
          <table:table-cell table:formula="of:=[$prevalence_history_20220213.B141]" office:value-type="float" office:value="601915.151287882" calcext:value-type="float">
            <text:p>601915.151287882</text:p>
          </table:table-cell>
          <table:table-cell table:formula="of:=[$p_from_i_UK.C160]" office:value-type="float" office:value="497255.548007687" calcext:value-type="float">
            <text:p>497255.548007687</text:p>
          </table:table-cell>
          <table:table-cell table:formula="of:=[.C141]/[.B141]" office:value-type="float" office:value="0.826122331268351" calcext:value-type="float">
            <text:p>0.826122331268351</text:p>
          </table:table-cell>
        </table:table-row>
        <table:table-row table:style-name="ro1">
          <table:table-cell table:formula="of:=VALUE([$prevalence_history_20220213.A142])" office:value-type="date" office:date-value="2020-11-18" calcext:value-type="date">
            <text:p>18/11/20</text:p>
          </table:table-cell>
          <table:table-cell table:formula="of:=[$prevalence_history_20220213.B142]" office:value-type="float" office:value="602544.870113239" calcext:value-type="float">
            <text:p>602544.870113239</text:p>
          </table:table-cell>
          <table:table-cell table:formula="of:=[$p_from_i_UK.C161]" office:value-type="float" office:value="497741.652317393" calcext:value-type="float">
            <text:p>497741.652317393</text:p>
          </table:table-cell>
          <table:table-cell table:formula="of:=[.C142]/[.B142]" office:value-type="float" office:value="0.826065703992883" calcext:value-type="float">
            <text:p>0.826065703992883</text:p>
          </table:table-cell>
        </table:table-row>
        <table:table-row table:style-name="ro1">
          <table:table-cell table:formula="of:=VALUE([$prevalence_history_20220213.A143])" office:value-type="date" office:date-value="2020-11-19" calcext:value-type="date">
            <text:p>19/11/20</text:p>
          </table:table-cell>
          <table:table-cell table:formula="of:=[$prevalence_history_20220213.B143]" office:value-type="float" office:value="602901.176203476" calcext:value-type="float">
            <text:p>602901.176203476</text:p>
          </table:table-cell>
          <table:table-cell table:formula="of:=[$p_from_i_UK.C162]" office:value-type="float" office:value="497932.313446898" calcext:value-type="float">
            <text:p>497932.313446898</text:p>
          </table:table-cell>
          <table:table-cell table:formula="of:=[.C143]/[.B143]" office:value-type="float" office:value="0.825893750253439" calcext:value-type="float">
            <text:p>0.825893750253439</text:p>
          </table:table-cell>
        </table:table-row>
        <table:table-row table:style-name="ro1">
          <table:table-cell table:formula="of:=VALUE([$prevalence_history_20220213.A144])" office:value-type="date" office:date-value="2020-11-20" calcext:value-type="date">
            <text:p>20/11/20</text:p>
          </table:table-cell>
          <table:table-cell table:formula="of:=[$prevalence_history_20220213.B144]" office:value-type="float" office:value="601941.123298173" calcext:value-type="float">
            <text:p>601941.123298173</text:p>
          </table:table-cell>
          <table:table-cell table:formula="of:=[$p_from_i_UK.C163]" office:value-type="float" office:value="496706.322245568" calcext:value-type="float">
            <text:p>496706.322245568</text:p>
          </table:table-cell>
          <table:table-cell table:formula="of:=[.C144]/[.B144]" office:value-type="float" office:value="0.825174262100586" calcext:value-type="float">
            <text:p>0.825174262100586</text:p>
          </table:table-cell>
        </table:table-row>
        <table:table-row table:style-name="ro1">
          <table:table-cell table:formula="of:=VALUE([$prevalence_history_20220213.A145])" office:value-type="date" office:date-value="2020-11-21" calcext:value-type="date">
            <text:p>21/11/20</text:p>
          </table:table-cell>
          <table:table-cell table:formula="of:=[$prevalence_history_20220213.B145]" office:value-type="float" office:value="600247.051073963" calcext:value-type="float">
            <text:p>600247.051073963</text:p>
          </table:table-cell>
          <table:table-cell table:formula="of:=[$p_from_i_UK.C164]" office:value-type="float" office:value="494831.862623142" calcext:value-type="float">
            <text:p>494831.862623142</text:p>
          </table:table-cell>
          <table:table-cell table:formula="of:=[.C145]/[.B145]" office:value-type="float" office:value="0.824380330961706" calcext:value-type="float">
            <text:p>0.824380330961706</text:p>
          </table:table-cell>
        </table:table-row>
        <table:table-row table:style-name="ro1">
          <table:table-cell table:formula="of:=VALUE([$prevalence_history_20220213.A146])" office:value-type="date" office:date-value="2020-11-22" calcext:value-type="date">
            <text:p>22/11/20</text:p>
          </table:table-cell>
          <table:table-cell table:formula="of:=[$prevalence_history_20220213.B146]" office:value-type="float" office:value="597497.900644517" calcext:value-type="float">
            <text:p>597497.900644517</text:p>
          </table:table-cell>
          <table:table-cell table:formula="of:=[$p_from_i_UK.C165]" office:value-type="float" office:value="491936.518680856" calcext:value-type="float">
            <text:p>491936.518680856</text:p>
          </table:table-cell>
          <table:table-cell table:formula="of:=[.C146]/[.B146]" office:value-type="float" office:value="0.823327610273119" calcext:value-type="float">
            <text:p>0.823327610273119</text:p>
          </table:table-cell>
        </table:table-row>
        <table:table-row table:style-name="ro1">
          <table:table-cell table:formula="of:=VALUE([$prevalence_history_20220213.A147])" office:value-type="date" office:date-value="2020-11-23" calcext:value-type="date">
            <text:p>23/11/20</text:p>
          </table:table-cell>
          <table:table-cell table:formula="of:=[$prevalence_history_20220213.B147]" office:value-type="float" office:value="593419.85022337" calcext:value-type="float">
            <text:p>593419.85022337</text:p>
          </table:table-cell>
          <table:table-cell table:formula="of:=[$p_from_i_UK.C166]" office:value-type="float" office:value="487836.122914711" calcext:value-type="float">
            <text:p>487836.122914711</text:p>
          </table:table-cell>
          <table:table-cell table:formula="of:=[.C147]/[.B147]" office:value-type="float" office:value="0.822075841802535" calcext:value-type="float">
            <text:p>0.822075841802535</text:p>
          </table:table-cell>
        </table:table-row>
        <table:table-row table:style-name="ro1">
          <table:table-cell table:formula="of:=VALUE([$prevalence_history_20220213.A148])" office:value-type="date" office:date-value="2020-11-24" calcext:value-type="date">
            <text:p>24/11/20</text:p>
          </table:table-cell>
          <table:table-cell table:formula="of:=[$prevalence_history_20220213.B148]" office:value-type="float" office:value="586648.678739511" calcext:value-type="float">
            <text:p>586648.678739511</text:p>
          </table:table-cell>
          <table:table-cell table:formula="of:=[$p_from_i_UK.C167]" office:value-type="float" office:value="481332.153098407" calcext:value-type="float">
            <text:p>481332.153098407</text:p>
          </table:table-cell>
          <table:table-cell table:formula="of:=[.C148]/[.B148]" office:value-type="float" office:value="0.820477690553416" calcext:value-type="float">
            <text:p>0.820477690553416</text:p>
          </table:table-cell>
        </table:table-row>
        <table:table-row table:style-name="ro1">
          <table:table-cell table:formula="of:=VALUE([$prevalence_history_20220213.A149])" office:value-type="date" office:date-value="2020-11-25" calcext:value-type="date">
            <text:p>25/11/20</text:p>
          </table:table-cell>
          <table:table-cell table:formula="of:=[$prevalence_history_20220213.B149]" office:value-type="float" office:value="578156.235720089" calcext:value-type="float">
            <text:p>578156.235720089</text:p>
          </table:table-cell>
          <table:table-cell table:formula="of:=[$p_from_i_UK.C168]" office:value-type="float" office:value="473349.222769486" calcext:value-type="float">
            <text:p>473349.222769486</text:p>
          </table:table-cell>
          <table:table-cell table:formula="of:=[.C149]/[.B149]" office:value-type="float" office:value="0.818721988148988" calcext:value-type="float">
            <text:p>0.818721988148988</text:p>
          </table:table-cell>
        </table:table-row>
        <table:table-row table:style-name="ro1">
          <table:table-cell table:formula="of:=VALUE([$prevalence_history_20220213.A150])" office:value-type="date" office:date-value="2020-11-26" calcext:value-type="date">
            <text:p>26/11/20</text:p>
          </table:table-cell>
          <table:table-cell table:formula="of:=[$prevalence_history_20220213.B150]" office:value-type="float" office:value="567939.408555542" calcext:value-type="float">
            <text:p>567939.408555542</text:p>
          </table:table-cell>
          <table:table-cell table:formula="of:=[$p_from_i_UK.C169]" office:value-type="float" office:value="463998.414444508" calcext:value-type="float">
            <text:p>463998.414444508</text:p>
          </table:table-cell>
          <table:table-cell table:formula="of:=[.C150]/[.B150]" office:value-type="float" office:value="0.816985769000622" calcext:value-type="float">
            <text:p>0.816985769000622</text:p>
          </table:table-cell>
        </table:table-row>
        <table:table-row table:style-name="ro1">
          <table:table-cell table:formula="of:=VALUE([$prevalence_history_20220213.A151])" office:value-type="date" office:date-value="2020-11-27" calcext:value-type="date">
            <text:p>27/11/20</text:p>
          </table:table-cell>
          <table:table-cell table:formula="of:=[$prevalence_history_20220213.B151]" office:value-type="float" office:value="556788.899998688" calcext:value-type="float">
            <text:p>556788.899998688</text:p>
          </table:table-cell>
          <table:table-cell table:formula="of:=[$p_from_i_UK.C170]" office:value-type="float" office:value="454025.596012093" calcext:value-type="float">
            <text:p>454025.596012093</text:p>
          </table:table-cell>
          <table:table-cell table:formula="of:=[.C151]/[.B151]" office:value-type="float" office:value="0.815435789063257" calcext:value-type="float">
            <text:p>0.815435789063257</text:p>
          </table:table-cell>
        </table:table-row>
        <table:table-row table:style-name="ro1">
          <table:table-cell table:formula="of:=VALUE([$prevalence_history_20220213.A152])" office:value-type="date" office:date-value="2020-11-28" calcext:value-type="date">
            <text:p>28/11/20</text:p>
          </table:table-cell>
          <table:table-cell table:formula="of:=[$prevalence_history_20220213.B152]" office:value-type="float" office:value="545170.943820495" calcext:value-type="float">
            <text:p>545170.943820495</text:p>
          </table:table-cell>
          <table:table-cell table:formula="of:=[$p_from_i_UK.C171]" office:value-type="float" office:value="443921.381240483" calcext:value-type="float">
            <text:p>443921.381240483</text:p>
          </table:table-cell>
          <table:table-cell table:formula="of:=[.C152]/[.B152]" office:value-type="float" office:value="0.814279238965916" calcext:value-type="float">
            <text:p>0.814279238965916</text:p>
          </table:table-cell>
        </table:table-row>
        <table:table-row table:style-name="ro1">
          <table:table-cell table:formula="of:=VALUE([$prevalence_history_20220213.A153])" office:value-type="date" office:date-value="2020-11-29" calcext:value-type="date">
            <text:p>29/11/20</text:p>
          </table:table-cell>
          <table:table-cell table:formula="of:=[$prevalence_history_20220213.B153]" office:value-type="float" office:value="533973.872509286" calcext:value-type="float">
            <text:p>533973.872509286</text:p>
          </table:table-cell>
          <table:table-cell table:formula="of:=[$p_from_i_UK.C172]" office:value-type="float" office:value="434634.349452829" calcext:value-type="float">
            <text:p>434634.349452829</text:p>
          </table:table-cell>
          <table:table-cell table:formula="of:=[.C153]/[.B153]" office:value-type="float" office:value="0.813961828151565" calcext:value-type="float">
            <text:p>0.813961828151565</text:p>
          </table:table-cell>
        </table:table-row>
        <table:table-row table:style-name="ro1">
          <table:table-cell table:formula="of:=VALUE([$prevalence_history_20220213.A154])" office:value-type="date" office:date-value="2020-11-30" calcext:value-type="date">
            <text:p>30/11/20</text:p>
          </table:table-cell>
          <table:table-cell table:formula="of:=[$prevalence_history_20220213.B154]" office:value-type="float" office:value="522873.10476756" calcext:value-type="float">
            <text:p>522873.10476756</text:p>
          </table:table-cell>
          <table:table-cell table:formula="of:=[$p_from_i_UK.C173]" office:value-type="float" office:value="425696.993655568" calcext:value-type="float">
            <text:p>425696.993655568</text:p>
          </table:table-cell>
          <table:table-cell table:formula="of:=[.C154]/[.B154]" office:value-type="float" office:value="0.814149723468391" calcext:value-type="float">
            <text:p>0.814149723468391</text:p>
          </table:table-cell>
        </table:table-row>
        <table:table-row table:style-name="ro1">
          <table:table-cell table:formula="of:=VALUE([$prevalence_history_20220213.A155])" office:value-type="date" office:date-value="2020-12-01" calcext:value-type="date">
            <text:p>01/12/20</text:p>
          </table:table-cell>
          <table:table-cell table:formula="of:=[$prevalence_history_20220213.B155]" office:value-type="float" office:value="511983.707466996" calcext:value-type="float">
            <text:p>511983.707466996</text:p>
          </table:table-cell>
          <table:table-cell table:formula="of:=[$p_from_i_UK.C174]" office:value-type="float" office:value="417106.757966988" calcext:value-type="float">
            <text:p>417106.757966988</text:p>
          </table:table-cell>
          <table:table-cell table:formula="of:=[.C155]/[.B155]" office:value-type="float" office:value="0.814687561115167" calcext:value-type="float">
            <text:p>0.814687561115167</text:p>
          </table:table-cell>
        </table:table-row>
        <table:table-row table:style-name="ro1">
          <table:table-cell table:formula="of:=VALUE([$prevalence_history_20220213.A156])" office:value-type="date" office:date-value="2020-12-02" calcext:value-type="date">
            <text:p>02/12/20</text:p>
          </table:table-cell>
          <table:table-cell table:formula="of:=[$prevalence_history_20220213.B156]" office:value-type="float" office:value="501401.113264584" calcext:value-type="float">
            <text:p>501401.113264584</text:p>
          </table:table-cell>
          <table:table-cell table:formula="of:=[$p_from_i_UK.C175]" office:value-type="float" office:value="408825.1835043" calcext:value-type="float">
            <text:p>408825.1835043</text:p>
          </table:table-cell>
          <table:table-cell table:formula="of:=[.C156]/[.B156]" office:value-type="float" office:value="0.815365528094804" calcext:value-type="float">
            <text:p>0.815365528094804</text:p>
          </table:table-cell>
        </table:table-row>
        <table:table-row table:style-name="ro1">
          <table:table-cell table:formula="of:=VALUE([$prevalence_history_20220213.A157])" office:value-type="date" office:date-value="2020-12-03" calcext:value-type="date">
            <text:p>03/12/20</text:p>
          </table:table-cell>
          <table:table-cell table:formula="of:=[$prevalence_history_20220213.B157]" office:value-type="float" office:value="491658.802552257" calcext:value-type="float">
            <text:p>491658.802552257</text:p>
          </table:table-cell>
          <table:table-cell table:formula="of:=[$p_from_i_UK.C176]" office:value-type="float" office:value="401311.261721355" calcext:value-type="float">
            <text:p>401311.261721355</text:p>
          </table:table-cell>
          <table:table-cell table:formula="of:=[.C157]/[.B157]" office:value-type="float" office:value="0.816239350618971" calcext:value-type="float">
            <text:p>0.816239350618971</text:p>
          </table:table-cell>
        </table:table-row>
        <table:table-row table:style-name="ro1">
          <table:table-cell table:formula="of:=VALUE([$prevalence_history_20220213.A158])" office:value-type="date" office:date-value="2020-12-04" calcext:value-type="date">
            <text:p>04/12/20</text:p>
          </table:table-cell>
          <table:table-cell table:formula="of:=[$prevalence_history_20220213.B158]" office:value-type="float" office:value="484033.82605831" calcext:value-type="float">
            <text:p>484033.82605831</text:p>
          </table:table-cell>
          <table:table-cell table:formula="of:=[$p_from_i_UK.C177]" office:value-type="float" office:value="395723.642062807" calcext:value-type="float">
            <text:p>395723.642062807</text:p>
          </table:table-cell>
          <table:table-cell table:formula="of:=[.C158]/[.B158]" office:value-type="float" office:value="0.817553693065938" calcext:value-type="float">
            <text:p>0.817553693065938</text:p>
          </table:table-cell>
        </table:table-row>
        <table:table-row table:style-name="ro1">
          <table:table-cell table:formula="of:=VALUE([$prevalence_history_20220213.A159])" office:value-type="date" office:date-value="2020-12-05" calcext:value-type="date">
            <text:p>05/12/20</text:p>
          </table:table-cell>
          <table:table-cell table:formula="of:=[$prevalence_history_20220213.B159]" office:value-type="float" office:value="476636.363631689" calcext:value-type="float">
            <text:p>476636.363631689</text:p>
          </table:table-cell>
          <table:table-cell table:formula="of:=[$p_from_i_UK.C178]" office:value-type="float" office:value="390136.368525777" calcext:value-type="float">
            <text:p>390136.368525777</text:p>
          </table:table-cell>
          <table:table-cell table:formula="of:=[.C159]/[.B159]" office:value-type="float" office:value="0.818519941603211" calcext:value-type="float">
            <text:p>0.818519941603211</text:p>
          </table:table-cell>
        </table:table-row>
        <table:table-row table:style-name="ro1">
          <table:table-cell table:formula="of:=VALUE([$prevalence_history_20220213.A160])" office:value-type="date" office:date-value="2020-12-06" calcext:value-type="date">
            <text:p>06/12/20</text:p>
          </table:table-cell>
          <table:table-cell table:formula="of:=[$prevalence_history_20220213.B160]" office:value-type="float" office:value="470940.289272088" calcext:value-type="float">
            <text:p>470940.289272088</text:p>
          </table:table-cell>
          <table:table-cell table:formula="of:=[$p_from_i_UK.C179]" office:value-type="float" office:value="386056.568549594" calcext:value-type="float">
            <text:p>386056.568549594</text:p>
          </table:table-cell>
          <table:table-cell table:formula="of:=[.C160]/[.B160]" office:value-type="float" office:value="0.819756935951063" calcext:value-type="float">
            <text:p>0.819756935951063</text:p>
          </table:table-cell>
        </table:table-row>
        <table:table-row table:style-name="ro1">
          <table:table-cell table:formula="of:=VALUE([$prevalence_history_20220213.A161])" office:value-type="date" office:date-value="2020-12-07" calcext:value-type="date">
            <text:p>07/12/20</text:p>
          </table:table-cell>
          <table:table-cell table:formula="of:=[$prevalence_history_20220213.B161]" office:value-type="float" office:value="467784.166815723" calcext:value-type="float">
            <text:p>467784.166815723</text:p>
          </table:table-cell>
          <table:table-cell table:formula="of:=[$p_from_i_UK.C180]" office:value-type="float" office:value="384297.913069149" calcext:value-type="float">
            <text:p>384297.913069149</text:p>
          </table:table-cell>
          <table:table-cell table:formula="of:=[.C161]/[.B161]" office:value-type="float" office:value="0.821528260960867" calcext:value-type="float">
            <text:p>0.821528260960867</text:p>
          </table:table-cell>
        </table:table-row>
        <table:table-row table:style-name="ro1">
          <table:table-cell table:formula="of:=VALUE([$prevalence_history_20220213.A162])" office:value-type="date" office:date-value="2020-12-08" calcext:value-type="date">
            <text:p>08/12/20</text:p>
          </table:table-cell>
          <table:table-cell table:formula="of:=[$prevalence_history_20220213.B162]" office:value-type="float" office:value="466060.082793897" calcext:value-type="float">
            <text:p>466060.082793897</text:p>
          </table:table-cell>
          <table:table-cell table:formula="of:=[$p_from_i_UK.C181]" office:value-type="float" office:value="383726.593916294" calcext:value-type="float">
            <text:p>383726.593916294</text:p>
          </table:table-cell>
          <table:table-cell table:formula="of:=[.C162]/[.B162]" office:value-type="float" office:value="0.82334147051591" calcext:value-type="float">
            <text:p>0.82334147051591</text:p>
          </table:table-cell>
        </table:table-row>
        <table:table-row table:style-name="ro1">
          <table:table-cell table:formula="of:=VALUE([$prevalence_history_20220213.A163])" office:value-type="date" office:date-value="2020-12-09" calcext:value-type="date">
            <text:p>09/12/20</text:p>
          </table:table-cell>
          <table:table-cell table:formula="of:=[$prevalence_history_20220213.B163]" office:value-type="float" office:value="466294.000575268" calcext:value-type="float">
            <text:p>466294.000575268</text:p>
          </table:table-cell>
          <table:table-cell table:formula="of:=[$p_from_i_UK.C182]" office:value-type="float" office:value="384826.90246193" calcext:value-type="float">
            <text:p>384826.90246193</text:p>
          </table:table-cell>
          <table:table-cell table:formula="of:=[.C163]/[.B163]" office:value-type="float" office:value="0.825288127205515" calcext:value-type="float">
            <text:p>0.825288127205515</text:p>
          </table:table-cell>
        </table:table-row>
        <table:table-row table:style-name="ro1">
          <table:table-cell table:formula="of:=VALUE([$prevalence_history_20220213.A164])" office:value-type="date" office:date-value="2020-12-10" calcext:value-type="date">
            <text:p>10/12/20</text:p>
          </table:table-cell>
          <table:table-cell table:formula="of:=[$prevalence_history_20220213.B164]" office:value-type="float" office:value="467511.588039702" calcext:value-type="float">
            <text:p>467511.588039702</text:p>
          </table:table-cell>
          <table:table-cell table:formula="of:=[$p_from_i_UK.C183]" office:value-type="float" office:value="386562.171994428" calcext:value-type="float">
            <text:p>386562.171994428</text:p>
          </table:table-cell>
          <table:table-cell table:formula="of:=[.C164]/[.B164]" office:value-type="float" office:value="0.826850460788151" calcext:value-type="float">
            <text:p>0.826850460788151</text:p>
          </table:table-cell>
        </table:table-row>
        <table:table-row table:style-name="ro1">
          <table:table-cell table:formula="of:=VALUE([$prevalence_history_20220213.A165])" office:value-type="date" office:date-value="2020-12-11" calcext:value-type="date">
            <text:p>11/12/20</text:p>
          </table:table-cell>
          <table:table-cell table:formula="of:=[$prevalence_history_20220213.B165]" office:value-type="float" office:value="470503.960512009" calcext:value-type="float">
            <text:p>470503.960512009</text:p>
          </table:table-cell>
          <table:table-cell table:formula="of:=[$p_from_i_UK.C184]" office:value-type="float" office:value="389824.887730271" calcext:value-type="float">
            <text:p>389824.887730271</text:p>
          </table:table-cell>
          <table:table-cell table:formula="of:=[.C165]/[.B165]" office:value-type="float" office:value="0.828526262151031" calcext:value-type="float">
            <text:p>0.828526262151031</text:p>
          </table:table-cell>
        </table:table-row>
        <table:table-row table:style-name="ro1">
          <table:table-cell table:formula="of:=VALUE([$prevalence_history_20220213.A166])" office:value-type="date" office:date-value="2020-12-12" calcext:value-type="date">
            <text:p>12/12/20</text:p>
          </table:table-cell>
          <table:table-cell table:formula="of:=[$prevalence_history_20220213.B166]" office:value-type="float" office:value="475458.16579274" calcext:value-type="float">
            <text:p>475458.16579274</text:p>
          </table:table-cell>
          <table:table-cell table:formula="of:=[$p_from_i_UK.C185]" office:value-type="float" office:value="394625.237174247" calcext:value-type="float">
            <text:p>394625.237174247</text:p>
          </table:table-cell>
          <table:table-cell table:formula="of:=[.C166]/[.B166]" office:value-type="float" office:value="0.829989398786077" calcext:value-type="float">
            <text:p>0.829989398786077</text:p>
          </table:table-cell>
        </table:table-row>
        <table:table-row table:style-name="ro1">
          <table:table-cell table:formula="of:=VALUE([$prevalence_history_20220213.A167])" office:value-type="date" office:date-value="2020-12-13" calcext:value-type="date">
            <text:p>13/12/20</text:p>
          </table:table-cell>
          <table:table-cell table:formula="of:=[$prevalence_history_20220213.B167]" office:value-type="float" office:value="482014.63096425" calcext:value-type="float">
            <text:p>482014.63096425</text:p>
          </table:table-cell>
          <table:table-cell table:formula="of:=[$p_from_i_UK.C186]" office:value-type="float" office:value="400622.477573101" calcext:value-type="float">
            <text:p>400622.477573101</text:p>
          </table:table-cell>
          <table:table-cell table:formula="of:=[.C167]/[.B167]" office:value-type="float" office:value="0.8311417368632" calcext:value-type="float">
            <text:p>0.8311417368632</text:p>
          </table:table-cell>
        </table:table-row>
        <table:table-row table:style-name="ro1">
          <table:table-cell table:formula="of:=VALUE([$prevalence_history_20220213.A168])" office:value-type="date" office:date-value="2020-12-14" calcext:value-type="date">
            <text:p>14/12/20</text:p>
          </table:table-cell>
          <table:table-cell table:formula="of:=[$prevalence_history_20220213.B168]" office:value-type="float" office:value="490583.097550121" calcext:value-type="float">
            <text:p>490583.097550121</text:p>
          </table:table-cell>
          <table:table-cell table:formula="of:=[$p_from_i_UK.C187]" office:value-type="float" office:value="408439.021353097" calcext:value-type="float">
            <text:p>408439.021353097</text:p>
          </table:table-cell>
          <table:table-cell table:formula="of:=[.C168]/[.B168]" office:value-type="float" office:value="0.832558282975431" calcext:value-type="float">
            <text:p>0.832558282975431</text:p>
          </table:table-cell>
        </table:table-row>
        <table:table-row table:style-name="ro1">
          <table:table-cell table:formula="of:=VALUE([$prevalence_history_20220213.A169])" office:value-type="date" office:date-value="2020-12-15" calcext:value-type="date">
            <text:p>15/12/20</text:p>
          </table:table-cell>
          <table:table-cell table:formula="of:=[$prevalence_history_20220213.B169]" office:value-type="float" office:value="500951.434487588" calcext:value-type="float">
            <text:p>500951.434487588</text:p>
          </table:table-cell>
          <table:table-cell table:formula="of:=[$p_from_i_UK.C188]" office:value-type="float" office:value="417758.997660819" calcext:value-type="float">
            <text:p>417758.997660819</text:p>
          </table:table-cell>
          <table:table-cell table:formula="of:=[.C169]/[.B169]" office:value-type="float" office:value="0.833931133640001" calcext:value-type="float">
            <text:p>0.833931133640001</text:p>
          </table:table-cell>
        </table:table-row>
        <table:table-row table:style-name="ro1">
          <table:table-cell table:formula="of:=VALUE([$prevalence_history_20220213.A170])" office:value-type="date" office:date-value="2020-12-16" calcext:value-type="date">
            <text:p>16/12/20</text:p>
          </table:table-cell>
          <table:table-cell table:formula="of:=[$prevalence_history_20220213.B170]" office:value-type="float" office:value="513595.290820053" calcext:value-type="float">
            <text:p>513595.290820053</text:p>
          </table:table-cell>
          <table:table-cell table:formula="of:=[$p_from_i_UK.C189]" office:value-type="float" office:value="429144.53178274" calcext:value-type="float">
            <text:p>429144.53178274</text:p>
          </table:table-cell>
          <table:table-cell table:formula="of:=[.C170]/[.B170]" office:value-type="float" office:value="0.835569444372297" calcext:value-type="float">
            <text:p>0.835569444372297</text:p>
          </table:table-cell>
        </table:table-row>
        <table:table-row table:style-name="ro1">
          <table:table-cell table:formula="of:=VALUE([$prevalence_history_20220213.A171])" office:value-type="date" office:date-value="2020-12-17" calcext:value-type="date">
            <text:p>17/12/20</text:p>
          </table:table-cell>
          <table:table-cell table:formula="of:=[$prevalence_history_20220213.B171]" office:value-type="float" office:value="529013.680357622" calcext:value-type="float">
            <text:p>529013.680357622</text:p>
          </table:table-cell>
          <table:table-cell table:formula="of:=[$p_from_i_UK.C190]" office:value-type="float" office:value="442953.793813727" calcext:value-type="float">
            <text:p>442953.793813727</text:p>
          </table:table-cell>
          <table:table-cell table:formula="of:=[.C171]/[.B171]" office:value-type="float" office:value="0.83732011148423" calcext:value-type="float">
            <text:p>0.83732011148423</text:p>
          </table:table-cell>
        </table:table-row>
        <table:table-row table:style-name="ro1">
          <table:table-cell table:formula="of:=VALUE([$prevalence_history_20220213.A172])" office:value-type="date" office:date-value="2020-12-18" calcext:value-type="date">
            <text:p>18/12/20</text:p>
          </table:table-cell>
          <table:table-cell table:formula="of:=[$prevalence_history_20220213.B172]" office:value-type="float" office:value="546245.940353252" calcext:value-type="float">
            <text:p>546245.940353252</text:p>
          </table:table-cell>
          <table:table-cell table:formula="of:=[$p_from_i_UK.C191]" office:value-type="float" office:value="458233.77087898" calcext:value-type="float">
            <text:p>458233.77087898</text:p>
          </table:table-cell>
          <table:table-cell table:formula="of:=[.C172]/[.B172]" office:value-type="float" office:value="0.838878126183683" calcext:value-type="float">
            <text:p>0.838878126183683</text:p>
          </table:table-cell>
        </table:table-row>
        <table:table-row table:style-name="ro1">
          <table:table-cell table:formula="of:=VALUE([$prevalence_history_20220213.A173])" office:value-type="date" office:date-value="2020-12-19" calcext:value-type="date">
            <text:p>19/12/20</text:p>
          </table:table-cell>
          <table:table-cell table:formula="of:=[$prevalence_history_20220213.B173]" office:value-type="float" office:value="564693.287909384" calcext:value-type="float">
            <text:p>564693.287909384</text:p>
          </table:table-cell>
          <table:table-cell table:formula="of:=[$p_from_i_UK.C192]" office:value-type="float" office:value="474402.055343924" calcext:value-type="float">
            <text:p>474402.055343924</text:p>
          </table:table-cell>
          <table:table-cell table:formula="of:=[.C173]/[.B173]" office:value-type="float" office:value="0.840105709597262" calcext:value-type="float">
            <text:p>0.840105709597262</text:p>
          </table:table-cell>
        </table:table-row>
        <table:table-row table:style-name="ro1">
          <table:table-cell table:formula="of:=VALUE([$prevalence_history_20220213.A174])" office:value-type="date" office:date-value="2020-12-20" calcext:value-type="date">
            <text:p>20/12/20</text:p>
          </table:table-cell>
          <table:table-cell table:formula="of:=[$prevalence_history_20220213.B174]" office:value-type="float" office:value="585482.935248952" calcext:value-type="float">
            <text:p>585482.935248952</text:p>
          </table:table-cell>
          <table:table-cell table:formula="of:=[$p_from_i_UK.C193]" office:value-type="float" office:value="492470.874583794" calcext:value-type="float">
            <text:p>492470.874583794</text:p>
          </table:table-cell>
          <table:table-cell table:formula="of:=[.C174]/[.B174]" office:value-type="float" office:value="0.841136171414443" calcext:value-type="float">
            <text:p>0.841136171414443</text:p>
          </table:table-cell>
        </table:table-row>
        <table:table-row table:style-name="ro1">
          <table:table-cell table:formula="of:=VALUE([$prevalence_history_20220213.A175])" office:value-type="date" office:date-value="2020-12-21" calcext:value-type="date">
            <text:p>21/12/20</text:p>
          </table:table-cell>
          <table:table-cell table:formula="of:=[$prevalence_history_20220213.B175]" office:value-type="float" office:value="608637.984391721" calcext:value-type="float">
            <text:p>608637.984391721</text:p>
          </table:table-cell>
          <table:table-cell table:formula="of:=[$p_from_i_UK.C194]" office:value-type="float" office:value="512497.774827063" calcext:value-type="float">
            <text:p>512497.774827063</text:p>
          </table:table-cell>
          <table:table-cell table:formula="of:=[.C175]/[.B175]" office:value-type="float" office:value="0.842040404920272" calcext:value-type="float">
            <text:p>0.842040404920272</text:p>
          </table:table-cell>
        </table:table-row>
        <table:table-row table:style-name="ro1">
          <table:table-cell table:formula="of:=VALUE([$prevalence_history_20220213.A176])" office:value-type="date" office:date-value="2020-12-22" calcext:value-type="date">
            <text:p>22/12/20</text:p>
          </table:table-cell>
          <table:table-cell table:formula="of:=[$prevalence_history_20220213.B176]" office:value-type="float" office:value="632378.544939122" calcext:value-type="float">
            <text:p>632378.544939122</text:p>
          </table:table-cell>
          <table:table-cell table:formula="of:=[$p_from_i_UK.C195]" office:value-type="float" office:value="532690.462747364" calcext:value-type="float">
            <text:p>532690.462747364</text:p>
          </table:table-cell>
          <table:table-cell table:formula="of:=[.C176]/[.B176]" office:value-type="float" office:value="0.842360113274629" calcext:value-type="float">
            <text:p>0.842360113274629</text:p>
          </table:table-cell>
        </table:table-row>
        <table:table-row table:style-name="ro1">
          <table:table-cell table:formula="of:=VALUE([$prevalence_history_20220213.A177])" office:value-type="date" office:date-value="2020-12-23" calcext:value-type="date">
            <text:p>23/12/20</text:p>
          </table:table-cell>
          <table:table-cell table:formula="of:=[$prevalence_history_20220213.B177]" office:value-type="float" office:value="659854.337718436" calcext:value-type="float">
            <text:p>659854.337718436</text:p>
          </table:table-cell>
          <table:table-cell table:formula="of:=[$p_from_i_UK.C196]" office:value-type="float" office:value="556281.080215307" calcext:value-type="float">
            <text:p>556281.080215307</text:p>
          </table:table-cell>
          <table:table-cell table:formula="of:=[.C177]/[.B177]" office:value-type="float" office:value="0.843036179982915" calcext:value-type="float">
            <text:p>0.843036179982915</text:p>
          </table:table-cell>
        </table:table-row>
        <table:table-row table:style-name="ro1">
          <table:table-cell table:formula="of:=VALUE([$prevalence_history_20220213.A178])" office:value-type="date" office:date-value="2020-12-24" calcext:value-type="date">
            <text:p>24/12/20</text:p>
          </table:table-cell>
          <table:table-cell table:formula="of:=[$prevalence_history_20220213.B178]" office:value-type="float" office:value="687058.256922777" calcext:value-type="float">
            <text:p>687058.256922777</text:p>
          </table:table-cell>
          <table:table-cell table:formula="of:=[$p_from_i_UK.C197]" office:value-type="float" office:value="579339.86313423" calcext:value-type="float">
            <text:p>579339.86313423</text:p>
          </table:table-cell>
          <table:table-cell table:formula="of:=[.C178]/[.B178]" office:value-type="float" office:value="0.843217961936735" calcext:value-type="float">
            <text:p>0.843217961936735</text:p>
          </table:table-cell>
        </table:table-row>
        <table:table-row table:style-name="ro1">
          <table:table-cell table:formula="of:=VALUE([$prevalence_history_20220213.A179])" office:value-type="date" office:date-value="2020-12-25" calcext:value-type="date">
            <text:p>25/12/20</text:p>
          </table:table-cell>
          <table:table-cell table:formula="of:=[$prevalence_history_20220213.B179]" office:value-type="float" office:value="714878.11074911" calcext:value-type="float">
            <text:p>714878.11074911</text:p>
          </table:table-cell>
          <table:table-cell table:formula="of:=[$p_from_i_UK.C198]" office:value-type="float" office:value="602702.660385061" calcext:value-type="float">
            <text:p>602702.660385061</text:p>
          </table:table-cell>
          <table:table-cell table:formula="of:=[.C179]/[.B179]" office:value-type="float" office:value="0.843084508145729" calcext:value-type="float">
            <text:p>0.843084508145729</text:p>
          </table:table-cell>
        </table:table-row>
        <table:table-row table:style-name="ro1">
          <table:table-cell table:formula="of:=VALUE([$prevalence_history_20220213.A180])" office:value-type="date" office:date-value="2020-12-26" calcext:value-type="date">
            <text:p>26/12/20</text:p>
          </table:table-cell>
          <table:table-cell table:formula="of:=[$prevalence_history_20220213.B180]" office:value-type="float" office:value="741961.141875128" calcext:value-type="float">
            <text:p>741961.141875128</text:p>
          </table:table-cell>
          <table:table-cell table:formula="of:=[$p_from_i_UK.C199]" office:value-type="float" office:value="624989.654664419" calcext:value-type="float">
            <text:p>624989.654664419</text:p>
          </table:table-cell>
          <table:table-cell table:formula="of:=[.C180]/[.B180]" office:value-type="float" office:value="0.842348230103949" calcext:value-type="float">
            <text:p>0.842348230103949</text:p>
          </table:table-cell>
        </table:table-row>
        <table:table-row table:style-name="ro1">
          <table:table-cell table:formula="of:=VALUE([$prevalence_history_20220213.A181])" office:value-type="date" office:date-value="2020-12-27" calcext:value-type="date">
            <text:p>27/12/20</text:p>
          </table:table-cell>
          <table:table-cell table:formula="of:=[$prevalence_history_20220213.B181]" office:value-type="float" office:value="770612.992066042" calcext:value-type="float">
            <text:p>770612.992066042</text:p>
          </table:table-cell>
          <table:table-cell table:formula="of:=[$p_from_i_UK.C200]" office:value-type="float" office:value="648645.530333407" calcext:value-type="float">
            <text:p>648645.530333407</text:p>
          </table:table-cell>
          <table:table-cell table:formula="of:=[.C181]/[.B181]" office:value-type="float" office:value="0.841726699408953" calcext:value-type="float">
            <text:p>0.841726699408953</text:p>
          </table:table-cell>
        </table:table-row>
        <table:table-row table:style-name="ro1">
          <table:table-cell table:formula="of:=VALUE([$prevalence_history_20220213.A182])" office:value-type="date" office:date-value="2020-12-28" calcext:value-type="date">
            <text:p>28/12/20</text:p>
          </table:table-cell>
          <table:table-cell table:formula="of:=[$prevalence_history_20220213.B182]" office:value-type="float" office:value="799836.92302726" calcext:value-type="float">
            <text:p>799836.92302726</text:p>
          </table:table-cell>
          <table:table-cell table:formula="of:=[$p_from_i_UK.C201]" office:value-type="float" office:value="672813.23589754" calcext:value-type="float">
            <text:p>672813.23589754</text:p>
          </table:table-cell>
          <table:table-cell table:formula="of:=[.C182]/[.B182]" office:value-type="float" office:value="0.841188017866248" calcext:value-type="float">
            <text:p>0.841188017866248</text:p>
          </table:table-cell>
        </table:table-row>
        <table:table-row table:style-name="ro1">
          <table:table-cell table:formula="of:=VALUE([$prevalence_history_20220213.A183])" office:value-type="date" office:date-value="2020-12-29" calcext:value-type="date">
            <text:p>29/12/20</text:p>
          </table:table-cell>
          <table:table-cell table:formula="of:=[$prevalence_history_20220213.B183]" office:value-type="float" office:value="829909.507217988" calcext:value-type="float">
            <text:p>829909.507217988</text:p>
          </table:table-cell>
          <table:table-cell table:formula="of:=[$p_from_i_UK.C202]" office:value-type="float" office:value="697673.231233493" calcext:value-type="float">
            <text:p>697673.231233493</text:p>
          </table:table-cell>
          <table:table-cell table:formula="of:=[.C183]/[.B183]" office:value-type="float" office:value="0.840661813324954" calcext:value-type="float">
            <text:p>0.840661813324954</text:p>
          </table:table-cell>
        </table:table-row>
        <table:table-row table:style-name="ro1">
          <table:table-cell table:formula="of:=VALUE([$prevalence_history_20220213.A184])" office:value-type="date" office:date-value="2020-12-30" calcext:value-type="date">
            <text:p>30/12/20</text:p>
          </table:table-cell>
          <table:table-cell table:formula="of:=[$prevalence_history_20220213.B184]" office:value-type="float" office:value="860627.102056173" calcext:value-type="float">
            <text:p>860627.102056173</text:p>
          </table:table-cell>
          <table:table-cell table:formula="of:=[$p_from_i_UK.C203]" office:value-type="float" office:value="723288.564502257" calcext:value-type="float">
            <text:p>723288.564502257</text:p>
          </table:table-cell>
          <table:table-cell table:formula="of:=[.C184]/[.B184]" office:value-type="float" office:value="0.84042038970677" calcext:value-type="float">
            <text:p>0.84042038970677</text:p>
          </table:table-cell>
        </table:table-row>
        <table:table-row table:style-name="ro1">
          <table:table-cell table:formula="of:=VALUE([$prevalence_history_20220213.A185])" office:value-type="date" office:date-value="2020-12-31" calcext:value-type="date">
            <text:p>31/12/20</text:p>
          </table:table-cell>
          <table:table-cell table:formula="of:=[$prevalence_history_20220213.B185]" office:value-type="float" office:value="890748.155548784" calcext:value-type="float">
            <text:p>890748.155548784</text:p>
          </table:table-cell>
          <table:table-cell table:formula="of:=[$p_from_i_UK.C204]" office:value-type="float" office:value="748292.959930745" calcext:value-type="float">
            <text:p>748292.959930745</text:p>
          </table:table-cell>
          <table:table-cell table:formula="of:=[.C185]/[.B185]" office:value-type="float" office:value="0.840072421446359" calcext:value-type="float">
            <text:p>0.840072421446359</text:p>
          </table:table-cell>
        </table:table-row>
        <table:table-row table:style-name="ro1">
          <table:table-cell table:formula="of:=VALUE([$prevalence_history_20220213.A186])" office:value-type="date" office:date-value="2021-01-01" calcext:value-type="date">
            <text:p>01/01/21</text:p>
          </table:table-cell>
          <table:table-cell table:formula="of:=[$prevalence_history_20220213.B186]" office:value-type="float" office:value="920444.319607223" calcext:value-type="float">
            <text:p>920444.319607223</text:p>
          </table:table-cell>
          <table:table-cell table:formula="of:=[$p_from_i_UK.C205]" office:value-type="float" office:value="772800.678966676" calcext:value-type="float">
            <text:p>772800.678966676</text:p>
          </table:table-cell>
          <table:table-cell table:formula="of:=[.C186]/[.B186]" office:value-type="float" office:value="0.839595250363922" calcext:value-type="float">
            <text:p>0.839595250363922</text:p>
          </table:table-cell>
        </table:table-row>
        <table:table-row table:style-name="ro1">
          <table:table-cell table:formula="of:=VALUE([$prevalence_history_20220213.A187])" office:value-type="date" office:date-value="2021-01-02" calcext:value-type="date">
            <text:p>02/01/21</text:p>
          </table:table-cell>
          <table:table-cell table:formula="of:=[$prevalence_history_20220213.B187]" office:value-type="float" office:value="948704.795378302" calcext:value-type="float">
            <text:p>948704.795378302</text:p>
          </table:table-cell>
          <table:table-cell table:formula="of:=[$p_from_i_UK.C206]" office:value-type="float" office:value="795770.61483913" calcext:value-type="float">
            <text:p>795770.61483913</text:p>
          </table:table-cell>
          <table:table-cell table:formula="of:=[.C187]/[.B187]" office:value-type="float" office:value="0.83879687202573" calcext:value-type="float">
            <text:p>0.83879687202573</text:p>
          </table:table-cell>
        </table:table-row>
        <table:table-row table:style-name="ro1">
          <table:table-cell table:formula="of:=VALUE([$prevalence_history_20220213.A188])" office:value-type="date" office:date-value="2021-01-03" calcext:value-type="date">
            <text:p>03/01/21</text:p>
          </table:table-cell>
          <table:table-cell table:formula="of:=[$prevalence_history_20220213.B188]" office:value-type="float" office:value="974514.331101639" calcext:value-type="float">
            <text:p>974514.331101639</text:p>
          </table:table-cell>
          <table:table-cell table:formula="of:=[$p_from_i_UK.C207]" office:value-type="float" office:value="816269.256490128" calcext:value-type="float">
            <text:p>816269.256490128</text:p>
          </table:table-cell>
          <table:table-cell table:formula="of:=[.C188]/[.B188]" office:value-type="float" office:value="0.837616472573961" calcext:value-type="float">
            <text:p>0.837616472573961</text:p>
          </table:table-cell>
        </table:table-row>
        <table:table-row table:style-name="ro1">
          <table:table-cell table:formula="of:=VALUE([$prevalence_history_20220213.A189])" office:value-type="date" office:date-value="2021-01-04" calcext:value-type="date">
            <text:p>04/01/21</text:p>
          </table:table-cell>
          <table:table-cell table:formula="of:=[$prevalence_history_20220213.B189]" office:value-type="float" office:value="998069.229899779" calcext:value-type="float">
            <text:p>998069.229899779</text:p>
          </table:table-cell>
          <table:table-cell table:formula="of:=[$p_from_i_UK.C208]" office:value-type="float" office:value="834601.097767262" calcext:value-type="float">
            <text:p>834601.097767262</text:p>
          </table:table-cell>
          <table:table-cell table:formula="of:=[.C189]/[.B189]" office:value-type="float" office:value="0.836215637918292" calcext:value-type="float">
            <text:p>0.836215637918292</text:p>
          </table:table-cell>
        </table:table-row>
        <table:table-row table:style-name="ro1">
          <table:table-cell table:formula="of:=VALUE([$prevalence_history_20220213.A190])" office:value-type="date" office:date-value="2021-01-05" calcext:value-type="date">
            <text:p>05/01/21</text:p>
          </table:table-cell>
          <table:table-cell table:formula="of:=[$prevalence_history_20220213.B190]" office:value-type="float" office:value="1018907.03880971" calcext:value-type="float">
            <text:p>1018907.03880971</text:p>
          </table:table-cell>
          <table:table-cell table:formula="of:=[$p_from_i_UK.C209]" office:value-type="float" office:value="850365.574773465" calcext:value-type="float">
            <text:p>850365.574773465</text:p>
          </table:table-cell>
          <table:table-cell table:formula="of:=[.C190]/[.B190]" office:value-type="float" office:value="0.83458602441972" calcext:value-type="float">
            <text:p>0.83458602441972</text:p>
          </table:table-cell>
        </table:table-row>
        <table:table-row table:style-name="ro1">
          <table:table-cell table:formula="of:=VALUE([$prevalence_history_20220213.A191])" office:value-type="date" office:date-value="2021-01-06" calcext:value-type="date">
            <text:p>06/01/21</text:p>
          </table:table-cell>
          <table:table-cell table:formula="of:=[$prevalence_history_20220213.B191]" office:value-type="float" office:value="1035910.0775744" calcext:value-type="float">
            <text:p>1035910.0775744</text:p>
          </table:table-cell>
          <table:table-cell table:formula="of:=[$p_from_i_UK.C210]" office:value-type="float" office:value="862683.278352182" calcext:value-type="float">
            <text:p>862683.278352182</text:p>
          </table:table-cell>
          <table:table-cell table:formula="of:=[.C191]/[.B191]" office:value-type="float" office:value="0.832778150370126" calcext:value-type="float">
            <text:p>0.832778150370126</text:p>
          </table:table-cell>
        </table:table-row>
        <table:table-row table:style-name="ro1">
          <table:table-cell table:formula="of:=VALUE([$prevalence_history_20220213.A192])" office:value-type="date" office:date-value="2021-01-07" calcext:value-type="date">
            <text:p>07/01/21</text:p>
          </table:table-cell>
          <table:table-cell table:formula="of:=[$prevalence_history_20220213.B192]" office:value-type="float" office:value="1048228.56480409" calcext:value-type="float">
            <text:p>1048228.56480409</text:p>
          </table:table-cell>
          <table:table-cell table:formula="of:=[$p_from_i_UK.C211]" office:value-type="float" office:value="870779.723799013" calcext:value-type="float">
            <text:p>870779.723799013</text:p>
          </table:table-cell>
          <table:table-cell table:formula="of:=[.C192]/[.B192]" office:value-type="float" office:value="0.830715507129648" calcext:value-type="float">
            <text:p>0.830715507129648</text:p>
          </table:table-cell>
        </table:table-row>
        <table:table-row table:style-name="ro1">
          <table:table-cell table:formula="of:=VALUE([$prevalence_history_20220213.A193])" office:value-type="date" office:date-value="2021-01-08" calcext:value-type="date">
            <text:p>08/01/21</text:p>
          </table:table-cell>
          <table:table-cell table:formula="of:=[$prevalence_history_20220213.B193]" office:value-type="float" office:value="1056304.15552332" calcext:value-type="float">
            <text:p>1056304.15552332</text:p>
          </table:table-cell>
          <table:table-cell table:formula="of:=[$p_from_i_UK.C212]" office:value-type="float" office:value="875307.95547774" calcext:value-type="float">
            <text:p>875307.95547774</text:p>
          </table:table-cell>
          <table:table-cell table:formula="of:=[.C193]/[.B193]" office:value-type="float" office:value="0.828651436142548" calcext:value-type="float">
            <text:p>0.828651436142548</text:p>
          </table:table-cell>
        </table:table-row>
        <table:table-row table:style-name="ro1">
          <table:table-cell table:formula="of:=VALUE([$prevalence_history_20220213.A194])" office:value-type="date" office:date-value="2021-01-09" calcext:value-type="date">
            <text:p>09/01/21</text:p>
          </table:table-cell>
          <table:table-cell table:formula="of:=[$prevalence_history_20220213.B194]" office:value-type="float" office:value="1061360.43376047" calcext:value-type="float">
            <text:p>1061360.43376047</text:p>
          </table:table-cell>
          <table:table-cell table:formula="of:=[$p_from_i_UK.C213]" office:value-type="float" office:value="877563.587487484" calcext:value-type="float">
            <text:p>877563.587487484</text:p>
          </table:table-cell>
          <table:table-cell table:formula="of:=[.C194]/[.B194]" office:value-type="float" office:value="0.826829001320709" calcext:value-type="float">
            <text:p>0.826829001320709</text:p>
          </table:table-cell>
        </table:table-row>
        <table:table-row table:style-name="ro1">
          <table:table-cell table:formula="of:=VALUE([$prevalence_history_20220213.A195])" office:value-type="date" office:date-value="2021-01-10" calcext:value-type="date">
            <text:p>10/01/21</text:p>
          </table:table-cell>
          <table:table-cell table:formula="of:=[$prevalence_history_20220213.B195]" office:value-type="float" office:value="1062102.97331298" calcext:value-type="float">
            <text:p>1062102.97331298</text:p>
          </table:table-cell>
          <table:table-cell table:formula="of:=[$p_from_i_UK.C214]" office:value-type="float" office:value="876206.65981545" calcext:value-type="float">
            <text:p>876206.65981545</text:p>
          </table:table-cell>
          <table:table-cell table:formula="of:=[.C195]/[.B195]" office:value-type="float" office:value="0.824973361182042" calcext:value-type="float">
            <text:p>0.824973361182042</text:p>
          </table:table-cell>
        </table:table-row>
        <table:table-row table:style-name="ro1">
          <table:table-cell table:formula="of:=VALUE([$prevalence_history_20220213.A196])" office:value-type="date" office:date-value="2021-01-11" calcext:value-type="date">
            <text:p>11/01/21</text:p>
          </table:table-cell>
          <table:table-cell table:formula="of:=[$prevalence_history_20220213.B196]" office:value-type="float" office:value="1057738.89003529" calcext:value-type="float">
            <text:p>1057738.89003529</text:p>
          </table:table-cell>
          <table:table-cell table:formula="of:=[$p_from_i_UK.C215]" office:value-type="float" office:value="870551.156805522" calcext:value-type="float">
            <text:p>870551.156805522</text:p>
          </table:table-cell>
          <table:table-cell table:formula="of:=[.C196]/[.B196]" office:value-type="float" office:value="0.823030300773452" calcext:value-type="float">
            <text:p>0.823030300773452</text:p>
          </table:table-cell>
        </table:table-row>
        <table:table-row table:style-name="ro1">
          <table:table-cell table:formula="of:=VALUE([$prevalence_history_20220213.A197])" office:value-type="date" office:date-value="2021-01-12" calcext:value-type="date">
            <text:p>12/01/21</text:p>
          </table:table-cell>
          <table:table-cell table:formula="of:=[$prevalence_history_20220213.B197]" office:value-type="float" office:value="1048625.90598119" calcext:value-type="float">
            <text:p>1048625.90598119</text:p>
          </table:table-cell>
          <table:table-cell table:formula="of:=[$p_from_i_UK.C216]" office:value-type="float" office:value="860963.702522406" calcext:value-type="float">
            <text:p>860963.702522406</text:p>
          </table:table-cell>
          <table:table-cell table:formula="of:=[.C197]/[.B197]" office:value-type="float" office:value="0.821039893837841" calcext:value-type="float">
            <text:p>0.821039893837841</text:p>
          </table:table-cell>
        </table:table-row>
        <table:table-row table:style-name="ro1">
          <table:table-cell table:formula="of:=VALUE([$prevalence_history_20220213.A198])" office:value-type="date" office:date-value="2021-01-13" calcext:value-type="date">
            <text:p>13/01/21</text:p>
          </table:table-cell>
          <table:table-cell table:formula="of:=[$prevalence_history_20220213.B198]" office:value-type="float" office:value="1034175.48017516" calcext:value-type="float">
            <text:p>1034175.48017516</text:p>
          </table:table-cell>
          <table:table-cell table:formula="of:=[$p_from_i_UK.C217]" office:value-type="float" office:value="846873.31828922" calcext:value-type="float">
            <text:p>846873.31828922</text:p>
          </table:table-cell>
          <table:table-cell table:formula="of:=[.C198]/[.B198]" office:value-type="float" office:value="0.81888744659251" calcext:value-type="float">
            <text:p>0.81888744659251</text:p>
          </table:table-cell>
        </table:table-row>
        <table:table-row table:style-name="ro1">
          <table:table-cell table:formula="of:=VALUE([$prevalence_history_20220213.A199])" office:value-type="date" office:date-value="2021-01-14" calcext:value-type="date">
            <text:p>14/01/21</text:p>
          </table:table-cell>
          <table:table-cell table:formula="of:=[$prevalence_history_20220213.B199]" office:value-type="float" office:value="1015135.7855963" calcext:value-type="float">
            <text:p>1015135.7855963</text:p>
          </table:table-cell>
          <table:table-cell table:formula="of:=[$p_from_i_UK.C218]" office:value-type="float" office:value="828923.662330076" calcext:value-type="float">
            <text:p>828923.662330076</text:p>
          </table:table-cell>
          <table:table-cell table:formula="of:=[.C199]/[.B199]" office:value-type="float" office:value="0.8165643198591" calcext:value-type="float">
            <text:p>0.8165643198591</text:p>
          </table:table-cell>
        </table:table-row>
        <table:table-row table:style-name="ro1">
          <table:table-cell table:formula="of:=VALUE([$prevalence_history_20220213.A200])" office:value-type="date" office:date-value="2021-01-15" calcext:value-type="date">
            <text:p>15/01/21</text:p>
          </table:table-cell>
          <table:table-cell table:formula="of:=[$prevalence_history_20220213.B200]" office:value-type="float" office:value="994216.662466459" calcext:value-type="float">
            <text:p>994216.662466459</text:p>
          </table:table-cell>
          <table:table-cell table:formula="of:=[$p_from_i_UK.C219]" office:value-type="float" office:value="809897.171435684" calcext:value-type="float">
            <text:p>809897.171435684</text:p>
          </table:table-cell>
          <table:table-cell table:formula="of:=[.C200]/[.B200]" office:value-type="float" office:value="0.814608326344568" calcext:value-type="float">
            <text:p>0.814608326344568</text:p>
          </table:table-cell>
        </table:table-row>
        <table:table-row table:style-name="ro1">
          <table:table-cell table:formula="of:=VALUE([$prevalence_history_20220213.A201])" office:value-type="date" office:date-value="2021-01-16" calcext:value-type="date">
            <text:p>16/01/21</text:p>
          </table:table-cell>
          <table:table-cell table:formula="of:=[$prevalence_history_20220213.B201]" office:value-type="float" office:value="971488.23610707" calcext:value-type="float">
            <text:p>971488.23610707</text:p>
          </table:table-cell>
          <table:table-cell table:formula="of:=[$p_from_i_UK.C220]" office:value-type="float" office:value="789990.587540518" calcext:value-type="float">
            <text:p>789990.587540518</text:p>
          </table:table-cell>
          <table:table-cell table:formula="of:=[.C201]/[.B201]" office:value-type="float" office:value="0.813175659960798" calcext:value-type="float">
            <text:p>0.813175659960798</text:p>
          </table:table-cell>
        </table:table-row>
        <table:table-row table:style-name="ro1">
          <table:table-cell table:formula="of:=VALUE([$prevalence_history_20220213.A202])" office:value-type="date" office:date-value="2021-01-17" calcext:value-type="date">
            <text:p>17/01/21</text:p>
          </table:table-cell>
          <table:table-cell table:formula="of:=[$prevalence_history_20220213.B202]" office:value-type="float" office:value="947277.239043345" calcext:value-type="float">
            <text:p>947277.239043345</text:p>
          </table:table-cell>
          <table:table-cell table:formula="of:=[$p_from_i_UK.C221]" office:value-type="float" office:value="769438.973189201" calcext:value-type="float">
            <text:p>769438.973189201</text:p>
          </table:table-cell>
          <table:table-cell table:formula="of:=[.C202]/[.B202]" office:value-type="float" office:value="0.812263761310529" calcext:value-type="float">
            <text:p>0.812263761310529</text:p>
          </table:table-cell>
        </table:table-row>
        <table:table-row table:style-name="ro1">
          <table:table-cell table:formula="of:=VALUE([$prevalence_history_20220213.A203])" office:value-type="date" office:date-value="2021-01-18" calcext:value-type="date">
            <text:p>18/01/21</text:p>
          </table:table-cell>
          <table:table-cell table:formula="of:=[$prevalence_history_20220213.B203]" office:value-type="float" office:value="922294.753790586" calcext:value-type="float">
            <text:p>922294.753790586</text:p>
          </table:table-cell>
          <table:table-cell table:formula="of:=[$p_from_i_UK.C222]" office:value-type="float" office:value="748664.181156277" calcext:value-type="float">
            <text:p>748664.181156277</text:p>
          </table:table-cell>
          <table:table-cell table:formula="of:=[.C203]/[.B203]" office:value-type="float" office:value="0.81174069144306" calcext:value-type="float">
            <text:p>0.81174069144306</text:p>
          </table:table-cell>
        </table:table-row>
        <table:table-row table:style-name="ro1">
          <table:table-cell table:formula="of:=VALUE([$prevalence_history_20220213.A204])" office:value-type="date" office:date-value="2021-01-19" calcext:value-type="date">
            <text:p>19/01/21</text:p>
          </table:table-cell>
          <table:table-cell table:formula="of:=[$prevalence_history_20220213.B204]" office:value-type="float" office:value="896551.330103519" calcext:value-type="float">
            <text:p>896551.330103519</text:p>
          </table:table-cell>
          <table:table-cell table:formula="of:=[$p_from_i_UK.C223]" office:value-type="float" office:value="727591.98349477" calcext:value-type="float">
            <text:p>727591.98349477</text:p>
          </table:table-cell>
          <table:table-cell table:formula="of:=[.C204]/[.B204]" office:value-type="float" office:value="0.811545261341322" calcext:value-type="float">
            <text:p>0.811545261341322</text:p>
          </table:table-cell>
        </table:table-row>
        <table:table-row table:style-name="ro1">
          <table:table-cell table:formula="of:=VALUE([$prevalence_history_20220213.A205])" office:value-type="date" office:date-value="2021-01-20" calcext:value-type="date">
            <text:p>20/01/21</text:p>
          </table:table-cell>
          <table:table-cell table:formula="of:=[$prevalence_history_20220213.B205]" office:value-type="float" office:value="870061.886934041" calcext:value-type="float">
            <text:p>870061.886934041</text:p>
          </table:table-cell>
          <table:table-cell table:formula="of:=[$p_from_i_UK.C224]" office:value-type="float" office:value="705939.387432431" calcext:value-type="float">
            <text:p>705939.387432431</text:p>
          </table:table-cell>
          <table:table-cell table:formula="of:=[.C205]/[.B205]" office:value-type="float" office:value="0.811366867154759" calcext:value-type="float">
            <text:p>0.811366867154759</text:p>
          </table:table-cell>
        </table:table-row>
        <table:table-row table:style-name="ro1">
          <table:table-cell table:formula="of:=VALUE([$prevalence_history_20220213.A206])" office:value-type="date" office:date-value="2021-01-21" calcext:value-type="date">
            <text:p>21/01/21</text:p>
          </table:table-cell>
          <table:table-cell table:formula="of:=[$prevalence_history_20220213.B206]" office:value-type="float" office:value="842942.008014754" calcext:value-type="float">
            <text:p>842942.008014754</text:p>
          </table:table-cell>
          <table:table-cell table:formula="of:=[$p_from_i_UK.C225]" office:value-type="float" office:value="683631.80210746" calcext:value-type="float">
            <text:p>683631.80210746</text:p>
          </table:table-cell>
          <table:table-cell table:formula="of:=[.C206]/[.B206]" office:value-type="float" office:value="0.81100692053242" calcext:value-type="float">
            <text:p>0.81100692053242</text:p>
          </table:table-cell>
        </table:table-row>
        <table:table-row table:style-name="ro1">
          <table:table-cell table:formula="of:=VALUE([$prevalence_history_20220213.A207])" office:value-type="date" office:date-value="2021-01-22" calcext:value-type="date">
            <text:p>22/01/21</text:p>
          </table:table-cell>
          <table:table-cell table:formula="of:=[$prevalence_history_20220213.B207]" office:value-type="float" office:value="815943.943427267" calcext:value-type="float">
            <text:p>815943.943427267</text:p>
          </table:table-cell>
          <table:table-cell table:formula="of:=[$p_from_i_UK.C226]" office:value-type="float" office:value="661439.545116329" calcext:value-type="float">
            <text:p>661439.545116329</text:p>
          </table:table-cell>
          <table:table-cell table:formula="of:=[.C207]/[.B207]" office:value-type="float" office:value="0.810643366427892" calcext:value-type="float">
            <text:p>0.810643366427892</text:p>
          </table:table-cell>
        </table:table-row>
        <table:table-row table:style-name="ro1">
          <table:table-cell table:formula="of:=VALUE([$prevalence_history_20220213.A208])" office:value-type="date" office:date-value="2021-01-23" calcext:value-type="date">
            <text:p>23/01/21</text:p>
          </table:table-cell>
          <table:table-cell table:formula="of:=[$prevalence_history_20220213.B208]" office:value-type="float" office:value="790405.81138105" calcext:value-type="float">
            <text:p>790405.81138105</text:p>
          </table:table-cell>
          <table:table-cell table:formula="of:=[$p_from_i_UK.C227]" office:value-type="float" office:value="640634.707588465" calcext:value-type="float">
            <text:p>640634.707588465</text:p>
          </table:table-cell>
          <table:table-cell table:formula="of:=[.C208]/[.B208]" office:value-type="float" office:value="0.810513660658827" calcext:value-type="float">
            <text:p>0.810513660658827</text:p>
          </table:table-cell>
        </table:table-row>
        <table:table-row table:style-name="ro1">
          <table:table-cell table:formula="of:=VALUE([$prevalence_history_20220213.A209])" office:value-type="date" office:date-value="2021-01-24" calcext:value-type="date">
            <text:p>24/01/21</text:p>
          </table:table-cell>
          <table:table-cell table:formula="of:=[$prevalence_history_20220213.B209]" office:value-type="float" office:value="765704.593896366" calcext:value-type="float">
            <text:p>765704.593896366</text:p>
          </table:table-cell>
          <table:table-cell table:formula="of:=[$p_from_i_UK.C228]" office:value-type="float" office:value="620571.89635894" calcext:value-type="float">
            <text:p>620571.89635894</text:p>
          </table:table-cell>
          <table:table-cell table:formula="of:=[.C209]/[.B209]" office:value-type="float" office:value="0.810458630267708" calcext:value-type="float">
            <text:p>0.810458630267708</text:p>
          </table:table-cell>
        </table:table-row>
        <table:table-row table:style-name="ro1">
          <table:table-cell table:formula="of:=VALUE([$prevalence_history_20220213.A210])" office:value-type="date" office:date-value="2021-01-25" calcext:value-type="date">
            <text:p>25/01/21</text:p>
          </table:table-cell>
          <table:table-cell table:formula="of:=[$prevalence_history_20220213.B210]" office:value-type="float" office:value="742076.351067241" calcext:value-type="float">
            <text:p>742076.351067241</text:p>
          </table:table-cell>
          <table:table-cell table:formula="of:=[$p_from_i_UK.C229]" office:value-type="float" office:value="601523.647564708" calcext:value-type="float">
            <text:p>601523.647564708</text:p>
          </table:table-cell>
          <table:table-cell table:formula="of:=[.C210]/[.B210]" office:value-type="float" office:value="0.81059536084071" calcext:value-type="float">
            <text:p>0.81059536084071</text:p>
          </table:table-cell>
        </table:table-row>
        <table:table-row table:style-name="ro1">
          <table:table-cell table:formula="of:=VALUE([$prevalence_history_20220213.A211])" office:value-type="date" office:date-value="2021-01-26" calcext:value-type="date">
            <text:p>26/01/21</text:p>
          </table:table-cell>
          <table:table-cell table:formula="of:=[$prevalence_history_20220213.B211]" office:value-type="float" office:value="717988.147553516" calcext:value-type="float">
            <text:p>717988.147553516</text:p>
          </table:table-cell>
          <table:table-cell table:formula="of:=[$p_from_i_UK.C230]" office:value-type="float" office:value="581978.509129224" calcext:value-type="float">
            <text:p>581978.509129224</text:p>
          </table:table-cell>
          <table:table-cell table:formula="of:=[.C211]/[.B211]" office:value-type="float" office:value="0.810568407169765" calcext:value-type="float">
            <text:p>0.810568407169765</text:p>
          </table:table-cell>
        </table:table-row>
        <table:table-row table:style-name="ro1">
          <table:table-cell table:formula="of:=VALUE([$prevalence_history_20220213.A212])" office:value-type="date" office:date-value="2021-01-27" calcext:value-type="date">
            <text:p>27/01/21</text:p>
          </table:table-cell>
          <table:table-cell table:formula="of:=[$prevalence_history_20220213.B212]" office:value-type="float" office:value="694087.730582344" calcext:value-type="float">
            <text:p>694087.730582344</text:p>
          </table:table-cell>
          <table:table-cell table:formula="of:=[$p_from_i_UK.C231]" office:value-type="float" office:value="562516.766969135" calcext:value-type="float">
            <text:p>562516.766969135</text:p>
          </table:table-cell>
          <table:table-cell table:formula="of:=[.C212]/[.B212]" office:value-type="float" office:value="0.810440441725111" calcext:value-type="float">
            <text:p>0.810440441725111</text:p>
          </table:table-cell>
        </table:table-row>
        <table:table-row table:style-name="ro1">
          <table:table-cell table:formula="of:=VALUE([$prevalence_history_20220213.A213])" office:value-type="date" office:date-value="2021-01-28" calcext:value-type="date">
            <text:p>28/01/21</text:p>
          </table:table-cell>
          <table:table-cell table:formula="of:=[$prevalence_history_20220213.B213]" office:value-type="float" office:value="671200.01514819" calcext:value-type="float">
            <text:p>671200.01514819</text:p>
          </table:table-cell>
          <table:table-cell table:formula="of:=[$p_from_i_UK.C232]" office:value-type="float" office:value="543877.409002923" calcext:value-type="float">
            <text:p>543877.409002923</text:p>
          </table:table-cell>
          <table:table-cell table:formula="of:=[.C213]/[.B213]" office:value-type="float" office:value="0.810306014195849" calcext:value-type="float">
            <text:p>0.810306014195849</text:p>
          </table:table-cell>
        </table:table-row>
        <table:table-row table:style-name="ro1">
          <table:table-cell table:formula="of:=VALUE([$prevalence_history_20220213.A214])" office:value-type="date" office:date-value="2021-01-29" calcext:value-type="date">
            <text:p>29/01/21</text:p>
          </table:table-cell>
          <table:table-cell table:formula="of:=[$prevalence_history_20220213.B214]" office:value-type="float" office:value="648361.291953459" calcext:value-type="float">
            <text:p>648361.291953459</text:p>
          </table:table-cell>
          <table:table-cell table:formula="of:=[$p_from_i_UK.C233]" office:value-type="float" office:value="525081.724516297" calcext:value-type="float">
            <text:p>525081.724516297</text:p>
          </table:table-cell>
          <table:table-cell table:formula="of:=[.C214]/[.B214]" office:value-type="float" office:value="0.809859766511152" calcext:value-type="float">
            <text:p>0.809859766511152</text:p>
          </table:table-cell>
        </table:table-row>
        <table:table-row table:style-name="ro1">
          <table:table-cell table:formula="of:=VALUE([$prevalence_history_20220213.A215])" office:value-type="date" office:date-value="2021-01-30" calcext:value-type="date">
            <text:p>30/01/21</text:p>
          </table:table-cell>
          <table:table-cell table:formula="of:=[$prevalence_history_20220213.B215]" office:value-type="float" office:value="625482.561690728" calcext:value-type="float">
            <text:p>625482.561690728</text:p>
          </table:table-cell>
          <table:table-cell table:formula="of:=[$p_from_i_UK.C234]" office:value-type="float" office:value="506152.442345942" calcext:value-type="float">
            <text:p>506152.442345942</text:p>
          </table:table-cell>
          <table:table-cell table:formula="of:=[.C215]/[.B215]" office:value-type="float" office:value="0.809219110725921" calcext:value-type="float">
            <text:p>0.809219110725921</text:p>
          </table:table-cell>
        </table:table-row>
        <table:table-row table:style-name="ro1">
          <table:table-cell table:formula="of:=VALUE([$prevalence_history_20220213.A216])" office:value-type="date" office:date-value="2021-01-31" calcext:value-type="date">
            <text:p>31/01/21</text:p>
          </table:table-cell>
          <table:table-cell table:formula="of:=[$prevalence_history_20220213.B216]" office:value-type="float" office:value="602412.458120049" calcext:value-type="float">
            <text:p>602412.458120049</text:p>
          </table:table-cell>
          <table:table-cell table:formula="of:=[$p_from_i_UK.C235]" office:value-type="float" office:value="486983.797024036" calcext:value-type="float">
            <text:p>486983.797024036</text:p>
          </table:table-cell>
          <table:table-cell table:formula="of:=[.C216]/[.B216]" office:value-type="float" office:value="0.808389319410439" calcext:value-type="float">
            <text:p>0.808389319410439</text:p>
          </table:table-cell>
        </table:table-row>
        <table:table-row table:style-name="ro1">
          <table:table-cell table:formula="of:=VALUE([$prevalence_history_20220213.A217])" office:value-type="date" office:date-value="2021-02-01" calcext:value-type="date">
            <text:p>01/02/21</text:p>
          </table:table-cell>
          <table:table-cell table:formula="of:=[$prevalence_history_20220213.B217]" office:value-type="float" office:value="579131.847343823" calcext:value-type="float">
            <text:p>579131.847343823</text:p>
          </table:table-cell>
          <table:table-cell table:formula="of:=[$p_from_i_UK.C236]" office:value-type="float" office:value="467628.154045441" calcext:value-type="float">
            <text:p>467628.154045441</text:p>
          </table:table-cell>
          <table:table-cell table:formula="of:=[.C217]/[.B217]" office:value-type="float" office:value="0.807464062268736" calcext:value-type="float">
            <text:p>0.807464062268736</text:p>
          </table:table-cell>
        </table:table-row>
        <table:table-row table:style-name="ro1">
          <table:table-cell table:formula="of:=VALUE([$prevalence_history_20220213.A218])" office:value-type="date" office:date-value="2021-02-02" calcext:value-type="date">
            <text:p>02/02/21</text:p>
          </table:table-cell>
          <table:table-cell table:formula="of:=[$prevalence_history_20220213.B218]" office:value-type="float" office:value="556526.630308729" calcext:value-type="float">
            <text:p>556526.630308729</text:p>
          </table:table-cell>
          <table:table-cell table:formula="of:=[$p_from_i_UK.C237]" office:value-type="float" office:value="448929.876126963" calcext:value-type="float">
            <text:p>448929.876126963</text:p>
          </table:table-cell>
          <table:table-cell table:formula="of:=[.C218]/[.B218]" office:value-type="float" office:value="0.806663781529956" calcext:value-type="float">
            <text:p>0.806663781529956</text:p>
          </table:table-cell>
        </table:table-row>
        <table:table-row table:style-name="ro1">
          <table:table-cell table:formula="of:=VALUE([$prevalence_history_20220213.A219])" office:value-type="date" office:date-value="2021-02-03" calcext:value-type="date">
            <text:p>03/02/21</text:p>
          </table:table-cell>
          <table:table-cell table:formula="of:=[$prevalence_history_20220213.B219]" office:value-type="float" office:value="534295.661548359" calcext:value-type="float">
            <text:p>534295.661548359</text:p>
          </table:table-cell>
          <table:table-cell table:formula="of:=[$p_from_i_UK.C238]" office:value-type="float" office:value="430634.534425088" calcext:value-type="float">
            <text:p>430634.534425088</text:p>
          </table:table-cell>
          <table:table-cell table:formula="of:=[.C219]/[.B219]" office:value-type="float" office:value="0.805985459767974" calcext:value-type="float">
            <text:p>0.805985459767974</text:p>
          </table:table-cell>
        </table:table-row>
        <table:table-row table:style-name="ro1">
          <table:table-cell table:formula="of:=VALUE([$prevalence_history_20220213.A220])" office:value-type="date" office:date-value="2021-02-04" calcext:value-type="date">
            <text:p>04/02/21</text:p>
          </table:table-cell>
          <table:table-cell table:formula="of:=[$prevalence_history_20220213.B220]" office:value-type="float" office:value="512450.777826542" calcext:value-type="float">
            <text:p>512450.777826542</text:p>
          </table:table-cell>
          <table:table-cell table:formula="of:=[$p_from_i_UK.C239]" office:value-type="float" office:value="412856.168417699" calcext:value-type="float">
            <text:p>412856.168417699</text:p>
          </table:table-cell>
          <table:table-cell table:formula="of:=[.C220]/[.B220]" office:value-type="float" office:value="0.805650388840751" calcext:value-type="float">
            <text:p>0.805650388840751</text:p>
          </table:table-cell>
        </table:table-row>
        <table:table-row table:style-name="ro1">
          <table:table-cell table:formula="of:=VALUE([$prevalence_history_20220213.A221])" office:value-type="date" office:date-value="2021-02-05" calcext:value-type="date">
            <text:p>05/02/21</text:p>
          </table:table-cell>
          <table:table-cell table:formula="of:=[$prevalence_history_20220213.B221]" office:value-type="float" office:value="491540.189235017" calcext:value-type="float">
            <text:p>491540.189235017</text:p>
          </table:table-cell>
          <table:table-cell table:formula="of:=[$p_from_i_UK.C240]" office:value-type="float" office:value="396014.954633137" calcext:value-type="float">
            <text:p>396014.954633137</text:p>
          </table:table-cell>
          <table:table-cell table:formula="of:=[.C221]/[.B221]" office:value-type="float" office:value="0.805661395153577" calcext:value-type="float">
            <text:p>0.805661395153577</text:p>
          </table:table-cell>
        </table:table-row>
        <table:table-row table:style-name="ro1">
          <table:table-cell table:formula="of:=VALUE([$prevalence_history_20220213.A222])" office:value-type="date" office:date-value="2021-02-06" calcext:value-type="date">
            <text:p>06/02/21</text:p>
          </table:table-cell>
          <table:table-cell table:formula="of:=[$prevalence_history_20220213.B222]" office:value-type="float" office:value="471312.846827673" calcext:value-type="float">
            <text:p>471312.846827673</text:p>
          </table:table-cell>
          <table:table-cell table:formula="of:=[$p_from_i_UK.C241]" office:value-type="float" office:value="379761.724921176" calcext:value-type="float">
            <text:p>379761.724921176</text:p>
          </table:table-cell>
          <table:table-cell table:formula="of:=[.C222]/[.B222]" office:value-type="float" office:value="0.805752967434026" calcext:value-type="float">
            <text:p>0.805752967434026</text:p>
          </table:table-cell>
        </table:table-row>
        <table:table-row table:style-name="ro1">
          <table:table-cell table:formula="of:=VALUE([$prevalence_history_20220213.A223])" office:value-type="date" office:date-value="2021-02-07" calcext:value-type="date">
            <text:p>07/02/21</text:p>
          </table:table-cell>
          <table:table-cell table:formula="of:=[$prevalence_history_20220213.B223]" office:value-type="float" office:value="452888.817328608" calcext:value-type="float">
            <text:p>452888.817328608</text:p>
          </table:table-cell>
          <table:table-cell table:formula="of:=[$p_from_i_UK.C242]" office:value-type="float" office:value="365178.723545855" calcext:value-type="float">
            <text:p>365178.723545855</text:p>
          </table:table-cell>
          <table:table-cell table:formula="of:=[.C223]/[.B223]" office:value-type="float" office:value="0.806331950742091" calcext:value-type="float">
            <text:p>0.806331950742091</text:p>
          </table:table-cell>
        </table:table-row>
        <table:table-row table:style-name="ro1">
          <table:table-cell table:formula="of:=VALUE([$prevalence_history_20220213.A224])" office:value-type="date" office:date-value="2021-02-08" calcext:value-type="date">
            <text:p>08/02/21</text:p>
          </table:table-cell>
          <table:table-cell table:formula="of:=[$prevalence_history_20220213.B224]" office:value-type="float" office:value="436690.144220711" calcext:value-type="float">
            <text:p>436690.144220711</text:p>
          </table:table-cell>
          <table:table-cell table:formula="of:=[$p_from_i_UK.C243]" office:value-type="float" office:value="352662.649318242" calcext:value-type="float">
            <text:p>352662.649318242</text:p>
          </table:table-cell>
          <table:table-cell table:formula="of:=[.C224]/[.B224]" office:value-type="float" office:value="0.807580967845246" calcext:value-type="float">
            <text:p>0.807580967845246</text:p>
          </table:table-cell>
        </table:table-row>
        <table:table-row table:style-name="ro1">
          <table:table-cell table:formula="of:=VALUE([$prevalence_history_20220213.A225])" office:value-type="date" office:date-value="2021-02-09" calcext:value-type="date">
            <text:p>09/02/21</text:p>
          </table:table-cell>
          <table:table-cell table:formula="of:=[$prevalence_history_20220213.B225]" office:value-type="float" office:value="421786.223942864" calcext:value-type="float">
            <text:p>421786.223942864</text:p>
          </table:table-cell>
          <table:table-cell table:formula="of:=[$p_from_i_UK.C244]" office:value-type="float" office:value="341287.198018827" calcext:value-type="float">
            <text:p>341287.198018827</text:p>
          </table:table-cell>
          <table:table-cell table:formula="of:=[.C225]/[.B225]" office:value-type="float" office:value="0.809147332571626" calcext:value-type="float">
            <text:p>0.809147332571626</text:p>
          </table:table-cell>
        </table:table-row>
        <table:table-row table:style-name="ro1">
          <table:table-cell table:formula="of:=VALUE([$prevalence_history_20220213.A226])" office:value-type="date" office:date-value="2021-02-10" calcext:value-type="date">
            <text:p>10/02/21</text:p>
          </table:table-cell>
          <table:table-cell table:formula="of:=[$prevalence_history_20220213.B226]" office:value-type="float" office:value="407084.110708373" calcext:value-type="float">
            <text:p>407084.110708373</text:p>
          </table:table-cell>
          <table:table-cell table:formula="of:=[$p_from_i_UK.C245]" office:value-type="float" office:value="329837.223187805" calcext:value-type="float">
            <text:p>329837.223187805</text:p>
          </table:table-cell>
          <table:table-cell table:formula="of:=[.C226]/[.B226]" office:value-type="float" office:value="0.810243422701639" calcext:value-type="float">
            <text:p>0.810243422701639</text:p>
          </table:table-cell>
        </table:table-row>
        <table:table-row table:style-name="ro1">
          <table:table-cell table:formula="of:=VALUE([$prevalence_history_20220213.A227])" office:value-type="date" office:date-value="2021-02-11" calcext:value-type="date">
            <text:p>11/02/21</text:p>
          </table:table-cell>
          <table:table-cell table:formula="of:=[$prevalence_history_20220213.B227]" office:value-type="float" office:value="393205.329422698" calcext:value-type="float">
            <text:p>393205.329422698</text:p>
          </table:table-cell>
          <table:table-cell table:formula="of:=[$p_from_i_UK.C246]" office:value-type="float" office:value="318885.338060028" calcext:value-type="float">
            <text:p>318885.338060028</text:p>
          </table:table-cell>
          <table:table-cell table:formula="of:=[.C227]/[.B227]" office:value-type="float" office:value="0.810989358990159" calcext:value-type="float">
            <text:p>0.810989358990159</text:p>
          </table:table-cell>
        </table:table-row>
        <table:table-row table:style-name="ro1">
          <table:table-cell table:formula="of:=VALUE([$prevalence_history_20220213.A228])" office:value-type="date" office:date-value="2021-02-12" calcext:value-type="date">
            <text:p>12/02/21</text:p>
          </table:table-cell>
          <table:table-cell table:formula="of:=[$prevalence_history_20220213.B228]" office:value-type="float" office:value="380148.384033954" calcext:value-type="float">
            <text:p>380148.384033954</text:p>
          </table:table-cell>
          <table:table-cell table:formula="of:=[$p_from_i_UK.C247]" office:value-type="float" office:value="308442.715413481" calcext:value-type="float">
            <text:p>308442.715413481</text:p>
          </table:table-cell>
          <table:table-cell table:formula="of:=[.C228]/[.B228]" office:value-type="float" office:value="0.811374527337019" calcext:value-type="float">
            <text:p>0.811374527337019</text:p>
          </table:table-cell>
        </table:table-row>
        <table:table-row table:style-name="ro1">
          <table:table-cell table:formula="of:=VALUE([$prevalence_history_20220213.A229])" office:value-type="date" office:date-value="2021-02-13" calcext:value-type="date">
            <text:p>13/02/21</text:p>
          </table:table-cell>
          <table:table-cell table:formula="of:=[$prevalence_history_20220213.B229]" office:value-type="float" office:value="367691.002877686" calcext:value-type="float">
            <text:p>367691.002877686</text:p>
          </table:table-cell>
          <table:table-cell table:formula="of:=[$p_from_i_UK.C248]" office:value-type="float" office:value="298288.460082134" calcext:value-type="float">
            <text:p>298288.460082134</text:p>
          </table:table-cell>
          <table:table-cell table:formula="of:=[.C229]/[.B229]" office:value-type="float" office:value="0.81124764475502" calcext:value-type="float">
            <text:p>0.81124764475502</text:p>
          </table:table-cell>
        </table:table-row>
        <table:table-row table:style-name="ro1">
          <table:table-cell table:formula="of:=VALUE([$prevalence_history_20220213.A230])" office:value-type="date" office:date-value="2021-02-14" calcext:value-type="date">
            <text:p>14/02/21</text:p>
          </table:table-cell>
          <table:table-cell table:formula="of:=[$prevalence_history_20220213.B230]" office:value-type="float" office:value="356330.314533923" calcext:value-type="float">
            <text:p>356330.314533923</text:p>
          </table:table-cell>
          <table:table-cell table:formula="of:=[$p_from_i_UK.C249]" office:value-type="float" office:value="289055.383499893" calcext:value-type="float">
            <text:p>289055.383499893</text:p>
          </table:table-cell>
          <table:table-cell table:formula="of:=[.C230]/[.B230]" office:value-type="float" office:value="0.811200652063451" calcext:value-type="float">
            <text:p>0.811200652063451</text:p>
          </table:table-cell>
        </table:table-row>
        <table:table-row table:style-name="ro1">
          <table:table-cell table:formula="of:=VALUE([$prevalence_history_20220213.A231])" office:value-type="date" office:date-value="2021-02-15" calcext:value-type="date">
            <text:p>15/02/21</text:p>
          </table:table-cell>
          <table:table-cell table:formula="of:=[$prevalence_history_20220213.B231]" office:value-type="float" office:value="346078.558117229" calcext:value-type="float">
            <text:p>346078.558117229</text:p>
          </table:table-cell>
          <table:table-cell table:formula="of:=[$p_from_i_UK.C250]" office:value-type="float" office:value="280880.931605185" calcext:value-type="float">
            <text:p>280880.931605185</text:p>
          </table:table-cell>
          <table:table-cell table:formula="of:=[.C231]/[.B231]" office:value-type="float" office:value="0.811610326664736" calcext:value-type="float">
            <text:p>0.811610326664736</text:p>
          </table:table-cell>
        </table:table-row>
        <table:table-row table:style-name="ro1">
          <table:table-cell table:formula="of:=VALUE([$prevalence_history_20220213.A232])" office:value-type="date" office:date-value="2021-02-16" calcext:value-type="date">
            <text:p>16/02/21</text:p>
          </table:table-cell>
          <table:table-cell table:formula="of:=[$prevalence_history_20220213.B232]" office:value-type="float" office:value="336496.210734356" calcext:value-type="float">
            <text:p>336496.210734356</text:p>
          </table:table-cell>
          <table:table-cell table:formula="of:=[$p_from_i_UK.C251]" office:value-type="float" office:value="273321.502671878" calcext:value-type="float">
            <text:p>273321.502671878</text:p>
          </table:table-cell>
          <table:table-cell table:formula="of:=[.C232]/[.B232]" office:value-type="float" office:value="0.812257297267604" calcext:value-type="float">
            <text:p>0.812257297267604</text:p>
          </table:table-cell>
        </table:table-row>
        <table:table-row table:style-name="ro1">
          <table:table-cell table:formula="of:=VALUE([$prevalence_history_20220213.A233])" office:value-type="date" office:date-value="2021-02-17" calcext:value-type="date">
            <text:p>17/02/21</text:p>
          </table:table-cell>
          <table:table-cell table:formula="of:=[$prevalence_history_20220213.B233]" office:value-type="float" office:value="327708.950578966" calcext:value-type="float">
            <text:p>327708.950578966</text:p>
          </table:table-cell>
          <table:table-cell table:formula="of:=[$p_from_i_UK.C252]" office:value-type="float" office:value="266435.054667326" calcext:value-type="float">
            <text:p>266435.054667326</text:p>
          </table:table-cell>
          <table:table-cell table:formula="of:=[.C233]/[.B233]" office:value-type="float" office:value="0.813023428858483" calcext:value-type="float">
            <text:p>0.813023428858483</text:p>
          </table:table-cell>
        </table:table-row>
        <table:table-row table:style-name="ro1">
          <table:table-cell table:formula="of:=VALUE([$prevalence_history_20220213.A234])" office:value-type="date" office:date-value="2021-02-18" calcext:value-type="date">
            <text:p>18/02/21</text:p>
          </table:table-cell>
          <table:table-cell table:formula="of:=[$prevalence_history_20220213.B234]" office:value-type="float" office:value="319208.506276574" calcext:value-type="float">
            <text:p>319208.506276574</text:p>
          </table:table-cell>
          <table:table-cell table:formula="of:=[$p_from_i_UK.C253]" office:value-type="float" office:value="259718.308966288" calcext:value-type="float">
            <text:p>259718.308966288</text:p>
          </table:table-cell>
          <table:table-cell table:formula="of:=[.C234]/[.B234]" office:value-type="float" office:value="0.813632167876061" calcext:value-type="float">
            <text:p>0.813632167876061</text:p>
          </table:table-cell>
        </table:table-row>
        <table:table-row table:style-name="ro1">
          <table:table-cell table:formula="of:=VALUE([$prevalence_history_20220213.A235])" office:value-type="date" office:date-value="2021-02-19" calcext:value-type="date">
            <text:p>19/02/21</text:p>
          </table:table-cell>
          <table:table-cell table:formula="of:=[$prevalence_history_20220213.B235]" office:value-type="float" office:value="310788.281494854" calcext:value-type="float">
            <text:p>310788.281494854</text:p>
          </table:table-cell>
          <table:table-cell table:formula="of:=[$p_from_i_UK.C254]" office:value-type="float" office:value="252980.076319817" calcext:value-type="float">
            <text:p>252980.076319817</text:p>
          </table:table-cell>
          <table:table-cell table:formula="of:=[.C235]/[.B235]" office:value-type="float" office:value="0.813994900653955" calcext:value-type="float">
            <text:p>0.813994900653955</text:p>
          </table:table-cell>
        </table:table-row>
        <table:table-row table:style-name="ro1">
          <table:table-cell table:formula="of:=VALUE([$prevalence_history_20220213.A236])" office:value-type="date" office:date-value="2021-02-20" calcext:value-type="date">
            <text:p>20/02/21</text:p>
          </table:table-cell>
          <table:table-cell table:formula="of:=[$prevalence_history_20220213.B236]" office:value-type="float" office:value="303034.768764063" calcext:value-type="float">
            <text:p>303034.768764063</text:p>
          </table:table-cell>
          <table:table-cell table:formula="of:=[$p_from_i_UK.C255]" office:value-type="float" office:value="246727.684742462" calcext:value-type="float">
            <text:p>246727.684742462</text:p>
          </table:table-cell>
          <table:table-cell table:formula="of:=[.C236]/[.B236]" office:value-type="float" office:value="0.8141893610055" calcext:value-type="float">
            <text:p>0.8141893610055</text:p>
          </table:table-cell>
        </table:table-row>
        <table:table-row table:style-name="ro1">
          <table:table-cell table:formula="of:=VALUE([$prevalence_history_20220213.A237])" office:value-type="date" office:date-value="2021-02-21" calcext:value-type="date">
            <text:p>21/02/21</text:p>
          </table:table-cell>
          <table:table-cell table:formula="of:=[$prevalence_history_20220213.B237]" office:value-type="float" office:value="296363.618805468" calcext:value-type="float">
            <text:p>296363.618805468</text:p>
          </table:table-cell>
          <table:table-cell table:formula="of:=[$p_from_i_UK.C256]" office:value-type="float" office:value="241429.297340872" calcext:value-type="float">
            <text:p>241429.297340872</text:p>
          </table:table-cell>
          <table:table-cell table:formula="of:=[.C237]/[.B237]" office:value-type="float" office:value="0.814638781622333" calcext:value-type="float">
            <text:p>0.814638781622333</text:p>
          </table:table-cell>
        </table:table-row>
        <table:table-row table:style-name="ro1">
          <table:table-cell table:formula="of:=VALUE([$prevalence_history_20220213.A238])" office:value-type="date" office:date-value="2021-02-22" calcext:value-type="date">
            <text:p>22/02/21</text:p>
          </table:table-cell>
          <table:table-cell table:formula="of:=[$prevalence_history_20220213.B238]" office:value-type="float" office:value="289442.215810298" calcext:value-type="float">
            <text:p>289442.215810298</text:p>
          </table:table-cell>
          <table:table-cell table:formula="of:=[$p_from_i_UK.C257]" office:value-type="float" office:value="235805.208433472" calcext:value-type="float">
            <text:p>235805.208433472</text:p>
          </table:table-cell>
          <table:table-cell table:formula="of:=[.C238]/[.B238]" office:value-type="float" office:value="0.814688374925999" calcext:value-type="float">
            <text:p>0.814688374925999</text:p>
          </table:table-cell>
        </table:table-row>
        <table:table-row table:style-name="ro1">
          <table:table-cell table:formula="of:=VALUE([$prevalence_history_20220213.A239])" office:value-type="date" office:date-value="2021-02-23" calcext:value-type="date">
            <text:p>23/02/21</text:p>
          </table:table-cell>
          <table:table-cell table:formula="of:=[$prevalence_history_20220213.B239]" office:value-type="float" office:value="282487.315540949" calcext:value-type="float">
            <text:p>282487.315540949</text:p>
          </table:table-cell>
          <table:table-cell table:formula="of:=[$p_from_i_UK.C258]" office:value-type="float" office:value="230098.795473422" calcext:value-type="float">
            <text:p>230098.795473422</text:p>
          </table:table-cell>
          <table:table-cell table:formula="of:=[.C239]/[.B239]" office:value-type="float" office:value="0.814545584224886" calcext:value-type="float">
            <text:p>0.814545584224886</text:p>
          </table:table-cell>
        </table:table-row>
        <table:table-row table:style-name="ro1">
          <table:table-cell table:formula="of:=VALUE([$prevalence_history_20220213.A240])" office:value-type="date" office:date-value="2021-02-24" calcext:value-type="date">
            <text:p>24/02/21</text:p>
          </table:table-cell>
          <table:table-cell table:formula="of:=[$prevalence_history_20220213.B240]" office:value-type="float" office:value="275852.692820247" calcext:value-type="float">
            <text:p>275852.692820247</text:p>
          </table:table-cell>
          <table:table-cell table:formula="of:=[$p_from_i_UK.C259]" office:value-type="float" office:value="224724.51241276" calcext:value-type="float">
            <text:p>224724.51241276</text:p>
          </table:table-cell>
          <table:table-cell table:formula="of:=[.C240]/[.B240]" office:value-type="float" office:value="0.814654046386984" calcext:value-type="float">
            <text:p>0.814654046386984</text:p>
          </table:table-cell>
        </table:table-row>
        <table:table-row table:style-name="ro1">
          <table:table-cell table:formula="of:=VALUE([$prevalence_history_20220213.A241])" office:value-type="date" office:date-value="2021-02-25" calcext:value-type="date">
            <text:p>25/02/21</text:p>
          </table:table-cell>
          <table:table-cell table:formula="of:=[$prevalence_history_20220213.B241]" office:value-type="float" office:value="269483.358174785" calcext:value-type="float">
            <text:p>269483.358174785</text:p>
          </table:table-cell>
          <table:table-cell table:formula="of:=[$p_from_i_UK.C260]" office:value-type="float" office:value="219569.880715825" calcext:value-type="float">
            <text:p>219569.880715825</text:p>
          </table:table-cell>
          <table:table-cell table:formula="of:=[.C241]/[.B241]" office:value-type="float" office:value="0.814780854012564" calcext:value-type="float">
            <text:p>0.814780854012564</text:p>
          </table:table-cell>
        </table:table-row>
        <table:table-row table:style-name="ro1">
          <table:table-cell table:formula="of:=VALUE([$prevalence_history_20220213.A242])" office:value-type="date" office:date-value="2021-02-26" calcext:value-type="date">
            <text:p>26/02/21</text:p>
          </table:table-cell>
          <table:table-cell table:formula="of:=[$prevalence_history_20220213.B242]" office:value-type="float" office:value="263186.766763956" calcext:value-type="float">
            <text:p>263186.766763956</text:p>
          </table:table-cell>
          <table:table-cell table:formula="of:=[$p_from_i_UK.C261]" office:value-type="float" office:value="214416.506023334" calcext:value-type="float">
            <text:p>214416.506023334</text:p>
          </table:table-cell>
          <table:table-cell table:formula="of:=[.C242]/[.B242]" office:value-type="float" office:value="0.814693339865516" calcext:value-type="float">
            <text:p>0.814693339865516</text:p>
          </table:table-cell>
        </table:table-row>
        <table:table-row table:style-name="ro1">
          <table:table-cell table:formula="of:=VALUE([$prevalence_history_20220213.A243])" office:value-type="date" office:date-value="2021-02-27" calcext:value-type="date">
            <text:p>27/02/21</text:p>
          </table:table-cell>
          <table:table-cell table:formula="of:=[$prevalence_history_20220213.B243]" office:value-type="float" office:value="256768.279805082" calcext:value-type="float">
            <text:p>256768.279805082</text:p>
          </table:table-cell>
          <table:table-cell table:formula="of:=[$p_from_i_UK.C262]" office:value-type="float" office:value="209115.582898161" calcext:value-type="float">
            <text:p>209115.582898161</text:p>
          </table:table-cell>
          <table:table-cell table:formula="of:=[.C243]/[.B243]" office:value-type="float" office:value="0.814413614707022" calcext:value-type="float">
            <text:p>0.814413614707022</text:p>
          </table:table-cell>
        </table:table-row>
        <table:table-row table:style-name="ro1">
          <table:table-cell table:formula="of:=VALUE([$prevalence_history_20220213.A244])" office:value-type="date" office:date-value="2021-02-28" calcext:value-type="date">
            <text:p>28/02/21</text:p>
          </table:table-cell>
          <table:table-cell table:formula="of:=[$prevalence_history_20220213.B244]" office:value-type="float" office:value="250346.87018991" calcext:value-type="float">
            <text:p>250346.87018991</text:p>
          </table:table-cell>
          <table:table-cell table:formula="of:=[$p_from_i_UK.C263]" office:value-type="float" office:value="203838.782089311" calcext:value-type="float">
            <text:p>203838.782089311</text:p>
          </table:table-cell>
          <table:table-cell table:formula="of:=[.C244]/[.B244]" office:value-type="float" office:value="0.814225406272031" calcext:value-type="float">
            <text:p>0.814225406272031</text:p>
          </table:table-cell>
        </table:table-row>
        <table:table-row table:style-name="ro1">
          <table:table-cell table:formula="of:=VALUE([$prevalence_history_20220213.A245])" office:value-type="date" office:date-value="2021-03-01" calcext:value-type="date">
            <text:p>01/03/21</text:p>
          </table:table-cell>
          <table:table-cell table:formula="of:=[$prevalence_history_20220213.B245]" office:value-type="float" office:value="243798.621287184" calcext:value-type="float">
            <text:p>243798.621287184</text:p>
          </table:table-cell>
          <table:table-cell table:formula="of:=[$p_from_i_UK.C264]" office:value-type="float" office:value="198389.771469447" calcext:value-type="float">
            <text:p>198389.771469447</text:p>
          </table:table-cell>
          <table:table-cell table:formula="of:=[.C245]/[.B245]" office:value-type="float" office:value="0.813744435559185" calcext:value-type="float">
            <text:p>0.813744435559185</text:p>
          </table:table-cell>
        </table:table-row>
        <table:table-row table:style-name="ro1">
          <table:table-cell table:formula="of:=VALUE([$prevalence_history_20220213.A246])" office:value-type="date" office:date-value="2021-03-02" calcext:value-type="date">
            <text:p>02/03/21</text:p>
          </table:table-cell>
          <table:table-cell table:formula="of:=[$prevalence_history_20220213.B246]" office:value-type="float" office:value="237017.923222042" calcext:value-type="float">
            <text:p>237017.923222042</text:p>
          </table:table-cell>
          <table:table-cell table:formula="of:=[$p_from_i_UK.C265]" office:value-type="float" office:value="192650.135641409" calcext:value-type="float">
            <text:p>192650.135641409</text:p>
          </table:table-cell>
          <table:table-cell table:formula="of:=[.C246]/[.B246]" office:value-type="float" office:value="0.81280830167823" calcext:value-type="float">
            <text:p>0.81280830167823</text:p>
          </table:table-cell>
        </table:table-row>
        <table:table-row table:style-name="ro1">
          <table:table-cell table:formula="of:=VALUE([$prevalence_history_20220213.A247])" office:value-type="date" office:date-value="2021-03-03" calcext:value-type="date">
            <text:p>03/03/21</text:p>
          </table:table-cell>
          <table:table-cell table:formula="of:=[$prevalence_history_20220213.B247]" office:value-type="float" office:value="230432.744733039" calcext:value-type="float">
            <text:p>230432.744733039</text:p>
          </table:table-cell>
          <table:table-cell table:formula="of:=[$p_from_i_UK.C266]" office:value-type="float" office:value="187129.424584112" calcext:value-type="float">
            <text:p>187129.424584112</text:p>
          </table:table-cell>
          <table:table-cell table:formula="of:=[.C247]/[.B247]" office:value-type="float" office:value="0.812078269522438" calcext:value-type="float">
            <text:p>0.812078269522438</text:p>
          </table:table-cell>
        </table:table-row>
        <table:table-row table:style-name="ro1">
          <table:table-cell table:formula="of:=VALUE([$prevalence_history_20220213.A248])" office:value-type="date" office:date-value="2021-03-04" calcext:value-type="date">
            <text:p>04/03/21</text:p>
          </table:table-cell>
          <table:table-cell table:formula="of:=[$prevalence_history_20220213.B248]" office:value-type="float" office:value="223506.439962458" calcext:value-type="float">
            <text:p>223506.439962458</text:p>
          </table:table-cell>
          <table:table-cell table:formula="of:=[$p_from_i_UK.C267]" office:value-type="float" office:value="181332.020608537" calcext:value-type="float">
            <text:p>181332.020608537</text:p>
          </table:table-cell>
          <table:table-cell table:formula="of:=[.C248]/[.B248]" office:value-type="float" office:value="0.811305574188355" calcext:value-type="float">
            <text:p>0.811305574188355</text:p>
          </table:table-cell>
        </table:table-row>
        <table:table-row table:style-name="ro1">
          <table:table-cell table:formula="of:=VALUE([$prevalence_history_20220213.A249])" office:value-type="date" office:date-value="2021-03-05" calcext:value-type="date">
            <text:p>05/03/21</text:p>
          </table:table-cell>
          <table:table-cell table:formula="of:=[$prevalence_history_20220213.B249]" office:value-type="float" office:value="216123.174167308" calcext:value-type="float">
            <text:p>216123.174167308</text:p>
          </table:table-cell>
          <table:table-cell table:formula="of:=[$p_from_i_UK.C268]" office:value-type="float" office:value="175123.896116078" calcext:value-type="float">
            <text:p>175123.896116078</text:p>
          </table:table-cell>
          <table:table-cell table:formula="of:=[.C249]/[.B249]" office:value-type="float" office:value="0.81029670599095" calcext:value-type="float">
            <text:p>0.81029670599095</text:p>
          </table:table-cell>
        </table:table-row>
        <table:table-row table:style-name="ro1">
          <table:table-cell table:formula="of:=VALUE([$prevalence_history_20220213.A250])" office:value-type="date" office:date-value="2021-03-06" calcext:value-type="date">
            <text:p>06/03/21</text:p>
          </table:table-cell>
          <table:table-cell table:formula="of:=[$prevalence_history_20220213.B250]" office:value-type="float" office:value="208287.925519086" calcext:value-type="float">
            <text:p>208287.925519086</text:p>
          </table:table-cell>
          <table:table-cell table:formula="of:=[$p_from_i_UK.C269]" office:value-type="float" office:value="168478.883091297" calcext:value-type="float">
            <text:p>168478.883091297</text:p>
          </table:table-cell>
          <table:table-cell table:formula="of:=[.C250]/[.B250]" office:value-type="float" office:value="0.808874939204571" calcext:value-type="float">
            <text:p>0.808874939204571</text:p>
          </table:table-cell>
        </table:table-row>
        <table:table-row table:style-name="ro1">
          <table:table-cell table:formula="of:=VALUE([$prevalence_history_20220213.A251])" office:value-type="date" office:date-value="2021-03-07" calcext:value-type="date">
            <text:p>07/03/21</text:p>
          </table:table-cell>
          <table:table-cell table:formula="of:=[$prevalence_history_20220213.B251]" office:value-type="float" office:value="200223.967279823" calcext:value-type="float">
            <text:p>200223.967279823</text:p>
          </table:table-cell>
          <table:table-cell table:formula="of:=[$p_from_i_UK.C270]" office:value-type="float" office:value="161643.910353839" calcext:value-type="float">
            <text:p>161643.910353839</text:p>
          </table:table-cell>
          <table:table-cell table:formula="of:=[.C251]/[.B251]" office:value-type="float" office:value="0.807315490497367" calcext:value-type="float">
            <text:p>0.807315490497367</text:p>
          </table:table-cell>
        </table:table-row>
        <table:table-row table:style-name="ro1">
          <table:table-cell table:formula="of:=VALUE([$prevalence_history_20220213.A252])" office:value-type="date" office:date-value="2021-03-08" calcext:value-type="date">
            <text:p>08/03/21</text:p>
          </table:table-cell>
          <table:table-cell table:formula="of:=[$prevalence_history_20220213.B252]" office:value-type="float" office:value="192026.878475841" calcext:value-type="float">
            <text:p>192026.878475841</text:p>
          </table:table-cell>
          <table:table-cell table:formula="of:=[$p_from_i_UK.C271]" office:value-type="float" office:value="154737.363727697" calcext:value-type="float">
            <text:p>154737.363727697</text:p>
          </table:table-cell>
          <table:table-cell table:formula="of:=[.C252]/[.B252]" office:value-type="float" office:value="0.805810962277162" calcext:value-type="float">
            <text:p>0.805810962277162</text:p>
          </table:table-cell>
        </table:table-row>
        <table:table-row table:style-name="ro1">
          <table:table-cell table:formula="of:=VALUE([$prevalence_history_20220213.A253])" office:value-type="date" office:date-value="2021-03-09" calcext:value-type="date">
            <text:p>09/03/21</text:p>
          </table:table-cell>
          <table:table-cell table:formula="of:=[$prevalence_history_20220213.B253]" office:value-type="float" office:value="183510.245943698" calcext:value-type="float">
            <text:p>183510.245943698</text:p>
          </table:table-cell>
          <table:table-cell table:formula="of:=[$p_from_i_UK.C272]" office:value-type="float" office:value="147562.791139483" calcext:value-type="float">
            <text:p>147562.791139483</text:p>
          </table:table-cell>
          <table:table-cell table:formula="of:=[.C253]/[.B253]" office:value-type="float" office:value="0.804112001379782" calcext:value-type="float">
            <text:p>0.804112001379782</text:p>
          </table:table-cell>
        </table:table-row>
        <table:table-row table:style-name="ro1">
          <table:table-cell table:formula="of:=VALUE([$prevalence_history_20220213.A254])" office:value-type="date" office:date-value="2021-03-10" calcext:value-type="date">
            <text:p>10/03/21</text:p>
          </table:table-cell>
          <table:table-cell table:formula="of:=[$prevalence_history_20220213.B254]" office:value-type="float" office:value="174537.963689496" calcext:value-type="float">
            <text:p>174537.963689496</text:p>
          </table:table-cell>
          <table:table-cell table:formula="of:=[$p_from_i_UK.C273]" office:value-type="float" office:value="140030.334998232" calcext:value-type="float">
            <text:p>140030.334998232</text:p>
          </table:table-cell>
          <table:table-cell table:formula="of:=[.C254]/[.B254]" office:value-type="float" office:value="0.802291559029225" calcext:value-type="float">
            <text:p>0.802291559029225</text:p>
          </table:table-cell>
        </table:table-row>
        <table:table-row table:style-name="ro1">
          <table:table-cell table:formula="of:=VALUE([$prevalence_history_20220213.A255])" office:value-type="date" office:date-value="2021-03-11" calcext:value-type="date">
            <text:p>11/03/21</text:p>
          </table:table-cell>
          <table:table-cell table:formula="of:=[$prevalence_history_20220213.B255]" office:value-type="float" office:value="165878.807343851" calcext:value-type="float">
            <text:p>165878.807343851</text:p>
          </table:table-cell>
          <table:table-cell table:formula="of:=[$p_from_i_UK.C274]" office:value-type="float" office:value="132876.68255375" calcext:value-type="float">
            <text:p>132876.68255375</text:p>
          </table:table-cell>
          <table:table-cell table:formula="of:=[.C255]/[.B255]" office:value-type="float" office:value="0.801046768309042" calcext:value-type="float">
            <text:p>0.801046768309042</text:p>
          </table:table-cell>
        </table:table-row>
        <table:table-row table:style-name="ro1">
          <table:table-cell table:formula="of:=VALUE([$prevalence_history_20220213.A256])" office:value-type="date" office:date-value="2021-03-12" calcext:value-type="date">
            <text:p>12/03/21</text:p>
          </table:table-cell>
          <table:table-cell table:formula="of:=[$prevalence_history_20220213.B256]" office:value-type="float" office:value="157397.835430217" calcext:value-type="float">
            <text:p>157397.835430217</text:p>
          </table:table-cell>
          <table:table-cell table:formula="of:=[$p_from_i_UK.C275]" office:value-type="float" office:value="125933.266249939" calcext:value-type="float">
            <text:p>125933.266249939</text:p>
          </table:table-cell>
          <table:table-cell table:formula="of:=[.C256]/[.B256]" office:value-type="float" office:value="0.800095286607496" calcext:value-type="float">
            <text:p>0.800095286607496</text:p>
          </table:table-cell>
        </table:table-row>
        <table:table-row table:style-name="ro1">
          <table:table-cell table:formula="of:=VALUE([$prevalence_history_20220213.A257])" office:value-type="date" office:date-value="2021-03-13" calcext:value-type="date">
            <text:p>13/03/21</text:p>
          </table:table-cell>
          <table:table-cell table:formula="of:=[$prevalence_history_20220213.B257]" office:value-type="float" office:value="149318.570391127" calcext:value-type="float">
            <text:p>149318.570391127</text:p>
          </table:table-cell>
          <table:table-cell table:formula="of:=[$p_from_i_UK.C276]" office:value-type="float" office:value="119411.404248166" calcext:value-type="float">
            <text:p>119411.404248166</text:p>
          </table:table-cell>
          <table:table-cell table:formula="of:=[.C257]/[.B257]" office:value-type="float" office:value="0.799708997584013" calcext:value-type="float">
            <text:p>0.799708997584013</text:p>
          </table:table-cell>
        </table:table-row>
        <table:table-row table:style-name="ro1">
          <table:table-cell table:formula="of:=VALUE([$prevalence_history_20220213.A258])" office:value-type="date" office:date-value="2021-03-14" calcext:value-type="date">
            <text:p>14/03/21</text:p>
          </table:table-cell>
          <table:table-cell table:formula="of:=[$prevalence_history_20220213.B258]" office:value-type="float" office:value="141667.622585234" calcext:value-type="float">
            <text:p>141667.622585234</text:p>
          </table:table-cell>
          <table:table-cell table:formula="of:=[$p_from_i_UK.C277]" office:value-type="float" office:value="113317.036729141" calcext:value-type="float">
            <text:p>113317.036729141</text:p>
          </table:table-cell>
          <table:table-cell table:formula="of:=[.C258]/[.B258]" office:value-type="float" office:value="0.799879567831133" calcext:value-type="float">
            <text:p>0.799879567831133</text:p>
          </table:table-cell>
        </table:table-row>
        <table:table-row table:style-name="ro1">
          <table:table-cell table:formula="of:=VALUE([$prevalence_history_20220213.A259])" office:value-type="date" office:date-value="2021-03-15" calcext:value-type="date">
            <text:p>15/03/21</text:p>
          </table:table-cell>
          <table:table-cell table:formula="of:=[$prevalence_history_20220213.B259]" office:value-type="float" office:value="134392.993197438" calcext:value-type="float">
            <text:p>134392.993197438</text:p>
          </table:table-cell>
          <table:table-cell table:formula="of:=[$p_from_i_UK.C278]" office:value-type="float" office:value="107578.412214385" calcext:value-type="float">
            <text:p>107578.412214385</text:p>
          </table:table-cell>
          <table:table-cell table:formula="of:=[.C259]/[.B259]" office:value-type="float" office:value="0.800476346682305" calcext:value-type="float">
            <text:p>0.800476346682305</text:p>
          </table:table-cell>
        </table:table-row>
        <table:table-row table:style-name="ro1">
          <table:table-cell table:formula="of:=VALUE([$prevalence_history_20220213.A260])" office:value-type="date" office:date-value="2021-03-16" calcext:value-type="date">
            <text:p>16/03/21</text:p>
          </table:table-cell>
          <table:table-cell table:formula="of:=[$prevalence_history_20220213.B260]" office:value-type="float" office:value="127729.460016168" calcext:value-type="float">
            <text:p>127729.460016168</text:p>
          </table:table-cell>
          <table:table-cell table:formula="of:=[$p_from_i_UK.C279]" office:value-type="float" office:value="102388.994349621" calcext:value-type="float">
            <text:p>102388.994349621</text:p>
          </table:table-cell>
          <table:table-cell table:formula="of:=[.C260]/[.B260]" office:value-type="float" office:value="0.801608292532205" calcext:value-type="float">
            <text:p>0.801608292532205</text:p>
          </table:table-cell>
        </table:table-row>
        <table:table-row table:style-name="ro1">
          <table:table-cell table:formula="of:=VALUE([$prevalence_history_20220213.A261])" office:value-type="date" office:date-value="2021-03-17" calcext:value-type="date">
            <text:p>17/03/21</text:p>
          </table:table-cell>
          <table:table-cell table:formula="of:=[$prevalence_history_20220213.B261]" office:value-type="float" office:value="121959.774600316" calcext:value-type="float">
            <text:p>121959.774600316</text:p>
          </table:table-cell>
          <table:table-cell table:formula="of:=[$p_from_i_UK.C280]" office:value-type="float" office:value="97975.1814961679" calcext:value-type="float">
            <text:p>97975.1814961679</text:p>
          </table:table-cell>
          <table:table-cell table:formula="of:=[.C261]/[.B261]" office:value-type="float" office:value="0.80334013257445" calcext:value-type="float">
            <text:p>0.80334013257445</text:p>
          </table:table-cell>
        </table:table-row>
        <table:table-row table:style-name="ro1">
          <table:table-cell table:formula="of:=VALUE([$prevalence_history_20220213.A262])" office:value-type="date" office:date-value="2021-03-18" calcext:value-type="date">
            <text:p>18/03/21</text:p>
          </table:table-cell>
          <table:table-cell table:formula="of:=[$prevalence_history_20220213.B262]" office:value-type="float" office:value="117097.491722525" calcext:value-type="float">
            <text:p>117097.491722525</text:p>
          </table:table-cell>
          <table:table-cell table:formula="of:=[$p_from_i_UK.C281]" office:value-type="float" office:value="94373.6414909454" calcext:value-type="float">
            <text:p>94373.6414909454</text:p>
          </table:table-cell>
          <table:table-cell table:formula="of:=[.C262]/[.B262]" office:value-type="float" office:value="0.805940760153717" calcext:value-type="float">
            <text:p>0.805940760153717</text:p>
          </table:table-cell>
        </table:table-row>
        <table:table-row table:style-name="ro1">
          <table:table-cell table:formula="of:=VALUE([$prevalence_history_20220213.A263])" office:value-type="date" office:date-value="2021-03-19" calcext:value-type="date">
            <text:p>19/03/21</text:p>
          </table:table-cell>
          <table:table-cell table:formula="of:=[$prevalence_history_20220213.B263]" office:value-type="float" office:value="112882.532975628" calcext:value-type="float">
            <text:p>112882.532975628</text:p>
          </table:table-cell>
          <table:table-cell table:formula="of:=[$p_from_i_UK.C282]" office:value-type="float" office:value="91298.7470791942" calcext:value-type="float">
            <text:p>91298.7470791942</text:p>
          </table:table-cell>
          <table:table-cell table:formula="of:=[.C263]/[.B263]" office:value-type="float" office:value="0.808794280855712" calcext:value-type="float">
            <text:p>0.808794280855712</text:p>
          </table:table-cell>
        </table:table-row>
        <table:table-row table:style-name="ro1">
          <table:table-cell table:formula="of:=VALUE([$prevalence_history_20220213.A264])" office:value-type="date" office:date-value="2021-03-20" calcext:value-type="date">
            <text:p>20/03/21</text:p>
          </table:table-cell>
          <table:table-cell table:formula="of:=[$prevalence_history_20220213.B264]" office:value-type="float" office:value="109355.360126092" calcext:value-type="float">
            <text:p>109355.360126092</text:p>
          </table:table-cell>
          <table:table-cell table:formula="of:=[$p_from_i_UK.C283]" office:value-type="float" office:value="88770.4753182766" calcext:value-type="float">
            <text:p>88770.4753182766</text:p>
          </table:table-cell>
          <table:table-cell table:formula="of:=[.C264]/[.B264]" office:value-type="float" office:value="0.811761537943087" calcext:value-type="float">
            <text:p>0.811761537943087</text:p>
          </table:table-cell>
        </table:table-row>
        <table:table-row table:style-name="ro1">
          <table:table-cell table:formula="of:=VALUE([$prevalence_history_20220213.A265])" office:value-type="date" office:date-value="2021-03-21" calcext:value-type="date">
            <text:p>21/03/21</text:p>
          </table:table-cell>
          <table:table-cell table:formula="of:=[$prevalence_history_20220213.B265]" office:value-type="float" office:value="106489.902598601" calcext:value-type="float">
            <text:p>106489.902598601</text:p>
          </table:table-cell>
          <table:table-cell table:formula="of:=[$p_from_i_UK.C284]" office:value-type="float" office:value="86744.1354341448" calcext:value-type="float">
            <text:p>86744.1354341448</text:p>
          </table:table-cell>
          <table:table-cell table:formula="of:=[.C265]/[.B265]" office:value-type="float" office:value="0.814576155272814" calcext:value-type="float">
            <text:p>0.814576155272814</text:p>
          </table:table-cell>
        </table:table-row>
        <table:table-row table:style-name="ro1">
          <table:table-cell table:formula="of:=VALUE([$prevalence_history_20220213.A266])" office:value-type="date" office:date-value="2021-03-22" calcext:value-type="date">
            <text:p>22/03/21</text:p>
          </table:table-cell>
          <table:table-cell table:formula="of:=[$prevalence_history_20220213.B266]" office:value-type="float" office:value="104109.348383469" calcext:value-type="float">
            <text:p>104109.348383469</text:p>
          </table:table-cell>
          <table:table-cell table:formula="of:=[$p_from_i_UK.C285]" office:value-type="float" office:value="85035.9370123799" calcext:value-type="float">
            <text:p>85035.9370123799</text:p>
          </table:table-cell>
          <table:table-cell table:formula="of:=[.C266]/[.B266]" office:value-type="float" office:value="0.816794440967631" calcext:value-type="float">
            <text:p>0.816794440967631</text:p>
          </table:table-cell>
        </table:table-row>
        <table:table-row table:style-name="ro1">
          <table:table-cell table:formula="of:=VALUE([$prevalence_history_20220213.A267])" office:value-type="date" office:date-value="2021-03-23" calcext:value-type="date">
            <text:p>23/03/21</text:p>
          </table:table-cell>
          <table:table-cell table:formula="of:=[$prevalence_history_20220213.B267]" office:value-type="float" office:value="101974.973744008" calcext:value-type="float">
            <text:p>101974.973744008</text:p>
          </table:table-cell>
          <table:table-cell table:formula="of:=[$p_from_i_UK.C286]" office:value-type="float" office:value="83438.8044736079" calcext:value-type="float">
            <text:p>83438.8044736079</text:p>
          </table:table-cell>
          <table:table-cell table:formula="of:=[.C267]/[.B267]" office:value-type="float" office:value="0.818228251600905" calcext:value-type="float">
            <text:p>0.818228251600905</text:p>
          </table:table-cell>
        </table:table-row>
        <table:table-row table:style-name="ro1">
          <table:table-cell table:formula="of:=VALUE([$prevalence_history_20220213.A268])" office:value-type="date" office:date-value="2021-03-24" calcext:value-type="date">
            <text:p>24/03/21</text:p>
          </table:table-cell>
          <table:table-cell table:formula="of:=[$prevalence_history_20220213.B268]" office:value-type="float" office:value="100009.21201919" calcext:value-type="float">
            <text:p>100009.21201919</text:p>
          </table:table-cell>
          <table:table-cell table:formula="of:=[$p_from_i_UK.C287]" office:value-type="float" office:value="81889.5258696983" calcext:value-type="float">
            <text:p>81889.5258696983</text:p>
          </table:table-cell>
          <table:table-cell table:formula="of:=[.C268]/[.B268]" office:value-type="float" office:value="0.818819828857217" calcext:value-type="float">
            <text:p>0.818819828857217</text:p>
          </table:table-cell>
        </table:table-row>
        <table:table-row table:style-name="ro1">
          <table:table-cell table:formula="of:=VALUE([$prevalence_history_20220213.A269])" office:value-type="date" office:date-value="2021-03-25" calcext:value-type="date">
            <text:p>25/03/21</text:p>
          </table:table-cell>
          <table:table-cell table:formula="of:=[$prevalence_history_20220213.B269]" office:value-type="float" office:value="98020.0696648114" calcext:value-type="float">
            <text:p>98020.0696648114</text:p>
          </table:table-cell>
          <table:table-cell table:formula="of:=[$p_from_i_UK.C288]" office:value-type="float" office:value="80230.7547124851" calcext:value-type="float">
            <text:p>80230.7547124851</text:p>
          </table:table-cell>
          <table:table-cell table:formula="of:=[.C269]/[.B269]" office:value-type="float" office:value="0.818513545101952" calcext:value-type="float">
            <text:p>0.818513545101952</text:p>
          </table:table-cell>
        </table:table-row>
        <table:table-row table:style-name="ro1">
          <table:table-cell table:formula="of:=VALUE([$prevalence_history_20220213.A270])" office:value-type="date" office:date-value="2021-03-26" calcext:value-type="date">
            <text:p>26/03/21</text:p>
          </table:table-cell>
          <table:table-cell table:formula="of:=[$prevalence_history_20220213.B270]" office:value-type="float" office:value="96405.8814609865" calcext:value-type="float">
            <text:p>96405.8814609865</text:p>
          </table:table-cell>
          <table:table-cell table:formula="of:=[$p_from_i_UK.C289]" office:value-type="float" office:value="78883.9972881532" calcext:value-type="float">
            <text:p>78883.9972881532</text:p>
          </table:table-cell>
          <table:table-cell table:formula="of:=[.C270]/[.B270]" office:value-type="float" office:value="0.818248804872719" calcext:value-type="float">
            <text:p>0.818248804872719</text:p>
          </table:table-cell>
        </table:table-row>
        <table:table-row table:style-name="ro1">
          <table:table-cell table:formula="of:=VALUE([$prevalence_history_20220213.A271])" office:value-type="date" office:date-value="2021-03-27" calcext:value-type="date">
            <text:p>27/03/21</text:p>
          </table:table-cell>
          <table:table-cell table:formula="of:=[$prevalence_history_20220213.B271]" office:value-type="float" office:value="94962.1884242578" calcext:value-type="float">
            <text:p>94962.1884242578</text:p>
          </table:table-cell>
          <table:table-cell table:formula="of:=[$p_from_i_UK.C290]" office:value-type="float" office:value="77677.7927480845" calcext:value-type="float">
            <text:p>77677.7927480845</text:p>
          </table:table-cell>
          <table:table-cell table:formula="of:=[.C271]/[.B271]" office:value-type="float" office:value="0.81798654850968" calcext:value-type="float">
            <text:p>0.81798654850968</text:p>
          </table:table-cell>
        </table:table-row>
        <table:table-row table:style-name="ro1">
          <table:table-cell table:formula="of:=VALUE([$prevalence_history_20220213.A272])" office:value-type="date" office:date-value="2021-03-28" calcext:value-type="date">
            <text:p>28/03/21</text:p>
          </table:table-cell>
          <table:table-cell table:formula="of:=[$prevalence_history_20220213.B272]" office:value-type="float" office:value="93653.4395138849" calcext:value-type="float">
            <text:p>93653.4395138849</text:p>
          </table:table-cell>
          <table:table-cell table:formula="of:=[$p_from_i_UK.C291]" office:value-type="float" office:value="76618.4107676547" calcext:value-type="float">
            <text:p>76618.4107676547</text:p>
          </table:table-cell>
          <table:table-cell table:formula="of:=[.C272]/[.B272]" office:value-type="float" office:value="0.818105679464077" calcext:value-type="float">
            <text:p>0.818105679464077</text:p>
          </table:table-cell>
        </table:table-row>
        <table:table-row table:style-name="ro1">
          <table:table-cell table:formula="of:=VALUE([$prevalence_history_20220213.A273])" office:value-type="date" office:date-value="2021-03-29" calcext:value-type="date">
            <text:p>29/03/21</text:p>
          </table:table-cell>
          <table:table-cell table:formula="of:=[$prevalence_history_20220213.B273]" office:value-type="float" office:value="92380.7993276105" calcext:value-type="float">
            <text:p>92380.7993276105</text:p>
          </table:table-cell>
          <table:table-cell table:formula="of:=[$p_from_i_UK.C292]" office:value-type="float" office:value="75605.4404561566" calcext:value-type="float">
            <text:p>75605.4404561566</text:p>
          </table:table-cell>
          <table:table-cell table:formula="of:=[.C273]/[.B273]" office:value-type="float" office:value="0.818410762912287" calcext:value-type="float">
            <text:p>0.818410762912287</text:p>
          </table:table-cell>
        </table:table-row>
        <table:table-row table:style-name="ro1">
          <table:table-cell table:formula="of:=VALUE([$prevalence_history_20220213.A274])" office:value-type="date" office:date-value="2021-03-30" calcext:value-type="date">
            <text:p>30/03/21</text:p>
          </table:table-cell>
          <table:table-cell table:formula="of:=[$prevalence_history_20220213.B274]" office:value-type="float" office:value="91012.4556274113" calcext:value-type="float">
            <text:p>91012.4556274113</text:p>
          </table:table-cell>
          <table:table-cell table:formula="of:=[$p_from_i_UK.C293]" office:value-type="float" office:value="74503.0365812181" calcext:value-type="float">
            <text:p>74503.0365812181</text:p>
          </table:table-cell>
          <table:table-cell table:formula="of:=[.C274]/[.B274]" office:value-type="float" office:value="0.818602641447454" calcext:value-type="float">
            <text:p>0.818602641447454</text:p>
          </table:table-cell>
        </table:table-row>
        <table:table-row table:style-name="ro1">
          <table:table-cell table:formula="of:=VALUE([$prevalence_history_20220213.A275])" office:value-type="date" office:date-value="2021-03-31" calcext:value-type="date">
            <text:p>31/03/21</text:p>
          </table:table-cell>
          <table:table-cell table:formula="of:=[$prevalence_history_20220213.B275]" office:value-type="float" office:value="89480.3266918967" calcext:value-type="float">
            <text:p>89480.3266918967</text:p>
          </table:table-cell>
          <table:table-cell table:formula="of:=[$p_from_i_UK.C294]" office:value-type="float" office:value="73218.2581853545" calcext:value-type="float">
            <text:p>73218.2581853545</text:p>
          </table:table-cell>
          <table:table-cell table:formula="of:=[.C275]/[.B275]" office:value-type="float" office:value="0.818260961847663" calcext:value-type="float">
            <text:p>0.818260961847663</text:p>
          </table:table-cell>
        </table:table-row>
        <table:table-row table:style-name="ro1">
          <table:table-cell table:formula="of:=VALUE([$prevalence_history_20220213.A276])" office:value-type="date" office:date-value="2021-04-01" calcext:value-type="date">
            <text:p>01/04/21</text:p>
          </table:table-cell>
          <table:table-cell table:formula="of:=[$prevalence_history_20220213.B276]" office:value-type="float" office:value="87806.2568587025" calcext:value-type="float">
            <text:p>87806.2568587025</text:p>
          </table:table-cell>
          <table:table-cell table:formula="of:=[$p_from_i_UK.C295]" office:value-type="float" office:value="71764.794392152" calcext:value-type="float">
            <text:p>71764.794392152</text:p>
          </table:table-cell>
          <table:table-cell table:formula="of:=[.C276]/[.B276]" office:value-type="float" office:value="0.817308435179462" calcext:value-type="float">
            <text:p>0.817308435179462</text:p>
          </table:table-cell>
        </table:table-row>
        <table:table-row table:style-name="ro1">
          <table:table-cell table:formula="of:=VALUE([$prevalence_history_20220213.A277])" office:value-type="date" office:date-value="2021-04-02" calcext:value-type="date">
            <text:p>02/04/21</text:p>
          </table:table-cell>
          <table:table-cell table:formula="of:=[$prevalence_history_20220213.B277]" office:value-type="float" office:value="85975.4741367972" calcext:value-type="float">
            <text:p>85975.4741367972</text:p>
          </table:table-cell>
          <table:table-cell table:formula="of:=[$p_from_i_UK.C296]" office:value-type="float" office:value="70170.603134053" calcext:value-type="float">
            <text:p>70170.603134053</text:p>
          </table:table-cell>
          <table:table-cell table:formula="of:=[.C277]/[.B277]" office:value-type="float" office:value="0.816170004743483" calcext:value-type="float">
            <text:p>0.816170004743483</text:p>
          </table:table-cell>
        </table:table-row>
        <table:table-row table:style-name="ro1">
          <table:table-cell table:formula="of:=VALUE([$prevalence_history_20220213.A278])" office:value-type="date" office:date-value="2021-04-03" calcext:value-type="date">
            <text:p>03/04/21</text:p>
          </table:table-cell>
          <table:table-cell table:formula="of:=[$prevalence_history_20220213.B278]" office:value-type="float" office:value="84281.336194287" calcext:value-type="float">
            <text:p>84281.336194287</text:p>
          </table:table-cell>
          <table:table-cell table:formula="of:=[$p_from_i_UK.C297]" office:value-type="float" office:value="68733.3899841801" calcext:value-type="float">
            <text:p>68733.3899841801</text:p>
          </table:table-cell>
          <table:table-cell table:formula="of:=[.C278]/[.B278]" office:value-type="float" office:value="0.815523259215238" calcext:value-type="float">
            <text:p>0.815523259215238</text:p>
          </table:table-cell>
        </table:table-row>
        <table:table-row table:style-name="ro1">
          <table:table-cell table:formula="of:=VALUE([$prevalence_history_20220213.A279])" office:value-type="date" office:date-value="2021-04-04" calcext:value-type="date">
            <text:p>04/04/21</text:p>
          </table:table-cell>
          <table:table-cell table:formula="of:=[$prevalence_history_20220213.B279]" office:value-type="float" office:value="82843.8077204712" calcext:value-type="float">
            <text:p>82843.8077204712</text:p>
          </table:table-cell>
          <table:table-cell table:formula="of:=[$p_from_i_UK.C298]" office:value-type="float" office:value="67569.2089864292" calcext:value-type="float">
            <text:p>67569.2089864292</text:p>
          </table:table-cell>
          <table:table-cell table:formula="of:=[.C279]/[.B279]" office:value-type="float" office:value="0.815621720508296" calcext:value-type="float">
            <text:p>0.815621720508296</text:p>
          </table:table-cell>
        </table:table-row>
        <table:table-row table:style-name="ro1">
          <table:table-cell table:formula="of:=VALUE([$prevalence_history_20220213.A280])" office:value-type="date" office:date-value="2021-04-05" calcext:value-type="date">
            <text:p>05/04/21</text:p>
          </table:table-cell>
          <table:table-cell table:formula="of:=[$prevalence_history_20220213.B280]" office:value-type="float" office:value="81741.8637275073" calcext:value-type="float">
            <text:p>81741.8637275073</text:p>
          </table:table-cell>
          <table:table-cell table:formula="of:=[$p_from_i_UK.C299]" office:value-type="float" office:value="66769.0734292166" calcext:value-type="float">
            <text:p>66769.0734292166</text:p>
          </table:table-cell>
          <table:table-cell table:formula="of:=[.C280]/[.B280]" office:value-type="float" office:value="0.816828371466992" calcext:value-type="float">
            <text:p>0.816828371466992</text:p>
          </table:table-cell>
        </table:table-row>
        <table:table-row table:style-name="ro1">
          <table:table-cell table:formula="of:=VALUE([$prevalence_history_20220213.A281])" office:value-type="date" office:date-value="2021-04-06" calcext:value-type="date">
            <text:p>06/04/21</text:p>
          </table:table-cell>
          <table:table-cell table:formula="of:=[$prevalence_history_20220213.B281]" office:value-type="float" office:value="80822.8422625355" calcext:value-type="float">
            <text:p>80822.8422625355</text:p>
          </table:table-cell>
          <table:table-cell table:formula="of:=[$p_from_i_UK.C300]" office:value-type="float" office:value="66163.1358430956" calcext:value-type="float">
            <text:p>66163.1358430956</text:p>
          </table:table-cell>
          <table:table-cell table:formula="of:=[.C281]/[.B281]" office:value-type="float" office:value="0.818619266421973" calcext:value-type="float">
            <text:p>0.818619266421973</text:p>
          </table:table-cell>
        </table:table-row>
        <table:table-row table:style-name="ro1">
          <table:table-cell table:formula="of:=VALUE([$prevalence_history_20220213.A282])" office:value-type="date" office:date-value="2021-04-07" calcext:value-type="date">
            <text:p>07/04/21</text:p>
          </table:table-cell>
          <table:table-cell table:formula="of:=[$prevalence_history_20220213.B282]" office:value-type="float" office:value="80087.2832670115" calcext:value-type="float">
            <text:p>80087.2832670115</text:p>
          </table:table-cell>
          <table:table-cell table:formula="of:=[$p_from_i_UK.C301]" office:value-type="float" office:value="65735.7639697707" calcext:value-type="float">
            <text:p>65735.7639697707</text:p>
          </table:table-cell>
          <table:table-cell table:formula="of:=[.C282]/[.B282]" office:value-type="float" office:value="0.820801521642422" calcext:value-type="float">
            <text:p>0.820801521642422</text:p>
          </table:table-cell>
        </table:table-row>
        <table:table-row table:style-name="ro1">
          <table:table-cell table:formula="of:=VALUE([$prevalence_history_20220213.A283])" office:value-type="date" office:date-value="2021-04-08" calcext:value-type="date">
            <text:p>08/04/21</text:p>
          </table:table-cell>
          <table:table-cell table:formula="of:=[$prevalence_history_20220213.B283]" office:value-type="float" office:value="79716.0348049323" calcext:value-type="float">
            <text:p>79716.0348049323</text:p>
          </table:table-cell>
          <table:table-cell table:formula="of:=[$p_from_i_UK.C302]" office:value-type="float" office:value="65622.2229628211" calcext:value-type="float">
            <text:p>65622.2229628211</text:p>
          </table:table-cell>
          <table:table-cell table:formula="of:=[.C283]/[.B283]" office:value-type="float" office:value="0.823199788140501" calcext:value-type="float">
            <text:p>0.823199788140501</text:p>
          </table:table-cell>
        </table:table-row>
        <table:table-row table:style-name="ro1">
          <table:table-cell table:formula="of:=VALUE([$prevalence_history_20220213.A284])" office:value-type="date" office:date-value="2021-04-09" calcext:value-type="date">
            <text:p>09/04/21</text:p>
          </table:table-cell>
          <table:table-cell table:formula="of:=[$prevalence_history_20220213.B284]" office:value-type="float" office:value="79541.052576781" calcext:value-type="float">
            <text:p>79541.052576781</text:p>
          </table:table-cell>
          <table:table-cell table:formula="of:=[$p_from_i_UK.C303]" office:value-type="float" office:value="65621.0690316623" calcext:value-type="float">
            <text:p>65621.0690316623</text:p>
          </table:table-cell>
          <table:table-cell table:formula="of:=[.C284]/[.B284]" office:value-type="float" office:value="0.824996236607735" calcext:value-type="float">
            <text:p>0.824996236607735</text:p>
          </table:table-cell>
        </table:table-row>
        <table:table-row table:style-name="ro1">
          <table:table-cell table:formula="of:=VALUE([$prevalence_history_20220213.A285])" office:value-type="date" office:date-value="2021-04-10" calcext:value-type="date">
            <text:p>10/04/21</text:p>
          </table:table-cell>
          <table:table-cell table:formula="of:=[$prevalence_history_20220213.B285]" office:value-type="float" office:value="79361.4153174148" calcext:value-type="float">
            <text:p>79361.4153174148</text:p>
          </table:table-cell>
          <table:table-cell table:formula="of:=[$p_from_i_UK.C304]" office:value-type="float" office:value="65542.1642219737" calcext:value-type="float">
            <text:p>65542.1642219737</text:p>
          </table:table-cell>
          <table:table-cell table:formula="of:=[.C285]/[.B285]" office:value-type="float" office:value="0.825869397109799" calcext:value-type="float">
            <text:p>0.825869397109799</text:p>
          </table:table-cell>
        </table:table-row>
        <table:table-row table:style-name="ro1">
          <table:table-cell table:formula="of:=VALUE([$prevalence_history_20220213.A286])" office:value-type="date" office:date-value="2021-04-11" calcext:value-type="date">
            <text:p>11/04/21</text:p>
          </table:table-cell>
          <table:table-cell table:formula="of:=[$prevalence_history_20220213.B286]" office:value-type="float" office:value="78716.1654419403" calcext:value-type="float">
            <text:p>78716.1654419403</text:p>
          </table:table-cell>
          <table:table-cell table:formula="of:=[$p_from_i_UK.C305]" office:value-type="float" office:value="64935.4635097487" calcext:value-type="float">
            <text:p>64935.4635097487</text:p>
          </table:table-cell>
          <table:table-cell table:formula="of:=[.C286]/[.B286]" office:value-type="float" office:value="0.824931742357851" calcext:value-type="float">
            <text:p>0.824931742357851</text:p>
          </table:table-cell>
        </table:table-row>
        <table:table-row table:style-name="ro1">
          <table:table-cell table:formula="of:=VALUE([$prevalence_history_20220213.A287])" office:value-type="date" office:date-value="2021-04-12" calcext:value-type="date">
            <text:p>12/04/21</text:p>
          </table:table-cell>
          <table:table-cell table:formula="of:=[$prevalence_history_20220213.B287]" office:value-type="float" office:value="77702.0390718836" calcext:value-type="float">
            <text:p>77702.0390718836</text:p>
          </table:table-cell>
          <table:table-cell table:formula="of:=[$p_from_i_UK.C306]" office:value-type="float" office:value="63930.7600641337" calcext:value-type="float">
            <text:p>63930.7600641337</text:p>
          </table:table-cell>
          <table:table-cell table:formula="of:=[.C287]/[.B287]" office:value-type="float" office:value="0.822768113009109" calcext:value-type="float">
            <text:p>0.822768113009109</text:p>
          </table:table-cell>
        </table:table-row>
        <table:table-row table:style-name="ro1">
          <table:table-cell table:formula="of:=VALUE([$prevalence_history_20220213.A288])" office:value-type="date" office:date-value="2021-04-13" calcext:value-type="date">
            <text:p>13/04/21</text:p>
          </table:table-cell>
          <table:table-cell table:formula="of:=[$prevalence_history_20220213.B288]" office:value-type="float" office:value="76121.4622847516" calcext:value-type="float">
            <text:p>76121.4622847516</text:p>
          </table:table-cell>
          <table:table-cell table:formula="of:=[$p_from_i_UK.C307]" office:value-type="float" office:value="62350.1067342725" calcext:value-type="float">
            <text:p>62350.1067342725</text:p>
          </table:table-cell>
          <table:table-cell table:formula="of:=[.C288]/[.B288]" office:value-type="float" office:value="0.81908708612344" calcext:value-type="float">
            <text:p>0.81908708612344</text:p>
          </table:table-cell>
        </table:table-row>
        <table:table-row table:style-name="ro1">
          <table:table-cell table:formula="of:=VALUE([$prevalence_history_20220213.A289])" office:value-type="date" office:date-value="2021-04-14" calcext:value-type="date">
            <text:p>14/04/21</text:p>
          </table:table-cell>
          <table:table-cell table:formula="of:=[$prevalence_history_20220213.B289]" office:value-type="float" office:value="74146.2534765437" calcext:value-type="float">
            <text:p>74146.2534765437</text:p>
          </table:table-cell>
          <table:table-cell table:formula="of:=[$p_from_i_UK.C308]" office:value-type="float" office:value="60401.240745147" calcext:value-type="float">
            <text:p>60401.240745147</text:p>
          </table:table-cell>
          <table:table-cell table:formula="of:=[.C289]/[.B289]" office:value-type="float" office:value="0.814622963576373" calcext:value-type="float">
            <text:p>0.814622963576373</text:p>
          </table:table-cell>
        </table:table-row>
        <table:table-row table:style-name="ro1">
          <table:table-cell table:formula="of:=VALUE([$prevalence_history_20220213.A290])" office:value-type="date" office:date-value="2021-04-15" calcext:value-type="date">
            <text:p>15/04/21</text:p>
          </table:table-cell>
          <table:table-cell table:formula="of:=[$prevalence_history_20220213.B290]" office:value-type="float" office:value="71493.5106213252" calcext:value-type="float">
            <text:p>71493.5106213252</text:p>
          </table:table-cell>
          <table:table-cell table:formula="of:=[$p_from_i_UK.C309]" office:value-type="float" office:value="57861.5832673386" calcext:value-type="float">
            <text:p>57861.5832673386</text:p>
          </table:table-cell>
          <table:table-cell table:formula="of:=[.C290]/[.B290]" office:value-type="float" office:value="0.809326367728815" calcext:value-type="float">
            <text:p>0.809326367728815</text:p>
          </table:table-cell>
        </table:table-row>
        <table:table-row table:style-name="ro1">
          <table:table-cell table:formula="of:=VALUE([$prevalence_history_20220213.A291])" office:value-type="date" office:date-value="2021-04-16" calcext:value-type="date">
            <text:p>16/04/21</text:p>
          </table:table-cell>
          <table:table-cell table:formula="of:=[$prevalence_history_20220213.B291]" office:value-type="float" office:value="68249.064294541" calcext:value-type="float">
            <text:p>68249.064294541</text:p>
          </table:table-cell>
          <table:table-cell table:formula="of:=[$p_from_i_UK.C310]" office:value-type="float" office:value="54852.2981072785" calcext:value-type="float">
            <text:p>54852.2981072785</text:p>
          </table:table-cell>
          <table:table-cell table:formula="of:=[.C291]/[.B291]" office:value-type="float" office:value="0.803707694372975" calcext:value-type="float">
            <text:p>0.803707694372975</text:p>
          </table:table-cell>
        </table:table-row>
        <table:table-row table:style-name="ro1">
          <table:table-cell table:formula="of:=VALUE([$prevalence_history_20220213.A292])" office:value-type="date" office:date-value="2021-04-17" calcext:value-type="date">
            <text:p>17/04/21</text:p>
          </table:table-cell>
          <table:table-cell table:formula="of:=[$prevalence_history_20220213.B292]" office:value-type="float" office:value="64807.5788871799" calcext:value-type="float">
            <text:p>64807.5788871799</text:p>
          </table:table-cell>
          <table:table-cell table:formula="of:=[$p_from_i_UK.C311]" office:value-type="float" office:value="51780.9382899744" calcext:value-type="float">
            <text:p>51780.9382899744</text:p>
          </table:table-cell>
          <table:table-cell table:formula="of:=[.C292]/[.B292]" office:value-type="float" office:value="0.798995104879895" calcext:value-type="float">
            <text:p>0.798995104879895</text:p>
          </table:table-cell>
        </table:table-row>
        <table:table-row table:style-name="ro1">
          <table:table-cell table:formula="of:=VALUE([$prevalence_history_20220213.A293])" office:value-type="date" office:date-value="2021-04-18" calcext:value-type="date">
            <text:p>18/04/21</text:p>
          </table:table-cell>
          <table:table-cell table:formula="of:=[$prevalence_history_20220213.B293]" office:value-type="float" office:value="61324.6571529883" calcext:value-type="float">
            <text:p>61324.6571529883</text:p>
          </table:table-cell>
          <table:table-cell table:formula="of:=[$p_from_i_UK.C312]" office:value-type="float" office:value="48777.2174549398" calcext:value-type="float">
            <text:p>48777.2174549398</text:p>
          </table:table-cell>
          <table:table-cell table:formula="of:=[.C293]/[.B293]" office:value-type="float" office:value="0.795393235273276" calcext:value-type="float">
            <text:p>0.795393235273276</text:p>
          </table:table-cell>
        </table:table-row>
        <table:table-row table:style-name="ro1">
          <table:table-cell table:formula="of:=VALUE([$prevalence_history_20220213.A294])" office:value-type="date" office:date-value="2021-04-19" calcext:value-type="date">
            <text:p>19/04/21</text:p>
          </table:table-cell>
          <table:table-cell table:formula="of:=[$prevalence_history_20220213.B294]" office:value-type="float" office:value="57877.8246064364" calcext:value-type="float">
            <text:p>57877.8246064364</text:p>
          </table:table-cell>
          <table:table-cell table:formula="of:=[$p_from_i_UK.C313]" office:value-type="float" office:value="45914.7263097566" calcext:value-type="float">
            <text:p>45914.7263097566</text:p>
          </table:table-cell>
          <table:table-cell table:formula="of:=[.C294]/[.B294]" office:value-type="float" office:value="0.793304285742809" calcext:value-type="float">
            <text:p>0.793304285742809</text:p>
          </table:table-cell>
        </table:table-row>
        <table:table-row table:style-name="ro1">
          <table:table-cell table:formula="of:=VALUE([$prevalence_history_20220213.A295])" office:value-type="date" office:date-value="2021-04-20" calcext:value-type="date">
            <text:p>20/04/21</text:p>
          </table:table-cell>
          <table:table-cell table:formula="of:=[$prevalence_history_20220213.B295]" office:value-type="float" office:value="54773.8079976847" calcext:value-type="float">
            <text:p>54773.8079976847</text:p>
          </table:table-cell>
          <table:table-cell table:formula="of:=[$p_from_i_UK.C314]" office:value-type="float" office:value="43480.7123239548" calcext:value-type="float">
            <text:p>43480.7123239548</text:p>
          </table:table-cell>
          <table:table-cell table:formula="of:=[.C295]/[.B295]" office:value-type="float" office:value="0.793823068240805" calcext:value-type="float">
            <text:p>0.793823068240805</text:p>
          </table:table-cell>
        </table:table-row>
        <table:table-row table:style-name="ro1">
          <table:table-cell table:formula="of:=VALUE([$prevalence_history_20220213.A296])" office:value-type="date" office:date-value="2021-04-21" calcext:value-type="date">
            <text:p>21/04/21</text:p>
          </table:table-cell>
          <table:table-cell table:formula="of:=[$prevalence_history_20220213.B296]" office:value-type="float" office:value="51807.7468422763" calcext:value-type="float">
            <text:p>51807.7468422763</text:p>
          </table:table-cell>
          <table:table-cell table:formula="of:=[$p_from_i_UK.C315]" office:value-type="float" office:value="41229.4963777396" calcext:value-type="float">
            <text:p>41229.4963777396</text:p>
          </table:table-cell>
          <table:table-cell table:formula="of:=[.C296]/[.B296]" office:value-type="float" office:value="0.795817206705762" calcext:value-type="float">
            <text:p>0.795817206705762</text:p>
          </table:table-cell>
        </table:table-row>
        <table:table-row table:style-name="ro1">
          <table:table-cell table:formula="of:=VALUE([$prevalence_history_20220213.A297])" office:value-type="date" office:date-value="2021-04-22" calcext:value-type="date">
            <text:p>22/04/21</text:p>
          </table:table-cell>
          <table:table-cell table:formula="of:=[$prevalence_history_20220213.B297]" office:value-type="float" office:value="49112.735191893" calcext:value-type="float">
            <text:p>49112.735191893</text:p>
          </table:table-cell>
          <table:table-cell table:formula="of:=[$p_from_i_UK.C316]" office:value-type="float" office:value="39237.1064205986" calcext:value-type="float">
            <text:p>39237.1064205986</text:p>
          </table:table-cell>
          <table:table-cell table:formula="of:=[.C297]/[.B297]" office:value-type="float" office:value="0.798919185976745" calcext:value-type="float">
            <text:p>0.798919185976745</text:p>
          </table:table-cell>
        </table:table-row>
        <table:table-row table:style-name="ro1">
          <table:table-cell table:formula="of:=VALUE([$prevalence_history_20220213.A298])" office:value-type="date" office:date-value="2021-04-23" calcext:value-type="date">
            <text:p>23/04/21</text:p>
          </table:table-cell>
          <table:table-cell table:formula="of:=[$prevalence_history_20220213.B298]" office:value-type="float" office:value="46715.7765516307" calcext:value-type="float">
            <text:p>46715.7765516307</text:p>
          </table:table-cell>
          <table:table-cell table:formula="of:=[$p_from_i_UK.C317]" office:value-type="float" office:value="37469.2539311681" calcext:value-type="float">
            <text:p>37469.2539311681</text:p>
          </table:table-cell>
          <table:table-cell table:formula="of:=[.C298]/[.B298]" office:value-type="float" office:value="0.802068523676509" calcext:value-type="float">
            <text:p>0.802068523676509</text:p>
          </table:table-cell>
        </table:table-row>
        <table:table-row table:style-name="ro1">
          <table:table-cell table:formula="of:=VALUE([$prevalence_history_20220213.A299])" office:value-type="date" office:date-value="2021-04-24" calcext:value-type="date">
            <text:p>24/04/21</text:p>
          </table:table-cell>
          <table:table-cell table:formula="of:=[$prevalence_history_20220213.B299]" office:value-type="float" office:value="44644.8523115408" calcext:value-type="float">
            <text:p>44644.8523115408</text:p>
          </table:table-cell>
          <table:table-cell table:formula="of:=[$p_from_i_UK.C318]" office:value-type="float" office:value="35960.8722022184" calcext:value-type="float">
            <text:p>35960.8722022184</text:p>
          </table:table-cell>
          <table:table-cell table:formula="of:=[.C299]/[.B299]" office:value-type="float" office:value="0.805487538659019" calcext:value-type="float">
            <text:p>0.805487538659019</text:p>
          </table:table-cell>
        </table:table-row>
        <table:table-row table:style-name="ro1">
          <table:table-cell table:formula="of:=VALUE([$prevalence_history_20220213.A300])" office:value-type="date" office:date-value="2021-04-25" calcext:value-type="date">
            <text:p>25/04/21</text:p>
          </table:table-cell>
          <table:table-cell table:formula="of:=[$prevalence_history_20220213.B300]" office:value-type="float" office:value="42702.0804153356" calcext:value-type="float">
            <text:p>42702.0804153356</text:p>
          </table:table-cell>
          <table:table-cell table:formula="of:=[$p_from_i_UK.C319]" office:value-type="float" office:value="34507.806196765" calcext:value-type="float">
            <text:p>34507.806196765</text:p>
          </table:table-cell>
          <table:table-cell table:formula="of:=[.C300]/[.B300]" office:value-type="float" office:value="0.808105971913542" calcext:value-type="float">
            <text:p>0.808105971913542</text:p>
          </table:table-cell>
        </table:table-row>
        <table:table-row table:style-name="ro1">
          <table:table-cell table:formula="of:=VALUE([$prevalence_history_20220213.A301])" office:value-type="date" office:date-value="2021-04-26" calcext:value-type="date">
            <text:p>26/04/21</text:p>
          </table:table-cell>
          <table:table-cell table:formula="of:=[$prevalence_history_20220213.B301]" office:value-type="float" office:value="40924.3186228289" calcext:value-type="float">
            <text:p>40924.3186228289</text:p>
          </table:table-cell>
          <table:table-cell table:formula="of:=[$p_from_i_UK.C320]" office:value-type="float" office:value="33135.5255447398" calcext:value-type="float">
            <text:p>33135.5255447398</text:p>
          </table:table-cell>
          <table:table-cell table:formula="of:=[.C301]/[.B301]" office:value-type="float" office:value="0.809678124396572" calcext:value-type="float">
            <text:p>0.809678124396572</text:p>
          </table:table-cell>
        </table:table-row>
        <table:table-row table:style-name="ro1">
          <table:table-cell table:formula="of:=VALUE([$prevalence_history_20220213.A302])" office:value-type="date" office:date-value="2021-04-27" calcext:value-type="date">
            <text:p>27/04/21</text:p>
          </table:table-cell>
          <table:table-cell table:formula="of:=[$prevalence_history_20220213.B302]" office:value-type="float" office:value="37684.6632456179" calcext:value-type="float">
            <text:p>37684.6632456179</text:p>
          </table:table-cell>
          <table:table-cell table:formula="of:=[$p_from_i_UK.C321]" office:value-type="float" office:value="31815.8358675868" calcext:value-type="float">
            <text:p>31815.8358675868</text:p>
          </table:table-cell>
          <table:table-cell table:formula="of:=[.C302]/[.B302]" office:value-type="float" office:value="0.844264831563446" calcext:value-type="float">
            <text:p>0.844264831563446</text:p>
          </table:table-cell>
        </table:table-row>
        <table:table-row table:style-name="ro1">
          <table:table-cell table:formula="of:=VALUE([$prevalence_history_20220213.A303])" office:value-type="date" office:date-value="2021-04-28" calcext:value-type="date">
            <text:p>28/04/21</text:p>
          </table:table-cell>
          <table:table-cell table:formula="of:=[$prevalence_history_20220213.B303]" office:value-type="float" office:value="36225.2566793611" calcext:value-type="float">
            <text:p>36225.2566793611</text:p>
          </table:table-cell>
          <table:table-cell table:formula="of:=[$p_from_i_UK.C322]" office:value-type="float" office:value="30559.1269608022" calcext:value-type="float">
            <text:p>30559.1269608022</text:p>
          </table:table-cell>
          <table:table-cell table:formula="of:=[.C303]/[.B303]" office:value-type="float" office:value="0.843586209237625" calcext:value-type="float">
            <text:p>0.843586209237625</text:p>
          </table:table-cell>
        </table:table-row>
        <table:table-row table:style-name="ro1">
          <table:table-cell table:formula="of:=VALUE([$prevalence_history_20220213.A304])" office:value-type="date" office:date-value="2021-04-29" calcext:value-type="date">
            <text:p>29/04/21</text:p>
          </table:table-cell>
          <table:table-cell table:formula="of:=[$prevalence_history_20220213.B304]" office:value-type="float" office:value="36176.5268486999" calcext:value-type="float">
            <text:p>36176.5268486999</text:p>
          </table:table-cell>
          <table:table-cell table:formula="of:=[$p_from_i_UK.C323]" office:value-type="float" office:value="29282.2630594417" calcext:value-type="float">
            <text:p>29282.2630594417</text:p>
          </table:table-cell>
          <table:table-cell table:formula="of:=[.C304]/[.B304]" office:value-type="float" office:value="0.809427150978537" calcext:value-type="float">
            <text:p>0.809427150978537</text:p>
          </table:table-cell>
        </table:table-row>
        <table:table-row table:style-name="ro1">
          <table:table-cell table:formula="of:=VALUE([$prevalence_history_20220213.A305])" office:value-type="date" office:date-value="2021-04-30" calcext:value-type="date">
            <text:p>30/04/21</text:p>
          </table:table-cell>
          <table:table-cell table:formula="of:=[$prevalence_history_20220213.B305]" office:value-type="float" office:value="34710.0219505697" calcext:value-type="float">
            <text:p>34710.0219505697</text:p>
          </table:table-cell>
          <table:table-cell table:formula="of:=[$p_from_i_UK.C324]" office:value-type="float" office:value="28052.3907553548" calcext:value-type="float">
            <text:p>28052.3907553548</text:p>
          </table:table-cell>
          <table:table-cell table:formula="of:=[.C305]/[.B305]" office:value-type="float" office:value="0.808192826708782" calcext:value-type="float">
            <text:p>0.808192826708782</text:p>
          </table:table-cell>
        </table:table-row>
        <table:table-row table:style-name="ro1">
          <table:table-cell table:formula="of:=VALUE([$prevalence_history_20220213.A306])" office:value-type="date" office:date-value="2021-05-01" calcext:value-type="date">
            <text:p>01/05/21</text:p>
          </table:table-cell>
          <table:table-cell table:formula="of:=[$prevalence_history_20220213.B306]" office:value-type="float" office:value="33394.8049224484" calcext:value-type="float">
            <text:p>33394.8049224484</text:p>
          </table:table-cell>
          <table:table-cell table:formula="of:=[$p_from_i_UK.C325]" office:value-type="float" office:value="26964.6122778291" calcext:value-type="float">
            <text:p>26964.6122778291</text:p>
          </table:table-cell>
          <table:table-cell table:formula="of:=[.C306]/[.B306]" office:value-type="float" office:value="0.807449312563678" calcext:value-type="float">
            <text:p>0.807449312563678</text:p>
          </table:table-cell>
        </table:table-row>
        <table:table-row table:style-name="ro1">
          <table:table-cell table:formula="of:=VALUE([$prevalence_history_20220213.A307])" office:value-type="date" office:date-value="2021-05-02" calcext:value-type="date">
            <text:p>02/05/21</text:p>
          </table:table-cell>
          <table:table-cell table:formula="of:=[$prevalence_history_20220213.B307]" office:value-type="float" office:value="32134.3080731793" calcext:value-type="float">
            <text:p>32134.3080731793</text:p>
          </table:table-cell>
          <table:table-cell table:formula="of:=[$p_from_i_UK.C326]" office:value-type="float" office:value="25922.3636908669" calcext:value-type="float">
            <text:p>25922.3636908669</text:p>
          </table:table-cell>
          <table:table-cell table:formula="of:=[.C307]/[.B307]" office:value-type="float" office:value="0.806688092733599" calcext:value-type="float">
            <text:p>0.806688092733599</text:p>
          </table:table-cell>
        </table:table-row>
        <table:table-row table:style-name="ro1">
          <table:table-cell table:formula="of:=VALUE([$prevalence_history_20220213.A308])" office:value-type="date" office:date-value="2021-05-03" calcext:value-type="date">
            <text:p>03/05/21</text:p>
          </table:table-cell>
          <table:table-cell table:formula="of:=[$prevalence_history_20220213.B308]" office:value-type="float" office:value="31024.1840530296" calcext:value-type="float">
            <text:p>31024.1840530296</text:p>
          </table:table-cell>
          <table:table-cell table:formula="of:=[$p_from_i_UK.C327]" office:value-type="float" office:value="25028.0376039173" calcext:value-type="float">
            <text:p>25028.0376039173</text:p>
          </table:table-cell>
          <table:table-cell table:formula="of:=[.C308]/[.B308]" office:value-type="float" office:value="0.806726699439924" calcext:value-type="float">
            <text:p>0.806726699439924</text:p>
          </table:table-cell>
        </table:table-row>
        <table:table-row table:style-name="ro1">
          <table:table-cell table:formula="of:=VALUE([$prevalence_history_20220213.A309])" office:value-type="date" office:date-value="2021-05-04" calcext:value-type="date">
            <text:p>04/05/21</text:p>
          </table:table-cell>
          <table:table-cell table:formula="of:=[$prevalence_history_20220213.B309]" office:value-type="float" office:value="29894.3425256535" calcext:value-type="float">
            <text:p>29894.3425256535</text:p>
          </table:table-cell>
          <table:table-cell table:formula="of:=[$p_from_i_UK.C328]" office:value-type="float" office:value="24116.4461814676" calcext:value-type="float">
            <text:p>24116.4461814676</text:p>
          </table:table-cell>
          <table:table-cell table:formula="of:=[.C309]/[.B309]" office:value-type="float" office:value="0.806722748987449" calcext:value-type="float">
            <text:p>0.806722748987449</text:p>
          </table:table-cell>
        </table:table-row>
        <table:table-row table:style-name="ro1">
          <table:table-cell table:formula="of:=VALUE([$prevalence_history_20220213.A310])" office:value-type="date" office:date-value="2021-05-05" calcext:value-type="date">
            <text:p>05/05/21</text:p>
          </table:table-cell>
          <table:table-cell table:formula="of:=[$prevalence_history_20220213.B310]" office:value-type="float" office:value="28757.1564897332" calcext:value-type="float">
            <text:p>28757.1564897332</text:p>
          </table:table-cell>
          <table:table-cell table:formula="of:=[$p_from_i_UK.C329]" office:value-type="float" office:value="23202.4970611803" calcext:value-type="float">
            <text:p>23202.4970611803</text:p>
          </table:table-cell>
          <table:table-cell table:formula="of:=[.C310]/[.B310]" office:value-type="float" office:value="0.806842535681996" calcext:value-type="float">
            <text:p>0.806842535681996</text:p>
          </table:table-cell>
        </table:table-row>
        <table:table-row table:style-name="ro1">
          <table:table-cell table:formula="of:=VALUE([$prevalence_history_20220213.A311])" office:value-type="date" office:date-value="2021-05-06" calcext:value-type="date">
            <text:p>06/05/21</text:p>
          </table:table-cell>
          <table:table-cell table:formula="of:=[$prevalence_history_20220213.B311]" office:value-type="float" office:value="27701.27585262" calcext:value-type="float">
            <text:p>27701.27585262</text:p>
          </table:table-cell>
          <table:table-cell table:formula="of:=[$p_from_i_UK.C330]" office:value-type="float" office:value="22359.8845196702" calcext:value-type="float">
            <text:p>22359.8845196702</text:p>
          </table:table-cell>
          <table:table-cell table:formula="of:=[.C311]/[.B311]" office:value-type="float" office:value="0.807178869256139" calcext:value-type="float">
            <text:p>0.807178869256139</text:p>
          </table:table-cell>
        </table:table-row>
        <table:table-row table:style-name="ro1">
          <table:table-cell table:formula="of:=VALUE([$prevalence_history_20220213.A312])" office:value-type="date" office:date-value="2021-05-07" calcext:value-type="date">
            <text:p>07/05/21</text:p>
          </table:table-cell>
          <table:table-cell table:formula="of:=[$prevalence_history_20220213.B312]" office:value-type="float" office:value="26743.0076735217" calcext:value-type="float">
            <text:p>26743.0076735217</text:p>
          </table:table-cell>
          <table:table-cell table:formula="of:=[$p_from_i_UK.C331]" office:value-type="float" office:value="21604.892585051" calcext:value-type="float">
            <text:p>21604.892585051</text:p>
          </table:table-cell>
          <table:table-cell table:formula="of:=[.C312]/[.B312]" office:value-type="float" office:value="0.807870709562786" calcext:value-type="float">
            <text:p>0.807870709562786</text:p>
          </table:table-cell>
        </table:table-row>
        <table:table-row table:style-name="ro1">
          <table:table-cell table:formula="of:=VALUE([$prevalence_history_20220213.A313])" office:value-type="date" office:date-value="2021-05-08" calcext:value-type="date">
            <text:p>08/05/21</text:p>
          </table:table-cell>
          <table:table-cell table:formula="of:=[$prevalence_history_20220213.B313]" office:value-type="float" office:value="26000.2452440109" calcext:value-type="float">
            <text:p>26000.2452440109</text:p>
          </table:table-cell>
          <table:table-cell table:formula="of:=[$p_from_i_UK.C332]" office:value-type="float" office:value="21061.8486351645" calcext:value-type="float">
            <text:p>21061.8486351645</text:p>
          </table:table-cell>
          <table:table-cell table:formula="of:=[.C313]/[.B313]" office:value-type="float" office:value="0.810063460459707" calcext:value-type="float">
            <text:p>0.810063460459707</text:p>
          </table:table-cell>
        </table:table-row>
        <table:table-row table:style-name="ro1">
          <table:table-cell table:formula="of:=VALUE([$prevalence_history_20220213.A314])" office:value-type="date" office:date-value="2021-05-09" calcext:value-type="date">
            <text:p>09/05/21</text:p>
          </table:table-cell>
          <table:table-cell table:formula="of:=[$prevalence_history_20220213.B314]" office:value-type="float" office:value="25501.7862374521" calcext:value-type="float">
            <text:p>25501.7862374521</text:p>
          </table:table-cell>
          <table:table-cell table:formula="of:=[$p_from_i_UK.C333]" office:value-type="float" office:value="20755.4220317807" calcext:value-type="float">
            <text:p>20755.4220317807</text:p>
          </table:table-cell>
          <table:table-cell table:formula="of:=[.C314]/[.B314]" office:value-type="float" office:value="0.813881107720178" calcext:value-type="float">
            <text:p>0.813881107720178</text:p>
          </table:table-cell>
        </table:table-row>
        <table:table-row table:style-name="ro1">
          <table:table-cell table:formula="of:=VALUE([$prevalence_history_20220213.A315])" office:value-type="date" office:date-value="2021-05-10" calcext:value-type="date">
            <text:p>10/05/21</text:p>
          </table:table-cell>
          <table:table-cell table:formula="of:=[$prevalence_history_20220213.B315]" office:value-type="float" office:value="25271.9341104069" calcext:value-type="float">
            <text:p>25271.9341104069</text:p>
          </table:table-cell>
          <table:table-cell table:formula="of:=[$p_from_i_UK.C334]" office:value-type="float" office:value="20703.5646540713" calcext:value-type="float">
            <text:p>20703.5646540713</text:p>
          </table:table-cell>
          <table:table-cell table:formula="of:=[.C315]/[.B315]" office:value-type="float" office:value="0.819231506525084" calcext:value-type="float">
            <text:p>0.819231506525084</text:p>
          </table:table-cell>
        </table:table-row>
        <table:table-row table:style-name="ro1">
          <table:table-cell table:formula="of:=VALUE([$prevalence_history_20220213.A316])" office:value-type="date" office:date-value="2021-05-11" calcext:value-type="date">
            <text:p>11/05/21</text:p>
          </table:table-cell>
          <table:table-cell table:formula="of:=[$prevalence_history_20220213.B316]" office:value-type="float" office:value="25379.6987673286" calcext:value-type="float">
            <text:p>25379.6987673286</text:p>
          </table:table-cell>
          <table:table-cell table:formula="of:=[$p_from_i_UK.C335]" office:value-type="float" office:value="20956.5608498202" calcext:value-type="float">
            <text:p>20956.5608498202</text:p>
          </table:table-cell>
          <table:table-cell table:formula="of:=[.C316]/[.B316]" office:value-type="float" office:value="0.825721417812794" calcext:value-type="float">
            <text:p>0.825721417812794</text:p>
          </table:table-cell>
        </table:table-row>
        <table:table-row table:style-name="ro1">
          <table:table-cell table:formula="of:=VALUE([$prevalence_history_20220213.A317])" office:value-type="date" office:date-value="2021-05-12" calcext:value-type="date">
            <text:p>12/05/21</text:p>
          </table:table-cell>
          <table:table-cell table:formula="of:=[$prevalence_history_20220213.B317]" office:value-type="float" office:value="25625.2188563586" calcext:value-type="float">
            <text:p>25625.2188563586</text:p>
          </table:table-cell>
          <table:table-cell table:formula="of:=[$p_from_i_UK.C336]" office:value-type="float" office:value="21296.6433081747" calcext:value-type="float">
            <text:p>21296.6433081747</text:p>
          </table:table-cell>
          <table:table-cell table:formula="of:=[.C317]/[.B317]" office:value-type="float" office:value="0.831081421296435" calcext:value-type="float">
            <text:p>0.831081421296435</text:p>
          </table:table-cell>
        </table:table-row>
        <table:table-row table:style-name="ro1">
          <table:table-cell table:formula="of:=VALUE([$prevalence_history_20220213.A318])" office:value-type="date" office:date-value="2021-05-13" calcext:value-type="date">
            <text:p>13/05/21</text:p>
          </table:table-cell>
          <table:table-cell table:formula="of:=[$prevalence_history_20220213.B318]" office:value-type="float" office:value="26104.6497057712" calcext:value-type="float">
            <text:p>26104.6497057712</text:p>
          </table:table-cell>
          <table:table-cell table:formula="of:=[$p_from_i_UK.C337]" office:value-type="float" office:value="21818.7557359813" calcext:value-type="float">
            <text:p>21818.7557359813</text:p>
          </table:table-cell>
          <table:table-cell table:formula="of:=[.C318]/[.B318]" office:value-type="float" office:value="0.835818751904479" calcext:value-type="float">
            <text:p>0.835818751904479</text:p>
          </table:table-cell>
        </table:table-row>
        <table:table-row table:style-name="ro1">
          <table:table-cell table:formula="of:=VALUE([$prevalence_history_20220213.A319])" office:value-type="date" office:date-value="2021-05-14" calcext:value-type="date">
            <text:p>14/05/21</text:p>
          </table:table-cell>
          <table:table-cell table:formula="of:=[$prevalence_history_20220213.B319]" office:value-type="float" office:value="26833.0825992769" calcext:value-type="float">
            <text:p>26833.0825992769</text:p>
          </table:table-cell>
          <table:table-cell table:formula="of:=[$p_from_i_UK.C338]" office:value-type="float" office:value="22527.7188666563" calcext:value-type="float">
            <text:p>22527.7188666563</text:p>
          </table:table-cell>
          <table:table-cell table:formula="of:=[.C319]/[.B319]" office:value-type="float" office:value="0.839550162874816" calcext:value-type="float">
            <text:p>0.839550162874816</text:p>
          </table:table-cell>
        </table:table-row>
        <table:table-row table:style-name="ro1">
          <table:table-cell table:formula="of:=VALUE([$prevalence_history_20220213.A320])" office:value-type="date" office:date-value="2021-05-15" calcext:value-type="date">
            <text:p>15/05/21</text:p>
          </table:table-cell>
          <table:table-cell table:formula="of:=[$prevalence_history_20220213.B320]" office:value-type="float" office:value="27712.7761742815" calcext:value-type="float">
            <text:p>27712.7761742815</text:p>
          </table:table-cell>
          <table:table-cell table:formula="of:=[$p_from_i_UK.C339]" office:value-type="float" office:value="23329.5427089094" calcext:value-type="float">
            <text:p>23329.5427089094</text:p>
          </table:table-cell>
          <table:table-cell table:formula="of:=[.C320]/[.B320]" office:value-type="float" office:value="0.841833476451201" calcext:value-type="float">
            <text:p>0.841833476451201</text:p>
          </table:table-cell>
        </table:table-row>
        <table:table-row table:style-name="ro1">
          <table:table-cell table:formula="of:=VALUE([$prevalence_history_20220213.A321])" office:value-type="date" office:date-value="2021-05-16" calcext:value-type="date">
            <text:p>16/05/21</text:p>
          </table:table-cell>
          <table:table-cell table:formula="of:=[$prevalence_history_20220213.B321]" office:value-type="float" office:value="28703.6887525744" calcext:value-type="float">
            <text:p>28703.6887525744</text:p>
          </table:table-cell>
          <table:table-cell table:formula="of:=[$p_from_i_UK.C340]" office:value-type="float" office:value="24188.0250367032" calcext:value-type="float">
            <text:p>24188.0250367032</text:p>
          </table:table-cell>
          <table:table-cell table:formula="of:=[.C321]/[.B321]" office:value-type="float" office:value="0.842680020857382" calcext:value-type="float">
            <text:p>0.842680020857382</text:p>
          </table:table-cell>
        </table:table-row>
        <table:table-row table:style-name="ro1">
          <table:table-cell table:formula="of:=VALUE([$prevalence_history_20220213.A322])" office:value-type="date" office:date-value="2021-05-17" calcext:value-type="date">
            <text:p>17/05/21</text:p>
          </table:table-cell>
          <table:table-cell table:formula="of:=[$prevalence_history_20220213.B322]" office:value-type="float" office:value="29801.4205297053" calcext:value-type="float">
            <text:p>29801.4205297053</text:p>
          </table:table-cell>
          <table:table-cell table:formula="of:=[$p_from_i_UK.C341]" office:value-type="float" office:value="25118.0967770975" calcext:value-type="float">
            <text:p>25118.0967770975</text:p>
          </table:table-cell>
          <table:table-cell table:formula="of:=[.C322]/[.B322]" office:value-type="float" office:value="0.842848976009731" calcext:value-type="float">
            <text:p>0.842848976009731</text:p>
          </table:table-cell>
        </table:table-row>
        <table:table-row table:style-name="ro1">
          <table:table-cell table:formula="of:=VALUE([$prevalence_history_20220213.A323])" office:value-type="date" office:date-value="2021-05-18" calcext:value-type="date">
            <text:p>18/05/21</text:p>
          </table:table-cell>
          <table:table-cell table:formula="of:=[$prevalence_history_20220213.B323]" office:value-type="float" office:value="30997.1448204286" calcext:value-type="float">
            <text:p>30997.1448204286</text:p>
          </table:table-cell>
          <table:table-cell table:formula="of:=[$p_from_i_UK.C342]" office:value-type="float" office:value="26129.1247943409" calcext:value-type="float">
            <text:p>26129.1247943409</text:p>
          </table:table-cell>
          <table:table-cell table:formula="of:=[.C323]/[.B323]" office:value-type="float" office:value="0.842952631466901" calcext:value-type="float">
            <text:p>0.842952631466901</text:p>
          </table:table-cell>
        </table:table-row>
        <table:table-row table:style-name="ro1">
          <table:table-cell table:formula="of:=VALUE([$prevalence_history_20220213.A324])" office:value-type="date" office:date-value="2021-05-19" calcext:value-type="date">
            <text:p>19/05/21</text:p>
          </table:table-cell>
          <table:table-cell table:formula="of:=[$prevalence_history_20220213.B324]" office:value-type="float" office:value="32156.6118327035" calcext:value-type="float">
            <text:p>32156.6118327035</text:p>
          </table:table-cell>
          <table:table-cell table:formula="of:=[$p_from_i_UK.C343]" office:value-type="float" office:value="27083.4279067904" calcext:value-type="float">
            <text:p>27083.4279067904</text:p>
          </table:table-cell>
          <table:table-cell table:formula="of:=[.C324]/[.B324]" office:value-type="float" office:value="0.842235122521408" calcext:value-type="float">
            <text:p>0.842235122521408</text:p>
          </table:table-cell>
        </table:table-row>
        <table:table-row table:style-name="ro1">
          <table:table-cell table:formula="of:=VALUE([$prevalence_history_20220213.A325])" office:value-type="date" office:date-value="2021-05-20" calcext:value-type="date">
            <text:p>20/05/21</text:p>
          </table:table-cell>
          <table:table-cell table:formula="of:=[$prevalence_history_20220213.B325]" office:value-type="float" office:value="33260.6329884578" calcext:value-type="float">
            <text:p>33260.6329884578</text:p>
          </table:table-cell>
          <table:table-cell table:formula="of:=[$p_from_i_UK.C344]" office:value-type="float" office:value="27972.207571508" calcext:value-type="float">
            <text:p>27972.207571508</text:p>
          </table:table-cell>
          <table:table-cell table:formula="of:=[.C325]/[.B325]" office:value-type="float" office:value="0.841000457845014" calcext:value-type="float">
            <text:p>0.841000457845014</text:p>
          </table:table-cell>
        </table:table-row>
        <table:table-row table:style-name="ro1">
          <table:table-cell table:formula="of:=VALUE([$prevalence_history_20220213.A326])" office:value-type="date" office:date-value="2021-05-21" calcext:value-type="date">
            <text:p>21/05/21</text:p>
          </table:table-cell>
          <table:table-cell table:formula="of:=[$prevalence_history_20220213.B326]" office:value-type="float" office:value="34403.3744907656" calcext:value-type="float">
            <text:p>34403.3744907656</text:p>
          </table:table-cell>
          <table:table-cell table:formula="of:=[$p_from_i_UK.C345]" office:value-type="float" office:value="28900.9741996063" calcext:value-type="float">
            <text:p>28900.9741996063</text:p>
          </table:table-cell>
          <table:table-cell table:formula="of:=[.C326]/[.B326]" office:value-type="float" office:value="0.840062192369059" calcext:value-type="float">
            <text:p>0.840062192369059</text:p>
          </table:table-cell>
        </table:table-row>
        <table:table-row table:style-name="ro1">
          <table:table-cell table:formula="of:=VALUE([$prevalence_history_20220213.A327])" office:value-type="date" office:date-value="2021-05-22" calcext:value-type="date">
            <text:p>22/05/21</text:p>
          </table:table-cell>
          <table:table-cell table:formula="of:=[$prevalence_history_20220213.B327]" office:value-type="float" office:value="35419.7727686754" calcext:value-type="float">
            <text:p>35419.7727686754</text:p>
          </table:table-cell>
          <table:table-cell table:formula="of:=[$p_from_i_UK.C346]" office:value-type="float" office:value="29702.0528445893" calcext:value-type="float">
            <text:p>29702.0528445893</text:p>
          </table:table-cell>
          <table:table-cell table:formula="of:=[.C327]/[.B327]" office:value-type="float" office:value="0.838572653714404" calcext:value-type="float">
            <text:p>0.838572653714404</text:p>
          </table:table-cell>
        </table:table-row>
        <table:table-row table:style-name="ro1">
          <table:table-cell table:formula="of:=VALUE([$prevalence_history_20220213.A328])" office:value-type="date" office:date-value="2021-05-23" calcext:value-type="date">
            <text:p>23/05/21</text:p>
          </table:table-cell>
          <table:table-cell table:formula="of:=[$prevalence_history_20220213.B328]" office:value-type="float" office:value="36356.1214077919" calcext:value-type="float">
            <text:p>36356.1214077919</text:p>
          </table:table-cell>
          <table:table-cell table:formula="of:=[$p_from_i_UK.C347]" office:value-type="float" office:value="30425.2499047624" calcext:value-type="float">
            <text:p>30425.2499047624</text:p>
          </table:table-cell>
          <table:table-cell table:formula="of:=[.C328]/[.B328]" office:value-type="float" office:value="0.836867320457391" calcext:value-type="float">
            <text:p>0.836867320457391</text:p>
          </table:table-cell>
        </table:table-row>
        <table:table-row table:style-name="ro1">
          <table:table-cell table:formula="of:=VALUE([$prevalence_history_20220213.A329])" office:value-type="date" office:date-value="2021-05-24" calcext:value-type="date">
            <text:p>24/05/21</text:p>
          </table:table-cell>
          <table:table-cell table:formula="of:=[$prevalence_history_20220213.B329]" office:value-type="float" office:value="37081.6558258803" calcext:value-type="float">
            <text:p>37081.6558258803</text:p>
          </table:table-cell>
          <table:table-cell table:formula="of:=[$p_from_i_UK.C348]" office:value-type="float" office:value="30946.9127351176" calcext:value-type="float">
            <text:p>30946.9127351176</text:p>
          </table:table-cell>
          <table:table-cell table:formula="of:=[.C329]/[.B329]" office:value-type="float" office:value="0.834561241828875" calcext:value-type="float">
            <text:p>0.834561241828875</text:p>
          </table:table-cell>
        </table:table-row>
        <table:table-row table:style-name="ro1">
          <table:table-cell table:formula="of:=VALUE([$prevalence_history_20220213.A330])" office:value-type="date" office:date-value="2021-05-25" calcext:value-type="date">
            <text:p>25/05/21</text:p>
          </table:table-cell>
          <table:table-cell table:formula="of:=[$prevalence_history_20220213.B330]" office:value-type="float" office:value="37642.9539600562" calcext:value-type="float">
            <text:p>37642.9539600562</text:p>
          </table:table-cell>
          <table:table-cell table:formula="of:=[$p_from_i_UK.C349]" office:value-type="float" office:value="31327.0739960506" calcext:value-type="float">
            <text:p>31327.0739960506</text:p>
          </table:table-cell>
          <table:table-cell table:formula="of:=[.C330]/[.B330]" office:value-type="float" office:value="0.832216144070215" calcext:value-type="float">
            <text:p>0.832216144070215</text:p>
          </table:table-cell>
        </table:table-row>
        <table:table-row table:style-name="ro1">
          <table:table-cell table:formula="of:=VALUE([$prevalence_history_20220213.A331])" office:value-type="date" office:date-value="2021-05-26" calcext:value-type="date">
            <text:p>26/05/21</text:p>
          </table:table-cell>
          <table:table-cell table:formula="of:=[$prevalence_history_20220213.B331]" office:value-type="float" office:value="38173.5289826351" calcext:value-type="float">
            <text:p>38173.5289826351</text:p>
          </table:table-cell>
          <table:table-cell table:formula="of:=[$p_from_i_UK.C350]" office:value-type="float" office:value="31700.3984380348" calcext:value-type="float">
            <text:p>31700.3984380348</text:p>
          </table:table-cell>
          <table:table-cell table:formula="of:=[.C331]/[.B331]" office:value-type="float" office:value="0.830428815016163" calcext:value-type="float">
            <text:p>0.830428815016163</text:p>
          </table:table-cell>
        </table:table-row>
        <table:table-row table:style-name="ro1">
          <table:table-cell table:formula="of:=VALUE([$prevalence_history_20220213.A332])" office:value-type="date" office:date-value="2021-05-27" calcext:value-type="date">
            <text:p>27/05/21</text:p>
          </table:table-cell>
          <table:table-cell table:formula="of:=[$prevalence_history_20220213.B332]" office:value-type="float" office:value="38595.443018423" calcext:value-type="float">
            <text:p>38595.443018423</text:p>
          </table:table-cell>
          <table:table-cell table:formula="of:=[$p_from_i_UK.C351]" office:value-type="float" office:value="31986.898539572" calcext:value-type="float">
            <text:p>31986.898539572</text:p>
          </table:table-cell>
          <table:table-cell table:formula="of:=[.C332]/[.B332]" office:value-type="float" office:value="0.828773970136928" calcext:value-type="float">
            <text:p>0.828773970136928</text:p>
          </table:table-cell>
        </table:table-row>
        <table:table-row table:style-name="ro1">
          <table:table-cell table:formula="of:=VALUE([$prevalence_history_20220213.A333])" office:value-type="date" office:date-value="2021-05-28" calcext:value-type="date">
            <text:p>28/05/21</text:p>
          </table:table-cell>
          <table:table-cell table:formula="of:=[$prevalence_history_20220213.B333]" office:value-type="float" office:value="38882.6319817682" calcext:value-type="float">
            <text:p>38882.6319817682</text:p>
          </table:table-cell>
          <table:table-cell table:formula="of:=[$p_from_i_UK.C352]" office:value-type="float" office:value="32175.3189274626" calcext:value-type="float">
            <text:p>32175.3189274626</text:p>
          </table:table-cell>
          <table:table-cell table:formula="of:=[.C333]/[.B333]" office:value-type="float" office:value="0.827498481649837" calcext:value-type="float">
            <text:p>0.827498481649837</text:p>
          </table:table-cell>
        </table:table-row>
        <table:table-row table:style-name="ro1">
          <table:table-cell table:formula="of:=VALUE([$prevalence_history_20220213.A334])" office:value-type="date" office:date-value="2021-05-29" calcext:value-type="date">
            <text:p>29/05/21</text:p>
          </table:table-cell>
          <table:table-cell table:formula="of:=[$prevalence_history_20220213.B334]" office:value-type="float" office:value="39311.498409387" calcext:value-type="float">
            <text:p>39311.498409387</text:p>
          </table:table-cell>
          <table:table-cell table:formula="of:=[$p_from_i_UK.C353]" office:value-type="float" office:value="32530.6354981417" calcext:value-type="float">
            <text:p>32530.6354981417</text:p>
          </table:table-cell>
          <table:table-cell table:formula="of:=[.C334]/[.B334]" office:value-type="float" office:value="0.827509426360962" calcext:value-type="float">
            <text:p>0.827509426360962</text:p>
          </table:table-cell>
        </table:table-row>
        <table:table-row table:style-name="ro1">
          <table:table-cell table:formula="of:=VALUE([$prevalence_history_20220213.A335])" office:value-type="date" office:date-value="2021-05-30" calcext:value-type="date">
            <text:p>30/05/21</text:p>
          </table:table-cell>
          <table:table-cell table:formula="of:=[$prevalence_history_20220213.B335]" office:value-type="float" office:value="39955.2662051861" calcext:value-type="float">
            <text:p>39955.2662051861</text:p>
          </table:table-cell>
          <table:table-cell table:formula="of:=[$p_from_i_UK.C354]" office:value-type="float" office:value="33125.8516409406" calcext:value-type="float">
            <text:p>33125.8516409406</text:p>
          </table:table-cell>
          <table:table-cell table:formula="of:=[.C335]/[.B335]" office:value-type="float" office:value="0.829073481098242" calcext:value-type="float">
            <text:p>0.829073481098242</text:p>
          </table:table-cell>
        </table:table-row>
        <table:table-row table:style-name="ro1">
          <table:table-cell table:formula="of:=VALUE([$prevalence_history_20220213.A336])" office:value-type="date" office:date-value="2021-05-31" calcext:value-type="date">
            <text:p>31/05/21</text:p>
          </table:table-cell>
          <table:table-cell table:formula="of:=[$prevalence_history_20220213.B336]" office:value-type="float" office:value="40802.9961855284" calcext:value-type="float">
            <text:p>40802.9961855284</text:p>
          </table:table-cell>
          <table:table-cell table:formula="of:=[$p_from_i_UK.C355]" office:value-type="float" office:value="33929.1961156817" calcext:value-type="float">
            <text:p>33929.1961156817</text:p>
          </table:table-cell>
          <table:table-cell table:formula="of:=[.C336]/[.B336]" office:value-type="float" office:value="0.831536879336213" calcext:value-type="float">
            <text:p>0.831536879336213</text:p>
          </table:table-cell>
        </table:table-row>
        <table:table-row table:style-name="ro1">
          <table:table-cell table:formula="of:=VALUE([$prevalence_history_20220213.A337])" office:value-type="date" office:date-value="2021-06-01" calcext:value-type="date">
            <text:p>01/06/21</text:p>
          </table:table-cell>
          <table:table-cell table:formula="of:=[$prevalence_history_20220213.B337]" office:value-type="float" office:value="42178.0299682964" calcext:value-type="float">
            <text:p>42178.0299682964</text:p>
          </table:table-cell>
          <table:table-cell table:formula="of:=[$p_from_i_UK.C356]" office:value-type="float" office:value="35244.7720445479" calcext:value-type="float">
            <text:p>35244.7720445479</text:p>
          </table:table-cell>
          <table:table-cell table:formula="of:=[.C337]/[.B337]" office:value-type="float" office:value="0.835619209124751" calcext:value-type="float">
            <text:p>0.835619209124751</text:p>
          </table:table-cell>
        </table:table-row>
        <table:table-row table:style-name="ro1">
          <table:table-cell table:formula="of:=VALUE([$prevalence_history_20220213.A338])" office:value-type="date" office:date-value="2021-06-02" calcext:value-type="date">
            <text:p>02/06/21</text:p>
          </table:table-cell>
          <table:table-cell table:formula="of:=[$prevalence_history_20220213.B338]" office:value-type="float" office:value="43170.8187337576" calcext:value-type="float">
            <text:p>43170.8187337576</text:p>
          </table:table-cell>
          <table:table-cell table:formula="of:=[$p_from_i_UK.C357]" office:value-type="float" office:value="37239.1935629761" calcext:value-type="float">
            <text:p>37239.1935629761</text:p>
          </table:table-cell>
          <table:table-cell table:formula="of:=[.C338]/[.B338]" office:value-type="float" office:value="0.862601049858171" calcext:value-type="float">
            <text:p>0.862601049858171</text:p>
          </table:table-cell>
        </table:table-row>
        <table:table-row table:style-name="ro1">
          <table:table-cell table:formula="of:=VALUE([$prevalence_history_20220213.A339])" office:value-type="date" office:date-value="2021-06-03" calcext:value-type="date">
            <text:p>03/06/21</text:p>
          </table:table-cell>
          <table:table-cell table:formula="of:=[$prevalence_history_20220213.B339]" office:value-type="float" office:value="47076.3767006704" calcext:value-type="float">
            <text:p>47076.3767006704</text:p>
          </table:table-cell>
          <table:table-cell table:formula="of:=[$p_from_i_UK.C358]" office:value-type="float" office:value="39931.5865357636" calcext:value-type="float">
            <text:p>39931.5865357636</text:p>
          </table:table-cell>
          <table:table-cell table:formula="of:=[.C339]/[.B339]" office:value-type="float" office:value="0.848229820014907" calcext:value-type="float">
            <text:p>0.848229820014907</text:p>
          </table:table-cell>
        </table:table-row>
        <table:table-row table:style-name="ro1">
          <table:table-cell table:formula="of:=VALUE([$prevalence_history_20220213.A340])" office:value-type="date" office:date-value="2021-06-04" calcext:value-type="date">
            <text:p>04/06/21</text:p>
          </table:table-cell>
          <table:table-cell table:formula="of:=[$prevalence_history_20220213.B340]" office:value-type="float" office:value="50580.5286209578" calcext:value-type="float">
            <text:p>50580.5286209578</text:p>
          </table:table-cell>
          <table:table-cell table:formula="of:=[$p_from_i_UK.C359]" office:value-type="float" office:value="43202.7780123463" calcext:value-type="float">
            <text:p>43202.7780123463</text:p>
          </table:table-cell>
          <table:table-cell table:formula="of:=[.C340]/[.B340]" office:value-type="float" office:value="0.854138523068844" calcext:value-type="float">
            <text:p>0.854138523068844</text:p>
          </table:table-cell>
        </table:table-row>
        <table:table-row table:style-name="ro1">
          <table:table-cell table:formula="of:=VALUE([$prevalence_history_20220213.A341])" office:value-type="date" office:date-value="2021-06-05" calcext:value-type="date">
            <text:p>05/06/21</text:p>
          </table:table-cell>
          <table:table-cell table:formula="of:=[$prevalence_history_20220213.B341]" office:value-type="float" office:value="53652.7564655448" calcext:value-type="float">
            <text:p>53652.7564655448</text:p>
          </table:table-cell>
          <table:table-cell table:formula="of:=[$p_from_i_UK.C360]" office:value-type="float" office:value="46961.9635502364" calcext:value-type="float">
            <text:p>46961.9635502364</text:p>
          </table:table-cell>
          <table:table-cell table:formula="of:=[.C341]/[.B341]" office:value-type="float" office:value="0.875294516888333" calcext:value-type="float">
            <text:p>0.875294516888333</text:p>
          </table:table-cell>
        </table:table-row>
        <table:table-row table:style-name="ro1">
          <table:table-cell table:formula="of:=VALUE([$prevalence_history_20220213.A342])" office:value-type="date" office:date-value="2021-06-06" calcext:value-type="date">
            <text:p>06/06/21</text:p>
          </table:table-cell>
          <table:table-cell table:formula="of:=[$prevalence_history_20220213.B342]" office:value-type="float" office:value="58341.6365839585" calcext:value-type="float">
            <text:p>58341.6365839585</text:p>
          </table:table-cell>
          <table:table-cell table:formula="of:=[$p_from_i_UK.C361]" office:value-type="float" office:value="51166.6818615583" calcext:value-type="float">
            <text:p>51166.6818615583</text:p>
          </table:table-cell>
          <table:table-cell table:formula="of:=[.C342]/[.B342]" office:value-type="float" office:value="0.877018281582231" calcext:value-type="float">
            <text:p>0.877018281582231</text:p>
          </table:table-cell>
        </table:table-row>
        <table:table-row table:style-name="ro1">
          <table:table-cell table:formula="of:=VALUE([$prevalence_history_20220213.A343])" office:value-type="date" office:date-value="2021-06-07" calcext:value-type="date">
            <text:p>07/06/21</text:p>
          </table:table-cell>
          <table:table-cell table:formula="of:=[$prevalence_history_20220213.B343]" office:value-type="float" office:value="64395.3235413684" calcext:value-type="float">
            <text:p>64395.3235413684</text:p>
          </table:table-cell>
          <table:table-cell table:formula="of:=[$p_from_i_UK.C362]" office:value-type="float" office:value="55558.9832253201" calcext:value-type="float">
            <text:p>55558.9832253201</text:p>
          </table:table-cell>
          <table:table-cell table:formula="of:=[.C343]/[.B343]" office:value-type="float" office:value="0.862779782286959" calcext:value-type="float">
            <text:p>0.862779782286959</text:p>
          </table:table-cell>
        </table:table-row>
        <table:table-row table:style-name="ro1">
          <table:table-cell table:formula="of:=VALUE([$prevalence_history_20220213.A344])" office:value-type="date" office:date-value="2021-06-08" calcext:value-type="date">
            <text:p>08/06/21</text:p>
          </table:table-cell>
          <table:table-cell table:formula="of:=[$prevalence_history_20220213.B344]" office:value-type="float" office:value="69992.664711915" calcext:value-type="float">
            <text:p>69992.664711915</text:p>
          </table:table-cell>
          <table:table-cell table:formula="of:=[$p_from_i_UK.C363]" office:value-type="float" office:value="60377.0402359652" calcext:value-type="float">
            <text:p>60377.0402359652</text:p>
          </table:table-cell>
          <table:table-cell table:formula="of:=[.C344]/[.B344]" office:value-type="float" office:value="0.862619539982839" calcext:value-type="float">
            <text:p>0.862619539982839</text:p>
          </table:table-cell>
        </table:table-row>
        <table:table-row table:style-name="ro1">
          <table:table-cell table:formula="of:=VALUE([$prevalence_history_20220213.A345])" office:value-type="date" office:date-value="2021-06-09" calcext:value-type="date">
            <text:p>09/06/21</text:p>
          </table:table-cell>
          <table:table-cell table:formula="of:=[$prevalence_history_20220213.B345]" office:value-type="float" office:value="75921.4010355438" calcext:value-type="float">
            <text:p>75921.4010355438</text:p>
          </table:table-cell>
          <table:table-cell table:formula="of:=[$p_from_i_UK.C364]" office:value-type="float" office:value="65409.6466405744" calcext:value-type="float">
            <text:p>65409.6466405744</text:p>
          </table:table-cell>
          <table:table-cell table:formula="of:=[.C345]/[.B345]" office:value-type="float" office:value="0.861544251665638" calcext:value-type="float">
            <text:p>0.861544251665638</text:p>
          </table:table-cell>
        </table:table-row>
        <table:table-row table:style-name="ro1">
          <table:table-cell table:formula="of:=VALUE([$prevalence_history_20220213.A346])" office:value-type="date" office:date-value="2021-06-10" calcext:value-type="date">
            <text:p>10/06/21</text:p>
          </table:table-cell>
          <table:table-cell table:formula="of:=[$prevalence_history_20220213.B346]" office:value-type="float" office:value="81956.1113137031" calcext:value-type="float">
            <text:p>81956.1113137031</text:p>
          </table:table-cell>
          <table:table-cell table:formula="of:=[$p_from_i_UK.C365]" office:value-type="float" office:value="70459.4652584762" calcext:value-type="float">
            <text:p>70459.4652584762</text:p>
          </table:table-cell>
          <table:table-cell table:formula="of:=[.C346]/[.B346]" office:value-type="float" office:value="0.859721918586141" calcext:value-type="float">
            <text:p>0.859721918586141</text:p>
          </table:table-cell>
        </table:table-row>
        <table:table-row table:style-name="ro1">
          <table:table-cell table:formula="of:=VALUE([$prevalence_history_20220213.A347])" office:value-type="date" office:date-value="2021-06-11" calcext:value-type="date">
            <text:p>11/06/21</text:p>
          </table:table-cell>
          <table:table-cell table:formula="of:=[$prevalence_history_20220213.B347]" office:value-type="float" office:value="88251.8799214622" calcext:value-type="float">
            <text:p>88251.8799214622</text:p>
          </table:table-cell>
          <table:table-cell table:formula="of:=[$p_from_i_UK.C366]" office:value-type="float" office:value="75701.5468649349" calcext:value-type="float">
            <text:p>75701.5468649349</text:p>
          </table:table-cell>
          <table:table-cell table:formula="of:=[.C347]/[.B347]" office:value-type="float" office:value="0.857789623657919" calcext:value-type="float">
            <text:p>0.857789623657919</text:p>
          </table:table-cell>
        </table:table-row>
        <table:table-row table:style-name="ro1">
          <table:table-cell table:formula="of:=VALUE([$prevalence_history_20220213.A348])" office:value-type="date" office:date-value="2021-06-12" calcext:value-type="date">
            <text:p>12/06/21</text:p>
          </table:table-cell>
          <table:table-cell table:formula="of:=[$prevalence_history_20220213.B348]" office:value-type="float" office:value="94885.4406009478" calcext:value-type="float">
            <text:p>94885.4406009478</text:p>
          </table:table-cell>
          <table:table-cell table:formula="of:=[$p_from_i_UK.C367]" office:value-type="float" office:value="81230.19338588" calcext:value-type="float">
            <text:p>81230.19338588</text:p>
          </table:table-cell>
          <table:table-cell table:formula="of:=[.C348]/[.B348]" office:value-type="float" office:value="0.856087012627189" calcext:value-type="float">
            <text:p>0.856087012627189</text:p>
          </table:table-cell>
        </table:table-row>
        <table:table-row table:style-name="ro1">
          <table:table-cell table:formula="of:=VALUE([$prevalence_history_20220213.A349])" office:value-type="date" office:date-value="2021-06-13" calcext:value-type="date">
            <text:p>13/06/21</text:p>
          </table:table-cell>
          <table:table-cell table:formula="of:=[$prevalence_history_20220213.B349]" office:value-type="float" office:value="101752.77804551" calcext:value-type="float">
            <text:p>101752.77804551</text:p>
          </table:table-cell>
          <table:table-cell table:formula="of:=[$p_from_i_UK.C368]" office:value-type="float" office:value="86964.949625641" calcext:value-type="float">
            <text:p>86964.949625641</text:p>
          </table:table-cell>
          <table:table-cell table:formula="of:=[.C349]/[.B349]" office:value-type="float" office:value="0.854669044876053" calcext:value-type="float">
            <text:p>0.854669044876053</text:p>
          </table:table-cell>
        </table:table-row>
        <table:table-row table:style-name="ro1">
          <table:table-cell table:formula="of:=VALUE([$prevalence_history_20220213.A350])" office:value-type="date" office:date-value="2021-06-14" calcext:value-type="date">
            <text:p>14/06/21</text:p>
          </table:table-cell>
          <table:table-cell table:formula="of:=[$prevalence_history_20220213.B350]" office:value-type="float" office:value="108771.331845698" calcext:value-type="float">
            <text:p>108771.331845698</text:p>
          </table:table-cell>
          <table:table-cell table:formula="of:=[$p_from_i_UK.C369]" office:value-type="float" office:value="92815.88910078" calcext:value-type="float">
            <text:p>92815.88910078</text:p>
          </table:table-cell>
          <table:table-cell table:formula="of:=[.C350]/[.B350]" office:value-type="float" office:value="0.853312058663102" calcext:value-type="float">
            <text:p>0.853312058663102</text:p>
          </table:table-cell>
        </table:table-row>
        <table:table-row table:style-name="ro1">
          <table:table-cell table:formula="of:=VALUE([$prevalence_history_20220213.A351])" office:value-type="date" office:date-value="2021-06-15" calcext:value-type="date">
            <text:p>15/06/21</text:p>
          </table:table-cell>
          <table:table-cell table:formula="of:=[$prevalence_history_20220213.B351]" office:value-type="float" office:value="115960.361446591" calcext:value-type="float">
            <text:p>115960.361446591</text:p>
          </table:table-cell>
          <table:table-cell table:formula="of:=[$p_from_i_UK.C370]" office:value-type="float" office:value="98821.5029629131" calcext:value-type="float">
            <text:p>98821.5029629131</text:p>
          </table:table-cell>
          <table:table-cell table:formula="of:=[.C351]/[.B351]" office:value-type="float" office:value="0.852200715228266" calcext:value-type="float">
            <text:p>0.852200715228266</text:p>
          </table:table-cell>
        </table:table-row>
        <table:table-row table:style-name="ro1">
          <table:table-cell table:formula="of:=VALUE([$prevalence_history_20220213.A352])" office:value-type="date" office:date-value="2021-06-16" calcext:value-type="date">
            <text:p>16/06/21</text:p>
          </table:table-cell>
          <table:table-cell table:formula="of:=[$prevalence_history_20220213.B352]" office:value-type="float" office:value="123150.638715323" calcext:value-type="float">
            <text:p>123150.638715323</text:p>
          </table:table-cell>
          <table:table-cell table:formula="of:=[$p_from_i_UK.C371]" office:value-type="float" office:value="104808.263616959" calcext:value-type="float">
            <text:p>104808.263616959</text:p>
          </table:table-cell>
          <table:table-cell table:formula="of:=[.C352]/[.B352]" office:value-type="float" office:value="0.851057409935449" calcext:value-type="float">
            <text:p>0.851057409935449</text:p>
          </table:table-cell>
        </table:table-row>
        <table:table-row table:style-name="ro1">
          <table:table-cell table:formula="of:=VALUE([$prevalence_history_20220213.A353])" office:value-type="date" office:date-value="2021-06-17" calcext:value-type="date">
            <text:p>17/06/21</text:p>
          </table:table-cell>
          <table:table-cell table:formula="of:=[$prevalence_history_20220213.B353]" office:value-type="float" office:value="130540.131880925" calcext:value-type="float">
            <text:p>130540.131880925</text:p>
          </table:table-cell>
          <table:table-cell table:formula="of:=[$p_from_i_UK.C372]" office:value-type="float" office:value="110952.483884843" calcext:value-type="float">
            <text:p>110952.483884843</text:p>
          </table:table-cell>
          <table:table-cell table:formula="of:=[.C353]/[.B353]" office:value-type="float" office:value="0.849949224703179" calcext:value-type="float">
            <text:p>0.849949224703179</text:p>
          </table:table-cell>
        </table:table-row>
        <table:table-row table:style-name="ro1">
          <table:table-cell table:formula="of:=VALUE([$prevalence_history_20220213.A354])" office:value-type="date" office:date-value="2021-06-18" calcext:value-type="date">
            <text:p>18/06/21</text:p>
          </table:table-cell>
          <table:table-cell table:formula="of:=[$prevalence_history_20220213.B354]" office:value-type="float" office:value="137687.576292156" calcext:value-type="float">
            <text:p>137687.576292156</text:p>
          </table:table-cell>
          <table:table-cell table:formula="of:=[$p_from_i_UK.C373]" office:value-type="float" office:value="116826.328739057" calcext:value-type="float">
            <text:p>116826.328739057</text:p>
          </table:table-cell>
          <table:table-cell table:formula="of:=[.C354]/[.B354]" office:value-type="float" office:value="0.848488526598551" calcext:value-type="float">
            <text:p>0.848488526598551</text:p>
          </table:table-cell>
        </table:table-row>
        <table:table-row table:style-name="ro1">
          <table:table-cell table:formula="of:=VALUE([$prevalence_history_20220213.A355])" office:value-type="date" office:date-value="2021-06-19" calcext:value-type="date">
            <text:p>19/06/21</text:p>
          </table:table-cell>
          <table:table-cell table:formula="of:=[$prevalence_history_20220213.B355]" office:value-type="float" office:value="144529.996509524" calcext:value-type="float">
            <text:p>144529.996509524</text:p>
          </table:table-cell>
          <table:table-cell table:formula="of:=[$p_from_i_UK.C374]" office:value-type="float" office:value="122387.518468962" calcext:value-type="float">
            <text:p>122387.518468962</text:p>
          </table:table-cell>
          <table:table-cell table:formula="of:=[.C355]/[.B355]" office:value-type="float" office:value="0.846796661071649" calcext:value-type="float">
            <text:p>0.846796661071649</text:p>
          </table:table-cell>
        </table:table-row>
        <table:table-row table:style-name="ro1">
          <table:table-cell table:formula="of:=VALUE([$prevalence_history_20220213.A356])" office:value-type="date" office:date-value="2021-06-20" calcext:value-type="date">
            <text:p>20/06/21</text:p>
          </table:table-cell>
          <table:table-cell table:formula="of:=[$prevalence_history_20220213.B356]" office:value-type="float" office:value="151203.609210254" calcext:value-type="float">
            <text:p>151203.609210254</text:p>
          </table:table-cell>
          <table:table-cell table:formula="of:=[$p_from_i_UK.C375]" office:value-type="float" office:value="127786.874922236" calcext:value-type="float">
            <text:p>127786.874922236</text:p>
          </table:table-cell>
          <table:table-cell table:formula="of:=[.C356]/[.B356]" office:value-type="float" office:value="0.845131115518174" calcext:value-type="float">
            <text:p>0.845131115518174</text:p>
          </table:table-cell>
        </table:table-row>
        <table:table-row table:style-name="ro1">
          <table:table-cell table:formula="of:=VALUE([$prevalence_history_20220213.A357])" office:value-type="date" office:date-value="2021-06-21" calcext:value-type="date">
            <text:p>21/06/21</text:p>
          </table:table-cell>
          <table:table-cell table:formula="of:=[$prevalence_history_20220213.B357]" office:value-type="float" office:value="157932.817953063" calcext:value-type="float">
            <text:p>157932.817953063</text:p>
          </table:table-cell>
          <table:table-cell table:formula="of:=[$p_from_i_UK.C376]" office:value-type="float" office:value="133252.727266301" calcext:value-type="float">
            <text:p>133252.727266301</text:p>
          </table:table-cell>
          <table:table-cell table:formula="of:=[.C357]/[.B357]" office:value-type="float" office:value="0.843730448132086" calcext:value-type="float">
            <text:p>0.843730448132086</text:p>
          </table:table-cell>
        </table:table-row>
        <table:table-row table:style-name="ro1">
          <table:table-cell table:formula="of:=VALUE([$prevalence_history_20220213.A358])" office:value-type="date" office:date-value="2021-06-22" calcext:value-type="date">
            <text:p>22/06/21</text:p>
          </table:table-cell>
          <table:table-cell table:formula="of:=[$prevalence_history_20220213.B358]" office:value-type="float" office:value="164687.948398148" calcext:value-type="float">
            <text:p>164687.948398148</text:p>
          </table:table-cell>
          <table:table-cell table:formula="of:=[$p_from_i_UK.C377]" office:value-type="float" office:value="138772.96991783" calcext:value-type="float">
            <text:p>138772.96991783</text:p>
          </table:table-cell>
          <table:table-cell table:formula="of:=[.C358]/[.B358]" office:value-type="float" office:value="0.842641925335871" calcext:value-type="float">
            <text:p>0.842641925335871</text:p>
          </table:table-cell>
        </table:table-row>
        <table:table-row table:style-name="ro1">
          <table:table-cell table:formula="of:=VALUE([$prevalence_history_20220213.A359])" office:value-type="date" office:date-value="2021-06-23" calcext:value-type="date">
            <text:p>23/06/21</text:p>
          </table:table-cell>
          <table:table-cell table:formula="of:=[$prevalence_history_20220213.B359]" office:value-type="float" office:value="172015.523244818" calcext:value-type="float">
            <text:p>172015.523244818</text:p>
          </table:table-cell>
          <table:table-cell table:formula="of:=[$p_from_i_UK.C378]" office:value-type="float" office:value="144897.321205043" calcext:value-type="float">
            <text:p>144897.321205043</text:p>
          </table:table-cell>
          <table:table-cell table:formula="of:=[.C359]/[.B359]" office:value-type="float" office:value="0.842350262765649" calcext:value-type="float">
            <text:p>0.842350262765649</text:p>
          </table:table-cell>
        </table:table-row>
        <table:table-row table:style-name="ro1">
          <table:table-cell table:formula="of:=VALUE([$prevalence_history_20220213.A360])" office:value-type="date" office:date-value="2021-06-24" calcext:value-type="date">
            <text:p>24/06/21</text:p>
          </table:table-cell>
          <table:table-cell table:formula="of:=[$prevalence_history_20220213.B360]" office:value-type="float" office:value="179895.137752665" calcext:value-type="float">
            <text:p>179895.137752665</text:p>
          </table:table-cell>
          <table:table-cell table:formula="of:=[$p_from_i_UK.C379]" office:value-type="float" office:value="151617.80914837" calcext:value-type="float">
            <text:p>151617.80914837</text:p>
          </table:table-cell>
          <table:table-cell table:formula="of:=[.C360]/[.B360]" office:value-type="float" office:value="0.842812157362624" calcext:value-type="float">
            <text:p>0.842812157362624</text:p>
          </table:table-cell>
        </table:table-row>
        <table:table-row table:style-name="ro1">
          <table:table-cell table:formula="of:=VALUE([$prevalence_history_20220213.A361])" office:value-type="date" office:date-value="2021-06-25" calcext:value-type="date">
            <text:p>25/06/21</text:p>
          </table:table-cell>
          <table:table-cell table:formula="of:=[$prevalence_history_20220213.B361]" office:value-type="float" office:value="188557.096557214" calcext:value-type="float">
            <text:p>188557.096557214</text:p>
          </table:table-cell>
          <table:table-cell table:formula="of:=[$p_from_i_UK.C380]" office:value-type="float" office:value="159118.233864766" calcext:value-type="float">
            <text:p>159118.233864766</text:p>
          </table:table-cell>
          <table:table-cell table:formula="of:=[.C361]/[.B361]" office:value-type="float" office:value="0.84387295291474" calcext:value-type="float">
            <text:p>0.84387295291474</text:p>
          </table:table-cell>
        </table:table-row>
        <table:table-row table:style-name="ro1">
          <table:table-cell table:formula="of:=VALUE([$prevalence_history_20220213.A362])" office:value-type="date" office:date-value="2021-06-26" calcext:value-type="date">
            <text:p>26/06/21</text:p>
          </table:table-cell>
          <table:table-cell table:formula="of:=[$prevalence_history_20220213.B362]" office:value-type="float" office:value="198167.376824405" calcext:value-type="float">
            <text:p>198167.376824405</text:p>
          </table:table-cell>
          <table:table-cell table:formula="of:=[$p_from_i_UK.C381]" office:value-type="float" office:value="167497.794781338" calcext:value-type="float">
            <text:p>167497.794781338</text:p>
          </table:table-cell>
          <table:table-cell table:formula="of:=[.C362]/[.B362]" office:value-type="float" office:value="0.845233950539482" calcext:value-type="float">
            <text:p>0.845233950539482</text:p>
          </table:table-cell>
        </table:table-row>
        <table:table-row table:style-name="ro1">
          <table:table-cell table:formula="of:=VALUE([$prevalence_history_20220213.A363])" office:value-type="date" office:date-value="2021-06-27" calcext:value-type="date">
            <text:p>27/06/21</text:p>
          </table:table-cell>
          <table:table-cell table:formula="of:=[$prevalence_history_20220213.B363]" office:value-type="float" office:value="209209.402968173" calcext:value-type="float">
            <text:p>209209.402968173</text:p>
          </table:table-cell>
          <table:table-cell table:formula="of:=[$p_from_i_UK.C382]" office:value-type="float" office:value="177203.898675204" calcext:value-type="float">
            <text:p>177203.898675204</text:p>
          </table:table-cell>
          <table:table-cell table:formula="of:=[.C363]/[.B363]" office:value-type="float" office:value="0.847016893892489" calcext:value-type="float">
            <text:p>0.847016893892489</text:p>
          </table:table-cell>
        </table:table-row>
        <table:table-row table:style-name="ro1">
          <table:table-cell table:formula="of:=VALUE([$prevalence_history_20220213.A364])" office:value-type="date" office:date-value="2021-06-28" calcext:value-type="date">
            <text:p>28/06/21</text:p>
          </table:table-cell>
          <table:table-cell table:formula="of:=[$prevalence_history_20220213.B364]" office:value-type="float" office:value="221864.595639847" calcext:value-type="float">
            <text:p>221864.595639847</text:p>
          </table:table-cell>
          <table:table-cell table:formula="of:=[$p_from_i_UK.C383]" office:value-type="float" office:value="188375.520211467" calcext:value-type="float">
            <text:p>188375.520211467</text:p>
          </table:table-cell>
          <table:table-cell table:formula="of:=[.C364]/[.B364]" office:value-type="float" office:value="0.849056243823855" calcext:value-type="float">
            <text:p>0.849056243823855</text:p>
          </table:table-cell>
        </table:table-row>
        <table:table-row table:style-name="ro1">
          <table:table-cell table:formula="of:=VALUE([$prevalence_history_20220213.A365])" office:value-type="date" office:date-value="2021-06-29" calcext:value-type="date">
            <text:p>29/06/21</text:p>
          </table:table-cell>
          <table:table-cell table:formula="of:=[$prevalence_history_20220213.B365]" office:value-type="float" office:value="235913.454332416" calcext:value-type="float">
            <text:p>235913.454332416</text:p>
          </table:table-cell>
          <table:table-cell table:formula="of:=[$p_from_i_UK.C384]" office:value-type="float" office:value="200725.461899314" calcext:value-type="float">
            <text:p>200725.461899314</text:p>
          </table:table-cell>
          <table:table-cell table:formula="of:=[.C365]/[.B365]" office:value-type="float" office:value="0.850843638686584" calcext:value-type="float">
            <text:p>0.850843638686584</text:p>
          </table:table-cell>
        </table:table-row>
        <table:table-row table:style-name="ro1">
          <table:table-cell table:formula="of:=VALUE([$prevalence_history_20220213.A366])" office:value-type="date" office:date-value="2021-06-30" calcext:value-type="date">
            <text:p>30/06/21</text:p>
          </table:table-cell>
          <table:table-cell table:formula="of:=[$prevalence_history_20220213.B366]" office:value-type="float" office:value="251385.755404527" calcext:value-type="float">
            <text:p>251385.755404527</text:p>
          </table:table-cell>
          <table:table-cell table:formula="of:=[$p_from_i_UK.C385]" office:value-type="float" office:value="214251.763891364" calcext:value-type="float">
            <text:p>214251.763891364</text:p>
          </table:table-cell>
          <table:table-cell table:formula="of:=[.C366]/[.B366]" office:value-type="float" office:value="0.852282833395204" calcext:value-type="float">
            <text:p>0.852282833395204</text:p>
          </table:table-cell>
        </table:table-row>
        <table:table-row table:style-name="ro1">
          <table:table-cell table:formula="of:=VALUE([$prevalence_history_20220213.A367])" office:value-type="date" office:date-value="2021-07-01" calcext:value-type="date">
            <text:p>01/07/21</text:p>
          </table:table-cell>
          <table:table-cell table:formula="of:=[$prevalence_history_20220213.B367]" office:value-type="float" office:value="268467.129471956" calcext:value-type="float">
            <text:p>268467.129471956</text:p>
          </table:table-cell>
          <table:table-cell table:formula="of:=[$p_from_i_UK.C386]" office:value-type="float" office:value="229112.01203713" calcext:value-type="float">
            <text:p>229112.01203713</text:p>
          </table:table-cell>
          <table:table-cell table:formula="of:=[.C367]/[.B367]" office:value-type="float" office:value="0.853408059630119" calcext:value-type="float">
            <text:p>0.853408059630119</text:p>
          </table:table-cell>
        </table:table-row>
        <table:table-row table:style-name="ro1">
          <table:table-cell table:formula="of:=VALUE([$prevalence_history_20220213.A368])" office:value-type="date" office:date-value="2021-07-02" calcext:value-type="date">
            <text:p>02/07/21</text:p>
          </table:table-cell>
          <table:table-cell table:formula="of:=[$prevalence_history_20220213.B368]" office:value-type="float" office:value="286829.738217145" calcext:value-type="float">
            <text:p>286829.738217145</text:p>
          </table:table-cell>
          <table:table-cell table:formula="of:=[$p_from_i_UK.C387]" office:value-type="float" office:value="244955.283873665" calcext:value-type="float">
            <text:p>244955.283873665</text:p>
          </table:table-cell>
          <table:table-cell table:formula="of:=[.C368]/[.B368]" office:value-type="float" office:value="0.854009369447673" calcext:value-type="float">
            <text:p>0.854009369447673</text:p>
          </table:table-cell>
        </table:table-row>
        <table:table-row table:style-name="ro1">
          <table:table-cell table:formula="of:=VALUE([$prevalence_history_20220213.A369])" office:value-type="date" office:date-value="2021-07-03" calcext:value-type="date">
            <text:p>03/07/21</text:p>
          </table:table-cell>
          <table:table-cell table:formula="of:=[$prevalence_history_20220213.B369]" office:value-type="float" office:value="306620.486895173" calcext:value-type="float">
            <text:p>306620.486895173</text:p>
          </table:table-cell>
          <table:table-cell table:formula="of:=[$p_from_i_UK.C388]" office:value-type="float" office:value="261921.103235485" calcext:value-type="float">
            <text:p>261921.103235485</text:p>
          </table:table-cell>
          <table:table-cell table:formula="of:=[.C369]/[.B369]" office:value-type="float" office:value="0.854219187659924" calcext:value-type="float">
            <text:p>0.854219187659924</text:p>
          </table:table-cell>
        </table:table-row>
        <table:table-row table:style-name="ro1">
          <table:table-cell table:formula="of:=VALUE([$prevalence_history_20220213.A370])" office:value-type="date" office:date-value="2021-07-04" calcext:value-type="date">
            <text:p>04/07/21</text:p>
          </table:table-cell>
          <table:table-cell table:formula="of:=[$prevalence_history_20220213.B370]" office:value-type="float" office:value="328323.460884924" calcext:value-type="float">
            <text:p>328323.460884924</text:p>
          </table:table-cell>
          <table:table-cell table:formula="of:=[$p_from_i_UK.C389]" office:value-type="float" office:value="280508.802107769" calcext:value-type="float">
            <text:p>280508.802107769</text:p>
          </table:table-cell>
          <table:table-cell table:formula="of:=[.C370]/[.B370]" office:value-type="float" office:value="0.854367218692563" calcext:value-type="float">
            <text:p>0.854367218692563</text:p>
          </table:table-cell>
        </table:table-row>
        <table:table-row table:style-name="ro1">
          <table:table-cell table:formula="of:=VALUE([$prevalence_history_20220213.A371])" office:value-type="date" office:date-value="2021-07-05" calcext:value-type="date">
            <text:p>05/07/21</text:p>
          </table:table-cell>
          <table:table-cell table:formula="of:=[$prevalence_history_20220213.B371]" office:value-type="float" office:value="350917.549205859" calcext:value-type="float">
            <text:p>350917.549205859</text:p>
          </table:table-cell>
          <table:table-cell table:formula="of:=[$p_from_i_UK.C390]" office:value-type="float" office:value="299728.933084449" calcext:value-type="float">
            <text:p>299728.933084449</text:p>
          </table:table-cell>
          <table:table-cell table:formula="of:=[.C371]/[.B371]" office:value-type="float" office:value="0.854129221416108" calcext:value-type="float">
            <text:p>0.854129221416108</text:p>
          </table:table-cell>
        </table:table-row>
        <table:table-row table:style-name="ro1">
          <table:table-cell table:formula="of:=VALUE([$prevalence_history_20220213.A372])" office:value-type="date" office:date-value="2021-07-06" calcext:value-type="date">
            <text:p>06/07/21</text:p>
          </table:table-cell>
          <table:table-cell table:formula="of:=[$prevalence_history_20220213.B372]" office:value-type="float" office:value="374683.518265635" calcext:value-type="float">
            <text:p>374683.518265635</text:p>
          </table:table-cell>
          <table:table-cell table:formula="of:=[$p_from_i_UK.C391]" office:value-type="float" office:value="319852.613116577" calcext:value-type="float">
            <text:p>319852.613116577</text:p>
          </table:table-cell>
          <table:table-cell table:formula="of:=[.C372]/[.B372]" office:value-type="float" office:value="0.853660749736568" calcext:value-type="float">
            <text:p>0.853660749736568</text:p>
          </table:table-cell>
        </table:table-row>
        <table:table-row table:style-name="ro1">
          <table:table-cell table:formula="of:=VALUE([$prevalence_history_20220213.A373])" office:value-type="date" office:date-value="2021-07-07" calcext:value-type="date">
            <text:p>07/07/21</text:p>
          </table:table-cell>
          <table:table-cell table:formula="of:=[$prevalence_history_20220213.B373]" office:value-type="float" office:value="398732.554104588" calcext:value-type="float">
            <text:p>398732.554104588</text:p>
          </table:table-cell>
          <table:table-cell table:formula="of:=[$p_from_i_UK.C392]" office:value-type="float" office:value="339999.140225659" calcext:value-type="float">
            <text:p>339999.140225659</text:p>
          </table:table-cell>
          <table:table-cell table:formula="of:=[.C373]/[.B373]" office:value-type="float" office:value="0.852699727488207" calcext:value-type="float">
            <text:p>0.852699727488207</text:p>
          </table:table-cell>
        </table:table-row>
        <table:table-row table:style-name="ro1">
          <table:table-cell table:formula="of:=VALUE([$prevalence_history_20220213.A374])" office:value-type="date" office:date-value="2021-07-08" calcext:value-type="date">
            <text:p>08/07/21</text:p>
          </table:table-cell>
          <table:table-cell table:formula="of:=[$prevalence_history_20220213.B374]" office:value-type="float" office:value="423485.289248701" calcext:value-type="float">
            <text:p>423485.289248701</text:p>
          </table:table-cell>
          <table:table-cell table:formula="of:=[$p_from_i_UK.C393]" office:value-type="float" office:value="360647.494025041" calcext:value-type="float">
            <text:p>360647.494025041</text:p>
          </table:table-cell>
          <table:table-cell table:formula="of:=[.C374]/[.B374]" office:value-type="float" office:value="0.851617525286086" calcext:value-type="float">
            <text:p>0.851617525286086</text:p>
          </table:table-cell>
        </table:table-row>
        <table:table-row table:style-name="ro1">
          <table:table-cell table:formula="of:=VALUE([$prevalence_history_20220213.A375])" office:value-type="date" office:date-value="2021-07-09" calcext:value-type="date">
            <text:p>09/07/21</text:p>
          </table:table-cell>
          <table:table-cell table:formula="of:=[$prevalence_history_20220213.B375]" office:value-type="float" office:value="448021.633806735" calcext:value-type="float">
            <text:p>448021.633806735</text:p>
          </table:table-cell>
          <table:table-cell table:formula="of:=[$p_from_i_UK.C394]" office:value-type="float" office:value="380890.843679292" calcext:value-type="float">
            <text:p>380890.843679292</text:p>
          </table:table-cell>
          <table:table-cell table:formula="of:=[.C375]/[.B375]" office:value-type="float" office:value="0.850161721975235" calcext:value-type="float">
            <text:p>0.850161721975235</text:p>
          </table:table-cell>
        </table:table-row>
        <table:table-row table:style-name="ro1">
          <table:table-cell table:formula="of:=VALUE([$prevalence_history_20220213.A376])" office:value-type="date" office:date-value="2021-07-10" calcext:value-type="date">
            <text:p>10/07/21</text:p>
          </table:table-cell>
          <table:table-cell table:formula="of:=[$prevalence_history_20220213.B376]" office:value-type="float" office:value="472528.277352711" calcext:value-type="float">
            <text:p>472528.277352711</text:p>
          </table:table-cell>
          <table:table-cell table:formula="of:=[$p_from_i_UK.C395]" office:value-type="float" office:value="400965.017655325" calcext:value-type="float">
            <text:p>400965.017655325</text:p>
          </table:table-cell>
          <table:table-cell table:formula="of:=[.C376]/[.B376]" office:value-type="float" office:value="0.848552429288864" calcext:value-type="float">
            <text:p>0.848552429288864</text:p>
          </table:table-cell>
        </table:table-row>
        <table:table-row table:style-name="ro1">
          <table:table-cell table:formula="of:=VALUE([$prevalence_history_20220213.A377])" office:value-type="date" office:date-value="2021-07-11" calcext:value-type="date">
            <text:p>11/07/21</text:p>
          </table:table-cell>
          <table:table-cell table:formula="of:=[$prevalence_history_20220213.B377]" office:value-type="float" office:value="497129.423778708" calcext:value-type="float">
            <text:p>497129.423778708</text:p>
          </table:table-cell>
          <table:table-cell table:formula="of:=[$p_from_i_UK.C396]" office:value-type="float" office:value="421110.906437195" calcext:value-type="float">
            <text:p>421110.906437195</text:p>
          </table:table-cell>
          <table:table-cell table:formula="of:=[.C377]/[.B377]" office:value-type="float" office:value="0.847085057320301" calcext:value-type="float">
            <text:p>0.847085057320301</text:p>
          </table:table-cell>
        </table:table-row>
        <table:table-row table:style-name="ro1">
          <table:table-cell table:formula="of:=VALUE([$prevalence_history_20220213.A378])" office:value-type="date" office:date-value="2021-07-12" calcext:value-type="date">
            <text:p>12/07/21</text:p>
          </table:table-cell>
          <table:table-cell table:formula="of:=[$prevalence_history_20220213.B378]" office:value-type="float" office:value="521817.824994767" calcext:value-type="float">
            <text:p>521817.824994767</text:p>
          </table:table-cell>
          <table:table-cell table:formula="of:=[$p_from_i_UK.C397]" office:value-type="float" office:value="441339.093166085" calcext:value-type="float">
            <text:p>441339.093166085</text:p>
          </table:table-cell>
          <table:table-cell table:formula="of:=[.C378]/[.B378]" office:value-type="float" office:value="0.845772359674587" calcext:value-type="float">
            <text:p>0.845772359674587</text:p>
          </table:table-cell>
        </table:table-row>
        <table:table-row table:style-name="ro1">
          <table:table-cell table:formula="of:=VALUE([$prevalence_history_20220213.A379])" office:value-type="date" office:date-value="2021-07-13" calcext:value-type="date">
            <text:p>13/07/21</text:p>
          </table:table-cell>
          <table:table-cell table:formula="of:=[$prevalence_history_20220213.B379]" office:value-type="float" office:value="546955.680535616" calcext:value-type="float">
            <text:p>546955.680535616</text:p>
          </table:table-cell>
          <table:table-cell table:formula="of:=[$p_from_i_UK.C398]" office:value-type="float" office:value="462072.410798745" calcext:value-type="float">
            <text:p>462072.410798745</text:p>
          </table:table-cell>
          <table:table-cell table:formula="of:=[.C379]/[.B379]" office:value-type="float" office:value="0.844807773723554" calcext:value-type="float">
            <text:p>0.844807773723554</text:p>
          </table:table-cell>
        </table:table-row>
        <table:table-row table:style-name="ro1">
          <table:table-cell table:formula="of:=VALUE([$prevalence_history_20220213.A380])" office:value-type="date" office:date-value="2021-07-14" calcext:value-type="date">
            <text:p>14/07/21</text:p>
          </table:table-cell>
          <table:table-cell table:formula="of:=[$prevalence_history_20220213.B380]" office:value-type="float" office:value="572569.141323207" calcext:value-type="float">
            <text:p>572569.141323207</text:p>
          </table:table-cell>
          <table:table-cell table:formula="of:=[$p_from_i_UK.C399]" office:value-type="float" office:value="483326.55873191" calcext:value-type="float">
            <text:p>483326.55873191</text:p>
          </table:table-cell>
          <table:table-cell table:formula="of:=[.C380]/[.B380]" office:value-type="float" office:value="0.844136583426314" calcext:value-type="float">
            <text:p>0.844136583426314</text:p>
          </table:table-cell>
        </table:table-row>
        <table:table-row table:style-name="ro1">
          <table:table-cell table:formula="of:=VALUE([$prevalence_history_20220213.A381])" office:value-type="date" office:date-value="2021-07-15" calcext:value-type="date">
            <text:p>15/07/21</text:p>
          </table:table-cell>
          <table:table-cell table:formula="of:=[$prevalence_history_20220213.B381]" office:value-type="float" office:value="599050.001493618" calcext:value-type="float">
            <text:p>599050.001493618</text:p>
          </table:table-cell>
          <table:table-cell table:formula="of:=[$p_from_i_UK.C400]" office:value-type="float" office:value="505503.0846255" calcext:value-type="float">
            <text:p>505503.0846255</text:p>
          </table:table-cell>
          <table:table-cell table:formula="of:=[.C381]/[.B381]" office:value-type="float" office:value="0.843841220874925" calcext:value-type="float">
            <text:p>0.843841220874925</text:p>
          </table:table-cell>
        </table:table-row>
        <table:table-row table:style-name="ro1">
          <table:table-cell table:formula="of:=VALUE([$prevalence_history_20220213.A382])" office:value-type="date" office:date-value="2021-07-16" calcext:value-type="date">
            <text:p>16/07/21</text:p>
          </table:table-cell>
          <table:table-cell table:formula="of:=[$prevalence_history_20220213.B382]" office:value-type="float" office:value="626805.183866601" calcext:value-type="float">
            <text:p>626805.183866601</text:p>
          </table:table-cell>
          <table:table-cell table:formula="of:=[$p_from_i_UK.C401]" office:value-type="float" office:value="528945.269203519" calcext:value-type="float">
            <text:p>528945.269203519</text:p>
          </table:table-cell>
          <table:table-cell table:formula="of:=[.C382]/[.B382]" office:value-type="float" office:value="0.843875071263117" calcext:value-type="float">
            <text:p>0.843875071263117</text:p>
          </table:table-cell>
        </table:table-row>
        <table:table-row table:style-name="ro1">
          <table:table-cell table:formula="of:=VALUE([$prevalence_history_20220213.A383])" office:value-type="date" office:date-value="2021-07-17" calcext:value-type="date">
            <text:p>17/07/21</text:p>
          </table:table-cell>
          <table:table-cell table:formula="of:=[$prevalence_history_20220213.B383]" office:value-type="float" office:value="655554.900022279" calcext:value-type="float">
            <text:p>655554.900022279</text:p>
          </table:table-cell>
          <table:table-cell table:formula="of:=[$p_from_i_UK.C402]" office:value-type="float" office:value="553270.705272295" calcext:value-type="float">
            <text:p>553270.705272295</text:p>
          </table:table-cell>
          <table:table-cell table:formula="of:=[.C383]/[.B383]" office:value-type="float" office:value="0.843973106224196" calcext:value-type="float">
            <text:p>0.843973106224196</text:p>
          </table:table-cell>
        </table:table-row>
        <table:table-row table:style-name="ro1">
          <table:table-cell table:formula="of:=VALUE([$prevalence_history_20220213.A384])" office:value-type="date" office:date-value="2021-07-18" calcext:value-type="date">
            <text:p>18/07/21</text:p>
          </table:table-cell>
          <table:table-cell table:formula="of:=[$prevalence_history_20220213.B384]" office:value-type="float" office:value="684302.908994349" calcext:value-type="float">
            <text:p>684302.908994349</text:p>
          </table:table-cell>
          <table:table-cell table:formula="of:=[$p_from_i_UK.C403]" office:value-type="float" office:value="577454.743254418" calcext:value-type="float">
            <text:p>577454.743254418</text:p>
          </table:table-cell>
          <table:table-cell table:formula="of:=[.C384]/[.B384]" office:value-type="float" office:value="0.843858378598807" calcext:value-type="float">
            <text:p>0.843858378598807</text:p>
          </table:table-cell>
        </table:table-row>
        <table:table-row table:style-name="ro1">
          <table:table-cell table:formula="of:=VALUE([$prevalence_history_20220213.A385])" office:value-type="date" office:date-value="2021-07-19" calcext:value-type="date">
            <text:p>19/07/21</text:p>
          </table:table-cell>
          <table:table-cell table:formula="of:=[$prevalence_history_20220213.B385]" office:value-type="float" office:value="712829.256299941" calcext:value-type="float">
            <text:p>712829.256299941</text:p>
          </table:table-cell>
          <table:table-cell table:formula="of:=[$p_from_i_UK.C404]" office:value-type="float" office:value="601205.701885429" calcext:value-type="float">
            <text:p>601205.701885429</text:p>
          </table:table-cell>
          <table:table-cell table:formula="of:=[.C385]/[.B385]" office:value-type="float" office:value="0.843407725723952" calcext:value-type="float">
            <text:p>0.843407725723952</text:p>
          </table:table-cell>
        </table:table-row>
        <table:table-row table:style-name="ro1">
          <table:table-cell table:formula="of:=VALUE([$prevalence_history_20220213.A386])" office:value-type="date" office:date-value="2021-07-20" calcext:value-type="date">
            <text:p>20/07/21</text:p>
          </table:table-cell>
          <table:table-cell table:formula="of:=[$prevalence_history_20220213.B386]" office:value-type="float" office:value="740439.663550889" calcext:value-type="float">
            <text:p>740439.663550889</text:p>
          </table:table-cell>
          <table:table-cell table:formula="of:=[$p_from_i_UK.C405]" office:value-type="float" office:value="623859.834074769" calcext:value-type="float">
            <text:p>623859.834074769</text:p>
          </table:table-cell>
          <table:table-cell table:formula="of:=[.C386]/[.B386]" office:value-type="float" office:value="0.842553235307461" calcext:value-type="float">
            <text:p>0.842553235307461</text:p>
          </table:table-cell>
        </table:table-row>
        <table:table-row table:style-name="ro1">
          <table:table-cell table:formula="of:=VALUE([$prevalence_history_20220213.A387])" office:value-type="date" office:date-value="2021-07-21" calcext:value-type="date">
            <text:p>21/07/21</text:p>
          </table:table-cell>
          <table:table-cell table:formula="of:=[$prevalence_history_20220213.B387]" office:value-type="float" office:value="766060.464631384" calcext:value-type="float">
            <text:p>766060.464631384</text:p>
          </table:table-cell>
          <table:table-cell table:formula="of:=[$p_from_i_UK.C406]" office:value-type="float" office:value="644366.937763749" calcext:value-type="float">
            <text:p>644366.937763749</text:p>
          </table:table-cell>
          <table:table-cell table:formula="of:=[.C387]/[.B387]" office:value-type="float" office:value="0.841143705378149" calcext:value-type="float">
            <text:p>0.841143705378149</text:p>
          </table:table-cell>
        </table:table-row>
        <table:table-row table:style-name="ro1">
          <table:table-cell table:formula="of:=VALUE([$prevalence_history_20220213.A388])" office:value-type="date" office:date-value="2021-07-22" calcext:value-type="date">
            <text:p>22/07/21</text:p>
          </table:table-cell>
          <table:table-cell table:formula="of:=[$prevalence_history_20220213.B388]" office:value-type="float" office:value="789765.381824322" calcext:value-type="float">
            <text:p>789765.381824322</text:p>
          </table:table-cell>
          <table:table-cell table:formula="of:=[$p_from_i_UK.C407]" office:value-type="float" office:value="662911.03142712" calcext:value-type="float">
            <text:p>662911.03142712</text:p>
          </table:table-cell>
          <table:table-cell table:formula="of:=[.C388]/[.B388]" office:value-type="float" office:value="0.839377170338646" calcext:value-type="float">
            <text:p>0.839377170338646</text:p>
          </table:table-cell>
        </table:table-row>
        <table:table-row table:style-name="ro1">
          <table:table-cell table:formula="of:=VALUE([$prevalence_history_20220213.A389])" office:value-type="date" office:date-value="2021-07-23" calcext:value-type="date">
            <text:p>23/07/21</text:p>
          </table:table-cell>
          <table:table-cell table:formula="of:=[$prevalence_history_20220213.B389]" office:value-type="float" office:value="810945.397214536" calcext:value-type="float">
            <text:p>810945.397214536</text:p>
          </table:table-cell>
          <table:table-cell table:formula="of:=[$p_from_i_UK.C408]" office:value-type="float" office:value="679087.957204292" calcext:value-type="float">
            <text:p>679087.957204292</text:p>
          </table:table-cell>
          <table:table-cell table:formula="of:=[.C389]/[.B389]" office:value-type="float" office:value="0.83740281347776" calcext:value-type="float">
            <text:p>0.83740281347776</text:p>
          </table:table-cell>
        </table:table-row>
        <table:table-row table:style-name="ro1">
          <table:table-cell table:formula="of:=VALUE([$prevalence_history_20220213.A390])" office:value-type="date" office:date-value="2021-07-24" calcext:value-type="date">
            <text:p>24/07/21</text:p>
          </table:table-cell>
          <table:table-cell table:formula="of:=[$prevalence_history_20220213.B390]" office:value-type="float" office:value="829527.959527558" calcext:value-type="float">
            <text:p>829527.959527558</text:p>
          </table:table-cell>
          <table:table-cell table:formula="of:=[$p_from_i_UK.C409]" office:value-type="float" office:value="692975.87433974" calcext:value-type="float">
            <text:p>692975.87433974</text:p>
          </table:table-cell>
          <table:table-cell table:formula="of:=[.C390]/[.B390]" office:value-type="float" office:value="0.835385795476275" calcext:value-type="float">
            <text:p>0.835385795476275</text:p>
          </table:table-cell>
        </table:table-row>
        <table:table-row table:style-name="ro1">
          <table:table-cell table:formula="of:=VALUE([$prevalence_history_20220213.A391])" office:value-type="date" office:date-value="2021-07-25" calcext:value-type="date">
            <text:p>25/07/21</text:p>
          </table:table-cell>
          <table:table-cell table:formula="of:=[$prevalence_history_20220213.B391]" office:value-type="float" office:value="845196.57932659" calcext:value-type="float">
            <text:p>845196.57932659</text:p>
          </table:table-cell>
          <table:table-cell table:formula="of:=[$p_from_i_UK.C410]" office:value-type="float" office:value="704358.103283412" calcext:value-type="float">
            <text:p>704358.103283412</text:p>
          </table:table-cell>
          <table:table-cell table:formula="of:=[.C391]/[.B391]" office:value-type="float" office:value="0.833366012726423" calcext:value-type="float">
            <text:p>0.833366012726423</text:p>
          </table:table-cell>
        </table:table-row>
        <table:table-row table:style-name="ro1">
          <table:table-cell table:formula="of:=VALUE([$prevalence_history_20220213.A392])" office:value-type="date" office:date-value="2021-07-26" calcext:value-type="date">
            <text:p>26/07/21</text:p>
          </table:table-cell>
          <table:table-cell table:formula="of:=[$prevalence_history_20220213.B392]" office:value-type="float" office:value="856986.120500594" calcext:value-type="float">
            <text:p>856986.120500594</text:p>
          </table:table-cell>
          <table:table-cell table:formula="of:=[$p_from_i_UK.C411]" office:value-type="float" office:value="712373.365223512" calcext:value-type="float">
            <text:p>712373.365223512</text:p>
          </table:table-cell>
          <table:table-cell table:formula="of:=[.C392]/[.B392]" office:value-type="float" office:value="0.831254262096323" calcext:value-type="float">
            <text:p>0.831254262096323</text:p>
          </table:table-cell>
        </table:table-row>
        <table:table-row table:style-name="ro1">
          <table:table-cell table:formula="of:=VALUE([$prevalence_history_20220213.A393])" office:value-type="date" office:date-value="2021-07-27" calcext:value-type="date">
            <text:p>27/07/21</text:p>
          </table:table-cell>
          <table:table-cell table:formula="of:=[$prevalence_history_20220213.B393]" office:value-type="float" office:value="865106.576513729" calcext:value-type="float">
            <text:p>865106.576513729</text:p>
          </table:table-cell>
          <table:table-cell table:formula="of:=[$p_from_i_UK.C412]" office:value-type="float" office:value="717337.954013124" calcext:value-type="float">
            <text:p>717337.954013124</text:p>
          </table:table-cell>
          <table:table-cell table:formula="of:=[.C393]/[.B393]" office:value-type="float" office:value="0.829190267982826" calcext:value-type="float">
            <text:p>0.829190267982826</text:p>
          </table:table-cell>
        </table:table-row>
        <table:table-row table:style-name="ro1">
          <table:table-cell table:formula="of:=VALUE([$prevalence_history_20220213.A394])" office:value-type="date" office:date-value="2021-07-28" calcext:value-type="date">
            <text:p>28/07/21</text:p>
          </table:table-cell>
          <table:table-cell table:formula="of:=[$prevalence_history_20220213.B394]" office:value-type="float" office:value="869283.307700609" calcext:value-type="float">
            <text:p>869283.307700609</text:p>
          </table:table-cell>
          <table:table-cell table:formula="of:=[$p_from_i_UK.C413]" office:value-type="float" office:value="718965.943850557" calcext:value-type="float">
            <text:p>718965.943850557</text:p>
          </table:table-cell>
          <table:table-cell table:formula="of:=[.C394]/[.B394]" office:value-type="float" office:value="0.827078971241648" calcext:value-type="float">
            <text:p>0.827078971241648</text:p>
          </table:table-cell>
        </table:table-row>
        <table:table-row table:style-name="ro1">
          <table:table-cell table:formula="of:=VALUE([$prevalence_history_20220213.A395])" office:value-type="date" office:date-value="2021-07-29" calcext:value-type="date">
            <text:p>29/07/21</text:p>
          </table:table-cell>
          <table:table-cell table:formula="of:=[$prevalence_history_20220213.B395]" office:value-type="float" office:value="869181.275080605" calcext:value-type="float">
            <text:p>869181.275080605</text:p>
          </table:table-cell>
          <table:table-cell table:formula="of:=[$p_from_i_UK.C414]" office:value-type="float" office:value="716972.91689345" calcext:value-type="float">
            <text:p>716972.91689345</text:p>
          </table:table-cell>
          <table:table-cell table:formula="of:=[.C395]/[.B395]" office:value-type="float" office:value="0.824883068065359" calcext:value-type="float">
            <text:p>0.824883068065359</text:p>
          </table:table-cell>
        </table:table-row>
        <table:table-row table:style-name="ro1">
          <table:table-cell table:formula="of:=VALUE([$prevalence_history_20220213.A396])" office:value-type="date" office:date-value="2021-07-30" calcext:value-type="date">
            <text:p>30/07/21</text:p>
          </table:table-cell>
          <table:table-cell table:formula="of:=[$prevalence_history_20220213.B396]" office:value-type="float" office:value="864668.700124946" calcext:value-type="float">
            <text:p>864668.700124946</text:p>
          </table:table-cell>
          <table:table-cell table:formula="of:=[$p_from_i_UK.C415]" office:value-type="float" office:value="711244.263620414" calcext:value-type="float">
            <text:p>711244.263620414</text:p>
          </table:table-cell>
          <table:table-cell table:formula="of:=[.C396]/[.B396]" office:value-type="float" office:value="0.822562749776461" calcext:value-type="float">
            <text:p>0.822562749776461</text:p>
          </table:table-cell>
        </table:table-row>
        <table:table-row table:style-name="ro1">
          <table:table-cell table:formula="of:=VALUE([$prevalence_history_20220213.A397])" office:value-type="date" office:date-value="2021-07-31" calcext:value-type="date">
            <text:p>31/07/21</text:p>
          </table:table-cell>
          <table:table-cell table:formula="of:=[$prevalence_history_20220213.B397]" office:value-type="float" office:value="855973.424775364" calcext:value-type="float">
            <text:p>855973.424775364</text:p>
          </table:table-cell>
          <table:table-cell table:formula="of:=[$p_from_i_UK.C416]" office:value-type="float" office:value="702082.093951477" calcext:value-type="float">
            <text:p>702082.093951477</text:p>
          </table:table-cell>
          <table:table-cell table:formula="of:=[.C397]/[.B397]" office:value-type="float" office:value="0.820214826337309" calcext:value-type="float">
            <text:p>0.820214826337309</text:p>
          </table:table-cell>
        </table:table-row>
        <table:table-row table:style-name="ro1">
          <table:table-cell table:formula="of:=VALUE([$prevalence_history_20220213.A398])" office:value-type="date" office:date-value="2021-08-01" calcext:value-type="date">
            <text:p>01/08/21</text:p>
          </table:table-cell>
          <table:table-cell table:formula="of:=[$prevalence_history_20220213.B398]" office:value-type="float" office:value="844535.267470099" calcext:value-type="float">
            <text:p>844535.267470099</text:p>
          </table:table-cell>
          <table:table-cell table:formula="of:=[$p_from_i_UK.C417]" office:value-type="float" office:value="690976.121978223" calcext:value-type="float">
            <text:p>690976.121978223</text:p>
          </table:table-cell>
          <table:table-cell table:formula="of:=[.C398]/[.B398]" office:value-type="float" office:value="0.818173199620331" calcext:value-type="float">
            <text:p>0.818173199620331</text:p>
          </table:table-cell>
        </table:table-row>
        <table:table-row table:style-name="ro1">
          <table:table-cell table:formula="of:=VALUE([$prevalence_history_20220213.A399])" office:value-type="date" office:date-value="2021-08-02" calcext:value-type="date">
            <text:p>02/08/21</text:p>
          </table:table-cell>
          <table:table-cell table:formula="of:=[$prevalence_history_20220213.B399]" office:value-type="float" office:value="830677.04689294" calcext:value-type="float">
            <text:p>830677.04689294</text:p>
          </table:table-cell>
          <table:table-cell table:formula="of:=[$p_from_i_UK.C418]" office:value-type="float" office:value="678204.485523404" calcext:value-type="float">
            <text:p>678204.485523404</text:p>
          </table:table-cell>
          <table:table-cell table:formula="of:=[.C399]/[.B399]" office:value-type="float" office:value="0.816447845838712" calcext:value-type="float">
            <text:p>0.816447845838712</text:p>
          </table:table-cell>
        </table:table-row>
        <table:table-row table:style-name="ro1">
          <table:table-cell table:formula="of:=VALUE([$prevalence_history_20220213.A400])" office:value-type="date" office:date-value="2021-08-03" calcext:value-type="date">
            <text:p>03/08/21</text:p>
          </table:table-cell>
          <table:table-cell table:formula="of:=[$prevalence_history_20220213.B400]" office:value-type="float" office:value="815649.775688868" calcext:value-type="float">
            <text:p>815649.775688868</text:p>
          </table:table-cell>
          <table:table-cell table:formula="of:=[$p_from_i_UK.C419]" office:value-type="float" office:value="665003.513407147" calcext:value-type="float">
            <text:p>665003.513407147</text:p>
          </table:table-cell>
          <table:table-cell table:formula="of:=[.C400]/[.B400]" office:value-type="float" office:value="0.815305212148816" calcext:value-type="float">
            <text:p>0.815305212148816</text:p>
          </table:table-cell>
        </table:table-row>
        <table:table-row table:style-name="ro1">
          <table:table-cell table:formula="of:=VALUE([$prevalence_history_20220213.A401])" office:value-type="date" office:date-value="2021-08-04" calcext:value-type="date">
            <text:p>04/08/21</text:p>
          </table:table-cell>
          <table:table-cell table:formula="of:=[$prevalence_history_20220213.B401]" office:value-type="float" office:value="799615.968010021" calcext:value-type="float">
            <text:p>799615.968010021</text:p>
          </table:table-cell>
          <table:table-cell table:formula="of:=[$p_from_i_UK.C420]" office:value-type="float" office:value="651450.437411897" calcext:value-type="float">
            <text:p>651450.437411897</text:p>
          </table:table-cell>
          <table:table-cell table:formula="of:=[.C401]/[.B401]" office:value-type="float" office:value="0.814704137328749" calcext:value-type="float">
            <text:p>0.814704137328749</text:p>
          </table:table-cell>
        </table:table-row>
        <table:table-row table:style-name="ro1">
          <table:table-cell table:formula="of:=VALUE([$prevalence_history_20220213.A402])" office:value-type="date" office:date-value="2021-08-05" calcext:value-type="date">
            <text:p>05/08/21</text:p>
          </table:table-cell>
          <table:table-cell table:formula="of:=[$prevalence_history_20220213.B402]" office:value-type="float" office:value="783947.875995839" calcext:value-type="float">
            <text:p>783947.875995839</text:p>
          </table:table-cell>
          <table:table-cell table:formula="of:=[$p_from_i_UK.C421]" office:value-type="float" office:value="638734.021403022" calcext:value-type="float">
            <text:p>638734.021403022</text:p>
          </table:table-cell>
          <table:table-cell table:formula="of:=[.C402]/[.B402]" office:value-type="float" office:value="0.81476593146151" calcext:value-type="float">
            <text:p>0.81476593146151</text:p>
          </table:table-cell>
        </table:table-row>
        <table:table-row table:style-name="ro1">
          <table:table-cell table:formula="of:=VALUE([$prevalence_history_20220213.A403])" office:value-type="date" office:date-value="2021-08-06" calcext:value-type="date">
            <text:p>06/08/21</text:p>
          </table:table-cell>
          <table:table-cell table:formula="of:=[$prevalence_history_20220213.B403]" office:value-type="float" office:value="769284.691129742" calcext:value-type="float">
            <text:p>769284.691129742</text:p>
          </table:table-cell>
          <table:table-cell table:formula="of:=[$p_from_i_UK.C422]" office:value-type="float" office:value="627263.802174493" calcext:value-type="float">
            <text:p>627263.802174493</text:p>
          </table:table-cell>
          <table:table-cell table:formula="of:=[.C403]/[.B403]" office:value-type="float" office:value="0.815385785531904" calcext:value-type="float">
            <text:p>0.815385785531904</text:p>
          </table:table-cell>
        </table:table-row>
        <table:table-row table:style-name="ro1">
          <table:table-cell table:formula="of:=VALUE([$prevalence_history_20220213.A404])" office:value-type="date" office:date-value="2021-08-07" calcext:value-type="date">
            <text:p>07/08/21</text:p>
          </table:table-cell>
          <table:table-cell table:formula="of:=[$prevalence_history_20220213.B404]" office:value-type="float" office:value="755513.605428135" calcext:value-type="float">
            <text:p>755513.605428135</text:p>
          </table:table-cell>
          <table:table-cell table:formula="of:=[$p_from_i_UK.C423]" office:value-type="float" office:value="616689.919177787" calcext:value-type="float">
            <text:p>616689.919177787</text:p>
          </table:table-cell>
          <table:table-cell table:formula="of:=[.C404]/[.B404]" office:value-type="float" office:value="0.816252566131249" calcext:value-type="float">
            <text:p>0.816252566131249</text:p>
          </table:table-cell>
        </table:table-row>
        <table:table-row table:style-name="ro1">
          <table:table-cell table:formula="of:=VALUE([$prevalence_history_20220213.A405])" office:value-type="date" office:date-value="2021-08-08" calcext:value-type="date">
            <text:p>08/08/21</text:p>
          </table:table-cell>
          <table:table-cell table:formula="of:=[$prevalence_history_20220213.B405]" office:value-type="float" office:value="743568.134829427" calcext:value-type="float">
            <text:p>743568.134829427</text:p>
          </table:table-cell>
          <table:table-cell table:formula="of:=[$p_from_i_UK.C424]" office:value-type="float" office:value="607832.45303885" calcext:value-type="float">
            <text:p>607832.45303885</text:p>
          </table:table-cell>
          <table:table-cell table:formula="of:=[.C405]/[.B405]" office:value-type="float" office:value="0.817453605886817" calcext:value-type="float">
            <text:p>0.817453605886817</text:p>
          </table:table-cell>
        </table:table-row>
        <table:table-row table:style-name="ro1">
          <table:table-cell table:formula="of:=VALUE([$prevalence_history_20220213.A406])" office:value-type="date" office:date-value="2021-08-09" calcext:value-type="date">
            <text:p>09/08/21</text:p>
          </table:table-cell>
          <table:table-cell table:formula="of:=[$prevalence_history_20220213.B406]" office:value-type="float" office:value="733377.504504457" calcext:value-type="float">
            <text:p>733377.504504457</text:p>
          </table:table-cell>
          <table:table-cell table:formula="of:=[$p_from_i_UK.C425]" office:value-type="float" office:value="600473.926933738" calcext:value-type="float">
            <text:p>600473.926933738</text:p>
          </table:table-cell>
          <table:table-cell table:formula="of:=[.C406]/[.B406]" office:value-type="float" office:value="0.818778764341126" calcext:value-type="float">
            <text:p>0.818778764341126</text:p>
          </table:table-cell>
        </table:table-row>
        <table:table-row table:style-name="ro1">
          <table:table-cell table:formula="of:=VALUE([$prevalence_history_20220213.A407])" office:value-type="date" office:date-value="2021-08-10" calcext:value-type="date">
            <text:p>10/08/21</text:p>
          </table:table-cell>
          <table:table-cell table:formula="of:=[$prevalence_history_20220213.B407]" office:value-type="float" office:value="725002.423507698" calcext:value-type="float">
            <text:p>725002.423507698</text:p>
          </table:table-cell>
          <table:table-cell table:formula="of:=[$p_from_i_UK.C426]" office:value-type="float" office:value="594594.829789165" calcext:value-type="float">
            <text:p>594594.829789165</text:p>
          </table:table-cell>
          <table:table-cell table:formula="of:=[.C407]/[.B407]" office:value-type="float" office:value="0.820128058210348" calcext:value-type="float">
            <text:p>0.820128058210348</text:p>
          </table:table-cell>
        </table:table-row>
        <table:table-row table:style-name="ro1">
          <table:table-cell table:formula="of:=VALUE([$prevalence_history_20220213.A408])" office:value-type="date" office:date-value="2021-08-11" calcext:value-type="date">
            <text:p>11/08/21</text:p>
          </table:table-cell>
          <table:table-cell table:formula="of:=[$prevalence_history_20220213.B408]" office:value-type="float" office:value="718170.851485249" calcext:value-type="float">
            <text:p>718170.851485249</text:p>
          </table:table-cell>
          <table:table-cell table:formula="of:=[$p_from_i_UK.C427]" office:value-type="float" office:value="589839.858320376" calcext:value-type="float">
            <text:p>589839.858320376</text:p>
          </table:table-cell>
          <table:table-cell table:formula="of:=[.C408]/[.B408]" office:value-type="float" office:value="0.821308546706579" calcext:value-type="float">
            <text:p>0.821308546706579</text:p>
          </table:table-cell>
        </table:table-row>
        <table:table-row table:style-name="ro1">
          <table:table-cell table:formula="of:=VALUE([$prevalence_history_20220213.A409])" office:value-type="date" office:date-value="2021-08-12" calcext:value-type="date">
            <text:p>12/08/21</text:p>
          </table:table-cell>
          <table:table-cell table:formula="of:=[$prevalence_history_20220213.B409]" office:value-type="float" office:value="712776.640067489" calcext:value-type="float">
            <text:p>712776.640067489</text:p>
          </table:table-cell>
          <table:table-cell table:formula="of:=[$p_from_i_UK.C428]" office:value-type="float" office:value="586122.256477443" calcext:value-type="float">
            <text:p>586122.256477443</text:p>
          </table:table-cell>
          <table:table-cell table:formula="of:=[.C409]/[.B409]" office:value-type="float" office:value="0.82230845334935" calcext:value-type="float">
            <text:p>0.82230845334935</text:p>
          </table:table-cell>
        </table:table-row>
        <table:table-row table:style-name="ro1">
          <table:table-cell table:formula="of:=VALUE([$prevalence_history_20220213.A410])" office:value-type="date" office:date-value="2021-08-13" calcext:value-type="date">
            <text:p>13/08/21</text:p>
          </table:table-cell>
          <table:table-cell table:formula="of:=[$prevalence_history_20220213.B410]" office:value-type="float" office:value="709256.738334417" calcext:value-type="float">
            <text:p>709256.738334417</text:p>
          </table:table-cell>
          <table:table-cell table:formula="of:=[$p_from_i_UK.C429]" office:value-type="float" office:value="583952.85669381" calcext:value-type="float">
            <text:p>583952.85669381</text:p>
          </table:table-cell>
          <table:table-cell table:formula="of:=[.C410]/[.B410]" office:value-type="float" office:value="0.823330713875395" calcext:value-type="float">
            <text:p>0.823330713875395</text:p>
          </table:table-cell>
        </table:table-row>
        <table:table-row table:style-name="ro1">
          <table:table-cell table:formula="of:=VALUE([$prevalence_history_20220213.A411])" office:value-type="date" office:date-value="2021-08-14" calcext:value-type="date">
            <text:p>14/08/21</text:p>
          </table:table-cell>
          <table:table-cell table:formula="of:=[$prevalence_history_20220213.B411]" office:value-type="float" office:value="707382.095167188" calcext:value-type="float">
            <text:p>707382.095167188</text:p>
          </table:table-cell>
          <table:table-cell table:formula="of:=[$p_from_i_UK.C430]" office:value-type="float" office:value="583049.405098946" calcext:value-type="float">
            <text:p>583049.405098946</text:p>
          </table:table-cell>
          <table:table-cell table:formula="of:=[.C411]/[.B411]" office:value-type="float" office:value="0.824235457869687" calcext:value-type="float">
            <text:p>0.824235457869687</text:p>
          </table:table-cell>
        </table:table-row>
        <table:table-row table:style-name="ro1">
          <table:table-cell table:formula="of:=VALUE([$prevalence_history_20220213.A412])" office:value-type="date" office:date-value="2021-08-15" calcext:value-type="date">
            <text:p>15/08/21</text:p>
          </table:table-cell>
          <table:table-cell table:formula="of:=[$prevalence_history_20220213.B412]" office:value-type="float" office:value="707087.190290371" calcext:value-type="float">
            <text:p>707087.190290371</text:p>
          </table:table-cell>
          <table:table-cell table:formula="of:=[$p_from_i_UK.C431]" office:value-type="float" office:value="583420.68575905" calcext:value-type="float">
            <text:p>583420.68575905</text:p>
          </table:table-cell>
          <table:table-cell table:formula="of:=[.C412]/[.B412]" office:value-type="float" office:value="0.825104306470979" calcext:value-type="float">
            <text:p>0.825104306470979</text:p>
          </table:table-cell>
        </table:table-row>
        <table:table-row table:style-name="ro1">
          <table:table-cell table:formula="of:=VALUE([$prevalence_history_20220213.A413])" office:value-type="date" office:date-value="2021-08-16" calcext:value-type="date">
            <text:p>16/08/21</text:p>
          </table:table-cell>
          <table:table-cell table:formula="of:=[$prevalence_history_20220213.B413]" office:value-type="float" office:value="707794.699867347" calcext:value-type="float">
            <text:p>707794.699867347</text:p>
          </table:table-cell>
          <table:table-cell table:formula="of:=[$p_from_i_UK.C432]" office:value-type="float" office:value="584520.013403804" calcext:value-type="float">
            <text:p>584520.013403804</text:p>
          </table:table-cell>
          <table:table-cell table:formula="of:=[.C413]/[.B413]" office:value-type="float" office:value="0.825832707582231" calcext:value-type="float">
            <text:p>0.825832707582231</text:p>
          </table:table-cell>
        </table:table-row>
        <table:table-row table:style-name="ro1">
          <table:table-cell table:formula="of:=VALUE([$prevalence_history_20220213.A414])" office:value-type="date" office:date-value="2021-08-17" calcext:value-type="date">
            <text:p>17/08/21</text:p>
          </table:table-cell>
          <table:table-cell table:formula="of:=[$prevalence_history_20220213.B414]" office:value-type="float" office:value="710024.560361422" calcext:value-type="float">
            <text:p>710024.560361422</text:p>
          </table:table-cell>
          <table:table-cell table:formula="of:=[$p_from_i_UK.C433]" office:value-type="float" office:value="586888.827535746" calcext:value-type="float">
            <text:p>586888.827535746</text:p>
          </table:table-cell>
          <table:table-cell table:formula="of:=[.C414]/[.B414]" office:value-type="float" office:value="0.826575389500616" calcext:value-type="float">
            <text:p>0.826575389500616</text:p>
          </table:table-cell>
        </table:table-row>
        <table:table-row table:style-name="ro1">
          <table:table-cell table:formula="of:=VALUE([$prevalence_history_20220213.A415])" office:value-type="date" office:date-value="2021-08-18" calcext:value-type="date">
            <text:p>18/08/21</text:p>
          </table:table-cell>
          <table:table-cell table:formula="of:=[$prevalence_history_20220213.B415]" office:value-type="float" office:value="713352.10779009" calcext:value-type="float">
            <text:p>713352.10779009</text:p>
          </table:table-cell>
          <table:table-cell table:formula="of:=[$p_from_i_UK.C434]" office:value-type="float" office:value="590123.284433605" calcext:value-type="float">
            <text:p>590123.284433605</text:p>
          </table:table-cell>
          <table:table-cell table:formula="of:=[.C415]/[.B415]" office:value-type="float" office:value="0.82725385961466" calcext:value-type="float">
            <text:p>0.82725385961466</text:p>
          </table:table-cell>
        </table:table-row>
        <table:table-row table:style-name="ro1">
          <table:table-cell table:formula="of:=VALUE([$prevalence_history_20220213.A416])" office:value-type="date" office:date-value="2021-08-19" calcext:value-type="date">
            <text:p>19/08/21</text:p>
          </table:table-cell>
          <table:table-cell table:formula="of:=[$prevalence_history_20220213.B416]" office:value-type="float" office:value="716700.643772581" calcext:value-type="float">
            <text:p>716700.643772581</text:p>
          </table:table-cell>
          <table:table-cell table:formula="of:=[$p_from_i_UK.C435]" office:value-type="float" office:value="593114.854000742" calcext:value-type="float">
            <text:p>593114.854000742</text:p>
          </table:table-cell>
          <table:table-cell table:formula="of:=[.C416]/[.B416]" office:value-type="float" office:value="0.827562887175172" calcext:value-type="float">
            <text:p>0.827562887175172</text:p>
          </table:table-cell>
        </table:table-row>
        <table:table-row table:style-name="ro1">
          <table:table-cell table:formula="of:=VALUE([$prevalence_history_20220213.A417])" office:value-type="date" office:date-value="2021-08-20" calcext:value-type="date">
            <text:p>20/08/21</text:p>
          </table:table-cell>
          <table:table-cell table:formula="of:=[$prevalence_history_20220213.B417]" office:value-type="float" office:value="720837.98353941" calcext:value-type="float">
            <text:p>720837.98353941</text:p>
          </table:table-cell>
          <table:table-cell table:formula="of:=[$p_from_i_UK.C436]" office:value-type="float" office:value="596716.741216372" calcext:value-type="float">
            <text:p>596716.741216372</text:p>
          </table:table-cell>
          <table:table-cell table:formula="of:=[.C417]/[.B417]" office:value-type="float" office:value="0.827809791995718" calcext:value-type="float">
            <text:p>0.827809791995718</text:p>
          </table:table-cell>
        </table:table-row>
        <table:table-row table:style-name="ro1">
          <table:table-cell table:formula="of:=VALUE([$prevalence_history_20220213.A418])" office:value-type="date" office:date-value="2021-08-21" calcext:value-type="date">
            <text:p>21/08/21</text:p>
          </table:table-cell>
          <table:table-cell table:formula="of:=[$prevalence_history_20220213.B418]" office:value-type="float" office:value="725419.287487289" calcext:value-type="float">
            <text:p>725419.287487289</text:p>
          </table:table-cell>
          <table:table-cell table:formula="of:=[$p_from_i_UK.C437]" office:value-type="float" office:value="600628.747995317" calcext:value-type="float">
            <text:p>600628.747995317</text:p>
          </table:table-cell>
          <table:table-cell table:formula="of:=[.C418]/[.B418]" office:value-type="float" office:value="0.827974604970565" calcext:value-type="float">
            <text:p>0.827974604970565</text:p>
          </table:table-cell>
        </table:table-row>
        <table:table-row table:style-name="ro1">
          <table:table-cell table:formula="of:=VALUE([$prevalence_history_20220213.A419])" office:value-type="date" office:date-value="2021-08-22" calcext:value-type="date">
            <text:p>22/08/21</text:p>
          </table:table-cell>
          <table:table-cell table:formula="of:=[$prevalence_history_20220213.B419]" office:value-type="float" office:value="730159.975261145" calcext:value-type="float">
            <text:p>730159.975261145</text:p>
          </table:table-cell>
          <table:table-cell table:formula="of:=[$p_from_i_UK.C438]" office:value-type="float" office:value="604604.831319656" calcext:value-type="float">
            <text:p>604604.831319656</text:p>
          </table:table-cell>
          <table:table-cell table:formula="of:=[.C419]/[.B419]" office:value-type="float" office:value="0.828044335220396" calcext:value-type="float">
            <text:p>0.828044335220396</text:p>
          </table:table-cell>
        </table:table-row>
        <table:table-row table:style-name="ro1">
          <table:table-cell table:formula="of:=VALUE([$prevalence_history_20220213.A420])" office:value-type="date" office:date-value="2021-08-23" calcext:value-type="date">
            <text:p>23/08/21</text:p>
          </table:table-cell>
          <table:table-cell table:formula="of:=[$prevalence_history_20220213.B420]" office:value-type="float" office:value="735164.230362114" calcext:value-type="float">
            <text:p>735164.230362114</text:p>
          </table:table-cell>
          <table:table-cell table:formula="of:=[$p_from_i_UK.C439]" office:value-type="float" office:value="608756.327890734" calcext:value-type="float">
            <text:p>608756.327890734</text:p>
          </table:table-cell>
          <table:table-cell table:formula="of:=[.C420]/[.B420]" office:value-type="float" office:value="0.828054879099441" calcext:value-type="float">
            <text:p>0.828054879099441</text:p>
          </table:table-cell>
        </table:table-row>
        <table:table-row table:style-name="ro1">
          <table:table-cell table:formula="of:=VALUE([$prevalence_history_20220213.A421])" office:value-type="date" office:date-value="2021-08-24" calcext:value-type="date">
            <text:p>24/08/21</text:p>
          </table:table-cell>
          <table:table-cell table:formula="of:=[$prevalence_history_20220213.B421]" office:value-type="float" office:value="740423.477711119" calcext:value-type="float">
            <text:p>740423.477711119</text:p>
          </table:table-cell>
          <table:table-cell table:formula="of:=[$p_from_i_UK.C440]" office:value-type="float" office:value="613151.723342698" calcext:value-type="float">
            <text:p>613151.723342698</text:p>
          </table:table-cell>
          <table:table-cell table:formula="of:=[.C421]/[.B421]" office:value-type="float" office:value="0.828109510030857" calcext:value-type="float">
            <text:p>0.828109510030857</text:p>
          </table:table-cell>
        </table:table-row>
        <table:table-row table:style-name="ro1">
          <table:table-cell table:formula="of:=VALUE([$prevalence_history_20220213.A422])" office:value-type="date" office:date-value="2021-08-25" calcext:value-type="date">
            <text:p>25/08/21</text:p>
          </table:table-cell>
          <table:table-cell table:formula="of:=[$prevalence_history_20220213.B422]" office:value-type="float" office:value="745762.23557271" calcext:value-type="float">
            <text:p>745762.23557271</text:p>
          </table:table-cell>
          <table:table-cell table:formula="of:=[$p_from_i_UK.C441]" office:value-type="float" office:value="617659.867820057" calcext:value-type="float">
            <text:p>617659.867820057</text:p>
          </table:table-cell>
          <table:table-cell table:formula="of:=[.C422]/[.B422]" office:value-type="float" office:value="0.828226260807808" calcext:value-type="float">
            <text:p>0.828226260807808</text:p>
          </table:table-cell>
        </table:table-row>
        <table:table-row table:style-name="ro1">
          <table:table-cell table:formula="of:=VALUE([$prevalence_history_20220213.A423])" office:value-type="date" office:date-value="2021-08-26" calcext:value-type="date">
            <text:p>26/08/21</text:p>
          </table:table-cell>
          <table:table-cell table:formula="of:=[$prevalence_history_20220213.B423]" office:value-type="float" office:value="750933.493883814" calcext:value-type="float">
            <text:p>750933.493883814</text:p>
          </table:table-cell>
          <table:table-cell table:formula="of:=[$p_from_i_UK.C442]" office:value-type="float" office:value="621941.335685463" calcext:value-type="float">
            <text:p>621941.335685463</text:p>
          </table:table-cell>
          <table:table-cell table:formula="of:=[.C423]/[.B423]" office:value-type="float" office:value="0.82822425787508" calcext:value-type="float">
            <text:p>0.82822425787508</text:p>
          </table:table-cell>
        </table:table-row>
        <table:table-row table:style-name="ro1">
          <table:table-cell table:formula="of:=VALUE([$prevalence_history_20220213.A424])" office:value-type="date" office:date-value="2021-08-27" calcext:value-type="date">
            <text:p>27/08/21</text:p>
          </table:table-cell>
          <table:table-cell table:formula="of:=[$prevalence_history_20220213.B424]" office:value-type="float" office:value="756214.305039614" calcext:value-type="float">
            <text:p>756214.305039614</text:p>
          </table:table-cell>
          <table:table-cell table:formula="of:=[$p_from_i_UK.C443]" office:value-type="float" office:value="626309.930656475" calcext:value-type="float">
            <text:p>626309.930656475</text:p>
          </table:table-cell>
          <table:table-cell table:formula="of:=[.C424]/[.B424]" office:value-type="float" office:value="0.828217512525984" calcext:value-type="float">
            <text:p>0.828217512525984</text:p>
          </table:table-cell>
        </table:table-row>
        <table:table-row table:style-name="ro1">
          <table:table-cell table:formula="of:=VALUE([$prevalence_history_20220213.A425])" office:value-type="date" office:date-value="2021-08-28" calcext:value-type="date">
            <text:p>28/08/21</text:p>
          </table:table-cell>
          <table:table-cell table:formula="of:=[$prevalence_history_20220213.B425]" office:value-type="float" office:value="761103.786408004" calcext:value-type="float">
            <text:p>761103.786408004</text:p>
          </table:table-cell>
          <table:table-cell table:formula="of:=[$p_from_i_UK.C444]" office:value-type="float" office:value="630283.93685432" calcext:value-type="float">
            <text:p>630283.93685432</text:p>
          </table:table-cell>
          <table:table-cell table:formula="of:=[.C425]/[.B425]" office:value-type="float" office:value="0.828118251557935" calcext:value-type="float">
            <text:p>0.828118251557935</text:p>
          </table:table-cell>
        </table:table-row>
        <table:table-row table:style-name="ro1">
          <table:table-cell table:formula="of:=VALUE([$prevalence_history_20220213.A426])" office:value-type="date" office:date-value="2021-08-29" calcext:value-type="date">
            <text:p>29/08/21</text:p>
          </table:table-cell>
          <table:table-cell table:formula="of:=[$prevalence_history_20220213.B426]" office:value-type="float" office:value="765821.946558547" calcext:value-type="float">
            <text:p>765821.946558547</text:p>
          </table:table-cell>
          <table:table-cell table:formula="of:=[$p_from_i_UK.C445]" office:value-type="float" office:value="634052.224357684" calcext:value-type="float">
            <text:p>634052.224357684</text:p>
          </table:table-cell>
          <table:table-cell table:formula="of:=[.C426]/[.B426]" office:value-type="float" office:value="0.827936868624606" calcext:value-type="float">
            <text:p>0.827936868624606</text:p>
          </table:table-cell>
        </table:table-row>
        <table:table-row table:style-name="ro1">
          <table:table-cell table:formula="of:=VALUE([$prevalence_history_20220213.A427])" office:value-type="date" office:date-value="2021-08-30" calcext:value-type="date">
            <text:p>30/08/21</text:p>
          </table:table-cell>
          <table:table-cell table:formula="of:=[$prevalence_history_20220213.B427]" office:value-type="float" office:value="770055.20751831" calcext:value-type="float">
            <text:p>770055.20751831</text:p>
          </table:table-cell>
          <table:table-cell table:formula="of:=[$p_from_i_UK.C446]" office:value-type="float" office:value="637339.561715709" calcext:value-type="float">
            <text:p>637339.561715709</text:p>
          </table:table-cell>
          <table:table-cell table:formula="of:=[.C427]/[.B427]" office:value-type="float" office:value="0.827654375287832" calcext:value-type="float">
            <text:p>0.827654375287832</text:p>
          </table:table-cell>
        </table:table-row>
        <table:table-row table:style-name="ro1">
          <table:table-cell table:formula="of:=VALUE([$prevalence_history_20220213.A428])" office:value-type="date" office:date-value="2021-08-31" calcext:value-type="date">
            <text:p>31/08/21</text:p>
          </table:table-cell>
          <table:table-cell table:formula="of:=[$prevalence_history_20220213.B428]" office:value-type="float" office:value="773019.24524602" calcext:value-type="float">
            <text:p>773019.24524602</text:p>
          </table:table-cell>
          <table:table-cell table:formula="of:=[$p_from_i_UK.C447]" office:value-type="float" office:value="639382.868956921" calcext:value-type="float">
            <text:p>639382.868956921</text:p>
          </table:table-cell>
          <table:table-cell table:formula="of:=[.C428]/[.B428]" office:value-type="float" office:value="0.827124127748504" calcext:value-type="float">
            <text:p>0.827124127748504</text:p>
          </table:table-cell>
        </table:table-row>
        <table:table-row table:style-name="ro1">
          <table:table-cell table:formula="of:=VALUE([$prevalence_history_20220213.A429])" office:value-type="date" office:date-value="2021-09-01" calcext:value-type="date">
            <text:p>01/09/21</text:p>
          </table:table-cell>
          <table:table-cell table:formula="of:=[$prevalence_history_20220213.B429]" office:value-type="float" office:value="774908.323108147" calcext:value-type="float">
            <text:p>774908.323108147</text:p>
          </table:table-cell>
          <table:table-cell table:formula="of:=[$p_from_i_UK.C448]" office:value-type="float" office:value="640433.541092264" calcext:value-type="float">
            <text:p>640433.541092264</text:p>
          </table:table-cell>
          <table:table-cell table:formula="of:=[.C429]/[.B429]" office:value-type="float" office:value="0.826463624140071" calcext:value-type="float">
            <text:p>0.826463624140071</text:p>
          </table:table-cell>
        </table:table-row>
        <table:table-row table:style-name="ro1">
          <table:table-cell table:formula="of:=VALUE([$prevalence_history_20220213.A430])" office:value-type="date" office:date-value="2021-09-02" calcext:value-type="date">
            <text:p>02/09/21</text:p>
          </table:table-cell>
          <table:table-cell table:formula="of:=[$prevalence_history_20220213.B430]" office:value-type="float" office:value="776466.894008032" calcext:value-type="float">
            <text:p>776466.894008032</text:p>
          </table:table-cell>
          <table:table-cell table:formula="of:=[$p_from_i_UK.C449]" office:value-type="float" office:value="641267.495061187" calcext:value-type="float">
            <text:p>641267.495061187</text:p>
          </table:table-cell>
          <table:table-cell table:formula="of:=[.C430]/[.B430]" office:value-type="float" office:value="0.825878733542699" calcext:value-type="float">
            <text:p>0.825878733542699</text:p>
          </table:table-cell>
        </table:table-row>
        <table:table-row table:style-name="ro1">
          <table:table-cell table:formula="of:=VALUE([$prevalence_history_20220213.A431])" office:value-type="date" office:date-value="2021-09-03" calcext:value-type="date">
            <text:p>03/09/21</text:p>
          </table:table-cell>
          <table:table-cell table:formula="of:=[$prevalence_history_20220213.B431]" office:value-type="float" office:value="777331.7112449" calcext:value-type="float">
            <text:p>777331.7112449</text:p>
          </table:table-cell>
          <table:table-cell table:formula="of:=[$p_from_i_UK.C450]" office:value-type="float" office:value="641563.932114894" calcext:value-type="float">
            <text:p>641563.932114894</text:p>
          </table:table-cell>
          <table:table-cell table:formula="of:=[.C431]/[.B431]" office:value-type="float" office:value="0.82534125757899" calcext:value-type="float">
            <text:p>0.82534125757899</text:p>
          </table:table-cell>
        </table:table-row>
        <table:table-row table:style-name="ro1">
          <table:table-cell table:formula="of:=VALUE([$prevalence_history_20220213.A432])" office:value-type="date" office:date-value="2021-09-04" calcext:value-type="date">
            <text:p>04/09/21</text:p>
          </table:table-cell>
          <table:table-cell table:formula="of:=[$prevalence_history_20220213.B432]" office:value-type="float" office:value="777925.195690309" calcext:value-type="float">
            <text:p>777925.195690309</text:p>
          </table:table-cell>
          <table:table-cell table:formula="of:=[$p_from_i_UK.C451]" office:value-type="float" office:value="641760.189603389" calcext:value-type="float">
            <text:p>641760.189603389</text:p>
          </table:table-cell>
          <table:table-cell table:formula="of:=[.C432]/[.B432]" office:value-type="float" office:value="0.824963882335639" calcext:value-type="float">
            <text:p>0.824963882335639</text:p>
          </table:table-cell>
        </table:table-row>
        <table:table-row table:style-name="ro1">
          <table:table-cell table:formula="of:=VALUE([$prevalence_history_20220213.A433])" office:value-type="date" office:date-value="2021-09-05" calcext:value-type="date">
            <text:p>05/09/21</text:p>
          </table:table-cell>
          <table:table-cell table:formula="of:=[$prevalence_history_20220213.B433]" office:value-type="float" office:value="778634.345679302" calcext:value-type="float">
            <text:p>778634.345679302</text:p>
          </table:table-cell>
          <table:table-cell table:formula="of:=[$p_from_i_UK.C452]" office:value-type="float" office:value="642255.188100743" calcext:value-type="float">
            <text:p>642255.188100743</text:p>
          </table:table-cell>
          <table:table-cell table:formula="of:=[.C433]/[.B433]" office:value-type="float" office:value="0.824848263712824" calcext:value-type="float">
            <text:p>0.824848263712824</text:p>
          </table:table-cell>
        </table:table-row>
        <table:table-row table:style-name="ro1">
          <table:table-cell table:formula="of:=VALUE([$prevalence_history_20220213.A434])" office:value-type="date" office:date-value="2021-09-06" calcext:value-type="date">
            <text:p>06/09/21</text:p>
          </table:table-cell>
          <table:table-cell table:formula="of:=[$prevalence_history_20220213.B434]" office:value-type="float" office:value="779074.694099122" calcext:value-type="float">
            <text:p>779074.694099122</text:p>
          </table:table-cell>
          <table:table-cell table:formula="of:=[$p_from_i_UK.C453]" office:value-type="float" office:value="642652.605117678" calcext:value-type="float">
            <text:p>642652.605117678</text:p>
          </table:table-cell>
          <table:table-cell table:formula="of:=[.C434]/[.B434]" office:value-type="float" office:value="0.824892157305668" calcext:value-type="float">
            <text:p>0.824892157305668</text:p>
          </table:table-cell>
        </table:table-row>
        <table:table-row table:style-name="ro1">
          <table:table-cell table:formula="of:=VALUE([$prevalence_history_20220213.A435])" office:value-type="date" office:date-value="2021-09-07" calcext:value-type="date">
            <text:p>07/09/21</text:p>
          </table:table-cell>
          <table:table-cell table:formula="of:=[$prevalence_history_20220213.B435]" office:value-type="float" office:value="778981.021540306" calcext:value-type="float">
            <text:p>778981.021540306</text:p>
          </table:table-cell>
          <table:table-cell table:formula="of:=[$p_from_i_UK.C454]" office:value-type="float" office:value="642577.347300444" calcext:value-type="float">
            <text:p>642577.347300444</text:p>
          </table:table-cell>
          <table:table-cell table:formula="of:=[.C435]/[.B435]" office:value-type="float" office:value="0.824894740092453" calcext:value-type="float">
            <text:p>0.824894740092453</text:p>
          </table:table-cell>
        </table:table-row>
        <table:table-row table:style-name="ro1">
          <table:table-cell table:formula="of:=VALUE([$prevalence_history_20220213.A436])" office:value-type="date" office:date-value="2021-09-08" calcext:value-type="date">
            <text:p>08/09/21</text:p>
          </table:table-cell>
          <table:table-cell table:formula="of:=[$prevalence_history_20220213.B436]" office:value-type="float" office:value="778603.138816829" calcext:value-type="float">
            <text:p>778603.138816829</text:p>
          </table:table-cell>
          <table:table-cell table:formula="of:=[$p_from_i_UK.C455]" office:value-type="float" office:value="642225.079520414" calcext:value-type="float">
            <text:p>642225.079520414</text:p>
          </table:table-cell>
          <table:table-cell table:formula="of:=[.C436]/[.B436]" office:value-type="float" office:value="0.824842654110467" calcext:value-type="float">
            <text:p>0.824842654110467</text:p>
          </table:table-cell>
        </table:table-row>
        <table:table-row table:style-name="ro1">
          <table:table-cell table:formula="of:=VALUE([$prevalence_history_20220213.A437])" office:value-type="date" office:date-value="2021-09-09" calcext:value-type="date">
            <text:p>09/09/21</text:p>
          </table:table-cell>
          <table:table-cell table:formula="of:=[$prevalence_history_20220213.B437]" office:value-type="float" office:value="777407.049180694" calcext:value-type="float">
            <text:p>777407.049180694</text:p>
          </table:table-cell>
          <table:table-cell table:formula="of:=[$p_from_i_UK.C456]" office:value-type="float" office:value="641089.177905539" calcext:value-type="float">
            <text:p>641089.177905539</text:p>
          </table:table-cell>
          <table:table-cell table:formula="of:=[.C437]/[.B437]" office:value-type="float" office:value="0.82465058502001" calcext:value-type="float">
            <text:p>0.82465058502001</text:p>
          </table:table-cell>
        </table:table-row>
        <table:table-row table:style-name="ro1">
          <table:table-cell table:formula="of:=VALUE([$prevalence_history_20220213.A438])" office:value-type="date" office:date-value="2021-09-10" calcext:value-type="date">
            <text:p>10/09/21</text:p>
          </table:table-cell>
          <table:table-cell table:formula="of:=[$prevalence_history_20220213.B438]" office:value-type="float" office:value="775973.669331244" calcext:value-type="float">
            <text:p>775973.669331244</text:p>
          </table:table-cell>
          <table:table-cell table:formula="of:=[$p_from_i_UK.C457]" office:value-type="float" office:value="639706.015337822" calcext:value-type="float">
            <text:p>639706.015337822</text:p>
          </table:table-cell>
          <table:table-cell table:formula="of:=[.C438]/[.B438]" office:value-type="float" office:value="0.82439139447752" calcext:value-type="float">
            <text:p>0.82439139447752</text:p>
          </table:table-cell>
        </table:table-row>
        <table:table-row table:style-name="ro1">
          <table:table-cell table:formula="of:=VALUE([$prevalence_history_20220213.A439])" office:value-type="date" office:date-value="2021-09-11" calcext:value-type="date">
            <text:p>11/09/21</text:p>
          </table:table-cell>
          <table:table-cell table:formula="of:=[$prevalence_history_20220213.B439]" office:value-type="float" office:value="774282.601518705" calcext:value-type="float">
            <text:p>774282.601518705</text:p>
          </table:table-cell>
          <table:table-cell table:formula="of:=[$p_from_i_UK.C458]" office:value-type="float" office:value="638074.109365749" calcext:value-type="float">
            <text:p>638074.109365749</text:p>
          </table:table-cell>
          <table:table-cell table:formula="of:=[.C439]/[.B439]" office:value-type="float" office:value="0.824084266021486" calcext:value-type="float">
            <text:p>0.824084266021486</text:p>
          </table:table-cell>
        </table:table-row>
        <table:table-row table:style-name="ro1">
          <table:table-cell table:formula="of:=VALUE([$prevalence_history_20220213.A440])" office:value-type="date" office:date-value="2021-09-12" calcext:value-type="date">
            <text:p>12/09/21</text:p>
          </table:table-cell>
          <table:table-cell table:formula="of:=[$prevalence_history_20220213.B440]" office:value-type="float" office:value="772345.32837483" calcext:value-type="float">
            <text:p>772345.32837483</text:p>
          </table:table-cell>
          <table:table-cell table:formula="of:=[$p_from_i_UK.C459]" office:value-type="float" office:value="636277.234332853" calcext:value-type="float">
            <text:p>636277.234332853</text:p>
          </table:table-cell>
          <table:table-cell table:formula="of:=[.C440]/[.B440]" office:value-type="float" office:value="0.82382479825664" calcext:value-type="float">
            <text:p>0.82382479825664</text:p>
          </table:table-cell>
        </table:table-row>
        <table:table-row table:style-name="ro1">
          <table:table-cell table:formula="of:=VALUE([$prevalence_history_20220213.A441])" office:value-type="date" office:date-value="2021-09-13" calcext:value-type="date">
            <text:p>13/09/21</text:p>
          </table:table-cell>
          <table:table-cell table:formula="of:=[$prevalence_history_20220213.B441]" office:value-type="float" office:value="770607.294656071" calcext:value-type="float">
            <text:p>770607.294656071</text:p>
          </table:table-cell>
          <table:table-cell table:formula="of:=[$p_from_i_UK.C460]" office:value-type="float" office:value="634776.586201189" calcext:value-type="float">
            <text:p>634776.586201189</text:p>
          </table:table-cell>
          <table:table-cell table:formula="of:=[.C441]/[.B441]" office:value-type="float" office:value="0.823735501341829" calcext:value-type="float">
            <text:p>0.823735501341829</text:p>
          </table:table-cell>
        </table:table-row>
        <table:table-row table:style-name="ro1">
          <table:table-cell table:formula="of:=VALUE([$prevalence_history_20220213.A442])" office:value-type="date" office:date-value="2021-09-14" calcext:value-type="date">
            <text:p>14/09/21</text:p>
          </table:table-cell>
          <table:table-cell table:formula="of:=[$prevalence_history_20220213.B442]" office:value-type="float" office:value="767581.17183355" calcext:value-type="float">
            <text:p>767581.17183355</text:p>
          </table:table-cell>
          <table:table-cell table:formula="of:=[$p_from_i_UK.C461]" office:value-type="float" office:value="632076.596476608" calcext:value-type="float">
            <text:p>632076.596476608</text:p>
          </table:table-cell>
          <table:table-cell table:formula="of:=[.C442]/[.B442]" office:value-type="float" office:value="0.823465477881307" calcext:value-type="float">
            <text:p>0.823465477881307</text:p>
          </table:table-cell>
        </table:table-row>
        <table:table-row table:style-name="ro1">
          <table:table-cell table:formula="of:=VALUE([$prevalence_history_20220213.A443])" office:value-type="date" office:date-value="2021-09-15" calcext:value-type="date">
            <text:p>15/09/21</text:p>
          </table:table-cell>
          <table:table-cell table:formula="of:=[$prevalence_history_20220213.B443]" office:value-type="float" office:value="764636.632437881" calcext:value-type="float">
            <text:p>764636.632437881</text:p>
          </table:table-cell>
          <table:table-cell table:formula="of:=[$p_from_i_UK.C462]" office:value-type="float" office:value="629538.175829614" calcext:value-type="float">
            <text:p>629538.175829614</text:p>
          </table:table-cell>
          <table:table-cell table:formula="of:=[.C443]/[.B443]" office:value-type="float" office:value="0.823316787507899" calcext:value-type="float">
            <text:p>0.823316787507899</text:p>
          </table:table-cell>
        </table:table-row>
        <table:table-row table:style-name="ro1">
          <table:table-cell table:formula="of:=VALUE([$prevalence_history_20220213.A444])" office:value-type="date" office:date-value="2021-09-16" calcext:value-type="date">
            <text:p>16/09/21</text:p>
          </table:table-cell>
          <table:table-cell table:formula="of:=[$prevalence_history_20220213.B444]" office:value-type="float" office:value="760900.095849846" calcext:value-type="float">
            <text:p>760900.095849846</text:p>
          </table:table-cell>
          <table:table-cell table:formula="of:=[$p_from_i_UK.C463]" office:value-type="float" office:value="626246.584398005" calcext:value-type="float">
            <text:p>626246.584398005</text:p>
          </table:table-cell>
          <table:table-cell table:formula="of:=[.C444]/[.B444]" office:value-type="float" office:value="0.823033914457" calcext:value-type="float">
            <text:p>0.823033914457</text:p>
          </table:table-cell>
        </table:table-row>
        <table:table-row table:style-name="ro1">
          <table:table-cell table:formula="of:=VALUE([$prevalence_history_20220213.A445])" office:value-type="date" office:date-value="2021-09-17" calcext:value-type="date">
            <text:p>17/09/21</text:p>
          </table:table-cell>
          <table:table-cell table:formula="of:=[$prevalence_history_20220213.B445]" office:value-type="float" office:value="757016.552767273" calcext:value-type="float">
            <text:p>757016.552767273</text:p>
          </table:table-cell>
          <table:table-cell table:formula="of:=[$p_from_i_UK.C464]" office:value-type="float" office:value="622853.13819562" calcext:value-type="float">
            <text:p>622853.13819562</text:p>
          </table:table-cell>
          <table:table-cell table:formula="of:=[.C445]/[.B445]" office:value-type="float" office:value="0.822773472942938" calcext:value-type="float">
            <text:p>0.822773472942938</text:p>
          </table:table-cell>
        </table:table-row>
        <table:table-row table:style-name="ro1">
          <table:table-cell table:formula="of:=VALUE([$prevalence_history_20220213.A446])" office:value-type="date" office:date-value="2021-09-18" calcext:value-type="date">
            <text:p>18/09/21</text:p>
          </table:table-cell>
          <table:table-cell table:formula="of:=[$prevalence_history_20220213.B446]" office:value-type="float" office:value="753076.555077407" calcext:value-type="float">
            <text:p>753076.555077407</text:p>
          </table:table-cell>
          <table:table-cell table:formula="of:=[$p_from_i_UK.C465]" office:value-type="float" office:value="619447.629328413" calcext:value-type="float">
            <text:p>619447.629328413</text:p>
          </table:table-cell>
          <table:table-cell table:formula="of:=[.C446]/[.B446]" office:value-type="float" office:value="0.822555987372016" calcext:value-type="float">
            <text:p>0.822555987372016</text:p>
          </table:table-cell>
        </table:table-row>
        <table:table-row table:style-name="ro1">
          <table:table-cell table:formula="of:=VALUE([$prevalence_history_20220213.A447])" office:value-type="date" office:date-value="2021-09-19" calcext:value-type="date">
            <text:p>19/09/21</text:p>
          </table:table-cell>
          <table:table-cell table:formula="of:=[$prevalence_history_20220213.B447]" office:value-type="float" office:value="749736.203115304" calcext:value-type="float">
            <text:p>749736.203115304</text:p>
          </table:table-cell>
          <table:table-cell table:formula="of:=[$p_from_i_UK.C466]" office:value-type="float" office:value="616697.029383715" calcext:value-type="float">
            <text:p>616697.029383715</text:p>
          </table:table-cell>
          <table:table-cell table:formula="of:=[.C447]/[.B447]" office:value-type="float" office:value="0.822552021392612" calcext:value-type="float">
            <text:p>0.822552021392612</text:p>
          </table:table-cell>
        </table:table-row>
        <table:table-row table:style-name="ro1">
          <table:table-cell table:formula="of:=VALUE([$prevalence_history_20220213.A448])" office:value-type="date" office:date-value="2021-09-20" calcext:value-type="date">
            <text:p>20/09/21</text:p>
          </table:table-cell>
          <table:table-cell table:formula="of:=[$prevalence_history_20220213.B448]" office:value-type="float" office:value="747355.508700596" calcext:value-type="float">
            <text:p>747355.508700596</text:p>
          </table:table-cell>
          <table:table-cell table:formula="of:=[$p_from_i_UK.C467]" office:value-type="float" office:value="615019.706457552" calcext:value-type="float">
            <text:p>615019.706457552</text:p>
          </table:table-cell>
          <table:table-cell table:formula="of:=[.C448]/[.B448]" office:value-type="float" office:value="0.822927909539153" calcext:value-type="float">
            <text:p>0.822927909539153</text:p>
          </table:table-cell>
        </table:table-row>
        <table:table-row table:style-name="ro1">
          <table:table-cell table:formula="of:=VALUE([$prevalence_history_20220213.A449])" office:value-type="date" office:date-value="2021-09-21" calcext:value-type="date">
            <text:p>21/09/21</text:p>
          </table:table-cell>
          <table:table-cell table:formula="of:=[$prevalence_history_20220213.B449]" office:value-type="float" office:value="746542.167109168" calcext:value-type="float">
            <text:p>746542.167109168</text:p>
          </table:table-cell>
          <table:table-cell table:formula="of:=[$p_from_i_UK.C468]" office:value-type="float" office:value="614888.538472787" calcext:value-type="float">
            <text:p>614888.538472787</text:p>
          </table:table-cell>
          <table:table-cell table:formula="of:=[.C449]/[.B449]" office:value-type="float" office:value="0.823648771045067" calcext:value-type="float">
            <text:p>0.823648771045067</text:p>
          </table:table-cell>
        </table:table-row>
        <table:table-row table:style-name="ro1">
          <table:table-cell table:formula="of:=VALUE([$prevalence_history_20220213.A450])" office:value-type="date" office:date-value="2021-09-22" calcext:value-type="date">
            <text:p>22/09/21</text:p>
          </table:table-cell>
          <table:table-cell table:formula="of:=[$prevalence_history_20220213.B450]" office:value-type="float" office:value="748003.794841501" calcext:value-type="float">
            <text:p>748003.794841501</text:p>
          </table:table-cell>
          <table:table-cell table:formula="of:=[$p_from_i_UK.C469]" office:value-type="float" office:value="617016.250481345" calcext:value-type="float">
            <text:p>617016.250481345</text:p>
          </table:table-cell>
          <table:table-cell table:formula="of:=[.C450]/[.B450]" office:value-type="float" office:value="0.824883850505181" calcext:value-type="float">
            <text:p>0.824883850505181</text:p>
          </table:table-cell>
        </table:table-row>
        <table:table-row table:style-name="ro1">
          <table:table-cell table:formula="of:=VALUE([$prevalence_history_20220213.A451])" office:value-type="date" office:date-value="2021-09-23" calcext:value-type="date">
            <text:p>23/09/21</text:p>
          </table:table-cell>
          <table:table-cell table:formula="of:=[$prevalence_history_20220213.B451]" office:value-type="float" office:value="750835.198130578" calcext:value-type="float">
            <text:p>750835.198130578</text:p>
          </table:table-cell>
          <table:table-cell table:formula="of:=[$p_from_i_UK.C470]" office:value-type="float" office:value="620383.463721535" calcext:value-type="float">
            <text:p>620383.463721535</text:p>
          </table:table-cell>
          <table:table-cell table:formula="of:=[.C451]/[.B451]" office:value-type="float" office:value="0.826257832965423" calcext:value-type="float">
            <text:p>0.826257832965423</text:p>
          </table:table-cell>
        </table:table-row>
        <table:table-row table:style-name="ro1">
          <table:table-cell table:formula="of:=VALUE([$prevalence_history_20220213.A452])" office:value-type="date" office:date-value="2021-09-24" calcext:value-type="date">
            <text:p>24/09/21</text:p>
          </table:table-cell>
          <table:table-cell table:formula="of:=[$prevalence_history_20220213.B452]" office:value-type="float" office:value="756779.479977676" calcext:value-type="float">
            <text:p>756779.479977676</text:p>
          </table:table-cell>
          <table:table-cell table:formula="of:=[$p_from_i_UK.C471]" office:value-type="float" office:value="626587.93885892" calcext:value-type="float">
            <text:p>626587.93885892</text:p>
          </table:table-cell>
          <table:table-cell table:formula="of:=[.C452]/[.B452]" office:value-type="float" office:value="0.827966343481464" calcext:value-type="float">
            <text:p>0.827966343481464</text:p>
          </table:table-cell>
        </table:table-row>
        <table:table-row table:style-name="ro1">
          <table:table-cell table:formula="of:=VALUE([$prevalence_history_20220213.A453])" office:value-type="date" office:date-value="2021-09-25" calcext:value-type="date">
            <text:p>25/09/21</text:p>
          </table:table-cell>
          <table:table-cell table:formula="of:=[$prevalence_history_20220213.B453]" office:value-type="float" office:value="765501.067128395" calcext:value-type="float">
            <text:p>765501.067128395</text:p>
          </table:table-cell>
          <table:table-cell table:formula="of:=[$p_from_i_UK.C472]" office:value-type="float" office:value="635202.028049349" calcext:value-type="float">
            <text:p>635202.028049349</text:p>
          </table:table-cell>
          <table:table-cell table:formula="of:=[.C453]/[.B453]" office:value-type="float" office:value="0.829785947173355" calcext:value-type="float">
            <text:p>0.829785947173355</text:p>
          </table:table-cell>
        </table:table-row>
        <table:table-row table:style-name="ro1">
          <table:table-cell table:formula="of:=VALUE([$prevalence_history_20220213.A454])" office:value-type="date" office:date-value="2021-09-26" calcext:value-type="date">
            <text:p>26/09/21</text:p>
          </table:table-cell>
          <table:table-cell table:formula="of:=[$prevalence_history_20220213.B454]" office:value-type="float" office:value="776542.664860421" calcext:value-type="float">
            <text:p>776542.664860421</text:p>
          </table:table-cell>
          <table:table-cell table:formula="of:=[$p_from_i_UK.C473]" office:value-type="float" office:value="645652.585303686" calcext:value-type="float">
            <text:p>645652.585303686</text:p>
          </table:table-cell>
          <table:table-cell table:formula="of:=[.C454]/[.B454]" office:value-type="float" office:value="0.831445089265943" calcext:value-type="float">
            <text:p>0.831445089265943</text:p>
          </table:table-cell>
        </table:table-row>
        <table:table-row table:style-name="ro1">
          <table:table-cell table:formula="of:=VALUE([$prevalence_history_20220213.A455])" office:value-type="date" office:date-value="2021-09-27" calcext:value-type="date">
            <text:p>27/09/21</text:p>
          </table:table-cell>
          <table:table-cell table:formula="of:=[$prevalence_history_20220213.B455]" office:value-type="float" office:value="790190.293183699" calcext:value-type="float">
            <text:p>790190.293183699</text:p>
          </table:table-cell>
          <table:table-cell table:formula="of:=[$p_from_i_UK.C474]" office:value-type="float" office:value="658208.449804312" calcext:value-type="float">
            <text:p>658208.449804312</text:p>
          </table:table-cell>
          <table:table-cell table:formula="of:=[.C455]/[.B455]" office:value-type="float" office:value="0.832974608119231" calcext:value-type="float">
            <text:p>0.832974608119231</text:p>
          </table:table-cell>
        </table:table-row>
        <table:table-row table:style-name="ro1">
          <table:table-cell table:formula="of:=VALUE([$prevalence_history_20220213.A456])" office:value-type="date" office:date-value="2021-09-28" calcext:value-type="date">
            <text:p>28/09/21</text:p>
          </table:table-cell>
          <table:table-cell table:formula="of:=[$prevalence_history_20220213.B456]" office:value-type="float" office:value="805116.857275477" calcext:value-type="float">
            <text:p>805116.857275477</text:p>
          </table:table-cell>
          <table:table-cell table:formula="of:=[$p_from_i_UK.C475]" office:value-type="float" office:value="671508.446062371" calcext:value-type="float">
            <text:p>671508.446062371</text:p>
          </table:table-cell>
          <table:table-cell table:formula="of:=[.C456]/[.B456]" office:value-type="float" office:value="0.834050908255433" calcext:value-type="float">
            <text:p>0.834050908255433</text:p>
          </table:table-cell>
        </table:table-row>
        <table:table-row table:style-name="ro1">
          <table:table-cell table:formula="of:=VALUE([$prevalence_history_20220213.A457])" office:value-type="date" office:date-value="2021-09-29" calcext:value-type="date">
            <text:p>29/09/21</text:p>
          </table:table-cell>
          <table:table-cell table:formula="of:=[$prevalence_history_20220213.B457]" office:value-type="float" office:value="820793.147099758" calcext:value-type="float">
            <text:p>820793.147099758</text:p>
          </table:table-cell>
          <table:table-cell table:formula="of:=[$p_from_i_UK.C476]" office:value-type="float" office:value="685093.616328152" calcext:value-type="float">
            <text:p>685093.616328152</text:p>
          </table:table-cell>
          <table:table-cell table:formula="of:=[.C457]/[.B457]" office:value-type="float" office:value="0.834672680624716" calcext:value-type="float">
            <text:p>0.834672680624716</text:p>
          </table:table-cell>
        </table:table-row>
        <table:table-row table:style-name="ro1">
          <table:table-cell table:formula="of:=VALUE([$prevalence_history_20220213.A458])" office:value-type="date" office:date-value="2021-09-30" calcext:value-type="date">
            <text:p>30/09/21</text:p>
          </table:table-cell>
          <table:table-cell table:formula="of:=[$prevalence_history_20220213.B458]" office:value-type="float" office:value="837047.40278065" calcext:value-type="float">
            <text:p>837047.40278065</text:p>
          </table:table-cell>
          <table:table-cell table:formula="of:=[$p_from_i_UK.C477]" office:value-type="float" office:value="698738.100032386" calcext:value-type="float">
            <text:p>698738.100032386</text:p>
          </table:table-cell>
          <table:table-cell table:formula="of:=[.C458]/[.B458]" office:value-type="float" office:value="0.834765268623015" calcext:value-type="float">
            <text:p>0.834765268623015</text:p>
          </table:table-cell>
        </table:table-row>
        <table:table-row table:style-name="ro1">
          <table:table-cell table:formula="of:=VALUE([$prevalence_history_20220213.A459])" office:value-type="date" office:date-value="2021-10-01" calcext:value-type="date">
            <text:p>01/10/21</text:p>
          </table:table-cell>
          <table:table-cell table:formula="of:=[$prevalence_history_20220213.B459]" office:value-type="float" office:value="853576.356822419" calcext:value-type="float">
            <text:p>853576.356822419</text:p>
          </table:table-cell>
          <table:table-cell table:formula="of:=[$p_from_i_UK.C478]" office:value-type="float" office:value="712317.867354466" calcext:value-type="float">
            <text:p>712317.867354466</text:p>
          </table:table-cell>
          <table:table-cell table:formula="of:=[.C459]/[.B459]" office:value-type="float" office:value="0.834509838119449" calcext:value-type="float">
            <text:p>0.834509838119449</text:p>
          </table:table-cell>
        </table:table-row>
        <table:table-row table:style-name="ro1">
          <table:table-cell table:formula="of:=VALUE([$prevalence_history_20220213.A460])" office:value-type="date" office:date-value="2021-10-02" calcext:value-type="date">
            <text:p>02/10/21</text:p>
          </table:table-cell>
          <table:table-cell table:formula="of:=[$prevalence_history_20220213.B460]" office:value-type="float" office:value="869837.421082666" calcext:value-type="float">
            <text:p>869837.421082666</text:p>
          </table:table-cell>
          <table:table-cell table:formula="of:=[$p_from_i_UK.C479]" office:value-type="float" office:value="725465.197441903" calcext:value-type="float">
            <text:p>725465.197441903</text:p>
          </table:table-cell>
          <table:table-cell table:formula="of:=[.C460]/[.B460]" office:value-type="float" office:value="0.834023899016593" calcext:value-type="float">
            <text:p>0.834023899016593</text:p>
          </table:table-cell>
        </table:table-row>
        <table:table-row table:style-name="ro1">
          <table:table-cell table:formula="of:=VALUE([$prevalence_history_20220213.A461])" office:value-type="date" office:date-value="2021-10-03" calcext:value-type="date">
            <text:p>03/10/21</text:p>
          </table:table-cell>
          <table:table-cell table:formula="of:=[$prevalence_history_20220213.B461]" office:value-type="float" office:value="885395.196351493" calcext:value-type="float">
            <text:p>885395.196351493</text:p>
          </table:table-cell>
          <table:table-cell table:formula="of:=[$p_from_i_UK.C480]" office:value-type="float" office:value="737788.792618109" calcext:value-type="float">
            <text:p>737788.792618109</text:p>
          </table:table-cell>
          <table:table-cell table:formula="of:=[.C461]/[.B461]" office:value-type="float" office:value="0.83328754849627" calcext:value-type="float">
            <text:p>0.83328754849627</text:p>
          </table:table-cell>
        </table:table-row>
        <table:table-row table:style-name="ro1">
          <table:table-cell table:formula="of:=VALUE([$prevalence_history_20220213.A462])" office:value-type="date" office:date-value="2021-10-04" calcext:value-type="date">
            <text:p>04/10/21</text:p>
          </table:table-cell>
          <table:table-cell table:formula="of:=[$prevalence_history_20220213.B462]" office:value-type="float" office:value="900875.666529626" calcext:value-type="float">
            <text:p>900875.666529626</text:p>
          </table:table-cell>
          <table:table-cell table:formula="of:=[$p_from_i_UK.C481]" office:value-type="float" office:value="750123.446934938" calcext:value-type="float">
            <text:p>750123.446934938</text:p>
          </table:table-cell>
          <table:table-cell table:formula="of:=[.C462]/[.B462]" office:value-type="float" office:value="0.832660349040818" calcext:value-type="float">
            <text:p>0.832660349040818</text:p>
          </table:table-cell>
        </table:table-row>
        <table:table-row table:style-name="ro1">
          <table:table-cell table:formula="of:=VALUE([$prevalence_history_20220213.A463])" office:value-type="date" office:date-value="2021-10-05" calcext:value-type="date">
            <text:p>05/10/21</text:p>
          </table:table-cell>
          <table:table-cell table:formula="of:=[$prevalence_history_20220213.B463]" office:value-type="float" office:value="914324.7516219" calcext:value-type="float">
            <text:p>914324.7516219</text:p>
          </table:table-cell>
          <table:table-cell table:formula="of:=[$p_from_i_UK.C482]" office:value-type="float" office:value="760540.586004732" calcext:value-type="float">
            <text:p>760540.586004732</text:p>
          </table:table-cell>
          <table:table-cell table:formula="of:=[.C463]/[.B463]" office:value-type="float" office:value="0.831805750260645" calcext:value-type="float">
            <text:p>0.831805750260645</text:p>
          </table:table-cell>
        </table:table-row>
        <table:table-row table:style-name="ro1">
          <table:table-cell table:formula="of:=VALUE([$prevalence_history_20220213.A464])" office:value-type="date" office:date-value="2021-10-06" calcext:value-type="date">
            <text:p>06/10/21</text:p>
          </table:table-cell>
          <table:table-cell table:formula="of:=[$prevalence_history_20220213.B464]" office:value-type="float" office:value="925502.078794001" calcext:value-type="float">
            <text:p>925502.078794001</text:p>
          </table:table-cell>
          <table:table-cell table:formula="of:=[$p_from_i_UK.C483]" office:value-type="float" office:value="768857.52549353" calcext:value-type="float">
            <text:p>768857.52549353</text:p>
          </table:table-cell>
          <table:table-cell table:formula="of:=[.C464]/[.B464]" office:value-type="float" office:value="0.830746405772972" calcext:value-type="float">
            <text:p>0.830746405772972</text:p>
          </table:table-cell>
        </table:table-row>
        <table:table-row table:style-name="ro1">
          <table:table-cell table:formula="of:=VALUE([$prevalence_history_20220213.A465])" office:value-type="date" office:date-value="2021-10-07" calcext:value-type="date">
            <text:p>07/10/21</text:p>
          </table:table-cell>
          <table:table-cell table:formula="of:=[$prevalence_history_20220213.B465]" office:value-type="float" office:value="935665.989304235" calcext:value-type="float">
            <text:p>935665.989304235</text:p>
          </table:table-cell>
          <table:table-cell table:formula="of:=[$p_from_i_UK.C484]" office:value-type="float" office:value="776399.877766451" calcext:value-type="float">
            <text:p>776399.877766451</text:p>
          </table:table-cell>
          <table:table-cell table:formula="of:=[.C465]/[.B465]" office:value-type="float" office:value="0.829783156213453" calcext:value-type="float">
            <text:p>0.829783156213453</text:p>
          </table:table-cell>
        </table:table-row>
        <table:table-row table:style-name="ro1">
          <table:table-cell table:formula="of:=VALUE([$prevalence_history_20220213.A466])" office:value-type="date" office:date-value="2021-10-08" calcext:value-type="date">
            <text:p>08/10/21</text:p>
          </table:table-cell>
          <table:table-cell table:formula="of:=[$prevalence_history_20220213.B466]" office:value-type="float" office:value="944547.259515847" calcext:value-type="float">
            <text:p>944547.259515847</text:p>
          </table:table-cell>
          <table:table-cell table:formula="of:=[$p_from_i_UK.C485]" office:value-type="float" office:value="782942.349069476" calcext:value-type="float">
            <text:p>782942.349069476</text:p>
          </table:table-cell>
          <table:table-cell table:formula="of:=[.C466]/[.B466]" office:value-type="float" office:value="0.82890754399181" calcext:value-type="float">
            <text:p>0.82890754399181</text:p>
          </table:table-cell>
        </table:table-row>
        <table:table-row table:style-name="ro1">
          <table:table-cell table:formula="of:=VALUE([$prevalence_history_20220213.A467])" office:value-type="date" office:date-value="2021-10-09" calcext:value-type="date">
            <text:p>09/10/21</text:p>
          </table:table-cell>
          <table:table-cell table:formula="of:=[$prevalence_history_20220213.B467]" office:value-type="float" office:value="952160.59524708" calcext:value-type="float">
            <text:p>952160.59524708</text:p>
          </table:table-cell>
          <table:table-cell table:formula="of:=[$p_from_i_UK.C486]" office:value-type="float" office:value="788514.755971195" calcext:value-type="float">
            <text:p>788514.755971195</text:p>
          </table:table-cell>
          <table:table-cell table:formula="of:=[.C467]/[.B467]" office:value-type="float" office:value="0.828132102827234" calcext:value-type="float">
            <text:p>0.828132102827234</text:p>
          </table:table-cell>
        </table:table-row>
        <table:table-row table:style-name="ro1">
          <table:table-cell table:formula="of:=VALUE([$prevalence_history_20220213.A468])" office:value-type="date" office:date-value="2021-10-10" calcext:value-type="date">
            <text:p>10/10/21</text:p>
          </table:table-cell>
          <table:table-cell table:formula="of:=[$prevalence_history_20220213.B468]" office:value-type="float" office:value="958503.187784626" calcext:value-type="float">
            <text:p>958503.187784626</text:p>
          </table:table-cell>
          <table:table-cell table:formula="of:=[$p_from_i_UK.C487]" office:value-type="float" office:value="793119.80998227" calcext:value-type="float">
            <text:p>793119.80998227</text:p>
          </table:table-cell>
          <table:table-cell table:formula="of:=[.C468]/[.B468]" office:value-type="float" office:value="0.82745662204358" calcext:value-type="float">
            <text:p>0.82745662204358</text:p>
          </table:table-cell>
        </table:table-row>
        <table:table-row table:style-name="ro1">
          <table:table-cell table:formula="of:=VALUE([$prevalence_history_20220213.A469])" office:value-type="date" office:date-value="2021-10-11" calcext:value-type="date">
            <text:p>11/10/21</text:p>
          </table:table-cell>
          <table:table-cell table:formula="of:=[$prevalence_history_20220213.B469]" office:value-type="float" office:value="964422.037567864" calcext:value-type="float">
            <text:p>964422.037567864</text:p>
          </table:table-cell>
          <table:table-cell table:formula="of:=[$p_from_i_UK.C488]" office:value-type="float" office:value="797695.918836798" calcext:value-type="float">
            <text:p>797695.918836798</text:p>
          </table:table-cell>
          <table:table-cell table:formula="of:=[.C469]/[.B469]" office:value-type="float" office:value="0.82712327981272" calcext:value-type="float">
            <text:p>0.82712327981272</text:p>
          </table:table-cell>
        </table:table-row>
        <table:table-row table:style-name="ro1">
          <table:table-cell table:formula="of:=VALUE([$prevalence_history_20220213.A470])" office:value-type="date" office:date-value="2021-10-12" calcext:value-type="date">
            <text:p>12/10/21</text:p>
          </table:table-cell>
          <table:table-cell table:formula="of:=[$prevalence_history_20220213.B470]" office:value-type="float" office:value="971087.439122721" calcext:value-type="float">
            <text:p>971087.439122721</text:p>
          </table:table-cell>
          <table:table-cell table:formula="of:=[$p_from_i_UK.C489]" office:value-type="float" office:value="803305.21690175" calcext:value-type="float">
            <text:p>803305.21690175</text:p>
          </table:table-cell>
          <table:table-cell table:formula="of:=[.C470]/[.B470]" office:value-type="float" office:value="0.827222332962575" calcext:value-type="float">
            <text:p>0.827222332962575</text:p>
          </table:table-cell>
        </table:table-row>
        <table:table-row table:style-name="ro1">
          <table:table-cell table:formula="of:=VALUE([$prevalence_history_20220213.A471])" office:value-type="date" office:date-value="2021-10-13" calcext:value-type="date">
            <text:p>13/10/21</text:p>
          </table:table-cell>
          <table:table-cell table:formula="of:=[$prevalence_history_20220213.B471]" office:value-type="float" office:value="978735.616766256" calcext:value-type="float">
            <text:p>978735.616766256</text:p>
          </table:table-cell>
          <table:table-cell table:formula="of:=[$p_from_i_UK.C490]" office:value-type="float" office:value="810008.02882075" calcext:value-type="float">
            <text:p>810008.02882075</text:p>
          </table:table-cell>
          <table:table-cell table:formula="of:=[.C471]/[.B471]" office:value-type="float" office:value="0.827606572137446" calcext:value-type="float">
            <text:p>0.827606572137446</text:p>
          </table:table-cell>
        </table:table-row>
        <table:table-row table:style-name="ro1">
          <table:table-cell table:formula="of:=VALUE([$prevalence_history_20220213.A472])" office:value-type="date" office:date-value="2021-10-14" calcext:value-type="date">
            <text:p>14/10/21</text:p>
          </table:table-cell>
          <table:table-cell table:formula="of:=[$prevalence_history_20220213.B472]" office:value-type="float" office:value="987210.642319201" calcext:value-type="float">
            <text:p>987210.642319201</text:p>
          </table:table-cell>
          <table:table-cell table:formula="of:=[$p_from_i_UK.C491]" office:value-type="float" office:value="817634.473847353" calcext:value-type="float">
            <text:p>817634.473847353</text:p>
          </table:table-cell>
          <table:table-cell table:formula="of:=[.C472]/[.B472]" office:value-type="float" office:value="0.828226964740299" calcext:value-type="float">
            <text:p>0.828226964740299</text:p>
          </table:table-cell>
        </table:table-row>
        <table:table-row table:style-name="ro1">
          <table:table-cell table:formula="of:=VALUE([$prevalence_history_20220213.A473])" office:value-type="date" office:date-value="2021-10-15" calcext:value-type="date">
            <text:p>15/10/21</text:p>
          </table:table-cell>
          <table:table-cell table:formula="of:=[$prevalence_history_20220213.B473]" office:value-type="float" office:value="997152.18177721" calcext:value-type="float">
            <text:p>997152.18177721</text:p>
          </table:table-cell>
          <table:table-cell table:formula="of:=[$p_from_i_UK.C492]" office:value-type="float" office:value="826702.30486732" calcext:value-type="float">
            <text:p>826702.30486732</text:p>
          </table:table-cell>
          <table:table-cell table:formula="of:=[.C473]/[.B473]" office:value-type="float" office:value="0.82906332651642" calcext:value-type="float">
            <text:p>0.82906332651642</text:p>
          </table:table-cell>
        </table:table-row>
        <table:table-row table:style-name="ro1">
          <table:table-cell table:formula="of:=VALUE([$prevalence_history_20220213.A474])" office:value-type="date" office:date-value="2021-10-16" calcext:value-type="date">
            <text:p>16/10/21</text:p>
          </table:table-cell>
          <table:table-cell table:formula="of:=[$prevalence_history_20220213.B474]" office:value-type="float" office:value="1008964.90377103" calcext:value-type="float">
            <text:p>1008964.90377103</text:p>
          </table:table-cell>
          <table:table-cell table:formula="of:=[$p_from_i_UK.C493]" office:value-type="float" office:value="837461.928488409" calcext:value-type="float">
            <text:p>837461.928488409</text:p>
          </table:table-cell>
          <table:table-cell table:formula="of:=[.C474]/[.B474]" office:value-type="float" office:value="0.830020871249709" calcext:value-type="float">
            <text:p>0.830020871249709</text:p>
          </table:table-cell>
        </table:table-row>
        <table:table-row table:style-name="ro1">
          <table:table-cell table:formula="of:=VALUE([$prevalence_history_20220213.A475])" office:value-type="date" office:date-value="2021-10-17" calcext:value-type="date">
            <text:p>17/10/21</text:p>
          </table:table-cell>
          <table:table-cell table:formula="of:=[$prevalence_history_20220213.B475]" office:value-type="float" office:value="1023396.12157836" calcext:value-type="float">
            <text:p>1023396.12157836</text:p>
          </table:table-cell>
          <table:table-cell table:formula="of:=[$p_from_i_UK.C494]" office:value-type="float" office:value="850502.961549488" calcext:value-type="float">
            <text:p>850502.961549488</text:p>
          </table:table-cell>
          <table:table-cell table:formula="of:=[.C475]/[.B475]" office:value-type="float" office:value="0.831059394907396" calcext:value-type="float">
            <text:p>0.831059394907396</text:p>
          </table:table-cell>
        </table:table-row>
        <table:table-row table:style-name="ro1">
          <table:table-cell table:formula="of:=VALUE([$prevalence_history_20220213.A476])" office:value-type="date" office:date-value="2021-10-18" calcext:value-type="date">
            <text:p>18/10/21</text:p>
          </table:table-cell>
          <table:table-cell table:formula="of:=[$prevalence_history_20220213.B476]" office:value-type="float" office:value="1038820.98188039" calcext:value-type="float">
            <text:p>1038820.98188039</text:p>
          </table:table-cell>
          <table:table-cell table:formula="of:=[$p_from_i_UK.C495]" office:value-type="float" office:value="864123.274069441" calcext:value-type="float">
            <text:p>864123.274069441</text:p>
          </table:table-cell>
          <table:table-cell table:formula="of:=[.C476]/[.B476]" office:value-type="float" office:value="0.831830786191163" calcext:value-type="float">
            <text:p>0.831830786191163</text:p>
          </table:table-cell>
        </table:table-row>
        <table:table-row table:style-name="ro1">
          <table:table-cell table:formula="of:=VALUE([$prevalence_history_20220213.A477])" office:value-type="date" office:date-value="2021-10-19" calcext:value-type="date">
            <text:p>19/10/21</text:p>
          </table:table-cell>
          <table:table-cell table:formula="of:=[$prevalence_history_20220213.B477]" office:value-type="float" office:value="1055856.16766348" calcext:value-type="float">
            <text:p>1055856.16766348</text:p>
          </table:table-cell>
          <table:table-cell table:formula="of:=[$p_from_i_UK.C496]" office:value-type="float" office:value="879022.993148627" calcext:value-type="float">
            <text:p>879022.993148627</text:p>
          </table:table-cell>
          <table:table-cell table:formula="of:=[.C477]/[.B477]" office:value-type="float" office:value="0.832521530933356" calcext:value-type="float">
            <text:p>0.832521530933356</text:p>
          </table:table-cell>
        </table:table-row>
        <table:table-row table:style-name="ro1">
          <table:table-cell table:formula="of:=VALUE([$prevalence_history_20220213.A478])" office:value-type="date" office:date-value="2021-10-20" calcext:value-type="date">
            <text:p>20/10/21</text:p>
          </table:table-cell>
          <table:table-cell table:formula="of:=[$prevalence_history_20220213.B478]" office:value-type="float" office:value="1074150.83853356" calcext:value-type="float">
            <text:p>1074150.83853356</text:p>
          </table:table-cell>
          <table:table-cell table:formula="of:=[$p_from_i_UK.C497]" office:value-type="float" office:value="894816.232091155" calcext:value-type="float">
            <text:p>894816.232091155</text:p>
          </table:table-cell>
          <table:table-cell table:formula="of:=[.C478]/[.B478]" office:value-type="float" office:value="0.833045229767512" calcext:value-type="float">
            <text:p>0.833045229767512</text:p>
          </table:table-cell>
        </table:table-row>
        <table:table-row table:style-name="ro1">
          <table:table-cell table:formula="of:=VALUE([$prevalence_history_20220213.A479])" office:value-type="date" office:date-value="2021-10-21" calcext:value-type="date">
            <text:p>21/10/21</text:p>
          </table:table-cell>
          <table:table-cell table:formula="of:=[$prevalence_history_20220213.B479]" office:value-type="float" office:value="1093946.91088306" calcext:value-type="float">
            <text:p>1093946.91088306</text:p>
          </table:table-cell>
          <table:table-cell table:formula="of:=[$p_from_i_UK.C498]" office:value-type="float" office:value="911710.262336012" calcext:value-type="float">
            <text:p>911710.262336012</text:p>
          </table:table-cell>
          <table:table-cell table:formula="of:=[.C479]/[.B479]" office:value-type="float" office:value="0.833413626626595" calcext:value-type="float">
            <text:p>0.833413626626595</text:p>
          </table:table-cell>
        </table:table-row>
        <table:table-row table:style-name="ro1">
          <table:table-cell table:formula="of:=VALUE([$prevalence_history_20220213.A480])" office:value-type="date" office:date-value="2021-10-22" calcext:value-type="date">
            <text:p>22/10/21</text:p>
          </table:table-cell>
          <table:table-cell table:formula="of:=[$prevalence_history_20220213.B480]" office:value-type="float" office:value="1114709.86404329" calcext:value-type="float">
            <text:p>1114709.86404329</text:p>
          </table:table-cell>
          <table:table-cell table:formula="of:=[$p_from_i_UK.C499]" office:value-type="float" office:value="929217.879834957" calcext:value-type="float">
            <text:p>929217.879834957</text:p>
          </table:table-cell>
          <table:table-cell table:formula="of:=[.C480]/[.B480]" office:value-type="float" office:value="0.833596175837617" calcext:value-type="float">
            <text:p>0.833596175837617</text:p>
          </table:table-cell>
        </table:table-row>
        <table:table-row table:style-name="ro1">
          <table:table-cell table:formula="of:=VALUE([$prevalence_history_20220213.A481])" office:value-type="date" office:date-value="2021-10-23" calcext:value-type="date">
            <text:p>23/10/21</text:p>
          </table:table-cell>
          <table:table-cell table:formula="of:=[$prevalence_history_20220213.B481]" office:value-type="float" office:value="1135314.85464654" calcext:value-type="float">
            <text:p>1135314.85464654</text:p>
          </table:table-cell>
          <table:table-cell table:formula="of:=[$p_from_i_UK.C500]" office:value-type="float" office:value="946301.966237895" calcext:value-type="float">
            <text:p>946301.966237895</text:p>
          </table:table-cell>
          <table:table-cell table:formula="of:=[.C481]/[.B481]" office:value-type="float" office:value="0.833515004551323" calcext:value-type="float">
            <text:p>0.833515004551323</text:p>
          </table:table-cell>
        </table:table-row>
        <table:table-row table:style-name="ro1">
          <table:table-cell table:formula="of:=VALUE([$prevalence_history_20220213.A482])" office:value-type="date" office:date-value="2021-10-24" calcext:value-type="date">
            <text:p>24/10/21</text:p>
          </table:table-cell>
          <table:table-cell table:formula="of:=[$prevalence_history_20220213.B482]" office:value-type="float" office:value="1154474.4328886" calcext:value-type="float">
            <text:p>1154474.4328886</text:p>
          </table:table-cell>
          <table:table-cell table:formula="of:=[$p_from_i_UK.C501]" office:value-type="float" office:value="961848.253143273" calcext:value-type="float">
            <text:p>961848.253143273</text:p>
          </table:table-cell>
          <table:table-cell table:formula="of:=[.C482]/[.B482]" office:value-type="float" office:value="0.833148163131375" calcext:value-type="float">
            <text:p>0.833148163131375</text:p>
          </table:table-cell>
        </table:table-row>
        <table:table-row table:style-name="ro1">
          <table:table-cell table:formula="of:=VALUE([$prevalence_history_20220213.A483])" office:value-type="date" office:date-value="2021-10-25" calcext:value-type="date">
            <text:p>25/10/21</text:p>
          </table:table-cell>
          <table:table-cell table:formula="of:=[$prevalence_history_20220213.B483]" office:value-type="float" office:value="1172472.72838075" calcext:value-type="float">
            <text:p>1172472.72838075</text:p>
          </table:table-cell>
          <table:table-cell table:formula="of:=[$p_from_i_UK.C502]" office:value-type="float" office:value="976090.301363164" calcext:value-type="float">
            <text:p>976090.301363164</text:p>
          </table:table-cell>
          <table:table-cell table:formula="of:=[.C483]/[.B483]" office:value-type="float" office:value="0.832505761316256" calcext:value-type="float">
            <text:p>0.832505761316256</text:p>
          </table:table-cell>
        </table:table-row>
        <table:table-row table:style-name="ro1">
          <table:table-cell table:formula="of:=VALUE([$prevalence_history_20220213.A484])" office:value-type="date" office:date-value="2021-10-26" calcext:value-type="date">
            <text:p>26/10/21</text:p>
          </table:table-cell>
          <table:table-cell table:formula="of:=[$prevalence_history_20220213.B484]" office:value-type="float" office:value="1187898.47247026" calcext:value-type="float">
            <text:p>1187898.47247026</text:p>
          </table:table-cell>
          <table:table-cell table:formula="of:=[$p_from_i_UK.C503]" office:value-type="float" office:value="987722.186839884" calcext:value-type="float">
            <text:p>987722.186839884</text:p>
          </table:table-cell>
          <table:table-cell table:formula="of:=[.C484]/[.B484]" office:value-type="float" office:value="0.831487041805766" calcext:value-type="float">
            <text:p>0.831487041805766</text:p>
          </table:table-cell>
        </table:table-row>
        <table:table-row table:style-name="ro1">
          <table:table-cell table:formula="of:=VALUE([$prevalence_history_20220213.A485])" office:value-type="date" office:date-value="2021-10-27" calcext:value-type="date">
            <text:p>27/10/21</text:p>
          </table:table-cell>
          <table:table-cell table:formula="of:=[$prevalence_history_20220213.B485]" office:value-type="float" office:value="1201165.30780286" calcext:value-type="float">
            <text:p>1201165.30780286</text:p>
          </table:table-cell>
          <table:table-cell table:formula="of:=[$p_from_i_UK.C504]" office:value-type="float" office:value="997348.288295579" calcext:value-type="float">
            <text:p>997348.288295579</text:p>
          </table:table-cell>
          <table:table-cell table:formula="of:=[.C485]/[.B485]" office:value-type="float" office:value="0.830317260927143" calcext:value-type="float">
            <text:p>0.830317260927143</text:p>
          </table:table-cell>
        </table:table-row>
        <table:table-row table:style-name="ro1">
          <table:table-cell table:formula="of:=VALUE([$prevalence_history_20220213.A486])" office:value-type="date" office:date-value="2021-10-28" calcext:value-type="date">
            <text:p>28/10/21</text:p>
          </table:table-cell>
          <table:table-cell table:formula="of:=[$prevalence_history_20220213.B486]" office:value-type="float" office:value="1211869.28001755" calcext:value-type="float">
            <text:p>1211869.28001755</text:p>
          </table:table-cell>
          <table:table-cell table:formula="of:=[$p_from_i_UK.C505]" office:value-type="float" office:value="1004725.86279859" calcext:value-type="float">
            <text:p>1004725.86279859</text:p>
          </table:table-cell>
          <table:table-cell table:formula="of:=[.C486]/[.B486]" office:value-type="float" office:value="0.829071154261819" calcext:value-type="float">
            <text:p>0.829071154261819</text:p>
          </table:table-cell>
        </table:table-row>
        <table:table-row table:style-name="ro1">
          <table:table-cell table:formula="of:=VALUE([$prevalence_history_20220213.A487])" office:value-type="date" office:date-value="2021-10-29" calcext:value-type="date">
            <text:p>29/10/21</text:p>
          </table:table-cell>
          <table:table-cell table:formula="of:=[$prevalence_history_20220213.B487]" office:value-type="float" office:value="1219347.47694165" calcext:value-type="float">
            <text:p>1219347.47694165</text:p>
          </table:table-cell>
          <table:table-cell table:formula="of:=[$p_from_i_UK.C506]" office:value-type="float" office:value="1009364.75455934" calcext:value-type="float">
            <text:p>1009364.75455934</text:p>
          </table:table-cell>
          <table:table-cell table:formula="of:=[.C487]/[.B487]" office:value-type="float" office:value="0.827790907552468" calcext:value-type="float">
            <text:p>0.827790907552468</text:p>
          </table:table-cell>
        </table:table-row>
        <table:table-row table:style-name="ro1">
          <table:table-cell table:formula="of:=VALUE([$prevalence_history_20220213.A488])" office:value-type="date" office:date-value="2021-10-30" calcext:value-type="date">
            <text:p>30/10/21</text:p>
          </table:table-cell>
          <table:table-cell table:formula="of:=[$prevalence_history_20220213.B488]" office:value-type="float" office:value="1223902.70822738" calcext:value-type="float">
            <text:p>1223902.70822738</text:p>
          </table:table-cell>
          <table:table-cell table:formula="of:=[$p_from_i_UK.C507]" office:value-type="float" office:value="1011588.79607852" calcext:value-type="float">
            <text:p>1011588.79607852</text:p>
          </table:table-cell>
          <table:table-cell table:formula="of:=[.C488]/[.B488]" office:value-type="float" office:value="0.826527132653901" calcext:value-type="float">
            <text:p>0.826527132653901</text:p>
          </table:table-cell>
        </table:table-row>
        <table:table-row table:style-name="ro1">
          <table:table-cell table:formula="of:=VALUE([$prevalence_history_20220213.A489])" office:value-type="date" office:date-value="2021-10-31" calcext:value-type="date">
            <text:p>31/10/21</text:p>
          </table:table-cell>
          <table:table-cell table:formula="of:=[$prevalence_history_20220213.B489]" office:value-type="float" office:value="1226684.12875924" calcext:value-type="float">
            <text:p>1226684.12875924</text:p>
          </table:table-cell>
          <table:table-cell table:formula="of:=[$p_from_i_UK.C508]" office:value-type="float" office:value="1012600.70262056" calcext:value-type="float">
            <text:p>1012600.70262056</text:p>
          </table:table-cell>
          <table:table-cell table:formula="of:=[.C489]/[.B489]" office:value-type="float" office:value="0.825477952213159" calcext:value-type="float">
            <text:p>0.825477952213159</text:p>
          </table:table-cell>
        </table:table-row>
        <table:table-row table:style-name="ro1">
          <table:table-cell table:formula="of:=VALUE([$prevalence_history_20220213.A490])" office:value-type="date" office:date-value="2021-11-01" calcext:value-type="date">
            <text:p>01/11/21</text:p>
          </table:table-cell>
          <table:table-cell table:formula="of:=[$prevalence_history_20220213.B490]" office:value-type="float" office:value="1226168.3541001" calcext:value-type="float">
            <text:p>1226168.3541001</text:p>
          </table:table-cell>
          <table:table-cell table:formula="of:=[$p_from_i_UK.C509]" office:value-type="float" office:value="1010956.63476051" calcext:value-type="float">
            <text:p>1010956.63476051</text:p>
          </table:table-cell>
          <table:table-cell table:formula="of:=[.C490]/[.B490]" office:value-type="float" office:value="0.824484363325837" calcext:value-type="float">
            <text:p>0.824484363325837</text:p>
          </table:table-cell>
        </table:table-row>
        <table:table-row table:style-name="ro1">
          <table:table-cell table:formula="of:=VALUE([$prevalence_history_20220213.A491])" office:value-type="date" office:date-value="2021-11-02" calcext:value-type="date">
            <text:p>02/11/21</text:p>
          </table:table-cell>
          <table:table-cell table:formula="of:=[$prevalence_history_20220213.B491]" office:value-type="float" office:value="1222070.09641827" calcext:value-type="float">
            <text:p>1222070.09641827</text:p>
          </table:table-cell>
          <table:table-cell table:formula="of:=[$p_from_i_UK.C510]" office:value-type="float" office:value="1006285.5931545" calcext:value-type="float">
            <text:p>1006285.5931545</text:p>
          </table:table-cell>
          <table:table-cell table:formula="of:=[.C491]/[.B491]" office:value-type="float" office:value="0.823427065357211" calcext:value-type="float">
            <text:p>0.823427065357211</text:p>
          </table:table-cell>
        </table:table-row>
        <table:table-row table:style-name="ro1">
          <table:table-cell table:formula="of:=VALUE([$prevalence_history_20220213.A492])" office:value-type="date" office:date-value="2021-11-03" calcext:value-type="date">
            <text:p>03/11/21</text:p>
          </table:table-cell>
          <table:table-cell table:formula="of:=[$prevalence_history_20220213.B492]" office:value-type="float" office:value="1214420.08458389" calcext:value-type="float">
            <text:p>1214420.08458389</text:p>
          </table:table-cell>
          <table:table-cell table:formula="of:=[$p_from_i_UK.C511]" office:value-type="float" office:value="998613.207301449" calcext:value-type="float">
            <text:p>998613.207301449</text:p>
          </table:table-cell>
          <table:table-cell table:formula="of:=[.C492]/[.B492]" office:value-type="float" office:value="0.822296353607833" calcext:value-type="float">
            <text:p>0.822296353607833</text:p>
          </table:table-cell>
        </table:table-row>
        <table:table-row table:style-name="ro1">
          <table:table-cell table:formula="of:=VALUE([$prevalence_history_20220213.A493])" office:value-type="date" office:date-value="2021-11-04" calcext:value-type="date">
            <text:p>04/11/21</text:p>
          </table:table-cell>
          <table:table-cell table:formula="of:=[$prevalence_history_20220213.B493]" office:value-type="float" office:value="1203055.54757222" calcext:value-type="float">
            <text:p>1203055.54757222</text:p>
          </table:table-cell>
          <table:table-cell table:formula="of:=[$p_from_i_UK.C512]" office:value-type="float" office:value="987733.665880831" calcext:value-type="float">
            <text:p>987733.665880831</text:p>
          </table:table-cell>
          <table:table-cell table:formula="of:=[.C493]/[.B493]" office:value-type="float" office:value="0.821020831393936" calcext:value-type="float">
            <text:p>0.821020831393936</text:p>
          </table:table-cell>
        </table:table-row>
        <table:table-row table:style-name="ro1">
          <table:table-cell table:formula="of:=VALUE([$prevalence_history_20220213.A494])" office:value-type="date" office:date-value="2021-11-05" calcext:value-type="date">
            <text:p>05/11/21</text:p>
          </table:table-cell>
          <table:table-cell table:formula="of:=[$prevalence_history_20220213.B494]" office:value-type="float" office:value="1189287.82526471" calcext:value-type="float">
            <text:p>1189287.82526471</text:p>
          </table:table-cell>
          <table:table-cell table:formula="of:=[$p_from_i_UK.C513]" office:value-type="float" office:value="974921.178553453" calcext:value-type="float">
            <text:p>974921.178553453</text:p>
          </table:table-cell>
          <table:table-cell table:formula="of:=[.C494]/[.B494]" office:value-type="float" office:value="0.819752088470641" calcext:value-type="float">
            <text:p>0.819752088470641</text:p>
          </table:table-cell>
        </table:table-row>
        <table:table-row table:style-name="ro1">
          <table:table-cell table:formula="of:=VALUE([$prevalence_history_20220213.A495])" office:value-type="date" office:date-value="2021-11-06" calcext:value-type="date">
            <text:p>06/11/21</text:p>
          </table:table-cell>
          <table:table-cell table:formula="of:=[$prevalence_history_20220213.B495]" office:value-type="float" office:value="1173511.38406275" calcext:value-type="float">
            <text:p>1173511.38406275</text:p>
          </table:table-cell>
          <table:table-cell table:formula="of:=[$p_from_i_UK.C514]" office:value-type="float" office:value="960629.845309959" calcext:value-type="float">
            <text:p>960629.845309959</text:p>
          </table:table-cell>
          <table:table-cell table:formula="of:=[.C495]/[.B495]" office:value-type="float" office:value="0.818594398278621" calcext:value-type="float">
            <text:p>0.818594398278621</text:p>
          </table:table-cell>
        </table:table-row>
        <table:table-row table:style-name="ro1">
          <table:table-cell table:formula="of:=VALUE([$prevalence_history_20220213.A496])" office:value-type="date" office:date-value="2021-11-07" calcext:value-type="date">
            <text:p>07/11/21</text:p>
          </table:table-cell>
          <table:table-cell table:formula="of:=[$prevalence_history_20220213.B496]" office:value-type="float" office:value="1155587.88100311" calcext:value-type="float">
            <text:p>1155587.88100311</text:p>
          </table:table-cell>
          <table:table-cell table:formula="of:=[$p_from_i_UK.C515]" office:value-type="float" office:value="944843.66363664" calcext:value-type="float">
            <text:p>944843.66363664</text:p>
          </table:table-cell>
          <table:table-cell table:formula="of:=[.C496]/[.B496]" office:value-type="float" office:value="0.817630298109796" calcext:value-type="float">
            <text:p>0.817630298109796</text:p>
          </table:table-cell>
        </table:table-row>
        <table:table-row table:style-name="ro1">
          <table:table-cell table:formula="of:=VALUE([$prevalence_history_20220213.A497])" office:value-type="date" office:date-value="2021-11-08" calcext:value-type="date">
            <text:p>08/11/21</text:p>
          </table:table-cell>
          <table:table-cell table:formula="of:=[$prevalence_history_20220213.B497]" office:value-type="float" office:value="1135240.96509772" calcext:value-type="float">
            <text:p>1135240.96509772</text:p>
          </table:table-cell>
          <table:table-cell table:formula="of:=[$p_from_i_UK.C516]" office:value-type="float" office:value="927198.990912965" calcext:value-type="float">
            <text:p>927198.990912965</text:p>
          </table:table-cell>
          <table:table-cell table:formula="of:=[.C497]/[.B497]" office:value-type="float" office:value="0.816742012858171" calcext:value-type="float">
            <text:p>0.816742012858171</text:p>
          </table:table-cell>
        </table:table-row>
        <table:table-row table:style-name="ro1">
          <table:table-cell table:formula="of:=VALUE([$prevalence_history_20220213.A498])" office:value-type="date" office:date-value="2021-11-09" calcext:value-type="date">
            <text:p>09/11/21</text:p>
          </table:table-cell>
          <table:table-cell table:formula="of:=[$prevalence_history_20220213.B498]" office:value-type="float" office:value="1113484.61259675" calcext:value-type="float">
            <text:p>1113484.61259675</text:p>
          </table:table-cell>
          <table:table-cell table:formula="of:=[$p_from_i_UK.C517]" office:value-type="float" office:value="908597.335929021" calcext:value-type="float">
            <text:p>908597.335929021</text:p>
          </table:table-cell>
          <table:table-cell table:formula="of:=[.C498]/[.B498]" office:value-type="float" office:value="0.81599451456279" calcext:value-type="float">
            <text:p>0.81599451456279</text:p>
          </table:table-cell>
        </table:table-row>
        <table:table-row table:style-name="ro1">
          <table:table-cell table:formula="of:=VALUE([$prevalence_history_20220213.A499])" office:value-type="date" office:date-value="2021-11-10" calcext:value-type="date">
            <text:p>10/11/21</text:p>
          </table:table-cell>
          <table:table-cell table:formula="of:=[$prevalence_history_20220213.B499]" office:value-type="float" office:value="1092114.98096169" calcext:value-type="float">
            <text:p>1092114.98096169</text:p>
          </table:table-cell>
          <table:table-cell table:formula="of:=[$p_from_i_UK.C518]" office:value-type="float" office:value="890767.882206019" calcext:value-type="float">
            <text:p>890767.882206019</text:p>
          </table:table-cell>
          <table:table-cell table:formula="of:=[.C499]/[.B499]" office:value-type="float" office:value="0.81563562237891" calcext:value-type="float">
            <text:p>0.81563562237891</text:p>
          </table:table-cell>
        </table:table-row>
        <table:table-row table:style-name="ro1">
          <table:table-cell table:formula="of:=VALUE([$prevalence_history_20220213.A500])" office:value-type="date" office:date-value="2021-11-11" calcext:value-type="date">
            <text:p>11/11/21</text:p>
          </table:table-cell>
          <table:table-cell table:formula="of:=[$prevalence_history_20220213.B500]" office:value-type="float" office:value="1071361.84832" calcext:value-type="float">
            <text:p>1071361.84832</text:p>
          </table:table-cell>
          <table:table-cell table:formula="of:=[$p_from_i_UK.C519]" office:value-type="float" office:value="873806.497400979" calcext:value-type="float">
            <text:p>873806.497400979</text:p>
          </table:table-cell>
          <table:table-cell table:formula="of:=[.C500]/[.B500]" office:value-type="float" office:value="0.815603522536473" calcext:value-type="float">
            <text:p>0.815603522536473</text:p>
          </table:table-cell>
        </table:table-row>
        <table:table-row table:style-name="ro1">
          <table:table-cell table:formula="of:=VALUE([$prevalence_history_20220213.A501])" office:value-type="date" office:date-value="2021-11-12" calcext:value-type="date">
            <text:p>12/11/21</text:p>
          </table:table-cell>
          <table:table-cell table:formula="of:=[$prevalence_history_20220213.B501]" office:value-type="float" office:value="1051217.00780937" calcext:value-type="float">
            <text:p>1051217.00780937</text:p>
          </table:table-cell>
          <table:table-cell table:formula="of:=[$p_from_i_UK.C520]" office:value-type="float" office:value="857621.388964933" calcext:value-type="float">
            <text:p>857621.388964933</text:p>
          </table:table-cell>
          <table:table-cell table:formula="of:=[.C501]/[.B501]" office:value-type="float" office:value="0.815836675580553" calcext:value-type="float">
            <text:p>0.815836675580553</text:p>
          </table:table-cell>
        </table:table-row>
        <table:table-row table:style-name="ro1">
          <table:table-cell table:formula="of:=VALUE([$prevalence_history_20220213.A502])" office:value-type="date" office:date-value="2021-11-13" calcext:value-type="date">
            <text:p>13/11/21</text:p>
          </table:table-cell>
          <table:table-cell table:formula="of:=[$prevalence_history_20220213.B502]" office:value-type="float" office:value="1033091.55816735" calcext:value-type="float">
            <text:p>1033091.55816735</text:p>
          </table:table-cell>
          <table:table-cell table:formula="of:=[$p_from_i_UK.C521]" office:value-type="float" office:value="843531.050851363" calcext:value-type="float">
            <text:p>843531.050851363</text:p>
          </table:table-cell>
          <table:table-cell table:formula="of:=[.C502]/[.B502]" office:value-type="float" office:value="0.816511415839795" calcext:value-type="float">
            <text:p>0.816511415839795</text:p>
          </table:table-cell>
        </table:table-row>
        <table:table-row table:style-name="ro1">
          <table:table-cell table:formula="of:=VALUE([$prevalence_history_20220213.A503])" office:value-type="date" office:date-value="2021-11-14" calcext:value-type="date">
            <text:p>14/11/21</text:p>
          </table:table-cell>
          <table:table-cell table:formula="of:=[$prevalence_history_20220213.B503]" office:value-type="float" office:value="1016906.29206944" calcext:value-type="float">
            <text:p>1016906.29206944</text:p>
          </table:table-cell>
          <table:table-cell table:formula="of:=[$p_from_i_UK.C522]" office:value-type="float" office:value="831272.29556611" calcext:value-type="float">
            <text:p>831272.29556611</text:p>
          </table:table-cell>
          <table:table-cell table:formula="of:=[.C503]/[.B503]" office:value-type="float" office:value="0.81745220975518" calcext:value-type="float">
            <text:p>0.81745220975518</text:p>
          </table:table-cell>
        </table:table-row>
        <table:table-row table:style-name="ro1">
          <table:table-cell table:formula="of:=VALUE([$prevalence_history_20220213.A504])" office:value-type="date" office:date-value="2021-11-15" calcext:value-type="date">
            <text:p>15/11/21</text:p>
          </table:table-cell>
          <table:table-cell table:formula="of:=[$prevalence_history_20220213.B504]" office:value-type="float" office:value="1003738.91412219" calcext:value-type="float">
            <text:p>1003738.91412219</text:p>
          </table:table-cell>
          <table:table-cell table:formula="of:=[$p_from_i_UK.C523]" office:value-type="float" office:value="821770.105259856" calcext:value-type="float">
            <text:p>821770.105259856</text:p>
          </table:table-cell>
          <table:table-cell table:formula="of:=[.C504]/[.B504]" office:value-type="float" office:value="0.818709022533541" calcext:value-type="float">
            <text:p>0.818709022533541</text:p>
          </table:table-cell>
        </table:table-row>
        <table:table-row table:style-name="ro1">
          <table:table-cell table:formula="of:=VALUE([$prevalence_history_20220213.A505])" office:value-type="date" office:date-value="2021-11-16" calcext:value-type="date">
            <text:p>16/11/21</text:p>
          </table:table-cell>
          <table:table-cell table:formula="of:=[$prevalence_history_20220213.B505]" office:value-type="float" office:value="994067.674605984" calcext:value-type="float">
            <text:p>994067.674605984</text:p>
          </table:table-cell>
          <table:table-cell table:formula="of:=[$p_from_i_UK.C524]" office:value-type="float" office:value="815367.694814142" calcext:value-type="float">
            <text:p>815367.694814142</text:p>
          </table:table-cell>
          <table:table-cell table:formula="of:=[.C505]/[.B505]" office:value-type="float" office:value="0.820233587353424" calcext:value-type="float">
            <text:p>0.820233587353424</text:p>
          </table:table-cell>
        </table:table-row>
        <table:table-row table:style-name="ro1">
          <table:table-cell table:formula="of:=VALUE([$prevalence_history_20220213.A506])" office:value-type="date" office:date-value="2021-11-17" calcext:value-type="date">
            <text:p>17/11/21</text:p>
          </table:table-cell>
          <table:table-cell table:formula="of:=[$prevalence_history_20220213.B506]" office:value-type="float" office:value="987834.611909456" calcext:value-type="float">
            <text:p>987834.611909456</text:p>
          </table:table-cell>
          <table:table-cell table:formula="of:=[$p_from_i_UK.C525]" office:value-type="float" office:value="811992.453890189" calcext:value-type="float">
            <text:p>811992.453890189</text:p>
          </table:table-cell>
          <table:table-cell table:formula="of:=[.C506]/[.B506]" office:value-type="float" office:value="0.821992309340762" calcext:value-type="float">
            <text:p>0.821992309340762</text:p>
          </table:table-cell>
        </table:table-row>
        <table:table-row table:style-name="ro1">
          <table:table-cell table:formula="of:=VALUE([$prevalence_history_20220213.A507])" office:value-type="date" office:date-value="2021-11-18" calcext:value-type="date">
            <text:p>18/11/21</text:p>
          </table:table-cell>
          <table:table-cell table:formula="of:=[$prevalence_history_20220213.B507]" office:value-type="float" office:value="985201.27289811" calcext:value-type="float">
            <text:p>985201.27289811</text:p>
          </table:table-cell>
          <table:table-cell table:formula="of:=[$p_from_i_UK.C526]" office:value-type="float" office:value="811680.341143982" calcext:value-type="float">
            <text:p>811680.341143982</text:p>
          </table:table-cell>
          <table:table-cell table:formula="of:=[.C507]/[.B507]" office:value-type="float" office:value="0.823872607022024" calcext:value-type="float">
            <text:p>0.823872607022024</text:p>
          </table:table-cell>
        </table:table-row>
        <table:table-row table:style-name="ro1">
          <table:table-cell table:formula="of:=VALUE([$prevalence_history_20220213.A508])" office:value-type="date" office:date-value="2021-11-19" calcext:value-type="date">
            <text:p>19/11/21</text:p>
          </table:table-cell>
          <table:table-cell table:formula="of:=[$prevalence_history_20220213.B508]" office:value-type="float" office:value="986230.87861449" calcext:value-type="float">
            <text:p>986230.87861449</text:p>
          </table:table-cell>
          <table:table-cell table:formula="of:=[$p_from_i_UK.C527]" office:value-type="float" office:value="814329.994540121" calcext:value-type="float">
            <text:p>814329.994540121</text:p>
          </table:table-cell>
          <table:table-cell table:formula="of:=[.C508]/[.B508]" office:value-type="float" office:value="0.825699146313625" calcext:value-type="float">
            <text:p>0.825699146313625</text:p>
          </table:table-cell>
        </table:table-row>
        <table:table-row table:style-name="ro1">
          <table:table-cell table:formula="of:=VALUE([$prevalence_history_20220213.A509])" office:value-type="date" office:date-value="2021-11-20" calcext:value-type="date">
            <text:p>20/11/21</text:p>
          </table:table-cell>
          <table:table-cell table:formula="of:=[$prevalence_history_20220213.B509]" office:value-type="float" office:value="990744.753867267" calcext:value-type="float">
            <text:p>990744.753867267</text:p>
          </table:table-cell>
          <table:table-cell table:formula="of:=[$p_from_i_UK.C528]" office:value-type="float" office:value="819764.56407392" calcext:value-type="float">
            <text:p>819764.56407392</text:p>
          </table:table-cell>
          <table:table-cell table:formula="of:=[.C509]/[.B509]" office:value-type="float" office:value="0.827422563555402" calcext:value-type="float">
            <text:p>0.827422563555402</text:p>
          </table:table-cell>
        </table:table-row>
        <table:table-row table:style-name="ro1">
          <table:table-cell table:formula="of:=VALUE([$prevalence_history_20220213.A510])" office:value-type="date" office:date-value="2021-11-21" calcext:value-type="date">
            <text:p>21/11/21</text:p>
          </table:table-cell>
          <table:table-cell table:formula="of:=[$prevalence_history_20220213.B510]" office:value-type="float" office:value="997145.127986816" calcext:value-type="float">
            <text:p>997145.127986816</text:p>
          </table:table-cell>
          <table:table-cell table:formula="of:=[$p_from_i_UK.C529]" office:value-type="float" office:value="826373.942198312" calcext:value-type="float">
            <text:p>826373.942198312</text:p>
          </table:table-cell>
          <table:table-cell table:formula="of:=[.C510]/[.B510]" office:value-type="float" office:value="0.828739888512235" calcext:value-type="float">
            <text:p>0.828739888512235</text:p>
          </table:table-cell>
        </table:table-row>
        <table:table-row table:style-name="ro1">
          <table:table-cell table:formula="of:=VALUE([$prevalence_history_20220213.A511])" office:value-type="date" office:date-value="2021-11-22" calcext:value-type="date">
            <text:p>22/11/21</text:p>
          </table:table-cell>
          <table:table-cell table:formula="of:=[$prevalence_history_20220213.B511]" office:value-type="float" office:value="1006391.05572954" calcext:value-type="float">
            <text:p>1006391.05572954</text:p>
          </table:table-cell>
          <table:table-cell table:formula="of:=[$p_from_i_UK.C530]" office:value-type="float" office:value="835151.27763329" calcext:value-type="float">
            <text:p>835151.27763329</text:p>
          </table:table-cell>
          <table:table-cell table:formula="of:=[.C511]/[.B511]" office:value-type="float" office:value="0.829847674896" calcext:value-type="float">
            <text:p>0.829847674896</text:p>
          </table:table-cell>
        </table:table-row>
        <table:table-row table:style-name="ro1">
          <table:table-cell table:formula="of:=VALUE([$prevalence_history_20220213.A512])" office:value-type="date" office:date-value="2021-11-23" calcext:value-type="date">
            <text:p>23/11/21</text:p>
          </table:table-cell>
          <table:table-cell table:formula="of:=[$prevalence_history_20220213.B512]" office:value-type="float" office:value="1016518.48168846" calcext:value-type="float">
            <text:p>1016518.48168846</text:p>
          </table:table-cell>
          <table:table-cell table:formula="of:=[$p_from_i_UK.C531]" office:value-type="float" office:value="844205.294605374" calcext:value-type="float">
            <text:p>844205.294605374</text:p>
          </table:table-cell>
          <table:table-cell table:formula="of:=[.C512]/[.B512]" office:value-type="float" office:value="0.830486911760945" calcext:value-type="float">
            <text:p>0.830486911760945</text:p>
          </table:table-cell>
        </table:table-row>
        <table:table-row table:style-name="ro1">
          <table:table-cell table:formula="of:=VALUE([$prevalence_history_20220213.A513])" office:value-type="date" office:date-value="2021-11-24" calcext:value-type="date">
            <text:p>24/11/21</text:p>
          </table:table-cell>
          <table:table-cell table:formula="of:=[$prevalence_history_20220213.B513]" office:value-type="float" office:value="1026921.26166668" calcext:value-type="float">
            <text:p>1026921.26166668</text:p>
          </table:table-cell>
          <table:table-cell table:formula="of:=[$p_from_i_UK.C532]" office:value-type="float" office:value="852983.603012876" calcext:value-type="float">
            <text:p>852983.603012876</text:p>
          </table:table-cell>
          <table:table-cell table:formula="of:=[.C513]/[.B513]" office:value-type="float" office:value="0.830622205278421" calcext:value-type="float">
            <text:p>0.830622205278421</text:p>
          </table:table-cell>
        </table:table-row>
        <table:table-row table:style-name="ro1">
          <table:table-cell table:formula="of:=VALUE([$prevalence_history_20220213.A514])" office:value-type="date" office:date-value="2021-11-25" calcext:value-type="date">
            <text:p>25/11/21</text:p>
          </table:table-cell>
          <table:table-cell table:formula="of:=[$prevalence_history_20220213.B514]" office:value-type="float" office:value="1036674.98793407" calcext:value-type="float">
            <text:p>1036674.98793407</text:p>
          </table:table-cell>
          <table:table-cell table:formula="of:=[$p_from_i_UK.C533]" office:value-type="float" office:value="860727.534554031" calcext:value-type="float">
            <text:p>860727.534554031</text:p>
          </table:table-cell>
          <table:table-cell table:formula="of:=[.C514]/[.B514]" office:value-type="float" office:value="0.830277130800006" calcext:value-type="float">
            <text:p>0.830277130800006</text:p>
          </table:table-cell>
        </table:table-row>
        <table:table-row table:style-name="ro1">
          <table:table-cell table:formula="of:=VALUE([$prevalence_history_20220213.A515])" office:value-type="date" office:date-value="2021-11-26" calcext:value-type="date">
            <text:p>26/11/21</text:p>
          </table:table-cell>
          <table:table-cell table:formula="of:=[$prevalence_history_20220213.B515]" office:value-type="float" office:value="1046089.9486639" calcext:value-type="float">
            <text:p>1046089.9486639</text:p>
          </table:table-cell>
          <table:table-cell table:formula="of:=[$p_from_i_UK.C534]" office:value-type="float" office:value="867941.41920565" calcext:value-type="float">
            <text:p>867941.41920565</text:p>
          </table:table-cell>
          <table:table-cell table:formula="of:=[.C515]/[.B515]" office:value-type="float" office:value="0.829700562857155" calcext:value-type="float">
            <text:p>0.829700562857155</text:p>
          </table:table-cell>
        </table:table-row>
        <table:table-row table:style-name="ro1">
          <table:table-cell table:formula="of:=VALUE([$prevalence_history_20220213.A516])" office:value-type="date" office:date-value="2021-11-27" calcext:value-type="date">
            <text:p>27/11/21</text:p>
          </table:table-cell>
          <table:table-cell table:formula="of:=[$prevalence_history_20220213.B516]" office:value-type="float" office:value="1054514.97142462" calcext:value-type="float">
            <text:p>1054514.97142462</text:p>
          </table:table-cell>
          <table:table-cell table:formula="of:=[$p_from_i_UK.C535]" office:value-type="float" office:value="874178.30617832" calcext:value-type="float">
            <text:p>874178.30617832</text:p>
          </table:table-cell>
          <table:table-cell table:formula="of:=[.C516]/[.B516]" office:value-type="float" office:value="0.828986149904851" calcext:value-type="float">
            <text:p>0.828986149904851</text:p>
          </table:table-cell>
        </table:table-row>
        <table:table-row table:style-name="ro1">
          <table:table-cell table:formula="of:=VALUE([$prevalence_history_20220213.A517])" office:value-type="date" office:date-value="2021-11-28" calcext:value-type="date">
            <text:p>28/11/21</text:p>
          </table:table-cell>
          <table:table-cell table:formula="of:=[$prevalence_history_20220213.B517]" office:value-type="float" office:value="1062183.45401868" calcext:value-type="float">
            <text:p>1062183.45401868</text:p>
          </table:table-cell>
          <table:table-cell table:formula="of:=[$p_from_i_UK.C536]" office:value-type="float" office:value="879709.181263144" calcext:value-type="float">
            <text:p>879709.181263144</text:p>
          </table:table-cell>
          <table:table-cell table:formula="of:=[.C517]/[.B517]" office:value-type="float" office:value="0.828208326852428" calcext:value-type="float">
            <text:p>0.828208326852428</text:p>
          </table:table-cell>
        </table:table-row>
        <table:table-row table:style-name="ro1">
          <table:table-cell table:formula="of:=VALUE([$prevalence_history_20220213.A518])" office:value-type="date" office:date-value="2021-11-29" calcext:value-type="date">
            <text:p>29/11/21</text:p>
          </table:table-cell>
          <table:table-cell table:formula="of:=[$prevalence_history_20220213.B518]" office:value-type="float" office:value="1068447.5381959" calcext:value-type="float">
            <text:p>1068447.5381959</text:p>
          </table:table-cell>
          <table:table-cell table:formula="of:=[$p_from_i_UK.C537]" office:value-type="float" office:value="884105.094503799" calcext:value-type="float">
            <text:p>884105.094503799</text:p>
          </table:table-cell>
          <table:table-cell table:formula="of:=[.C518]/[.B518]" office:value-type="float" office:value="0.827467014427898" calcext:value-type="float">
            <text:p>0.827467014427898</text:p>
          </table:table-cell>
        </table:table-row>
        <table:table-row table:style-name="ro1">
          <table:table-cell table:formula="of:=VALUE([$prevalence_history_20220213.A519])" office:value-type="date" office:date-value="2021-11-30" calcext:value-type="date">
            <text:p>30/11/21</text:p>
          </table:table-cell>
          <table:table-cell table:formula="of:=[$prevalence_history_20220213.B519]" office:value-type="float" office:value="1073795.05007627" calcext:value-type="float">
            <text:p>1073795.05007627</text:p>
          </table:table-cell>
          <table:table-cell table:formula="of:=[$p_from_i_UK.C538]" office:value-type="float" office:value="887927.206664466" calcext:value-type="float">
            <text:p>887927.206664466</text:p>
          </table:table-cell>
          <table:table-cell table:formula="of:=[.C519]/[.B519]" office:value-type="float" office:value="0.826905661933716" calcext:value-type="float">
            <text:p>0.826905661933716</text:p>
          </table:table-cell>
        </table:table-row>
        <table:table-row table:style-name="ro1">
          <table:table-cell table:formula="of:=VALUE([$prevalence_history_20220213.A520])" office:value-type="date" office:date-value="2021-12-01" calcext:value-type="date">
            <text:p>01/12/21</text:p>
          </table:table-cell>
          <table:table-cell table:formula="of:=[$prevalence_history_20220213.B520]" office:value-type="float" office:value="1078465.13868168" calcext:value-type="float">
            <text:p>1078465.13868168</text:p>
          </table:table-cell>
          <table:table-cell table:formula="of:=[$p_from_i_UK.C539]" office:value-type="float" office:value="891351.651021716" calcext:value-type="float">
            <text:p>891351.651021716</text:p>
          </table:table-cell>
          <table:table-cell table:formula="of:=[.C520]/[.B520]" office:value-type="float" office:value="0.826500198338639" calcext:value-type="float">
            <text:p>0.826500198338639</text:p>
          </table:table-cell>
        </table:table-row>
        <table:table-row table:style-name="ro1">
          <table:table-cell table:formula="of:=VALUE([$prevalence_history_20220213.A521])" office:value-type="date" office:date-value="2021-12-02" calcext:value-type="date">
            <text:p>02/12/21</text:p>
          </table:table-cell>
          <table:table-cell table:formula="of:=[$prevalence_history_20220213.B521]" office:value-type="float" office:value="1083323.05618299" calcext:value-type="float">
            <text:p>1083323.05618299</text:p>
          </table:table-cell>
          <table:table-cell table:formula="of:=[$p_from_i_UK.C540]" office:value-type="float" office:value="895214.297582655" calcext:value-type="float">
            <text:p>895214.297582655</text:p>
          </table:table-cell>
          <table:table-cell table:formula="of:=[.C521]/[.B521]" office:value-type="float" office:value="0.826359498649348" calcext:value-type="float">
            <text:p>0.826359498649348</text:p>
          </table:table-cell>
        </table:table-row>
        <table:table-row table:style-name="ro1">
          <table:table-cell table:formula="of:=VALUE([$prevalence_history_20220213.A522])" office:value-type="date" office:date-value="2021-12-03" calcext:value-type="date">
            <text:p>03/12/21</text:p>
          </table:table-cell>
          <table:table-cell table:formula="of:=[$prevalence_history_20220213.B522]" office:value-type="float" office:value="1088081.94604957" calcext:value-type="float">
            <text:p>1088081.94604957</text:p>
          </table:table-cell>
          <table:table-cell table:formula="of:=[$p_from_i_UK.C541]" office:value-type="float" office:value="899171.798397441" calcext:value-type="float">
            <text:p>899171.798397441</text:p>
          </table:table-cell>
          <table:table-cell table:formula="of:=[.C522]/[.B522]" office:value-type="float" office:value="0.826382426123333" calcext:value-type="float">
            <text:p>0.826382426123333</text:p>
          </table:table-cell>
        </table:table-row>
        <table:table-row table:style-name="ro1">
          <table:table-cell table:formula="of:=VALUE([$prevalence_history_20220213.A523])" office:value-type="date" office:date-value="2021-12-04" calcext:value-type="date">
            <text:p>04/12/21</text:p>
          </table:table-cell>
          <table:table-cell table:formula="of:=[$prevalence_history_20220213.B523]" office:value-type="float" office:value="1092882.00187505" calcext:value-type="float">
            <text:p>1092882.00187505</text:p>
          </table:table-cell>
          <table:table-cell table:formula="of:=[$p_from_i_UK.C542]" office:value-type="float" office:value="903321.312950366" calcext:value-type="float">
            <text:p>903321.312950366</text:p>
          </table:table-cell>
          <table:table-cell table:formula="of:=[.C523]/[.B523]" office:value-type="float" office:value="0.82654972028137" calcext:value-type="float">
            <text:p>0.82654972028137</text:p>
          </table:table-cell>
        </table:table-row>
        <table:table-row table:style-name="ro1">
          <table:table-cell table:formula="of:=VALUE([$prevalence_history_20220213.A524])" office:value-type="date" office:date-value="2021-12-05" calcext:value-type="date">
            <text:p>05/12/21</text:p>
          </table:table-cell>
          <table:table-cell table:formula="of:=[$prevalence_history_20220213.B524]" office:value-type="float" office:value="1098178.30160576" calcext:value-type="float">
            <text:p>1098178.30160576</text:p>
          </table:table-cell>
          <table:table-cell table:formula="of:=[$p_from_i_UK.C543]" office:value-type="float" office:value="908039.879895613" calcext:value-type="float">
            <text:p>908039.879895613</text:p>
          </table:table-cell>
          <table:table-cell table:formula="of:=[.C524]/[.B524]" office:value-type="float" office:value="0.826860154282664" calcext:value-type="float">
            <text:p>0.826860154282664</text:p>
          </table:table-cell>
        </table:table-row>
        <table:table-row table:style-name="ro1">
          <table:table-cell table:formula="of:=VALUE([$prevalence_history_20220213.A525])" office:value-type="date" office:date-value="2021-12-06" calcext:value-type="date">
            <text:p>06/12/21</text:p>
          </table:table-cell>
          <table:table-cell table:formula="of:=[$prevalence_history_20220213.B525]" office:value-type="float" office:value="1102743.07252334" calcext:value-type="float">
            <text:p>1102743.07252334</text:p>
          </table:table-cell>
          <table:table-cell table:formula="of:=[$p_from_i_UK.C544]" office:value-type="float" office:value="911992.62342523" calcext:value-type="float">
            <text:p>911992.62342523</text:p>
          </table:table-cell>
          <table:table-cell table:formula="of:=[.C525]/[.B525]" office:value-type="float" office:value="0.827021856812369" calcext:value-type="float">
            <text:p>0.827021856812369</text:p>
          </table:table-cell>
        </table:table-row>
        <table:table-row table:style-name="ro1">
          <table:table-cell table:formula="of:=VALUE([$prevalence_history_20220213.A526])" office:value-type="date" office:date-value="2021-12-07" calcext:value-type="date">
            <text:p>07/12/21</text:p>
          </table:table-cell>
          <table:table-cell table:formula="of:=[$prevalence_history_20220213.B526]" office:value-type="float" office:value="1106748.10654111" calcext:value-type="float">
            <text:p>1106748.10654111</text:p>
          </table:table-cell>
          <table:table-cell table:formula="of:=[$p_from_i_UK.C545]" office:value-type="float" office:value="915302.564406508" calcext:value-type="float">
            <text:p>915302.564406508</text:p>
          </table:table-cell>
          <table:table-cell table:formula="of:=[.C526]/[.B526]" office:value-type="float" office:value="0.827019769897848" calcext:value-type="float">
            <text:p>0.827019769897848</text:p>
          </table:table-cell>
        </table:table-row>
        <table:table-row table:style-name="ro1">
          <table:table-cell table:formula="of:=VALUE([$prevalence_history_20220213.A527])" office:value-type="date" office:date-value="2021-12-08" calcext:value-type="date">
            <text:p>08/12/21</text:p>
          </table:table-cell>
          <table:table-cell table:formula="of:=[$prevalence_history_20220213.B527]" office:value-type="float" office:value="1111426.77433683" calcext:value-type="float">
            <text:p>1111426.77433683</text:p>
          </table:table-cell>
          <table:table-cell table:formula="of:=[$p_from_i_UK.C546]" office:value-type="float" office:value="919198.207239819" calcext:value-type="float">
            <text:p>919198.207239819</text:p>
          </table:table-cell>
          <table:table-cell table:formula="of:=[.C527]/[.B527]" office:value-type="float" office:value="0.827043426039731" calcext:value-type="float">
            <text:p>0.827043426039731</text:p>
          </table:table-cell>
        </table:table-row>
        <table:table-row table:style-name="ro1">
          <table:table-cell table:formula="of:=VALUE([$prevalence_history_20220213.A528])" office:value-type="date" office:date-value="2021-12-09" calcext:value-type="date">
            <text:p>09/12/21</text:p>
          </table:table-cell>
          <table:table-cell table:formula="of:=[$prevalence_history_20220213.B528]" office:value-type="float" office:value="1117264.76763014" calcext:value-type="float">
            <text:p>1117264.76763014</text:p>
          </table:table-cell>
          <table:table-cell table:formula="of:=[$p_from_i_UK.C547]" office:value-type="float" office:value="924209.856150337" calcext:value-type="float">
            <text:p>924209.856150337</text:p>
          </table:table-cell>
          <table:table-cell table:formula="of:=[.C528]/[.B528]" office:value-type="float" office:value="0.827207554491048" calcext:value-type="float">
            <text:p>0.827207554491048</text:p>
          </table:table-cell>
        </table:table-row>
        <table:table-row table:style-name="ro1">
          <table:table-cell table:formula="of:=VALUE([$prevalence_history_20220213.A529])" office:value-type="date" office:date-value="2021-12-10" calcext:value-type="date">
            <text:p>10/12/21</text:p>
          </table:table-cell>
          <table:table-cell table:formula="of:=[$prevalence_history_20220213.B529]" office:value-type="float" office:value="1124214.66445782" calcext:value-type="float">
            <text:p>1124214.66445782</text:p>
          </table:table-cell>
          <table:table-cell table:formula="of:=[$p_from_i_UK.C548]" office:value-type="float" office:value="930292.124605963" calcext:value-type="float">
            <text:p>930292.124605963</text:p>
          </table:table-cell>
          <table:table-cell table:formula="of:=[.C529]/[.B529]" office:value-type="float" office:value="0.827503993692005" calcext:value-type="float">
            <text:p>0.827503993692005</text:p>
          </table:table-cell>
        </table:table-row>
        <table:table-row table:style-name="ro1">
          <table:table-cell table:formula="of:=VALUE([$prevalence_history_20220213.A530])" office:value-type="date" office:date-value="2021-12-11" calcext:value-type="date">
            <text:p>11/12/21</text:p>
          </table:table-cell>
          <table:table-cell table:formula="of:=[$prevalence_history_20220213.B530]" office:value-type="float" office:value="1132372.50378001" calcext:value-type="float">
            <text:p>1132372.50378001</text:p>
          </table:table-cell>
          <table:table-cell table:formula="of:=[$p_from_i_UK.C549]" office:value-type="float" office:value="937508.329867412" calcext:value-type="float">
            <text:p>937508.329867412</text:p>
          </table:table-cell>
          <table:table-cell table:formula="of:=[.C530]/[.B530]" office:value-type="float" office:value="0.827915131052622" calcext:value-type="float">
            <text:p>0.827915131052622</text:p>
          </table:table-cell>
        </table:table-row>
        <table:table-row table:style-name="ro1">
          <table:table-cell table:formula="of:=VALUE([$prevalence_history_20220213.A531])" office:value-type="date" office:date-value="2021-12-12" calcext:value-type="date">
            <text:p>12/12/21</text:p>
          </table:table-cell>
          <table:table-cell table:formula="of:=[$prevalence_history_20220213.B531]" office:value-type="float" office:value="1142455.35004729" calcext:value-type="float">
            <text:p>1142455.35004729</text:p>
          </table:table-cell>
          <table:table-cell table:formula="of:=[$p_from_i_UK.C550]" office:value-type="float" office:value="946614.392400652" calcext:value-type="float">
            <text:p>946614.392400652</text:p>
          </table:table-cell>
          <table:table-cell table:formula="of:=[.C531]/[.B531]" office:value-type="float" office:value="0.828578895762945" calcext:value-type="float">
            <text:p>0.828578895762945</text:p>
          </table:table-cell>
        </table:table-row>
        <table:table-row table:style-name="ro1">
          <table:table-cell table:formula="of:=VALUE([$prevalence_history_20220213.A532])" office:value-type="date" office:date-value="2021-12-13" calcext:value-type="date">
            <text:p>13/12/21</text:p>
          </table:table-cell>
          <table:table-cell table:formula="of:=[$prevalence_history_20220213.B532]" office:value-type="float" office:value="1154962.99819069" calcext:value-type="float">
            <text:p>1154962.99819069</text:p>
          </table:table-cell>
          <table:table-cell table:formula="of:=[$p_from_i_UK.C551]" office:value-type="float" office:value="957980.834332387" calcext:value-type="float">
            <text:p>957980.834332387</text:p>
          </table:table-cell>
          <table:table-cell table:formula="of:=[.C532]/[.B532]" office:value-type="float" office:value="0.829447208121051" calcext:value-type="float">
            <text:p>0.829447208121051</text:p>
          </table:table-cell>
        </table:table-row>
        <table:table-row table:style-name="ro1">
          <table:table-cell table:formula="of:=VALUE([$prevalence_history_20220213.A533])" office:value-type="date" office:date-value="2021-12-14" calcext:value-type="date">
            <text:p>14/12/21</text:p>
          </table:table-cell>
          <table:table-cell table:formula="of:=[$prevalence_history_20220213.B533]" office:value-type="float" office:value="1171628.98587384" calcext:value-type="float">
            <text:p>1171628.98587384</text:p>
          </table:table-cell>
          <table:table-cell table:formula="of:=[$p_from_i_UK.C552]" office:value-type="float" office:value="973170.671577672" calcext:value-type="float">
            <text:p>973170.671577672</text:p>
          </table:table-cell>
          <table:table-cell table:formula="of:=[.C533]/[.B533]" office:value-type="float" office:value="0.830613345445571" calcext:value-type="float">
            <text:p>0.830613345445571</text:p>
          </table:table-cell>
        </table:table-row>
        <table:table-row table:style-name="ro1">
          <table:table-cell table:formula="of:=VALUE([$prevalence_history_20220213.A534])" office:value-type="date" office:date-value="2021-12-15" calcext:value-type="date">
            <text:p>15/12/21</text:p>
          </table:table-cell>
          <table:table-cell table:formula="of:=[$prevalence_history_20220213.B534]" office:value-type="float" office:value="1196466.2017817" calcext:value-type="float">
            <text:p>1196466.2017817</text:p>
          </table:table-cell>
          <table:table-cell table:formula="of:=[$p_from_i_UK.C553]" office:value-type="float" office:value="996171.433776659" calcext:value-type="float">
            <text:p>996171.433776659</text:p>
          </table:table-cell>
          <table:table-cell table:formula="of:=[.C534]/[.B534]" office:value-type="float" office:value="0.832594712908083" calcext:value-type="float">
            <text:p>0.832594712908083</text:p>
          </table:table-cell>
        </table:table-row>
        <table:table-row table:style-name="ro1">
          <table:table-cell table:formula="of:=VALUE([$prevalence_history_20220213.A535])" office:value-type="date" office:date-value="2021-12-16" calcext:value-type="date">
            <text:p>16/12/21</text:p>
          </table:table-cell>
          <table:table-cell table:formula="of:=[$prevalence_history_20220213.B535]" office:value-type="float" office:value="1229246.52645211" calcext:value-type="float">
            <text:p>1229246.52645211</text:p>
          </table:table-cell>
          <table:table-cell table:formula="of:=[$p_from_i_UK.C554]" office:value-type="float" office:value="1026603.31479799" calcext:value-type="float">
            <text:p>1026603.31479799</text:p>
          </table:table-cell>
          <table:table-cell table:formula="of:=[.C535]/[.B535]" office:value-type="float" office:value="0.835148436628904" calcext:value-type="float">
            <text:p>0.835148436628904</text:p>
          </table:table-cell>
        </table:table-row>
        <table:table-row table:style-name="ro1">
          <table:table-cell table:formula="of:=VALUE([$prevalence_history_20220213.A536])" office:value-type="date" office:date-value="2021-12-17" calcext:value-type="date">
            <text:p>17/12/21</text:p>
          </table:table-cell>
          <table:table-cell table:formula="of:=[$prevalence_history_20220213.B536]" office:value-type="float" office:value="1269085.26958966" calcext:value-type="float">
            <text:p>1269085.26958966</text:p>
          </table:table-cell>
          <table:table-cell table:formula="of:=[$p_from_i_UK.C555]" office:value-type="float" office:value="1063358.98142709" calcext:value-type="float">
            <text:p>1063358.98142709</text:p>
          </table:table-cell>
          <table:table-cell table:formula="of:=[.C536]/[.B536]" office:value-type="float" office:value="0.837894038255531" calcext:value-type="float">
            <text:p>0.837894038255531</text:p>
          </table:table-cell>
        </table:table-row>
        <table:table-row table:style-name="ro1">
          <table:table-cell table:formula="of:=VALUE([$prevalence_history_20220213.A537])" office:value-type="date" office:date-value="2021-12-18" calcext:value-type="date">
            <text:p>18/12/21</text:p>
          </table:table-cell>
          <table:table-cell table:formula="of:=[$prevalence_history_20220213.B537]" office:value-type="float" office:value="1316033.56644854" calcext:value-type="float">
            <text:p>1316033.56644854</text:p>
          </table:table-cell>
          <table:table-cell table:formula="of:=[$p_from_i_UK.C556]" office:value-type="float" office:value="1106143.23524098" calcext:value-type="float">
            <text:p>1106143.23524098</text:p>
          </table:table-cell>
          <table:table-cell table:formula="of:=[.C537]/[.B537]" office:value-type="float" office:value="0.840512934807604" calcext:value-type="float">
            <text:p>0.840512934807604</text:p>
          </table:table-cell>
        </table:table-row>
        <table:table-row table:style-name="ro1">
          <table:table-cell table:formula="of:=VALUE([$prevalence_history_20220213.A538])" office:value-type="date" office:date-value="2021-12-19" calcext:value-type="date">
            <text:p>19/12/21</text:p>
          </table:table-cell>
          <table:table-cell table:formula="of:=[$prevalence_history_20220213.B538]" office:value-type="float" office:value="1370986.60195682" calcext:value-type="float">
            <text:p>1370986.60195682</text:p>
          </table:table-cell>
          <table:table-cell table:formula="of:=[$p_from_i_UK.C557]" office:value-type="float" office:value="1155629.16329483" calcext:value-type="float">
            <text:p>1155629.16329483</text:p>
          </table:table-cell>
          <table:table-cell table:formula="of:=[.C538]/[.B538]" office:value-type="float" office:value="0.842917911557554" calcext:value-type="float">
            <text:p>0.842917911557554</text:p>
          </table:table-cell>
        </table:table-row>
        <table:table-row table:style-name="ro1">
          <table:table-cell table:formula="of:=VALUE([$prevalence_history_20220213.A539])" office:value-type="date" office:date-value="2021-12-20" calcext:value-type="date">
            <text:p>20/12/21</text:p>
          </table:table-cell>
          <table:table-cell table:formula="of:=[$prevalence_history_20220213.B539]" office:value-type="float" office:value="1432931.81947406" calcext:value-type="float">
            <text:p>1432931.81947406</text:p>
          </table:table-cell>
          <table:table-cell table:formula="of:=[$p_from_i_UK.C558]" office:value-type="float" office:value="1210535.84545813" calcext:value-type="float">
            <text:p>1210535.84545813</text:p>
          </table:table-cell>
          <table:table-cell table:formula="of:=[.C539]/[.B539]" office:value-type="float" office:value="0.844796541612456" calcext:value-type="float">
            <text:p>0.844796541612456</text:p>
          </table:table-cell>
        </table:table-row>
        <table:table-row table:style-name="ro1">
          <table:table-cell table:formula="of:=VALUE([$prevalence_history_20220213.A540])" office:value-type="date" office:date-value="2021-12-21" calcext:value-type="date">
            <text:p>21/12/21</text:p>
          </table:table-cell>
          <table:table-cell table:formula="of:=[$prevalence_history_20220213.B540]" office:value-type="float" office:value="1501999.67295598" calcext:value-type="float">
            <text:p>1501999.67295598</text:p>
          </table:table-cell>
          <table:table-cell table:formula="of:=[$p_from_i_UK.C559]" office:value-type="float" office:value="1270846.77639108" calcext:value-type="float">
            <text:p>1270846.77639108</text:p>
          </table:table-cell>
          <table:table-cell table:formula="of:=[.C540]/[.B540]" office:value-type="float" office:value="0.846103231094595" calcext:value-type="float">
            <text:p>0.846103231094595</text:p>
          </table:table-cell>
        </table:table-row>
        <table:table-row table:style-name="ro1">
          <table:table-cell table:formula="of:=VALUE([$prevalence_history_20220213.A541])" office:value-type="date" office:date-value="2021-12-22" calcext:value-type="date">
            <text:p>22/12/21</text:p>
          </table:table-cell>
          <table:table-cell table:formula="of:=[$prevalence_history_20220213.B541]" office:value-type="float" office:value="1577198.96628126" calcext:value-type="float">
            <text:p>1577198.96628126</text:p>
          </table:table-cell>
          <table:table-cell table:formula="of:=[$p_from_i_UK.C560]" office:value-type="float" office:value="1335809.80732143" calcext:value-type="float">
            <text:p>1335809.80732143</text:p>
          </table:table-cell>
          <table:table-cell table:formula="of:=[.C541]/[.B541]" office:value-type="float" office:value="0.846950724594386" calcext:value-type="float">
            <text:p>0.846950724594386</text:p>
          </table:table-cell>
        </table:table-row>
        <table:table-row table:style-name="ro1">
          <table:table-cell table:formula="of:=VALUE([$prevalence_history_20220213.A542])" office:value-type="date" office:date-value="2021-12-23" calcext:value-type="date">
            <text:p>23/12/21</text:p>
          </table:table-cell>
          <table:table-cell table:formula="of:=[$prevalence_history_20220213.B542]" office:value-type="float" office:value="1658613.77620949" calcext:value-type="float">
            <text:p>1658613.77620949</text:p>
          </table:table-cell>
          <table:table-cell table:formula="of:=[$p_from_i_UK.C561]" office:value-type="float" office:value="1405628.0077377" calcext:value-type="float">
            <text:p>1405628.0077377</text:p>
          </table:table-cell>
          <table:table-cell table:formula="of:=[.C542]/[.B542]" office:value-type="float" office:value="0.847471562035406" calcext:value-type="float">
            <text:p>0.847471562035406</text:p>
          </table:table-cell>
        </table:table-row>
        <table:table-row table:style-name="ro1">
          <table:table-cell table:formula="of:=VALUE([$prevalence_history_20220213.A543])" office:value-type="date" office:date-value="2021-12-24" calcext:value-type="date">
            <text:p>24/12/21</text:p>
          </table:table-cell>
          <table:table-cell table:formula="of:=[$prevalence_history_20220213.B543]" office:value-type="float" office:value="1745169.38207361" calcext:value-type="float">
            <text:p>1745169.38207361</text:p>
          </table:table-cell>
          <table:table-cell table:formula="of:=[$p_from_i_UK.C562]" office:value-type="float" office:value="1479254.39032882" calcext:value-type="float">
            <text:p>1479254.39032882</text:p>
          </table:table-cell>
          <table:table-cell table:formula="of:=[.C543]/[.B543]" office:value-type="float" office:value="0.847627975555685" calcext:value-type="float">
            <text:p>0.847627975555685</text:p>
          </table:table-cell>
        </table:table-row>
        <table:table-row table:style-name="ro1">
          <table:table-cell table:formula="of:=VALUE([$prevalence_history_20220213.A544])" office:value-type="date" office:date-value="2021-12-25" calcext:value-type="date">
            <text:p>25/12/21</text:p>
          </table:table-cell>
          <table:table-cell table:formula="of:=[$prevalence_history_20220213.B544]" office:value-type="float" office:value="1833680.5439594" calcext:value-type="float">
            <text:p>1833680.5439594</text:p>
          </table:table-cell>
          <table:table-cell table:formula="of:=[$p_from_i_UK.C563]" office:value-type="float" office:value="1553664.85163471" calcext:value-type="float">
            <text:p>1553664.85163471</text:p>
          </table:table-cell>
          <table:table-cell table:formula="of:=[.C544]/[.B544]" office:value-type="float" office:value="0.847293088620517" calcext:value-type="float">
            <text:p>0.847293088620517</text:p>
          </table:table-cell>
        </table:table-row>
        <table:table-row table:style-name="ro1">
          <table:table-cell table:formula="of:=VALUE([$prevalence_history_20220213.A545])" office:value-type="date" office:date-value="2021-12-26" calcext:value-type="date">
            <text:p>26/12/21</text:p>
          </table:table-cell>
          <table:table-cell table:formula="of:=[$prevalence_history_20220213.B545]" office:value-type="float" office:value="1922812.14388911" calcext:value-type="float">
            <text:p>1922812.14388911</text:p>
          </table:table-cell>
          <table:table-cell table:formula="of:=[$p_from_i_UK.C564]" office:value-type="float" office:value="1627800.37921738" calcext:value-type="float">
            <text:p>1627800.37921738</text:p>
          </table:table-cell>
          <table:table-cell table:formula="of:=[.C545]/[.B545]" office:value-type="float" office:value="0.846572757713588" calcext:value-type="float">
            <text:p>0.846572757713588</text:p>
          </table:table-cell>
        </table:table-row>
        <table:table-row table:style-name="ro1">
          <table:table-cell table:formula="of:=VALUE([$prevalence_history_20220213.A546])" office:value-type="date" office:date-value="2021-12-27" calcext:value-type="date">
            <text:p>27/12/21</text:p>
          </table:table-cell>
          <table:table-cell table:formula="of:=[$prevalence_history_20220213.B546]" office:value-type="float" office:value="2011325.73344317" calcext:value-type="float">
            <text:p>2011325.73344317</text:p>
          </table:table-cell>
          <table:table-cell table:formula="of:=[$p_from_i_UK.C565]" office:value-type="float" office:value="1700619.51744506" calcext:value-type="float">
            <text:p>1700619.51744506</text:p>
          </table:table-cell>
          <table:table-cell table:formula="of:=[.C546]/[.B546]" office:value-type="float" office:value="0.845521682126437" calcext:value-type="float">
            <text:p>0.845521682126437</text:p>
          </table:table-cell>
        </table:table-row>
        <table:table-row table:style-name="ro1">
          <table:table-cell table:formula="of:=VALUE([$prevalence_history_20220213.A547])" office:value-type="date" office:date-value="2021-12-28" calcext:value-type="date">
            <text:p>28/12/21</text:p>
          </table:table-cell>
          <table:table-cell table:formula="of:=[$prevalence_history_20220213.B547]" office:value-type="float" office:value="2098102.51135271" calcext:value-type="float">
            <text:p>2098102.51135271</text:p>
          </table:table-cell>
          <table:table-cell table:formula="of:=[$p_from_i_UK.C566]" office:value-type="float" office:value="1771187.87924042" calcext:value-type="float">
            <text:p>1771187.87924042</text:p>
          </table:table-cell>
          <table:table-cell table:formula="of:=[.C547]/[.B547]" office:value-type="float" office:value="0.844185577042411" calcext:value-type="float">
            <text:p>0.844185577042411</text:p>
          </table:table-cell>
        </table:table-row>
        <table:table-row table:style-name="ro1">
          <table:table-cell table:formula="of:=VALUE([$prevalence_history_20220213.A548])" office:value-type="date" office:date-value="2021-12-29" calcext:value-type="date">
            <text:p>29/12/21</text:p>
          </table:table-cell>
          <table:table-cell table:formula="of:=[$prevalence_history_20220213.B548]" office:value-type="float" office:value="2181601.82188409" calcext:value-type="float">
            <text:p>2181601.82188409</text:p>
          </table:table-cell>
          <table:table-cell table:formula="of:=[$p_from_i_UK.C567]" office:value-type="float" office:value="1838222.06096799" calcext:value-type="float">
            <text:p>1838222.06096799</text:p>
          </table:table-cell>
          <table:table-cell table:formula="of:=[.C548]/[.B548]" office:value-type="float" office:value="0.842602001212326" calcext:value-type="float">
            <text:p>0.842602001212326</text:p>
          </table:table-cell>
        </table:table-row>
        <table:table-row table:style-name="ro1">
          <table:table-cell table:formula="of:=VALUE([$prevalence_history_20220213.A549])" office:value-type="date" office:date-value="2021-12-30" calcext:value-type="date">
            <text:p>30/12/21</text:p>
          </table:table-cell>
          <table:table-cell table:formula="of:=[$prevalence_history_20220213.B549]" office:value-type="float" office:value="2262759.56636589" calcext:value-type="float">
            <text:p>2262759.56636589</text:p>
          </table:table-cell>
          <table:table-cell table:formula="of:=[$p_from_i_UK.C568]" office:value-type="float" office:value="1903091.25192666" calcext:value-type="float">
            <text:p>1903091.25192666</text:p>
          </table:table-cell>
          <table:table-cell table:formula="of:=[.C549]/[.B549]" office:value-type="float" office:value="0.841048815002083" calcext:value-type="float">
            <text:p>0.841048815002083</text:p>
          </table:table-cell>
        </table:table-row>
        <table:table-row table:style-name="ro1">
          <table:table-cell table:formula="of:=VALUE([$prevalence_history_20220213.A550])" office:value-type="date" office:date-value="2021-12-31" calcext:value-type="date">
            <text:p>31/12/21</text:p>
          </table:table-cell>
          <table:table-cell table:formula="of:=[$prevalence_history_20220213.B550]" office:value-type="float" office:value="2340666.35478659" calcext:value-type="float">
            <text:p>2340666.35478659</text:p>
          </table:table-cell>
          <table:table-cell table:formula="of:=[$p_from_i_UK.C569]" office:value-type="float" office:value="1965320.70906955" calcext:value-type="float">
            <text:p>1965320.70906955</text:p>
          </table:table-cell>
          <table:table-cell table:formula="of:=[.C550]/[.B550]" office:value-type="float" office:value="0.839641542695964" calcext:value-type="float">
            <text:p>0.839641542695964</text:p>
          </table:table-cell>
        </table:table-row>
        <table:table-row table:style-name="ro1">
          <table:table-cell table:formula="of:=VALUE([$prevalence_history_20220213.A551])" office:value-type="date" office:date-value="2022-01-01" calcext:value-type="date">
            <text:p>01/01/22</text:p>
          </table:table-cell>
          <table:table-cell table:formula="of:=[$prevalence_history_20220213.B551]" office:value-type="float" office:value="2414341.95087553" calcext:value-type="float">
            <text:p>2414341.95087553</text:p>
          </table:table-cell>
          <table:table-cell table:formula="of:=[$p_from_i_UK.C570]" office:value-type="float" office:value="2024033.34459874" calcext:value-type="float">
            <text:p>2024033.34459874</text:p>
          </table:table-cell>
          <table:table-cell table:formula="of:=[.C551]/[.B551]" office:value-type="float" office:value="0.838337479023943" calcext:value-type="float">
            <text:p>0.838337479023943</text:p>
          </table:table-cell>
        </table:table-row>
        <table:table-row table:style-name="ro1">
          <table:table-cell table:formula="of:=VALUE([$prevalence_history_20220213.A552])" office:value-type="date" office:date-value="2022-01-02" calcext:value-type="date">
            <text:p>02/01/22</text:p>
          </table:table-cell>
          <table:table-cell table:formula="of:=[$prevalence_history_20220213.B552]" office:value-type="float" office:value="2481866.24681346" calcext:value-type="float">
            <text:p>2481866.24681346</text:p>
          </table:table-cell>
          <table:table-cell table:formula="of:=[$p_from_i_UK.C571]" office:value-type="float" office:value="2077388.9715249" calcext:value-type="float">
            <text:p>2077388.9715249</text:p>
          </table:table-cell>
          <table:table-cell table:formula="of:=[.C552]/[.B552]" office:value-type="float" office:value="0.837026964765777" calcext:value-type="float">
            <text:p>0.837026964765777</text:p>
          </table:table-cell>
        </table:table-row>
        <table:table-row table:style-name="ro1">
          <table:table-cell table:formula="of:=VALUE([$prevalence_history_20220213.A553])" office:value-type="date" office:date-value="2022-01-03" calcext:value-type="date">
            <text:p>03/01/22</text:p>
          </table:table-cell>
          <table:table-cell table:formula="of:=[$prevalence_history_20220213.B553]" office:value-type="float" office:value="2543483.4769244" calcext:value-type="float">
            <text:p>2543483.4769244</text:p>
          </table:table-cell>
          <table:table-cell table:formula="of:=[$p_from_i_UK.C572]" office:value-type="float" office:value="2125742.33037261" calcext:value-type="float">
            <text:p>2125742.33037261</text:p>
          </table:table-cell>
          <table:table-cell table:formula="of:=[.C553]/[.B553]" office:value-type="float" office:value="0.835760227915093" calcext:value-type="float">
            <text:p>0.835760227915093</text:p>
          </table:table-cell>
        </table:table-row>
        <table:table-row table:style-name="ro1">
          <table:table-cell table:formula="of:=VALUE([$prevalence_history_20220213.A554])" office:value-type="date" office:date-value="2022-01-04" calcext:value-type="date">
            <text:p>04/01/22</text:p>
          </table:table-cell>
          <table:table-cell table:formula="of:=[$prevalence_history_20220213.B554]" office:value-type="float" office:value="2598509.53644776" calcext:value-type="float">
            <text:p>2598509.53644776</text:p>
          </table:table-cell>
          <table:table-cell table:formula="of:=[$p_from_i_UK.C573]" office:value-type="float" office:value="2168438.16432393" calcext:value-type="float">
            <text:p>2168438.16432393</text:p>
          </table:table-cell>
          <table:table-cell table:formula="of:=[.C554]/[.B554]" office:value-type="float" office:value="0.834493056080236" calcext:value-type="float">
            <text:p>0.834493056080236</text:p>
          </table:table-cell>
        </table:table-row>
        <table:table-row table:style-name="ro1">
          <table:table-cell table:formula="of:=VALUE([$prevalence_history_20220213.A555])" office:value-type="date" office:date-value="2022-01-05" calcext:value-type="date">
            <text:p>05/01/22</text:p>
          </table:table-cell>
          <table:table-cell table:formula="of:=[$prevalence_history_20220213.B555]" office:value-type="float" office:value="2645653.8940447" calcext:value-type="float">
            <text:p>2645653.8940447</text:p>
          </table:table-cell>
          <table:table-cell table:formula="of:=[$p_from_i_UK.C574]" office:value-type="float" office:value="2204106.17004944" calcext:value-type="float">
            <text:p>2204106.17004944</text:p>
          </table:table-cell>
          <table:table-cell table:formula="of:=[.C555]/[.B555]" office:value-type="float" office:value="0.83310450207067" calcext:value-type="float">
            <text:p>0.83310450207067</text:p>
          </table:table-cell>
        </table:table-row>
        <table:table-row table:style-name="ro1">
          <table:table-cell table:formula="of:=VALUE([$prevalence_history_20220213.A556])" office:value-type="date" office:date-value="2022-01-06" calcext:value-type="date">
            <text:p>06/01/22</text:p>
          </table:table-cell>
          <table:table-cell table:formula="of:=[$prevalence_history_20220213.B556]" office:value-type="float" office:value="2684128.04645033" calcext:value-type="float">
            <text:p>2684128.04645033</text:p>
          </table:table-cell>
          <table:table-cell table:formula="of:=[$p_from_i_UK.C575]" office:value-type="float" office:value="2232091.16964694" calcext:value-type="float">
            <text:p>2232091.16964694</text:p>
          </table:table-cell>
          <table:table-cell table:formula="of:=[.C556]/[.B556]" office:value-type="float" office:value="0.8315889298198" calcext:value-type="float">
            <text:p>0.8315889298198</text:p>
          </table:table-cell>
        </table:table-row>
        <table:table-row table:style-name="ro1">
          <table:table-cell table:formula="of:=VALUE([$prevalence_history_20220213.A557])" office:value-type="date" office:date-value="2022-01-07" calcext:value-type="date">
            <text:p>07/01/22</text:p>
          </table:table-cell>
          <table:table-cell table:formula="of:=[$prevalence_history_20220213.B557]" office:value-type="float" office:value="2713809.1004122" calcext:value-type="float">
            <text:p>2713809.1004122</text:p>
          </table:table-cell>
          <table:table-cell table:formula="of:=[$p_from_i_UK.C576]" office:value-type="float" office:value="2252518.38955144" calcext:value-type="float">
            <text:p>2252518.38955144</text:p>
          </table:table-cell>
          <table:table-cell table:formula="of:=[.C557]/[.B557]" office:value-type="float" office:value="0.830020943333599" calcext:value-type="float">
            <text:p>0.830020943333599</text:p>
          </table:table-cell>
        </table:table-row>
        <table:table-row table:style-name="ro1">
          <table:table-cell table:formula="of:=VALUE([$prevalence_history_20220213.A558])" office:value-type="date" office:date-value="2022-01-08" calcext:value-type="date">
            <text:p>08/01/22</text:p>
          </table:table-cell>
          <table:table-cell table:formula="of:=[$prevalence_history_20220213.B558]" office:value-type="float" office:value="2735110.16647583" calcext:value-type="float">
            <text:p>2735110.16647583</text:p>
          </table:table-cell>
          <table:table-cell table:formula="of:=[$p_from_i_UK.C577]" office:value-type="float" office:value="2265974.64059172" calcext:value-type="float">
            <text:p>2265974.64059172</text:p>
          </table:table-cell>
          <table:table-cell table:formula="of:=[.C558]/[.B558]" office:value-type="float" office:value="0.828476552193659" calcext:value-type="float">
            <text:p>0.828476552193659</text:p>
          </table:table-cell>
        </table:table-row>
        <table:table-row table:style-name="ro1">
          <table:table-cell table:formula="of:=VALUE([$prevalence_history_20220213.A559])" office:value-type="date" office:date-value="2022-01-09" calcext:value-type="date">
            <text:p>09/01/22</text:p>
          </table:table-cell>
          <table:table-cell table:formula="of:=[$prevalence_history_20220213.B559]" office:value-type="float" office:value="2747792.57723232" calcext:value-type="float">
            <text:p>2747792.57723232</text:p>
          </table:table-cell>
          <table:table-cell table:formula="of:=[$p_from_i_UK.C578]" office:value-type="float" office:value="2272296.6129898" calcext:value-type="float">
            <text:p>2272296.6129898</text:p>
          </table:table-cell>
          <table:table-cell table:formula="of:=[.C559]/[.B559]" office:value-type="float" office:value="0.826953472331795" calcext:value-type="float">
            <text:p>0.826953472331795</text:p>
          </table:table-cell>
        </table:table-row>
        <table:table-row table:style-name="ro1">
          <table:table-cell table:formula="of:=VALUE([$prevalence_history_20220213.A560])" office:value-type="date" office:date-value="2022-01-10" calcext:value-type="date">
            <text:p>10/01/22</text:p>
          </table:table-cell>
          <table:table-cell table:formula="of:=[$prevalence_history_20220213.B560]" office:value-type="float" office:value="2751245.35683272" calcext:value-type="float">
            <text:p>2751245.35683272</text:p>
          </table:table-cell>
          <table:table-cell table:formula="of:=[$p_from_i_UK.C579]" office:value-type="float" office:value="2270970.43064402" calcext:value-type="float">
            <text:p>2270970.43064402</text:p>
          </table:table-cell>
          <table:table-cell table:formula="of:=[.C560]/[.B560]" office:value-type="float" office:value="0.825433625904743" calcext:value-type="float">
            <text:p>0.825433625904743</text:p>
          </table:table-cell>
        </table:table-row>
        <table:table-row table:style-name="ro1">
          <table:table-cell table:formula="of:=VALUE([$prevalence_history_20220213.A561])" office:value-type="date" office:date-value="2022-01-11" calcext:value-type="date">
            <text:p>11/01/22</text:p>
          </table:table-cell>
          <table:table-cell table:formula="of:=[$prevalence_history_20220213.B561]" office:value-type="float" office:value="2744205.39731184" calcext:value-type="float">
            <text:p>2744205.39731184</text:p>
          </table:table-cell>
          <table:table-cell table:formula="of:=[$p_from_i_UK.C580]" office:value-type="float" office:value="2260873.98776573" calcext:value-type="float">
            <text:p>2260873.98776573</text:p>
          </table:table-cell>
          <table:table-cell table:formula="of:=[.C561]/[.B561]" office:value-type="float" office:value="0.823871999515936" calcext:value-type="float">
            <text:p>0.823871999515936</text:p>
          </table:table-cell>
        </table:table-row>
        <table:table-row table:style-name="ro1">
          <table:table-cell table:formula="of:=VALUE([$prevalence_history_20220213.A562])" office:value-type="date" office:date-value="2022-01-12" calcext:value-type="date">
            <text:p>12/01/22</text:p>
          </table:table-cell>
          <table:table-cell table:formula="of:=[$prevalence_history_20220213.B562]" office:value-type="float" office:value="2726373.35595857" calcext:value-type="float">
            <text:p>2726373.35595857</text:p>
          </table:table-cell>
          <table:table-cell table:formula="of:=[$p_from_i_UK.C581]" office:value-type="float" office:value="2241625.13048956" calcext:value-type="float">
            <text:p>2241625.13048956</text:p>
          </table:table-cell>
          <table:table-cell table:formula="of:=[.C562]/[.B562]" office:value-type="float" office:value="0.822200351096603" calcext:value-type="float">
            <text:p>0.822200351096603</text:p>
          </table:table-cell>
        </table:table-row>
        <table:table-row table:style-name="ro1">
          <table:table-cell table:formula="of:=VALUE([$prevalence_history_20220213.A563])" office:value-type="date" office:date-value="2022-01-13" calcext:value-type="date">
            <text:p>13/01/22</text:p>
          </table:table-cell>
          <table:table-cell table:formula="of:=[$prevalence_history_20220213.B563]" office:value-type="float" office:value="2698141.34128123" calcext:value-type="float">
            <text:p>2698141.34128123</text:p>
          </table:table-cell>
          <table:table-cell table:formula="of:=[$p_from_i_UK.C582]" office:value-type="float" office:value="2213585.93408993" calcext:value-type="float">
            <text:p>2213585.93408993</text:p>
          </table:table-cell>
          <table:table-cell table:formula="of:=[.C563]/[.B563]" office:value-type="float" office:value="0.820411407001678" calcext:value-type="float">
            <text:p>0.820411407001678</text:p>
          </table:table-cell>
        </table:table-row>
        <table:table-row table:style-name="ro1">
          <table:table-cell table:formula="of:=VALUE([$prevalence_history_20220213.A564])" office:value-type="date" office:date-value="2022-01-14" calcext:value-type="date">
            <text:p>14/01/22</text:p>
          </table:table-cell>
          <table:table-cell table:formula="of:=[$prevalence_history_20220213.B564]" office:value-type="float" office:value="2661332.9799926" calcext:value-type="float">
            <text:p>2661332.9799926</text:p>
          </table:table-cell>
          <table:table-cell table:formula="of:=[$p_from_i_UK.C583]" office:value-type="float" office:value="2178651.33917319" calcext:value-type="float">
            <text:p>2178651.33917319</text:p>
          </table:table-cell>
          <table:table-cell table:formula="of:=[.C564]/[.B564]" office:value-type="float" office:value="0.818631623908725" calcext:value-type="float">
            <text:p>0.818631623908725</text:p>
          </table:table-cell>
        </table:table-row>
        <table:table-row table:style-name="ro1">
          <table:table-cell table:formula="of:=VALUE([$prevalence_history_20220213.A565])" office:value-type="date" office:date-value="2022-01-15" calcext:value-type="date">
            <text:p>15/01/22</text:p>
          </table:table-cell>
          <table:table-cell table:formula="of:=[$prevalence_history_20220213.B565]" office:value-type="float" office:value="2617785.17196097" calcext:value-type="float">
            <text:p>2617785.17196097</text:p>
          </table:table-cell>
          <table:table-cell table:formula="of:=[$p_from_i_UK.C584]" office:value-type="float" office:value="2138792.12065479" calcext:value-type="float">
            <text:p>2138792.12065479</text:p>
          </table:table-cell>
          <table:table-cell table:formula="of:=[.C565]/[.B565]" office:value-type="float" office:value="0.817023544774926" calcext:value-type="float">
            <text:p>0.817023544774926</text:p>
          </table:table-cell>
        </table:table-row>
        <table:table-row table:style-name="ro1">
          <table:table-cell table:formula="of:=VALUE([$prevalence_history_20220213.A566])" office:value-type="date" office:date-value="2022-01-16" calcext:value-type="date">
            <text:p>16/01/22</text:p>
          </table:table-cell>
          <table:table-cell table:formula="of:=[$prevalence_history_20220213.B566]" office:value-type="float" office:value="2569573.68927221" calcext:value-type="float">
            <text:p>2569573.68927221</text:p>
          </table:table-cell>
          <table:table-cell table:formula="of:=[$p_from_i_UK.C585]" office:value-type="float" office:value="2096104.77298204" calcext:value-type="float">
            <text:p>2096104.77298204</text:p>
          </table:table-cell>
          <table:table-cell table:formula="of:=[.C566]/[.B566]" office:value-type="float" office:value="0.81574028475351" calcext:value-type="float">
            <text:p>0.81574028475351</text:p>
          </table:table-cell>
        </table:table-row>
        <table:table-row table:style-name="ro1">
          <table:table-cell table:formula="of:=VALUE([$prevalence_history_20220213.A567])" office:value-type="date" office:date-value="2022-01-17" calcext:value-type="date">
            <text:p>17/01/22</text:p>
          </table:table-cell>
          <table:table-cell table:formula="of:=[$prevalence_history_20220213.B567]" office:value-type="float" office:value="2517923.57964282" calcext:value-type="float">
            <text:p>2517923.57964282</text:p>
          </table:table-cell>
          <table:table-cell table:formula="of:=[$p_from_i_UK.C586]" office:value-type="float" office:value="2051681.85568259" calcext:value-type="float">
            <text:p>2051681.85568259</text:p>
          </table:table-cell>
          <table:table-cell table:formula="of:=[.C567]/[.B567]" office:value-type="float" office:value="0.81483086789061" calcext:value-type="float">
            <text:p>0.81483086789061</text:p>
          </table:table-cell>
        </table:table-row>
        <table:table-row table:style-name="ro1">
          <table:table-cell table:formula="of:=VALUE([$prevalence_history_20220213.A568])" office:value-type="date" office:date-value="2022-01-18" calcext:value-type="date">
            <text:p>18/01/22</text:p>
          </table:table-cell>
          <table:table-cell table:formula="of:=[$prevalence_history_20220213.B568]" office:value-type="float" office:value="2463069.52282397" calcext:value-type="float">
            <text:p>2463069.52282397</text:p>
          </table:table-cell>
          <table:table-cell table:formula="of:=[$p_from_i_UK.C587]" office:value-type="float" office:value="2005475.05639615" calcext:value-type="float">
            <text:p>2005475.05639615</text:p>
          </table:table-cell>
          <table:table-cell table:formula="of:=[.C568]/[.B568]" office:value-type="float" office:value="0.814217803359778" calcext:value-type="float">
            <text:p>0.814217803359778</text:p>
          </table:table-cell>
        </table:table-row>
        <table:table-row table:style-name="ro1">
          <table:table-cell table:formula="of:=VALUE([$prevalence_history_20220213.A569])" office:value-type="date" office:date-value="2022-01-19" calcext:value-type="date">
            <text:p>19/01/22</text:p>
          </table:table-cell>
          <table:table-cell table:formula="of:=[$prevalence_history_20220213.B569]" office:value-type="float" office:value="2408328.51861428" calcext:value-type="float">
            <text:p>2408328.51861428</text:p>
          </table:table-cell>
          <table:table-cell table:formula="of:=[$p_from_i_UK.C588]" office:value-type="float" office:value="1960402.41107844" calcext:value-type="float">
            <text:p>1960402.41107844</text:p>
          </table:table-cell>
          <table:table-cell table:formula="of:=[.C569]/[.B569]" office:value-type="float" office:value="0.814009548915872" calcext:value-type="float">
            <text:p>0.814009548915872</text:p>
          </table:table-cell>
        </table:table-row>
        <table:table-row table:style-name="ro1">
          <table:table-cell table:formula="of:=VALUE([$prevalence_history_20220213.A570])" office:value-type="date" office:date-value="2022-01-20" calcext:value-type="date">
            <text:p>20/01/22</text:p>
          </table:table-cell>
          <table:table-cell table:formula="of:=[$prevalence_history_20220213.B570]" office:value-type="float" office:value="2356446.50733983" calcext:value-type="float">
            <text:p>2356446.50733983</text:p>
          </table:table-cell>
          <table:table-cell table:formula="of:=[$p_from_i_UK.C589]" office:value-type="float" office:value="1918795.32918197" calcext:value-type="float">
            <text:p>1918795.32918197</text:p>
          </table:table-cell>
          <table:table-cell table:formula="of:=[.C570]/[.B570]" office:value-type="float" office:value="0.814274936097777" calcext:value-type="float">
            <text:p>0.814274936097777</text:p>
          </table:table-cell>
        </table:table-row>
        <table:table-row table:style-name="ro1">
          <table:table-cell table:formula="of:=VALUE([$prevalence_history_20220213.A571])" office:value-type="date" office:date-value="2022-01-21" calcext:value-type="date">
            <text:p>21/01/22</text:p>
          </table:table-cell>
          <table:table-cell table:formula="of:=[$prevalence_history_20220213.B571]" office:value-type="float" office:value="2309730.15757132" calcext:value-type="float">
            <text:p>2309730.15757132</text:p>
          </table:table-cell>
          <table:table-cell table:formula="of:=[$p_from_i_UK.C590]" office:value-type="float" office:value="1882515.53820613" calcext:value-type="float">
            <text:p>1882515.53820613</text:p>
          </table:table-cell>
          <table:table-cell table:formula="of:=[.C571]/[.B571]" office:value-type="float" office:value="0.81503699990028" calcext:value-type="float">
            <text:p>0.81503699990028</text:p>
          </table:table-cell>
        </table:table-row>
        <table:table-row table:style-name="ro1">
          <table:table-cell table:formula="of:=VALUE([$prevalence_history_20220213.A572])" office:value-type="date" office:date-value="2022-01-22" calcext:value-type="date">
            <text:p>22/01/22</text:p>
          </table:table-cell>
          <table:table-cell table:formula="of:=[$prevalence_history_20220213.B572]" office:value-type="float" office:value="2269084.31090015" calcext:value-type="float">
            <text:p>2269084.31090015</text:p>
          </table:table-cell>
          <table:table-cell table:formula="of:=[$p_from_i_UK.C591]" office:value-type="float" office:value="1852091.24408698" calcext:value-type="float">
            <text:p>1852091.24408698</text:p>
          </table:table-cell>
          <table:table-cell table:formula="of:=[.C572]/[.B572]" office:value-type="float" office:value="0.81622848264825" calcext:value-type="float">
            <text:p>0.81622848264825</text:p>
          </table:table-cell>
        </table:table-row>
        <table:table-row table:style-name="ro1">
          <table:table-cell table:formula="of:=VALUE([$prevalence_history_20220213.A573])" office:value-type="date" office:date-value="2022-01-23" calcext:value-type="date">
            <text:p>23/01/22</text:p>
          </table:table-cell>
          <table:table-cell table:formula="of:=[$prevalence_history_20220213.B573]" office:value-type="float" office:value="2236063.77568779" calcext:value-type="float">
            <text:p>2236063.77568779</text:p>
          </table:table-cell>
          <table:table-cell table:formula="of:=[$p_from_i_UK.C592]" office:value-type="float" office:value="1828717.93053551" calcext:value-type="float">
            <text:p>1828717.93053551</text:p>
          </table:table-cell>
          <table:table-cell table:formula="of:=[.C573]/[.B573]" office:value-type="float" office:value="0.817829057658704" calcext:value-type="float">
            <text:p>0.817829057658704</text:p>
          </table:table-cell>
        </table:table-row>
        <table:table-row table:style-name="ro1">
          <table:table-cell table:formula="of:=VALUE([$prevalence_history_20220213.A574])" office:value-type="date" office:date-value="2022-01-24" calcext:value-type="date">
            <text:p>24/01/22</text:p>
          </table:table-cell>
          <table:table-cell table:formula="of:=[$prevalence_history_20220213.B574]" office:value-type="float" office:value="2211766.40439261" calcext:value-type="float">
            <text:p>2211766.40439261</text:p>
          </table:table-cell>
          <table:table-cell table:formula="of:=[$p_from_i_UK.C593]" office:value-type="float" office:value="1813152.69986078" calcext:value-type="float">
            <text:p>1813152.69986078</text:p>
          </table:table-cell>
          <table:table-cell table:formula="of:=[.C574]/[.B574]" office:value-type="float" office:value="0.819775857097668" calcext:value-type="float">
            <text:p>0.819775857097668</text:p>
          </table:table-cell>
        </table:table-row>
        <table:table-row table:style-name="ro1">
          <table:table-cell table:formula="of:=VALUE([$prevalence_history_20220213.A575])" office:value-type="date" office:date-value="2022-01-25" calcext:value-type="date">
            <text:p>25/01/22</text:p>
          </table:table-cell>
          <table:table-cell table:formula="of:=[$prevalence_history_20220213.B575]" office:value-type="float" office:value="2196527.27051945" calcext:value-type="float">
            <text:p>2196527.27051945</text:p>
          </table:table-cell>
          <table:table-cell table:formula="of:=[$p_from_i_UK.C594]" office:value-type="float" office:value="1805256.80838708" calcext:value-type="float">
            <text:p>1805256.80838708</text:p>
          </table:table-cell>
          <table:table-cell table:formula="of:=[.C575]/[.B575]" office:value-type="float" office:value="0.821868607149212" calcext:value-type="float">
            <text:p>0.821868607149212</text:p>
          </table:table-cell>
        </table:table-row>
        <table:table-row table:style-name="ro1">
          <table:table-cell table:formula="of:=VALUE([$prevalence_history_20220213.A576])" office:value-type="date" office:date-value="2022-01-26" calcext:value-type="date">
            <text:p>26/01/22</text:p>
          </table:table-cell>
          <table:table-cell table:formula="of:=[$prevalence_history_20220213.B576]" office:value-type="float" office:value="2190738.41317453" calcext:value-type="float">
            <text:p>2190738.41317453</text:p>
          </table:table-cell>
          <table:table-cell table:formula="of:=[$p_from_i_UK.C595]" office:value-type="float" office:value="1805205.29661242" calcext:value-type="float">
            <text:p>1805205.29661242</text:p>
          </table:table-cell>
          <table:table-cell table:formula="of:=[.C576]/[.B576]" office:value-type="float" office:value="0.824016818145145" calcext:value-type="float">
            <text:p>0.824016818145145</text:p>
          </table:table-cell>
        </table:table-row>
        <table:table-row table:style-name="ro1">
          <table:table-cell table:formula="of:=VALUE([$prevalence_history_20220213.A577])" office:value-type="date" office:date-value="2022-01-27" calcext:value-type="date">
            <text:p>27/01/22</text:p>
          </table:table-cell>
          <table:table-cell table:formula="of:=[$prevalence_history_20220213.B577]" office:value-type="float" office:value="2194710.55054625" calcext:value-type="float">
            <text:p>2194710.55054625</text:p>
          </table:table-cell>
          <table:table-cell table:formula="of:=[$p_from_i_UK.C596]" office:value-type="float" office:value="1813169.78278368" calcext:value-type="float">
            <text:p>1813169.78278368</text:p>
          </table:table-cell>
          <table:table-cell table:formula="of:=[.C577]/[.B577]" office:value-type="float" office:value="0.826154402152208" calcext:value-type="float">
            <text:p>0.826154402152208</text:p>
          </table:table-cell>
        </table:table-row>
        <table:table-row table:style-name="ro1">
          <table:table-cell table:formula="of:=VALUE([$prevalence_history_20220213.A578])" office:value-type="date" office:date-value="2022-01-28" calcext:value-type="date">
            <text:p>28/01/22</text:p>
          </table:table-cell>
          <table:table-cell table:formula="of:=[$prevalence_history_20220213.B578]" office:value-type="float" office:value="2207540.74500296" calcext:value-type="float">
            <text:p>2207540.74500296</text:p>
          </table:table-cell>
          <table:table-cell table:formula="of:=[$p_from_i_UK.C597]" office:value-type="float" office:value="1828145.72536775" calcext:value-type="float">
            <text:p>1828145.72536775</text:p>
          </table:table-cell>
          <table:table-cell table:formula="of:=[.C578]/[.B578]" office:value-type="float" office:value="0.828136798609939" calcext:value-type="float">
            <text:p>0.828136798609939</text:p>
          </table:table-cell>
        </table:table-row>
        <table:table-row table:style-name="ro1">
          <table:table-cell table:formula="of:=VALUE([$prevalence_history_20220213.A579])" office:value-type="date" office:date-value="2022-01-29" calcext:value-type="date">
            <text:p>29/01/22</text:p>
          </table:table-cell>
          <table:table-cell table:formula="of:=[$prevalence_history_20220213.B579]" office:value-type="float" office:value="2228789.80184404" calcext:value-type="float">
            <text:p>2228789.80184404</text:p>
          </table:table-cell>
          <table:table-cell table:formula="of:=[$p_from_i_UK.C598]" office:value-type="float" office:value="1849635.21373393" calcext:value-type="float">
            <text:p>1849635.21373393</text:p>
          </table:table-cell>
          <table:table-cell table:formula="of:=[.C579]/[.B579]" office:value-type="float" office:value="0.829883200382374" calcext:value-type="float">
            <text:p>0.829883200382374</text:p>
          </table:table-cell>
        </table:table-row>
        <table:table-row table:style-name="ro1">
          <table:table-cell table:formula="of:=VALUE([$prevalence_history_20220213.A580])" office:value-type="date" office:date-value="2022-01-30" calcext:value-type="date">
            <text:p>30/01/22</text:p>
          </table:table-cell>
          <table:table-cell table:formula="of:=[$prevalence_history_20220213.B580]" office:value-type="float" office:value="2257258.514219" calcext:value-type="float">
            <text:p>2257258.514219</text:p>
          </table:table-cell>
          <table:table-cell table:formula="of:=[$p_from_i_UK.C599]" office:value-type="float" office:value="1876494.70395661" calcext:value-type="float">
            <text:p>1876494.70395661</text:p>
          </table:table-cell>
          <table:table-cell table:formula="of:=[.C580]/[.B580]" office:value-type="float" office:value="0.831315816126567" calcext:value-type="float">
            <text:p>0.831315816126567</text:p>
          </table:table-cell>
        </table:table-row>
        <table:table-row table:style-name="ro1">
          <table:table-cell table:formula="of:=VALUE([$prevalence_history_20220213.A581])" office:value-type="date" office:date-value="2022-01-31" calcext:value-type="date">
            <text:p>31/01/22</text:p>
          </table:table-cell>
          <table:table-cell table:formula="of:=[$prevalence_history_20220213.B581]" office:value-type="float" office:value="2291053.34325517" calcext:value-type="float">
            <text:p>2291053.34325517</text:p>
          </table:table-cell>
          <table:table-cell table:formula="of:=[$p_from_i_UK.C600]" office:value-type="float" office:value="1907041.75018419" calcext:value-type="float">
            <text:p>1907041.75018419</text:p>
          </table:table-cell>
          <table:table-cell table:formula="of:=[.C581]/[.B581]" office:value-type="float" office:value="0.832386446085376" calcext:value-type="float">
            <text:p>0.832386446085376</text:p>
          </table:table-cell>
        </table:table-row>
        <table:table-row table:style-name="ro1">
          <table:table-cell table:formula="of:=VALUE([$prevalence_history_20220213.A582])" office:value-type="date" office:date-value="2022-02-01" calcext:value-type="date">
            <text:p>01/02/22</text:p>
          </table:table-cell>
          <table:table-cell table:formula="of:=[$prevalence_history_20220213.B582]" office:value-type="float" office:value="2329066.99828909" calcext:value-type="float">
            <text:p>2329066.99828909</text:p>
          </table:table-cell>
          <table:table-cell table:formula="of:=[$p_from_i_UK.C601]" office:value-type="float" office:value="1940327.250442" calcext:value-type="float">
            <text:p>1940327.250442</text:p>
          </table:table-cell>
          <table:table-cell table:formula="of:=[.C582]/[.B582]" office:value-type="float" office:value="0.833092071575161" calcext:value-type="float">
            <text:p>0.833092071575161</text:p>
          </table:table-cell>
        </table:table-row>
        <table:table-row table:style-name="ro1">
          <table:table-cell table:formula="of:=VALUE([$prevalence_history_20220213.A583])" office:value-type="date" office:date-value="2022-02-02" calcext:value-type="date">
            <text:p>02/02/22</text:p>
          </table:table-cell>
          <table:table-cell table:formula="of:=[$prevalence_history_20220213.B583]" office:value-type="float" office:value="2370846.35758654" calcext:value-type="float">
            <text:p>2370846.35758654</text:p>
          </table:table-cell>
          <table:table-cell table:formula="of:=[$p_from_i_UK.C602]" office:value-type="float" office:value="1976132.29257954" calcext:value-type="float">
            <text:p>1976132.29257954</text:p>
          </table:table-cell>
          <table:table-cell table:formula="of:=[.C583]/[.B583]" office:value-type="float" office:value="0.833513435510512" calcext:value-type="float">
            <text:p>0.833513435510512</text:p>
          </table:table-cell>
        </table:table-row>
        <table:table-row table:style-name="ro1">
          <table:table-cell table:formula="of:=VALUE([$prevalence_history_20220213.A584])" office:value-type="date" office:date-value="2022-02-03" calcext:value-type="date">
            <text:p>03/02/22</text:p>
          </table:table-cell>
          <table:table-cell table:formula="of:=[$prevalence_history_20220213.B584]" office:value-type="float" office:value="2415246.29229317" calcext:value-type="float">
            <text:p>2415246.29229317</text:p>
          </table:table-cell>
          <table:table-cell table:formula="of:=[$p_from_i_UK.C603]" office:value-type="float" office:value="2013581.76822404" calcext:value-type="float">
            <text:p>2013581.76822404</text:p>
          </table:table-cell>
          <table:table-cell table:formula="of:=[.C584]/[.B584]" office:value-type="float" office:value="0.833696246485998" calcext:value-type="float">
            <text:p>0.833696246485998</text:p>
          </table:table-cell>
        </table:table-row>
        <table:table-row table:style-name="ro1">
          <table:table-cell table:formula="of:=VALUE([$prevalence_history_20220213.A585])" office:value-type="date" office:date-value="2022-02-04" calcext:value-type="date">
            <text:p>04/02/22</text:p>
          </table:table-cell>
          <table:table-cell table:formula="of:=[$prevalence_history_20220213.B585]" office:value-type="float" office:value="2460012.3671514" calcext:value-type="float">
            <text:p>2460012.3671514</text:p>
          </table:table-cell>
          <table:table-cell table:formula="of:=[$p_from_i_UK.C604]" office:value-type="float" office:value="2050657.68329118" calcext:value-type="float">
            <text:p>2050657.68329118</text:p>
          </table:table-cell>
          <table:table-cell table:formula="of:=[.C585]/[.B585]" office:value-type="float" office:value="0.833596493527292" calcext:value-type="float">
            <text:p>0.833596493527292</text:p>
          </table:table-cell>
        </table:table-row>
        <table:table-row table:style-name="ro1">
          <table:table-cell table:formula="of:=VALUE([$prevalence_history_20220213.A586])" office:value-type="date" office:date-value="2022-02-05" calcext:value-type="date">
            <text:p>05/02/22</text:p>
          </table:table-cell>
          <table:table-cell table:formula="of:=[$prevalence_history_20220213.B586]" office:value-type="float" office:value="2504207.81387188" calcext:value-type="float">
            <text:p>2504207.81387188</text:p>
          </table:table-cell>
          <table:table-cell table:formula="of:=[$p_from_i_UK.C605]" office:value-type="float" office:value="2086721.03369134" calcext:value-type="float">
            <text:p>2086721.03369134</text:p>
          </table:table-cell>
          <table:table-cell table:formula="of:=[.C586]/[.B586]" office:value-type="float" office:value="0.833285888707837" calcext:value-type="float">
            <text:p>0.833285888707837</text:p>
          </table:table-cell>
        </table:table-row>
        <table:table-row table:style-name="ro1">
          <table:table-cell table:formula="of:=VALUE([$prevalence_history_20220213.A587])" office:value-type="date" office:date-value="2022-02-06" calcext:value-type="date">
            <text:p>06/02/22</text:p>
          </table:table-cell>
          <table:table-cell table:formula="of:=[$prevalence_history_20220213.B587]" office:value-type="float" office:value="2545919.32386064" calcext:value-type="float">
            <text:p>2545919.32386064</text:p>
          </table:table-cell>
          <table:table-cell table:formula="of:=[$p_from_i_UK.C606]" office:value-type="float" office:value="2120122.46645427" calcext:value-type="float">
            <text:p>2120122.46645427</text:p>
          </table:table-cell>
          <table:table-cell table:formula="of:=[.C587]/[.B587]" office:value-type="float" office:value="0.832753201008471" calcext:value-type="float">
            <text:p>0.832753201008471</text:p>
          </table:table-cell>
        </table:table-row>
        <table:table-row table:style-name="ro1">
          <table:table-cell table:formula="of:=VALUE([$prevalence_history_20220213.A588])" office:value-type="date" office:date-value="2022-02-07" calcext:value-type="date">
            <text:p>07/02/22</text:p>
          </table:table-cell>
          <table:table-cell table:formula="of:=[$prevalence_history_20220213.B588]" office:value-type="float" office:value="2583484.04664441" calcext:value-type="float">
            <text:p>2583484.04664441</text:p>
          </table:table-cell>
          <table:table-cell table:formula="of:=[$p_from_i_UK.C607]" office:value-type="float" office:value="2149383.18041665" calcext:value-type="float">
            <text:p>2149383.18041665</text:p>
          </table:table-cell>
          <table:table-cell table:formula="of:=[.C588]/[.B588]" office:value-type="float" office:value="0.831970757941549" calcext:value-type="float">
            <text:p>0.831970757941549</text:p>
          </table:table-cell>
        </table:table-row>
        <table:table-row table:style-name="ro1">
          <table:table-cell table:formula="of:=VALUE([$prevalence_history_20220213.A589])" office:value-type="date" office:date-value="2022-02-08" calcext:value-type="date">
            <text:p>08/02/22</text:p>
          </table:table-cell>
          <table:table-cell table:formula="of:=[$prevalence_history_20220213.B589]" office:value-type="float" office:value="2615999.53781251" calcext:value-type="float">
            <text:p>2615999.53781251</text:p>
          </table:table-cell>
          <table:table-cell table:formula="of:=[$p_from_i_UK.C608]" office:value-type="float" office:value="2173829.97316949" calcext:value-type="float">
            <text:p>2173829.97316949</text:p>
          </table:table-cell>
          <table:table-cell table:formula="of:=[.C589]/[.B589]" office:value-type="float" office:value="0.83097490720019" calcext:value-type="float">
            <text:p>0.83097490720019</text:p>
          </table:table-cell>
        </table:table-row>
        <table:table-row table:style-name="ro1">
          <table:table-cell table:formula="of:=VALUE([$prevalence_history_20220213.A590])" office:value-type="date" office:date-value="2022-02-09" calcext:value-type="date">
            <text:p>09/02/22</text:p>
          </table:table-cell>
          <table:table-cell table:formula="of:=[$prevalence_history_20220213.B590]" office:value-type="float" office:value="2642529.33696339" calcext:value-type="float">
            <text:p>2642529.33696339</text:p>
          </table:table-cell>
          <table:table-cell table:formula="of:=[$p_from_i_UK.C609]" office:value-type="float" office:value="2192833.9463575" calcext:value-type="float">
            <text:p>2192833.9463575</text:p>
          </table:table-cell>
          <table:table-cell table:formula="of:=[.C590]/[.B590]" office:value-type="float" office:value="0.829823879600652" calcext:value-type="float">
            <text:p>0.829823879600652</text:p>
          </table:table-cell>
        </table:table-row>
        <table:table-row table:style-name="ro1">
          <table:table-cell table:formula="of:=VALUE([$prevalence_history_20220213.A591])" office:value-type="date" office:date-value="2022-02-10" calcext:value-type="date">
            <text:p>10/02/22</text:p>
          </table:table-cell>
          <table:table-cell table:formula="of:=[$prevalence_history_20220213.B591]" office:value-type="float" office:value="2663242.62820571" calcext:value-type="float">
            <text:p>2663242.62820571</text:p>
          </table:table-cell>
          <table:table-cell table:formula="of:=[$p_from_i_UK.C610]" office:value-type="float" office:value="2206841.46191967" calcext:value-type="float">
            <text:p>2206841.46191967</text:p>
          </table:table-cell>
          <table:table-cell table:formula="of:=[.C591]/[.B591]" office:value-type="float" office:value="0.828629520475373" calcext:value-type="float">
            <text:p>0.828629520475373</text:p>
          </table:table-cell>
        </table:table-row>
        <table:table-row table:style-name="ro1">
          <table:table-cell table:formula="of:=VALUE([$prevalence_history_20220213.A592])" office:value-type="date" office:date-value="2022-02-11" calcext:value-type="date">
            <text:p>11/02/22</text:p>
          </table:table-cell>
          <table:table-cell table:formula="of:=[$prevalence_history_20220213.B592]" office:value-type="float" office:value="2678811.73767282" calcext:value-type="float">
            <text:p>2678811.73767282</text:p>
          </table:table-cell>
          <table:table-cell table:formula="of:=[$p_from_i_UK.C611]" office:value-type="float" office:value="2216659.55921725" calcext:value-type="float">
            <text:p>2216659.55921725</text:p>
          </table:table-cell>
          <table:table-cell table:formula="of:=[.C592]/[.B592]" office:value-type="float" office:value="0.82747866453017" calcext:value-type="float">
            <text:p>0.82747866453017</text:p>
          </table:table-cell>
        </table:table-row>
        <table:table-row table:style-name="ro1">
          <table:table-cell table:formula="of:=VALUE([$prevalence_history_20220213.A593])" office:value-type="date" office:date-value="2022-02-12" calcext:value-type="date">
            <text:p>12/02/22</text:p>
          </table:table-cell>
          <table:table-cell table:formula="of:=[$prevalence_history_20220213.B593]" office:value-type="float" office:value="2688724.08043231" calcext:value-type="float">
            <text:p>2688724.08043231</text:p>
          </table:table-cell>
          <table:table-cell table:formula="of:=[$p_from_i_UK.C612]" office:value-type="float" office:value="2221946.92444792" calcext:value-type="float">
            <text:p>2221946.92444792</text:p>
          </table:table-cell>
          <table:table-cell table:formula="of:=[.C593]/[.B593]" office:value-type="float" office:value="0.82639454922822" calcext:value-type="float">
            <text:p>0.82639454922822</text:p>
          </table:table-cell>
        </table:table-row>
        <table:table-row table:style-name="ro1" table:number-rows-repeated="104798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6:42:32.923879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1T16:43:35.333675022</dc:date>
    <meta:editing-duration>PT1H10M20S</meta:editing-duration>
    <meta:editing-cycles>6</meta:editing-cycles>
    <meta:generator>LibreOffice/7.2.5.2.0$Linux_X86_64 LibreOffice_project/20$Build-2</meta:generator>
    <meta:document-statistic meta:table-count="3" meta:cell-count="53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1:Sheet3.C1000" chart:data-source-has-labels="both" svg:x="0.319cm" svg:y="0.18cm" svg:width="11.979cm" svg:height="8.646cm">
          <chart:coordinate-region svg:x="1.867cm" svg:y="0.379cm" svg:width="10.431cm" svg:height="7.8cm"/>
          <chart:axis chart:dimension="x" chart:name="primary-x" chart:style-name="ch4" chartooo:axis-type="auto">
            <chartooo:date-scale/>
            <chart:categories table:cell-range-address="Sheet3.A2:Sheet3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000" chart:label-cell-address="Sheet3.B1:Sheet3.B1" chart:class="chart:line">
            <chart:data-point chart:repeated="999"/>
          </chart:series>
          <chart:series chart:style-name="ch8" chart:values-cell-range-address="Sheet3.C2:Sheet3.C1000" chart:label-cell-address="Sheet3.C1:Sheet3.C1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Sheet3.A2:Sheet3.A1000</svg:desc>
                </draw:g>
              </table:table-cell>
              <table:table-cell office:value-type="float" office:value="31541.0957913322">
                <text:p>31541.0957913322</text:p>
                <draw:g>
                  <svg:desc>Sheet3.B2:Sheet3.B1000</svg:desc>
                </draw:g>
              </table:table-cell>
              <table:table-cell office:value-type="float" office:value="25653.0747132432">
                <text:p>25653.0747132432</text:p>
                <draw:g>
                  <svg:desc>Sheet3.C2:Sheet3.C1000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30611.0991560667">
                <text:p>30611.0991560667</text:p>
              </table:table-cell>
              <table:table-cell office:value-type="float" office:value="24907.7617002619">
                <text:p>24907.761700261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624.4765611119">
                <text:p>29624.4765611119</text:p>
              </table:table-cell>
              <table:table-cell office:value-type="float" office:value="24081.117069456">
                <text:p>24081.11706945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8774.7007510218">
                <text:p>28774.7007510218</text:p>
              </table:table-cell>
              <table:table-cell office:value-type="float" office:value="23384.2728952525">
                <text:p>23384.272895252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7833.7044884497">
                <text:p>27833.7044884497</text:p>
              </table:table-cell>
              <table:table-cell office:value-type="float" office:value="22587.4710894737">
                <text:p>22587.471089473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7075.4910533927">
                <text:p>27075.4910533927</text:p>
              </table:table-cell>
              <table:table-cell office:value-type="float" office:value="21977.8681147213">
                <text:p>21977.86811472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6442.3250547963">
                <text:p>26442.3250547963</text:p>
              </table:table-cell>
              <table:table-cell office:value-type="float" office:value="21481.0113712271">
                <text:p>21481.01137122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5907.3345086807">
                <text:p>25907.3345086807</text:p>
              </table:table-cell>
              <table:table-cell office:value-type="float" office:value="21099.9951906456">
                <text:p>21099.99519064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29.6679444862">
                <text:p>25529.6679444862</text:p>
              </table:table-cell>
              <table:table-cell office:value-type="float" office:value="20871.2523954259">
                <text:p>20871.252395425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5443.9847826792">
                <text:p>25443.9847826792</text:p>
              </table:table-cell>
              <table:table-cell office:value-type="float" office:value="20900.6932022146">
                <text:p>20900.693202214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5368.1138505172">
                <text:p>25368.1138505172</text:p>
              </table:table-cell>
              <table:table-cell office:value-type="float" office:value="20924.3865081705">
                <text:p>20924.386508170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833.9543384243">
                <text:p>24833.9543384243</text:p>
              </table:table-cell>
              <table:table-cell office:value-type="float" office:value="20998.318129679">
                <text:p>20998.31812967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511.6572741409">
                <text:p>25511.6572741409</text:p>
              </table:table-cell>
              <table:table-cell office:value-type="float" office:value="21142.9471526697">
                <text:p>21142.947152669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66.518657349">
                <text:p>25666.518657349</text:p>
              </table:table-cell>
              <table:table-cell office:value-type="float" office:value="21293.9899323949">
                <text:p>21293.989932394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5822.0942590215">
                <text:p>25822.0942590215</text:p>
              </table:table-cell>
              <table:table-cell office:value-type="float" office:value="21417.4321691231">
                <text:p>21417.432169123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5967.3541894403">
                <text:p>25967.3541894403</text:p>
              </table:table-cell>
              <table:table-cell office:value-type="float" office:value="21521.8046171982">
                <text:p>21521.804617198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011.4885742604">
                <text:p>26011.4885742604</text:p>
              </table:table-cell>
              <table:table-cell office:value-type="float" office:value="21529.2126823847">
                <text:p>21529.212682384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5990.449191143">
                <text:p>25990.449191143</text:p>
              </table:table-cell>
              <table:table-cell office:value-type="float" office:value="21473.6509425759">
                <text:p>21473.650942575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6140.5066004847">
                <text:p>26140.5066004847</text:p>
              </table:table-cell>
              <table:table-cell office:value-type="float" office:value="21587.9695308574">
                <text:p>21587.969530857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6230.4338460254">
                <text:p>26230.4338460254</text:p>
              </table:table-cell>
              <table:table-cell office:value-type="float" office:value="21655.1313356027">
                <text:p>21655.131335602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6401.0122901619">
                <text:p>26401.0122901619</text:p>
              </table:table-cell>
              <table:table-cell office:value-type="float" office:value="21812.6400340703">
                <text:p>21812.640034070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6416.617355517">
                <text:p>26416.617355517</text:p>
              </table:table-cell>
              <table:table-cell office:value-type="float" office:value="21819.4008401036">
                <text:p>21819.400840103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6541.1345141178">
                <text:p>26541.1345141178</text:p>
              </table:table-cell>
              <table:table-cell office:value-type="float" office:value="21936.1582305302">
                <text:p>21936.158230530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6698.4276137547">
                <text:p>26698.4276137547</text:p>
              </table:table-cell>
              <table:table-cell office:value-type="float" office:value="22079.6244252034">
                <text:p>22079.624425203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944.7712557876">
                <text:p>26944.7712557876</text:p>
              </table:table-cell>
              <table:table-cell office:value-type="float" office:value="22300.3798835119">
                <text:p>22300.379883511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7346.8913422651">
                <text:p>27346.8913422651</text:p>
              </table:table-cell>
              <table:table-cell office:value-type="float" office:value="22687.5348744254">
                <text:p>22687.53487442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7824.1401631689">
                <text:p>27824.1401631689</text:p>
              </table:table-cell>
              <table:table-cell office:value-type="float" office:value="23139.274881502">
                <text:p>23139.27488150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256.1479754176">
                <text:p>28256.1479754176</text:p>
              </table:table-cell>
              <table:table-cell office:value-type="float" office:value="23538.5459266724">
                <text:p>23538.54592667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631.5576469407">
                <text:p>28631.5576469407</text:p>
              </table:table-cell>
              <table:table-cell office:value-type="float" office:value="23858.032871865">
                <text:p>23858.03287186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9100.4644013389">
                <text:p>29100.4644013389</text:p>
              </table:table-cell>
              <table:table-cell office:value-type="float" office:value="24251.6040154686">
                <text:p>24251.60401546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9534.9443052609">
                <text:p>29534.9443052609</text:p>
              </table:table-cell>
              <table:table-cell office:value-type="float" office:value="24606.7189410349">
                <text:p>24606.718941034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9769.9354469272">
                <text:p>29769.9354469272</text:p>
              </table:table-cell>
              <table:table-cell office:value-type="float" office:value="24740.9929132877">
                <text:p>24740.992913287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9907.9790717175">
                <text:p>29907.9790717175</text:p>
              </table:table-cell>
              <table:table-cell office:value-type="float" office:value="24785.9168033045">
                <text:p>24785.916803304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9934.4117235632">
                <text:p>29934.4117235632</text:p>
              </table:table-cell>
              <table:table-cell office:value-type="float" office:value="24733.1937277227">
                <text:p>24733.193727722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0143.3741620986">
                <text:p>30143.3741620986</text:p>
              </table:table-cell>
              <table:table-cell office:value-type="float" office:value="24880.5340654026">
                <text:p>24880.534065402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0101.0166541459">
                <text:p>30101.0166541459</text:p>
              </table:table-cell>
              <table:table-cell office:value-type="float" office:value="24794.1483979797">
                <text:p>24794.148397979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9984.514162188">
                <text:p>29984.514162188</text:p>
              </table:table-cell>
              <table:table-cell office:value-type="float" office:value="24662.78977993">
                <text:p>24662.7897799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9559.9300251307">
                <text:p>29559.9300251307</text:p>
              </table:table-cell>
              <table:table-cell office:value-type="float" office:value="24252.1204243121">
                <text:p>24252.120424312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8872.9228738059">
                <text:p>28872.9228738059</text:p>
              </table:table-cell>
              <table:table-cell office:value-type="float" office:value="23585.7139664657">
                <text:p>23585.713966465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8274.209195934">
                <text:p>28274.209195934</text:p>
              </table:table-cell>
              <table:table-cell office:value-type="float" office:value="23024.5525881297">
                <text:p>23024.552588129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7621.8597020824">
                <text:p>27621.8597020824</text:p>
              </table:table-cell>
              <table:table-cell office:value-type="float" office:value="22426.4882471157">
                <text:p>22426.488247115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6870.8474928195">
                <text:p>26870.8474928195</text:p>
              </table:table-cell>
              <table:table-cell office:value-type="float" office:value="21779.9658324123">
                <text:p>21779.965832412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6337.1148098989">
                <text:p>26337.1148098989</text:p>
              </table:table-cell>
              <table:table-cell office:value-type="float" office:value="21375.6764883602">
                <text:p>21375.676488360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5614.3732043295">
                <text:p>25614.3732043295</text:p>
              </table:table-cell>
              <table:table-cell office:value-type="float" office:value="20800.5111190236">
                <text:p>20800.511119023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4941.0447909292">
                <text:p>24941.0447909292</text:p>
              </table:table-cell>
              <table:table-cell office:value-type="float" office:value="20278.6629320997">
                <text:p>20278.662932099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4420.6885133256">
                <text:p>24420.6885133256</text:p>
              </table:table-cell>
              <table:table-cell office:value-type="float" office:value="19891.6930770556">
                <text:p>19891.693077055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4159.9369840469">
                <text:p>24159.9369840469</text:p>
              </table:table-cell>
              <table:table-cell office:value-type="float" office:value="19763.3406164852">
                <text:p>19763.340616485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3994.6193664137">
                <text:p>23994.6193664137</text:p>
              </table:table-cell>
              <table:table-cell office:value-type="float" office:value="19708.7669133902">
                <text:p>19708.76691339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3896.600409898">
                <text:p>23896.600409898</text:p>
              </table:table-cell>
              <table:table-cell office:value-type="float" office:value="19684.2476751733">
                <text:p>19684.247675173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4065.2199237347">
                <text:p>24065.2199237347</text:p>
              </table:table-cell>
              <table:table-cell office:value-type="float" office:value="19919.83908349">
                <text:p>19919.8390834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4357.7641519101">
                <text:p>24357.7641519101</text:p>
              </table:table-cell>
              <table:table-cell office:value-type="float" office:value="20243.644689161">
                <text:p>20243.64468916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4683.9148286531">
                <text:p>24683.9148286531</text:p>
              </table:table-cell>
              <table:table-cell office:value-type="float" office:value="20562.8885931527">
                <text:p>20562.888593152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5025.700812966">
                <text:p>25025.700812966</text:p>
              </table:table-cell>
              <table:table-cell office:value-type="float" office:value="20868.5115178487">
                <text:p>20868.511517848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5376.0513451744">
                <text:p>25376.0513451744</text:p>
              </table:table-cell>
              <table:table-cell office:value-type="float" office:value="21161.7426012178">
                <text:p>21161.742601217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5817.5373609251">
                <text:p>25817.5373609251</text:p>
              </table:table-cell>
              <table:table-cell office:value-type="float" office:value="21528.1314447083">
                <text:p>21528.131444708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320.314213184">
                <text:p>26320.314213184</text:p>
              </table:table-cell>
              <table:table-cell office:value-type="float" office:value="21931.8364075074">
                <text:p>21931.836407507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794.7331967324">
                <text:p>26794.7331967324</text:p>
              </table:table-cell>
              <table:table-cell office:value-type="float" office:value="22312.7806112806">
                <text:p>22312.780611280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7164.7041078362">
                <text:p>27164.7041078362</text:p>
              </table:table-cell>
              <table:table-cell office:value-type="float" office:value="22599.9903454606">
                <text:p>22599.990345460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7565.5379675661">
                <text:p>27565.5379675661</text:p>
              </table:table-cell>
              <table:table-cell office:value-type="float" office:value="22918.3316189852">
                <text:p>22918.331618985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8065.805432276">
                <text:p>28065.805432276</text:p>
              </table:table-cell>
              <table:table-cell office:value-type="float" office:value="23340.6981560432">
                <text:p>23340.698156043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8502.4357250106">
                <text:p>28502.4357250106</text:p>
              </table:table-cell>
              <table:table-cell office:value-type="float" office:value="23692.9156890418">
                <text:p>23692.915689041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9156.4381434686">
                <text:p>29156.4381434686</text:p>
              </table:table-cell>
              <table:table-cell office:value-type="float" office:value="24273.2899011966">
                <text:p>24273.289901196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0145.9215661517">
                <text:p>30145.9215661517</text:p>
              </table:table-cell>
              <table:table-cell office:value-type="float" office:value="25190.0843312857">
                <text:p>25190.084331285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31373.8342824188">
                <text:p>31373.8342824188</text:p>
              </table:table-cell>
              <table:table-cell office:value-type="float" office:value="26335.0681835745">
                <text:p>26335.068183574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32753.9893875547">
                <text:p>32753.9893875547</text:p>
              </table:table-cell>
              <table:table-cell office:value-type="float" office:value="27604.7224804759">
                <text:p>27604.722480475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4513.1683203829">
                <text:p>34513.1683203829</text:p>
              </table:table-cell>
              <table:table-cell office:value-type="float" office:value="29217.7112689716">
                <text:p>29217.71126897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6640.6248054377">
                <text:p>36640.6248054377</text:p>
              </table:table-cell>
              <table:table-cell office:value-type="float" office:value="31162.8208311223">
                <text:p>31162.820831122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9054.5703917926">
                <text:p>39054.5703917926</text:p>
              </table:table-cell>
              <table:table-cell office:value-type="float" office:value="33318.4039172712">
                <text:p>33318.403917271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1936.2806371026">
                <text:p>41936.2806371026</text:p>
              </table:table-cell>
              <table:table-cell office:value-type="float" office:value="35865.2771505716">
                <text:p>35865.277150571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5138.9770980909">
                <text:p>45138.9770980909</text:p>
              </table:table-cell>
              <table:table-cell office:value-type="float" office:value="38680.7047061153">
                <text:p>38680.704706115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57.2446759506">
                <text:p>48957.2446759506</text:p>
              </table:table-cell>
              <table:table-cell office:value-type="float" office:value="42045.7742448428">
                <text:p>42045.774244842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3055.5502541769">
                <text:p>53055.5502541769</text:p>
              </table:table-cell>
              <table:table-cell office:value-type="float" office:value="45612.6439230592">
                <text:p>45612.643923059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7772.3154040154">
                <text:p>57772.3154040154</text:p>
              </table:table-cell>
              <table:table-cell office:value-type="float" office:value="49724.8217689126">
                <text:p>49724.821768912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2417.9631579986">
                <text:p>62417.9631579986</text:p>
              </table:table-cell>
              <table:table-cell office:value-type="float" office:value="53693.7195693302">
                <text:p>53693.719569330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7417.0208036408">
                <text:p>67417.0208036408</text:p>
              </table:table-cell>
              <table:table-cell office:value-type="float" office:value="57933.7646019345">
                <text:p>57933.764601934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067.4575723365">
                <text:p>73067.4575723365</text:p>
              </table:table-cell>
              <table:table-cell office:value-type="float" office:value="62754.3267235484">
                <text:p>62754.326723548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8881.459470983">
                <text:p>78881.459470983</text:p>
              </table:table-cell>
              <table:table-cell office:value-type="float" office:value="67665.9193108694">
                <text:p>67665.91931086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5366.1130471816">
                <text:p>85366.1130471816</text:p>
              </table:table-cell>
              <table:table-cell office:value-type="float" office:value="73202.3523925156">
                <text:p>73202.352392515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1807.5063651982">
                <text:p>91807.5063651982</text:p>
              </table:table-cell>
              <table:table-cell office:value-type="float" office:value="78639.7631703872">
                <text:p>78639.763170387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9262.9711706573">
                <text:p>99262.9711706573</text:p>
              </table:table-cell>
              <table:table-cell office:value-type="float" office:value="85057.0437090598">
                <text:p>85057.04370905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7125.682610869">
                <text:p>107125.682610869</text:p>
              </table:table-cell>
              <table:table-cell office:value-type="float" office:value="91798.66651294">
                <text:p>91798.6665129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5468.167919598">
                <text:p>115468.167919598</text:p>
              </table:table-cell>
              <table:table-cell office:value-type="float" office:value="98921.8620909968">
                <text:p>98921.862090996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4908.685224128">
                <text:p>124908.685224128</text:p>
              </table:table-cell>
              <table:table-cell office:value-type="float" office:value="107086.560560992">
                <text:p>107086.56056099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34890.75119045">
                <text:p>134890.75119045</text:p>
              </table:table-cell>
              <table:table-cell office:value-type="float" office:value="115669.088683229">
                <text:p>115669.08868322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45258.961666534">
                <text:p>145258.961666534</text:p>
              </table:table-cell>
              <table:table-cell office:value-type="float" office:value="124534.935754459">
                <text:p>124534.93575445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55593.924238403">
                <text:p>155593.924238403</text:p>
              </table:table-cell>
              <table:table-cell office:value-type="float" office:value="133202.146716302">
                <text:p>133202.14671630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66415.300252563">
                <text:p>166415.300252563</text:p>
              </table:table-cell>
              <table:table-cell office:value-type="float" office:value="142260.001362434">
                <text:p>142260.0013624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7397.006071548">
                <text:p>177397.006071548</text:p>
              </table:table-cell>
              <table:table-cell office:value-type="float" office:value="151394.102482536">
                <text:p>151394.10248253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8180.110643235">
                <text:p>188180.110643235</text:p>
              </table:table-cell>
              <table:table-cell office:value-type="float" office:value="160211.113003674">
                <text:p>160211.11300367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9157.920061999">
                <text:p>199157.920061999</text:p>
              </table:table-cell>
              <table:table-cell office:value-type="float" office:value="169222.447547366">
                <text:p>169222.44754736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9876.165282406">
                <text:p>209876.165282406</text:p>
              </table:table-cell>
              <table:table-cell office:value-type="float" office:value="177967.180330047">
                <text:p>177967.18033004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20214.281170669">
                <text:p>220214.281170669</text:p>
              </table:table-cell>
              <table:table-cell office:value-type="float" office:value="186357.855398967">
                <text:p>186357.8553989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30532.321342976">
                <text:p>230532.321342976</text:p>
              </table:table-cell>
              <table:table-cell office:value-type="float" office:value="194732.091118687">
                <text:p>194732.09111868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40607.58027854">
                <text:p>240607.58027854</text:p>
              </table:table-cell>
              <table:table-cell office:value-type="float" office:value="202909.281970043">
                <text:p>202909.28197004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51326.159022201">
                <text:p>251326.159022201</text:p>
              </table:table-cell>
              <table:table-cell office:value-type="float" office:value="211803.189105088">
                <text:p>211803.18910508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62370.315721813">
                <text:p>262370.315721813</text:p>
              </table:table-cell>
              <table:table-cell office:value-type="float" office:value="221034.114276585">
                <text:p>221034.11427658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73736.252024788">
                <text:p>273736.252024788</text:p>
              </table:table-cell>
              <table:table-cell office:value-type="float" office:value="230621.212394877">
                <text:p>230621.21239487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5534.035255311">
                <text:p>285534.035255311</text:p>
              </table:table-cell>
              <table:table-cell office:value-type="float" office:value="240627.199383251">
                <text:p>240627.19938325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98304.910551234">
                <text:p>298304.910551234</text:p>
              </table:table-cell>
              <table:table-cell office:value-type="float" office:value="251545.136344318">
                <text:p>251545.13634431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11291.259792592">
                <text:p>311291.259792592</text:p>
              </table:table-cell>
              <table:table-cell office:value-type="float" office:value="262599.99886538">
                <text:p>262599.9988653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24581.345819941">
                <text:p>324581.345819941</text:p>
              </table:table-cell>
              <table:table-cell office:value-type="float" office:value="273806.840635075">
                <text:p>273806.8406350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38352.010725624">
                <text:p>338352.010725624</text:p>
              </table:table-cell>
              <table:table-cell office:value-type="float" office:value="285388.147875833">
                <text:p>285388.14787583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52461.665477891">
                <text:p>352461.665477891</text:p>
              </table:table-cell>
              <table:table-cell office:value-type="float" office:value="297206.126788992">
                <text:p>297206.12678899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66965.835899253">
                <text:p>366965.835899253</text:p>
              </table:table-cell>
              <table:table-cell office:value-type="float" office:value="309283.088251542">
                <text:p>309283.08825154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81163.472394694">
                <text:p>381163.472394694</text:p>
              </table:table-cell>
              <table:table-cell office:value-type="float" office:value="320970.731511332">
                <text:p>320970.73151133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95521.928444493">
                <text:p>395521.928444493</text:p>
              </table:table-cell>
              <table:table-cell office:value-type="float" office:value="332797.567011376">
                <text:p>332797.56701137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09468.78700819">
                <text:p>409468.78700819</text:p>
              </table:table-cell>
              <table:table-cell office:value-type="float" office:value="344192.972146599">
                <text:p>344192.97214659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2507.877850354">
                <text:p>422507.877850354</text:p>
              </table:table-cell>
              <table:table-cell office:value-type="float" office:value="354649.223217131">
                <text:p>354649.22321713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34047.006813798">
                <text:p>434047.006813798</text:p>
              </table:table-cell>
              <table:table-cell office:value-type="float" office:value="363626.873051282">
                <text:p>363626.87305128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5297.38493522">
                <text:p>445297.38493522</text:p>
              </table:table-cell>
              <table:table-cell office:value-type="float" office:value="372410.367160475">
                <text:p>372410.3671604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56160.110385639">
                <text:p>456160.110385639</text:p>
              </table:table-cell>
              <table:table-cell office:value-type="float" office:value="380954.112016033">
                <text:p>380954.11201603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67429.575859738">
                <text:p>467429.575859738</text:p>
              </table:table-cell>
              <table:table-cell office:value-type="float" office:value="390048.171314027">
                <text:p>390048.17131402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78262.092129978">
                <text:p>478262.092129978</text:p>
              </table:table-cell>
              <table:table-cell office:value-type="float" office:value="398897.281282107">
                <text:p>398897.28128210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89345.659092972">
                <text:p>489345.659092972</text:p>
              </table:table-cell>
              <table:table-cell office:value-type="float" office:value="408185.841686205">
                <text:p>408185.84168620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99984.43277418">
                <text:p>499984.43277418</text:p>
              </table:table-cell>
              <table:table-cell office:value-type="float" office:value="417111.949126379">
                <text:p>417111.94912637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10839.49859446">
                <text:p>510839.49859446</text:p>
              </table:table-cell>
              <table:table-cell office:value-type="float" office:value="426202.466577563">
                <text:p>426202.46657756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2390.388984991">
                <text:p>522390.388984991</text:p>
              </table:table-cell>
              <table:table-cell office:value-type="float" office:value="435945.17916713">
                <text:p>435945.1791671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34013.276862927">
                <text:p>534013.276862927</text:p>
              </table:table-cell>
              <table:table-cell office:value-type="float" office:value="445705.701344645">
                <text:p>445705.70134464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44729.26340049">
                <text:p>544729.26340049</text:p>
              </table:table-cell>
              <table:table-cell office:value-type="float" office:value="454512.360961898">
                <text:p>454512.36096189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53652.45395899">
                <text:p>553652.45395899</text:p>
              </table:table-cell>
              <table:table-cell office:value-type="float" office:value="461465.368695527">
                <text:p>461465.36869552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61642.080662058">
                <text:p>561642.080662058</text:p>
              </table:table-cell>
              <table:table-cell office:value-type="float" office:value="467478.369952146">
                <text:p>467478.36995214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9792.525088687">
                <text:p>569792.525088687</text:p>
              </table:table-cell>
              <table:table-cell office:value-type="float" office:value="473715.384970185">
                <text:p>473715.38497018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7065.48818544">
                <text:p>577065.48818544</text:p>
              </table:table-cell>
              <table:table-cell office:value-type="float" office:value="479185.427440925">
                <text:p>479185.4274409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3760.72968142">
                <text:p>583760.72968142</text:p>
              </table:table-cell>
              <table:table-cell office:value-type="float" office:value="484311.115443899">
                <text:p>484311.11544389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0512.997231826">
                <text:p>590512.997231826</text:p>
              </table:table-cell>
              <table:table-cell office:value-type="float" office:value="489730.697635808">
                <text:p>489730.69763580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5029.126486433">
                <text:p>595029.126486433</text:p>
              </table:table-cell>
              <table:table-cell office:value-type="float" office:value="493092.013599614">
                <text:p>493092.01359961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8035.777766839">
                <text:p>598035.777766839</text:p>
              </table:table-cell>
              <table:table-cell office:value-type="float" office:value="495016.285813317">
                <text:p>495016.28581331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9205.006652954">
                <text:p>599205.006652954</text:p>
              </table:table-cell>
              <table:table-cell office:value-type="float" office:value="495198.592197849">
                <text:p>495198.59219784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0092.287339343">
                <text:p>600092.287339343</text:p>
              </table:table-cell>
              <table:table-cell office:value-type="float" office:value="495351.625886254">
                <text:p>495351.62588625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99485.369001121">
                <text:p>599485.369001121</text:p>
              </table:table-cell>
              <table:table-cell office:value-type="float" office:value="494183.140105391">
                <text:p>494183.14010539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98993.142970475">
                <text:p>598993.142970475</text:p>
              </table:table-cell>
              <table:table-cell office:value-type="float" office:value="493349.046577262">
                <text:p>493349.04657726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98762.097945971">
                <text:p>598762.097945971</text:p>
              </table:table-cell>
              <table:table-cell office:value-type="float" office:value="493128.764776676">
                <text:p>493128.76477667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8536.05609976">
                <text:p>598536.05609976</text:p>
              </table:table-cell>
              <table:table-cell office:value-type="float" office:value="493128.080773977">
                <text:p>493128.08077397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8398.941607345">
                <text:p>598398.941607345</text:p>
              </table:table-cell>
              <table:table-cell office:value-type="float" office:value="493327.613840463">
                <text:p>493327.61384046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98388.798699939">
                <text:p>598388.798699939</text:p>
              </table:table-cell>
              <table:table-cell office:value-type="float" office:value="493625.053674956">
                <text:p>493625.05367495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97761.175398953">
                <text:p>597761.175398953</text:p>
              </table:table-cell>
              <table:table-cell office:value-type="float" office:value="493260.394739908">
                <text:p>493260.39473990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98504.939441837">
                <text:p>598504.939441837</text:p>
              </table:table-cell>
              <table:table-cell office:value-type="float" office:value="494128.346117499">
                <text:p>494128.34611749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99094.988090032">
                <text:p>599094.988090032</text:p>
              </table:table-cell>
              <table:table-cell office:value-type="float" office:value="494671.390862302">
                <text:p>494671.39086230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0216.235786781">
                <text:p>600216.235786781</text:p>
              </table:table-cell>
              <table:table-cell office:value-type="float" office:value="495703.340730217">
                <text:p>495703.340730217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01915.151287882">
                <text:p>601915.151287882</text:p>
              </table:table-cell>
              <table:table-cell office:value-type="float" office:value="497255.548007687">
                <text:p>497255.5480076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02544.870113239">
                <text:p>602544.870113239</text:p>
              </table:table-cell>
              <table:table-cell office:value-type="float" office:value="497741.652317393">
                <text:p>497741.65231739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02901.176203476">
                <text:p>602901.176203476</text:p>
              </table:table-cell>
              <table:table-cell office:value-type="float" office:value="497932.313446898">
                <text:p>497932.31344689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01941.123298173">
                <text:p>601941.123298173</text:p>
              </table:table-cell>
              <table:table-cell office:value-type="float" office:value="496706.322245568">
                <text:p>496706.32224556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0247.051073963">
                <text:p>600247.051073963</text:p>
              </table:table-cell>
              <table:table-cell office:value-type="float" office:value="494831.862623142">
                <text:p>494831.86262314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7497.900644517">
                <text:p>597497.900644517</text:p>
              </table:table-cell>
              <table:table-cell office:value-type="float" office:value="491936.518680856">
                <text:p>491936.51868085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3419.85022337">
                <text:p>593419.85022337</text:p>
              </table:table-cell>
              <table:table-cell office:value-type="float" office:value="487836.122914711">
                <text:p>487836.1229147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86648.678739511">
                <text:p>586648.678739511</text:p>
              </table:table-cell>
              <table:table-cell office:value-type="float" office:value="481332.153098407">
                <text:p>481332.15309840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78156.235720089">
                <text:p>578156.235720089</text:p>
              </table:table-cell>
              <table:table-cell office:value-type="float" office:value="473349.222769486">
                <text:p>473349.22276948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67939.408555542">
                <text:p>567939.408555542</text:p>
              </table:table-cell>
              <table:table-cell office:value-type="float" office:value="463998.414444508">
                <text:p>463998.41444450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56788.899998688">
                <text:p>556788.899998688</text:p>
              </table:table-cell>
              <table:table-cell office:value-type="float" office:value="454025.596012093">
                <text:p>454025.59601209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45170.943820495">
                <text:p>545170.943820495</text:p>
              </table:table-cell>
              <table:table-cell office:value-type="float" office:value="443921.381240483">
                <text:p>443921.38124048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33973.872509286">
                <text:p>533973.872509286</text:p>
              </table:table-cell>
              <table:table-cell office:value-type="float" office:value="434634.349452829">
                <text:p>434634.34945282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22873.10476756">
                <text:p>522873.10476756</text:p>
              </table:table-cell>
              <table:table-cell office:value-type="float" office:value="425696.993655568">
                <text:p>425696.99365556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11983.707466996">
                <text:p>511983.707466996</text:p>
              </table:table-cell>
              <table:table-cell office:value-type="float" office:value="417106.757966988">
                <text:p>417106.75796698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01401.113264584">
                <text:p>501401.113264584</text:p>
              </table:table-cell>
              <table:table-cell office:value-type="float" office:value="408825.1835043">
                <text:p>408825.183504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91658.802552257">
                <text:p>491658.802552257</text:p>
              </table:table-cell>
              <table:table-cell office:value-type="float" office:value="401311.261721355">
                <text:p>401311.26172135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84033.82605831">
                <text:p>484033.82605831</text:p>
              </table:table-cell>
              <table:table-cell office:value-type="float" office:value="395723.642062807">
                <text:p>395723.64206280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76636.363631689">
                <text:p>476636.363631689</text:p>
              </table:table-cell>
              <table:table-cell office:value-type="float" office:value="390136.368525777">
                <text:p>390136.368525777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70940.289272088">
                <text:p>470940.289272088</text:p>
              </table:table-cell>
              <table:table-cell office:value-type="float" office:value="386056.568549594">
                <text:p>386056.56854959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67784.166815723">
                <text:p>467784.166815723</text:p>
              </table:table-cell>
              <table:table-cell office:value-type="float" office:value="384297.913069149">
                <text:p>384297.913069149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66060.082793897">
                <text:p>466060.082793897</text:p>
              </table:table-cell>
              <table:table-cell office:value-type="float" office:value="383726.593916294">
                <text:p>383726.59391629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66294.000575268">
                <text:p>466294.000575268</text:p>
              </table:table-cell>
              <table:table-cell office:value-type="float" office:value="384826.90246193">
                <text:p>384826.90246193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67511.588039702">
                <text:p>467511.588039702</text:p>
              </table:table-cell>
              <table:table-cell office:value-type="float" office:value="386562.171994428">
                <text:p>386562.17199442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70503.960512009">
                <text:p>470503.960512009</text:p>
              </table:table-cell>
              <table:table-cell office:value-type="float" office:value="389824.887730271">
                <text:p>389824.88773027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75458.16579274">
                <text:p>475458.16579274</text:p>
              </table:table-cell>
              <table:table-cell office:value-type="float" office:value="394625.237174247">
                <text:p>394625.237174247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82014.63096425">
                <text:p>482014.63096425</text:p>
              </table:table-cell>
              <table:table-cell office:value-type="float" office:value="400622.477573101">
                <text:p>400622.47757310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90583.097550121">
                <text:p>490583.097550121</text:p>
              </table:table-cell>
              <table:table-cell office:value-type="float" office:value="408439.021353097">
                <text:p>408439.0213530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00951.434487588">
                <text:p>500951.434487588</text:p>
              </table:table-cell>
              <table:table-cell office:value-type="float" office:value="417758.997660819">
                <text:p>417758.99766081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13595.290820053">
                <text:p>513595.290820053</text:p>
              </table:table-cell>
              <table:table-cell office:value-type="float" office:value="429144.53178274">
                <text:p>429144.5317827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29013.680357622">
                <text:p>529013.680357622</text:p>
              </table:table-cell>
              <table:table-cell office:value-type="float" office:value="442953.793813727">
                <text:p>442953.793813727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46245.940353252">
                <text:p>546245.940353252</text:p>
              </table:table-cell>
              <table:table-cell office:value-type="float" office:value="458233.77087898">
                <text:p>458233.7708789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64693.287909384">
                <text:p>564693.287909384</text:p>
              </table:table-cell>
              <table:table-cell office:value-type="float" office:value="474402.055343924">
                <text:p>474402.05534392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85482.935248952">
                <text:p>585482.935248952</text:p>
              </table:table-cell>
              <table:table-cell office:value-type="float" office:value="492470.874583794">
                <text:p>492470.87458379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08637.984391721">
                <text:p>608637.984391721</text:p>
              </table:table-cell>
              <table:table-cell office:value-type="float" office:value="512497.774827063">
                <text:p>512497.77482706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32378.544939122">
                <text:p>632378.544939122</text:p>
              </table:table-cell>
              <table:table-cell office:value-type="float" office:value="532690.462747364">
                <text:p>532690.46274736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59854.337718436">
                <text:p>659854.337718436</text:p>
              </table:table-cell>
              <table:table-cell office:value-type="float" office:value="556281.080215307">
                <text:p>556281.08021530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87058.256922777">
                <text:p>687058.256922777</text:p>
              </table:table-cell>
              <table:table-cell office:value-type="float" office:value="579339.86313423">
                <text:p>579339.8631342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14878.11074911">
                <text:p>714878.11074911</text:p>
              </table:table-cell>
              <table:table-cell office:value-type="float" office:value="602702.660385061">
                <text:p>602702.66038506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41961.141875128">
                <text:p>741961.141875128</text:p>
              </table:table-cell>
              <table:table-cell office:value-type="float" office:value="624989.654664419">
                <text:p>624989.654664419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70612.992066042">
                <text:p>770612.992066042</text:p>
              </table:table-cell>
              <table:table-cell office:value-type="float" office:value="648645.530333407">
                <text:p>648645.53033340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99836.92302726">
                <text:p>799836.92302726</text:p>
              </table:table-cell>
              <table:table-cell office:value-type="float" office:value="672813.23589754">
                <text:p>672813.2358975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29909.507217988">
                <text:p>829909.507217988</text:p>
              </table:table-cell>
              <table:table-cell office:value-type="float" office:value="697673.231233493">
                <text:p>697673.23123349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60627.102056173">
                <text:p>860627.102056173</text:p>
              </table:table-cell>
              <table:table-cell office:value-type="float" office:value="723288.564502257">
                <text:p>723288.56450225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90748.155548784">
                <text:p>890748.155548784</text:p>
              </table:table-cell>
              <table:table-cell office:value-type="float" office:value="748292.959930745">
                <text:p>748292.95993074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920444.319607223">
                <text:p>920444.319607223</text:p>
              </table:table-cell>
              <table:table-cell office:value-type="float" office:value="772800.678966676">
                <text:p>772800.678966676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948704.795378302">
                <text:p>948704.795378302</text:p>
              </table:table-cell>
              <table:table-cell office:value-type="float" office:value="795770.61483913">
                <text:p>795770.6148391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974514.331101639">
                <text:p>974514.331101639</text:p>
              </table:table-cell>
              <table:table-cell office:value-type="float" office:value="816269.256490128">
                <text:p>816269.2564901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998069.229899779">
                <text:p>998069.229899779</text:p>
              </table:table-cell>
              <table:table-cell office:value-type="float" office:value="834601.097767262">
                <text:p>834601.0977672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018907.03880971">
                <text:p>1018907.03880971</text:p>
              </table:table-cell>
              <table:table-cell office:value-type="float" office:value="850365.574773465">
                <text:p>850365.5747734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035910.0775744">
                <text:p>1035910.0775744</text:p>
              </table:table-cell>
              <table:table-cell office:value-type="float" office:value="862683.278352182">
                <text:p>862683.27835218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048228.56480409">
                <text:p>1048228.56480409</text:p>
              </table:table-cell>
              <table:table-cell office:value-type="float" office:value="870779.723799013">
                <text:p>870779.72379901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056304.15552332">
                <text:p>1056304.15552332</text:p>
              </table:table-cell>
              <table:table-cell office:value-type="float" office:value="875307.95547774">
                <text:p>875307.9554777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061360.43376047">
                <text:p>1061360.43376047</text:p>
              </table:table-cell>
              <table:table-cell office:value-type="float" office:value="877563.587487484">
                <text:p>877563.58748748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062102.97331298">
                <text:p>1062102.97331298</text:p>
              </table:table-cell>
              <table:table-cell office:value-type="float" office:value="876206.65981545">
                <text:p>876206.6598154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057738.89003529">
                <text:p>1057738.89003529</text:p>
              </table:table-cell>
              <table:table-cell office:value-type="float" office:value="870551.156805522">
                <text:p>870551.15680552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048625.90598119">
                <text:p>1048625.90598119</text:p>
              </table:table-cell>
              <table:table-cell office:value-type="float" office:value="860963.702522406">
                <text:p>860963.70252240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034175.48017516">
                <text:p>1034175.48017516</text:p>
              </table:table-cell>
              <table:table-cell office:value-type="float" office:value="846873.31828922">
                <text:p>846873.3182892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015135.7855963">
                <text:p>1015135.7855963</text:p>
              </table:table-cell>
              <table:table-cell office:value-type="float" office:value="828923.662330076">
                <text:p>828923.66233007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994216.662466459">
                <text:p>994216.662466459</text:p>
              </table:table-cell>
              <table:table-cell office:value-type="float" office:value="809897.171435684">
                <text:p>809897.17143568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971488.23610707">
                <text:p>971488.23610707</text:p>
              </table:table-cell>
              <table:table-cell office:value-type="float" office:value="789990.587540518">
                <text:p>789990.58754051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947277.239043345">
                <text:p>947277.239043345</text:p>
              </table:table-cell>
              <table:table-cell office:value-type="float" office:value="769438.973189201">
                <text:p>769438.97318920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22294.753790586">
                <text:p>922294.753790586</text:p>
              </table:table-cell>
              <table:table-cell office:value-type="float" office:value="748664.181156277">
                <text:p>748664.18115627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96551.330103519">
                <text:p>896551.330103519</text:p>
              </table:table-cell>
              <table:table-cell office:value-type="float" office:value="727591.98349477">
                <text:p>727591.9834947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70061.886934041">
                <text:p>870061.886934041</text:p>
              </table:table-cell>
              <table:table-cell office:value-type="float" office:value="705939.387432431">
                <text:p>705939.38743243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42942.008014754">
                <text:p>842942.008014754</text:p>
              </table:table-cell>
              <table:table-cell office:value-type="float" office:value="683631.80210746">
                <text:p>683631.8021074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15943.943427267">
                <text:p>815943.943427267</text:p>
              </table:table-cell>
              <table:table-cell office:value-type="float" office:value="661439.545116329">
                <text:p>661439.54511632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90405.81138105">
                <text:p>790405.81138105</text:p>
              </table:table-cell>
              <table:table-cell office:value-type="float" office:value="640634.707588465">
                <text:p>640634.70758846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65704.593896366">
                <text:p>765704.593896366</text:p>
              </table:table-cell>
              <table:table-cell office:value-type="float" office:value="620571.89635894">
                <text:p>620571.8963589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42076.351067241">
                <text:p>742076.351067241</text:p>
              </table:table-cell>
              <table:table-cell office:value-type="float" office:value="601523.647564708">
                <text:p>601523.64756470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17988.147553516">
                <text:p>717988.147553516</text:p>
              </table:table-cell>
              <table:table-cell office:value-type="float" office:value="581978.509129224">
                <text:p>581978.50912922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94087.730582344">
                <text:p>694087.730582344</text:p>
              </table:table-cell>
              <table:table-cell office:value-type="float" office:value="562516.766969135">
                <text:p>562516.766969135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71200.01514819">
                <text:p>671200.01514819</text:p>
              </table:table-cell>
              <table:table-cell office:value-type="float" office:value="543877.409002923">
                <text:p>543877.40900292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48361.291953459">
                <text:p>648361.291953459</text:p>
              </table:table-cell>
              <table:table-cell office:value-type="float" office:value="525081.724516297">
                <text:p>525081.72451629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25482.561690728">
                <text:p>625482.561690728</text:p>
              </table:table-cell>
              <table:table-cell office:value-type="float" office:value="506152.442345942">
                <text:p>506152.44234594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02412.458120049">
                <text:p>602412.458120049</text:p>
              </table:table-cell>
              <table:table-cell office:value-type="float" office:value="486983.797024036">
                <text:p>486983.79702403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79131.847343823">
                <text:p>579131.847343823</text:p>
              </table:table-cell>
              <table:table-cell office:value-type="float" office:value="467628.154045441">
                <text:p>467628.15404544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56526.630308729">
                <text:p>556526.630308729</text:p>
              </table:table-cell>
              <table:table-cell office:value-type="float" office:value="448929.876126963">
                <text:p>448929.8761269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34295.661548359">
                <text:p>534295.661548359</text:p>
              </table:table-cell>
              <table:table-cell office:value-type="float" office:value="430634.534425088">
                <text:p>430634.53442508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12450.777826542">
                <text:p>512450.777826542</text:p>
              </table:table-cell>
              <table:table-cell office:value-type="float" office:value="412856.168417699">
                <text:p>412856.1684176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91540.189235017">
                <text:p>491540.189235017</text:p>
              </table:table-cell>
              <table:table-cell office:value-type="float" office:value="396014.954633137">
                <text:p>396014.954633137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71312.846827673">
                <text:p>471312.846827673</text:p>
              </table:table-cell>
              <table:table-cell office:value-type="float" office:value="379761.724921176">
                <text:p>379761.724921176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52888.817328608">
                <text:p>452888.817328608</text:p>
              </table:table-cell>
              <table:table-cell office:value-type="float" office:value="365178.723545855">
                <text:p>365178.72354585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36690.144220711">
                <text:p>436690.144220711</text:p>
              </table:table-cell>
              <table:table-cell office:value-type="float" office:value="352662.649318242">
                <text:p>352662.64931824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21786.223942864">
                <text:p>421786.223942864</text:p>
              </table:table-cell>
              <table:table-cell office:value-type="float" office:value="341287.198018827">
                <text:p>341287.198018827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07084.110708373">
                <text:p>407084.110708373</text:p>
              </table:table-cell>
              <table:table-cell office:value-type="float" office:value="329837.223187805">
                <text:p>329837.223187805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393205.329422698">
                <text:p>393205.329422698</text:p>
              </table:table-cell>
              <table:table-cell office:value-type="float" office:value="318885.338060028">
                <text:p>318885.33806002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380148.384033954">
                <text:p>380148.384033954</text:p>
              </table:table-cell>
              <table:table-cell office:value-type="float" office:value="308442.715413481">
                <text:p>308442.71541348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67691.002877686">
                <text:p>367691.002877686</text:p>
              </table:table-cell>
              <table:table-cell office:value-type="float" office:value="298288.460082134">
                <text:p>298288.460082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356330.314533923">
                <text:p>356330.314533923</text:p>
              </table:table-cell>
              <table:table-cell office:value-type="float" office:value="289055.383499893">
                <text:p>289055.383499893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346078.558117229">
                <text:p>346078.558117229</text:p>
              </table:table-cell>
              <table:table-cell office:value-type="float" office:value="280880.931605185">
                <text:p>280880.93160518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336496.210734356">
                <text:p>336496.210734356</text:p>
              </table:table-cell>
              <table:table-cell office:value-type="float" office:value="273321.502671878">
                <text:p>273321.50267187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327708.950578966">
                <text:p>327708.950578966</text:p>
              </table:table-cell>
              <table:table-cell office:value-type="float" office:value="266435.054667326">
                <text:p>266435.05466732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319208.506276574">
                <text:p>319208.506276574</text:p>
              </table:table-cell>
              <table:table-cell office:value-type="float" office:value="259718.308966288">
                <text:p>259718.30896628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10788.281494854">
                <text:p>310788.281494854</text:p>
              </table:table-cell>
              <table:table-cell office:value-type="float" office:value="252980.076319817">
                <text:p>252980.076319817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303034.768764063">
                <text:p>303034.768764063</text:p>
              </table:table-cell>
              <table:table-cell office:value-type="float" office:value="246727.684742462">
                <text:p>246727.68474246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296363.618805468">
                <text:p>296363.618805468</text:p>
              </table:table-cell>
              <table:table-cell office:value-type="float" office:value="241429.297340872">
                <text:p>241429.29734087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89442.215810298">
                <text:p>289442.215810298</text:p>
              </table:table-cell>
              <table:table-cell office:value-type="float" office:value="235805.208433472">
                <text:p>235805.20843347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82487.315540949">
                <text:p>282487.315540949</text:p>
              </table:table-cell>
              <table:table-cell office:value-type="float" office:value="230098.795473422">
                <text:p>230098.79547342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275852.692820247">
                <text:p>275852.692820247</text:p>
              </table:table-cell>
              <table:table-cell office:value-type="float" office:value="224724.51241276">
                <text:p>224724.51241276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269483.358174785">
                <text:p>269483.358174785</text:p>
              </table:table-cell>
              <table:table-cell office:value-type="float" office:value="219569.880715825">
                <text:p>219569.880715825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263186.766763956">
                <text:p>263186.766763956</text:p>
              </table:table-cell>
              <table:table-cell office:value-type="float" office:value="214416.506023334">
                <text:p>214416.50602333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256768.279805082">
                <text:p>256768.279805082</text:p>
              </table:table-cell>
              <table:table-cell office:value-type="float" office:value="209115.582898161">
                <text:p>209115.58289816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250346.87018991">
                <text:p>250346.87018991</text:p>
              </table:table-cell>
              <table:table-cell office:value-type="float" office:value="203838.782089311">
                <text:p>203838.78208931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43798.621287184">
                <text:p>243798.621287184</text:p>
              </table:table-cell>
              <table:table-cell office:value-type="float" office:value="198389.771469447">
                <text:p>198389.77146944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237017.923222042">
                <text:p>237017.923222042</text:p>
              </table:table-cell>
              <table:table-cell office:value-type="float" office:value="192650.135641409">
                <text:p>192650.13564140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30432.744733039">
                <text:p>230432.744733039</text:p>
              </table:table-cell>
              <table:table-cell office:value-type="float" office:value="187129.424584112">
                <text:p>187129.42458411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223506.439962458">
                <text:p>223506.439962458</text:p>
              </table:table-cell>
              <table:table-cell office:value-type="float" office:value="181332.020608537">
                <text:p>181332.02060853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16123.174167308">
                <text:p>216123.174167308</text:p>
              </table:table-cell>
              <table:table-cell office:value-type="float" office:value="175123.896116078">
                <text:p>175123.89611607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208287.925519086">
                <text:p>208287.925519086</text:p>
              </table:table-cell>
              <table:table-cell office:value-type="float" office:value="168478.883091297">
                <text:p>168478.883091297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200223.967279823">
                <text:p>200223.967279823</text:p>
              </table:table-cell>
              <table:table-cell office:value-type="float" office:value="161643.910353839">
                <text:p>161643.91035383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92026.878475841">
                <text:p>192026.878475841</text:p>
              </table:table-cell>
              <table:table-cell office:value-type="float" office:value="154737.363727697">
                <text:p>154737.363727697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83510.245943698">
                <text:p>183510.245943698</text:p>
              </table:table-cell>
              <table:table-cell office:value-type="float" office:value="147562.791139483">
                <text:p>147562.79113948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74537.963689496">
                <text:p>174537.963689496</text:p>
              </table:table-cell>
              <table:table-cell office:value-type="float" office:value="140030.334998232">
                <text:p>140030.3349982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65878.807343851">
                <text:p>165878.807343851</text:p>
              </table:table-cell>
              <table:table-cell office:value-type="float" office:value="132876.68255375">
                <text:p>132876.68255375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7397.835430217">
                <text:p>157397.835430217</text:p>
              </table:table-cell>
              <table:table-cell office:value-type="float" office:value="125933.266249939">
                <text:p>125933.266249939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49318.570391127">
                <text:p>149318.570391127</text:p>
              </table:table-cell>
              <table:table-cell office:value-type="float" office:value="119411.404248166">
                <text:p>119411.40424816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41667.622585234">
                <text:p>141667.622585234</text:p>
              </table:table-cell>
              <table:table-cell office:value-type="float" office:value="113317.036729141">
                <text:p>113317.03672914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4392.993197438">
                <text:p>134392.993197438</text:p>
              </table:table-cell>
              <table:table-cell office:value-type="float" office:value="107578.412214385">
                <text:p>107578.412214385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27729.460016168">
                <text:p>127729.460016168</text:p>
              </table:table-cell>
              <table:table-cell office:value-type="float" office:value="102388.994349621">
                <text:p>102388.99434962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21959.774600316">
                <text:p>121959.774600316</text:p>
              </table:table-cell>
              <table:table-cell office:value-type="float" office:value="97975.1814961679">
                <text:p>97975.181496167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17097.491722525">
                <text:p>117097.491722525</text:p>
              </table:table-cell>
              <table:table-cell office:value-type="float" office:value="94373.6414909454">
                <text:p>94373.64149094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12882.532975628">
                <text:p>112882.532975628</text:p>
              </table:table-cell>
              <table:table-cell office:value-type="float" office:value="91298.7470791942">
                <text:p>91298.747079194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9355.360126092">
                <text:p>109355.360126092</text:p>
              </table:table-cell>
              <table:table-cell office:value-type="float" office:value="88770.4753182766">
                <text:p>88770.475318276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6489.902598601">
                <text:p>106489.902598601</text:p>
              </table:table-cell>
              <table:table-cell office:value-type="float" office:value="86744.1354341448">
                <text:p>86744.135434144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4109.348383469">
                <text:p>104109.348383469</text:p>
              </table:table-cell>
              <table:table-cell office:value-type="float" office:value="85035.9370123799">
                <text:p>85035.937012379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1974.973744008">
                <text:p>101974.973744008</text:p>
              </table:table-cell>
              <table:table-cell office:value-type="float" office:value="83438.8044736079">
                <text:p>83438.8044736079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00009.21201919">
                <text:p>100009.21201919</text:p>
              </table:table-cell>
              <table:table-cell office:value-type="float" office:value="81889.5258696983">
                <text:p>81889.525869698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98020.0696648114">
                <text:p>98020.0696648114</text:p>
              </table:table-cell>
              <table:table-cell office:value-type="float" office:value="80230.7547124851">
                <text:p>80230.754712485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96405.8814609865">
                <text:p>96405.8814609865</text:p>
              </table:table-cell>
              <table:table-cell office:value-type="float" office:value="78883.9972881532">
                <text:p>78883.997288153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94962.1884242578">
                <text:p>94962.1884242578</text:p>
              </table:table-cell>
              <table:table-cell office:value-type="float" office:value="77677.7927480845">
                <text:p>77677.792748084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93653.4395138849">
                <text:p>93653.4395138849</text:p>
              </table:table-cell>
              <table:table-cell office:value-type="float" office:value="76618.4107676547">
                <text:p>76618.410767654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92380.7993276105">
                <text:p>92380.7993276105</text:p>
              </table:table-cell>
              <table:table-cell office:value-type="float" office:value="75605.4404561566">
                <text:p>75605.4404561566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91012.4556274113">
                <text:p>91012.4556274113</text:p>
              </table:table-cell>
              <table:table-cell office:value-type="float" office:value="74503.0365812181">
                <text:p>74503.036581218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9480.3266918967">
                <text:p>89480.3266918967</text:p>
              </table:table-cell>
              <table:table-cell office:value-type="float" office:value="73218.2581853545">
                <text:p>73218.258185354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7806.2568587025">
                <text:p>87806.2568587025</text:p>
              </table:table-cell>
              <table:table-cell office:value-type="float" office:value="71764.794392152">
                <text:p>71764.79439215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5975.4741367972">
                <text:p>85975.4741367972</text:p>
              </table:table-cell>
              <table:table-cell office:value-type="float" office:value="70170.603134053">
                <text:p>70170.60313405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4281.336194287">
                <text:p>84281.336194287</text:p>
              </table:table-cell>
              <table:table-cell office:value-type="float" office:value="68733.3899841801">
                <text:p>68733.389984180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2843.8077204712">
                <text:p>82843.8077204712</text:p>
              </table:table-cell>
              <table:table-cell office:value-type="float" office:value="67569.2089864292">
                <text:p>67569.208986429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741.8637275073">
                <text:p>81741.8637275073</text:p>
              </table:table-cell>
              <table:table-cell office:value-type="float" office:value="66769.0734292166">
                <text:p>66769.073429216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822.8422625355">
                <text:p>80822.8422625355</text:p>
              </table:table-cell>
              <table:table-cell office:value-type="float" office:value="66163.1358430956">
                <text:p>66163.135843095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087.2832670115">
                <text:p>80087.2832670115</text:p>
              </table:table-cell>
              <table:table-cell office:value-type="float" office:value="65735.7639697707">
                <text:p>65735.763969770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9716.0348049323">
                <text:p>79716.0348049323</text:p>
              </table:table-cell>
              <table:table-cell office:value-type="float" office:value="65622.2229628211">
                <text:p>65622.222962821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9541.052576781">
                <text:p>79541.052576781</text:p>
              </table:table-cell>
              <table:table-cell office:value-type="float" office:value="65621.0690316623">
                <text:p>65621.069031662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9361.4153174148">
                <text:p>79361.4153174148</text:p>
              </table:table-cell>
              <table:table-cell office:value-type="float" office:value="65542.1642219737">
                <text:p>65542.1642219737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8716.1654419403">
                <text:p>78716.1654419403</text:p>
              </table:table-cell>
              <table:table-cell office:value-type="float" office:value="64935.4635097487">
                <text:p>64935.463509748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7702.0390718836">
                <text:p>77702.0390718836</text:p>
              </table:table-cell>
              <table:table-cell office:value-type="float" office:value="63930.7600641337">
                <text:p>63930.760064133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6121.4622847516">
                <text:p>76121.4622847516</text:p>
              </table:table-cell>
              <table:table-cell office:value-type="float" office:value="62350.1067342725">
                <text:p>62350.106734272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4146.2534765437">
                <text:p>74146.2534765437</text:p>
              </table:table-cell>
              <table:table-cell office:value-type="float" office:value="60401.240745147">
                <text:p>60401.24074514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1493.5106213252">
                <text:p>71493.5106213252</text:p>
              </table:table-cell>
              <table:table-cell office:value-type="float" office:value="57861.5832673386">
                <text:p>57861.583267338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8249.064294541">
                <text:p>68249.064294541</text:p>
              </table:table-cell>
              <table:table-cell office:value-type="float" office:value="54852.2981072785">
                <text:p>54852.298107278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4807.5788871799">
                <text:p>64807.5788871799</text:p>
              </table:table-cell>
              <table:table-cell office:value-type="float" office:value="51780.9382899744">
                <text:p>51780.938289974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1324.6571529883">
                <text:p>61324.6571529883</text:p>
              </table:table-cell>
              <table:table-cell office:value-type="float" office:value="48777.2174549398">
                <text:p>48777.217454939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7877.8246064364">
                <text:p>57877.8246064364</text:p>
              </table:table-cell>
              <table:table-cell office:value-type="float" office:value="45914.7263097566">
                <text:p>45914.726309756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4773.8079976847">
                <text:p>54773.8079976847</text:p>
              </table:table-cell>
              <table:table-cell office:value-type="float" office:value="43480.7123239548">
                <text:p>43480.712323954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1807.7468422763">
                <text:p>51807.7468422763</text:p>
              </table:table-cell>
              <table:table-cell office:value-type="float" office:value="41229.4963777396">
                <text:p>41229.496377739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9112.735191893">
                <text:p>49112.735191893</text:p>
              </table:table-cell>
              <table:table-cell office:value-type="float" office:value="39237.1064205986">
                <text:p>39237.106420598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6715.7765516307">
                <text:p>46715.7765516307</text:p>
              </table:table-cell>
              <table:table-cell office:value-type="float" office:value="37469.2539311681">
                <text:p>37469.253931168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4644.8523115408">
                <text:p>44644.8523115408</text:p>
              </table:table-cell>
              <table:table-cell office:value-type="float" office:value="35960.8722022184">
                <text:p>35960.872202218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2702.0804153356">
                <text:p>42702.0804153356</text:p>
              </table:table-cell>
              <table:table-cell office:value-type="float" office:value="34507.806196765">
                <text:p>34507.80619676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0924.3186228289">
                <text:p>40924.3186228289</text:p>
              </table:table-cell>
              <table:table-cell office:value-type="float" office:value="33135.5255447398">
                <text:p>33135.525544739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7684.6632456179">
                <text:p>37684.6632456179</text:p>
              </table:table-cell>
              <table:table-cell office:value-type="float" office:value="31815.8358675868">
                <text:p>31815.835867586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6225.2566793611">
                <text:p>36225.2566793611</text:p>
              </table:table-cell>
              <table:table-cell office:value-type="float" office:value="30559.1269608022">
                <text:p>30559.126960802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6176.5268486999">
                <text:p>36176.5268486999</text:p>
              </table:table-cell>
              <table:table-cell office:value-type="float" office:value="29282.2630594417">
                <text:p>29282.26305944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4710.0219505697">
                <text:p>34710.0219505697</text:p>
              </table:table-cell>
              <table:table-cell office:value-type="float" office:value="28052.3907553548">
                <text:p>28052.390755354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3394.8049224484">
                <text:p>33394.8049224484</text:p>
              </table:table-cell>
              <table:table-cell office:value-type="float" office:value="26964.6122778291">
                <text:p>26964.612277829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32134.3080731793">
                <text:p>32134.3080731793</text:p>
              </table:table-cell>
              <table:table-cell office:value-type="float" office:value="25922.3636908669">
                <text:p>25922.363690866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1024.1840530296">
                <text:p>31024.1840530296</text:p>
              </table:table-cell>
              <table:table-cell office:value-type="float" office:value="25028.0376039173">
                <text:p>25028.037603917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9894.3425256535">
                <text:p>29894.3425256535</text:p>
              </table:table-cell>
              <table:table-cell office:value-type="float" office:value="24116.4461814676">
                <text:p>24116.446181467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8757.1564897332">
                <text:p>28757.1564897332</text:p>
              </table:table-cell>
              <table:table-cell office:value-type="float" office:value="23202.4970611803">
                <text:p>23202.497061180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7701.27585262">
                <text:p>27701.27585262</text:p>
              </table:table-cell>
              <table:table-cell office:value-type="float" office:value="22359.8845196702">
                <text:p>22359.884519670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6743.0076735217">
                <text:p>26743.0076735217</text:p>
              </table:table-cell>
              <table:table-cell office:value-type="float" office:value="21604.892585051">
                <text:p>21604.89258505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6000.2452440109">
                <text:p>26000.2452440109</text:p>
              </table:table-cell>
              <table:table-cell office:value-type="float" office:value="21061.8486351645">
                <text:p>21061.8486351645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5501.7862374521">
                <text:p>25501.7862374521</text:p>
              </table:table-cell>
              <table:table-cell office:value-type="float" office:value="20755.4220317807">
                <text:p>20755.422031780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5271.9341104069">
                <text:p>25271.9341104069</text:p>
              </table:table-cell>
              <table:table-cell office:value-type="float" office:value="20703.5646540713">
                <text:p>20703.5646540713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5379.6987673286">
                <text:p>25379.6987673286</text:p>
              </table:table-cell>
              <table:table-cell office:value-type="float" office:value="20956.5608498202">
                <text:p>20956.560849820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5625.2188563586">
                <text:p>25625.2188563586</text:p>
              </table:table-cell>
              <table:table-cell office:value-type="float" office:value="21296.6433081747">
                <text:p>21296.643308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6104.6497057712">
                <text:p>26104.6497057712</text:p>
              </table:table-cell>
              <table:table-cell office:value-type="float" office:value="21818.7557359813">
                <text:p>21818.7557359813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6833.0825992769">
                <text:p>26833.0825992769</text:p>
              </table:table-cell>
              <table:table-cell office:value-type="float" office:value="22527.7188666563">
                <text:p>22527.7188666563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7712.7761742815">
                <text:p>27712.7761742815</text:p>
              </table:table-cell>
              <table:table-cell office:value-type="float" office:value="23329.5427089094">
                <text:p>23329.5427089094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8703.6887525744">
                <text:p>28703.6887525744</text:p>
              </table:table-cell>
              <table:table-cell office:value-type="float" office:value="24188.0250367032">
                <text:p>24188.0250367032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29801.4205297053">
                <text:p>29801.4205297053</text:p>
              </table:table-cell>
              <table:table-cell office:value-type="float" office:value="25118.0967770975">
                <text:p>25118.0967770975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30997.1448204286">
                <text:p>30997.1448204286</text:p>
              </table:table-cell>
              <table:table-cell office:value-type="float" office:value="26129.1247943409">
                <text:p>26129.1247943409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32156.6118327035">
                <text:p>32156.6118327035</text:p>
              </table:table-cell>
              <table:table-cell office:value-type="float" office:value="27083.4279067904">
                <text:p>27083.4279067904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33260.6329884578">
                <text:p>33260.6329884578</text:p>
              </table:table-cell>
              <table:table-cell office:value-type="float" office:value="27972.207571508">
                <text:p>27972.207571508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34403.3744907656">
                <text:p>34403.3744907656</text:p>
              </table:table-cell>
              <table:table-cell office:value-type="float" office:value="28900.9741996063">
                <text:p>28900.9741996063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35419.7727686754">
                <text:p>35419.7727686754</text:p>
              </table:table-cell>
              <table:table-cell office:value-type="float" office:value="29702.0528445893">
                <text:p>29702.0528445893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36356.1214077919">
                <text:p>36356.1214077919</text:p>
              </table:table-cell>
              <table:table-cell office:value-type="float" office:value="30425.2499047624">
                <text:p>30425.2499047624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7081.6558258803">
                <text:p>37081.6558258803</text:p>
              </table:table-cell>
              <table:table-cell office:value-type="float" office:value="30946.9127351176">
                <text:p>30946.9127351176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37642.9539600562">
                <text:p>37642.9539600562</text:p>
              </table:table-cell>
              <table:table-cell office:value-type="float" office:value="31327.0739960506">
                <text:p>31327.0739960506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38173.5289826351">
                <text:p>38173.5289826351</text:p>
              </table:table-cell>
              <table:table-cell office:value-type="float" office:value="31700.3984380348">
                <text:p>31700.3984380348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8595.443018423">
                <text:p>38595.443018423</text:p>
              </table:table-cell>
              <table:table-cell office:value-type="float" office:value="31986.898539572">
                <text:p>31986.898539572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38882.6319817682">
                <text:p>38882.6319817682</text:p>
              </table:table-cell>
              <table:table-cell office:value-type="float" office:value="32175.3189274626">
                <text:p>32175.3189274626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9311.498409387">
                <text:p>39311.498409387</text:p>
              </table:table-cell>
              <table:table-cell office:value-type="float" office:value="32530.6354981417">
                <text:p>32530.635498141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39955.2662051861">
                <text:p>39955.2662051861</text:p>
              </table:table-cell>
              <table:table-cell office:value-type="float" office:value="33125.8516409406">
                <text:p>33125.8516409406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0802.9961855284">
                <text:p>40802.9961855284</text:p>
              </table:table-cell>
              <table:table-cell office:value-type="float" office:value="33929.1961156817">
                <text:p>33929.1961156817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2178.0299682964">
                <text:p>42178.0299682964</text:p>
              </table:table-cell>
              <table:table-cell office:value-type="float" office:value="35244.7720445479">
                <text:p>35244.772044547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3170.8187337576">
                <text:p>43170.8187337576</text:p>
              </table:table-cell>
              <table:table-cell office:value-type="float" office:value="37239.1935629761">
                <text:p>37239.193562976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7076.3767006704">
                <text:p>47076.3767006704</text:p>
              </table:table-cell>
              <table:table-cell office:value-type="float" office:value="39931.5865357636">
                <text:p>39931.5865357636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50580.5286209578">
                <text:p>50580.5286209578</text:p>
              </table:table-cell>
              <table:table-cell office:value-type="float" office:value="43202.7780123463">
                <text:p>43202.7780123463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53652.7564655448">
                <text:p>53652.7564655448</text:p>
              </table:table-cell>
              <table:table-cell office:value-type="float" office:value="46961.9635502364">
                <text:p>46961.9635502364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58341.6365839585">
                <text:p>58341.6365839585</text:p>
              </table:table-cell>
              <table:table-cell office:value-type="float" office:value="51166.6818615583">
                <text:p>51166.6818615583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64395.3235413684">
                <text:p>64395.3235413684</text:p>
              </table:table-cell>
              <table:table-cell office:value-type="float" office:value="55558.9832253201">
                <text:p>55558.983225320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69992.664711915">
                <text:p>69992.664711915</text:p>
              </table:table-cell>
              <table:table-cell office:value-type="float" office:value="60377.0402359652">
                <text:p>60377.040235965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75921.4010355438">
                <text:p>75921.4010355438</text:p>
              </table:table-cell>
              <table:table-cell office:value-type="float" office:value="65409.6466405744">
                <text:p>65409.646640574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81956.1113137031">
                <text:p>81956.1113137031</text:p>
              </table:table-cell>
              <table:table-cell office:value-type="float" office:value="70459.4652584762">
                <text:p>70459.465258476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88251.8799214622">
                <text:p>88251.8799214622</text:p>
              </table:table-cell>
              <table:table-cell office:value-type="float" office:value="75701.5468649349">
                <text:p>75701.546864934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4885.4406009478">
                <text:p>94885.4406009478</text:p>
              </table:table-cell>
              <table:table-cell office:value-type="float" office:value="81230.19338588">
                <text:p>81230.1933858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01752.77804551">
                <text:p>101752.77804551</text:p>
              </table:table-cell>
              <table:table-cell office:value-type="float" office:value="86964.949625641">
                <text:p>86964.94962564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08771.331845698">
                <text:p>108771.331845698</text:p>
              </table:table-cell>
              <table:table-cell office:value-type="float" office:value="92815.88910078">
                <text:p>92815.88910078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15960.361446591">
                <text:p>115960.361446591</text:p>
              </table:table-cell>
              <table:table-cell office:value-type="float" office:value="98821.5029629131">
                <text:p>98821.502962913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23150.638715323">
                <text:p>123150.638715323</text:p>
              </table:table-cell>
              <table:table-cell office:value-type="float" office:value="104808.263616959">
                <text:p>104808.26361695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0540.131880925">
                <text:p>130540.131880925</text:p>
              </table:table-cell>
              <table:table-cell office:value-type="float" office:value="110952.483884843">
                <text:p>110952.483884843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37687.576292156">
                <text:p>137687.576292156</text:p>
              </table:table-cell>
              <table:table-cell office:value-type="float" office:value="116826.328739057">
                <text:p>116826.328739057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4529.996509524">
                <text:p>144529.996509524</text:p>
              </table:table-cell>
              <table:table-cell office:value-type="float" office:value="122387.518468962">
                <text:p>122387.518468962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51203.609210254">
                <text:p>151203.609210254</text:p>
              </table:table-cell>
              <table:table-cell office:value-type="float" office:value="127786.874922236">
                <text:p>127786.874922236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57932.817953063">
                <text:p>157932.817953063</text:p>
              </table:table-cell>
              <table:table-cell office:value-type="float" office:value="133252.727266301">
                <text:p>133252.72726630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64687.948398148">
                <text:p>164687.948398148</text:p>
              </table:table-cell>
              <table:table-cell office:value-type="float" office:value="138772.96991783">
                <text:p>138772.96991783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72015.523244818">
                <text:p>172015.523244818</text:p>
              </table:table-cell>
              <table:table-cell office:value-type="float" office:value="144897.321205043">
                <text:p>144897.321205043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79895.137752665">
                <text:p>179895.137752665</text:p>
              </table:table-cell>
              <table:table-cell office:value-type="float" office:value="151617.80914837">
                <text:p>151617.80914837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88557.096557214">
                <text:p>188557.096557214</text:p>
              </table:table-cell>
              <table:table-cell office:value-type="float" office:value="159118.233864766">
                <text:p>159118.23386476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8167.376824405">
                <text:p>198167.376824405</text:p>
              </table:table-cell>
              <table:table-cell office:value-type="float" office:value="167497.794781338">
                <text:p>167497.794781338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209209.402968173">
                <text:p>209209.402968173</text:p>
              </table:table-cell>
              <table:table-cell office:value-type="float" office:value="177203.898675204">
                <text:p>177203.89867520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221864.595639847">
                <text:p>221864.595639847</text:p>
              </table:table-cell>
              <table:table-cell office:value-type="float" office:value="188375.520211467">
                <text:p>188375.520211467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235913.454332416">
                <text:p>235913.454332416</text:p>
              </table:table-cell>
              <table:table-cell office:value-type="float" office:value="200725.461899314">
                <text:p>200725.461899314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251385.755404527">
                <text:p>251385.755404527</text:p>
              </table:table-cell>
              <table:table-cell office:value-type="float" office:value="214251.763891364">
                <text:p>214251.763891364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268467.129471956">
                <text:p>268467.129471956</text:p>
              </table:table-cell>
              <table:table-cell office:value-type="float" office:value="229112.01203713">
                <text:p>229112.01203713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286829.738217145">
                <text:p>286829.738217145</text:p>
              </table:table-cell>
              <table:table-cell office:value-type="float" office:value="244955.283873665">
                <text:p>244955.28387366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306620.486895173">
                <text:p>306620.486895173</text:p>
              </table:table-cell>
              <table:table-cell office:value-type="float" office:value="261921.103235485">
                <text:p>261921.103235485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328323.460884924">
                <text:p>328323.460884924</text:p>
              </table:table-cell>
              <table:table-cell office:value-type="float" office:value="280508.802107769">
                <text:p>280508.802107769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50917.549205859">
                <text:p>350917.549205859</text:p>
              </table:table-cell>
              <table:table-cell office:value-type="float" office:value="299728.933084449">
                <text:p>299728.933084449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374683.518265635">
                <text:p>374683.518265635</text:p>
              </table:table-cell>
              <table:table-cell office:value-type="float" office:value="319852.613116577">
                <text:p>319852.613116577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398732.554104588">
                <text:p>398732.554104588</text:p>
              </table:table-cell>
              <table:table-cell office:value-type="float" office:value="339999.140225659">
                <text:p>339999.14022565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423485.289248701">
                <text:p>423485.289248701</text:p>
              </table:table-cell>
              <table:table-cell office:value-type="float" office:value="360647.494025041">
                <text:p>360647.494025041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448021.633806735">
                <text:p>448021.633806735</text:p>
              </table:table-cell>
              <table:table-cell office:value-type="float" office:value="380890.843679292">
                <text:p>380890.843679292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472528.277352711">
                <text:p>472528.277352711</text:p>
              </table:table-cell>
              <table:table-cell office:value-type="float" office:value="400965.017655325">
                <text:p>400965.017655325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497129.423778708">
                <text:p>497129.423778708</text:p>
              </table:table-cell>
              <table:table-cell office:value-type="float" office:value="421110.906437195">
                <text:p>421110.906437195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521817.824994767">
                <text:p>521817.824994767</text:p>
              </table:table-cell>
              <table:table-cell office:value-type="float" office:value="441339.093166085">
                <text:p>441339.09316608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546955.680535616">
                <text:p>546955.680535616</text:p>
              </table:table-cell>
              <table:table-cell office:value-type="float" office:value="462072.410798745">
                <text:p>462072.410798745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572569.141323207">
                <text:p>572569.141323207</text:p>
              </table:table-cell>
              <table:table-cell office:value-type="float" office:value="483326.55873191">
                <text:p>483326.5587319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599050.001493618">
                <text:p>599050.001493618</text:p>
              </table:table-cell>
              <table:table-cell office:value-type="float" office:value="505503.0846255">
                <text:p>505503.08462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626805.183866601">
                <text:p>626805.183866601</text:p>
              </table:table-cell>
              <table:table-cell office:value-type="float" office:value="528945.269203519">
                <text:p>528945.269203519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655554.900022279">
                <text:p>655554.900022279</text:p>
              </table:table-cell>
              <table:table-cell office:value-type="float" office:value="553270.705272295">
                <text:p>553270.705272295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684302.908994349">
                <text:p>684302.908994349</text:p>
              </table:table-cell>
              <table:table-cell office:value-type="float" office:value="577454.743254418">
                <text:p>577454.743254418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712829.256299941">
                <text:p>712829.256299941</text:p>
              </table:table-cell>
              <table:table-cell office:value-type="float" office:value="601205.701885429">
                <text:p>601205.701885429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740439.663550889">
                <text:p>740439.663550889</text:p>
              </table:table-cell>
              <table:table-cell office:value-type="float" office:value="623859.834074769">
                <text:p>623859.834074769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766060.464631384">
                <text:p>766060.464631384</text:p>
              </table:table-cell>
              <table:table-cell office:value-type="float" office:value="644366.937763749">
                <text:p>644366.937763749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789765.381824322">
                <text:p>789765.381824322</text:p>
              </table:table-cell>
              <table:table-cell office:value-type="float" office:value="662911.03142712">
                <text:p>662911.0314271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810945.397214536">
                <text:p>810945.397214536</text:p>
              </table:table-cell>
              <table:table-cell office:value-type="float" office:value="679087.957204292">
                <text:p>679087.957204292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829527.959527558">
                <text:p>829527.959527558</text:p>
              </table:table-cell>
              <table:table-cell office:value-type="float" office:value="692975.87433974">
                <text:p>692975.87433974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845196.57932659">
                <text:p>845196.57932659</text:p>
              </table:table-cell>
              <table:table-cell office:value-type="float" office:value="704358.103283412">
                <text:p>704358.103283412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856986.120500594">
                <text:p>856986.120500594</text:p>
              </table:table-cell>
              <table:table-cell office:value-type="float" office:value="712373.365223512">
                <text:p>712373.365223512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865106.576513729">
                <text:p>865106.576513729</text:p>
              </table:table-cell>
              <table:table-cell office:value-type="float" office:value="717337.954013124">
                <text:p>717337.954013124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869283.307700609">
                <text:p>869283.307700609</text:p>
              </table:table-cell>
              <table:table-cell office:value-type="float" office:value="718965.943850557">
                <text:p>718965.943850557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869181.275080605">
                <text:p>869181.275080605</text:p>
              </table:table-cell>
              <table:table-cell office:value-type="float" office:value="716972.91689345">
                <text:p>716972.91689345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864668.700124946">
                <text:p>864668.700124946</text:p>
              </table:table-cell>
              <table:table-cell office:value-type="float" office:value="711244.263620414">
                <text:p>711244.26362041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855973.424775364">
                <text:p>855973.424775364</text:p>
              </table:table-cell>
              <table:table-cell office:value-type="float" office:value="702082.093951477">
                <text:p>702082.093951477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844535.267470099">
                <text:p>844535.267470099</text:p>
              </table:table-cell>
              <table:table-cell office:value-type="float" office:value="690976.121978223">
                <text:p>690976.121978223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830677.04689294">
                <text:p>830677.04689294</text:p>
              </table:table-cell>
              <table:table-cell office:value-type="float" office:value="678204.485523404">
                <text:p>678204.485523404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815649.775688868">
                <text:p>815649.775688868</text:p>
              </table:table-cell>
              <table:table-cell office:value-type="float" office:value="665003.513407147">
                <text:p>665003.513407147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799615.968010021">
                <text:p>799615.968010021</text:p>
              </table:table-cell>
              <table:table-cell office:value-type="float" office:value="651450.437411897">
                <text:p>651450.437411897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783947.875995839">
                <text:p>783947.875995839</text:p>
              </table:table-cell>
              <table:table-cell office:value-type="float" office:value="638734.021403022">
                <text:p>638734.021403022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769284.691129742">
                <text:p>769284.691129742</text:p>
              </table:table-cell>
              <table:table-cell office:value-type="float" office:value="627263.802174493">
                <text:p>627263.802174493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755513.605428135">
                <text:p>755513.605428135</text:p>
              </table:table-cell>
              <table:table-cell office:value-type="float" office:value="616689.919177787">
                <text:p>616689.919177787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743568.134829427">
                <text:p>743568.134829427</text:p>
              </table:table-cell>
              <table:table-cell office:value-type="float" office:value="607832.45303885">
                <text:p>607832.45303885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733377.504504457">
                <text:p>733377.504504457</text:p>
              </table:table-cell>
              <table:table-cell office:value-type="float" office:value="600473.926933738">
                <text:p>600473.926933738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725002.423507698">
                <text:p>725002.423507698</text:p>
              </table:table-cell>
              <table:table-cell office:value-type="float" office:value="594594.829789165">
                <text:p>594594.82978916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718170.851485249">
                <text:p>718170.851485249</text:p>
              </table:table-cell>
              <table:table-cell office:value-type="float" office:value="589839.858320376">
                <text:p>589839.8583203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712776.640067489">
                <text:p>712776.640067489</text:p>
              </table:table-cell>
              <table:table-cell office:value-type="float" office:value="586122.256477443">
                <text:p>586122.256477443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709256.738334417">
                <text:p>709256.738334417</text:p>
              </table:table-cell>
              <table:table-cell office:value-type="float" office:value="583952.85669381">
                <text:p>583952.8566938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707382.095167188">
                <text:p>707382.095167188</text:p>
              </table:table-cell>
              <table:table-cell office:value-type="float" office:value="583049.405098946">
                <text:p>583049.4050989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707087.190290371">
                <text:p>707087.190290371</text:p>
              </table:table-cell>
              <table:table-cell office:value-type="float" office:value="583420.68575905">
                <text:p>583420.68575905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707794.699867347">
                <text:p>707794.699867347</text:p>
              </table:table-cell>
              <table:table-cell office:value-type="float" office:value="584520.013403804">
                <text:p>584520.013403804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710024.560361422">
                <text:p>710024.560361422</text:p>
              </table:table-cell>
              <table:table-cell office:value-type="float" office:value="586888.827535746">
                <text:p>586888.827535746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713352.10779009">
                <text:p>713352.10779009</text:p>
              </table:table-cell>
              <table:table-cell office:value-type="float" office:value="590123.284433605">
                <text:p>590123.284433605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716700.643772581">
                <text:p>716700.643772581</text:p>
              </table:table-cell>
              <table:table-cell office:value-type="float" office:value="593114.854000742">
                <text:p>593114.85400074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720837.98353941">
                <text:p>720837.98353941</text:p>
              </table:table-cell>
              <table:table-cell office:value-type="float" office:value="596716.741216372">
                <text:p>596716.741216372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725419.287487289">
                <text:p>725419.287487289</text:p>
              </table:table-cell>
              <table:table-cell office:value-type="float" office:value="600628.747995317">
                <text:p>600628.74799531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730159.975261145">
                <text:p>730159.975261145</text:p>
              </table:table-cell>
              <table:table-cell office:value-type="float" office:value="604604.831319656">
                <text:p>604604.83131965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735164.230362114">
                <text:p>735164.230362114</text:p>
              </table:table-cell>
              <table:table-cell office:value-type="float" office:value="608756.327890734">
                <text:p>608756.32789073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740423.477711119">
                <text:p>740423.477711119</text:p>
              </table:table-cell>
              <table:table-cell office:value-type="float" office:value="613151.723342698">
                <text:p>613151.7233426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745762.23557271">
                <text:p>745762.23557271</text:p>
              </table:table-cell>
              <table:table-cell office:value-type="float" office:value="617659.867820057">
                <text:p>617659.8678200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750933.493883814">
                <text:p>750933.493883814</text:p>
              </table:table-cell>
              <table:table-cell office:value-type="float" office:value="621941.335685463">
                <text:p>621941.3356854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756214.305039614">
                <text:p>756214.305039614</text:p>
              </table:table-cell>
              <table:table-cell office:value-type="float" office:value="626309.930656475">
                <text:p>626309.93065647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761103.786408004">
                <text:p>761103.786408004</text:p>
              </table:table-cell>
              <table:table-cell office:value-type="float" office:value="630283.93685432">
                <text:p>630283.9368543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765821.946558547">
                <text:p>765821.946558547</text:p>
              </table:table-cell>
              <table:table-cell office:value-type="float" office:value="634052.224357684">
                <text:p>634052.22435768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770055.20751831">
                <text:p>770055.20751831</text:p>
              </table:table-cell>
              <table:table-cell office:value-type="float" office:value="637339.561715709">
                <text:p>637339.561715709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773019.24524602">
                <text:p>773019.24524602</text:p>
              </table:table-cell>
              <table:table-cell office:value-type="float" office:value="639382.868956921">
                <text:p>639382.86895692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774908.323108147">
                <text:p>774908.323108147</text:p>
              </table:table-cell>
              <table:table-cell office:value-type="float" office:value="640433.541092264">
                <text:p>640433.541092264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776466.894008032">
                <text:p>776466.894008032</text:p>
              </table:table-cell>
              <table:table-cell office:value-type="float" office:value="641267.495061187">
                <text:p>641267.495061187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777331.7112449">
                <text:p>777331.7112449</text:p>
              </table:table-cell>
              <table:table-cell office:value-type="float" office:value="641563.932114894">
                <text:p>641563.932114894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777925.195690309">
                <text:p>777925.195690309</text:p>
              </table:table-cell>
              <table:table-cell office:value-type="float" office:value="641760.189603389">
                <text:p>641760.18960338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778634.345679302">
                <text:p>778634.345679302</text:p>
              </table:table-cell>
              <table:table-cell office:value-type="float" office:value="642255.188100743">
                <text:p>642255.1881007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779074.694099122">
                <text:p>779074.694099122</text:p>
              </table:table-cell>
              <table:table-cell office:value-type="float" office:value="642652.605117678">
                <text:p>642652.60511767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778981.021540306">
                <text:p>778981.021540306</text:p>
              </table:table-cell>
              <table:table-cell office:value-type="float" office:value="642577.347300444">
                <text:p>642577.34730044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778603.138816829">
                <text:p>778603.138816829</text:p>
              </table:table-cell>
              <table:table-cell office:value-type="float" office:value="642225.079520414">
                <text:p>642225.07952041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777407.049180694">
                <text:p>777407.049180694</text:p>
              </table:table-cell>
              <table:table-cell office:value-type="float" office:value="641089.177905539">
                <text:p>641089.17790553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775973.669331244">
                <text:p>775973.669331244</text:p>
              </table:table-cell>
              <table:table-cell office:value-type="float" office:value="639706.015337822">
                <text:p>639706.0153378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774282.601518705">
                <text:p>774282.601518705</text:p>
              </table:table-cell>
              <table:table-cell office:value-type="float" office:value="638074.109365749">
                <text:p>638074.10936574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772345.32837483">
                <text:p>772345.32837483</text:p>
              </table:table-cell>
              <table:table-cell office:value-type="float" office:value="636277.234332853">
                <text:p>636277.234332853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770607.294656071">
                <text:p>770607.294656071</text:p>
              </table:table-cell>
              <table:table-cell office:value-type="float" office:value="634776.586201189">
                <text:p>634776.58620118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767581.17183355">
                <text:p>767581.17183355</text:p>
              </table:table-cell>
              <table:table-cell office:value-type="float" office:value="632076.596476608">
                <text:p>632076.596476608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64636.632437881">
                <text:p>764636.632437881</text:p>
              </table:table-cell>
              <table:table-cell office:value-type="float" office:value="629538.175829614">
                <text:p>629538.175829614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60900.095849846">
                <text:p>760900.095849846</text:p>
              </table:table-cell>
              <table:table-cell office:value-type="float" office:value="626246.584398005">
                <text:p>626246.584398005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57016.552767273">
                <text:p>757016.552767273</text:p>
              </table:table-cell>
              <table:table-cell office:value-type="float" office:value="622853.13819562">
                <text:p>622853.1381956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53076.555077407">
                <text:p>753076.555077407</text:p>
              </table:table-cell>
              <table:table-cell office:value-type="float" office:value="619447.629328413">
                <text:p>619447.62932841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49736.203115304">
                <text:p>749736.203115304</text:p>
              </table:table-cell>
              <table:table-cell office:value-type="float" office:value="616697.029383715">
                <text:p>616697.029383715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47355.508700596">
                <text:p>747355.508700596</text:p>
              </table:table-cell>
              <table:table-cell office:value-type="float" office:value="615019.706457552">
                <text:p>615019.70645755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46542.167109168">
                <text:p>746542.167109168</text:p>
              </table:table-cell>
              <table:table-cell office:value-type="float" office:value="614888.538472787">
                <text:p>614888.5384727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748003.794841501">
                <text:p>748003.794841501</text:p>
              </table:table-cell>
              <table:table-cell office:value-type="float" office:value="617016.250481345">
                <text:p>617016.250481345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50835.198130578">
                <text:p>750835.198130578</text:p>
              </table:table-cell>
              <table:table-cell office:value-type="float" office:value="620383.463721535">
                <text:p>620383.46372153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756779.479977676">
                <text:p>756779.479977676</text:p>
              </table:table-cell>
              <table:table-cell office:value-type="float" office:value="626587.93885892">
                <text:p>626587.93885892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765501.067128395">
                <text:p>765501.067128395</text:p>
              </table:table-cell>
              <table:table-cell office:value-type="float" office:value="635202.028049349">
                <text:p>635202.02804934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776542.664860421">
                <text:p>776542.664860421</text:p>
              </table:table-cell>
              <table:table-cell office:value-type="float" office:value="645652.585303686">
                <text:p>645652.5853036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0190.293183699">
                <text:p>790190.293183699</text:p>
              </table:table-cell>
              <table:table-cell office:value-type="float" office:value="658208.449804312">
                <text:p>658208.44980431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05116.857275477">
                <text:p>805116.857275477</text:p>
              </table:table-cell>
              <table:table-cell office:value-type="float" office:value="671508.446062371">
                <text:p>671508.4460623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20793.147099758">
                <text:p>820793.147099758</text:p>
              </table:table-cell>
              <table:table-cell office:value-type="float" office:value="685093.616328152">
                <text:p>685093.61632815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837047.40278065">
                <text:p>837047.40278065</text:p>
              </table:table-cell>
              <table:table-cell office:value-type="float" office:value="698738.100032386">
                <text:p>698738.100032386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53576.356822419">
                <text:p>853576.356822419</text:p>
              </table:table-cell>
              <table:table-cell office:value-type="float" office:value="712317.867354466">
                <text:p>712317.86735446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69837.421082666">
                <text:p>869837.421082666</text:p>
              </table:table-cell>
              <table:table-cell office:value-type="float" office:value="725465.197441903">
                <text:p>725465.19744190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885395.196351493">
                <text:p>885395.196351493</text:p>
              </table:table-cell>
              <table:table-cell office:value-type="float" office:value="737788.792618109">
                <text:p>737788.79261810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900875.666529626">
                <text:p>900875.666529626</text:p>
              </table:table-cell>
              <table:table-cell office:value-type="float" office:value="750123.446934938">
                <text:p>750123.44693493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914324.7516219">
                <text:p>914324.7516219</text:p>
              </table:table-cell>
              <table:table-cell office:value-type="float" office:value="760540.586004732">
                <text:p>760540.58600473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925502.078794001">
                <text:p>925502.078794001</text:p>
              </table:table-cell>
              <table:table-cell office:value-type="float" office:value="768857.52549353">
                <text:p>768857.5254935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35665.989304235">
                <text:p>935665.989304235</text:p>
              </table:table-cell>
              <table:table-cell office:value-type="float" office:value="776399.877766451">
                <text:p>776399.8777664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44547.259515847">
                <text:p>944547.259515847</text:p>
              </table:table-cell>
              <table:table-cell office:value-type="float" office:value="782942.349069476">
                <text:p>782942.34906947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2160.59524708">
                <text:p>952160.59524708</text:p>
              </table:table-cell>
              <table:table-cell office:value-type="float" office:value="788514.755971195">
                <text:p>788514.7559711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8503.187784626">
                <text:p>958503.187784626</text:p>
              </table:table-cell>
              <table:table-cell office:value-type="float" office:value="793119.80998227">
                <text:p>793119.80998227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64422.037567864">
                <text:p>964422.037567864</text:p>
              </table:table-cell>
              <table:table-cell office:value-type="float" office:value="797695.918836798">
                <text:p>797695.918836798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1087.439122721">
                <text:p>971087.439122721</text:p>
              </table:table-cell>
              <table:table-cell office:value-type="float" office:value="803305.21690175">
                <text:p>803305.21690175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78735.616766256">
                <text:p>978735.616766256</text:p>
              </table:table-cell>
              <table:table-cell office:value-type="float" office:value="810008.02882075">
                <text:p>810008.02882075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87210.642319201">
                <text:p>987210.642319201</text:p>
              </table:table-cell>
              <table:table-cell office:value-type="float" office:value="817634.473847353">
                <text:p>817634.47384735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97152.18177721">
                <text:p>997152.18177721</text:p>
              </table:table-cell>
              <table:table-cell office:value-type="float" office:value="826702.30486732">
                <text:p>826702.3048673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008964.90377103">
                <text:p>1008964.90377103</text:p>
              </table:table-cell>
              <table:table-cell office:value-type="float" office:value="837461.928488409">
                <text:p>837461.92848840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023396.12157836">
                <text:p>1023396.12157836</text:p>
              </table:table-cell>
              <table:table-cell office:value-type="float" office:value="850502.961549488">
                <text:p>850502.961549488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038820.98188039">
                <text:p>1038820.98188039</text:p>
              </table:table-cell>
              <table:table-cell office:value-type="float" office:value="864123.274069441">
                <text:p>864123.274069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055856.16766348">
                <text:p>1055856.16766348</text:p>
              </table:table-cell>
              <table:table-cell office:value-type="float" office:value="879022.993148627">
                <text:p>879022.99314862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074150.83853356">
                <text:p>1074150.83853356</text:p>
              </table:table-cell>
              <table:table-cell office:value-type="float" office:value="894816.232091155">
                <text:p>894816.23209115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093946.91088306">
                <text:p>1093946.91088306</text:p>
              </table:table-cell>
              <table:table-cell office:value-type="float" office:value="911710.262336012">
                <text:p>911710.26233601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114709.86404329">
                <text:p>1114709.86404329</text:p>
              </table:table-cell>
              <table:table-cell office:value-type="float" office:value="929217.879834957">
                <text:p>929217.87983495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135314.85464654">
                <text:p>1135314.85464654</text:p>
              </table:table-cell>
              <table:table-cell office:value-type="float" office:value="946301.966237895">
                <text:p>946301.96623789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154474.4328886">
                <text:p>1154474.4328886</text:p>
              </table:table-cell>
              <table:table-cell office:value-type="float" office:value="961848.253143273">
                <text:p>961848.253143273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172472.72838075">
                <text:p>1172472.72838075</text:p>
              </table:table-cell>
              <table:table-cell office:value-type="float" office:value="976090.301363164">
                <text:p>976090.30136316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87898.47247026">
                <text:p>1187898.47247026</text:p>
              </table:table-cell>
              <table:table-cell office:value-type="float" office:value="987722.186839884">
                <text:p>987722.18683988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201165.30780286">
                <text:p>1201165.30780286</text:p>
              </table:table-cell>
              <table:table-cell office:value-type="float" office:value="997348.288295579">
                <text:p>997348.28829557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211869.28001755">
                <text:p>1211869.28001755</text:p>
              </table:table-cell>
              <table:table-cell office:value-type="float" office:value="1004725.86279859">
                <text:p>1004725.86279859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219347.47694165">
                <text:p>1219347.47694165</text:p>
              </table:table-cell>
              <table:table-cell office:value-type="float" office:value="1009364.75455934">
                <text:p>1009364.7545593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1223902.70822738">
                <text:p>1223902.70822738</text:p>
              </table:table-cell>
              <table:table-cell office:value-type="float" office:value="1011588.79607852">
                <text:p>1011588.7960785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226684.12875924">
                <text:p>1226684.12875924</text:p>
              </table:table-cell>
              <table:table-cell office:value-type="float" office:value="1012600.70262056">
                <text:p>1012600.7026205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226168.3541001">
                <text:p>1226168.3541001</text:p>
              </table:table-cell>
              <table:table-cell office:value-type="float" office:value="1010956.63476051">
                <text:p>1010956.6347605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2070.09641827">
                <text:p>1222070.09641827</text:p>
              </table:table-cell>
              <table:table-cell office:value-type="float" office:value="1006285.5931545">
                <text:p>1006285.593154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4420.08458389">
                <text:p>1214420.08458389</text:p>
              </table:table-cell>
              <table:table-cell office:value-type="float" office:value="998613.207301449">
                <text:p>998613.20730144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3055.54757222">
                <text:p>1203055.54757222</text:p>
              </table:table-cell>
              <table:table-cell office:value-type="float" office:value="987733.665880831">
                <text:p>987733.66588083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9287.82526471">
                <text:p>1189287.82526471</text:p>
              </table:table-cell>
              <table:table-cell office:value-type="float" office:value="974921.178553453">
                <text:p>974921.17855345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3511.38406275">
                <text:p>1173511.38406275</text:p>
              </table:table-cell>
              <table:table-cell office:value-type="float" office:value="960629.845309959">
                <text:p>960629.845309959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5587.88100311">
                <text:p>1155587.88100311</text:p>
              </table:table-cell>
              <table:table-cell office:value-type="float" office:value="944843.66363664">
                <text:p>944843.6636366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5240.96509772">
                <text:p>1135240.96509772</text:p>
              </table:table-cell>
              <table:table-cell office:value-type="float" office:value="927198.990912965">
                <text:p>927198.990912965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3484.61259675">
                <text:p>1113484.61259675</text:p>
              </table:table-cell>
              <table:table-cell office:value-type="float" office:value="908597.335929021">
                <text:p>908597.335929021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2114.98096169">
                <text:p>1092114.98096169</text:p>
              </table:table-cell>
              <table:table-cell office:value-type="float" office:value="890767.882206019">
                <text:p>890767.882206019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1361.84832">
                <text:p>1071361.84832</text:p>
              </table:table-cell>
              <table:table-cell office:value-type="float" office:value="873806.497400979">
                <text:p>873806.497400979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1217.00780937">
                <text:p>1051217.00780937</text:p>
              </table:table-cell>
              <table:table-cell office:value-type="float" office:value="857621.388964933">
                <text:p>857621.38896493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3091.55816735">
                <text:p>1033091.55816735</text:p>
              </table:table-cell>
              <table:table-cell office:value-type="float" office:value="843531.050851363">
                <text:p>843531.05085136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906.29206944">
                <text:p>1016906.29206944</text:p>
              </table:table-cell>
              <table:table-cell office:value-type="float" office:value="831272.29556611">
                <text:p>831272.2955661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738.91412219">
                <text:p>1003738.91412219</text:p>
              </table:table-cell>
              <table:table-cell office:value-type="float" office:value="821770.105259856">
                <text:p>821770.10525985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4067.674605984">
                <text:p>994067.674605984</text:p>
              </table:table-cell>
              <table:table-cell office:value-type="float" office:value="815367.694814142">
                <text:p>815367.69481414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834.611909456">
                <text:p>987834.611909456</text:p>
              </table:table-cell>
              <table:table-cell office:value-type="float" office:value="811992.453890189">
                <text:p>811992.45389018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201.27289811">
                <text:p>985201.27289811</text:p>
              </table:table-cell>
              <table:table-cell office:value-type="float" office:value="811680.341143982">
                <text:p>811680.34114398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30.87861449">
                <text:p>986230.87861449</text:p>
              </table:table-cell>
              <table:table-cell office:value-type="float" office:value="814329.994540121">
                <text:p>814329.994540121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44.753867267">
                <text:p>990744.753867267</text:p>
              </table:table-cell>
              <table:table-cell office:value-type="float" office:value="819764.56407392">
                <text:p>819764.5640739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145.127986816">
                <text:p>997145.127986816</text:p>
              </table:table-cell>
              <table:table-cell office:value-type="float" office:value="826373.942198312">
                <text:p>826373.942198312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391.05572954">
                <text:p>1006391.05572954</text:p>
              </table:table-cell>
              <table:table-cell office:value-type="float" office:value="835151.27763329">
                <text:p>835151.27763329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518.48168846">
                <text:p>1016518.48168846</text:p>
              </table:table-cell>
              <table:table-cell office:value-type="float" office:value="844205.294605374">
                <text:p>844205.29460537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6921.26166668">
                <text:p>1026921.26166668</text:p>
              </table:table-cell>
              <table:table-cell office:value-type="float" office:value="852983.603012876">
                <text:p>852983.60301287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6674.98793407">
                <text:p>1036674.98793407</text:p>
              </table:table-cell>
              <table:table-cell office:value-type="float" office:value="860727.534554031">
                <text:p>860727.534554031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089.9486639">
                <text:p>1046089.9486639</text:p>
              </table:table-cell>
              <table:table-cell office:value-type="float" office:value="867941.41920565">
                <text:p>867941.41920565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4514.97142462">
                <text:p>1054514.97142462</text:p>
              </table:table-cell>
              <table:table-cell office:value-type="float" office:value="874178.30617832">
                <text:p>874178.3061783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183.45401868">
                <text:p>1062183.45401868</text:p>
              </table:table-cell>
              <table:table-cell office:value-type="float" office:value="879709.181263144">
                <text:p>879709.181263144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8447.5381959">
                <text:p>1068447.5381959</text:p>
              </table:table-cell>
              <table:table-cell office:value-type="float" office:value="884105.094503799">
                <text:p>884105.09450379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3795.05007627">
                <text:p>1073795.05007627</text:p>
              </table:table-cell>
              <table:table-cell office:value-type="float" office:value="887927.206664466">
                <text:p>887927.206664466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8465.13868168">
                <text:p>1078465.13868168</text:p>
              </table:table-cell>
              <table:table-cell office:value-type="float" office:value="891351.651021716">
                <text:p>891351.65102171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3323.05618299">
                <text:p>1083323.05618299</text:p>
              </table:table-cell>
              <table:table-cell office:value-type="float" office:value="895214.297582655">
                <text:p>895214.297582655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081.94604957">
                <text:p>1088081.94604957</text:p>
              </table:table-cell>
              <table:table-cell office:value-type="float" office:value="899171.798397441">
                <text:p>899171.79839744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2882.00187505">
                <text:p>1092882.00187505</text:p>
              </table:table-cell>
              <table:table-cell office:value-type="float" office:value="903321.312950366">
                <text:p>903321.312950366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8178.30160576">
                <text:p>1098178.30160576</text:p>
              </table:table-cell>
              <table:table-cell office:value-type="float" office:value="908039.879895613">
                <text:p>908039.87989561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2743.07252334">
                <text:p>1102743.07252334</text:p>
              </table:table-cell>
              <table:table-cell office:value-type="float" office:value="911992.62342523">
                <text:p>911992.62342523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6748.10654111">
                <text:p>1106748.10654111</text:p>
              </table:table-cell>
              <table:table-cell office:value-type="float" office:value="915302.564406508">
                <text:p>915302.56440650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1426.77433683">
                <text:p>1111426.77433683</text:p>
              </table:table-cell>
              <table:table-cell office:value-type="float" office:value="919198.207239819">
                <text:p>919198.207239819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7264.76763014">
                <text:p>1117264.76763014</text:p>
              </table:table-cell>
              <table:table-cell office:value-type="float" office:value="924209.856150337">
                <text:p>924209.85615033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214.66445782">
                <text:p>1124214.66445782</text:p>
              </table:table-cell>
              <table:table-cell office:value-type="float" office:value="930292.124605963">
                <text:p>930292.1246059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372.50378001">
                <text:p>1132372.50378001</text:p>
              </table:table-cell>
              <table:table-cell office:value-type="float" office:value="937508.329867412">
                <text:p>937508.329867412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455.35004729">
                <text:p>1142455.35004729</text:p>
              </table:table-cell>
              <table:table-cell office:value-type="float" office:value="946614.392400652">
                <text:p>946614.39240065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4962.99819069">
                <text:p>1154962.99819069</text:p>
              </table:table-cell>
              <table:table-cell office:value-type="float" office:value="957980.834332387">
                <text:p>957980.83433238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628.98587384">
                <text:p>1171628.98587384</text:p>
              </table:table-cell>
              <table:table-cell office:value-type="float" office:value="973170.671577672">
                <text:p>973170.6715776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466.2017817">
                <text:p>1196466.2017817</text:p>
              </table:table-cell>
              <table:table-cell office:value-type="float" office:value="996171.433776659">
                <text:p>996171.433776659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246.52645211">
                <text:p>1229246.52645211</text:p>
              </table:table-cell>
              <table:table-cell office:value-type="float" office:value="1026603.31479799">
                <text:p>1026603.31479799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085.26958966">
                <text:p>1269085.26958966</text:p>
              </table:table-cell>
              <table:table-cell office:value-type="float" office:value="1063358.98142709">
                <text:p>1063358.98142709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6033.56644854">
                <text:p>1316033.56644854</text:p>
              </table:table-cell>
              <table:table-cell office:value-type="float" office:value="1106143.23524098">
                <text:p>1106143.23524098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986.60195682">
                <text:p>1370986.60195682</text:p>
              </table:table-cell>
              <table:table-cell office:value-type="float" office:value="1155629.16329483">
                <text:p>1155629.16329483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931.81947406">
                <text:p>1432931.81947406</text:p>
              </table:table-cell>
              <table:table-cell office:value-type="float" office:value="1210535.84545813">
                <text:p>1210535.8454581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1999.67295598">
                <text:p>1501999.67295598</text:p>
              </table:table-cell>
              <table:table-cell office:value-type="float" office:value="1270846.77639108">
                <text:p>1270846.77639108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7198.96628126">
                <text:p>1577198.96628126</text:p>
              </table:table-cell>
              <table:table-cell office:value-type="float" office:value="1335809.80732143">
                <text:p>1335809.80732143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8613.77620949">
                <text:p>1658613.77620949</text:p>
              </table:table-cell>
              <table:table-cell office:value-type="float" office:value="1405628.0077377">
                <text:p>1405628.007737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5169.38207361">
                <text:p>1745169.38207361</text:p>
              </table:table-cell>
              <table:table-cell office:value-type="float" office:value="1479254.39032882">
                <text:p>1479254.3903288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3680.5439594">
                <text:p>1833680.5439594</text:p>
              </table:table-cell>
              <table:table-cell office:value-type="float" office:value="1553664.85163471">
                <text:p>1553664.8516347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22812.14388911">
                <text:p>1922812.14388911</text:p>
              </table:table-cell>
              <table:table-cell office:value-type="float" office:value="1627800.37921738">
                <text:p>1627800.3792173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11325.73344317">
                <text:p>2011325.73344317</text:p>
              </table:table-cell>
              <table:table-cell office:value-type="float" office:value="1700619.51744506">
                <text:p>1700619.51744506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8102.51135271">
                <text:p>2098102.51135271</text:p>
              </table:table-cell>
              <table:table-cell office:value-type="float" office:value="1771187.87924042">
                <text:p>1771187.87924042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81601.82188409">
                <text:p>2181601.82188409</text:p>
              </table:table-cell>
              <table:table-cell office:value-type="float" office:value="1838222.06096799">
                <text:p>1838222.0609679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62759.56636589">
                <text:p>2262759.56636589</text:p>
              </table:table-cell>
              <table:table-cell office:value-type="float" office:value="1903091.25192666">
                <text:p>1903091.25192666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40666.35478659">
                <text:p>2340666.35478659</text:p>
              </table:table-cell>
              <table:table-cell office:value-type="float" office:value="1965320.70906955">
                <text:p>1965320.7090695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14341.95087553">
                <text:p>2414341.95087553</text:p>
              </table:table-cell>
              <table:table-cell office:value-type="float" office:value="2024033.34459874">
                <text:p>2024033.34459874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81866.24681346">
                <text:p>2481866.24681346</text:p>
              </table:table-cell>
              <table:table-cell office:value-type="float" office:value="2077388.9715249">
                <text:p>2077388.97152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43483.4769244">
                <text:p>2543483.4769244</text:p>
              </table:table-cell>
              <table:table-cell office:value-type="float" office:value="2125742.33037261">
                <text:p>2125742.33037261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8509.53644776">
                <text:p>2598509.53644776</text:p>
              </table:table-cell>
              <table:table-cell office:value-type="float" office:value="2168438.16432393">
                <text:p>2168438.16432393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5653.8940447">
                <text:p>2645653.8940447</text:p>
              </table:table-cell>
              <table:table-cell office:value-type="float" office:value="2204106.17004944">
                <text:p>2204106.1700494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4128.04645033">
                <text:p>2684128.04645033</text:p>
              </table:table-cell>
              <table:table-cell office:value-type="float" office:value="2232091.16964694">
                <text:p>2232091.16964694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3809.1004122">
                <text:p>2713809.1004122</text:p>
              </table:table-cell>
              <table:table-cell office:value-type="float" office:value="2252518.38955144">
                <text:p>2252518.38955144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5110.16647583">
                <text:p>2735110.16647583</text:p>
              </table:table-cell>
              <table:table-cell office:value-type="float" office:value="2265974.64059172">
                <text:p>2265974.6405917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7792.57723232">
                <text:p>2747792.57723232</text:p>
              </table:table-cell>
              <table:table-cell office:value-type="float" office:value="2272296.6129898">
                <text:p>2272296.6129898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1245.35683272">
                <text:p>2751245.35683272</text:p>
              </table:table-cell>
              <table:table-cell office:value-type="float" office:value="2270970.43064402">
                <text:p>2270970.43064402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4205.39731184">
                <text:p>2744205.39731184</text:p>
              </table:table-cell>
              <table:table-cell office:value-type="float" office:value="2260873.98776573">
                <text:p>2260873.98776573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6373.35595857">
                <text:p>2726373.35595857</text:p>
              </table:table-cell>
              <table:table-cell office:value-type="float" office:value="2241625.13048956">
                <text:p>2241625.1304895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8141.34128123">
                <text:p>2698141.34128123</text:p>
              </table:table-cell>
              <table:table-cell office:value-type="float" office:value="2213585.93408993">
                <text:p>2213585.9340899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332.9799926">
                <text:p>2661332.9799926</text:p>
              </table:table-cell>
              <table:table-cell office:value-type="float" office:value="2178651.33917319">
                <text:p>2178651.33917319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785.17196097">
                <text:p>2617785.17196097</text:p>
              </table:table-cell>
              <table:table-cell office:value-type="float" office:value="2138792.12065479">
                <text:p>2138792.1206547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573.68927221">
                <text:p>2569573.68927221</text:p>
              </table:table-cell>
              <table:table-cell office:value-type="float" office:value="2096104.77298204">
                <text:p>2096104.77298204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923.57964282">
                <text:p>2517923.57964282</text:p>
              </table:table-cell>
              <table:table-cell office:value-type="float" office:value="2051681.85568259">
                <text:p>2051681.85568259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3069.52282397">
                <text:p>2463069.52282397</text:p>
              </table:table-cell>
              <table:table-cell office:value-type="float" office:value="2005475.05639615">
                <text:p>2005475.05639615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8328.51861428">
                <text:p>2408328.51861428</text:p>
              </table:table-cell>
              <table:table-cell office:value-type="float" office:value="1960402.41107844">
                <text:p>1960402.4110784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6446.50733983">
                <text:p>2356446.50733983</text:p>
              </table:table-cell>
              <table:table-cell office:value-type="float" office:value="1918795.32918197">
                <text:p>1918795.32918197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9730.15757132">
                <text:p>2309730.15757132</text:p>
              </table:table-cell>
              <table:table-cell office:value-type="float" office:value="1882515.53820613">
                <text:p>1882515.53820613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9084.31090015">
                <text:p>2269084.31090015</text:p>
              </table:table-cell>
              <table:table-cell office:value-type="float" office:value="1852091.24408698">
                <text:p>1852091.2440869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6063.77568779">
                <text:p>2236063.77568779</text:p>
              </table:table-cell>
              <table:table-cell office:value-type="float" office:value="1828717.93053551">
                <text:p>1828717.93053551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1766.40439261">
                <text:p>2211766.40439261</text:p>
              </table:table-cell>
              <table:table-cell office:value-type="float" office:value="1813152.69986078">
                <text:p>1813152.69986078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6527.27051945">
                <text:p>2196527.27051945</text:p>
              </table:table-cell>
              <table:table-cell office:value-type="float" office:value="1805256.80838708">
                <text:p>1805256.80838708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90738.41317453">
                <text:p>2190738.41317453</text:p>
              </table:table-cell>
              <table:table-cell office:value-type="float" office:value="1805205.29661242">
                <text:p>1805205.29661242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4710.55054625">
                <text:p>2194710.55054625</text:p>
              </table:table-cell>
              <table:table-cell office:value-type="float" office:value="1813169.78278368">
                <text:p>1813169.7827836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7540.74500296">
                <text:p>2207540.74500296</text:p>
              </table:table-cell>
              <table:table-cell office:value-type="float" office:value="1828145.72536775">
                <text:p>1828145.7253677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8789.80184404">
                <text:p>2228789.80184404</text:p>
              </table:table-cell>
              <table:table-cell office:value-type="float" office:value="1849635.21373393">
                <text:p>1849635.2137339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7258.514219">
                <text:p>2257258.514219</text:p>
              </table:table-cell>
              <table:table-cell office:value-type="float" office:value="1876494.70395661">
                <text:p>1876494.70395661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91053.34325517">
                <text:p>2291053.34325517</text:p>
              </table:table-cell>
              <table:table-cell office:value-type="float" office:value="1907041.75018419">
                <text:p>1907041.7501841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9066.99828909">
                <text:p>2329066.99828909</text:p>
              </table:table-cell>
              <table:table-cell office:value-type="float" office:value="1940327.250442">
                <text:p>1940327.25044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70846.35758654">
                <text:p>2370846.35758654</text:p>
              </table:table-cell>
              <table:table-cell office:value-type="float" office:value="1976132.29257954">
                <text:p>1976132.29257954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5246.29229317">
                <text:p>2415246.29229317</text:p>
              </table:table-cell>
              <table:table-cell office:value-type="float" office:value="2013581.76822404">
                <text:p>2013581.7682240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60012.3671514">
                <text:p>2460012.3671514</text:p>
              </table:table-cell>
              <table:table-cell office:value-type="float" office:value="2050657.68329118">
                <text:p>2050657.68329118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4207.81387188">
                <text:p>2504207.81387188</text:p>
              </table:table-cell>
              <table:table-cell office:value-type="float" office:value="2086721.03369134">
                <text:p>2086721.03369134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5919.32386064">
                <text:p>2545919.32386064</text:p>
              </table:table-cell>
              <table:table-cell office:value-type="float" office:value="2120122.46645427">
                <text:p>2120122.4664542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3484.04664441">
                <text:p>2583484.04664441</text:p>
              </table:table-cell>
              <table:table-cell office:value-type="float" office:value="2149383.18041665">
                <text:p>2149383.1804166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5999.53781251">
                <text:p>2615999.53781251</text:p>
              </table:table-cell>
              <table:table-cell office:value-type="float" office:value="2173829.97316949">
                <text:p>2173829.97316949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42529.33696339">
                <text:p>2642529.33696339</text:p>
              </table:table-cell>
              <table:table-cell office:value-type="float" office:value="2192833.9463575">
                <text:p>2192833.9463575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63242.62820571">
                <text:p>2663242.62820571</text:p>
              </table:table-cell>
              <table:table-cell office:value-type="float" office:value="2206841.46191967">
                <text:p>2206841.4619196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8811.73767282">
                <text:p>2678811.73767282</text:p>
              </table:table-cell>
              <table:table-cell office:value-type="float" office:value="2216659.55921725">
                <text:p>2216659.5592172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8724.08043231">
                <text:p>2688724.08043231</text:p>
              </table:table-cell>
              <table:table-cell office:value-type="float" office:value="2221946.92444792">
                <text:p>2221946.92444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1000 Sheet3.B1:Sheet3.C1" chart:data-source-has-labels="both" svg:x="0.319cm" svg:y="0.18cm" svg:width="11.979cm" svg:height="8.646cm">
          <chart:coordinate-region svg:x="2.053cm" svg:y="0.379cm" svg:width="10.245cm" svg:height="7.8cm"/>
          <chart:axis chart:dimension="x" chart:name="primary-x" chart:style-name="ch4" chartooo:axis-type="auto">
            <chartooo:date-scale/>
            <chart:categories table:cell-range-address="Sheet3.A2:Sheet3.A100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1000" chart:label-cell-address="Sheet3.B1:Sheet3.B1" chart:class="chart:line">
            <chart:data-point chart:repeated="999"/>
          </chart:series>
          <chart:series chart:style-name="ch9" chart:values-cell-range-address="Sheet3.C2:Sheet3.C1000" chart:label-cell-address="Sheet3.C1:Sheet3.C1" chart:class="chart:line"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Sheet3.A2:Sheet3.A1000</svg:desc>
                </draw:g>
              </table:table-cell>
              <table:table-cell office:value-type="float" office:value="31541.0957913322">
                <text:p>31541.0957913322</text:p>
                <draw:g>
                  <svg:desc>Sheet3.B2:Sheet3.B1000</svg:desc>
                </draw:g>
              </table:table-cell>
              <table:table-cell office:value-type="float" office:value="25653.0747132432">
                <text:p>25653.0747132432</text:p>
                <draw:g>
                  <svg:desc>Sheet3.C2:Sheet3.C1000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30611.0991560667">
                <text:p>30611.0991560667</text:p>
              </table:table-cell>
              <table:table-cell office:value-type="float" office:value="24907.7617002619">
                <text:p>24907.761700261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624.4765611119">
                <text:p>29624.4765611119</text:p>
              </table:table-cell>
              <table:table-cell office:value-type="float" office:value="24081.117069456">
                <text:p>24081.11706945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8774.7007510218">
                <text:p>28774.7007510218</text:p>
              </table:table-cell>
              <table:table-cell office:value-type="float" office:value="23384.2728952525">
                <text:p>23384.272895252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7833.7044884497">
                <text:p>27833.7044884497</text:p>
              </table:table-cell>
              <table:table-cell office:value-type="float" office:value="22587.4710894737">
                <text:p>22587.471089473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7075.4910533927">
                <text:p>27075.4910533927</text:p>
              </table:table-cell>
              <table:table-cell office:value-type="float" office:value="21977.8681147213">
                <text:p>21977.86811472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6442.3250547963">
                <text:p>26442.3250547963</text:p>
              </table:table-cell>
              <table:table-cell office:value-type="float" office:value="21481.0113712271">
                <text:p>21481.01137122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5907.3345086807">
                <text:p>25907.3345086807</text:p>
              </table:table-cell>
              <table:table-cell office:value-type="float" office:value="21099.9951906456">
                <text:p>21099.99519064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29.6679444862">
                <text:p>25529.6679444862</text:p>
              </table:table-cell>
              <table:table-cell office:value-type="float" office:value="20871.2523954259">
                <text:p>20871.252395425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5443.9847826792">
                <text:p>25443.9847826792</text:p>
              </table:table-cell>
              <table:table-cell office:value-type="float" office:value="20900.6932022146">
                <text:p>20900.693202214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5368.1138505172">
                <text:p>25368.1138505172</text:p>
              </table:table-cell>
              <table:table-cell office:value-type="float" office:value="20924.3865081705">
                <text:p>20924.386508170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833.9543384243">
                <text:p>24833.9543384243</text:p>
              </table:table-cell>
              <table:table-cell office:value-type="float" office:value="20998.318129679">
                <text:p>20998.31812967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511.6572741409">
                <text:p>25511.6572741409</text:p>
              </table:table-cell>
              <table:table-cell office:value-type="float" office:value="21142.9471526697">
                <text:p>21142.947152669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66.518657349">
                <text:p>25666.518657349</text:p>
              </table:table-cell>
              <table:table-cell office:value-type="float" office:value="21293.9899323949">
                <text:p>21293.989932394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5822.0942590215">
                <text:p>25822.0942590215</text:p>
              </table:table-cell>
              <table:table-cell office:value-type="float" office:value="21417.4321691231">
                <text:p>21417.432169123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5967.3541894403">
                <text:p>25967.3541894403</text:p>
              </table:table-cell>
              <table:table-cell office:value-type="float" office:value="21521.8046171982">
                <text:p>21521.804617198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011.4885742604">
                <text:p>26011.4885742604</text:p>
              </table:table-cell>
              <table:table-cell office:value-type="float" office:value="21529.2126823847">
                <text:p>21529.212682384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5990.449191143">
                <text:p>25990.449191143</text:p>
              </table:table-cell>
              <table:table-cell office:value-type="float" office:value="21473.6509425759">
                <text:p>21473.650942575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6140.5066004847">
                <text:p>26140.5066004847</text:p>
              </table:table-cell>
              <table:table-cell office:value-type="float" office:value="21587.9695308574">
                <text:p>21587.969530857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6230.4338460254">
                <text:p>26230.4338460254</text:p>
              </table:table-cell>
              <table:table-cell office:value-type="float" office:value="21655.1313356027">
                <text:p>21655.131335602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6401.0122901619">
                <text:p>26401.0122901619</text:p>
              </table:table-cell>
              <table:table-cell office:value-type="float" office:value="21812.6400340703">
                <text:p>21812.640034070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6416.617355517">
                <text:p>26416.617355517</text:p>
              </table:table-cell>
              <table:table-cell office:value-type="float" office:value="21819.4008401036">
                <text:p>21819.400840103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6541.1345141178">
                <text:p>26541.1345141178</text:p>
              </table:table-cell>
              <table:table-cell office:value-type="float" office:value="21936.1582305302">
                <text:p>21936.158230530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6698.4276137547">
                <text:p>26698.4276137547</text:p>
              </table:table-cell>
              <table:table-cell office:value-type="float" office:value="22079.6244252034">
                <text:p>22079.624425203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944.7712557876">
                <text:p>26944.7712557876</text:p>
              </table:table-cell>
              <table:table-cell office:value-type="float" office:value="22300.3798835119">
                <text:p>22300.379883511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7346.8913422651">
                <text:p>27346.8913422651</text:p>
              </table:table-cell>
              <table:table-cell office:value-type="float" office:value="22687.5348744254">
                <text:p>22687.53487442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7824.1401631689">
                <text:p>27824.1401631689</text:p>
              </table:table-cell>
              <table:table-cell office:value-type="float" office:value="23139.274881502">
                <text:p>23139.27488150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256.1479754176">
                <text:p>28256.1479754176</text:p>
              </table:table-cell>
              <table:table-cell office:value-type="float" office:value="23538.5459266724">
                <text:p>23538.54592667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631.5576469407">
                <text:p>28631.5576469407</text:p>
              </table:table-cell>
              <table:table-cell office:value-type="float" office:value="23858.032871865">
                <text:p>23858.03287186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9100.4644013389">
                <text:p>29100.4644013389</text:p>
              </table:table-cell>
              <table:table-cell office:value-type="float" office:value="24251.6040154686">
                <text:p>24251.60401546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9534.9443052609">
                <text:p>29534.9443052609</text:p>
              </table:table-cell>
              <table:table-cell office:value-type="float" office:value="24606.7189410349">
                <text:p>24606.718941034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9769.9354469272">
                <text:p>29769.9354469272</text:p>
              </table:table-cell>
              <table:table-cell office:value-type="float" office:value="24740.9929132877">
                <text:p>24740.992913287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9907.9790717175">
                <text:p>29907.9790717175</text:p>
              </table:table-cell>
              <table:table-cell office:value-type="float" office:value="24785.9168033045">
                <text:p>24785.916803304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9934.4117235632">
                <text:p>29934.4117235632</text:p>
              </table:table-cell>
              <table:table-cell office:value-type="float" office:value="24733.1937277227">
                <text:p>24733.193727722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0143.3741620986">
                <text:p>30143.3741620986</text:p>
              </table:table-cell>
              <table:table-cell office:value-type="float" office:value="24880.5340654026">
                <text:p>24880.534065402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0101.0166541459">
                <text:p>30101.0166541459</text:p>
              </table:table-cell>
              <table:table-cell office:value-type="float" office:value="24794.1483979797">
                <text:p>24794.148397979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9984.514162188">
                <text:p>29984.514162188</text:p>
              </table:table-cell>
              <table:table-cell office:value-type="float" office:value="24662.78977993">
                <text:p>24662.7897799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9559.9300251307">
                <text:p>29559.9300251307</text:p>
              </table:table-cell>
              <table:table-cell office:value-type="float" office:value="24252.1204243121">
                <text:p>24252.120424312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8872.9228738059">
                <text:p>28872.9228738059</text:p>
              </table:table-cell>
              <table:table-cell office:value-type="float" office:value="23585.7139664657">
                <text:p>23585.713966465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8274.209195934">
                <text:p>28274.209195934</text:p>
              </table:table-cell>
              <table:table-cell office:value-type="float" office:value="23024.5525881297">
                <text:p>23024.552588129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7621.8597020824">
                <text:p>27621.8597020824</text:p>
              </table:table-cell>
              <table:table-cell office:value-type="float" office:value="22426.4882471157">
                <text:p>22426.488247115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6870.8474928195">
                <text:p>26870.8474928195</text:p>
              </table:table-cell>
              <table:table-cell office:value-type="float" office:value="21779.9658324123">
                <text:p>21779.965832412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6337.1148098989">
                <text:p>26337.1148098989</text:p>
              </table:table-cell>
              <table:table-cell office:value-type="float" office:value="21375.6764883602">
                <text:p>21375.676488360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5614.3732043295">
                <text:p>25614.3732043295</text:p>
              </table:table-cell>
              <table:table-cell office:value-type="float" office:value="20800.5111190236">
                <text:p>20800.511119023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4941.0447909292">
                <text:p>24941.0447909292</text:p>
              </table:table-cell>
              <table:table-cell office:value-type="float" office:value="20278.6629320997">
                <text:p>20278.662932099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4420.6885133256">
                <text:p>24420.6885133256</text:p>
              </table:table-cell>
              <table:table-cell office:value-type="float" office:value="19891.6930770556">
                <text:p>19891.693077055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4159.9369840469">
                <text:p>24159.9369840469</text:p>
              </table:table-cell>
              <table:table-cell office:value-type="float" office:value="19763.3406164852">
                <text:p>19763.340616485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3994.6193664137">
                <text:p>23994.6193664137</text:p>
              </table:table-cell>
              <table:table-cell office:value-type="float" office:value="19708.7669133902">
                <text:p>19708.76691339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3896.600409898">
                <text:p>23896.600409898</text:p>
              </table:table-cell>
              <table:table-cell office:value-type="float" office:value="19684.2476751733">
                <text:p>19684.247675173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4065.2199237347">
                <text:p>24065.2199237347</text:p>
              </table:table-cell>
              <table:table-cell office:value-type="float" office:value="19919.83908349">
                <text:p>19919.8390834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4357.7641519101">
                <text:p>24357.7641519101</text:p>
              </table:table-cell>
              <table:table-cell office:value-type="float" office:value="20243.644689161">
                <text:p>20243.64468916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4683.9148286531">
                <text:p>24683.9148286531</text:p>
              </table:table-cell>
              <table:table-cell office:value-type="float" office:value="20562.8885931527">
                <text:p>20562.888593152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5025.700812966">
                <text:p>25025.700812966</text:p>
              </table:table-cell>
              <table:table-cell office:value-type="float" office:value="20868.5115178487">
                <text:p>20868.511517848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5376.0513451744">
                <text:p>25376.0513451744</text:p>
              </table:table-cell>
              <table:table-cell office:value-type="float" office:value="21161.7426012178">
                <text:p>21161.742601217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5817.5373609251">
                <text:p>25817.5373609251</text:p>
              </table:table-cell>
              <table:table-cell office:value-type="float" office:value="21528.1314447083">
                <text:p>21528.131444708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320.314213184">
                <text:p>26320.314213184</text:p>
              </table:table-cell>
              <table:table-cell office:value-type="float" office:value="21931.8364075074">
                <text:p>21931.836407507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794.7331967324">
                <text:p>26794.7331967324</text:p>
              </table:table-cell>
              <table:table-cell office:value-type="float" office:value="22312.7806112806">
                <text:p>22312.780611280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7164.7041078362">
                <text:p>27164.7041078362</text:p>
              </table:table-cell>
              <table:table-cell office:value-type="float" office:value="22599.9903454606">
                <text:p>22599.990345460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7565.5379675661">
                <text:p>27565.5379675661</text:p>
              </table:table-cell>
              <table:table-cell office:value-type="float" office:value="22918.3316189852">
                <text:p>22918.331618985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8065.805432276">
                <text:p>28065.805432276</text:p>
              </table:table-cell>
              <table:table-cell office:value-type="float" office:value="23340.6981560432">
                <text:p>23340.698156043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8502.4357250106">
                <text:p>28502.4357250106</text:p>
              </table:table-cell>
              <table:table-cell office:value-type="float" office:value="23692.9156890418">
                <text:p>23692.915689041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9156.4381434686">
                <text:p>29156.4381434686</text:p>
              </table:table-cell>
              <table:table-cell office:value-type="float" office:value="24273.2899011966">
                <text:p>24273.289901196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0145.9215661517">
                <text:p>30145.9215661517</text:p>
              </table:table-cell>
              <table:table-cell office:value-type="float" office:value="25190.0843312857">
                <text:p>25190.084331285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31373.8342824188">
                <text:p>31373.8342824188</text:p>
              </table:table-cell>
              <table:table-cell office:value-type="float" office:value="26335.0681835745">
                <text:p>26335.068183574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32753.9893875547">
                <text:p>32753.9893875547</text:p>
              </table:table-cell>
              <table:table-cell office:value-type="float" office:value="27604.7224804759">
                <text:p>27604.722480475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4513.1683203829">
                <text:p>34513.1683203829</text:p>
              </table:table-cell>
              <table:table-cell office:value-type="float" office:value="29217.7112689716">
                <text:p>29217.71126897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6640.6248054377">
                <text:p>36640.6248054377</text:p>
              </table:table-cell>
              <table:table-cell office:value-type="float" office:value="31162.8208311223">
                <text:p>31162.820831122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9054.5703917926">
                <text:p>39054.5703917926</text:p>
              </table:table-cell>
              <table:table-cell office:value-type="float" office:value="33318.4039172712">
                <text:p>33318.403917271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1936.2806371026">
                <text:p>41936.2806371026</text:p>
              </table:table-cell>
              <table:table-cell office:value-type="float" office:value="35865.2771505716">
                <text:p>35865.277150571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5138.9770980909">
                <text:p>45138.9770980909</text:p>
              </table:table-cell>
              <table:table-cell office:value-type="float" office:value="38680.7047061153">
                <text:p>38680.704706115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57.2446759506">
                <text:p>48957.2446759506</text:p>
              </table:table-cell>
              <table:table-cell office:value-type="float" office:value="42045.7742448428">
                <text:p>42045.774244842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3055.5502541769">
                <text:p>53055.5502541769</text:p>
              </table:table-cell>
              <table:table-cell office:value-type="float" office:value="45612.6439230592">
                <text:p>45612.643923059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7772.3154040154">
                <text:p>57772.3154040154</text:p>
              </table:table-cell>
              <table:table-cell office:value-type="float" office:value="49724.8217689126">
                <text:p>49724.821768912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2417.9631579986">
                <text:p>62417.9631579986</text:p>
              </table:table-cell>
              <table:table-cell office:value-type="float" office:value="53693.7195693302">
                <text:p>53693.719569330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7417.0208036408">
                <text:p>67417.0208036408</text:p>
              </table:table-cell>
              <table:table-cell office:value-type="float" office:value="57933.7646019345">
                <text:p>57933.764601934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067.4575723365">
                <text:p>73067.4575723365</text:p>
              </table:table-cell>
              <table:table-cell office:value-type="float" office:value="62754.3267235484">
                <text:p>62754.326723548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8881.459470983">
                <text:p>78881.459470983</text:p>
              </table:table-cell>
              <table:table-cell office:value-type="float" office:value="67665.9193108694">
                <text:p>67665.91931086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5366.1130471816">
                <text:p>85366.1130471816</text:p>
              </table:table-cell>
              <table:table-cell office:value-type="float" office:value="73202.3523925156">
                <text:p>73202.352392515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1807.5063651982">
                <text:p>91807.5063651982</text:p>
              </table:table-cell>
              <table:table-cell office:value-type="float" office:value="78639.7631703872">
                <text:p>78639.763170387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9262.9711706573">
                <text:p>99262.9711706573</text:p>
              </table:table-cell>
              <table:table-cell office:value-type="float" office:value="85057.0437090598">
                <text:p>85057.04370905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7125.682610869">
                <text:p>107125.682610869</text:p>
              </table:table-cell>
              <table:table-cell office:value-type="float" office:value="91798.66651294">
                <text:p>91798.6665129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5468.167919598">
                <text:p>115468.167919598</text:p>
              </table:table-cell>
              <table:table-cell office:value-type="float" office:value="98921.8620909968">
                <text:p>98921.862090996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4908.685224128">
                <text:p>124908.685224128</text:p>
              </table:table-cell>
              <table:table-cell office:value-type="float" office:value="107086.560560992">
                <text:p>107086.56056099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34890.75119045">
                <text:p>134890.75119045</text:p>
              </table:table-cell>
              <table:table-cell office:value-type="float" office:value="115669.088683229">
                <text:p>115669.08868322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45258.961666534">
                <text:p>145258.961666534</text:p>
              </table:table-cell>
              <table:table-cell office:value-type="float" office:value="124534.935754459">
                <text:p>124534.93575445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55593.924238403">
                <text:p>155593.924238403</text:p>
              </table:table-cell>
              <table:table-cell office:value-type="float" office:value="133202.146716302">
                <text:p>133202.14671630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66415.300252563">
                <text:p>166415.300252563</text:p>
              </table:table-cell>
              <table:table-cell office:value-type="float" office:value="142260.001362434">
                <text:p>142260.0013624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7397.006071548">
                <text:p>177397.006071548</text:p>
              </table:table-cell>
              <table:table-cell office:value-type="float" office:value="151394.102482536">
                <text:p>151394.10248253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8180.110643235">
                <text:p>188180.110643235</text:p>
              </table:table-cell>
              <table:table-cell office:value-type="float" office:value="160211.113003674">
                <text:p>160211.11300367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9157.920061999">
                <text:p>199157.920061999</text:p>
              </table:table-cell>
              <table:table-cell office:value-type="float" office:value="169222.447547366">
                <text:p>169222.44754736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9876.165282406">
                <text:p>209876.165282406</text:p>
              </table:table-cell>
              <table:table-cell office:value-type="float" office:value="177967.180330047">
                <text:p>177967.18033004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20214.281170669">
                <text:p>220214.281170669</text:p>
              </table:table-cell>
              <table:table-cell office:value-type="float" office:value="186357.855398967">
                <text:p>186357.8553989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30532.321342976">
                <text:p>230532.321342976</text:p>
              </table:table-cell>
              <table:table-cell office:value-type="float" office:value="194732.091118687">
                <text:p>194732.09111868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40607.58027854">
                <text:p>240607.58027854</text:p>
              </table:table-cell>
              <table:table-cell office:value-type="float" office:value="202909.281970043">
                <text:p>202909.28197004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51326.159022201">
                <text:p>251326.159022201</text:p>
              </table:table-cell>
              <table:table-cell office:value-type="float" office:value="211803.189105088">
                <text:p>211803.18910508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62370.315721813">
                <text:p>262370.315721813</text:p>
              </table:table-cell>
              <table:table-cell office:value-type="float" office:value="221034.114276585">
                <text:p>221034.11427658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73736.252024788">
                <text:p>273736.252024788</text:p>
              </table:table-cell>
              <table:table-cell office:value-type="float" office:value="230621.212394877">
                <text:p>230621.21239487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5534.035255311">
                <text:p>285534.035255311</text:p>
              </table:table-cell>
              <table:table-cell office:value-type="float" office:value="240627.199383251">
                <text:p>240627.19938325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98304.910551234">
                <text:p>298304.910551234</text:p>
              </table:table-cell>
              <table:table-cell office:value-type="float" office:value="251545.136344318">
                <text:p>251545.13634431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11291.259792592">
                <text:p>311291.259792592</text:p>
              </table:table-cell>
              <table:table-cell office:value-type="float" office:value="262599.99886538">
                <text:p>262599.9988653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24581.345819941">
                <text:p>324581.345819941</text:p>
              </table:table-cell>
              <table:table-cell office:value-type="float" office:value="273806.840635075">
                <text:p>273806.8406350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38352.010725624">
                <text:p>338352.010725624</text:p>
              </table:table-cell>
              <table:table-cell office:value-type="float" office:value="285388.147875833">
                <text:p>285388.14787583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52461.665477891">
                <text:p>352461.665477891</text:p>
              </table:table-cell>
              <table:table-cell office:value-type="float" office:value="297206.126788992">
                <text:p>297206.12678899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66965.835899253">
                <text:p>366965.835899253</text:p>
              </table:table-cell>
              <table:table-cell office:value-type="float" office:value="309283.088251542">
                <text:p>309283.08825154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81163.472394694">
                <text:p>381163.472394694</text:p>
              </table:table-cell>
              <table:table-cell office:value-type="float" office:value="320970.731511332">
                <text:p>320970.73151133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95521.928444493">
                <text:p>395521.928444493</text:p>
              </table:table-cell>
              <table:table-cell office:value-type="float" office:value="332797.567011376">
                <text:p>332797.56701137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09468.78700819">
                <text:p>409468.78700819</text:p>
              </table:table-cell>
              <table:table-cell office:value-type="float" office:value="344192.972146599">
                <text:p>344192.97214659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2507.877850354">
                <text:p>422507.877850354</text:p>
              </table:table-cell>
              <table:table-cell office:value-type="float" office:value="354649.223217131">
                <text:p>354649.22321713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34047.006813798">
                <text:p>434047.006813798</text:p>
              </table:table-cell>
              <table:table-cell office:value-type="float" office:value="363626.873051282">
                <text:p>363626.87305128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5297.38493522">
                <text:p>445297.38493522</text:p>
              </table:table-cell>
              <table:table-cell office:value-type="float" office:value="372410.367160475">
                <text:p>372410.3671604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56160.110385639">
                <text:p>456160.110385639</text:p>
              </table:table-cell>
              <table:table-cell office:value-type="float" office:value="380954.112016033">
                <text:p>380954.11201603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67429.575859738">
                <text:p>467429.575859738</text:p>
              </table:table-cell>
              <table:table-cell office:value-type="float" office:value="390048.171314027">
                <text:p>390048.17131402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78262.092129978">
                <text:p>478262.092129978</text:p>
              </table:table-cell>
              <table:table-cell office:value-type="float" office:value="398897.281282107">
                <text:p>398897.28128210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89345.659092972">
                <text:p>489345.659092972</text:p>
              </table:table-cell>
              <table:table-cell office:value-type="float" office:value="408185.841686205">
                <text:p>408185.84168620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99984.43277418">
                <text:p>499984.43277418</text:p>
              </table:table-cell>
              <table:table-cell office:value-type="float" office:value="417111.949126379">
                <text:p>417111.94912637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10839.49859446">
                <text:p>510839.49859446</text:p>
              </table:table-cell>
              <table:table-cell office:value-type="float" office:value="426202.466577563">
                <text:p>426202.46657756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2390.388984991">
                <text:p>522390.388984991</text:p>
              </table:table-cell>
              <table:table-cell office:value-type="float" office:value="435945.17916713">
                <text:p>435945.1791671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34013.276862927">
                <text:p>534013.276862927</text:p>
              </table:table-cell>
              <table:table-cell office:value-type="float" office:value="445705.701344645">
                <text:p>445705.70134464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44729.26340049">
                <text:p>544729.26340049</text:p>
              </table:table-cell>
              <table:table-cell office:value-type="float" office:value="454512.360961898">
                <text:p>454512.36096189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53652.45395899">
                <text:p>553652.45395899</text:p>
              </table:table-cell>
              <table:table-cell office:value-type="float" office:value="461465.368695527">
                <text:p>461465.36869552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61642.080662058">
                <text:p>561642.080662058</text:p>
              </table:table-cell>
              <table:table-cell office:value-type="float" office:value="467478.369952146">
                <text:p>467478.36995214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9792.525088687">
                <text:p>569792.525088687</text:p>
              </table:table-cell>
              <table:table-cell office:value-type="float" office:value="473715.384970185">
                <text:p>473715.38497018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7065.48818544">
                <text:p>577065.48818544</text:p>
              </table:table-cell>
              <table:table-cell office:value-type="float" office:value="479185.427440925">
                <text:p>479185.4274409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3760.72968142">
                <text:p>583760.72968142</text:p>
              </table:table-cell>
              <table:table-cell office:value-type="float" office:value="484311.115443899">
                <text:p>484311.11544389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0512.997231826">
                <text:p>590512.997231826</text:p>
              </table:table-cell>
              <table:table-cell office:value-type="float" office:value="489730.697635808">
                <text:p>489730.69763580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5029.126486433">
                <text:p>595029.126486433</text:p>
              </table:table-cell>
              <table:table-cell office:value-type="float" office:value="493092.013599614">
                <text:p>493092.01359961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8035.777766839">
                <text:p>598035.777766839</text:p>
              </table:table-cell>
              <table:table-cell office:value-type="float" office:value="495016.285813317">
                <text:p>495016.28581331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9205.006652954">
                <text:p>599205.006652954</text:p>
              </table:table-cell>
              <table:table-cell office:value-type="float" office:value="495198.592197849">
                <text:p>495198.59219784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0092.287339343">
                <text:p>600092.287339343</text:p>
              </table:table-cell>
              <table:table-cell office:value-type="float" office:value="495351.625886254">
                <text:p>495351.62588625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99485.369001121">
                <text:p>599485.369001121</text:p>
              </table:table-cell>
              <table:table-cell office:value-type="float" office:value="494183.140105391">
                <text:p>494183.14010539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98993.142970475">
                <text:p>598993.142970475</text:p>
              </table:table-cell>
              <table:table-cell office:value-type="float" office:value="493349.046577262">
                <text:p>493349.04657726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98762.097945971">
                <text:p>598762.097945971</text:p>
              </table:table-cell>
              <table:table-cell office:value-type="float" office:value="493128.764776676">
                <text:p>493128.76477667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8536.05609976">
                <text:p>598536.05609976</text:p>
              </table:table-cell>
              <table:table-cell office:value-type="float" office:value="493128.080773977">
                <text:p>493128.08077397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8398.941607345">
                <text:p>598398.941607345</text:p>
              </table:table-cell>
              <table:table-cell office:value-type="float" office:value="493327.613840463">
                <text:p>493327.61384046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98388.798699939">
                <text:p>598388.798699939</text:p>
              </table:table-cell>
              <table:table-cell office:value-type="float" office:value="493625.053674956">
                <text:p>493625.05367495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97761.175398953">
                <text:p>597761.175398953</text:p>
              </table:table-cell>
              <table:table-cell office:value-type="float" office:value="493260.394739908">
                <text:p>493260.39473990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98504.939441837">
                <text:p>598504.939441837</text:p>
              </table:table-cell>
              <table:table-cell office:value-type="float" office:value="494128.346117499">
                <text:p>494128.34611749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99094.988090032">
                <text:p>599094.988090032</text:p>
              </table:table-cell>
              <table:table-cell office:value-type="float" office:value="494671.390862302">
                <text:p>494671.39086230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0216.235786781">
                <text:p>600216.235786781</text:p>
              </table:table-cell>
              <table:table-cell office:value-type="float" office:value="495703.340730217">
                <text:p>495703.340730217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01915.151287882">
                <text:p>601915.151287882</text:p>
              </table:table-cell>
              <table:table-cell office:value-type="float" office:value="497255.548007687">
                <text:p>497255.5480076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02544.870113239">
                <text:p>602544.870113239</text:p>
              </table:table-cell>
              <table:table-cell office:value-type="float" office:value="497741.652317393">
                <text:p>497741.65231739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02901.176203476">
                <text:p>602901.176203476</text:p>
              </table:table-cell>
              <table:table-cell office:value-type="float" office:value="497932.313446898">
                <text:p>497932.31344689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01941.123298173">
                <text:p>601941.123298173</text:p>
              </table:table-cell>
              <table:table-cell office:value-type="float" office:value="496706.322245568">
                <text:p>496706.32224556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0247.051073963">
                <text:p>600247.051073963</text:p>
              </table:table-cell>
              <table:table-cell office:value-type="float" office:value="494831.862623142">
                <text:p>494831.86262314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7497.900644517">
                <text:p>597497.900644517</text:p>
              </table:table-cell>
              <table:table-cell office:value-type="float" office:value="491936.518680856">
                <text:p>491936.51868085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3419.85022337">
                <text:p>593419.85022337</text:p>
              </table:table-cell>
              <table:table-cell office:value-type="float" office:value="487836.122914711">
                <text:p>487836.1229147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86648.678739511">
                <text:p>586648.678739511</text:p>
              </table:table-cell>
              <table:table-cell office:value-type="float" office:value="481332.153098407">
                <text:p>481332.15309840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78156.235720089">
                <text:p>578156.235720089</text:p>
              </table:table-cell>
              <table:table-cell office:value-type="float" office:value="473349.222769486">
                <text:p>473349.22276948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67939.408555542">
                <text:p>567939.408555542</text:p>
              </table:table-cell>
              <table:table-cell office:value-type="float" office:value="463998.414444508">
                <text:p>463998.41444450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56788.899998688">
                <text:p>556788.899998688</text:p>
              </table:table-cell>
              <table:table-cell office:value-type="float" office:value="454025.596012093">
                <text:p>454025.59601209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45170.943820495">
                <text:p>545170.943820495</text:p>
              </table:table-cell>
              <table:table-cell office:value-type="float" office:value="443921.381240483">
                <text:p>443921.38124048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33973.872509286">
                <text:p>533973.872509286</text:p>
              </table:table-cell>
              <table:table-cell office:value-type="float" office:value="434634.349452829">
                <text:p>434634.34945282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22873.10476756">
                <text:p>522873.10476756</text:p>
              </table:table-cell>
              <table:table-cell office:value-type="float" office:value="425696.993655568">
                <text:p>425696.99365556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11983.707466996">
                <text:p>511983.707466996</text:p>
              </table:table-cell>
              <table:table-cell office:value-type="float" office:value="417106.757966988">
                <text:p>417106.75796698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01401.113264584">
                <text:p>501401.113264584</text:p>
              </table:table-cell>
              <table:table-cell office:value-type="float" office:value="408825.1835043">
                <text:p>408825.183504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91658.802552257">
                <text:p>491658.802552257</text:p>
              </table:table-cell>
              <table:table-cell office:value-type="float" office:value="401311.261721355">
                <text:p>401311.26172135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84033.82605831">
                <text:p>484033.82605831</text:p>
              </table:table-cell>
              <table:table-cell office:value-type="float" office:value="395723.642062807">
                <text:p>395723.64206280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76636.363631689">
                <text:p>476636.363631689</text:p>
              </table:table-cell>
              <table:table-cell office:value-type="float" office:value="390136.368525777">
                <text:p>390136.368525777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70940.289272088">
                <text:p>470940.289272088</text:p>
              </table:table-cell>
              <table:table-cell office:value-type="float" office:value="386056.568549594">
                <text:p>386056.56854959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67784.166815723">
                <text:p>467784.166815723</text:p>
              </table:table-cell>
              <table:table-cell office:value-type="float" office:value="384297.913069149">
                <text:p>384297.913069149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66060.082793897">
                <text:p>466060.082793897</text:p>
              </table:table-cell>
              <table:table-cell office:value-type="float" office:value="383726.593916294">
                <text:p>383726.59391629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66294.000575268">
                <text:p>466294.000575268</text:p>
              </table:table-cell>
              <table:table-cell office:value-type="float" office:value="384826.90246193">
                <text:p>384826.90246193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67511.588039702">
                <text:p>467511.588039702</text:p>
              </table:table-cell>
              <table:table-cell office:value-type="float" office:value="386562.171994428">
                <text:p>386562.17199442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70503.960512009">
                <text:p>470503.960512009</text:p>
              </table:table-cell>
              <table:table-cell office:value-type="float" office:value="389824.887730271">
                <text:p>389824.88773027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75458.16579274">
                <text:p>475458.16579274</text:p>
              </table:table-cell>
              <table:table-cell office:value-type="float" office:value="394625.237174247">
                <text:p>394625.237174247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82014.63096425">
                <text:p>482014.63096425</text:p>
              </table:table-cell>
              <table:table-cell office:value-type="float" office:value="400622.477573101">
                <text:p>400622.47757310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90583.097550121">
                <text:p>490583.097550121</text:p>
              </table:table-cell>
              <table:table-cell office:value-type="float" office:value="408439.021353097">
                <text:p>408439.0213530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00951.434487588">
                <text:p>500951.434487588</text:p>
              </table:table-cell>
              <table:table-cell office:value-type="float" office:value="417758.997660819">
                <text:p>417758.99766081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13595.290820053">
                <text:p>513595.290820053</text:p>
              </table:table-cell>
              <table:table-cell office:value-type="float" office:value="429144.53178274">
                <text:p>429144.5317827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29013.680357622">
                <text:p>529013.680357622</text:p>
              </table:table-cell>
              <table:table-cell office:value-type="float" office:value="442953.793813727">
                <text:p>442953.793813727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46245.940353252">
                <text:p>546245.940353252</text:p>
              </table:table-cell>
              <table:table-cell office:value-type="float" office:value="458233.77087898">
                <text:p>458233.7708789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64693.287909384">
                <text:p>564693.287909384</text:p>
              </table:table-cell>
              <table:table-cell office:value-type="float" office:value="474402.055343924">
                <text:p>474402.05534392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85482.935248952">
                <text:p>585482.935248952</text:p>
              </table:table-cell>
              <table:table-cell office:value-type="float" office:value="492470.874583794">
                <text:p>492470.87458379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08637.984391721">
                <text:p>608637.984391721</text:p>
              </table:table-cell>
              <table:table-cell office:value-type="float" office:value="512497.774827063">
                <text:p>512497.774827063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32378.544939122">
                <text:p>632378.544939122</text:p>
              </table:table-cell>
              <table:table-cell office:value-type="float" office:value="532690.462747364">
                <text:p>532690.46274736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59854.337718436">
                <text:p>659854.337718436</text:p>
              </table:table-cell>
              <table:table-cell office:value-type="float" office:value="556281.080215307">
                <text:p>556281.08021530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87058.256922777">
                <text:p>687058.256922777</text:p>
              </table:table-cell>
              <table:table-cell office:value-type="float" office:value="579339.86313423">
                <text:p>579339.8631342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14878.11074911">
                <text:p>714878.11074911</text:p>
              </table:table-cell>
              <table:table-cell office:value-type="float" office:value="602702.660385061">
                <text:p>602702.66038506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41961.141875128">
                <text:p>741961.141875128</text:p>
              </table:table-cell>
              <table:table-cell office:value-type="float" office:value="624989.654664419">
                <text:p>624989.654664419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70612.992066042">
                <text:p>770612.992066042</text:p>
              </table:table-cell>
              <table:table-cell office:value-type="float" office:value="648645.530333407">
                <text:p>648645.53033340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99836.92302726">
                <text:p>799836.92302726</text:p>
              </table:table-cell>
              <table:table-cell office:value-type="float" office:value="672813.23589754">
                <text:p>672813.2358975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29909.507217988">
                <text:p>829909.507217988</text:p>
              </table:table-cell>
              <table:table-cell office:value-type="float" office:value="697673.231233493">
                <text:p>697673.23123349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60627.102056173">
                <text:p>860627.102056173</text:p>
              </table:table-cell>
              <table:table-cell office:value-type="float" office:value="723288.564502257">
                <text:p>723288.56450225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90748.155548784">
                <text:p>890748.155548784</text:p>
              </table:table-cell>
              <table:table-cell office:value-type="float" office:value="748292.959930745">
                <text:p>748292.95993074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920444.319607223">
                <text:p>920444.319607223</text:p>
              </table:table-cell>
              <table:table-cell office:value-type="float" office:value="772800.678966676">
                <text:p>772800.678966676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948704.795378302">
                <text:p>948704.795378302</text:p>
              </table:table-cell>
              <table:table-cell office:value-type="float" office:value="795770.61483913">
                <text:p>795770.6148391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974514.331101639">
                <text:p>974514.331101639</text:p>
              </table:table-cell>
              <table:table-cell office:value-type="float" office:value="816269.256490128">
                <text:p>816269.2564901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998069.229899779">
                <text:p>998069.229899779</text:p>
              </table:table-cell>
              <table:table-cell office:value-type="float" office:value="834601.097767262">
                <text:p>834601.09776726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018907.03880971">
                <text:p>1018907.03880971</text:p>
              </table:table-cell>
              <table:table-cell office:value-type="float" office:value="850365.574773465">
                <text:p>850365.5747734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035910.0775744">
                <text:p>1035910.0775744</text:p>
              </table:table-cell>
              <table:table-cell office:value-type="float" office:value="862683.278352182">
                <text:p>862683.27835218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048228.56480409">
                <text:p>1048228.56480409</text:p>
              </table:table-cell>
              <table:table-cell office:value-type="float" office:value="870779.723799013">
                <text:p>870779.72379901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056304.15552332">
                <text:p>1056304.15552332</text:p>
              </table:table-cell>
              <table:table-cell office:value-type="float" office:value="875307.95547774">
                <text:p>875307.9554777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061360.43376047">
                <text:p>1061360.43376047</text:p>
              </table:table-cell>
              <table:table-cell office:value-type="float" office:value="877563.587487484">
                <text:p>877563.58748748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062102.97331298">
                <text:p>1062102.97331298</text:p>
              </table:table-cell>
              <table:table-cell office:value-type="float" office:value="876206.65981545">
                <text:p>876206.6598154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057738.89003529">
                <text:p>1057738.89003529</text:p>
              </table:table-cell>
              <table:table-cell office:value-type="float" office:value="870551.156805522">
                <text:p>870551.15680552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048625.90598119">
                <text:p>1048625.90598119</text:p>
              </table:table-cell>
              <table:table-cell office:value-type="float" office:value="860963.702522406">
                <text:p>860963.70252240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034175.48017516">
                <text:p>1034175.48017516</text:p>
              </table:table-cell>
              <table:table-cell office:value-type="float" office:value="846873.31828922">
                <text:p>846873.3182892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015135.7855963">
                <text:p>1015135.7855963</text:p>
              </table:table-cell>
              <table:table-cell office:value-type="float" office:value="828923.662330076">
                <text:p>828923.66233007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994216.662466459">
                <text:p>994216.662466459</text:p>
              </table:table-cell>
              <table:table-cell office:value-type="float" office:value="809897.171435684">
                <text:p>809897.17143568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971488.23610707">
                <text:p>971488.23610707</text:p>
              </table:table-cell>
              <table:table-cell office:value-type="float" office:value="789990.587540518">
                <text:p>789990.58754051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947277.239043345">
                <text:p>947277.239043345</text:p>
              </table:table-cell>
              <table:table-cell office:value-type="float" office:value="769438.973189201">
                <text:p>769438.97318920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22294.753790586">
                <text:p>922294.753790586</text:p>
              </table:table-cell>
              <table:table-cell office:value-type="float" office:value="748664.181156277">
                <text:p>748664.18115627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96551.330103519">
                <text:p>896551.330103519</text:p>
              </table:table-cell>
              <table:table-cell office:value-type="float" office:value="727591.98349477">
                <text:p>727591.9834947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70061.886934041">
                <text:p>870061.886934041</text:p>
              </table:table-cell>
              <table:table-cell office:value-type="float" office:value="705939.387432431">
                <text:p>705939.38743243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42942.008014754">
                <text:p>842942.008014754</text:p>
              </table:table-cell>
              <table:table-cell office:value-type="float" office:value="683631.80210746">
                <text:p>683631.8021074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15943.943427267">
                <text:p>815943.943427267</text:p>
              </table:table-cell>
              <table:table-cell office:value-type="float" office:value="661439.545116329">
                <text:p>661439.54511632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90405.81138105">
                <text:p>790405.81138105</text:p>
              </table:table-cell>
              <table:table-cell office:value-type="float" office:value="640634.707588465">
                <text:p>640634.70758846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65704.593896366">
                <text:p>765704.593896366</text:p>
              </table:table-cell>
              <table:table-cell office:value-type="float" office:value="620571.89635894">
                <text:p>620571.8963589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42076.351067241">
                <text:p>742076.351067241</text:p>
              </table:table-cell>
              <table:table-cell office:value-type="float" office:value="601523.647564708">
                <text:p>601523.64756470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17988.147553516">
                <text:p>717988.147553516</text:p>
              </table:table-cell>
              <table:table-cell office:value-type="float" office:value="581978.509129224">
                <text:p>581978.50912922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94087.730582344">
                <text:p>694087.730582344</text:p>
              </table:table-cell>
              <table:table-cell office:value-type="float" office:value="562516.766969135">
                <text:p>562516.766969135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71200.01514819">
                <text:p>671200.01514819</text:p>
              </table:table-cell>
              <table:table-cell office:value-type="float" office:value="543877.409002923">
                <text:p>543877.40900292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48361.291953459">
                <text:p>648361.291953459</text:p>
              </table:table-cell>
              <table:table-cell office:value-type="float" office:value="525081.724516297">
                <text:p>525081.72451629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25482.561690728">
                <text:p>625482.561690728</text:p>
              </table:table-cell>
              <table:table-cell office:value-type="float" office:value="506152.442345942">
                <text:p>506152.44234594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02412.458120049">
                <text:p>602412.458120049</text:p>
              </table:table-cell>
              <table:table-cell office:value-type="float" office:value="486983.797024036">
                <text:p>486983.79702403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79131.847343823">
                <text:p>579131.847343823</text:p>
              </table:table-cell>
              <table:table-cell office:value-type="float" office:value="467628.154045441">
                <text:p>467628.15404544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56526.630308729">
                <text:p>556526.630308729</text:p>
              </table:table-cell>
              <table:table-cell office:value-type="float" office:value="448929.876126963">
                <text:p>448929.8761269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34295.661548359">
                <text:p>534295.661548359</text:p>
              </table:table-cell>
              <table:table-cell office:value-type="float" office:value="430634.534425088">
                <text:p>430634.53442508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12450.777826542">
                <text:p>512450.777826542</text:p>
              </table:table-cell>
              <table:table-cell office:value-type="float" office:value="412856.168417699">
                <text:p>412856.1684176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91540.189235017">
                <text:p>491540.189235017</text:p>
              </table:table-cell>
              <table:table-cell office:value-type="float" office:value="396014.954633137">
                <text:p>396014.954633137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71312.846827673">
                <text:p>471312.846827673</text:p>
              </table:table-cell>
              <table:table-cell office:value-type="float" office:value="379761.724921176">
                <text:p>379761.724921176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52888.817328608">
                <text:p>452888.817328608</text:p>
              </table:table-cell>
              <table:table-cell office:value-type="float" office:value="365178.723545855">
                <text:p>365178.72354585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36690.144220711">
                <text:p>436690.144220711</text:p>
              </table:table-cell>
              <table:table-cell office:value-type="float" office:value="352662.649318242">
                <text:p>352662.64931824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21786.223942864">
                <text:p>421786.223942864</text:p>
              </table:table-cell>
              <table:table-cell office:value-type="float" office:value="341287.198018827">
                <text:p>341287.198018827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07084.110708373">
                <text:p>407084.110708373</text:p>
              </table:table-cell>
              <table:table-cell office:value-type="float" office:value="329837.223187805">
                <text:p>329837.223187805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393205.329422698">
                <text:p>393205.329422698</text:p>
              </table:table-cell>
              <table:table-cell office:value-type="float" office:value="318885.338060028">
                <text:p>318885.33806002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380148.384033954">
                <text:p>380148.384033954</text:p>
              </table:table-cell>
              <table:table-cell office:value-type="float" office:value="308442.715413481">
                <text:p>308442.71541348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67691.002877686">
                <text:p>367691.002877686</text:p>
              </table:table-cell>
              <table:table-cell office:value-type="float" office:value="298288.460082134">
                <text:p>298288.460082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356330.314533923">
                <text:p>356330.314533923</text:p>
              </table:table-cell>
              <table:table-cell office:value-type="float" office:value="289055.383499893">
                <text:p>289055.383499893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346078.558117229">
                <text:p>346078.558117229</text:p>
              </table:table-cell>
              <table:table-cell office:value-type="float" office:value="280880.931605185">
                <text:p>280880.93160518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336496.210734356">
                <text:p>336496.210734356</text:p>
              </table:table-cell>
              <table:table-cell office:value-type="float" office:value="273321.502671878">
                <text:p>273321.50267187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327708.950578966">
                <text:p>327708.950578966</text:p>
              </table:table-cell>
              <table:table-cell office:value-type="float" office:value="266435.054667326">
                <text:p>266435.05466732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319208.506276574">
                <text:p>319208.506276574</text:p>
              </table:table-cell>
              <table:table-cell office:value-type="float" office:value="259718.308966288">
                <text:p>259718.30896628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10788.281494854">
                <text:p>310788.281494854</text:p>
              </table:table-cell>
              <table:table-cell office:value-type="float" office:value="252980.076319817">
                <text:p>252980.076319817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303034.768764063">
                <text:p>303034.768764063</text:p>
              </table:table-cell>
              <table:table-cell office:value-type="float" office:value="246727.684742462">
                <text:p>246727.68474246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296363.618805468">
                <text:p>296363.618805468</text:p>
              </table:table-cell>
              <table:table-cell office:value-type="float" office:value="241429.297340872">
                <text:p>241429.29734087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89442.215810298">
                <text:p>289442.215810298</text:p>
              </table:table-cell>
              <table:table-cell office:value-type="float" office:value="235805.208433472">
                <text:p>235805.20843347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82487.315540949">
                <text:p>282487.315540949</text:p>
              </table:table-cell>
              <table:table-cell office:value-type="float" office:value="230098.795473422">
                <text:p>230098.79547342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275852.692820247">
                <text:p>275852.692820247</text:p>
              </table:table-cell>
              <table:table-cell office:value-type="float" office:value="224724.51241276">
                <text:p>224724.51241276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269483.358174785">
                <text:p>269483.358174785</text:p>
              </table:table-cell>
              <table:table-cell office:value-type="float" office:value="219569.880715825">
                <text:p>219569.880715825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263186.766763956">
                <text:p>263186.766763956</text:p>
              </table:table-cell>
              <table:table-cell office:value-type="float" office:value="214416.506023334">
                <text:p>214416.50602333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256768.279805082">
                <text:p>256768.279805082</text:p>
              </table:table-cell>
              <table:table-cell office:value-type="float" office:value="209115.582898161">
                <text:p>209115.58289816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250346.87018991">
                <text:p>250346.87018991</text:p>
              </table:table-cell>
              <table:table-cell office:value-type="float" office:value="203838.782089311">
                <text:p>203838.78208931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43798.621287184">
                <text:p>243798.621287184</text:p>
              </table:table-cell>
              <table:table-cell office:value-type="float" office:value="198389.771469447">
                <text:p>198389.77146944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237017.923222042">
                <text:p>237017.923222042</text:p>
              </table:table-cell>
              <table:table-cell office:value-type="float" office:value="192650.135641409">
                <text:p>192650.13564140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30432.744733039">
                <text:p>230432.744733039</text:p>
              </table:table-cell>
              <table:table-cell office:value-type="float" office:value="187129.424584112">
                <text:p>187129.42458411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223506.439962458">
                <text:p>223506.439962458</text:p>
              </table:table-cell>
              <table:table-cell office:value-type="float" office:value="181332.020608537">
                <text:p>181332.02060853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16123.174167308">
                <text:p>216123.174167308</text:p>
              </table:table-cell>
              <table:table-cell office:value-type="float" office:value="175123.896116078">
                <text:p>175123.89611607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208287.925519086">
                <text:p>208287.925519086</text:p>
              </table:table-cell>
              <table:table-cell office:value-type="float" office:value="168478.883091297">
                <text:p>168478.883091297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200223.967279823">
                <text:p>200223.967279823</text:p>
              </table:table-cell>
              <table:table-cell office:value-type="float" office:value="161643.910353839">
                <text:p>161643.91035383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92026.878475841">
                <text:p>192026.878475841</text:p>
              </table:table-cell>
              <table:table-cell office:value-type="float" office:value="154737.363727697">
                <text:p>154737.363727697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83510.245943698">
                <text:p>183510.245943698</text:p>
              </table:table-cell>
              <table:table-cell office:value-type="float" office:value="147562.791139483">
                <text:p>147562.79113948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74537.963689496">
                <text:p>174537.963689496</text:p>
              </table:table-cell>
              <table:table-cell office:value-type="float" office:value="140030.334998232">
                <text:p>140030.3349982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65878.807343851">
                <text:p>165878.807343851</text:p>
              </table:table-cell>
              <table:table-cell office:value-type="float" office:value="132876.68255375">
                <text:p>132876.68255375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7397.835430217">
                <text:p>157397.835430217</text:p>
              </table:table-cell>
              <table:table-cell office:value-type="float" office:value="125933.266249939">
                <text:p>125933.266249939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49318.570391127">
                <text:p>149318.570391127</text:p>
              </table:table-cell>
              <table:table-cell office:value-type="float" office:value="119411.404248166">
                <text:p>119411.40424816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41667.622585234">
                <text:p>141667.622585234</text:p>
              </table:table-cell>
              <table:table-cell office:value-type="float" office:value="113317.036729141">
                <text:p>113317.03672914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4392.993197438">
                <text:p>134392.993197438</text:p>
              </table:table-cell>
              <table:table-cell office:value-type="float" office:value="107578.412214385">
                <text:p>107578.412214385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27729.460016168">
                <text:p>127729.460016168</text:p>
              </table:table-cell>
              <table:table-cell office:value-type="float" office:value="102388.994349621">
                <text:p>102388.99434962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21959.774600316">
                <text:p>121959.774600316</text:p>
              </table:table-cell>
              <table:table-cell office:value-type="float" office:value="97975.1814961679">
                <text:p>97975.181496167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17097.491722525">
                <text:p>117097.491722525</text:p>
              </table:table-cell>
              <table:table-cell office:value-type="float" office:value="94373.6414909454">
                <text:p>94373.64149094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12882.532975628">
                <text:p>112882.532975628</text:p>
              </table:table-cell>
              <table:table-cell office:value-type="float" office:value="91298.7470791942">
                <text:p>91298.747079194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9355.360126092">
                <text:p>109355.360126092</text:p>
              </table:table-cell>
              <table:table-cell office:value-type="float" office:value="88770.4753182766">
                <text:p>88770.475318276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6489.902598601">
                <text:p>106489.902598601</text:p>
              </table:table-cell>
              <table:table-cell office:value-type="float" office:value="86744.1354341448">
                <text:p>86744.135434144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4109.348383469">
                <text:p>104109.348383469</text:p>
              </table:table-cell>
              <table:table-cell office:value-type="float" office:value="85035.9370123799">
                <text:p>85035.937012379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1974.973744008">
                <text:p>101974.973744008</text:p>
              </table:table-cell>
              <table:table-cell office:value-type="float" office:value="83438.8044736079">
                <text:p>83438.8044736079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00009.21201919">
                <text:p>100009.21201919</text:p>
              </table:table-cell>
              <table:table-cell office:value-type="float" office:value="81889.5258696983">
                <text:p>81889.525869698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98020.0696648114">
                <text:p>98020.0696648114</text:p>
              </table:table-cell>
              <table:table-cell office:value-type="float" office:value="80230.7547124851">
                <text:p>80230.754712485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96405.8814609865">
                <text:p>96405.8814609865</text:p>
              </table:table-cell>
              <table:table-cell office:value-type="float" office:value="78883.9972881532">
                <text:p>78883.997288153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94962.1884242578">
                <text:p>94962.1884242578</text:p>
              </table:table-cell>
              <table:table-cell office:value-type="float" office:value="77677.7927480845">
                <text:p>77677.792748084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93653.4395138849">
                <text:p>93653.4395138849</text:p>
              </table:table-cell>
              <table:table-cell office:value-type="float" office:value="76618.4107676547">
                <text:p>76618.410767654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92380.7993276105">
                <text:p>92380.7993276105</text:p>
              </table:table-cell>
              <table:table-cell office:value-type="float" office:value="75605.4404561566">
                <text:p>75605.4404561566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91012.4556274113">
                <text:p>91012.4556274113</text:p>
              </table:table-cell>
              <table:table-cell office:value-type="float" office:value="74503.0365812181">
                <text:p>74503.036581218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9480.3266918967">
                <text:p>89480.3266918967</text:p>
              </table:table-cell>
              <table:table-cell office:value-type="float" office:value="73218.2581853545">
                <text:p>73218.258185354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7806.2568587025">
                <text:p>87806.2568587025</text:p>
              </table:table-cell>
              <table:table-cell office:value-type="float" office:value="71764.794392152">
                <text:p>71764.79439215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5975.4741367972">
                <text:p>85975.4741367972</text:p>
              </table:table-cell>
              <table:table-cell office:value-type="float" office:value="70170.603134053">
                <text:p>70170.60313405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4281.336194287">
                <text:p>84281.336194287</text:p>
              </table:table-cell>
              <table:table-cell office:value-type="float" office:value="68733.3899841801">
                <text:p>68733.389984180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2843.8077204712">
                <text:p>82843.8077204712</text:p>
              </table:table-cell>
              <table:table-cell office:value-type="float" office:value="67569.2089864292">
                <text:p>67569.208986429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741.8637275073">
                <text:p>81741.8637275073</text:p>
              </table:table-cell>
              <table:table-cell office:value-type="float" office:value="66769.0734292166">
                <text:p>66769.073429216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822.8422625355">
                <text:p>80822.8422625355</text:p>
              </table:table-cell>
              <table:table-cell office:value-type="float" office:value="66163.1358430956">
                <text:p>66163.135843095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087.2832670115">
                <text:p>80087.2832670115</text:p>
              </table:table-cell>
              <table:table-cell office:value-type="float" office:value="65735.7639697707">
                <text:p>65735.763969770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9716.0348049323">
                <text:p>79716.0348049323</text:p>
              </table:table-cell>
              <table:table-cell office:value-type="float" office:value="65622.2229628211">
                <text:p>65622.222962821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9541.052576781">
                <text:p>79541.052576781</text:p>
              </table:table-cell>
              <table:table-cell office:value-type="float" office:value="65621.0690316623">
                <text:p>65621.069031662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9361.4153174148">
                <text:p>79361.4153174148</text:p>
              </table:table-cell>
              <table:table-cell office:value-type="float" office:value="65542.1642219737">
                <text:p>65542.1642219737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8716.1654419403">
                <text:p>78716.1654419403</text:p>
              </table:table-cell>
              <table:table-cell office:value-type="float" office:value="64935.4635097487">
                <text:p>64935.463509748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7702.0390718836">
                <text:p>77702.0390718836</text:p>
              </table:table-cell>
              <table:table-cell office:value-type="float" office:value="63930.7600641337">
                <text:p>63930.760064133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6121.4622847516">
                <text:p>76121.4622847516</text:p>
              </table:table-cell>
              <table:table-cell office:value-type="float" office:value="62350.1067342725">
                <text:p>62350.106734272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4146.2534765437">
                <text:p>74146.2534765437</text:p>
              </table:table-cell>
              <table:table-cell office:value-type="float" office:value="60401.240745147">
                <text:p>60401.24074514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1493.5106213252">
                <text:p>71493.5106213252</text:p>
              </table:table-cell>
              <table:table-cell office:value-type="float" office:value="57861.5832673386">
                <text:p>57861.583267338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8249.064294541">
                <text:p>68249.064294541</text:p>
              </table:table-cell>
              <table:table-cell office:value-type="float" office:value="54852.2981072785">
                <text:p>54852.298107278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4807.5788871799">
                <text:p>64807.5788871799</text:p>
              </table:table-cell>
              <table:table-cell office:value-type="float" office:value="51780.9382899744">
                <text:p>51780.938289974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1324.6571529883">
                <text:p>61324.6571529883</text:p>
              </table:table-cell>
              <table:table-cell office:value-type="float" office:value="48777.2174549398">
                <text:p>48777.217454939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7877.8246064364">
                <text:p>57877.8246064364</text:p>
              </table:table-cell>
              <table:table-cell office:value-type="float" office:value="45914.7263097566">
                <text:p>45914.726309756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4773.8079976847">
                <text:p>54773.8079976847</text:p>
              </table:table-cell>
              <table:table-cell office:value-type="float" office:value="43480.7123239548">
                <text:p>43480.712323954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1807.7468422763">
                <text:p>51807.7468422763</text:p>
              </table:table-cell>
              <table:table-cell office:value-type="float" office:value="41229.4963777396">
                <text:p>41229.496377739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9112.735191893">
                <text:p>49112.735191893</text:p>
              </table:table-cell>
              <table:table-cell office:value-type="float" office:value="39237.1064205986">
                <text:p>39237.106420598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6715.7765516307">
                <text:p>46715.7765516307</text:p>
              </table:table-cell>
              <table:table-cell office:value-type="float" office:value="37469.2539311681">
                <text:p>37469.253931168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4644.8523115408">
                <text:p>44644.8523115408</text:p>
              </table:table-cell>
              <table:table-cell office:value-type="float" office:value="35960.8722022184">
                <text:p>35960.872202218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2702.0804153356">
                <text:p>42702.0804153356</text:p>
              </table:table-cell>
              <table:table-cell office:value-type="float" office:value="34507.806196765">
                <text:p>34507.80619676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0924.3186228289">
                <text:p>40924.3186228289</text:p>
              </table:table-cell>
              <table:table-cell office:value-type="float" office:value="33135.5255447398">
                <text:p>33135.525544739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7684.6632456179">
                <text:p>37684.6632456179</text:p>
              </table:table-cell>
              <table:table-cell office:value-type="float" office:value="31815.8358675868">
                <text:p>31815.835867586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6225.2566793611">
                <text:p>36225.2566793611</text:p>
              </table:table-cell>
              <table:table-cell office:value-type="float" office:value="30559.1269608022">
                <text:p>30559.126960802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6176.5268486999">
                <text:p>36176.5268486999</text:p>
              </table:table-cell>
              <table:table-cell office:value-type="float" office:value="29282.2630594417">
                <text:p>29282.26305944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4710.0219505697">
                <text:p>34710.0219505697</text:p>
              </table:table-cell>
              <table:table-cell office:value-type="float" office:value="28052.3907553548">
                <text:p>28052.390755354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3394.8049224484">
                <text:p>33394.8049224484</text:p>
              </table:table-cell>
              <table:table-cell office:value-type="float" office:value="26964.6122778291">
                <text:p>26964.612277829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32134.3080731793">
                <text:p>32134.3080731793</text:p>
              </table:table-cell>
              <table:table-cell office:value-type="float" office:value="25922.3636908669">
                <text:p>25922.363690866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1024.1840530296">
                <text:p>31024.1840530296</text:p>
              </table:table-cell>
              <table:table-cell office:value-type="float" office:value="25028.0376039173">
                <text:p>25028.037603917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9894.3425256535">
                <text:p>29894.3425256535</text:p>
              </table:table-cell>
              <table:table-cell office:value-type="float" office:value="24116.4461814676">
                <text:p>24116.446181467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8757.1564897332">
                <text:p>28757.1564897332</text:p>
              </table:table-cell>
              <table:table-cell office:value-type="float" office:value="23202.4970611803">
                <text:p>23202.497061180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7701.27585262">
                <text:p>27701.27585262</text:p>
              </table:table-cell>
              <table:table-cell office:value-type="float" office:value="22359.8845196702">
                <text:p>22359.884519670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6743.0076735217">
                <text:p>26743.0076735217</text:p>
              </table:table-cell>
              <table:table-cell office:value-type="float" office:value="21604.892585051">
                <text:p>21604.89258505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6000.2452440109">
                <text:p>26000.2452440109</text:p>
              </table:table-cell>
              <table:table-cell office:value-type="float" office:value="21061.8486351645">
                <text:p>21061.8486351645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5501.7862374521">
                <text:p>25501.7862374521</text:p>
              </table:table-cell>
              <table:table-cell office:value-type="float" office:value="20755.4220317807">
                <text:p>20755.422031780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5271.9341104069">
                <text:p>25271.9341104069</text:p>
              </table:table-cell>
              <table:table-cell office:value-type="float" office:value="20703.5646540713">
                <text:p>20703.5646540713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5379.6987673286">
                <text:p>25379.6987673286</text:p>
              </table:table-cell>
              <table:table-cell office:value-type="float" office:value="20956.5608498202">
                <text:p>20956.560849820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5625.2188563586">
                <text:p>25625.2188563586</text:p>
              </table:table-cell>
              <table:table-cell office:value-type="float" office:value="21296.6433081747">
                <text:p>21296.643308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6104.6497057712">
                <text:p>26104.6497057712</text:p>
              </table:table-cell>
              <table:table-cell office:value-type="float" office:value="21818.7557359813">
                <text:p>21818.7557359813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6833.0825992769">
                <text:p>26833.0825992769</text:p>
              </table:table-cell>
              <table:table-cell office:value-type="float" office:value="22527.7188666563">
                <text:p>22527.7188666563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7712.7761742815">
                <text:p>27712.7761742815</text:p>
              </table:table-cell>
              <table:table-cell office:value-type="float" office:value="23329.5427089094">
                <text:p>23329.5427089094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8703.6887525744">
                <text:p>28703.6887525744</text:p>
              </table:table-cell>
              <table:table-cell office:value-type="float" office:value="24188.0250367032">
                <text:p>24188.0250367032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29801.4205297053">
                <text:p>29801.4205297053</text:p>
              </table:table-cell>
              <table:table-cell office:value-type="float" office:value="25118.0967770975">
                <text:p>25118.0967770975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30997.1448204286">
                <text:p>30997.1448204286</text:p>
              </table:table-cell>
              <table:table-cell office:value-type="float" office:value="26129.1247943409">
                <text:p>26129.1247943409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32156.6118327035">
                <text:p>32156.6118327035</text:p>
              </table:table-cell>
              <table:table-cell office:value-type="float" office:value="27083.4279067904">
                <text:p>27083.4279067904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33260.6329884578">
                <text:p>33260.6329884578</text:p>
              </table:table-cell>
              <table:table-cell office:value-type="float" office:value="27972.207571508">
                <text:p>27972.207571508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34403.3744907656">
                <text:p>34403.3744907656</text:p>
              </table:table-cell>
              <table:table-cell office:value-type="float" office:value="28900.9741996063">
                <text:p>28900.9741996063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35419.7727686754">
                <text:p>35419.7727686754</text:p>
              </table:table-cell>
              <table:table-cell office:value-type="float" office:value="29702.0528445893">
                <text:p>29702.0528445893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36356.1214077919">
                <text:p>36356.1214077919</text:p>
              </table:table-cell>
              <table:table-cell office:value-type="float" office:value="30425.2499047624">
                <text:p>30425.2499047624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7081.6558258803">
                <text:p>37081.6558258803</text:p>
              </table:table-cell>
              <table:table-cell office:value-type="float" office:value="30946.9127351176">
                <text:p>30946.9127351176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37642.9539600562">
                <text:p>37642.9539600562</text:p>
              </table:table-cell>
              <table:table-cell office:value-type="float" office:value="31327.0739960506">
                <text:p>31327.0739960506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38173.5289826351">
                <text:p>38173.5289826351</text:p>
              </table:table-cell>
              <table:table-cell office:value-type="float" office:value="31700.3984380348">
                <text:p>31700.3984380348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8595.443018423">
                <text:p>38595.443018423</text:p>
              </table:table-cell>
              <table:table-cell office:value-type="float" office:value="31986.898539572">
                <text:p>31986.898539572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38882.6319817682">
                <text:p>38882.6319817682</text:p>
              </table:table-cell>
              <table:table-cell office:value-type="float" office:value="32175.3189274626">
                <text:p>32175.3189274626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9311.498409387">
                <text:p>39311.498409387</text:p>
              </table:table-cell>
              <table:table-cell office:value-type="float" office:value="32530.6354981417">
                <text:p>32530.635498141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39955.2662051861">
                <text:p>39955.2662051861</text:p>
              </table:table-cell>
              <table:table-cell office:value-type="float" office:value="33125.8516409406">
                <text:p>33125.8516409406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0802.9961855284">
                <text:p>40802.9961855284</text:p>
              </table:table-cell>
              <table:table-cell office:value-type="float" office:value="33929.1961156817">
                <text:p>33929.1961156817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2178.0299682964">
                <text:p>42178.0299682964</text:p>
              </table:table-cell>
              <table:table-cell office:value-type="float" office:value="35244.7720445479">
                <text:p>35244.772044547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3170.8187337576">
                <text:p>43170.8187337576</text:p>
              </table:table-cell>
              <table:table-cell office:value-type="float" office:value="37239.1935629761">
                <text:p>37239.193562976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7076.3767006704">
                <text:p>47076.3767006704</text:p>
              </table:table-cell>
              <table:table-cell office:value-type="float" office:value="39931.5865357636">
                <text:p>39931.5865357636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50580.5286209578">
                <text:p>50580.5286209578</text:p>
              </table:table-cell>
              <table:table-cell office:value-type="float" office:value="43202.7780123463">
                <text:p>43202.7780123463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53652.7564655448">
                <text:p>53652.7564655448</text:p>
              </table:table-cell>
              <table:table-cell office:value-type="float" office:value="46961.9635502364">
                <text:p>46961.9635502364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58341.6365839585">
                <text:p>58341.6365839585</text:p>
              </table:table-cell>
              <table:table-cell office:value-type="float" office:value="51166.6818615583">
                <text:p>51166.6818615583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64395.3235413684">
                <text:p>64395.3235413684</text:p>
              </table:table-cell>
              <table:table-cell office:value-type="float" office:value="55558.9832253201">
                <text:p>55558.983225320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69992.664711915">
                <text:p>69992.664711915</text:p>
              </table:table-cell>
              <table:table-cell office:value-type="float" office:value="60377.0402359652">
                <text:p>60377.040235965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75921.4010355438">
                <text:p>75921.4010355438</text:p>
              </table:table-cell>
              <table:table-cell office:value-type="float" office:value="65409.6466405744">
                <text:p>65409.646640574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81956.1113137031">
                <text:p>81956.1113137031</text:p>
              </table:table-cell>
              <table:table-cell office:value-type="float" office:value="70459.4652584762">
                <text:p>70459.465258476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88251.8799214622">
                <text:p>88251.8799214622</text:p>
              </table:table-cell>
              <table:table-cell office:value-type="float" office:value="75701.5468649349">
                <text:p>75701.546864934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4885.4406009478">
                <text:p>94885.4406009478</text:p>
              </table:table-cell>
              <table:table-cell office:value-type="float" office:value="81230.19338588">
                <text:p>81230.1933858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01752.77804551">
                <text:p>101752.77804551</text:p>
              </table:table-cell>
              <table:table-cell office:value-type="float" office:value="86964.949625641">
                <text:p>86964.94962564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08771.331845698">
                <text:p>108771.331845698</text:p>
              </table:table-cell>
              <table:table-cell office:value-type="float" office:value="92815.88910078">
                <text:p>92815.88910078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15960.361446591">
                <text:p>115960.361446591</text:p>
              </table:table-cell>
              <table:table-cell office:value-type="float" office:value="98821.5029629131">
                <text:p>98821.502962913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23150.638715323">
                <text:p>123150.638715323</text:p>
              </table:table-cell>
              <table:table-cell office:value-type="float" office:value="104808.263616959">
                <text:p>104808.26361695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0540.131880925">
                <text:p>130540.131880925</text:p>
              </table:table-cell>
              <table:table-cell office:value-type="float" office:value="110952.483884843">
                <text:p>110952.483884843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37687.576292156">
                <text:p>137687.576292156</text:p>
              </table:table-cell>
              <table:table-cell office:value-type="float" office:value="116826.328739057">
                <text:p>116826.328739057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4529.996509524">
                <text:p>144529.996509524</text:p>
              </table:table-cell>
              <table:table-cell office:value-type="float" office:value="122387.518468962">
                <text:p>122387.518468962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51203.609210254">
                <text:p>151203.609210254</text:p>
              </table:table-cell>
              <table:table-cell office:value-type="float" office:value="127786.874922236">
                <text:p>127786.874922236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57932.817953063">
                <text:p>157932.817953063</text:p>
              </table:table-cell>
              <table:table-cell office:value-type="float" office:value="133252.727266301">
                <text:p>133252.72726630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64687.948398148">
                <text:p>164687.948398148</text:p>
              </table:table-cell>
              <table:table-cell office:value-type="float" office:value="138772.96991783">
                <text:p>138772.96991783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72015.523244818">
                <text:p>172015.523244818</text:p>
              </table:table-cell>
              <table:table-cell office:value-type="float" office:value="144897.321205043">
                <text:p>144897.321205043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79895.137752665">
                <text:p>179895.137752665</text:p>
              </table:table-cell>
              <table:table-cell office:value-type="float" office:value="151617.80914837">
                <text:p>151617.80914837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88557.096557214">
                <text:p>188557.096557214</text:p>
              </table:table-cell>
              <table:table-cell office:value-type="float" office:value="159118.233864766">
                <text:p>159118.23386476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8167.376824405">
                <text:p>198167.376824405</text:p>
              </table:table-cell>
              <table:table-cell office:value-type="float" office:value="167497.794781338">
                <text:p>167497.794781338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209209.402968173">
                <text:p>209209.402968173</text:p>
              </table:table-cell>
              <table:table-cell office:value-type="float" office:value="177203.898675204">
                <text:p>177203.89867520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221864.595639847">
                <text:p>221864.595639847</text:p>
              </table:table-cell>
              <table:table-cell office:value-type="float" office:value="188375.520211467">
                <text:p>188375.520211467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235913.454332416">
                <text:p>235913.454332416</text:p>
              </table:table-cell>
              <table:table-cell office:value-type="float" office:value="200725.461899314">
                <text:p>200725.461899314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251385.755404527">
                <text:p>251385.755404527</text:p>
              </table:table-cell>
              <table:table-cell office:value-type="float" office:value="214251.763891364">
                <text:p>214251.763891364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268467.129471956">
                <text:p>268467.129471956</text:p>
              </table:table-cell>
              <table:table-cell office:value-type="float" office:value="229112.01203713">
                <text:p>229112.01203713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286829.738217145">
                <text:p>286829.738217145</text:p>
              </table:table-cell>
              <table:table-cell office:value-type="float" office:value="244955.283873665">
                <text:p>244955.28387366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306620.486895173">
                <text:p>306620.486895173</text:p>
              </table:table-cell>
              <table:table-cell office:value-type="float" office:value="261921.103235485">
                <text:p>261921.103235485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328323.460884924">
                <text:p>328323.460884924</text:p>
              </table:table-cell>
              <table:table-cell office:value-type="float" office:value="280508.802107769">
                <text:p>280508.802107769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50917.549205859">
                <text:p>350917.549205859</text:p>
              </table:table-cell>
              <table:table-cell office:value-type="float" office:value="299728.933084449">
                <text:p>299728.933084449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374683.518265635">
                <text:p>374683.518265635</text:p>
              </table:table-cell>
              <table:table-cell office:value-type="float" office:value="319852.613116577">
                <text:p>319852.613116577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398732.554104588">
                <text:p>398732.554104588</text:p>
              </table:table-cell>
              <table:table-cell office:value-type="float" office:value="339999.140225659">
                <text:p>339999.14022565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423485.289248701">
                <text:p>423485.289248701</text:p>
              </table:table-cell>
              <table:table-cell office:value-type="float" office:value="360647.494025041">
                <text:p>360647.494025041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448021.633806735">
                <text:p>448021.633806735</text:p>
              </table:table-cell>
              <table:table-cell office:value-type="float" office:value="380890.843679292">
                <text:p>380890.843679292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472528.277352711">
                <text:p>472528.277352711</text:p>
              </table:table-cell>
              <table:table-cell office:value-type="float" office:value="400965.017655325">
                <text:p>400965.017655325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497129.423778708">
                <text:p>497129.423778708</text:p>
              </table:table-cell>
              <table:table-cell office:value-type="float" office:value="421110.906437195">
                <text:p>421110.906437195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521817.824994767">
                <text:p>521817.824994767</text:p>
              </table:table-cell>
              <table:table-cell office:value-type="float" office:value="441339.093166085">
                <text:p>441339.09316608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546955.680535616">
                <text:p>546955.680535616</text:p>
              </table:table-cell>
              <table:table-cell office:value-type="float" office:value="462072.410798745">
                <text:p>462072.410798745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572569.141323207">
                <text:p>572569.141323207</text:p>
              </table:table-cell>
              <table:table-cell office:value-type="float" office:value="483326.55873191">
                <text:p>483326.5587319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599050.001493618">
                <text:p>599050.001493618</text:p>
              </table:table-cell>
              <table:table-cell office:value-type="float" office:value="505503.0846255">
                <text:p>505503.08462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626805.183866601">
                <text:p>626805.183866601</text:p>
              </table:table-cell>
              <table:table-cell office:value-type="float" office:value="528945.269203519">
                <text:p>528945.269203519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655554.900022279">
                <text:p>655554.900022279</text:p>
              </table:table-cell>
              <table:table-cell office:value-type="float" office:value="553270.705272295">
                <text:p>553270.705272295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684302.908994349">
                <text:p>684302.908994349</text:p>
              </table:table-cell>
              <table:table-cell office:value-type="float" office:value="577454.743254418">
                <text:p>577454.743254418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712829.256299941">
                <text:p>712829.256299941</text:p>
              </table:table-cell>
              <table:table-cell office:value-type="float" office:value="601205.701885429">
                <text:p>601205.701885429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740439.663550889">
                <text:p>740439.663550889</text:p>
              </table:table-cell>
              <table:table-cell office:value-type="float" office:value="623859.834074769">
                <text:p>623859.834074769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766060.464631384">
                <text:p>766060.464631384</text:p>
              </table:table-cell>
              <table:table-cell office:value-type="float" office:value="644366.937763749">
                <text:p>644366.937763749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789765.381824322">
                <text:p>789765.381824322</text:p>
              </table:table-cell>
              <table:table-cell office:value-type="float" office:value="662911.03142712">
                <text:p>662911.0314271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810945.397214536">
                <text:p>810945.397214536</text:p>
              </table:table-cell>
              <table:table-cell office:value-type="float" office:value="679087.957204292">
                <text:p>679087.957204292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829527.959527558">
                <text:p>829527.959527558</text:p>
              </table:table-cell>
              <table:table-cell office:value-type="float" office:value="692975.87433974">
                <text:p>692975.87433974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845196.57932659">
                <text:p>845196.57932659</text:p>
              </table:table-cell>
              <table:table-cell office:value-type="float" office:value="704358.103283412">
                <text:p>704358.103283412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856986.120500594">
                <text:p>856986.120500594</text:p>
              </table:table-cell>
              <table:table-cell office:value-type="float" office:value="712373.365223512">
                <text:p>712373.365223512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865106.576513729">
                <text:p>865106.576513729</text:p>
              </table:table-cell>
              <table:table-cell office:value-type="float" office:value="717337.954013124">
                <text:p>717337.954013124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869283.307700609">
                <text:p>869283.307700609</text:p>
              </table:table-cell>
              <table:table-cell office:value-type="float" office:value="718965.943850557">
                <text:p>718965.943850557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869181.275080605">
                <text:p>869181.275080605</text:p>
              </table:table-cell>
              <table:table-cell office:value-type="float" office:value="716972.91689345">
                <text:p>716972.91689345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864668.700124946">
                <text:p>864668.700124946</text:p>
              </table:table-cell>
              <table:table-cell office:value-type="float" office:value="711244.263620414">
                <text:p>711244.26362041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855973.424775364">
                <text:p>855973.424775364</text:p>
              </table:table-cell>
              <table:table-cell office:value-type="float" office:value="702082.093951477">
                <text:p>702082.093951477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844535.267470099">
                <text:p>844535.267470099</text:p>
              </table:table-cell>
              <table:table-cell office:value-type="float" office:value="690976.121978223">
                <text:p>690976.121978223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830677.04689294">
                <text:p>830677.04689294</text:p>
              </table:table-cell>
              <table:table-cell office:value-type="float" office:value="678204.485523404">
                <text:p>678204.485523404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815649.775688868">
                <text:p>815649.775688868</text:p>
              </table:table-cell>
              <table:table-cell office:value-type="float" office:value="665003.513407147">
                <text:p>665003.513407147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799615.968010021">
                <text:p>799615.968010021</text:p>
              </table:table-cell>
              <table:table-cell office:value-type="float" office:value="651450.437411897">
                <text:p>651450.437411897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783947.875995839">
                <text:p>783947.875995839</text:p>
              </table:table-cell>
              <table:table-cell office:value-type="float" office:value="638734.021403022">
                <text:p>638734.021403022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769284.691129742">
                <text:p>769284.691129742</text:p>
              </table:table-cell>
              <table:table-cell office:value-type="float" office:value="627263.802174493">
                <text:p>627263.802174493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755513.605428135">
                <text:p>755513.605428135</text:p>
              </table:table-cell>
              <table:table-cell office:value-type="float" office:value="616689.919177787">
                <text:p>616689.919177787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743568.134829427">
                <text:p>743568.134829427</text:p>
              </table:table-cell>
              <table:table-cell office:value-type="float" office:value="607832.45303885">
                <text:p>607832.45303885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733377.504504457">
                <text:p>733377.504504457</text:p>
              </table:table-cell>
              <table:table-cell office:value-type="float" office:value="600473.926933738">
                <text:p>600473.926933738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725002.423507698">
                <text:p>725002.423507698</text:p>
              </table:table-cell>
              <table:table-cell office:value-type="float" office:value="594594.829789165">
                <text:p>594594.82978916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718170.851485249">
                <text:p>718170.851485249</text:p>
              </table:table-cell>
              <table:table-cell office:value-type="float" office:value="589839.858320376">
                <text:p>589839.8583203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712776.640067489">
                <text:p>712776.640067489</text:p>
              </table:table-cell>
              <table:table-cell office:value-type="float" office:value="586122.256477443">
                <text:p>586122.256477443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709256.738334417">
                <text:p>709256.738334417</text:p>
              </table:table-cell>
              <table:table-cell office:value-type="float" office:value="583952.85669381">
                <text:p>583952.8566938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707382.095167188">
                <text:p>707382.095167188</text:p>
              </table:table-cell>
              <table:table-cell office:value-type="float" office:value="583049.405098946">
                <text:p>583049.4050989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707087.190290371">
                <text:p>707087.190290371</text:p>
              </table:table-cell>
              <table:table-cell office:value-type="float" office:value="583420.68575905">
                <text:p>583420.68575905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707794.699867347">
                <text:p>707794.699867347</text:p>
              </table:table-cell>
              <table:table-cell office:value-type="float" office:value="584520.013403804">
                <text:p>584520.013403804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710024.560361422">
                <text:p>710024.560361422</text:p>
              </table:table-cell>
              <table:table-cell office:value-type="float" office:value="586888.827535746">
                <text:p>586888.827535746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713352.10779009">
                <text:p>713352.10779009</text:p>
              </table:table-cell>
              <table:table-cell office:value-type="float" office:value="590123.284433605">
                <text:p>590123.284433605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716700.643772581">
                <text:p>716700.643772581</text:p>
              </table:table-cell>
              <table:table-cell office:value-type="float" office:value="593114.854000742">
                <text:p>593114.85400074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720837.98353941">
                <text:p>720837.98353941</text:p>
              </table:table-cell>
              <table:table-cell office:value-type="float" office:value="596716.741216372">
                <text:p>596716.741216372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725419.287487289">
                <text:p>725419.287487289</text:p>
              </table:table-cell>
              <table:table-cell office:value-type="float" office:value="600628.747995317">
                <text:p>600628.74799531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730159.975261145">
                <text:p>730159.975261145</text:p>
              </table:table-cell>
              <table:table-cell office:value-type="float" office:value="604604.831319656">
                <text:p>604604.83131965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735164.230362114">
                <text:p>735164.230362114</text:p>
              </table:table-cell>
              <table:table-cell office:value-type="float" office:value="608756.327890734">
                <text:p>608756.32789073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740423.477711119">
                <text:p>740423.477711119</text:p>
              </table:table-cell>
              <table:table-cell office:value-type="float" office:value="613151.723342698">
                <text:p>613151.7233426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745762.23557271">
                <text:p>745762.23557271</text:p>
              </table:table-cell>
              <table:table-cell office:value-type="float" office:value="617659.867820057">
                <text:p>617659.8678200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750933.493883814">
                <text:p>750933.493883814</text:p>
              </table:table-cell>
              <table:table-cell office:value-type="float" office:value="621941.335685463">
                <text:p>621941.3356854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756214.305039614">
                <text:p>756214.305039614</text:p>
              </table:table-cell>
              <table:table-cell office:value-type="float" office:value="626309.930656475">
                <text:p>626309.93065647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761103.786408004">
                <text:p>761103.786408004</text:p>
              </table:table-cell>
              <table:table-cell office:value-type="float" office:value="630283.93685432">
                <text:p>630283.9368543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765821.946558547">
                <text:p>765821.946558547</text:p>
              </table:table-cell>
              <table:table-cell office:value-type="float" office:value="634052.224357684">
                <text:p>634052.22435768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770055.20751831">
                <text:p>770055.20751831</text:p>
              </table:table-cell>
              <table:table-cell office:value-type="float" office:value="637339.561715709">
                <text:p>637339.561715709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773019.24524602">
                <text:p>773019.24524602</text:p>
              </table:table-cell>
              <table:table-cell office:value-type="float" office:value="639382.868956921">
                <text:p>639382.86895692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774908.323108147">
                <text:p>774908.323108147</text:p>
              </table:table-cell>
              <table:table-cell office:value-type="float" office:value="640433.541092264">
                <text:p>640433.541092264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776466.894008032">
                <text:p>776466.894008032</text:p>
              </table:table-cell>
              <table:table-cell office:value-type="float" office:value="641267.495061187">
                <text:p>641267.495061187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777331.7112449">
                <text:p>777331.7112449</text:p>
              </table:table-cell>
              <table:table-cell office:value-type="float" office:value="641563.932114894">
                <text:p>641563.932114894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777925.195690309">
                <text:p>777925.195690309</text:p>
              </table:table-cell>
              <table:table-cell office:value-type="float" office:value="641760.189603389">
                <text:p>641760.18960338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778634.345679302">
                <text:p>778634.345679302</text:p>
              </table:table-cell>
              <table:table-cell office:value-type="float" office:value="642255.188100743">
                <text:p>642255.1881007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779074.694099122">
                <text:p>779074.694099122</text:p>
              </table:table-cell>
              <table:table-cell office:value-type="float" office:value="642652.605117678">
                <text:p>642652.60511767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778981.021540306">
                <text:p>778981.021540306</text:p>
              </table:table-cell>
              <table:table-cell office:value-type="float" office:value="642577.347300444">
                <text:p>642577.34730044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778603.138816829">
                <text:p>778603.138816829</text:p>
              </table:table-cell>
              <table:table-cell office:value-type="float" office:value="642225.079520414">
                <text:p>642225.07952041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777407.049180694">
                <text:p>777407.049180694</text:p>
              </table:table-cell>
              <table:table-cell office:value-type="float" office:value="641089.177905539">
                <text:p>641089.17790553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775973.669331244">
                <text:p>775973.669331244</text:p>
              </table:table-cell>
              <table:table-cell office:value-type="float" office:value="639706.015337822">
                <text:p>639706.0153378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774282.601518705">
                <text:p>774282.601518705</text:p>
              </table:table-cell>
              <table:table-cell office:value-type="float" office:value="638074.109365749">
                <text:p>638074.10936574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772345.32837483">
                <text:p>772345.32837483</text:p>
              </table:table-cell>
              <table:table-cell office:value-type="float" office:value="636277.234332853">
                <text:p>636277.234332853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770607.294656071">
                <text:p>770607.294656071</text:p>
              </table:table-cell>
              <table:table-cell office:value-type="float" office:value="634776.586201189">
                <text:p>634776.58620118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767581.17183355">
                <text:p>767581.17183355</text:p>
              </table:table-cell>
              <table:table-cell office:value-type="float" office:value="632076.596476608">
                <text:p>632076.596476608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64636.632437881">
                <text:p>764636.632437881</text:p>
              </table:table-cell>
              <table:table-cell office:value-type="float" office:value="629538.175829614">
                <text:p>629538.175829614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60900.095849846">
                <text:p>760900.095849846</text:p>
              </table:table-cell>
              <table:table-cell office:value-type="float" office:value="626246.584398005">
                <text:p>626246.584398005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57016.552767273">
                <text:p>757016.552767273</text:p>
              </table:table-cell>
              <table:table-cell office:value-type="float" office:value="622853.13819562">
                <text:p>622853.1381956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53076.555077407">
                <text:p>753076.555077407</text:p>
              </table:table-cell>
              <table:table-cell office:value-type="float" office:value="619447.629328413">
                <text:p>619447.62932841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49736.203115304">
                <text:p>749736.203115304</text:p>
              </table:table-cell>
              <table:table-cell office:value-type="float" office:value="616697.029383715">
                <text:p>616697.029383715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47355.508700596">
                <text:p>747355.508700596</text:p>
              </table:table-cell>
              <table:table-cell office:value-type="float" office:value="615019.706457552">
                <text:p>615019.70645755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46542.167109168">
                <text:p>746542.167109168</text:p>
              </table:table-cell>
              <table:table-cell office:value-type="float" office:value="614888.538472787">
                <text:p>614888.5384727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748003.794841501">
                <text:p>748003.794841501</text:p>
              </table:table-cell>
              <table:table-cell office:value-type="float" office:value="617016.250481345">
                <text:p>617016.250481345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50835.198130578">
                <text:p>750835.198130578</text:p>
              </table:table-cell>
              <table:table-cell office:value-type="float" office:value="620383.463721535">
                <text:p>620383.46372153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756779.479977676">
                <text:p>756779.479977676</text:p>
              </table:table-cell>
              <table:table-cell office:value-type="float" office:value="626587.93885892">
                <text:p>626587.93885892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765501.067128395">
                <text:p>765501.067128395</text:p>
              </table:table-cell>
              <table:table-cell office:value-type="float" office:value="635202.028049349">
                <text:p>635202.02804934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776542.664860421">
                <text:p>776542.664860421</text:p>
              </table:table-cell>
              <table:table-cell office:value-type="float" office:value="645652.585303686">
                <text:p>645652.5853036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0190.293183699">
                <text:p>790190.293183699</text:p>
              </table:table-cell>
              <table:table-cell office:value-type="float" office:value="658208.449804312">
                <text:p>658208.44980431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05116.857275477">
                <text:p>805116.857275477</text:p>
              </table:table-cell>
              <table:table-cell office:value-type="float" office:value="671508.446062371">
                <text:p>671508.4460623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20793.147099758">
                <text:p>820793.147099758</text:p>
              </table:table-cell>
              <table:table-cell office:value-type="float" office:value="685093.616328152">
                <text:p>685093.61632815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837047.40278065">
                <text:p>837047.40278065</text:p>
              </table:table-cell>
              <table:table-cell office:value-type="float" office:value="698738.100032386">
                <text:p>698738.100032386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53576.356822419">
                <text:p>853576.356822419</text:p>
              </table:table-cell>
              <table:table-cell office:value-type="float" office:value="712317.867354466">
                <text:p>712317.86735446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69837.421082666">
                <text:p>869837.421082666</text:p>
              </table:table-cell>
              <table:table-cell office:value-type="float" office:value="725465.197441903">
                <text:p>725465.19744190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885395.196351493">
                <text:p>885395.196351493</text:p>
              </table:table-cell>
              <table:table-cell office:value-type="float" office:value="737788.792618109">
                <text:p>737788.79261810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900875.666529626">
                <text:p>900875.666529626</text:p>
              </table:table-cell>
              <table:table-cell office:value-type="float" office:value="750123.446934938">
                <text:p>750123.44693493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914324.7516219">
                <text:p>914324.7516219</text:p>
              </table:table-cell>
              <table:table-cell office:value-type="float" office:value="760540.586004732">
                <text:p>760540.58600473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925502.078794001">
                <text:p>925502.078794001</text:p>
              </table:table-cell>
              <table:table-cell office:value-type="float" office:value="768857.52549353">
                <text:p>768857.5254935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35665.989304235">
                <text:p>935665.989304235</text:p>
              </table:table-cell>
              <table:table-cell office:value-type="float" office:value="776399.877766451">
                <text:p>776399.8777664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44547.259515847">
                <text:p>944547.259515847</text:p>
              </table:table-cell>
              <table:table-cell office:value-type="float" office:value="782942.349069476">
                <text:p>782942.34906947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2160.59524708">
                <text:p>952160.59524708</text:p>
              </table:table-cell>
              <table:table-cell office:value-type="float" office:value="788514.755971195">
                <text:p>788514.7559711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8503.187784626">
                <text:p>958503.187784626</text:p>
              </table:table-cell>
              <table:table-cell office:value-type="float" office:value="793119.80998227">
                <text:p>793119.80998227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64422.037567864">
                <text:p>964422.037567864</text:p>
              </table:table-cell>
              <table:table-cell office:value-type="float" office:value="797695.918836798">
                <text:p>797695.918836798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1087.439122721">
                <text:p>971087.439122721</text:p>
              </table:table-cell>
              <table:table-cell office:value-type="float" office:value="803305.21690175">
                <text:p>803305.21690175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78735.616766256">
                <text:p>978735.616766256</text:p>
              </table:table-cell>
              <table:table-cell office:value-type="float" office:value="810008.02882075">
                <text:p>810008.02882075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87210.642319201">
                <text:p>987210.642319201</text:p>
              </table:table-cell>
              <table:table-cell office:value-type="float" office:value="817634.473847353">
                <text:p>817634.47384735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97152.18177721">
                <text:p>997152.18177721</text:p>
              </table:table-cell>
              <table:table-cell office:value-type="float" office:value="826702.30486732">
                <text:p>826702.3048673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008964.90377103">
                <text:p>1008964.90377103</text:p>
              </table:table-cell>
              <table:table-cell office:value-type="float" office:value="837461.928488409">
                <text:p>837461.92848840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023396.12157836">
                <text:p>1023396.12157836</text:p>
              </table:table-cell>
              <table:table-cell office:value-type="float" office:value="850502.961549488">
                <text:p>850502.961549488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038820.98188039">
                <text:p>1038820.98188039</text:p>
              </table:table-cell>
              <table:table-cell office:value-type="float" office:value="864123.274069441">
                <text:p>864123.274069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055856.16766348">
                <text:p>1055856.16766348</text:p>
              </table:table-cell>
              <table:table-cell office:value-type="float" office:value="879022.993148627">
                <text:p>879022.99314862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074150.83853356">
                <text:p>1074150.83853356</text:p>
              </table:table-cell>
              <table:table-cell office:value-type="float" office:value="894816.232091155">
                <text:p>894816.23209115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093946.91088306">
                <text:p>1093946.91088306</text:p>
              </table:table-cell>
              <table:table-cell office:value-type="float" office:value="911710.262336012">
                <text:p>911710.26233601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114709.86404329">
                <text:p>1114709.86404329</text:p>
              </table:table-cell>
              <table:table-cell office:value-type="float" office:value="929217.879834957">
                <text:p>929217.87983495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135314.85464654">
                <text:p>1135314.85464654</text:p>
              </table:table-cell>
              <table:table-cell office:value-type="float" office:value="946301.966237895">
                <text:p>946301.96623789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154474.4328886">
                <text:p>1154474.4328886</text:p>
              </table:table-cell>
              <table:table-cell office:value-type="float" office:value="961848.253143273">
                <text:p>961848.253143273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172472.72838075">
                <text:p>1172472.72838075</text:p>
              </table:table-cell>
              <table:table-cell office:value-type="float" office:value="976090.301363164">
                <text:p>976090.30136316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87898.47247026">
                <text:p>1187898.47247026</text:p>
              </table:table-cell>
              <table:table-cell office:value-type="float" office:value="987722.186839884">
                <text:p>987722.18683988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201165.30780286">
                <text:p>1201165.30780286</text:p>
              </table:table-cell>
              <table:table-cell office:value-type="float" office:value="997348.288295579">
                <text:p>997348.28829557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211869.28001755">
                <text:p>1211869.28001755</text:p>
              </table:table-cell>
              <table:table-cell office:value-type="float" office:value="1004725.86279859">
                <text:p>1004725.86279859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219347.47694165">
                <text:p>1219347.47694165</text:p>
              </table:table-cell>
              <table:table-cell office:value-type="float" office:value="1009364.75455934">
                <text:p>1009364.7545593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1223902.70822738">
                <text:p>1223902.70822738</text:p>
              </table:table-cell>
              <table:table-cell office:value-type="float" office:value="1011588.79607852">
                <text:p>1011588.7960785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226684.12875924">
                <text:p>1226684.12875924</text:p>
              </table:table-cell>
              <table:table-cell office:value-type="float" office:value="1012600.70262056">
                <text:p>1012600.7026205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226168.3541001">
                <text:p>1226168.3541001</text:p>
              </table:table-cell>
              <table:table-cell office:value-type="float" office:value="1010956.63476051">
                <text:p>1010956.6347605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2070.09641827">
                <text:p>1222070.09641827</text:p>
              </table:table-cell>
              <table:table-cell office:value-type="float" office:value="1006285.5931545">
                <text:p>1006285.593154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4420.08458389">
                <text:p>1214420.08458389</text:p>
              </table:table-cell>
              <table:table-cell office:value-type="float" office:value="998613.207301449">
                <text:p>998613.20730144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3055.54757222">
                <text:p>1203055.54757222</text:p>
              </table:table-cell>
              <table:table-cell office:value-type="float" office:value="987733.665880831">
                <text:p>987733.66588083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9287.82526471">
                <text:p>1189287.82526471</text:p>
              </table:table-cell>
              <table:table-cell office:value-type="float" office:value="974921.178553453">
                <text:p>974921.17855345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3511.38406275">
                <text:p>1173511.38406275</text:p>
              </table:table-cell>
              <table:table-cell office:value-type="float" office:value="960629.845309959">
                <text:p>960629.845309959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5587.88100311">
                <text:p>1155587.88100311</text:p>
              </table:table-cell>
              <table:table-cell office:value-type="float" office:value="944843.66363664">
                <text:p>944843.6636366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5240.96509772">
                <text:p>1135240.96509772</text:p>
              </table:table-cell>
              <table:table-cell office:value-type="float" office:value="927198.990912965">
                <text:p>927198.990912965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3484.61259675">
                <text:p>1113484.61259675</text:p>
              </table:table-cell>
              <table:table-cell office:value-type="float" office:value="908597.335929021">
                <text:p>908597.335929021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2114.98096169">
                <text:p>1092114.98096169</text:p>
              </table:table-cell>
              <table:table-cell office:value-type="float" office:value="890767.882206019">
                <text:p>890767.882206019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1361.84832">
                <text:p>1071361.84832</text:p>
              </table:table-cell>
              <table:table-cell office:value-type="float" office:value="873806.497400979">
                <text:p>873806.497400979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1217.00780937">
                <text:p>1051217.00780937</text:p>
              </table:table-cell>
              <table:table-cell office:value-type="float" office:value="857621.388964933">
                <text:p>857621.38896493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3091.55816735">
                <text:p>1033091.55816735</text:p>
              </table:table-cell>
              <table:table-cell office:value-type="float" office:value="843531.050851363">
                <text:p>843531.05085136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906.29206944">
                <text:p>1016906.29206944</text:p>
              </table:table-cell>
              <table:table-cell office:value-type="float" office:value="831272.29556611">
                <text:p>831272.2955661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738.91412219">
                <text:p>1003738.91412219</text:p>
              </table:table-cell>
              <table:table-cell office:value-type="float" office:value="821770.105259856">
                <text:p>821770.10525985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4067.674605984">
                <text:p>994067.674605984</text:p>
              </table:table-cell>
              <table:table-cell office:value-type="float" office:value="815367.694814142">
                <text:p>815367.69481414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834.611909456">
                <text:p>987834.611909456</text:p>
              </table:table-cell>
              <table:table-cell office:value-type="float" office:value="811992.453890189">
                <text:p>811992.45389018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201.27289811">
                <text:p>985201.27289811</text:p>
              </table:table-cell>
              <table:table-cell office:value-type="float" office:value="811680.341143982">
                <text:p>811680.34114398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30.87861449">
                <text:p>986230.87861449</text:p>
              </table:table-cell>
              <table:table-cell office:value-type="float" office:value="814329.994540121">
                <text:p>814329.994540121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44.753867267">
                <text:p>990744.753867267</text:p>
              </table:table-cell>
              <table:table-cell office:value-type="float" office:value="819764.56407392">
                <text:p>819764.5640739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145.127986816">
                <text:p>997145.127986816</text:p>
              </table:table-cell>
              <table:table-cell office:value-type="float" office:value="826373.942198312">
                <text:p>826373.942198312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391.05572954">
                <text:p>1006391.05572954</text:p>
              </table:table-cell>
              <table:table-cell office:value-type="float" office:value="835151.27763329">
                <text:p>835151.27763329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518.48168846">
                <text:p>1016518.48168846</text:p>
              </table:table-cell>
              <table:table-cell office:value-type="float" office:value="844205.294605374">
                <text:p>844205.29460537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6921.26166668">
                <text:p>1026921.26166668</text:p>
              </table:table-cell>
              <table:table-cell office:value-type="float" office:value="852983.603012876">
                <text:p>852983.60301287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6674.98793407">
                <text:p>1036674.98793407</text:p>
              </table:table-cell>
              <table:table-cell office:value-type="float" office:value="860727.534554031">
                <text:p>860727.534554031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089.9486639">
                <text:p>1046089.9486639</text:p>
              </table:table-cell>
              <table:table-cell office:value-type="float" office:value="867941.41920565">
                <text:p>867941.41920565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4514.97142462">
                <text:p>1054514.97142462</text:p>
              </table:table-cell>
              <table:table-cell office:value-type="float" office:value="874178.30617832">
                <text:p>874178.3061783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183.45401868">
                <text:p>1062183.45401868</text:p>
              </table:table-cell>
              <table:table-cell office:value-type="float" office:value="879709.181263144">
                <text:p>879709.181263144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8447.5381959">
                <text:p>1068447.5381959</text:p>
              </table:table-cell>
              <table:table-cell office:value-type="float" office:value="884105.094503799">
                <text:p>884105.09450379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3795.05007627">
                <text:p>1073795.05007627</text:p>
              </table:table-cell>
              <table:table-cell office:value-type="float" office:value="887927.206664466">
                <text:p>887927.206664466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8465.13868168">
                <text:p>1078465.13868168</text:p>
              </table:table-cell>
              <table:table-cell office:value-type="float" office:value="891351.651021716">
                <text:p>891351.65102171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3323.05618299">
                <text:p>1083323.05618299</text:p>
              </table:table-cell>
              <table:table-cell office:value-type="float" office:value="895214.297582655">
                <text:p>895214.297582655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081.94604957">
                <text:p>1088081.94604957</text:p>
              </table:table-cell>
              <table:table-cell office:value-type="float" office:value="899171.798397441">
                <text:p>899171.79839744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2882.00187505">
                <text:p>1092882.00187505</text:p>
              </table:table-cell>
              <table:table-cell office:value-type="float" office:value="903321.312950366">
                <text:p>903321.312950366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8178.30160576">
                <text:p>1098178.30160576</text:p>
              </table:table-cell>
              <table:table-cell office:value-type="float" office:value="908039.879895613">
                <text:p>908039.87989561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2743.07252334">
                <text:p>1102743.07252334</text:p>
              </table:table-cell>
              <table:table-cell office:value-type="float" office:value="911992.62342523">
                <text:p>911992.62342523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6748.10654111">
                <text:p>1106748.10654111</text:p>
              </table:table-cell>
              <table:table-cell office:value-type="float" office:value="915302.564406508">
                <text:p>915302.56440650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1426.77433683">
                <text:p>1111426.77433683</text:p>
              </table:table-cell>
              <table:table-cell office:value-type="float" office:value="919198.207239819">
                <text:p>919198.207239819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7264.76763014">
                <text:p>1117264.76763014</text:p>
              </table:table-cell>
              <table:table-cell office:value-type="float" office:value="924209.856150337">
                <text:p>924209.85615033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214.66445782">
                <text:p>1124214.66445782</text:p>
              </table:table-cell>
              <table:table-cell office:value-type="float" office:value="930292.124605963">
                <text:p>930292.1246059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372.50378001">
                <text:p>1132372.50378001</text:p>
              </table:table-cell>
              <table:table-cell office:value-type="float" office:value="937508.329867412">
                <text:p>937508.329867412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455.35004729">
                <text:p>1142455.35004729</text:p>
              </table:table-cell>
              <table:table-cell office:value-type="float" office:value="946614.392400652">
                <text:p>946614.39240065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4962.99819069">
                <text:p>1154962.99819069</text:p>
              </table:table-cell>
              <table:table-cell office:value-type="float" office:value="957980.834332387">
                <text:p>957980.83433238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628.98587384">
                <text:p>1171628.98587384</text:p>
              </table:table-cell>
              <table:table-cell office:value-type="float" office:value="973170.671577672">
                <text:p>973170.6715776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466.2017817">
                <text:p>1196466.2017817</text:p>
              </table:table-cell>
              <table:table-cell office:value-type="float" office:value="996171.433776659">
                <text:p>996171.433776659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246.52645211">
                <text:p>1229246.52645211</text:p>
              </table:table-cell>
              <table:table-cell office:value-type="float" office:value="1026603.31479799">
                <text:p>1026603.31479799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085.26958966">
                <text:p>1269085.26958966</text:p>
              </table:table-cell>
              <table:table-cell office:value-type="float" office:value="1063358.98142709">
                <text:p>1063358.98142709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6033.56644854">
                <text:p>1316033.56644854</text:p>
              </table:table-cell>
              <table:table-cell office:value-type="float" office:value="1106143.23524098">
                <text:p>1106143.23524098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986.60195682">
                <text:p>1370986.60195682</text:p>
              </table:table-cell>
              <table:table-cell office:value-type="float" office:value="1155629.16329483">
                <text:p>1155629.16329483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931.81947406">
                <text:p>1432931.81947406</text:p>
              </table:table-cell>
              <table:table-cell office:value-type="float" office:value="1210535.84545813">
                <text:p>1210535.8454581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1999.67295598">
                <text:p>1501999.67295598</text:p>
              </table:table-cell>
              <table:table-cell office:value-type="float" office:value="1270846.77639108">
                <text:p>1270846.77639108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7198.96628126">
                <text:p>1577198.96628126</text:p>
              </table:table-cell>
              <table:table-cell office:value-type="float" office:value="1335809.80732143">
                <text:p>1335809.80732143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8613.77620949">
                <text:p>1658613.77620949</text:p>
              </table:table-cell>
              <table:table-cell office:value-type="float" office:value="1405628.0077377">
                <text:p>1405628.007737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5169.38207361">
                <text:p>1745169.38207361</text:p>
              </table:table-cell>
              <table:table-cell office:value-type="float" office:value="1479254.39032882">
                <text:p>1479254.3903288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3680.5439594">
                <text:p>1833680.5439594</text:p>
              </table:table-cell>
              <table:table-cell office:value-type="float" office:value="1553664.85163471">
                <text:p>1553664.8516347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22812.14388911">
                <text:p>1922812.14388911</text:p>
              </table:table-cell>
              <table:table-cell office:value-type="float" office:value="1627800.37921738">
                <text:p>1627800.3792173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11325.73344317">
                <text:p>2011325.73344317</text:p>
              </table:table-cell>
              <table:table-cell office:value-type="float" office:value="1700619.51744506">
                <text:p>1700619.51744506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8102.51135271">
                <text:p>2098102.51135271</text:p>
              </table:table-cell>
              <table:table-cell office:value-type="float" office:value="1771187.87924042">
                <text:p>1771187.87924042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81601.82188409">
                <text:p>2181601.82188409</text:p>
              </table:table-cell>
              <table:table-cell office:value-type="float" office:value="1838222.06096799">
                <text:p>1838222.0609679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62759.56636589">
                <text:p>2262759.56636589</text:p>
              </table:table-cell>
              <table:table-cell office:value-type="float" office:value="1903091.25192666">
                <text:p>1903091.25192666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40666.35478659">
                <text:p>2340666.35478659</text:p>
              </table:table-cell>
              <table:table-cell office:value-type="float" office:value="1965320.70906955">
                <text:p>1965320.7090695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14341.95087553">
                <text:p>2414341.95087553</text:p>
              </table:table-cell>
              <table:table-cell office:value-type="float" office:value="2024033.34459874">
                <text:p>2024033.34459874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81866.24681346">
                <text:p>2481866.24681346</text:p>
              </table:table-cell>
              <table:table-cell office:value-type="float" office:value="2077388.9715249">
                <text:p>2077388.97152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43483.4769244">
                <text:p>2543483.4769244</text:p>
              </table:table-cell>
              <table:table-cell office:value-type="float" office:value="2125742.33037261">
                <text:p>2125742.33037261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8509.53644776">
                <text:p>2598509.53644776</text:p>
              </table:table-cell>
              <table:table-cell office:value-type="float" office:value="2168438.16432393">
                <text:p>2168438.16432393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5653.8940447">
                <text:p>2645653.8940447</text:p>
              </table:table-cell>
              <table:table-cell office:value-type="float" office:value="2204106.17004944">
                <text:p>2204106.1700494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4128.04645033">
                <text:p>2684128.04645033</text:p>
              </table:table-cell>
              <table:table-cell office:value-type="float" office:value="2232091.16964694">
                <text:p>2232091.16964694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3809.1004122">
                <text:p>2713809.1004122</text:p>
              </table:table-cell>
              <table:table-cell office:value-type="float" office:value="2252518.38955144">
                <text:p>2252518.38955144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5110.16647583">
                <text:p>2735110.16647583</text:p>
              </table:table-cell>
              <table:table-cell office:value-type="float" office:value="2265974.64059172">
                <text:p>2265974.6405917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7792.57723232">
                <text:p>2747792.57723232</text:p>
              </table:table-cell>
              <table:table-cell office:value-type="float" office:value="2272296.6129898">
                <text:p>2272296.6129898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1245.35683272">
                <text:p>2751245.35683272</text:p>
              </table:table-cell>
              <table:table-cell office:value-type="float" office:value="2270970.43064402">
                <text:p>2270970.43064402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4205.39731184">
                <text:p>2744205.39731184</text:p>
              </table:table-cell>
              <table:table-cell office:value-type="float" office:value="2260873.98776573">
                <text:p>2260873.98776573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6373.35595857">
                <text:p>2726373.35595857</text:p>
              </table:table-cell>
              <table:table-cell office:value-type="float" office:value="2241625.13048956">
                <text:p>2241625.1304895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8141.34128123">
                <text:p>2698141.34128123</text:p>
              </table:table-cell>
              <table:table-cell office:value-type="float" office:value="2213585.93408993">
                <text:p>2213585.9340899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332.9799926">
                <text:p>2661332.9799926</text:p>
              </table:table-cell>
              <table:table-cell office:value-type="float" office:value="2178651.33917319">
                <text:p>2178651.33917319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785.17196097">
                <text:p>2617785.17196097</text:p>
              </table:table-cell>
              <table:table-cell office:value-type="float" office:value="2138792.12065479">
                <text:p>2138792.1206547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573.68927221">
                <text:p>2569573.68927221</text:p>
              </table:table-cell>
              <table:table-cell office:value-type="float" office:value="2096104.77298204">
                <text:p>2096104.77298204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923.57964282">
                <text:p>2517923.57964282</text:p>
              </table:table-cell>
              <table:table-cell office:value-type="float" office:value="2051681.85568259">
                <text:p>2051681.85568259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3069.52282397">
                <text:p>2463069.52282397</text:p>
              </table:table-cell>
              <table:table-cell office:value-type="float" office:value="2005475.05639615">
                <text:p>2005475.05639615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8328.51861428">
                <text:p>2408328.51861428</text:p>
              </table:table-cell>
              <table:table-cell office:value-type="float" office:value="1960402.41107844">
                <text:p>1960402.4110784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6446.50733983">
                <text:p>2356446.50733983</text:p>
              </table:table-cell>
              <table:table-cell office:value-type="float" office:value="1918795.32918197">
                <text:p>1918795.32918197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9730.15757132">
                <text:p>2309730.15757132</text:p>
              </table:table-cell>
              <table:table-cell office:value-type="float" office:value="1882515.53820613">
                <text:p>1882515.53820613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9084.31090015">
                <text:p>2269084.31090015</text:p>
              </table:table-cell>
              <table:table-cell office:value-type="float" office:value="1852091.24408698">
                <text:p>1852091.2440869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6063.77568779">
                <text:p>2236063.77568779</text:p>
              </table:table-cell>
              <table:table-cell office:value-type="float" office:value="1828717.93053551">
                <text:p>1828717.93053551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1766.40439261">
                <text:p>2211766.40439261</text:p>
              </table:table-cell>
              <table:table-cell office:value-type="float" office:value="1813152.69986078">
                <text:p>1813152.69986078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6527.27051945">
                <text:p>2196527.27051945</text:p>
              </table:table-cell>
              <table:table-cell office:value-type="float" office:value="1805256.80838708">
                <text:p>1805256.80838708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90738.41317453">
                <text:p>2190738.41317453</text:p>
              </table:table-cell>
              <table:table-cell office:value-type="float" office:value="1805205.29661242">
                <text:p>1805205.29661242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4710.55054625">
                <text:p>2194710.55054625</text:p>
              </table:table-cell>
              <table:table-cell office:value-type="float" office:value="1813169.78278368">
                <text:p>1813169.7827836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7540.74500296">
                <text:p>2207540.74500296</text:p>
              </table:table-cell>
              <table:table-cell office:value-type="float" office:value="1828145.72536775">
                <text:p>1828145.7253677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8789.80184404">
                <text:p>2228789.80184404</text:p>
              </table:table-cell>
              <table:table-cell office:value-type="float" office:value="1849635.21373393">
                <text:p>1849635.2137339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7258.514219">
                <text:p>2257258.514219</text:p>
              </table:table-cell>
              <table:table-cell office:value-type="float" office:value="1876494.70395661">
                <text:p>1876494.70395661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91053.34325517">
                <text:p>2291053.34325517</text:p>
              </table:table-cell>
              <table:table-cell office:value-type="float" office:value="1907041.75018419">
                <text:p>1907041.7501841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9066.99828909">
                <text:p>2329066.99828909</text:p>
              </table:table-cell>
              <table:table-cell office:value-type="float" office:value="1940327.250442">
                <text:p>1940327.25044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70846.35758654">
                <text:p>2370846.35758654</text:p>
              </table:table-cell>
              <table:table-cell office:value-type="float" office:value="1976132.29257954">
                <text:p>1976132.29257954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5246.29229317">
                <text:p>2415246.29229317</text:p>
              </table:table-cell>
              <table:table-cell office:value-type="float" office:value="2013581.76822404">
                <text:p>2013581.7682240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60012.3671514">
                <text:p>2460012.3671514</text:p>
              </table:table-cell>
              <table:table-cell office:value-type="float" office:value="2050657.68329118">
                <text:p>2050657.68329118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4207.81387188">
                <text:p>2504207.81387188</text:p>
              </table:table-cell>
              <table:table-cell office:value-type="float" office:value="2086721.03369134">
                <text:p>2086721.03369134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5919.32386064">
                <text:p>2545919.32386064</text:p>
              </table:table-cell>
              <table:table-cell office:value-type="float" office:value="2120122.46645427">
                <text:p>2120122.4664542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3484.04664441">
                <text:p>2583484.04664441</text:p>
              </table:table-cell>
              <table:table-cell office:value-type="float" office:value="2149383.18041665">
                <text:p>2149383.1804166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5999.53781251">
                <text:p>2615999.53781251</text:p>
              </table:table-cell>
              <table:table-cell office:value-type="float" office:value="2173829.97316949">
                <text:p>2173829.97316949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42529.33696339">
                <text:p>2642529.33696339</text:p>
              </table:table-cell>
              <table:table-cell office:value-type="float" office:value="2192833.9463575">
                <text:p>2192833.9463575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63242.62820571">
                <text:p>2663242.62820571</text:p>
              </table:table-cell>
              <table:table-cell office:value-type="float" office:value="2206841.46191967">
                <text:p>2206841.4619196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8811.73767282">
                <text:p>2678811.73767282</text:p>
              </table:table-cell>
              <table:table-cell office:value-type="float" office:value="2216659.55921725">
                <text:p>2216659.5592172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8724.08043231">
                <text:p>2688724.08043231</text:p>
              </table:table-cell>
              <table:table-cell office:value-type="float" office:value="2221946.92444792">
                <text:p>2221946.92444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Sheet3.A2:Sheet3.A593 Sheet3.D2:Sheet3.D593" chart:data-source-has-labels="both" svg:x="0.32cm" svg:y="0.18cm" svg:width="12.825cm" svg:height="8.64cm">
          <chart:coordinate-region svg:x="1.232cm" svg:y="0.379cm" svg:width="11.913cm" svg:height="7.794cm"/>
          <chart:axis chart:dimension="x" chart:name="primary-x" chart:style-name="ch4" chartooo:axis-type="auto">
            <chartooo:date-scale/>
            <chart:categories table:cell-range-address="Sheet3.A2:Sheet3.A5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593" loext:label-string="'percent" chart:class="chart:line">
            <chart:data-point chart:repeated="5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Sheet3.A2:Sheet3.A593</svg:desc>
                </draw:g>
              </table:table-cell>
              <table:table-cell office:value-type="float" office:value="0.81332224102033">
                <text:p>0.81332224102033</text:p>
                <draw:g>
                  <svg:desc>Sheet3.D2:Sheet3.D593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813684003088975">
                <text:p>0.8136840030889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812879073821926">
                <text:p>0.81287907382192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812667804874465">
                <text:p>0.81266780487446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811515085922068">
                <text:p>0.8115150859220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811725559155366">
                <text:p>0.81172555915536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812372260257451">
                <text:p>0.81237226025745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81444099097017">
                <text:p>0.8144409909701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817529332571425">
                <text:p>0.81752933257142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821439463226003">
                <text:p>0.82143946322600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824830203438396">
                <text:p>0.82483020343839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845548713004976">
                <text:p>0.84554871300497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828756318159722">
                <text:p>0.82875631815972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829640755595729">
                <text:p>0.82964075559572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829422739855442">
                <text:p>0.82942273985544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828802367010117">
                <text:p>0.82880236701011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827680915720021">
                <text:p>0.82768091572002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826213151787067">
                <text:p>0.82621315178706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825843579116294">
                <text:p>0.82584357911629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825572747394112">
                <text:p>0.82557274739411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826204684666526">
                <text:p>0.82620468466652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825972551536645">
                <text:p>0.8259725515366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826496629933505">
                <text:p>0.82649662993350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827000928467722">
                <text:p>0.82700092846772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827632926322278">
                <text:p>0.82763292632227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829620251547986">
                <text:p>0.8296202515479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831625874000293">
                <text:p>0.83162587400029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833041571949246">
                <text:p>0.83304157194924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833277503308111">
                <text:p>0.83327750330811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833375154464985">
                <text:p>0.83337515446498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833139168528983">
                <text:p>0.83313916852898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31073112583501">
                <text:p>0.83107311258350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82873927201398">
                <text:p>0.8287392720139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826246193047906">
                <text:p>0.82624619304790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825406403795586">
                <text:p>0.8254064037955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823698039267545">
                <text:p>0.82369803926754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822517571788141">
                <text:p>0.82251757178814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820439033640942">
                <text:p>0.82043903364094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816880025259346">
                <text:p>0.81688002525934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814330559294326">
                <text:p>0.81433055929432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811910873815096">
                <text:p>0.81191087381509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810542571767876">
                <text:p>0.81054257176787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811618001540779">
                <text:p>0.81161800154077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812064029562424">
                <text:p>0.81206402956242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813063891352091">
                <text:p>0.81306389135209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814542680326205">
                <text:p>0.81454268032620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818021198877099">
                <text:p>0.81802119887709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821382769712839">
                <text:p>0.82138276971283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823725857968486">
                <text:p>0.82372585796848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827743903717404">
                <text:p>0.82774390371740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831096177913091">
                <text:p>0.83109617791309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833048109908534">
                <text:p>0.83304810990853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833883201665888">
                <text:p>0.83388320166588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833925748075143">
                <text:p>0.83392574807514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833856891296347">
                <text:p>0.83385689129634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833266511557131">
                <text:p>0.83326651155713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832730090927034">
                <text:p>0.83273009092703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831961587203197">
                <text:p>0.83196158720319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831412455869759">
                <text:p>0.83141245586975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831641843037974">
                <text:p>0.83164184303797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831259332277048">
                <text:p>0.83125933227704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832519040280444">
                <text:p>0.83251904028044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835605051118076">
                <text:p>0.83560505111807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839395910187876">
                <text:p>0.83939591018787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842789626443632">
                <text:p>0.84278962644363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846567055152572">
                <text:p>0.84656705515257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850499165791997">
                <text:p>0.85049916579199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85312432278792">
                <text:p>0.8531243227879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855232667411145">
                <text:p>0.85523266741114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856924706602429">
                <text:p>0.85692470660242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858826400937083">
                <text:p>0.85882640093708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859714840474551">
                <text:p>0.85971484047455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86070328705324">
                <text:p>0.8607032870532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860228640165897">
                <text:p>0.86022864016589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859334392284594">
                <text:p>0.85933439228459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858854664012661">
                <text:p>0.85885466401266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857817790957084">
                <text:p>0.8578177909570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57510665292408">
                <text:p>0.85751066529240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856572259544536">
                <text:p>0.85657225954453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856885933454742">
                <text:p>0.85688593345474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856924915441576">
                <text:p>0.85692491544157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856702447724618">
                <text:p>0.85670244772461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85731877145967">
                <text:p>0.857318771459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857501998190504">
                <text:p>0.85750199819050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857330482922971">
                <text:p>0.85733048292297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856088355430948">
                <text:p>0.85608835543094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854849290579236">
                <text:p>0.85484929057923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853419715671388">
                <text:p>0.85341971567138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851371127671475">
                <text:p>0.85137112767147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849689771286455">
                <text:p>0.84968977128645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847962797922181">
                <text:p>0.84796279792218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846256902178552">
                <text:p>0.84625690217855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844706243290601">
                <text:p>0.84470624329060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843320404681949">
                <text:p>0.84332040468194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842742315121994">
                <text:p>0.84274231512199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842450921585748">
                <text:p>0.84245092158574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842494228254405">
                <text:p>0.8424942282544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42726854499477">
                <text:p>0.84272685449947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843248392658005">
                <text:p>0.84324839265800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843582948780335">
                <text:p>0.84358294878033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843569244385866">
                <text:p>0.84356924438586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843465204370426">
                <text:p>0.84346520437042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8432296499139">
                <text:p>0.843229649913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842811667995308">
                <text:p>0.84281166799530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842081560163161">
                <text:p>0.84208156016316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841413694356217">
                <text:p>0.84141369435621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840584149677115">
                <text:p>0.84058414967711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3939079437175">
                <text:p>0.8393907943717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837759199678745">
                <text:p>0.83775919967874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836318334127769">
                <text:p>0.83631833412776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835132453151095">
                <text:p>0.83513245315109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834453341119067">
                <text:p>0.83445334111906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83405581969833">
                <text:p>0.8340558196983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834146240191032">
                <text:p>0.83414624019103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834249872165059">
                <text:p>0.83424987216505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834317760764839">
                <text:p>0.83431776076483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834519907638759">
                <text:p>0.83451990763875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34634119891088">
                <text:p>0.83463411989108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834382126131043">
                <text:p>0.83438212613104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833492862527272">
                <text:p>0.83349286252727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832342137542627">
                <text:p>0.83234213754262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83138223846733">
                <text:p>0.8313822384673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830383097328702">
                <text:p>0.83038309732870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29639766464259">
                <text:p>0.82963976646425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829330937560292">
                <text:p>0.82933093756029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828685507399034">
                <text:p>0.82868550739903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827736908420073">
                <text:p>0.82773690842007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826425992272553">
                <text:p>0.82642599227255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825459077440434">
                <text:p>0.82545907744043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824345623194795">
                <text:p>0.82434562319479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823630541295829">
                <text:p>0.82363054129582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823580461202094">
                <text:p>0.8235804612020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823890350043984">
                <text:p>0.82389035004398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824412577527874">
                <text:p>0.82441257752787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824923619471833">
                <text:p>0.82492361947183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825179712300151">
                <text:p>0.82517971230015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825604457965411">
                <text:p>0.8256044579654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25697761951503">
                <text:p>0.82569776195150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825874595145589">
                <text:p>0.82587459514558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826122331268351">
                <text:p>0.82612233126835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826065703992883">
                <text:p>0.82606570399288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825893750253439">
                <text:p>0.82589375025343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825174262100586">
                <text:p>0.825174262100586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824380330961706">
                <text:p>0.82438033096170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823327610273119">
                <text:p>0.82332761027311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822075841802535">
                <text:p>0.82207584180253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820477690553416">
                <text:p>0.82047769055341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18721988148988">
                <text:p>0.81872198814898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816985769000622">
                <text:p>0.81698576900062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815435789063257">
                <text:p>0.81543578906325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814279238965916">
                <text:p>0.81427923896591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813961828151565">
                <text:p>0.81396182815156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814149723468391">
                <text:p>0.81414972346839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814687561115167">
                <text:p>0.814687561115167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815365528094804">
                <text:p>0.81536552809480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816239350618971">
                <text:p>0.81623935061897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817553693065938">
                <text:p>0.81755369306593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18519941603211">
                <text:p>0.81851994160321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819756935951063">
                <text:p>0.81975693595106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821528260960867">
                <text:p>0.821528260960867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82334147051591">
                <text:p>0.8233414705159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825288127205515">
                <text:p>0.82528812720551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826850460788151">
                <text:p>0.82685046078815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828526262151031">
                <text:p>0.82852626215103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829989398786077">
                <text:p>0.829989398786077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8311417368632">
                <text:p>0.831141736863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832558282975431">
                <text:p>0.83255828297543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33931133640001">
                <text:p>0.83393113364000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835569444372297">
                <text:p>0.835569444372297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83732011148423">
                <text:p>0.8373201114842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838878126183683">
                <text:p>0.838878126183683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840105709597262">
                <text:p>0.84010570959726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841136171414443">
                <text:p>0.84113617141444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842040404920272">
                <text:p>0.84204040492027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842360113274629">
                <text:p>0.842360113274629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843036179982915">
                <text:p>0.843036179982915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843217961936735">
                <text:p>0.84321796193673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43084508145729">
                <text:p>0.84308450814572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842348230103949">
                <text:p>0.842348230103949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841726699408953">
                <text:p>0.84172669940895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841188017866248">
                <text:p>0.841188017866248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840661813324954">
                <text:p>0.84066181332495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84042038970677">
                <text:p>0.8404203897067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840072421446359">
                <text:p>0.840072421446359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839595250363922">
                <text:p>0.83959525036392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83879687202573">
                <text:p>0.8387968720257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837616472573961">
                <text:p>0.8376164725739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36215637918292">
                <text:p>0.83621563791829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83458602441972">
                <text:p>0.8345860244197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832778150370126">
                <text:p>0.83277815037012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830715507129648">
                <text:p>0.83071550712964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828651436142548">
                <text:p>0.82865143614254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826829001320709">
                <text:p>0.82682900132070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824973361182042">
                <text:p>0.82497336118204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823030300773452">
                <text:p>0.82303030077345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821039893837841">
                <text:p>0.82103989383784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81888744659251">
                <text:p>0.8188874465925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165643198591">
                <text:p>0.816564319859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814608326344568">
                <text:p>0.814608326344568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813175659960798">
                <text:p>0.81317565996079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812263761310529">
                <text:p>0.812263761310529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81174069144306">
                <text:p>0.8117406914430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811545261341322">
                <text:p>0.81154526134132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811366867154759">
                <text:p>0.81136686715475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81100692053242">
                <text:p>0.8110069205324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810643366427892">
                <text:p>0.81064336642789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810513660658827">
                <text:p>0.81051366065882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810458630267708">
                <text:p>0.81045863026770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81059536084071">
                <text:p>0.8105953608407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810568407169765">
                <text:p>0.81056840716976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810440441725111">
                <text:p>0.81044044172511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810306014195849">
                <text:p>0.81030601419584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809859766511152">
                <text:p>0.80985976651115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809219110725921">
                <text:p>0.80921911072592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808389319410439">
                <text:p>0.808389319410439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807464062268736">
                <text:p>0.80746406226873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806663781529956">
                <text:p>0.80666378152995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805985459767974">
                <text:p>0.80598545976797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805650388840751">
                <text:p>0.80565038884075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805661395153577">
                <text:p>0.805661395153577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.805752967434026">
                <text:p>0.805752967434026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0.806331950742091">
                <text:p>0.80633195074209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.807580967845246">
                <text:p>0.80758096784524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809147332571626">
                <text:p>0.8091473325716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.810243422701639">
                <text:p>0.81024342270163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.810989358990159">
                <text:p>0.81098935899015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811374527337019">
                <text:p>0.81137452733701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81124764475502">
                <text:p>0.8112476447550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0.811200652063451">
                <text:p>0.81120065206345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.811610326664736">
                <text:p>0.811610326664736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.812257297267604">
                <text:p>0.81225729726760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.813023428858483">
                <text:p>0.813023428858483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813632167876061">
                <text:p>0.81363216787606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813994900653955">
                <text:p>0.813994900653955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0.8141893610055">
                <text:p>0.8141893610055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.814638781622333">
                <text:p>0.814638781622333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0.814688374925999">
                <text:p>0.81468837492599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814545584224886">
                <text:p>0.81454558422488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.814654046386984">
                <text:p>0.8146540463869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.814780854012564">
                <text:p>0.81478085401256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814693339865516">
                <text:p>0.814693339865516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0.814413614707022">
                <text:p>0.81441361470702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0.814225406272031">
                <text:p>0.81422540627203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813744435559185">
                <text:p>0.813744435559185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.81280830167823">
                <text:p>0.81280830167823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.812078269522438">
                <text:p>0.81207826952243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.811305574188355">
                <text:p>0.81130557418835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1029670599095">
                <text:p>0.81029670599095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0.808874939204571">
                <text:p>0.80887493920457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0.807315490497367">
                <text:p>0.807315490497367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.805810962277162">
                <text:p>0.80581096227716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.804112001379782">
                <text:p>0.804112001379782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.802291559029225">
                <text:p>0.802291559029225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.801046768309042">
                <text:p>0.80104676830904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800095286607496">
                <text:p>0.80009528660749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.799708997584013">
                <text:p>0.79970899758401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0.799879567831133">
                <text:p>0.7998795678311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800476346682305">
                <text:p>0.800476346682305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.801608292532205">
                <text:p>0.801608292532205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.80334013257445">
                <text:p>0.80334013257445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0.805940760153717">
                <text:p>0.805940760153717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808794280855712">
                <text:p>0.80879428085571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0.811761537943087">
                <text:p>0.811761537943087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0.814576155272814">
                <text:p>0.81457615527281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0.816794440967631">
                <text:p>0.81679444096763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.818228251600905">
                <text:p>0.81822825160090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.818819828857217">
                <text:p>0.81881982885721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18513545101952">
                <text:p>0.81851354510195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818248804872719">
                <text:p>0.818248804872719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0.81798654850968">
                <text:p>0.8179865485096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0.818105679464077">
                <text:p>0.81810567946407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.818410762912287">
                <text:p>0.81841076291228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.818602641447454">
                <text:p>0.81860264144745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.818260961847663">
                <text:p>0.81826096184766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817308435179462">
                <text:p>0.81730843517946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.816170004743483">
                <text:p>0.81617000474348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0.815523259215238">
                <text:p>0.81552325921523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15621720508296">
                <text:p>0.815621720508296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816828371466992">
                <text:p>0.81682837146699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.818619266421973">
                <text:p>0.81861926642197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.820801521642422">
                <text:p>0.820801521642422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.823199788140501">
                <text:p>0.82319978814050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824996236607735">
                <text:p>0.824996236607735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0.825869397109799">
                <text:p>0.825869397109799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0.824931742357851">
                <text:p>0.82493174235785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.822768113009109">
                <text:p>0.82276811300910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.81908708612344">
                <text:p>0.8190870861234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814622963576373">
                <text:p>0.81462296357637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.809326367728815">
                <text:p>0.80932636772881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803707694372975">
                <text:p>0.80370769437297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0.798995104879895">
                <text:p>0.798995104879895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0.795393235273276">
                <text:p>0.79539323527327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.793304285742809">
                <text:p>0.79330428574280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.793823068240805">
                <text:p>0.79382306824080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.795817206705762">
                <text:p>0.79581720670576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798919185976745">
                <text:p>0.79891918597674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802068523676509">
                <text:p>0.80206852367650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805487538659019">
                <text:p>0.80548753865901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0.808105971913542">
                <text:p>0.80810597191354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.809678124396572">
                <text:p>0.80967812439657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.844264831563446">
                <text:p>0.84426483156344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.843586209237625">
                <text:p>0.84358620923762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.809427150978537">
                <text:p>0.80942715097853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808192826708782">
                <text:p>0.80819282670878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.807449312563678">
                <text:p>0.80744931256367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0.806688092733599">
                <text:p>0.80668809273359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.806726699439924">
                <text:p>0.80672669943992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.806722748987449">
                <text:p>0.806722748987449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.806842535681996">
                <text:p>0.80684253568199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.807178869256139">
                <text:p>0.80717886925613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807870709562786">
                <text:p>0.80787070956278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0.810063460459707">
                <text:p>0.810063460459707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0.813881107720178">
                <text:p>0.813881107720178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819231506525084">
                <text:p>0.81923150652508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.825721417812794">
                <text:p>0.825721417812794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831081421296435">
                <text:p>0.831081421296435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.835818751904479">
                <text:p>0.83581875190447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839550162874816">
                <text:p>0.839550162874816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0.841833476451201">
                <text:p>0.841833476451201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.842680020857382">
                <text:p>0.842680020857382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.842848976009731">
                <text:p>0.842848976009731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842952631466901">
                <text:p>0.84295263146690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842235122521408">
                <text:p>0.842235122521408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841000457845014">
                <text:p>0.84100045784501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840062192369059">
                <text:p>0.840062192369059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0.838572653714404">
                <text:p>0.838572653714404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0.836867320457391">
                <text:p>0.83686732045739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834561241828875">
                <text:p>0.834561241828875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832216144070215">
                <text:p>0.832216144070215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830428815016163">
                <text:p>0.830428815016163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.828773970136928">
                <text:p>0.82877397013692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827498481649837">
                <text:p>0.827498481649837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0.827509426360962">
                <text:p>0.827509426360962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0.829073481098242">
                <text:p>0.829073481098242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0.831536879336213">
                <text:p>0.83153687933621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835619209124751">
                <text:p>0.835619209124751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862601049858171">
                <text:p>0.86260104985817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848229820014907">
                <text:p>0.848229820014907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854138523068844">
                <text:p>0.854138523068844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875294516888333">
                <text:p>0.875294516888333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877018281582231">
                <text:p>0.87701828158223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862779782286959">
                <text:p>0.862779782286959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862619539982839">
                <text:p>0.86261953998283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861544251665638">
                <text:p>0.861544251665638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859721918586141">
                <text:p>0.859721918586141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857789623657919">
                <text:p>0.85778962365791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856087012627189">
                <text:p>0.856087012627189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854669044876053">
                <text:p>0.854669044876053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853312058663102">
                <text:p>0.853312058663102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852200715228266">
                <text:p>0.852200715228266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851057409935449">
                <text:p>0.85105740993544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849949224703179">
                <text:p>0.84994922470317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848488526598551">
                <text:p>0.84848852659855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846796661071649">
                <text:p>0.84679666107164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845131115518174">
                <text:p>0.84513111551817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843730448132086">
                <text:p>0.843730448132086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842641925335871">
                <text:p>0.842641925335871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842350262765649">
                <text:p>0.842350262765649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842812157362624">
                <text:p>0.842812157362624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84387295291474">
                <text:p>0.84387295291474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845233950539482">
                <text:p>0.845233950539482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847016893892489">
                <text:p>0.847016893892489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849056243823855">
                <text:p>0.849056243823855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850843638686584">
                <text:p>0.850843638686584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852282833395204">
                <text:p>0.852282833395204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853408059630119">
                <text:p>0.85340805963011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854009369447673">
                <text:p>0.854009369447673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854219187659924">
                <text:p>0.854219187659924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854367218692563">
                <text:p>0.85436721869256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854129221416108">
                <text:p>0.854129221416108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853660749736568">
                <text:p>0.853660749736568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852699727488207">
                <text:p>0.852699727488207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851617525286086">
                <text:p>0.85161752528608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850161721975235">
                <text:p>0.850161721975235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848552429288864">
                <text:p>0.848552429288864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847085057320301">
                <text:p>0.84708505732030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845772359674587">
                <text:p>0.84577235967458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844807773723554">
                <text:p>0.844807773723554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844136583426314">
                <text:p>0.84413658342631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843841220874925">
                <text:p>0.84384122087492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843875071263117">
                <text:p>0.843875071263117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843973106224196">
                <text:p>0.843973106224196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843858378598807">
                <text:p>0.84385837859880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843407725723952">
                <text:p>0.84340772572395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842553235307461">
                <text:p>0.84255323530746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841143705378149">
                <text:p>0.841143705378149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839377170338646">
                <text:p>0.839377170338646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83740281347776">
                <text:p>0.83740281347776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835385795476275">
                <text:p>0.83538579547627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833366012726423">
                <text:p>0.833366012726423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831254262096323">
                <text:p>0.831254262096323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829190267982826">
                <text:p>0.829190267982826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827078971241648">
                <text:p>0.827078971241648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824883068065359">
                <text:p>0.824883068065359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822562749776461">
                <text:p>0.82256274977646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820214826337309">
                <text:p>0.820214826337309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818173199620331">
                <text:p>0.81817319962033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816447845838712">
                <text:p>0.816447845838712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815305212148816">
                <text:p>0.815305212148816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814704137328749">
                <text:p>0.814704137328749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81476593146151">
                <text:p>0.8147659314615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815385785531904">
                <text:p>0.815385785531904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.816252566131249">
                <text:p>0.816252566131249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.817453605886817">
                <text:p>0.81745360588681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.818778764341126">
                <text:p>0.818778764341126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.820128058210348">
                <text:p>0.820128058210348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.821308546706579">
                <text:p>0.821308546706579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82230845334935">
                <text:p>0.82230845334935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823330713875395">
                <text:p>0.823330713875395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.824235457869687">
                <text:p>0.82423545786968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.825104306470979">
                <text:p>0.825104306470979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.825832707582231">
                <text:p>0.825832707582231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.826575389500616">
                <text:p>0.826575389500616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.82725385961466">
                <text:p>0.82725385961466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827562887175172">
                <text:p>0.82756288717517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827809791995718">
                <text:p>0.82780979199571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0.827974604970565">
                <text:p>0.827974604970565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0.828044335220396">
                <text:p>0.82804433522039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0.828054879099441">
                <text:p>0.828054879099441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828109510030857">
                <text:p>0.828109510030857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828226260807808">
                <text:p>0.828226260807808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82822425787508">
                <text:p>0.82822425787508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828217512525984">
                <text:p>0.82821751252598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28118251557935">
                <text:p>0.82811825155793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27936868624606">
                <text:p>0.82793686862460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27654375287832">
                <text:p>0.8276543752878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827124127748504">
                <text:p>0.82712412774850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26463624140071">
                <text:p>0.826463624140071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825878733542699">
                <text:p>0.82587873354269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82534125757899">
                <text:p>0.825341257578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824963882335639">
                <text:p>0.82496388233563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824848263712824">
                <text:p>0.82484826371282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824892157305668">
                <text:p>0.82489215730566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824894740092453">
                <text:p>0.82489474009245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824842654110467">
                <text:p>0.82484265411046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82465058502001">
                <text:p>0.82465058502001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2439139447752">
                <text:p>0.8243913944775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24084266021486">
                <text:p>0.82408426602148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2382479825664">
                <text:p>0.8238247982566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23735501341829">
                <text:p>0.8237355013418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23465477881307">
                <text:p>0.82346547788130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823316787507899">
                <text:p>0.82331678750789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823033914457">
                <text:p>0.823033914457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822773472942938">
                <text:p>0.822773472942938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822555987372016">
                <text:p>0.822555987372016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822552021392612">
                <text:p>0.82255202139261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822927909539153">
                <text:p>0.82292790953915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823648771045067">
                <text:p>0.82364877104506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824883850505181">
                <text:p>0.82488385050518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826257832965423">
                <text:p>0.82625783296542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827966343481464">
                <text:p>0.82796634348146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829785947173355">
                <text:p>0.8297859471733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831445089265943">
                <text:p>0.8314450892659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832974608119231">
                <text:p>0.83297460811923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834050908255433">
                <text:p>0.83405090825543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834672680624716">
                <text:p>0.834672680624716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834765268623015">
                <text:p>0.83476526862301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834509838119449">
                <text:p>0.834509838119449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34023899016593">
                <text:p>0.83402389901659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83328754849627">
                <text:p>0.8332875484962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832660349040818">
                <text:p>0.83266034904081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831805750260645">
                <text:p>0.8318057502606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830746405772972">
                <text:p>0.83074640577297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829783156213453">
                <text:p>0.82978315621345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82890754399181">
                <text:p>0.8289075439918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828132102827234">
                <text:p>0.82813210282723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82745662204358">
                <text:p>0.82745662204358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82712327981272">
                <text:p>0.8271232798127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827222332962575">
                <text:p>0.827222332962575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827606572137446">
                <text:p>0.82760657213744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828226964740299">
                <text:p>0.828226964740299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82906332651642">
                <text:p>0.8290633265164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830020871249709">
                <text:p>0.83002087124970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831059394907396">
                <text:p>0.83105939490739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831830786191163">
                <text:p>0.83183078619116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832521530933356">
                <text:p>0.83252153093335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833045229767512">
                <text:p>0.83304522976751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833413626626595">
                <text:p>0.83341362662659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833596175837617">
                <text:p>0.83359617583761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833515004551323">
                <text:p>0.83351500455132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833148163131375">
                <text:p>0.833148163131375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832505761316256">
                <text:p>0.83250576131625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831487041805766">
                <text:p>0.83148704180576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30317260927143">
                <text:p>0.83031726092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829071154261819">
                <text:p>0.829071154261819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827790907552468">
                <text:p>0.82779090755246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6527132653901">
                <text:p>0.82652713265390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825477952213159">
                <text:p>0.82547795221315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824484363325837">
                <text:p>0.82448436332583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823427065357211">
                <text:p>0.823427065357211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822296353607833">
                <text:p>0.822296353607833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821020831393936">
                <text:p>0.821020831393936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819752088470641">
                <text:p>0.819752088470641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818594398278621">
                <text:p>0.818594398278621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817630298109796">
                <text:p>0.81763029810979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.816742012858171">
                <text:p>0.81674201285817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0.81599451456279">
                <text:p>0.81599451456279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.81563562237891">
                <text:p>0.81563562237891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0.815603522536473">
                <text:p>0.81560352253647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0.815836675580553">
                <text:p>0.81583667558055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0.816511415839795">
                <text:p>0.816511415839795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0.81745220975518">
                <text:p>0.81745220975518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0.818709022533541">
                <text:p>0.818709022533541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820233587353424">
                <text:p>0.820233587353424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821992309340762">
                <text:p>0.821992309340762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823872607022024">
                <text:p>0.823872607022024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825699146313625">
                <text:p>0.825699146313625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827422563555402">
                <text:p>0.82742256355540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828739888512235">
                <text:p>0.828739888512235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829847674896">
                <text:p>0.829847674896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830486911760945">
                <text:p>0.83048691176094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830622205278421">
                <text:p>0.830622205278421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830277130800006">
                <text:p>0.83027713080000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829700562857155">
                <text:p>0.829700562857155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828986149904851">
                <text:p>0.828986149904851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828208326852428">
                <text:p>0.828208326852428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827467014427898">
                <text:p>0.827467014427898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826905661933716">
                <text:p>0.826905661933716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26500198338639">
                <text:p>0.82650019833863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826359498649348">
                <text:p>0.826359498649348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826382426123333">
                <text:p>0.82638242612333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82654972028137">
                <text:p>0.82654972028137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826860154282664">
                <text:p>0.82686015428266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827021856812369">
                <text:p>0.827021856812369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827019769897848">
                <text:p>0.82701976989784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827043426039731">
                <text:p>0.827043426039731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827207554491048">
                <text:p>0.827207554491048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827503993692005">
                <text:p>0.827503993692005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827915131052622">
                <text:p>0.827915131052622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828578895762945">
                <text:p>0.82857889576294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829447208121051">
                <text:p>0.829447208121051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830613345445571">
                <text:p>0.83061334544557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832594712908083">
                <text:p>0.832594712908083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835148436628904">
                <text:p>0.83514843662890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837894038255531">
                <text:p>0.837894038255531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840512934807604">
                <text:p>0.840512934807604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842917911557554">
                <text:p>0.842917911557554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844796541612456">
                <text:p>0.844796541612456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846103231094595">
                <text:p>0.846103231094595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846950724594386">
                <text:p>0.846950724594386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847471562035406">
                <text:p>0.847471562035406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847627975555685">
                <text:p>0.847627975555685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847293088620517">
                <text:p>0.847293088620517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846572757713588">
                <text:p>0.84657275771358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845521682126437">
                <text:p>0.845521682126437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844185577042411">
                <text:p>0.84418557704241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842602001212326">
                <text:p>0.842602001212326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841048815002083">
                <text:p>0.841048815002083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839641542695964">
                <text:p>0.83964154269596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838337479023943">
                <text:p>0.838337479023943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837026964765777">
                <text:p>0.83702696476577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835760227915093">
                <text:p>0.83576022791509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834493056080236">
                <text:p>0.834493056080236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83310450207067">
                <text:p>0.83310450207067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8315889298198">
                <text:p>0.8315889298198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830020943333599">
                <text:p>0.830020943333599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828476552193659">
                <text:p>0.828476552193659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826953472331795">
                <text:p>0.826953472331795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825433625904743">
                <text:p>0.825433625904743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823871999515936">
                <text:p>0.823871999515936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822200351096603">
                <text:p>0.82220035109660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820411407001678">
                <text:p>0.82041140700167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818631623908725">
                <text:p>0.818631623908725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817023544774926">
                <text:p>0.817023544774926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81574028475351">
                <text:p>0.81574028475351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81483086789061">
                <text:p>0.8148308678906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814217803359778">
                <text:p>0.81421780335977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814009548915872">
                <text:p>0.814009548915872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814274936097777">
                <text:p>0.814274936097777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81503699990028">
                <text:p>0.81503699990028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81622848264825">
                <text:p>0.81622848264825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817829057658704">
                <text:p>0.817829057658704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819775857097668">
                <text:p>0.819775857097668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821868607149212">
                <text:p>0.821868607149212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824016818145145">
                <text:p>0.82401681814514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826154402152208">
                <text:p>0.82615440215220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828136798609939">
                <text:p>0.828136798609939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829883200382374">
                <text:p>0.829883200382374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831315816126567">
                <text:p>0.83131581612656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832386446085376">
                <text:p>0.832386446085376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833092071575161">
                <text:p>0.833092071575161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833513435510512">
                <text:p>0.833513435510512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833696246485998">
                <text:p>0.833696246485998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833596493527292">
                <text:p>0.833596493527292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833285888707837">
                <text:p>0.833285888707837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832753201008471">
                <text:p>0.832753201008471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831970757941549">
                <text:p>0.831970757941549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83097490720019">
                <text:p>0.83097490720019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829823879600652">
                <text:p>0.829823879600652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828629520475373">
                <text:p>0.828629520475373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82747866453017">
                <text:p>0.8274786645301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82639454922822">
                <text:p>0.826394549228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